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Body_20_text_20__28_10_29_">
      <loext:graphic-properties draw:fill="none" draw:fill-color="#ffffff"/>
      <style:paragraph-properties fo:margin-left="0cm" fo:margin-right="0cm" fo:margin-top="0cm" fo:margin-bottom="0.787cm" style:contextual-spacing="false" fo:text-align="start" style:justify-single-word="false" fo:keep-together="auto" fo:orphans="0" fo:widows="0" fo:text-indent="0cm" style:auto-text-indent="false" fo:background-color="transparent" fo:keep-with-next="auto" style:writing-mode="lr-tb"/>
    </style:style>
    <style:style style:name="P2" style:family="paragraph" style:parent-style-name="Body_20_text_20__28_11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3" style:family="paragraph" style:parent-style-name="Body_20_text_20__28_11_29_">
      <loext:graphic-properties draw:fill="none" draw:fill-color="#ffffff"/>
      <style:paragraph-properties fo:margin-left="0.388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4" style:family="paragraph" style:parent-style-name="Body_20_text_20__28_11_29_">
      <loext:graphic-properties draw:fill="none" draw:fill-color="#ffffff"/>
      <style:paragraph-properties fo:margin-left="0.388cm" fo:margin-right="0cm" fo:margin-top="0cm" fo:margin-bottom="0cm" style:contextual-spacing="false" fo:line-height="0.332cm" fo:text-align="start" style:justify-single-word="false" fo:keep-together="auto" fo:orphans="0" fo:widows="0" fo:text-indent="0cm" style:auto-text-indent="false" fo:background-color="transparent" fo:keep-with-next="auto" style:writing-mode="lr-tb"/>
    </style:style>
    <style:style style:name="P5" style:family="paragraph" style:parent-style-name="Body_20_text_20__28_11_29_">
      <loext:graphic-properties draw:fill="none" draw:fill-color="#ffffff"/>
      <style:paragraph-properties fo:margin-left="0.388cm" fo:margin-right="0cm" fo:margin-top="0cm" fo:margin-bottom="0.728cm" style:contextual-spacing="false" fo:line-height="0.332cm" fo:text-align="start" style:justify-single-word="false" fo:keep-together="auto" fo:orphans="0" fo:widows="0" fo:text-indent="0cm" style:auto-text-indent="false" fo:background-color="transparent" fo:keep-with-next="auto" style:writing-mode="lr-tb"/>
    </style:style>
    <style:style style:name="P6" style:family="paragraph" style:parent-style-name="Body_20_text_20__28_11_29_">
      <loext:graphic-properties draw:fill="none" draw:fill-color="#ffffff"/>
      <style:paragraph-properties fo:margin-left="0.423cm" fo:margin-right="0cm" fo:margin-top="0cm" fo:margin-bottom="0.693cm" style:contextual-spacing="false" fo:line-height="0.332cm" fo:text-align="start" style:justify-single-word="false" fo:keep-together="auto" fo:orphans="0" fo:widows="0" fo:text-indent="0cm" style:auto-text-indent="false" fo:background-color="transparent" fo:keep-with-next="auto" style:writing-mode="lr-tb"/>
    </style:style>
    <style:style style:name="P7" style:family="paragraph" style:parent-style-name="Body_20_text_20__28_11_29_">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fo:background-color="transparent" fo:keep-with-next="auto" style:writing-mode="lr-tb"/>
    </style:style>
    <style:style style:name="P8" style:family="paragraph" style:parent-style-name="Body_20_text_20__28_11_29_">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fo:break-before="column" fo:background-color="transparent" fo:keep-with-next="auto" style:writing-mode="lr-tb"/>
    </style:style>
    <style:style style:name="P9" style:family="paragraph" style:parent-style-name="Body_20_text_20__28_11_29_">
      <loext:graphic-properties draw:fill="none" draw:fill-color="#ffffff"/>
      <style:paragraph-properties fo:margin-left="0cm" fo:margin-right="0cm" fo:margin-top="0cm" fo:margin-bottom="0.728cm" style:contextual-spacing="false" fo:line-height="0.332cm" fo:text-align="start" style:justify-single-word="false" fo:keep-together="auto" fo:orphans="0" fo:widows="0" fo:text-indent="0cm" style:auto-text-indent="false" fo:background-color="transparent" fo:keep-with-next="auto" style:writing-mode="lr-tb"/>
    </style:style>
    <style:style style:name="P10" style:family="paragraph" style:parent-style-name="Body_20_text_20__28_11_29_">
      <loext:graphic-properties draw:fill="none" draw:fill-color="#ffffff"/>
      <style:paragraph-properties fo:margin-left="0cm" fo:margin-right="0cm" fo:margin-top="0cm" fo:margin-bottom="0.781cm" style:contextual-spacing="false" fo:line-height="0.332cm" fo:text-align="start" style:justify-single-word="false" fo:keep-together="auto" fo:orphans="0" fo:widows="0" fo:text-indent="0cm" style:auto-text-indent="false" fo:background-color="transparent" fo:keep-with-next="auto" style:writing-mode="lr-tb"/>
    </style:style>
    <style:style style:name="P11" style:family="paragraph" style:parent-style-name="Body_20_text_20__28_11_29_">
      <loext:graphic-properties draw:fill="none" draw:fill-color="#ffffff"/>
      <style:paragraph-properties fo:margin-left="0cm" fo:margin-right="0cm" fo:margin-top="0cm" fo:margin-bottom="0.776cm" style:contextual-spacing="false" fo:line-height="0.332cm" fo:text-align="start" style:justify-single-word="false" fo:keep-together="auto" fo:orphans="0" fo:widows="0" fo:text-indent="0cm" style:auto-text-indent="false" fo:background-color="transparent" fo:keep-with-next="auto" style:writing-mode="lr-tb"/>
    </style:style>
    <style:style style:name="P12" style:family="paragraph" style:parent-style-name="Body_20_text_20__28_11_29_">
      <loext:graphic-properties draw:fill="none" draw:fill-color="#ffffff"/>
      <style:paragraph-properties fo:margin-left="0cm" fo:margin-right="0cm" fo:margin-top="0cm" fo:margin-bottom="0.794cm" style:contextual-spacing="false" fo:line-height="0.332cm" fo:text-align="start" style:justify-single-word="false" fo:keep-together="auto" fo:orphans="0" fo:widows="0" fo:text-indent="0cm" style:auto-text-indent="false" fo:background-color="transparent" fo:keep-with-next="auto" style:writing-mode="lr-tb"/>
    </style:style>
    <style:style style:name="P13" style:family="paragraph" style:parent-style-name="Body_20_text_20__28_11_29_">
      <loext:graphic-properties draw:fill="none" draw:fill-color="#ffffff"/>
      <style:paragraph-properties fo:margin-left="0.282cm" fo:margin-right="0cm" fo:margin-top="0cm" fo:margin-bottom="0.764cm" style:contextual-spacing="false" fo:line-height="0.332cm" fo:text-align="start" style:justify-single-word="false" fo:keep-together="auto" fo:orphans="0" fo:widows="0" fo:text-indent="0cm" style:auto-text-indent="false" fo:background-color="transparent" fo:keep-with-next="auto" style:writing-mode="lr-tb"/>
    </style:style>
    <style:style style:name="P14" style:family="paragraph" style:parent-style-name="Body_20_text_20__28_11_29_">
      <loext:graphic-properties draw:fill="none" draw:fill-color="#ffffff"/>
      <style:paragraph-properties fo:margin-left="0.353cm" fo:margin-right="0cm" fo:margin-top="0cm" fo:margin-bottom="0.817cm" style:contextual-spacing="false" fo:line-height="0.332cm" fo:text-align="start" style:justify-single-word="false" fo:keep-together="auto" fo:orphans="0" fo:widows="0" fo:text-indent="0cm" style:auto-text-indent="false" fo:background-color="transparent" fo:keep-with-next="auto" style:writing-mode="lr-tb"/>
    </style:style>
    <style:style style:name="P15" style:family="paragraph" style:parent-style-name="Body_20_text_20__28_11_29_">
      <loext:graphic-properties draw:fill="none" draw:fill-color="#ffffff"/>
      <style:paragraph-properties fo:margin-left="0.353cm" fo:margin-right="0cm" fo:margin-top="0cm" fo:margin-bottom="0.817cm" style:contextual-spacing="false" fo:line-height="0.332cm" fo:text-align="start" style:justify-single-word="false" fo:keep-together="auto" fo:orphans="0" fo:widows="0" fo:text-indent="-0.353cm" style:auto-text-indent="false" fo:background-color="transparent" fo:keep-with-next="auto" style:writing-mode="lr-tb"/>
    </style:style>
    <style:style style:name="P16" style:family="paragraph" style:parent-style-name="Body_20_text_20__28_11_29_">
      <loext:graphic-properties draw:fill="none" draw:fill-color="#ffffff"/>
      <style:paragraph-properties fo:margin-left="0.353cm" fo:margin-right="0cm" fo:margin-top="0cm" fo:margin-bottom="0cm" style:contextual-spacing="false" fo:line-height="0.332cm" fo:text-align="start" style:justify-single-word="false" fo:keep-together="auto" fo:orphans="0" fo:widows="0" fo:text-indent="-0.353cm" style:auto-text-indent="false" fo:background-color="transparent" fo:keep-with-next="auto" style:writing-mode="lr-tb"/>
    </style:style>
    <style:style style:name="P17" style:family="paragraph" style:parent-style-name="Body_20_text_20__28_11_29_">
      <loext:graphic-properties draw:fill="none" draw:fill-color="#ffffff"/>
      <style:paragraph-properties fo:margin-left="0.353cm" fo:margin-right="0cm" fo:margin-top="0cm" fo:margin-bottom="0.799cm" style:contextual-spacing="false" fo:line-height="0.332cm" fo:text-align="start" style:justify-single-word="false" fo:keep-together="auto" fo:orphans="0" fo:widows="0" fo:text-indent="-0.353cm" style:auto-text-indent="false" fo:background-color="transparent" fo:keep-with-next="auto" style:writing-mode="lr-tb"/>
    </style:style>
    <style:style style:name="P18" style:family="paragraph" style:parent-style-name="Body_20_text_20__28_11_29_">
      <loext:graphic-properties draw:fill="none" draw:fill-color="#ffffff"/>
      <style:paragraph-properties fo:margin-left="0cm" fo:margin-right="0cm" fo:margin-top="0cm" fo:margin-bottom="0.794cm" style:contextual-spacing="false" fo:line-height="0.332cm" fo:text-align="justify" style:justify-single-word="false" fo:keep-together="auto" fo:orphans="0" fo:widows="0" fo:text-indent="0cm" style:auto-text-indent="false" fo:background-color="transparent" fo:keep-with-next="auto" style:writing-mode="lr-tb"/>
    </style:style>
    <style:style style:name="P19" style:family="paragraph" style:parent-style-name="Body_20_text_20__28_11_29_">
      <loext:graphic-properties draw:fill="none" draw:fill-color="#ffffff"/>
      <style:paragraph-properties fo:margin-left="0cm" fo:margin-right="0cm" fo:margin-top="0cm" fo:margin-bottom="0.78cm" style:contextual-spacing="false" fo:line-height="0.332cm" fo:text-align="justify" style:justify-single-word="false" fo:keep-together="auto" fo:orphans="0" fo:widows="0" fo:text-indent="0cm" style:auto-text-indent="false" fo:background-color="transparent" fo:keep-with-next="auto" style:writing-mode="lr-tb"/>
    </style:style>
    <style:style style:name="P20" style:family="paragraph" style:parent-style-name="Body_20_text_20__28_11_29_">
      <loext:graphic-properties draw:fill="none" draw:fill-color="#ffffff"/>
      <style:paragraph-properties fo:margin-left="0cm" fo:margin-right="0cm" fo:margin-top="0cm" fo:margin-bottom="0.776cm" style:contextual-spacing="false" fo:line-height="0.332cm" fo:text-align="justify" style:justify-single-word="false" fo:keep-together="auto" fo:orphans="0" fo:widows="0" fo:text-indent="0cm" style:auto-text-indent="false" fo:background-color="transparent" fo:keep-with-next="auto" style:writing-mode="lr-tb"/>
    </style:style>
    <style:style style:name="P21" style:family="paragraph" style:parent-style-name="Body_20_text_20__28_11_29_">
      <loext:graphic-properties draw:fill="none" draw:fill-color="#ffffff"/>
      <style:paragraph-properties fo:margin-left="0.388cm" fo:margin-right="0cm" fo:margin-top="0cm" fo:margin-bottom="0cm" style:contextual-spacing="false" fo:line-height="0.339cm" fo:text-align="start" style:justify-single-word="false" fo:keep-together="auto" fo:orphans="0" fo:widows="0" fo:text-indent="0cm" style:auto-text-indent="false" fo:background-color="transparent" fo:keep-with-next="auto" style:writing-mode="lr-tb"/>
    </style:style>
    <style:style style:name="P22" style:family="paragraph" style:parent-style-name="Body_20_text_20__28_11_29_">
      <loext:graphic-properties draw:fill="none" draw:fill-color="#ffffff"/>
      <style:paragraph-properties fo:margin-left="0cm" fo:margin-right="0cm" fo:margin-top="0cm" fo:margin-bottom="0cm" style:contextual-spacing="false" fo:line-height="0.339cm" fo:text-align="start" style:justify-single-word="false" fo:keep-together="auto" fo:orphans="0" fo:widows="0" fo:text-indent="0cm" style:auto-text-indent="false" fo:background-color="transparent" fo:keep-with-next="auto" style:writing-mode="lr-tb"/>
    </style:style>
    <style:style style:name="P23" style:family="paragraph" style:parent-style-name="Body_20_text_20__28_11_29_">
      <loext:graphic-properties draw:fill="none" draw:fill-color="#ffffff"/>
      <style:paragraph-properties fo:margin-left="0.423cm" fo:margin-right="0cm" fo:margin-top="0cm" fo:margin-bottom="0cm" style:contextual-spacing="false" fo:line-height="0.372cm" fo:text-align="start" style:justify-single-word="false" fo:keep-together="auto" fo:orphans="0" fo:widows="0" fo:text-indent="0cm" style:auto-text-indent="false" fo:break-before="column" fo:background-color="transparent" fo:keep-with-next="auto" style:writing-mode="lr-tb"/>
    </style:style>
    <style:style style:name="P24" style:family="paragraph" style:parent-style-name="Body_20_text_20__28_11_29_">
      <loext:graphic-properties draw:fill="none" draw:fill-color="#ffffff"/>
      <style:paragraph-properties fo:margin-left="0.282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25" style:family="paragraph" style:parent-style-name="Body_20_text_20__28_11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26" style:family="paragraph" style:parent-style-name="Body_20_text_20__28_11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reak-before="column" fo:background-color="transparent" fo:keep-with-next="auto" style:writing-mode="lr-tb"/>
    </style:style>
    <style:style style:name="P27" style:family="paragraph" style:parent-style-name="Body_20_text_20__28_11_29_" style:master-page-name="Converted19">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style:page-number="755" fo:background-color="transparent" fo:keep-with-next="auto" style:writing-mode="lr-tb"/>
    </style:style>
    <style:style style:name="P28" style:family="paragraph" style:parent-style-name="Body_20_text_20__28_11_29_">
      <loext:graphic-properties draw:fill="none" draw:fill-color="#ffffff"/>
      <style:paragraph-properties fo:margin-left="0cm" fo:margin-right="0cm" fo:margin-top="0cm" fo:margin-bottom="0.773cm" style:contextual-spacing="false" fo:line-height="0.372cm" fo:text-align="start" style:justify-single-word="false" fo:keep-together="auto" fo:orphans="0" fo:widows="0" fo:text-indent="0cm" style:auto-text-indent="false" fo:background-color="transparent" fo:keep-with-next="auto" style:writing-mode="lr-tb"/>
    </style:style>
    <style:style style:name="P29" style:family="paragraph" style:parent-style-name="Body_20_text_20__28_11_29_">
      <loext:graphic-properties draw:fill="none" draw:fill-color="#ffffff"/>
      <style:paragraph-properties fo:margin-left="0cm" fo:margin-right="0cm" fo:margin-top="0cm" fo:margin-bottom="0.776cm" style:contextual-spacing="false" fo:line-height="0.372cm" fo:text-align="start" style:justify-single-word="false" fo:keep-together="auto" fo:orphans="0" fo:widows="0" fo:text-indent="0cm" style:auto-text-indent="false" fo:background-color="transparent" fo:keep-with-next="auto" style:writing-mode="lr-tb"/>
    </style:style>
    <style:style style:name="P30" style:family="paragraph" style:parent-style-name="Body_20_text_20__28_11_29_">
      <loext:graphic-properties draw:fill="none" draw:fill-color="#ffffff"/>
      <style:paragraph-properties fo:margin-left="0cm" fo:margin-right="0cm" fo:margin-top="0cm" fo:margin-bottom="0.725cm" style:contextual-spacing="false" fo:line-height="0.372cm" fo:text-align="start" style:justify-single-word="false" fo:keep-together="auto" fo:orphans="0" fo:widows="0" fo:text-indent="0cm" style:auto-text-indent="false" fo:background-color="transparent" fo:keep-with-next="auto" style:writing-mode="lr-tb"/>
    </style:style>
    <style:style style:name="P31" style:family="paragraph" style:parent-style-name="Body_20_text_20__28_11_29_">
      <loext:graphic-properties draw:fill="none" draw:fill-color="#ffffff"/>
      <style:paragraph-properties fo:margin-left="0cm" fo:margin-right="0cm" fo:margin-top="0cm" fo:margin-bottom="0.811cm" style:contextual-spacing="false" fo:line-height="0.372cm" fo:text-align="start" style:justify-single-word="false" fo:keep-together="auto" fo:orphans="0" fo:widows="0" fo:text-indent="0cm" style:auto-text-indent="false" fo:background-color="transparent" fo:keep-with-next="auto" style:writing-mode="lr-tb"/>
    </style:style>
    <style:style style:name="P32" style:family="paragraph" style:parent-style-name="Body_20_text_20__28_11_29_">
      <loext:graphic-properties draw:fill="none" draw:fill-color="#ffffff"/>
      <style:paragraph-properties fo:margin-left="0cm" fo:margin-right="0cm" fo:margin-top="0cm" fo:margin-bottom="0.769cm" style:contextual-spacing="false" fo:line-height="0.372cm" fo:text-align="start" style:justify-single-word="false" fo:keep-together="auto" fo:orphans="0" fo:widows="0" fo:text-indent="0cm" style:auto-text-indent="false" fo:background-color="transparent" fo:keep-with-next="auto" style:writing-mode="lr-tb"/>
    </style:style>
    <style:style style:name="P33" style:family="paragraph" style:parent-style-name="Body_20_text_20__28_11_29_">
      <loext:graphic-properties draw:fill="none" draw:fill-color="#ffffff"/>
      <style:paragraph-properties fo:margin-left="0cm" fo:margin-right="0cm" fo:margin-top="0cm" fo:margin-bottom="0.734cm" style:contextual-spacing="false" fo:line-height="0.372cm" fo:text-align="start" style:justify-single-word="false" fo:keep-together="auto" fo:orphans="0" fo:widows="0" fo:text-indent="0cm" style:auto-text-indent="false" fo:background-color="transparent" fo:keep-with-next="auto" style:writing-mode="lr-tb"/>
    </style:style>
    <style:style style:name="P34" style:family="paragraph" style:parent-style-name="Body_20_text_20__28_11_29_">
      <loext:graphic-properties draw:fill="none" draw:fill-color="#ffffff"/>
      <style:paragraph-properties fo:margin-left="0cm" fo:margin-right="0cm" fo:margin-top="0cm" fo:margin-bottom="0.808cm" style:contextual-spacing="false" fo:line-height="0.372cm" fo:text-align="start" style:justify-single-word="false" fo:keep-together="auto" fo:orphans="0" fo:widows="0" fo:text-indent="0cm" style:auto-text-indent="false" fo:background-color="transparent" fo:keep-with-next="auto" style:writing-mode="lr-tb"/>
    </style:style>
    <style:style style:name="P35" style:family="paragraph" style:parent-style-name="Body_20_text_20__28_11_29_">
      <loext:graphic-properties draw:fill="none" draw:fill-color="#ffffff"/>
      <style:paragraph-properties fo:margin-left="0cm" fo:margin-right="0cm" fo:margin-top="0cm" fo:margin-bottom="0.76cm" style:contextual-spacing="false" fo:line-height="0.372cm" fo:text-align="start" style:justify-single-word="false" fo:keep-together="auto" fo:orphans="0" fo:widows="0" fo:text-indent="0cm" style:auto-text-indent="false" fo:background-color="transparent" fo:keep-with-next="auto" style:writing-mode="lr-tb"/>
    </style:style>
    <style:style style:name="P36" style:family="paragraph" style:parent-style-name="Body_20_text_20__28_11_29_">
      <loext:graphic-properties draw:fill="none" draw:fill-color="#ffffff"/>
      <style:paragraph-properties fo:margin-left="0cm" fo:margin-right="0cm" fo:margin-top="0cm" fo:margin-bottom="0.803cm" style:contextual-spacing="false" fo:line-height="0.372cm" fo:text-align="start" style:justify-single-word="false" fo:keep-together="auto" fo:orphans="0" fo:widows="0" fo:text-indent="0cm" style:auto-text-indent="false" fo:background-color="transparent" fo:keep-with-next="auto" style:writing-mode="lr-tb"/>
    </style:style>
    <style:style style:name="P37" style:family="paragraph" style:parent-style-name="Body_20_text_20__28_11_29_">
      <loext:graphic-properties draw:fill="none" draw:fill-color="#ffffff"/>
      <style:paragraph-properties fo:margin-left="0cm" fo:margin-right="0cm" fo:margin-top="0cm" fo:margin-bottom="0.762cm" style:contextual-spacing="false" fo:line-height="0.372cm" fo:text-align="start" style:justify-single-word="false" fo:keep-together="auto" fo:orphans="0" fo:widows="0" fo:text-indent="0cm" style:auto-text-indent="false" fo:background-color="transparent" fo:keep-with-next="auto" style:writing-mode="lr-tb"/>
    </style:style>
    <style:style style:name="P38" style:family="paragraph" style:parent-style-name="Body_20_text_20__28_11_29_">
      <loext:graphic-properties draw:fill="none" draw:fill-color="#ffffff"/>
      <style:paragraph-properties fo:margin-left="0cm" fo:margin-right="0cm" fo:margin-top="0cm" fo:margin-bottom="0.815cm" style:contextual-spacing="false" fo:line-height="0.372cm" fo:text-align="start" style:justify-single-word="false" fo:keep-together="auto" fo:orphans="0" fo:widows="0" fo:text-indent="0cm" style:auto-text-indent="false" fo:background-color="transparent" fo:keep-with-next="auto" style:writing-mode="lr-tb"/>
    </style:style>
    <style:style style:name="P39" style:family="paragraph" style:parent-style-name="Body_20_text_20__28_11_29_">
      <loext:graphic-properties draw:fill="none" draw:fill-color="#ffffff"/>
      <style:paragraph-properties fo:margin-left="0cm" fo:margin-right="0cm" fo:margin-top="0cm" fo:margin-bottom="0.78cm" style:contextual-spacing="false" fo:line-height="0.372cm" fo:text-align="start" style:justify-single-word="false" fo:keep-together="auto" fo:orphans="0" fo:widows="0" fo:text-indent="0cm" style:auto-text-indent="false" fo:background-color="transparent" fo:keep-with-next="auto" style:writing-mode="lr-tb"/>
    </style:style>
    <style:style style:name="P40" style:family="paragraph" style:parent-style-name="Body_20_text_20__28_11_29_">
      <loext:graphic-properties draw:fill="none" draw:fill-color="#ffffff"/>
      <style:paragraph-properties fo:margin-left="0cm" fo:margin-right="0cm" fo:margin-top="0cm" fo:margin-bottom="0.741cm" style:contextual-spacing="false" fo:line-height="0.372cm" fo:text-align="start" style:justify-single-word="false" fo:keep-together="auto" fo:orphans="0" fo:widows="0" fo:text-indent="0cm" style:auto-text-indent="false" fo:background-color="transparent" fo:keep-with-next="auto" style:writing-mode="lr-tb"/>
    </style:style>
    <style:style style:name="P41" style:family="paragraph" style:parent-style-name="Body_20_text_20__28_11_29_">
      <loext:graphic-properties draw:fill="none" draw:fill-color="#ffffff"/>
      <style:paragraph-properties fo:margin-left="0.318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42" style:family="paragraph" style:parent-style-name="Body_20_text_20__28_11_29_">
      <loext:graphic-properties draw:fill="none" draw:fill-color="#ffffff"/>
      <style:paragraph-properties fo:margin-left="0.353cm" fo:margin-right="0cm" fo:margin-top="0cm" fo:margin-bottom="0.811cm" style:contextual-spacing="false" fo:line-height="0.372cm" fo:text-align="start" style:justify-single-word="false" fo:keep-together="auto" fo:orphans="0" fo:widows="0" fo:text-indent="0cm" style:auto-text-indent="false" fo:background-color="transparent" fo:keep-with-next="auto" style:writing-mode="lr-tb"/>
    </style:style>
    <style:style style:name="P43" style:family="paragraph" style:parent-style-name="Body_20_text_20__28_11_29_">
      <loext:graphic-properties draw:fill="none" draw:fill-color="#ffffff"/>
      <style:paragraph-properties fo:margin-left="0.353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44" style:family="paragraph" style:parent-style-name="Body_20_text_20__28_11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style>
    <style:style style:name="P45" style:family="paragraph" style:parent-style-name="Body_20_text_20__28_11_29_">
      <loext:graphic-properties draw:fill="none" draw:fill-color="#ffffff"/>
      <style:paragraph-properties fo:margin-left="0.423cm" fo:margin-right="0cm" fo:margin-top="0cm" fo:margin-bottom="0cm" style:contextual-spacing="false" fo:line-height="0.39cm" fo:text-align="start" style:justify-single-word="false" fo:keep-together="auto" fo:orphans="0" fo:widows="0" fo:text-indent="0cm" style:auto-text-indent="false" fo:background-color="transparent" fo:keep-with-next="auto" style:writing-mode="lr-tb"/>
    </style:style>
    <style:style style:name="P46" style:family="paragraph" style:parent-style-name="Body_20_text_20__28_11_29_">
      <loext:graphic-properties draw:fill="none" draw:fill-color="#ffffff"/>
      <style:paragraph-properties fo:margin-left="0cm" fo:margin-right="0cm" fo:margin-top="0cm" fo:margin-bottom="0cm" style:contextual-spacing="false" fo:line-height="0.39cm" fo:text-align="start" style:justify-single-word="false" fo:keep-together="auto" fo:orphans="0" fo:widows="0" fo:text-indent="0cm" style:auto-text-indent="false" fo:background-color="transparent" fo:keep-with-next="auto" style:writing-mode="lr-tb"/>
    </style:style>
    <style:style style:name="P47" style:family="paragraph" style:parent-style-name="Body_20_text_20__28_11_29_">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48" style:family="paragraph" style:parent-style-name="Body_20_text_20__28_11_29_">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reak-before="column" fo:background-color="transparent" fo:keep-with-next="auto" style:writing-mode="lr-tb"/>
    </style:style>
    <style:style style:name="P49" style:family="paragraph" style:parent-style-name="Body_20_text_20__28_11_29_">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reak-before="page" fo:background-color="transparent" fo:keep-with-next="auto" style:writing-mode="lr-tb"/>
    </style:style>
    <style:style style:name="P50" style:family="paragraph" style:parent-style-name="Body_20_text_20__28_11_29_" style:master-page-name="Converted17">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style:page-number="753" fo:background-color="transparent" fo:keep-with-next="auto" style:writing-mode="lr-tb"/>
    </style:style>
    <style:style style:name="P51" style:family="paragraph" style:parent-style-name="Body_20_text_20__28_11_29_">
      <loext:graphic-properties draw:fill="none" draw:fill-color="#ffffff"/>
      <style:paragraph-properties fo:margin-left="0cm" fo:margin-right="0cm" fo:margin-top="0cm" fo:margin-bottom="0.811cm" style:contextual-spacing="false" fo:line-height="0.369cm" fo:text-align="start" style:justify-single-word="false" fo:keep-together="auto" fo:orphans="0" fo:widows="0" fo:text-indent="0cm" style:auto-text-indent="false" fo:background-color="transparent" fo:keep-with-next="auto" style:writing-mode="lr-tb"/>
    </style:style>
    <style:style style:name="P52" style:family="paragraph" style:parent-style-name="Body_20_text_20__28_11_29_">
      <loext:graphic-properties draw:fill="none" draw:fill-color="#ffffff"/>
      <style:paragraph-properties fo:margin-left="0cm" fo:margin-right="0cm" fo:margin-top="0cm" fo:margin-bottom="0.758cm" style:contextual-spacing="false" fo:line-height="0.369cm" fo:text-align="start" style:justify-single-word="false" fo:keep-together="auto" fo:orphans="0" fo:widows="0" fo:text-indent="0cm" style:auto-text-indent="false" fo:background-color="transparent" fo:keep-with-next="auto" style:writing-mode="lr-tb"/>
    </style:style>
    <style:style style:name="P53" style:family="paragraph" style:parent-style-name="Body_20_text_20__28_11_29_">
      <loext:graphic-properties draw:fill="none" draw:fill-color="#ffffff"/>
      <style:paragraph-properties fo:margin-left="0cm" fo:margin-right="0cm" fo:margin-top="0cm" fo:margin-bottom="0.829cm" style:contextual-spacing="false" fo:line-height="0.369cm" fo:text-align="start" style:justify-single-word="false" fo:keep-together="auto" fo:orphans="0" fo:widows="0" fo:text-indent="0cm" style:auto-text-indent="false" fo:background-color="transparent" fo:keep-with-next="auto" style:writing-mode="lr-tb"/>
    </style:style>
    <style:style style:name="P54" style:family="paragraph" style:parent-style-name="Body_20_text_20__28_11_29_">
      <loext:graphic-properties draw:fill="none" draw:fill-color="#ffffff"/>
      <style:paragraph-properties fo:margin-left="0cm" fo:margin-right="0cm" fo:margin-top="0cm" fo:margin-bottom="0.734cm" style:contextual-spacing="false" fo:line-height="0.369cm" fo:text-align="start" style:justify-single-word="false" fo:keep-together="auto" fo:orphans="0" fo:widows="0" fo:text-indent="0cm" style:auto-text-indent="false" fo:background-color="transparent" fo:keep-with-next="auto" style:writing-mode="lr-tb"/>
    </style:style>
    <style:style style:name="P55" style:family="paragraph" style:parent-style-name="Body_20_text_20__28_11_29_">
      <loext:graphic-properties draw:fill="none" draw:fill-color="#ffffff"/>
      <style:paragraph-properties fo:margin-left="0cm" fo:margin-right="0cm" fo:margin-top="0cm" fo:margin-bottom="0.349cm" style:contextual-spacing="false" fo:line-height="0.369cm" fo:text-align="start" style:justify-single-word="false" fo:keep-together="auto" fo:orphans="0" fo:widows="0" fo:text-indent="0cm" style:auto-text-indent="false" fo:background-color="transparent" fo:keep-with-next="auto" style:writing-mode="lr-tb"/>
    </style:style>
    <style:style style:name="P56" style:family="paragraph" style:parent-style-name="Body_20_text_20__28_11_29_">
      <loext:graphic-properties draw:fill="none" draw:fill-color="#ffffff"/>
      <style:paragraph-properties fo:margin-left="0cm" fo:margin-right="0cm" fo:margin-top="0cm" fo:margin-bottom="0.773cm" style:contextual-spacing="false" fo:line-height="0.369cm" fo:text-align="start" style:justify-single-word="false" fo:keep-together="auto" fo:orphans="0" fo:widows="0" fo:text-indent="0cm" style:auto-text-indent="false" fo:background-color="transparent" fo:keep-with-next="auto" style:writing-mode="lr-tb"/>
    </style:style>
    <style:style style:name="P57" style:family="paragraph" style:parent-style-name="Body_20_text_20__28_11_29_">
      <loext:graphic-properties draw:fill="none" draw:fill-color="#ffffff"/>
      <style:paragraph-properties fo:margin-left="0cm" fo:margin-right="0cm" fo:margin-top="0cm" fo:margin-bottom="0.769cm" style:contextual-spacing="false" fo:line-height="0.369cm" fo:text-align="start" style:justify-single-word="false" fo:keep-together="auto" fo:orphans="0" fo:widows="0" fo:text-indent="0cm" style:auto-text-indent="false" fo:background-color="transparent" fo:keep-with-next="auto" style:writing-mode="lr-tb"/>
    </style:style>
    <style:style style:name="P58" style:family="paragraph" style:parent-style-name="Body_20_text_20__28_11_29_">
      <loext:graphic-properties draw:fill="none" draw:fill-color="#ffffff"/>
      <style:paragraph-properties fo:margin-left="0cm" fo:margin-right="0cm" fo:margin-top="0cm" fo:margin-bottom="0.801cm" style:contextual-spacing="false" fo:line-height="0.369cm" fo:text-align="start" style:justify-single-word="false" fo:keep-together="auto" fo:orphans="0" fo:widows="0" fo:text-indent="0cm" style:auto-text-indent="false" fo:background-color="transparent" fo:keep-with-next="auto" style:writing-mode="lr-tb"/>
    </style:style>
    <style:style style:name="P59" style:family="paragraph" style:parent-style-name="Body_20_text_20__28_11_29_">
      <loext:graphic-properties draw:fill="none" draw:fill-color="#ffffff"/>
      <style:paragraph-properties fo:margin-left="0cm" fo:margin-right="0cm" fo:margin-top="0cm" fo:margin-bottom="0.776cm" style:contextual-spacing="false" fo:line-height="0.369cm" fo:text-align="start" style:justify-single-word="false" fo:keep-together="auto" fo:orphans="0" fo:widows="0" fo:text-indent="0cm" style:auto-text-indent="false" fo:background-color="transparent" fo:keep-with-next="auto" style:writing-mode="lr-tb"/>
    </style:style>
    <style:style style:name="P60" style:family="paragraph" style:parent-style-name="Body_20_text_20__28_11_29_">
      <loext:graphic-properties draw:fill="none" draw:fill-color="#ffffff"/>
      <style:paragraph-properties fo:margin-left="0.318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61" style:family="paragraph" style:parent-style-name="Body_20_text_20__28_11_29_">
      <loext:graphic-properties draw:fill="none" draw:fill-color="#ffffff"/>
      <style:paragraph-properties fo:margin-left="0cm" fo:margin-right="0cm" fo:margin-top="0cm" fo:margin-bottom="0.773cm" style:contextual-spacing="false" fo:line-height="0.369cm" fo:text-align="justify" style:justify-single-word="false" fo:keep-together="auto" fo:orphans="0" fo:widows="0" fo:text-indent="0cm" style:auto-text-indent="false" fo:background-color="transparent" fo:keep-with-next="auto" style:writing-mode="lr-tb"/>
    </style:style>
    <style:style style:name="P62" style:family="paragraph" style:parent-style-name="Body_20_text_20__28_11_29_">
      <loext:graphic-properties draw:fill="none" draw:fill-color="#ffffff"/>
      <style:paragraph-properties fo:margin-left="0cm" fo:margin-right="0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style>
    <style:style style:name="P63" style:family="paragraph" style:parent-style-name="Body_20_text_20__28_11_29_" style:master-page-name="Converted22">
      <loext:graphic-properties draw:fill="none" draw:fill-color="#ffffff"/>
      <style:paragraph-properties fo:margin-left="0cm" fo:margin-right="0cm" fo:margin-top="0cm" fo:margin-bottom="0.769cm" style:contextual-spacing="false" fo:line-height="0.363cm" fo:text-align="start" style:justify-single-word="false" fo:keep-together="auto" fo:orphans="0" fo:widows="0" fo:text-indent="0cm" style:auto-text-indent="false" style:page-number="759" fo:background-color="transparent" fo:keep-with-next="auto" style:writing-mode="lr-tb"/>
    </style:style>
    <style:style style:name="P64" style:family="paragraph" style:parent-style-name="Body_20_text_20__28_11_29_">
      <loext:graphic-properties draw:fill="none" draw:fill-color="#ffffff"/>
      <style:paragraph-properties fo:margin-left="0cm" fo:margin-right="0cm" fo:margin-top="0cm" fo:margin-bottom="0cm" style:contextual-spacing="false" fo:line-height="0.441cm" fo:text-align="start" style:justify-single-word="false" fo:keep-together="auto" fo:orphans="0" fo:widows="0" fo:text-indent="0cm" style:auto-text-indent="false" fo:break-before="column" fo:background-color="transparent" fo:keep-with-next="auto" style:writing-mode="lr-tb"/>
    </style:style>
    <style:style style:name="P65" style:family="paragraph" style:parent-style-name="Body_20_text_20__28_11_29_">
      <loext:graphic-properties draw:fill="none" draw:fill-color="#ffffff"/>
      <style:paragraph-properties fo:margin-left="0cm" fo:margin-right="0cm" fo:margin-top="0cm" fo:margin-bottom="0cm" style:contextual-spacing="false" fo:line-height="0.393cm" fo:text-align="start" style:justify-single-word="false" fo:keep-together="auto" fo:orphans="0" fo:widows="0" fo:text-indent="0cm" style:auto-text-indent="false" fo:background-color="transparent" fo:keep-with-next="auto" style:writing-mode="lr-tb"/>
    </style:style>
    <style:style style:name="P66" style:family="paragraph" style:parent-style-name="Body_20_text_20__28_11_29_">
      <loext:graphic-properties draw:fill="none" draw:fill-color="#ffffff"/>
      <style:paragraph-properties fo:margin-left="0.318cm" fo:margin-right="0cm" fo:margin-top="0cm" fo:margin-bottom="0.829cm" style:contextual-spacing="false" fo:line-height="0.393cm" fo:text-align="start" style:justify-single-word="false" fo:keep-together="auto" fo:orphans="0" fo:widows="0" fo:text-indent="0cm" style:auto-text-indent="false" fo:background-color="transparent" fo:keep-with-next="auto" style:writing-mode="lr-tb"/>
    </style:style>
    <style:style style:name="P67" style:family="paragraph" style:parent-style-name="Body_20_text_20__28_11_29_">
      <loext:graphic-properties draw:fill="none" draw:fill-color="#ffffff"/>
      <style:paragraph-properties fo:margin-left="0cm" fo:margin-right="0cm" fo:margin-top="0cm" fo:margin-bottom="0.78cm" style:contextual-spacing="false" fo:line-height="0.377cm" fo:text-align="start" style:justify-single-word="false" fo:keep-together="auto" fo:orphans="0" fo:widows="0" fo:text-indent="0cm" style:auto-text-indent="false" fo:background-color="transparent" fo:keep-with-next="auto" style:writing-mode="lr-tb"/>
    </style:style>
    <style:style style:name="P68" style:family="paragraph" style:parent-style-name="Body_20_text_20__28_11_29_">
      <loext:graphic-properties draw:fill="none" draw:fill-color="#ffffff"/>
      <style:paragraph-properties fo:margin-left="0cm" fo:margin-right="0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style>
    <style:style style:name="P69" style:family="paragraph" style:parent-style-name="Body_20_text_20__28_11_29_">
      <loext:graphic-properties draw:fill="none" draw:fill-color="#ffffff"/>
      <style:paragraph-properties fo:margin-left="0cm" fo:margin-right="0cm" fo:margin-top="0cm" fo:margin-bottom="0.741cm" style:contextual-spacing="false" fo:line-height="0.377cm" fo:text-align="start" style:justify-single-word="false" fo:keep-together="auto" fo:orphans="0" fo:widows="0" fo:text-indent="0cm" style:auto-text-indent="false" fo:background-color="transparent" fo:keep-with-next="auto" style:writing-mode="lr-tb"/>
    </style:style>
    <style:style style:name="P70" style:family="paragraph" style:parent-style-name="Body_20_text_20__28_11_29_">
      <loext:graphic-properties draw:fill="none" draw:fill-color="#ffffff"/>
      <style:paragraph-properties fo:margin-left="0cm" fo:margin-right="0cm" fo:margin-top="0cm" fo:margin-bottom="0.737cm" style:contextual-spacing="false" fo:line-height="0.377cm" fo:text-align="start" style:justify-single-word="false" fo:keep-together="auto" fo:orphans="0" fo:widows="0" fo:text-indent="0cm" style:auto-text-indent="false" fo:background-color="transparent" fo:keep-with-next="auto" style:writing-mode="lr-tb"/>
    </style:style>
    <style:style style:name="P71" style:family="paragraph" style:parent-style-name="Body_20_text_20__28_11_29_">
      <loext:graphic-properties draw:fill="none" draw:fill-color="#ffffff"/>
      <style:paragraph-properties fo:margin-left="0cm" fo:margin-right="0cm" fo:margin-top="0cm" fo:margin-bottom="0.766cm" style:contextual-spacing="false" fo:line-height="0.377cm" fo:text-align="start" style:justify-single-word="false" fo:keep-together="auto" fo:orphans="0" fo:widows="0" fo:text-indent="0cm" style:auto-text-indent="false" fo:background-color="transparent" fo:keep-with-next="auto" style:writing-mode="lr-tb"/>
    </style:style>
    <style:style style:name="P72" style:family="paragraph" style:parent-style-name="Body_20_text_20__28_11_29_">
      <loext:graphic-properties draw:fill="none" draw:fill-color="#ffffff"/>
      <style:paragraph-properties fo:margin-left="0cm" fo:margin-right="2.434cm" fo:margin-top="0cm" fo:margin-bottom="0.811cm" style:contextual-spacing="false" fo:line-height="0.377cm" fo:text-align="start" style:justify-single-word="false" fo:keep-together="auto" fo:orphans="0" fo:widows="0" fo:text-indent="0cm" style:auto-text-indent="false" fo:background-color="transparent" fo:keep-with-next="auto" style:writing-mode="lr-tb"/>
    </style:style>
    <style:style style:name="P73" style:family="paragraph" style:parent-style-name="Body_20_text_20__28_11_29_" style:list-style-name="WWNum35">
      <loext:graphic-properties draw:fill="none" draw:fill-color="#ffffff"/>
      <style:paragraph-properties fo:margin-left="0cm" fo:margin-right="0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style>
    <style:style style:name="P74" style:family="paragraph" style:parent-style-name="Body_20_text_20__28_11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style>
    <style:style style:name="P75" style:family="paragraph" style:parent-style-name="Body_20_text_20__28_11_29_">
      <loext:graphic-properties draw:fill="none" draw:fill-color="#ffffff"/>
      <style:paragraph-properties fo:margin-left="0cm" fo:margin-right="0cm" fo:margin-top="0cm" fo:margin-bottom="0.732cm" style:contextual-spacing="false" fo:line-height="0.381cm" fo:text-align="start" style:justify-single-word="false" fo:keep-together="auto" fo:orphans="0" fo:widows="0" fo:text-indent="0cm" style:auto-text-indent="false" fo:background-color="transparent" fo:keep-with-next="auto" style:writing-mode="lr-tb"/>
    </style:style>
    <style:style style:name="P76" style:family="paragraph" style:parent-style-name="Body_20_text_20__28_11_29_">
      <loext:graphic-properties draw:fill="none" draw:fill-color="#ffffff"/>
      <style:paragraph-properties fo:margin-left="0cm" fo:margin-right="0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style>
    <style:style style:name="P77" style:family="paragraph" style:parent-style-name="Body_20_text_20__28_11_29_">
      <loext:graphic-properties draw:fill="none" draw:fill-color="#ffffff"/>
      <style:paragraph-properties fo:margin-left="0cm" fo:margin-right="0cm" fo:margin-top="0cm" fo:margin-bottom="0cm" style:contextual-spacing="false" fo:line-height="0.351cm" fo:text-align="start" style:justify-single-word="false" fo:keep-together="auto" fo:orphans="0" fo:widows="0" fo:text-indent="0cm" style:auto-text-indent="false" fo:background-color="transparent" fo:keep-with-next="auto" style:writing-mode="lr-tb"/>
    </style:style>
    <style:style style:name="P78" style:family="paragraph" style:parent-style-name="Body_20_text_20__28_11_29_">
      <loext:graphic-properties draw:fill="none" draw:fill-color="#ffffff"/>
      <style:paragraph-properties fo:margin-left="0cm" fo:margin-right="0cm" fo:margin-top="0cm" fo:margin-bottom="0.744cm" style:contextual-spacing="false" fo:line-height="0.353cm" fo:text-align="start" style:justify-single-word="false" fo:keep-together="auto" fo:orphans="0" fo:widows="0" fo:text-indent="0cm" style:auto-text-indent="false" fo:background-color="transparent" fo:keep-with-next="auto" style:writing-mode="lr-tb"/>
    </style:style>
    <style:style style:name="P79" style:family="paragraph" style:parent-style-name="Body_20_text_20__28_11_29_">
      <loext:graphic-properties draw:fill="none" draw:fill-color="#ffffff"/>
      <style:paragraph-properties fo:margin-left="0cm" fo:margin-right="0cm" fo:margin-top="0cm" fo:margin-bottom="0cm" style:contextual-spacing="false" fo:line-height="0.427cm" fo:text-align="start" style:justify-single-word="false" fo:keep-together="auto" fo:orphans="0" fo:widows="0" fo:text-indent="0cm" style:auto-text-indent="false" fo:background-color="transparent" fo:keep-with-next="auto" style:writing-mode="lr-tb"/>
    </style:style>
    <style:style style:name="P80" style:family="paragraph" style:parent-style-name="Body_20_text_20__28_11_29_">
      <loext:graphic-properties draw:fill="none" draw:fill-color="#ffffff"/>
      <style:paragraph-properties fo:margin-left="0cm" fo:margin-right="0cm" fo:margin-top="0cm" fo:margin-bottom="0cm" style:contextual-spacing="false" fo:line-height="0.423cm" fo:text-align="start" style:justify-single-word="false" fo:keep-together="auto" fo:orphans="0" fo:widows="0" fo:text-indent="0cm" style:auto-text-indent="false" fo:background-color="transparent" fo:keep-with-next="auto" style:writing-mode="lr-tb"/>
    </style:style>
    <style:style style:name="P81" style:family="paragraph" style:parent-style-name="Body_20_text_20__28_11_29_">
      <loext:graphic-properties draw:fill="none" draw:fill-color="#ffffff"/>
      <style:paragraph-properties fo:margin-left="0cm" fo:margin-right="0cm" fo:margin-top="0cm" fo:margin-bottom="0cm" style:contextual-spacing="false" fo:line-height="0.402cm" fo:text-align="start" style:justify-single-word="false" fo:keep-together="auto" fo:orphans="0" fo:widows="0" fo:text-indent="0cm" style:auto-text-indent="false" fo:background-color="transparent" fo:keep-with-next="auto" style:writing-mode="lr-tb"/>
    </style:style>
    <style:style style:name="P82" style:family="paragraph" style:parent-style-name="Body_20_text_20__28_11_29_">
      <loext:graphic-properties draw:fill="none" draw:fill-color="#ffffff"/>
      <style:paragraph-properties fo:margin-left="0cm" fo:margin-right="0cm" fo:margin-top="0cm" fo:margin-bottom="0cm" style:contextual-spacing="false" fo:line-height="0.385cm" fo:text-align="start" style:justify-single-word="false" fo:keep-together="auto" fo:orphans="0" fo:widows="0" fo:text-indent="0cm" style:auto-text-indent="false" fo:background-color="transparent" fo:keep-with-next="auto" style:writing-mode="lr-tb"/>
    </style:style>
    <style:style style:name="P83" style:family="paragraph" style:parent-style-name="Body_20_text_20__28_11_29_">
      <loext:graphic-properties draw:fill="none" draw:fill-color="#ffffff"/>
      <style:paragraph-properties fo:margin-left="0cm" fo:margin-right="0cm" fo:margin-top="0cm" fo:margin-bottom="0cm" style:contextual-spacing="false" fo:line-height="0.399cm" fo:text-align="start" style:justify-single-word="false" fo:keep-together="auto" fo:orphans="0" fo:widows="0" fo:text-indent="0cm" style:auto-text-indent="false" fo:background-color="transparent" fo:keep-with-next="auto" style:writing-mode="lr-tb"/>
    </style:style>
    <style:style style:name="P84" style:family="paragraph" style:parent-style-name="Body_20_text_20__28_11_29_">
      <loext:graphic-properties draw:fill="none" draw:fill-color="#ffffff"/>
      <style:paragraph-properties fo:margin-left="0cm" fo:margin-right="0cm" fo:margin-top="0cm" fo:margin-bottom="0cm" style:contextual-spacing="false" fo:line-height="0.406cm" fo:text-align="start" style:justify-single-word="false" fo:keep-together="auto" fo:orphans="0" fo:widows="0" fo:text-indent="0cm" style:auto-text-indent="false" fo:background-color="transparent" fo:keep-with-next="auto" style:writing-mode="lr-tb"/>
    </style:style>
    <style:style style:name="P85" style:family="paragraph" style:parent-style-name="Body_20_text_20__28_11_29_">
      <loext:graphic-properties draw:fill="none" draw:fill-color="#ffffff"/>
      <style:paragraph-properties fo:margin-left="0cm" fo:margin-right="0cm" fo:margin-top="0cm" fo:margin-bottom="0cm" style:contextual-spacing="false" fo:line-height="0.411cm" fo:text-align="start" style:justify-single-word="false" fo:keep-together="auto" fo:orphans="0" fo:widows="0" fo:text-indent="0cm" style:auto-text-indent="false" fo:background-color="transparent" fo:keep-with-next="auto" style:writing-mode="lr-tb"/>
    </style:style>
    <style:style style:name="P86" style:family="paragraph" style:parent-style-name="Body_20_text_20__28_11_29_">
      <loext:graphic-properties draw:fill="none" draw:fill-color="#ffffff"/>
      <style:paragraph-properties fo:margin-left="0cm" fo:margin-right="0cm" fo:margin-top="0cm" fo:margin-bottom="0cm" style:contextual-spacing="false" fo:line-height="0.42cm" fo:text-align="start" style:justify-single-word="false" fo:keep-together="auto" fo:orphans="0" fo:widows="0" fo:text-indent="0cm" style:auto-text-indent="false" fo:background-color="transparent" fo:keep-with-next="auto" style:writing-mode="lr-tb"/>
    </style:style>
    <style:style style:name="P87" style:family="paragraph" style:parent-style-name="Body_20_text_20__28_11_29_">
      <loext:graphic-properties draw:fill="none" draw:fill-color="#ffffff"/>
      <style:paragraph-properties fo:margin-left="0cm" fo:margin-right="0cm" fo:margin-top="0cm" fo:margin-bottom="0cm" style:contextual-spacing="false" fo:line-height="0.335cm" fo:text-align="start" style:justify-single-word="false" fo:keep-together="auto" fo:orphans="0" fo:widows="0" fo:text-indent="0cm" style:auto-text-indent="false" fo:background-color="transparent" fo:keep-with-next="auto" style:writing-mode="lr-tb"/>
    </style:style>
    <style:style style:name="P88" style:family="paragraph" style:parent-style-name="Body_20_text_20__28_12_29_">
      <loext:graphic-properties draw:fill="none" draw:fill-color="#ffffff"/>
      <style:paragraph-properties fo:margin-left="0.388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89" style:family="paragraph" style:parent-style-name="Body_20_text_20__28_13_29_">
      <loext:graphic-properties draw:fill="none" draw:fill-color="#ffffff"/>
      <style:paragraph-properties fo:margin-left="0cm" fo:margin-right="0cm" fo:margin-top="0cm" fo:margin-bottom="0.815cm" style:contextual-spacing="false" fo:text-align="start" style:justify-single-word="false" fo:keep-together="auto" fo:orphans="0" fo:widows="0" fo:text-indent="0cm" style:auto-text-indent="false" fo:background-color="transparent" fo:keep-with-next="auto" style:writing-mode="lr-tb"/>
    </style:style>
    <style:style style:name="P90" style:family="paragraph" style:parent-style-name="Body_20_text_20__28_13_29_">
      <loext:graphic-properties draw:fill="none" draw:fill-color="#ffffff"/>
      <style:paragraph-properties fo:margin-left="0cm" fo:margin-right="0cm" fo:margin-top="0cm" fo:margin-bottom="0.764cm" style:contextual-spacing="false" fo:text-align="start" style:justify-single-word="false" fo:keep-together="auto" fo:orphans="0" fo:widows="0" fo:text-indent="0cm" style:auto-text-indent="false" fo:background-color="transparent" fo:keep-with-next="auto" style:writing-mode="lr-tb"/>
    </style:style>
    <style:style style:name="P91" style:family="paragraph" style:parent-style-name="Body_20_text_20__28_13_29_">
      <loext:graphic-properties draw:fill="none" draw:fill-color="#ffffff"/>
      <style:paragraph-properties fo:margin-left="0cm" fo:margin-right="0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style>
    <style:style style:name="P92" style:family="paragraph" style:parent-style-name="Body_20_text_20__28_14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93"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style>
    <style:style style:name="P94" style:family="paragraph" style:parent-style-name="Body_20_text_20__28_2_29_">
      <loext:graphic-properties draw:fill="none" draw:fill-color="#ffffff"/>
      <style:paragraph-properties fo:margin-left="0cm" fo:margin-right="0cm" fo:margin-top="0cm" fo:margin-bottom="0.145cm" style:contextual-spacing="false" fo:keep-together="auto" fo:orphans="0" fo:widows="0" fo:text-indent="0cm" style:auto-text-indent="false" fo:background-color="transparent" fo:keep-with-next="auto" style:writing-mode="lr-tb"/>
    </style:style>
    <style:style style:name="P95" style:family="paragraph" style:parent-style-name="Body_20_text_20__28_2_29_">
      <loext:graphic-properties draw:fill="none" draw:fill-color="#ffffff"/>
      <style:paragraph-properties fo:margin-left="0cm" fo:margin-right="0cm" fo:margin-top="0cm" fo:margin-bottom="0.15cm" style:contextual-spacing="false" fo:keep-together="auto" fo:orphans="0" fo:widows="0" fo:text-indent="0cm" style:auto-text-indent="false" fo:background-color="transparent" fo:keep-with-next="auto" style:writing-mode="lr-tb"/>
    </style:style>
    <style:style style:name="P96" style:family="paragraph" style:parent-style-name="Body_20_text_20__28_2_29_">
      <loext:graphic-properties draw:fill="none" draw:fill-color="#ffffff"/>
      <style:paragraph-properties fo:margin-left="0cm" fo:margin-right="0cm" fo:margin-top="0cm" fo:margin-bottom="0.146cm" style:contextual-spacing="false" fo:keep-together="auto" fo:orphans="0" fo:widows="0" fo:text-indent="0cm" style:auto-text-indent="false" fo:background-color="transparent" fo:keep-with-next="auto" style:writing-mode="lr-tb"/>
    </style:style>
    <style:style style:name="P97" style:family="paragraph" style:parent-style-name="Body_20_text_20__28_2_29_">
      <loext:graphic-properties draw:fill="none" draw:fill-color="#ffffff"/>
      <style:paragraph-properties fo:margin-left="0.564cm" fo:margin-right="0cm" fo:margin-top="0cm" fo:margin-bottom="0.127cm" style:contextual-spacing="false" fo:keep-together="auto" fo:orphans="0" fo:widows="0" fo:text-indent="0cm" style:auto-text-indent="false" fo:background-color="transparent" fo:keep-with-next="auto" style:writing-mode="lr-tb"/>
    </style:style>
    <style:style style:name="P98" style:family="paragraph" style:parent-style-name="Body_20_text_20__28_2_29_">
      <loext:graphic-properties draw:fill="none" draw:fill-color="#ffffff"/>
      <style:paragraph-properties fo:margin-left="1.376cm" fo:margin-right="0cm" fo:margin-top="0cm" fo:margin-bottom="1.222cm" style:contextual-spacing="false" fo:keep-together="auto" fo:orphans="0" fo:widows="0" fo:text-indent="0cm" style:auto-text-indent="false" fo:background-color="transparent" fo:keep-with-next="auto" style:writing-mode="lr-tb"/>
    </style:style>
    <style:style style:name="P99" style:family="paragraph" style:parent-style-name="Body_20_text_20__28_2_29_">
      <loext:graphic-properties draw:fill="none" draw:fill-color="#ffffff"/>
      <style:paragraph-properties fo:margin-left="1.764cm" fo:margin-right="0cm" fo:margin-top="0cm" fo:margin-bottom="0cm" style:contextual-spacing="false" fo:keep-together="auto" fo:orphans="0" fo:widows="0" fo:text-indent="0cm" style:auto-text-indent="false" fo:background-color="transparent" fo:keep-with-next="auto" style:writing-mode="lr-tb"/>
    </style:style>
    <style:style style:name="P100" style:family="paragraph" style:parent-style-name="Body_20_text_20__28_2_29_">
      <loext:graphic-properties draw:fill="none" draw:fill-color="#ffffff"/>
      <style:paragraph-properties fo:margin-left="0.388cm" fo:margin-right="0cm" fo:margin-top="0cm" fo:margin-bottom="0cm" style:contextual-spacing="false" fo:keep-together="auto" fo:orphans="0" fo:widows="0" fo:text-indent="0cm" style:auto-text-indent="false" fo:background-color="transparent" fo:keep-with-next="auto" style:writing-mode="lr-tb">
        <style:tab-stops>
          <style:tab-stop style:position="7.564cm"/>
        </style:tab-stops>
      </style:paragraph-properties>
    </style:style>
    <style:style style:name="P101" style:family="paragraph" style:parent-style-name="Body_20_text_20__28_2_29_">
      <loext:graphic-properties draw:fill="none" draw:fill-color="#ffffff"/>
      <style:paragraph-properties fo:margin-left="1.764cm" fo:margin-right="0cm" fo:margin-top="0cm" fo:margin-bottom="0cm" style:contextual-spacing="false" fo:keep-together="auto" fo:orphans="0" fo:widows="0" fo:text-indent="0cm" style:auto-text-indent="false" fo:background-color="transparent" fo:keep-with-next="auto" style:writing-mode="lr-tb">
        <style:tab-stops>
          <style:tab-stop style:position="11.208cm"/>
        </style:tab-stops>
      </style:paragraph-properties>
    </style:style>
    <style:style style:name="P102" style:family="paragraph" style:parent-style-name="Body_20_text_20__28_2_29_">
      <loext:graphic-properties draw:fill="none" draw:fill-color="#ffffff"/>
      <style:paragraph-properties fo:margin-left="1.376cm" fo:margin-right="0cm" fo:margin-top="0cm" fo:margin-bottom="1.152cm" style:contextual-spacing="false" fo:keep-together="auto" fo:orphans="0" fo:widows="0" fo:text-indent="0cm" style:auto-text-indent="false" fo:background-color="transparent" fo:keep-with-next="auto" style:writing-mode="lr-tb">
        <style:tab-stops>
          <style:tab-stop style:position="2.422cm"/>
        </style:tab-stops>
      </style:paragraph-properties>
    </style:style>
    <style:style style:name="P103" style:family="paragraph" style:parent-style-name="Body_20_text_20__28_2_29_" style:list-style-name="WWNum1">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72cm"/>
          <style:tab-stop style:position="2.066cm"/>
        </style:tab-stops>
      </style:paragraph-properties>
    </style:style>
    <style:style style:name="P104" style:family="paragraph" style:parent-style-name="Body_20_text_20__28_2_29_">
      <loext:graphic-properties draw:fill="none" draw:fill-color="#ffffff"/>
      <style:paragraph-properties fo:margin-left="0cm" fo:margin-right="0cm" fo:margin-top="0cm" fo:margin-bottom="0.176cm" style:contextual-spacing="false" fo:line-height="0.372cm" fo:keep-together="auto" fo:orphans="0" fo:widows="0" fo:text-indent="0cm" style:auto-text-indent="false" fo:background-color="transparent" fo:keep-with-next="auto" style:writing-mode="lr-tb"/>
    </style:style>
    <style:style style:name="P105"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style>
    <style:style style:name="P106" style:family="paragraph" style:parent-style-name="Body_20_text_20__28_2_29_">
      <loext:graphic-properties draw:fill="none" draw:fill-color="#ffffff"/>
      <style:paragraph-properties fo:margin-left="0cm" fo:margin-right="3.104cm" fo:margin-top="0cm" fo:margin-bottom="0.773cm" style:contextual-spacing="false" fo:line-height="0.372cm" fo:keep-together="auto" fo:orphans="0" fo:widows="0" fo:text-indent="0cm" style:auto-text-indent="false" fo:background-color="transparent" fo:keep-with-next="auto" style:writing-mode="lr-tb"/>
    </style:style>
    <style:style style:name="P107" style:family="paragraph" style:parent-style-name="Body_20_text_20__28_2_29_">
      <loext:graphic-properties draw:fill="none" draw:fill-color="#ffffff"/>
      <style:paragraph-properties fo:margin-left="0cm" fo:margin-right="0.282cm" fo:margin-top="0cm" fo:margin-bottom="0cm" style:contextual-spacing="false" fo:line-height="0.372cm" fo:keep-together="auto" fo:orphans="0" fo:widows="0" fo:text-indent="0cm" style:auto-text-indent="false" fo:background-color="transparent" fo:keep-with-next="auto" style:writing-mode="lr-tb"/>
    </style:style>
    <style:style style:name="P108" style:family="paragraph" style:parent-style-name="Body_20_text_20__28_2_29_">
      <loext:graphic-properties draw:fill="none" draw:fill-color="#ffffff"/>
      <style:paragraph-properties fo:margin-left="0cm" fo:margin-right="0.6cm" fo:margin-top="0cm" fo:margin-bottom="0cm" style:contextual-spacing="false" fo:line-height="0.372cm" fo:keep-together="auto" fo:orphans="0" fo:widows="0" fo:text-indent="0cm" style:auto-text-indent="false" fo:background-color="transparent" fo:keep-with-next="auto" style:writing-mode="lr-tb"/>
    </style:style>
    <style:style style:name="P109" style:family="paragraph" style:parent-style-name="Body_20_text_20__28_2_29_">
      <loext:graphic-properties draw:fill="none" draw:fill-color="#ffffff"/>
      <style:paragraph-properties fo:margin-left="0cm" fo:margin-right="2.681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110" style:family="paragraph" style:parent-style-name="Body_20_text_20__28_2_29_">
      <loext:graphic-properties draw:fill="none" draw:fill-color="#ffffff"/>
      <style:paragraph-properties fo:margin-left="0.388cm" fo:margin-right="8.749cm" fo:margin-top="0cm" fo:margin-bottom="0.28cm" style:contextual-spacing="false" fo:line-height="0.372cm" fo:text-align="start" style:justify-single-word="false" fo:keep-together="auto" fo:orphans="0" fo:widows="0" fo:text-indent="0cm" style:auto-text-indent="false" fo:background-color="transparent" fo:keep-with-next="auto" style:writing-mode="lr-tb"/>
    </style:style>
    <style:style style:name="P111" style:family="paragraph" style:parent-style-name="Body_20_text_20__28_2_29_">
      <loext:graphic-properties draw:fill="none" draw:fill-color="#ffffff"/>
      <style:paragraph-properties fo:margin-left="0.494cm" fo:margin-right="8.643cm" fo:margin-top="0cm" fo:margin-bottom="0.183cm" style:contextual-spacing="false" fo:line-height="0.372cm" fo:text-align="start" style:justify-single-word="false" fo:keep-together="auto" fo:orphans="0" fo:widows="0" fo:text-indent="-0.494cm" style:auto-text-indent="false" fo:background-color="transparent" fo:keep-with-next="auto" style:writing-mode="lr-tb"/>
    </style:style>
    <style:style style:name="P112" style:family="paragraph" style:parent-style-name="Body_20_text_20__28_2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113" style:family="paragraph" style:parent-style-name="Body_20_text_20__28_2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reak-before="column" fo:background-color="transparent" fo:keep-with-next="auto" style:writing-mode="lr-tb"/>
    </style:style>
    <style:style style:name="P114" style:family="paragraph" style:parent-style-name="Body_20_text_20__28_2_29_">
      <loext:graphic-properties draw:fill="none" draw:fill-color="#ffffff"/>
      <style:paragraph-properties fo:margin-left="0cm" fo:margin-right="0cm" fo:margin-top="0cm" fo:margin-bottom="0.776cm" style:contextual-spacing="false" fo:line-height="0.372cm" fo:text-align="start" style:justify-single-word="false" fo:keep-together="auto" fo:orphans="0" fo:widows="0" fo:text-indent="0cm" style:auto-text-indent="false" fo:background-color="transparent" fo:keep-with-next="auto" style:writing-mode="lr-tb"/>
    </style:style>
    <style:style style:name="P115" style:family="paragraph" style:parent-style-name="Body_20_text_20__28_2_29_">
      <loext:graphic-properties draw:fill="none" draw:fill-color="#ffffff"/>
      <style:paragraph-properties fo:margin-left="0cm" fo:margin-right="0cm" fo:margin-top="0cm" fo:margin-bottom="0.773cm" style:contextual-spacing="false" fo:line-height="0.372cm" fo:text-align="start" style:justify-single-word="false" fo:keep-together="auto" fo:orphans="0" fo:widows="0" fo:text-indent="0cm" style:auto-text-indent="false" fo:background-color="transparent" fo:keep-with-next="auto" style:writing-mode="lr-tb"/>
    </style:style>
    <style:style style:name="P116" style:family="paragraph" style:parent-style-name="Body_20_text_20__28_2_29_">
      <loext:graphic-properties draw:fill="none" draw:fill-color="#ffffff"/>
      <style:paragraph-properties fo:margin-left="0cm" fo:margin-right="0cm" fo:margin-top="0cm" fo:margin-bottom="0.76cm" style:contextual-spacing="false" fo:line-height="0.372cm" fo:text-align="start" style:justify-single-word="false" fo:keep-together="auto" fo:orphans="0" fo:widows="0" fo:text-indent="0cm" style:auto-text-indent="false" fo:background-color="transparent" fo:keep-with-next="auto" style:writing-mode="lr-tb"/>
    </style:style>
    <style:style style:name="P117" style:family="paragraph" style:parent-style-name="Body_20_text_20__28_2_29_">
      <loext:graphic-properties draw:fill="none" draw:fill-color="#ffffff"/>
      <style:paragraph-properties fo:margin-left="0cm" fo:margin-right="0cm" fo:margin-top="0cm" fo:margin-bottom="0.78cm" style:contextual-spacing="false" fo:line-height="0.372cm" fo:text-align="start" style:justify-single-word="false" fo:keep-together="auto" fo:orphans="0" fo:widows="0" fo:text-indent="0cm" style:auto-text-indent="false" fo:background-color="transparent" fo:keep-with-next="auto" style:writing-mode="lr-tb"/>
    </style:style>
    <style:style style:name="P118" style:family="paragraph" style:parent-style-name="Body_20_text_20__28_2_29_">
      <loext:graphic-properties draw:fill="none" draw:fill-color="#ffffff"/>
      <style:paragraph-properties fo:margin-left="0cm" fo:margin-right="0cm" fo:margin-top="0cm" fo:margin-bottom="0.811cm" style:contextual-spacing="false" fo:line-height="0.372cm" fo:text-align="start" style:justify-single-word="false" fo:keep-together="auto" fo:orphans="0" fo:widows="0" fo:text-indent="0cm" style:auto-text-indent="false" fo:background-color="transparent" fo:keep-with-next="auto" style:writing-mode="lr-tb"/>
    </style:style>
    <style:style style:name="P119" style:family="paragraph" style:parent-style-name="Body_20_text_20__28_2_29_">
      <loext:graphic-properties draw:fill="none" draw:fill-color="#ffffff"/>
      <style:paragraph-properties fo:margin-left="0cm" fo:margin-right="0cm" fo:margin-top="0cm" fo:margin-bottom="0.737cm" style:contextual-spacing="false" fo:line-height="0.372cm" fo:text-align="start" style:justify-single-word="false" fo:keep-together="auto" fo:orphans="0" fo:widows="0" fo:text-indent="0cm" style:auto-text-indent="false" fo:background-color="transparent" fo:keep-with-next="auto" style:writing-mode="lr-tb"/>
    </style:style>
    <style:style style:name="P120" style:family="paragraph" style:parent-style-name="Body_20_text_20__28_2_29_">
      <loext:graphic-properties draw:fill="none" draw:fill-color="#ffffff"/>
      <style:paragraph-properties fo:margin-left="0cm" fo:margin-right="0cm" fo:margin-top="0cm" fo:margin-bottom="0.385cm" style:contextual-spacing="false" fo:line-height="0.372cm" fo:text-align="start" style:justify-single-word="false" fo:keep-together="auto" fo:orphans="0" fo:widows="0" fo:text-indent="0cm" style:auto-text-indent="false" fo:background-color="transparent" fo:keep-with-next="auto" style:writing-mode="lr-tb"/>
    </style:style>
    <style:style style:name="P121" style:family="paragraph" style:parent-style-name="Body_20_text_20__28_2_29_">
      <loext:graphic-properties draw:fill="none" draw:fill-color="#ffffff"/>
      <style:paragraph-properties fo:margin-left="0cm" fo:margin-right="0cm" fo:margin-top="0cm" fo:margin-bottom="0.741cm" style:contextual-spacing="false" fo:line-height="0.372cm" fo:text-align="start" style:justify-single-word="false" fo:keep-together="auto" fo:orphans="0" fo:widows="0" fo:text-indent="0cm" style:auto-text-indent="false" fo:background-color="transparent" fo:keep-with-next="auto" style:writing-mode="lr-tb"/>
    </style:style>
    <style:style style:name="P122" style:family="paragraph" style:parent-style-name="Body_20_text_20__28_2_29_">
      <loext:graphic-properties draw:fill="none" draw:fill-color="#ffffff"/>
      <style:paragraph-properties fo:margin-left="0cm" fo:margin-right="0cm" fo:margin-top="0cm" fo:margin-bottom="0.803cm" style:contextual-spacing="false" fo:line-height="0.372cm" fo:text-align="start" style:justify-single-word="false" fo:keep-together="auto" fo:orphans="0" fo:widows="0" fo:text-indent="0cm" style:auto-text-indent="false" fo:background-color="transparent" fo:keep-with-next="auto" style:writing-mode="lr-tb"/>
    </style:style>
    <style:style style:name="P123" style:family="paragraph" style:parent-style-name="Body_20_text_20__28_2_29_">
      <loext:graphic-properties draw:fill="none" draw:fill-color="#ffffff"/>
      <style:paragraph-properties fo:margin-left="0.388cm" fo:margin-right="0cm" fo:margin-top="0cm" fo:margin-bottom="0cm" style:contextual-spacing="false" fo:line-height="0.372cm" fo:text-align="start" style:justify-single-word="false" fo:keep-together="auto" fo:orphans="0" fo:widows="0" fo:text-indent="0.247cm" style:auto-text-indent="false" fo:background-color="transparent" fo:keep-with-next="auto" style:writing-mode="lr-tb"/>
    </style:style>
    <style:style style:name="P124" style:family="paragraph" style:parent-style-name="Body_20_text_20__28_2_29_">
      <loext:graphic-properties draw:fill="none" draw:fill-color="#ffffff"/>
      <style:paragraph-properties fo:margin-left="0.635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125" style:family="paragraph" style:parent-style-name="Body_20_text_20__28_2_29_">
      <loext:graphic-properties draw:fill="none" draw:fill-color="#ffffff"/>
      <style:paragraph-properties fo:margin-left="0.282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126" style:family="paragraph" style:parent-style-name="Body_20_text_20__28_2_29_">
      <loext:graphic-properties draw:fill="none" draw:fill-color="#ffffff"/>
      <style:paragraph-properties fo:margin-left="0.318cm" fo:margin-right="0cm" fo:margin-top="0cm" fo:margin-bottom="0.796cm" style:contextual-spacing="false" fo:line-height="0.372cm" fo:text-align="start" style:justify-single-word="false" fo:keep-together="auto" fo:orphans="0" fo:widows="0" fo:text-indent="0cm" style:auto-text-indent="false" fo:background-color="transparent" fo:keep-with-next="auto" style:writing-mode="lr-tb"/>
    </style:style>
    <style:style style:name="P127" style:family="paragraph" style:parent-style-name="Body_20_text_20__28_2_29_">
      <loext:graphic-properties draw:fill="none" draw:fill-color="#ffffff"/>
      <style:paragraph-properties fo:margin-left="0.318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128" style:family="paragraph" style:parent-style-name="Body_20_text_20__28_2_29_">
      <loext:graphic-properties draw:fill="none" draw:fill-color="#ffffff"/>
      <style:paragraph-properties fo:margin-left="0.318cm" fo:margin-right="0cm" fo:margin-top="0cm" fo:margin-bottom="0.76cm" style:contextual-spacing="false" fo:line-height="0.372cm" fo:text-align="start" style:justify-single-word="false" fo:keep-together="auto" fo:orphans="0" fo:widows="0" fo:text-indent="0cm" style:auto-text-indent="false" fo:background-color="transparent" fo:keep-with-next="auto" style:writing-mode="lr-tb"/>
    </style:style>
    <style:style style:name="P129" style:family="paragraph" style:parent-style-name="Body_20_text_20__28_2_29_">
      <loext:graphic-properties draw:fill="none" draw:fill-color="#ffffff"/>
      <style:paragraph-properties fo:margin-left="0.318cm" fo:margin-right="0cm" fo:margin-top="0cm" fo:margin-bottom="0.808cm" style:contextual-spacing="false" fo:line-height="0.372cm" fo:text-align="start" style:justify-single-word="false" fo:keep-together="auto" fo:orphans="0" fo:widows="0" fo:text-indent="0cm" style:auto-text-indent="false" fo:background-color="transparent" fo:keep-with-next="auto" style:writing-mode="lr-tb"/>
    </style:style>
    <style:style style:name="P130" style:family="paragraph" style:parent-style-name="Body_20_text_20__28_2_29_">
      <loext:graphic-properties draw:fill="none" draw:fill-color="#ffffff"/>
      <style:paragraph-properties fo:margin-left="0.318cm" fo:margin-right="0cm" fo:margin-top="0cm" fo:margin-bottom="0cm" style:contextual-spacing="false" fo:line-height="0.372cm" fo:text-align="start" style:justify-single-word="false" fo:keep-together="auto" fo:orphans="0" fo:widows="0" fo:text-indent="-0.318cm" style:auto-text-indent="false" fo:background-color="transparent" fo:keep-with-next="auto" style:writing-mode="lr-tb"/>
    </style:style>
    <style:style style:name="P131" style:family="paragraph" style:parent-style-name="Body_20_text_20__28_2_29_">
      <loext:graphic-properties draw:fill="none" draw:fill-color="#ffffff"/>
      <style:paragraph-properties fo:margin-left="0.318cm" fo:margin-right="0cm" fo:margin-top="0cm" fo:margin-bottom="0.796cm" style:contextual-spacing="false" fo:line-height="0.372cm" fo:text-align="start" style:justify-single-word="false" fo:keep-together="auto" fo:orphans="0" fo:widows="0" fo:text-indent="-0.318cm" style:auto-text-indent="false" fo:background-color="transparent" fo:keep-with-next="auto" style:writing-mode="lr-tb"/>
    </style:style>
    <style:style style:name="P132" style:family="paragraph" style:parent-style-name="Body_20_text_20__28_2_29_">
      <loext:graphic-properties draw:fill="none" draw:fill-color="#ffffff"/>
      <style:paragraph-properties fo:margin-left="0.318cm" fo:margin-right="0cm" fo:margin-top="0cm" fo:margin-bottom="0.811cm" style:contextual-spacing="false" fo:line-height="0.372cm" fo:text-align="start" style:justify-single-word="false" fo:keep-together="auto" fo:orphans="0" fo:widows="0" fo:text-indent="-0.318cm" style:auto-text-indent="false" fo:background-color="transparent" fo:keep-with-next="auto" style:writing-mode="lr-tb"/>
    </style:style>
    <style:style style:name="P133" style:family="paragraph" style:parent-style-name="Body_20_text_20__28_2_29_">
      <loext:graphic-properties draw:fill="none" draw:fill-color="#ffffff"/>
      <style:paragraph-properties fo:margin-left="0.353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134" style:family="paragraph" style:parent-style-name="Body_20_text_20__28_2_29_">
      <loext:graphic-properties draw:fill="none" draw:fill-color="#ffffff"/>
      <style:paragraph-properties fo:margin-left="0.353cm" fo:margin-right="0cm" fo:margin-top="0cm" fo:margin-bottom="0.847cm" style:contextual-spacing="false" fo:line-height="0.372cm" fo:text-align="start" style:justify-single-word="false" fo:keep-together="auto" fo:orphans="0" fo:widows="0" fo:text-indent="0cm" style:auto-text-indent="false" fo:background-color="transparent" fo:keep-with-next="auto" style:writing-mode="lr-tb"/>
    </style:style>
    <style:style style:name="P135" style:family="paragraph" style:parent-style-name="Body_20_text_20__28_2_29_">
      <loext:graphic-properties draw:fill="none" draw:fill-color="#ffffff"/>
      <style:paragraph-properties fo:margin-left="0.353cm" fo:margin-right="0cm" fo:margin-top="0cm" fo:margin-bottom="0cm" style:contextual-spacing="false" fo:line-height="0.372cm" fo:text-align="start" style:justify-single-word="false" fo:keep-together="auto" fo:orphans="0" fo:widows="0" fo:text-indent="-0.353cm" style:auto-text-indent="false" fo:background-color="transparent" fo:keep-with-next="auto" style:writing-mode="lr-tb"/>
    </style:style>
    <style:style style:name="P136" style:family="paragraph" style:parent-style-name="Body_20_text_20__28_2_29_" style:list-style-name="WWNum17">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137" style:family="paragraph" style:parent-style-name="Body_20_text_20__28_2_29_" style:list-style-name="WWNum19">
      <loext:graphic-properties draw:fill="none" draw:fill-color="#ffffff"/>
      <style:paragraph-properties fo:margin-left="0.353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138" style:family="paragraph" style:parent-style-name="Body_20_text_20__28_2_29_" style:list-style-name="WWNum19">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139" style:family="paragraph" style:parent-style-name="Body_20_text_20__28_2_29_" style:list-style-name="WWNum21">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140" style:family="paragraph" style:parent-style-name="Body_20_text_20__28_2_29_" style:list-style-name="WWNum27">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141" style:family="paragraph" style:parent-style-name="Body_20_text_20__28_2_29_" style:list-style-name="WWNum33">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142" style:family="paragraph" style:parent-style-name="Body_20_text_20__28_2_29_" style:list-style-name="WWNum15">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143" style:family="paragraph" style:parent-style-name="Body_20_text_20__28_2_29_" style:list-style-name="WWNum35">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144" style:family="paragraph" style:parent-style-name="Body_20_text_20__28_2_29_" style:list-style-name="WWNum39">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145" style:family="paragraph" style:parent-style-name="Body_20_text_20__28_2_29_" style:list-style-name="WWNum39">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589cm"/>
        </style:tab-stops>
      </style:paragraph-properties>
    </style:style>
    <style:style style:name="P146" style:family="paragraph" style:parent-style-name="Body_20_text_20__28_2_29_" style:list-style-name="WWNum51">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589cm"/>
        </style:tab-stops>
      </style:paragraph-properties>
    </style:style>
    <style:style style:name="P147" style:family="paragraph" style:parent-style-name="Body_20_text_20__28_2_29_" style:list-style-name="WWNum41">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577cm"/>
        </style:tab-stops>
      </style:paragraph-properties>
    </style:style>
    <style:style style:name="P148" style:family="paragraph" style:parent-style-name="Body_20_text_20__28_2_29_" style:list-style-name="WWNum51">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577cm"/>
        </style:tab-stops>
      </style:paragraph-properties>
    </style:style>
    <style:style style:name="P149" style:family="paragraph" style:parent-style-name="Body_20_text_20__28_2_29_" style:list-style-name="WWNum45">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58cm"/>
        </style:tab-stops>
      </style:paragraph-properties>
    </style:style>
    <style:style style:name="P150" style:family="paragraph" style:parent-style-name="Body_20_text_20__28_2_29_" style:list-style-name="WWNum47">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151" style:family="paragraph" style:parent-style-name="Body_20_text_20__28_2_29_" style:list-style-name="WWNum11">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152" style:family="paragraph" style:parent-style-name="Body_20_text_20__28_2_29_" style:list-style-name="WWNum9">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153" style:family="paragraph" style:parent-style-name="Body_20_text_20__28_2_29_" style:list-style-name="WWNum51">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154" style:family="paragraph" style:parent-style-name="Body_20_text_20__28_2_29_" style:list-style-name="WWNum9">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582cm"/>
        </style:tab-stops>
      </style:paragraph-properties>
    </style:style>
    <style:style style:name="P155" style:family="paragraph" style:parent-style-name="Body_20_text_20__28_2_29_" style:list-style-name="WWNum55">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156" style:family="paragraph" style:parent-style-name="Body_20_text_20__28_2_29_" style:list-style-name="WWNum3">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157" style:family="paragraph" style:parent-style-name="Body_20_text_20__28_2_29_" style:list-style-name="WWNum1">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0.672cm"/>
          <style:tab-stop style:position="2.066cm"/>
        </style:tab-stops>
      </style:paragraph-properties>
    </style:style>
    <style:style style:name="P158" style:family="paragraph" style:parent-style-name="Body_20_text_20__28_2_29_">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style>
    <style:style style:name="P159" style:family="paragraph" style:parent-style-name="Body_20_text_20__28_2_29_">
      <loext:graphic-properties draw:fill="none" draw:fill-color="#ffffff"/>
      <style:paragraph-properties fo:margin-left="0cm" fo:margin-right="0cm" fo:margin-top="0cm" fo:margin-bottom="0.173cm" style:contextual-spacing="false" fo:line-height="0.363cm" fo:keep-together="auto" fo:orphans="0" fo:widows="0" fo:text-indent="0cm" style:auto-text-indent="false" fo:background-color="transparent" fo:keep-with-next="auto" style:writing-mode="lr-tb"/>
    </style:style>
    <style:style style:name="P160" style:family="paragraph" style:parent-style-name="Body_20_text_20__28_2_29_">
      <loext:graphic-properties draw:fill="none" draw:fill-color="#ffffff"/>
      <style:paragraph-properties fo:margin-left="0.494cm" fo:margin-right="0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style>
    <style:style style:name="P161" style:family="paragraph" style:parent-style-name="Body_20_text_20__28_2_29_">
      <loext:graphic-properties draw:fill="none" draw:fill-color="#ffffff"/>
      <style:paragraph-properties fo:margin-left="0.494cm" fo:margin-right="0cm" fo:margin-top="0cm" fo:margin-bottom="0.173cm" style:contextual-spacing="false" fo:line-height="0.363cm" fo:text-align="start" style:justify-single-word="false" fo:keep-together="auto" fo:orphans="0" fo:widows="0" fo:text-indent="0cm" style:auto-text-indent="false" fo:background-color="transparent" fo:keep-with-next="auto" style:writing-mode="lr-tb"/>
    </style:style>
    <style:style style:name="P162" style:family="paragraph" style:parent-style-name="Body_20_text_20__28_2_29_">
      <loext:graphic-properties draw:fill="none" draw:fill-color="#ffffff"/>
      <style:paragraph-properties fo:margin-left="1.199cm" fo:margin-right="0cm" fo:margin-top="0cm" fo:margin-bottom="0cm" style:contextual-spacing="false" fo:line-height="0.363cm" fo:text-align="start" style:justify-single-word="false" fo:keep-together="auto" fo:orphans="0" fo:widows="0" fo:text-indent="0.247cm" style:auto-text-indent="false" fo:background-color="transparent" fo:keep-with-next="auto" style:writing-mode="lr-tb"/>
    </style:style>
    <style:style style:name="P163" style:family="paragraph" style:parent-style-name="Body_20_text_20__28_2_29_">
      <loext:graphic-properties draw:fill="none" draw:fill-color="#ffffff"/>
      <style:paragraph-properties fo:margin-left="1.199cm" fo:margin-right="1.023cm" fo:margin-top="0cm" fo:margin-bottom="0cm" style:contextual-spacing="false" fo:line-height="0.363cm" fo:text-align="start" style:justify-single-word="false" fo:keep-together="auto" fo:orphans="0" fo:widows="0" fo:text-indent="0.247cm" style:auto-text-indent="false" fo:background-color="transparent" fo:keep-with-next="auto" style:writing-mode="lr-tb"/>
    </style:style>
    <style:style style:name="P164" style:family="paragraph" style:parent-style-name="Body_20_text_20__28_2_29_">
      <loext:graphic-properties draw:fill="none" draw:fill-color="#ffffff"/>
      <style:paragraph-properties fo:margin-left="0cm" fo:margin-right="0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style>
    <style:style style:name="P165" style:family="paragraph" style:parent-style-name="Body_20_text_20__28_2_29_">
      <loext:graphic-properties draw:fill="none" draw:fill-color="#ffffff"/>
      <style:paragraph-properties fo:margin-left="0cm" fo:margin-right="0cm" fo:margin-top="0cm" fo:margin-bottom="0cm" style:contextual-spacing="false" fo:line-height="0.363cm" fo:text-align="start" style:justify-single-word="false" fo:keep-together="auto" fo:orphans="0" fo:widows="0" fo:text-indent="0cm" style:auto-text-indent="false" fo:break-before="page" fo:background-color="transparent" fo:keep-with-next="auto" style:writing-mode="lr-tb"/>
    </style:style>
    <style:style style:name="P166" style:family="paragraph" style:parent-style-name="Body_20_text_20__28_2_29_">
      <loext:graphic-properties draw:fill="none" draw:fill-color="#ffffff"/>
      <style:paragraph-properties fo:margin-left="0cm" fo:margin-right="0cm" fo:margin-top="0cm" fo:margin-bottom="0.755cm" style:contextual-spacing="false" fo:line-height="0.363cm" fo:text-align="start" style:justify-single-word="false" fo:keep-together="auto" fo:orphans="0" fo:widows="0" fo:text-indent="0cm" style:auto-text-indent="false" fo:background-color="transparent" fo:keep-with-next="auto" style:writing-mode="lr-tb"/>
    </style:style>
    <style:style style:name="P167" style:family="paragraph" style:parent-style-name="Body_20_text_20__28_2_29_">
      <loext:graphic-properties draw:fill="none" draw:fill-color="#ffffff"/>
      <style:paragraph-properties fo:margin-left="0cm" fo:margin-right="0cm" fo:margin-top="0cm" fo:margin-bottom="0.79cm" style:contextual-spacing="false" fo:line-height="0.363cm" fo:text-align="start" style:justify-single-word="false" fo:keep-together="auto" fo:orphans="0" fo:widows="0" fo:text-indent="0cm" style:auto-text-indent="false" fo:background-color="transparent" fo:keep-with-next="auto" style:writing-mode="lr-tb"/>
    </style:style>
    <style:style style:name="P168" style:family="paragraph" style:parent-style-name="Body_20_text_20__28_2_29_">
      <loext:graphic-properties draw:fill="none" draw:fill-color="#ffffff"/>
      <style:paragraph-properties fo:margin-left="0cm" fo:margin-right="8.961cm" fo:margin-top="0cm" fo:margin-bottom="0.385cm" style:contextual-spacing="false" fo:line-height="0.363cm" fo:text-align="start" style:justify-single-word="false" fo:keep-together="auto" fo:orphans="0" fo:widows="0" fo:text-indent="0cm" style:auto-text-indent="false" fo:background-color="transparent" fo:keep-with-next="auto" style:writing-mode="lr-tb"/>
    </style:style>
    <style:style style:name="P169" style:family="paragraph" style:parent-style-name="Body_20_text_20__28_2_29_">
      <loext:graphic-properties draw:fill="none" draw:fill-color="#ffffff"/>
      <style:paragraph-properties fo:margin-left="0cm" fo:margin-right="3.634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style>
    <style:style style:name="P170" style:family="paragraph" style:parent-style-name="Body_20_text_20__28_2_29_" style:list-style-name="WWNum11">
      <loext:graphic-properties draw:fill="none" draw:fill-color="#ffffff"/>
      <style:paragraph-properties fo:margin-left="0cm" fo:margin-right="0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style>
    <style:style style:name="P171" style:family="paragraph" style:parent-style-name="Body_20_text_20__28_2_29_" style:list-style-name="WWNum13">
      <loext:graphic-properties draw:fill="none" draw:fill-color="#ffffff"/>
      <style:paragraph-properties fo:margin-left="0cm" fo:margin-right="0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style>
    <style:style style:name="P172" style:family="paragraph" style:parent-style-name="Body_20_text_20__28_2_29_" style:list-style-name="WWNum15">
      <loext:graphic-properties draw:fill="none" draw:fill-color="#ffffff"/>
      <style:paragraph-properties fo:margin-left="0cm" fo:margin-right="0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style>
    <style:style style:name="P173" style:family="paragraph" style:parent-style-name="Body_20_text_20__28_2_29_">
      <loext:graphic-properties draw:fill="none" draw:fill-color="#ffffff"/>
      <style:paragraph-properties fo:margin-left="0.071cm" fo:margin-right="0cm" fo:margin-top="0cm" fo:margin-bottom="0cm" style:contextual-spacing="false" fo:line-height="0.363cm" fo:text-align="center" style:justify-single-word="false" fo:keep-together="auto" fo:orphans="0" fo:widows="0" fo:text-indent="0cm" style:auto-text-indent="false" fo:background-color="transparent" fo:keep-with-next="auto" style:writing-mode="lr-tb"/>
    </style:style>
    <style:style style:name="P174" style:family="paragraph" style:parent-style-name="Body_20_text_20__28_2_29_" style:list-style-name="WWNum1">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72cm"/>
          <style:tab-stop style:position="2.066cm"/>
        </style:tab-stops>
      </style:paragraph-properties>
    </style:style>
    <style:style style:name="P175"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style>
    <style:style style:name="P176" style:family="paragraph" style:parent-style-name="Body_20_text_20__28_2_29_">
      <loext:graphic-properties draw:fill="none" draw:fill-color="#ffffff"/>
      <style:paragraph-properties fo:margin-left="0cm" fo:margin-right="0cm" fo:margin-top="0cm" fo:margin-bottom="0.624cm" style:contextual-spacing="false" fo:line-height="0.369cm" fo:keep-together="auto" fo:orphans="0" fo:widows="0" fo:text-indent="0cm" style:auto-text-indent="false" fo:background-color="transparent" fo:keep-with-next="auto" style:writing-mode="lr-tb"/>
    </style:style>
    <style:style style:name="P177"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72cm"/>
        </style:tab-stops>
      </style:paragraph-properties>
    </style:style>
    <style:style style:name="P178"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42cm"/>
        </style:tab-stops>
      </style:paragraph-properties>
    </style:style>
    <style:style style:name="P179" style:family="paragraph" style:parent-style-name="Body_20_text_20__28_2_29_">
      <loext:graphic-properties draw:fill="none" draw:fill-color="#ffffff"/>
      <style:paragraph-properties fo:margin-left="0.494cm" fo:margin-right="0cm" fo:margin-top="0cm" fo:margin-bottom="0cm" style:contextual-spacing="false" fo:line-height="0.369cm" fo:text-align="start" style:justify-single-word="false" fo:keep-together="auto" fo:orphans="0" fo:widows="0" fo:text-indent="-0.494cm" style:auto-text-indent="false" fo:background-color="transparent" fo:keep-with-next="auto" style:writing-mode="lr-tb"/>
    </style:style>
    <style:style style:name="P180" style:family="paragraph" style:parent-style-name="Body_20_text_20__28_2_29_">
      <loext:graphic-properties draw:fill="none" draw:fill-color="#ffffff"/>
      <style:paragraph-properties fo:margin-left="0.494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181" style:family="paragraph" style:parent-style-name="Body_20_text_20__28_2_29_">
      <loext:graphic-properties draw:fill="none" draw:fill-color="#ffffff"/>
      <style:paragraph-properties fo:margin-left="0.494cm" fo:margin-right="0cm" fo:margin-top="0cm" fo:margin-bottom="0.176cm" style:contextual-spacing="false" fo:line-height="0.369cm" fo:text-align="start" style:justify-single-word="false" fo:keep-together="auto" fo:orphans="0" fo:widows="0" fo:text-indent="0cm" style:auto-text-indent="false" fo:background-color="transparent" fo:keep-with-next="auto" style:writing-mode="lr-tb"/>
    </style:style>
    <style:style style:name="P182" style:family="paragraph" style:parent-style-name="Body_20_text_20__28_2_29_">
      <loext:graphic-properties draw:fill="none" draw:fill-color="#ffffff"/>
      <style:paragraph-properties fo:margin-left="1.199cm" fo:margin-right="0cm" fo:margin-top="0cm" fo:margin-bottom="0cm" style:contextual-spacing="false" fo:line-height="0.369cm" fo:text-align="start" style:justify-single-word="false" fo:keep-together="auto" fo:orphans="0" fo:widows="0" fo:text-indent="0.247cm" style:auto-text-indent="false" fo:background-color="transparent" fo:keep-with-next="auto" style:writing-mode="lr-tb"/>
    </style:style>
    <style:style style:name="P183" style:family="paragraph" style:parent-style-name="Body_20_text_20__28_2_29_">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184" style:family="paragraph" style:parent-style-name="Body_20_text_20__28_2_29_">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reak-before="column" fo:background-color="transparent" fo:keep-with-next="auto" style:writing-mode="lr-tb"/>
    </style:style>
    <style:style style:name="P185" style:family="paragraph" style:parent-style-name="Body_20_text_20__28_2_29_" style:master-page-name="Converted12">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style:page-number="743" fo:background-color="transparent" fo:keep-with-next="auto" style:writing-mode="lr-tb"/>
    </style:style>
    <style:style style:name="P186" style:family="paragraph" style:parent-style-name="Body_20_text_20__28_2_29_" style:master-page-name="Converted16">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style:page-number="749" fo:background-color="transparent" fo:keep-with-next="auto" style:writing-mode="lr-tb"/>
    </style:style>
    <style:style style:name="P187" style:family="paragraph" style:parent-style-name="Body_20_text_20__28_2_29_">
      <loext:graphic-properties draw:fill="none" draw:fill-color="#ffffff"/>
      <style:paragraph-properties fo:margin-left="0cm" fo:margin-right="0cm" fo:margin-top="0cm" fo:margin-bottom="0.723cm" style:contextual-spacing="false" fo:line-height="0.369cm" fo:text-align="start" style:justify-single-word="false" fo:keep-together="auto" fo:orphans="0" fo:widows="0" fo:text-indent="0cm" style:auto-text-indent="false" fo:background-color="transparent" fo:keep-with-next="auto" style:writing-mode="lr-tb"/>
    </style:style>
    <style:style style:name="P188" style:family="paragraph" style:parent-style-name="Body_20_text_20__28_2_29_">
      <loext:graphic-properties draw:fill="none" draw:fill-color="#ffffff"/>
      <style:paragraph-properties fo:margin-left="0cm" fo:margin-right="0cm" fo:margin-top="0cm" fo:margin-bottom="0.811cm" style:contextual-spacing="false" fo:line-height="0.369cm" fo:text-align="start" style:justify-single-word="false" fo:keep-together="auto" fo:orphans="0" fo:widows="0" fo:text-indent="0cm" style:auto-text-indent="false" fo:background-color="transparent" fo:keep-with-next="auto" style:writing-mode="lr-tb"/>
    </style:style>
    <style:style style:name="P189" style:family="paragraph" style:parent-style-name="Body_20_text_20__28_2_29_">
      <loext:graphic-properties draw:fill="none" draw:fill-color="#ffffff"/>
      <style:paragraph-properties fo:margin-left="0cm" fo:margin-right="0cm" fo:margin-top="0cm" fo:margin-bottom="0.42cm" style:contextual-spacing="false" fo:line-height="0.369cm" fo:text-align="start" style:justify-single-word="false" fo:keep-together="auto" fo:orphans="0" fo:widows="0" fo:text-indent="0cm" style:auto-text-indent="false" fo:background-color="transparent" fo:keep-with-next="auto" style:writing-mode="lr-tb"/>
    </style:style>
    <style:style style:name="P190" style:family="paragraph" style:parent-style-name="Body_20_text_20__28_2_29_">
      <loext:graphic-properties draw:fill="none" draw:fill-color="#ffffff"/>
      <style:paragraph-properties fo:margin-left="0cm" fo:margin-right="0cm" fo:margin-top="0cm" fo:margin-bottom="0.758cm" style:contextual-spacing="false" fo:line-height="0.369cm" fo:text-align="start" style:justify-single-word="false" fo:keep-together="auto" fo:orphans="0" fo:widows="0" fo:text-indent="0cm" style:auto-text-indent="false" fo:background-color="transparent" fo:keep-with-next="auto" style:writing-mode="lr-tb"/>
    </style:style>
    <style:style style:name="P191" style:family="paragraph" style:parent-style-name="Body_20_text_20__28_2_29_">
      <loext:graphic-properties draw:fill="none" draw:fill-color="#ffffff"/>
      <style:paragraph-properties fo:margin-left="0cm" fo:margin-right="0cm" fo:margin-top="0cm" fo:margin-bottom="0.758cm" style:contextual-spacing="false" fo:line-height="0.369cm" fo:text-align="start" style:justify-single-word="false" fo:keep-together="auto" fo:orphans="0" fo:widows="0" fo:text-indent="0cm" style:auto-text-indent="false" fo:break-before="column" fo:background-color="transparent" fo:keep-with-next="auto" style:writing-mode="lr-tb"/>
    </style:style>
    <style:style style:name="P192" style:family="paragraph" style:parent-style-name="Body_20_text_20__28_2_29_">
      <loext:graphic-properties draw:fill="none" draw:fill-color="#ffffff"/>
      <style:paragraph-properties fo:margin-left="0cm" fo:margin-right="0cm" fo:margin-top="0cm" fo:margin-bottom="0.794cm" style:contextual-spacing="false" fo:line-height="0.369cm" fo:text-align="start" style:justify-single-word="false" fo:keep-together="auto" fo:orphans="0" fo:widows="0" fo:text-indent="0cm" style:auto-text-indent="false" fo:background-color="transparent" fo:keep-with-next="auto" style:writing-mode="lr-tb"/>
    </style:style>
    <style:style style:name="P193" style:family="paragraph" style:parent-style-name="Body_20_text_20__28_2_29_">
      <loext:graphic-properties draw:fill="none" draw:fill-color="#ffffff"/>
      <style:paragraph-properties fo:margin-left="0cm" fo:margin-right="0cm" fo:margin-top="0cm" fo:margin-bottom="0.815cm" style:contextual-spacing="false" fo:line-height="0.369cm" fo:text-align="start" style:justify-single-word="false" fo:keep-together="auto" fo:orphans="0" fo:widows="0" fo:text-indent="0cm" style:auto-text-indent="false" fo:background-color="transparent" fo:keep-with-next="auto" style:writing-mode="lr-tb"/>
    </style:style>
    <style:style style:name="P194" style:family="paragraph" style:parent-style-name="Body_20_text_20__28_2_29_">
      <loext:graphic-properties draw:fill="none" draw:fill-color="#ffffff"/>
      <style:paragraph-properties fo:margin-left="0cm" fo:margin-right="0cm" fo:margin-top="0cm" fo:margin-bottom="0.769cm" style:contextual-spacing="false" fo:line-height="0.369cm" fo:text-align="start" style:justify-single-word="false" fo:keep-together="auto" fo:orphans="0" fo:widows="0" fo:text-indent="0cm" style:auto-text-indent="false" fo:background-color="transparent" fo:keep-with-next="auto" style:writing-mode="lr-tb"/>
    </style:style>
    <style:style style:name="P195" style:family="paragraph" style:parent-style-name="Body_20_text_20__28_2_29_">
      <loext:graphic-properties draw:fill="none" draw:fill-color="#ffffff"/>
      <style:paragraph-properties fo:margin-left="0cm" fo:margin-right="0cm" fo:margin-top="0cm" fo:margin-bottom="0.773cm" style:contextual-spacing="false" fo:line-height="0.369cm" fo:text-align="start" style:justify-single-word="false" fo:keep-together="auto" fo:orphans="0" fo:widows="0" fo:text-indent="0cm" style:auto-text-indent="false" fo:background-color="transparent" fo:keep-with-next="auto" style:writing-mode="lr-tb"/>
    </style:style>
    <style:style style:name="P196" style:family="paragraph" style:parent-style-name="Body_20_text_20__28_2_29_">
      <loext:graphic-properties draw:fill="none" draw:fill-color="#ffffff"/>
      <style:paragraph-properties fo:margin-left="0cm" fo:margin-right="0cm" fo:margin-top="0cm" fo:margin-bottom="0.773cm" style:contextual-spacing="false" fo:line-height="0.369cm" fo:text-align="start" style:justify-single-word="false" fo:keep-together="auto" fo:orphans="0" fo:widows="0" fo:text-indent="0cm" style:auto-text-indent="false" fo:break-before="column" fo:background-color="transparent" fo:keep-with-next="auto" style:writing-mode="lr-tb"/>
    </style:style>
    <style:style style:name="P197" style:family="paragraph" style:parent-style-name="Body_20_text_20__28_2_29_">
      <loext:graphic-properties draw:fill="none" draw:fill-color="#ffffff"/>
      <style:paragraph-properties fo:margin-left="0cm" fo:margin-right="0cm" fo:margin-top="0cm" fo:margin-bottom="0.737cm" style:contextual-spacing="false" fo:line-height="0.369cm" fo:text-align="start" style:justify-single-word="false" fo:keep-together="auto" fo:orphans="0" fo:widows="0" fo:text-indent="0cm" style:auto-text-indent="false" fo:background-color="transparent" fo:keep-with-next="auto" style:writing-mode="lr-tb"/>
    </style:style>
    <style:style style:name="P198" style:family="paragraph" style:parent-style-name="Body_20_text_20__28_2_29_">
      <loext:graphic-properties draw:fill="none" draw:fill-color="#ffffff"/>
      <style:paragraph-properties fo:margin-left="0cm" fo:margin-right="0cm" fo:margin-top="0cm" fo:margin-bottom="0.801cm" style:contextual-spacing="false" fo:line-height="0.369cm" fo:text-align="start" style:justify-single-word="false" fo:keep-together="auto" fo:orphans="0" fo:widows="0" fo:text-indent="0cm" style:auto-text-indent="false" fo:background-color="transparent" fo:keep-with-next="auto" style:writing-mode="lr-tb"/>
    </style:style>
    <style:style style:name="P199" style:family="paragraph" style:parent-style-name="Body_20_text_20__28_2_29_">
      <loext:graphic-properties draw:fill="none" draw:fill-color="#ffffff"/>
      <style:paragraph-properties fo:margin-left="0cm" fo:margin-right="0cm" fo:margin-top="0cm" fo:margin-bottom="0.776cm" style:contextual-spacing="false" fo:line-height="0.369cm" fo:text-align="start" style:justify-single-word="false" fo:keep-together="auto" fo:orphans="0" fo:widows="0" fo:text-indent="0cm" style:auto-text-indent="false" fo:background-color="transparent" fo:keep-with-next="auto" style:writing-mode="lr-tb"/>
    </style:style>
    <style:style style:name="P200" style:family="paragraph" style:parent-style-name="Body_20_text_20__28_2_29_">
      <loext:graphic-properties draw:fill="none" draw:fill-color="#ffffff"/>
      <style:paragraph-properties fo:margin-left="0cm" fo:margin-right="0cm" fo:margin-top="0cm" fo:margin-bottom="0.76cm" style:contextual-spacing="false" fo:line-height="0.369cm" fo:text-align="start" style:justify-single-word="false" fo:keep-together="auto" fo:orphans="0" fo:widows="0" fo:text-indent="0cm" style:auto-text-indent="false" fo:background-color="transparent" fo:keep-with-next="auto" style:writing-mode="lr-tb"/>
    </style:style>
    <style:style style:name="P201" style:family="paragraph" style:parent-style-name="Body_20_text_20__28_2_29_">
      <loext:graphic-properties draw:fill="none" draw:fill-color="#ffffff"/>
      <style:paragraph-properties fo:margin-left="0cm" fo:margin-right="7.338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202" style:family="paragraph" style:parent-style-name="Body_20_text_20__28_2_29_">
      <loext:graphic-properties draw:fill="none" draw:fill-color="#ffffff"/>
      <style:paragraph-properties fo:margin-left="0.423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203" style:family="paragraph" style:parent-style-name="Body_20_text_20__28_2_29_">
      <loext:graphic-properties draw:fill="none" draw:fill-color="#ffffff"/>
      <style:paragraph-properties fo:margin-left="0.423cm" fo:margin-right="0cm" fo:margin-top="0cm" fo:margin-bottom="0.725cm" style:contextual-spacing="false" fo:line-height="0.369cm" fo:text-align="start" style:justify-single-word="false" fo:keep-together="auto" fo:orphans="0" fo:widows="0" fo:text-indent="0cm" style:auto-text-indent="false" fo:background-color="transparent" fo:keep-with-next="auto" style:writing-mode="lr-tb"/>
    </style:style>
    <style:style style:name="P204" style:family="paragraph" style:parent-style-name="Body_20_text_20__28_2_29_">
      <loext:graphic-properties draw:fill="none" draw:fill-color="#ffffff"/>
      <style:paragraph-properties fo:margin-left="0.353cm" fo:margin-right="0cm" fo:margin-top="0cm" fo:margin-bottom="0cm" style:contextual-spacing="false" fo:line-height="0.369cm" fo:text-align="start" style:justify-single-word="false" fo:keep-together="auto" fo:orphans="0" fo:widows="0" fo:text-indent="-0.353cm" style:auto-text-indent="false" fo:background-color="transparent" fo:keep-with-next="auto" style:writing-mode="lr-tb"/>
    </style:style>
    <style:style style:name="P205" style:family="paragraph" style:parent-style-name="Body_20_text_20__28_2_29_">
      <loext:graphic-properties draw:fill="none" draw:fill-color="#ffffff"/>
      <style:paragraph-properties fo:margin-left="0.353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206" style:family="paragraph" style:parent-style-name="Body_20_text_20__28_2_29_">
      <loext:graphic-properties draw:fill="none" draw:fill-color="#ffffff"/>
      <style:paragraph-properties fo:margin-left="0.318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207" style:family="paragraph" style:parent-style-name="Body_20_text_20__28_2_29_" style:list-style-name="WWNum7">
      <loext:graphic-properties draw:fill="none" draw:fill-color="#ffffff"/>
      <style:paragraph-properties fo:margin-left="0cm" fo:margin-right="0cm" fo:margin-top="0cm" fo:margin-bottom="0.769cm" style:contextual-spacing="false" fo:line-height="0.369cm" fo:text-align="start" style:justify-single-word="false" fo:keep-together="auto" fo:orphans="0" fo:widows="0" fo:text-indent="0cm" style:auto-text-indent="false" fo:background-color="transparent" fo:keep-with-next="auto" style:writing-mode="lr-tb"/>
    </style:style>
    <style:style style:name="P208" style:family="paragraph" style:parent-style-name="Body_20_text_20__28_2_29_" style:list-style-name="WWNum7">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209" style:family="paragraph" style:parent-style-name="Body_20_text_20__28_2_29_" style:list-style-name="WWNum9">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210" style:family="paragraph" style:parent-style-name="Body_20_text_20__28_2_29_" style:list-style-name="WWNum29">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211" style:family="paragraph" style:parent-style-name="Body_20_text_20__28_2_29_" style:list-style-name="WWNum31">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212" style:family="paragraph" style:parent-style-name="Body_20_text_20__28_2_29_" style:list-style-name="WWNum37">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213" style:family="paragraph" style:parent-style-name="Body_20_text_20__28_2_29_" style:list-style-name="WWNum35">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214" style:family="paragraph" style:parent-style-name="Body_20_text_20__28_2_29_" style:list-style-name="WWNum41">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215" style:family="paragraph" style:parent-style-name="Body_20_text_20__28_2_29_" style:list-style-name="WWNum17">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216" style:family="paragraph" style:parent-style-name="Body_20_text_20__28_2_29_" style:list-style-name="WWNum43">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217" style:family="paragraph" style:parent-style-name="Body_20_text_20__28_2_29_" style:list-style-name="WWNum45">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218" style:family="paragraph" style:parent-style-name="Body_20_text_20__28_2_29_" style:list-style-name="WWNum45">
      <loext:graphic-properties draw:fill="none" draw:fill-color="#ffffff"/>
      <style:paragraph-properties fo:margin-left="0cm" fo:margin-right="0cm" fo:margin-top="0cm" fo:margin-bottom="0.773cm" style:contextual-spacing="false" fo:line-height="0.369cm" fo:text-align="start" style:justify-single-word="false" fo:keep-together="auto" fo:orphans="0" fo:widows="0" fo:text-indent="0cm" style:auto-text-indent="false" fo:background-color="transparent" fo:keep-with-next="auto" style:writing-mode="lr-tb"/>
    </style:style>
    <style:style style:name="P219" style:family="paragraph" style:parent-style-name="Body_20_text_20__28_2_29_" style:list-style-name="WWNum47">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220" style:family="paragraph" style:parent-style-name="Body_20_text_20__28_2_29_" style:list-style-name="WWNum27">
      <loext:graphic-properties draw:fill="none" draw:fill-color="#ffffff"/>
      <style:paragraph-properties fo:margin-left="0.318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221" style:family="paragraph" style:parent-style-name="Body_20_text_20__28_2_29_" style:list-style-name="WWNum49">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582cm"/>
        </style:tab-stops>
      </style:paragraph-properties>
    </style:style>
    <style:style style:name="P222" style:family="paragraph" style:parent-style-name="Body_20_text_20__28_2_29_" style:list-style-name="WWNum53">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582cm"/>
        </style:tab-stops>
      </style:paragraph-properties>
    </style:style>
    <style:style style:name="P223" style:family="paragraph" style:parent-style-name="Body_20_text_20__28_2_29_" style:list-style-name="WWNum13">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224" style:family="paragraph" style:parent-style-name="Body_20_text_20__28_2_29_" style:list-style-name="WWNum5">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225" style:family="paragraph" style:parent-style-name="Body_20_text_20__28_2_29_">
      <loext:graphic-properties draw:fill="none" draw:fill-color="#ffffff"/>
      <style:paragraph-properties fo:margin-left="0cm" fo:margin-right="4.657cm" fo:margin-top="0cm" fo:margin-bottom="0.723cm" style:contextual-spacing="false" fo:line-height="0.547cm" fo:text-align="start" style:justify-single-word="false" fo:keep-together="auto" fo:orphans="0" fo:widows="0" fo:text-indent="0cm" style:auto-text-indent="false" fo:background-color="transparent" fo:keep-with-next="auto" style:writing-mode="lr-tb"/>
    </style:style>
    <style:style style:name="P226" style:family="paragraph" style:parent-style-name="Body_20_text_20__28_2_29_">
      <loext:graphic-properties draw:fill="none" draw:fill-color="#ffffff"/>
      <style:paragraph-properties fo:margin-left="0cm" fo:margin-right="5.609cm" fo:margin-top="0cm" fo:margin-bottom="0cm" style:contextual-spacing="false" fo:line-height="0.559cm" fo:text-align="start" style:justify-single-word="false" fo:keep-together="auto" fo:orphans="0" fo:widows="0" fo:text-indent="0cm" style:auto-text-indent="false" fo:background-color="transparent" fo:keep-with-next="auto" style:writing-mode="lr-tb"/>
    </style:style>
    <style:style style:name="P227" style:family="paragraph" style:parent-style-name="Body_20_text_20__28_2_29_">
      <loext:graphic-properties draw:fill="none" draw:fill-color="#ffffff"/>
      <style:paragraph-properties fo:margin-left="0cm" fo:margin-right="0cm" fo:margin-top="0cm" fo:margin-bottom="0cm" style:contextual-spacing="false" fo:line-height="0.554cm" fo:keep-together="auto" fo:orphans="0" fo:widows="0" fo:text-indent="0cm" style:auto-text-indent="false" fo:background-color="transparent" fo:keep-with-next="auto" style:writing-mode="lr-tb"/>
    </style:style>
    <style:style style:name="P228" style:family="paragraph" style:parent-style-name="Body_20_text_20__28_2_29_">
      <loext:graphic-properties draw:fill="none" draw:fill-color="#ffffff"/>
      <style:paragraph-properties fo:margin-left="0cm" fo:margin-right="0cm" fo:margin-top="0cm" fo:margin-bottom="0cm" style:contextual-spacing="false" fo:line-height="0.321cm" fo:text-align="start" style:justify-single-word="false" fo:keep-together="auto" fo:orphans="0" fo:widows="0" fo:text-indent="0cm" style:auto-text-indent="false" fo:background-color="transparent" fo:keep-with-next="auto" style:writing-mode="lr-tb"/>
    </style:style>
    <style:style style:name="P229" style:family="paragraph" style:parent-style-name="Body_20_text_20__28_2_29_">
      <loext:graphic-properties draw:fill="none" draw:fill-color="#ffffff"/>
      <style:paragraph-properties fo:margin-left="1.235cm" fo:margin-right="0cm" fo:margin-top="0cm" fo:margin-bottom="1.104cm" style:contextual-spacing="false" fo:line-height="0.321cm" fo:text-align="start" style:justify-single-word="false" fo:keep-together="auto" fo:orphans="0" fo:widows="0" fo:text-indent="0.247cm" style:auto-text-indent="false" fo:background-color="transparent" fo:keep-with-next="auto" style:writing-mode="lr-tb"/>
    </style:style>
    <style:style style:name="P230" style:family="paragraph" style:parent-style-name="Body_20_text_20__28_2_29_">
      <loext:graphic-properties draw:fill="none" draw:fill-color="#ffffff"/>
      <style:paragraph-properties fo:margin-left="0.388cm" fo:margin-right="0cm" fo:margin-top="0cm" fo:margin-bottom="0cm" style:contextual-spacing="false" fo:line-height="0.321cm" fo:text-align="start" style:justify-single-word="false" fo:keep-together="auto" fo:orphans="0" fo:widows="0" fo:text-indent="0cm" style:auto-text-indent="false" fo:background-color="transparent" fo:keep-with-next="auto" style:writing-mode="lr-tb"/>
    </style:style>
    <style:style style:name="P231" style:family="paragraph" style:parent-style-name="Body_20_text_20__28_2_29_" style:master-page-name="Converted5">
      <loext:graphic-properties draw:fill="none" draw:fill-color="#ffffff"/>
      <style:paragraph-properties fo:margin-left="0.388cm" fo:margin-right="0cm" fo:margin-top="0cm" fo:margin-bottom="0cm" style:contextual-spacing="false" fo:line-height="0.321cm" fo:text-align="start" style:justify-single-word="false" fo:keep-together="auto" fo:orphans="0" fo:widows="0" fo:text-indent="0cm" style:auto-text-indent="false" style:page-number="732" fo:background-color="transparent" fo:keep-with-next="auto" style:writing-mode="lr-tb"/>
    </style:style>
    <style:style style:name="P232" style:family="paragraph" style:parent-style-name="Body_20_text_20__28_2_29_">
      <loext:graphic-properties draw:fill="none" draw:fill-color="#ffffff"/>
      <style:paragraph-properties fo:margin-left="0.564cm" fo:margin-right="0cm" fo:margin-top="0cm" fo:margin-bottom="0cm" style:contextual-spacing="false" fo:line-height="0.321cm" fo:keep-together="auto" fo:orphans="0" fo:widows="0" fo:text-indent="0cm" style:auto-text-indent="false" fo:background-color="transparent" fo:keep-with-next="auto" style:writing-mode="lr-tb"/>
    </style:style>
    <style:style style:name="P233" style:family="paragraph" style:parent-style-name="Body_20_text_20__28_2_29_">
      <loext:graphic-properties draw:fill="none" draw:fill-color="#ffffff"/>
      <style:paragraph-properties fo:margin-left="1.764cm" fo:margin-right="0cm" fo:margin-top="0cm" fo:margin-bottom="0cm" style:contextual-spacing="false" fo:line-height="0.293cm" fo:keep-together="auto" fo:orphans="0" fo:widows="0" fo:text-indent="0cm" style:auto-text-indent="false" fo:background-color="transparent" fo:keep-with-next="auto" style:writing-mode="lr-tb">
        <style:tab-stops>
          <style:tab-stop style:position="9.913cm"/>
          <style:tab-stop style:position="11.208cm"/>
        </style:tab-stops>
      </style:paragraph-properties>
    </style:style>
    <style:style style:name="P234" style:family="paragraph" style:parent-style-name="Body_20_text_20__28_2_29_">
      <loext:graphic-properties draw:fill="none" draw:fill-color="#ffffff"/>
      <style:paragraph-properties fo:margin-left="1.376cm" fo:margin-right="0cm" fo:margin-top="0cm" fo:margin-bottom="0cm" style:contextual-spacing="false" fo:line-height="0.263cm" fo:keep-together="auto" fo:orphans="0" fo:widows="0" fo:text-indent="0cm" style:auto-text-indent="false" fo:background-color="transparent" fo:keep-with-next="auto" style:writing-mode="lr-tb">
        <style:tab-stops>
          <style:tab-stop style:position="11.702cm"/>
        </style:tab-stops>
      </style:paragraph-properties>
    </style:style>
    <style:style style:name="P235" style:family="paragraph" style:parent-style-name="Body_20_text_20__28_2_29_">
      <loext:graphic-properties draw:fill="none" draw:fill-color="#ffffff"/>
      <style:paragraph-properties fo:margin-left="0.564cm" fo:margin-right="0cm" fo:margin-top="0cm" fo:margin-bottom="0cm" style:contextual-spacing="false" fo:line-height="0.335cm" fo:keep-together="auto" fo:orphans="0" fo:widows="0" fo:text-indent="0cm" style:auto-text-indent="false" fo:background-color="transparent" fo:keep-with-next="auto" style:writing-mode="lr-tb"/>
    </style:style>
    <style:style style:name="P236" style:family="paragraph" style:parent-style-name="Body_20_text_20__28_2_29_">
      <loext:graphic-properties draw:fill="none" draw:fill-color="#ffffff"/>
      <style:paragraph-properties fo:margin-left="1.764cm" fo:margin-right="0cm" fo:margin-top="0cm" fo:margin-bottom="0cm" style:contextual-spacing="false" fo:line-height="0.335cm" fo:text-align="start" style:justify-single-word="false" fo:keep-together="auto" fo:orphans="0" fo:widows="0" fo:text-indent="0cm" style:auto-text-indent="false" fo:background-color="transparent" fo:keep-with-next="auto" style:writing-mode="lr-tb"/>
    </style:style>
    <style:style style:name="P237" style:family="paragraph" style:parent-style-name="Body_20_text_20__28_2_29_">
      <loext:graphic-properties draw:fill="none" draw:fill-color="#ffffff"/>
      <style:paragraph-properties fo:margin-left="0.529cm" fo:margin-right="6.385cm" fo:margin-top="0cm" fo:margin-bottom="0.213cm" style:contextual-spacing="false" fo:line-height="0.335cm" fo:text-align="start" style:justify-single-word="false" fo:keep-together="auto" fo:orphans="0" fo:widows="0" fo:text-indent="-0.529cm" style:auto-text-indent="false" fo:background-color="transparent" fo:keep-with-next="auto" style:writing-mode="lr-tb"/>
    </style:style>
    <style:style style:name="P238" style:family="paragraph" style:parent-style-name="Body_20_text_20__28_2_29_">
      <loext:graphic-properties draw:fill="none" draw:fill-color="#ffffff"/>
      <style:paragraph-properties fo:margin-left="0.494cm" fo:margin-right="7.303cm" fo:margin-top="0cm" fo:margin-bottom="0.213cm" style:contextual-spacing="false" fo:line-height="0.335cm" fo:text-align="start" style:justify-single-word="false" fo:keep-together="auto" fo:orphans="0" fo:widows="0" fo:text-indent="-0.494cm" style:auto-text-indent="false" fo:background-color="transparent" fo:keep-with-next="auto" style:writing-mode="lr-tb"/>
    </style:style>
    <style:style style:name="P239" style:family="paragraph" style:parent-style-name="Body_20_text_20__28_2_29_">
      <loext:graphic-properties draw:fill="none" draw:fill-color="#ffffff"/>
      <style:paragraph-properties fo:margin-left="0.318cm" fo:margin-right="0cm" fo:margin-top="0cm" fo:margin-bottom="0.73cm" style:contextual-spacing="false" fo:line-height="0.335cm" fo:text-align="start" style:justify-single-word="false" fo:keep-together="auto" fo:orphans="0" fo:widows="0" fo:text-indent="0cm" style:auto-text-indent="false" fo:background-color="transparent" fo:keep-with-next="auto" style:writing-mode="lr-tb"/>
    </style:style>
    <style:style style:name="P240" style:family="paragraph" style:parent-style-name="Body_20_text_20__28_2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241" style:family="paragraph" style:parent-style-name="Body_20_text_20__28_2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reak-before="column" fo:background-color="transparent" fo:keep-with-next="auto" style:writing-mode="lr-tb"/>
    </style:style>
    <style:style style:name="P242" style:family="paragraph" style:parent-style-name="Body_20_text_20__28_2_29_">
      <loext:graphic-properties draw:fill="none" draw:fill-color="#ffffff"/>
      <style:paragraph-properties fo:margin-left="0cm" fo:margin-right="0cm" fo:margin-top="0cm" fo:margin-bottom="0.097cm" style:contextual-spacing="false" fo:text-align="start" style:justify-single-word="false" fo:keep-together="auto" fo:orphans="0" fo:widows="0" fo:text-indent="0cm" style:auto-text-indent="false" fo:background-color="transparent" fo:keep-with-next="auto" style:writing-mode="lr-tb"/>
    </style:style>
    <style:style style:name="P243" style:family="paragraph" style:parent-style-name="Body_20_text_20__28_2_29_">
      <loext:graphic-properties draw:fill="none" draw:fill-color="#ffffff"/>
      <style:paragraph-properties fo:margin-left="0cm" fo:margin-right="0cm" fo:margin-top="0cm" fo:margin-bottom="0.362cm" style:contextual-spacing="false" fo:text-align="start" style:justify-single-word="false" fo:keep-together="auto" fo:orphans="0" fo:widows="0" fo:text-indent="0cm" style:auto-text-indent="false" fo:background-color="transparent" fo:keep-with-next="auto" style:writing-mode="lr-tb"/>
    </style:style>
    <style:style style:name="P244" style:family="paragraph" style:parent-style-name="Body_20_text_20__28_2_29_">
      <loext:graphic-properties draw:fill="none" draw:fill-color="#ffffff"/>
      <style:paragraph-properties fo:margin-left="0cm" fo:margin-right="0cm" fo:margin-top="0cm" fo:margin-bottom="0.693cm" style:contextual-spacing="false" fo:text-align="start" style:justify-single-word="false" fo:keep-together="auto" fo:orphans="0" fo:widows="0" fo:text-indent="0cm" style:auto-text-indent="false" fo:background-color="transparent" fo:keep-with-next="auto" style:writing-mode="lr-tb"/>
    </style:style>
    <style:style style:name="P245" style:family="paragraph" style:parent-style-name="Body_20_text_20__28_2_29_">
      <loext:graphic-properties draw:fill="none" draw:fill-color="#ffffff"/>
      <style:paragraph-properties fo:margin-left="0cm" fo:margin-right="0cm" fo:margin-top="0cm" fo:margin-bottom="0.73cm" style:contextual-spacing="false" fo:text-align="start" style:justify-single-word="false" fo:keep-together="auto" fo:orphans="0" fo:widows="0" fo:text-indent="0cm" style:auto-text-indent="false" fo:background-color="transparent" fo:keep-with-next="auto" style:writing-mode="lr-tb"/>
    </style:style>
    <style:style style:name="P246" style:family="paragraph" style:parent-style-name="Body_20_text_20__28_2_29_">
      <loext:graphic-properties draw:fill="none" draw:fill-color="#ffffff"/>
      <style:paragraph-properties fo:margin-left="0cm" fo:margin-right="0cm" fo:margin-top="0cm" fo:margin-bottom="0.744cm" style:contextual-spacing="false" fo:text-align="start" style:justify-single-word="false" fo:keep-together="auto" fo:orphans="0" fo:widows="0" fo:text-indent="0cm" style:auto-text-indent="false" fo:background-color="transparent" fo:keep-with-next="auto" style:writing-mode="lr-tb"/>
    </style:style>
    <style:style style:name="P247" style:family="paragraph" style:parent-style-name="Body_20_text_20__28_2_29_">
      <loext:graphic-properties draw:fill="none" draw:fill-color="#ffffff"/>
      <style:paragraph-properties fo:margin-left="0cm" fo:margin-right="0cm" fo:margin-top="0cm" fo:margin-bottom="0.744cm" style:contextual-spacing="false" fo:text-align="start" style:justify-single-word="false" fo:keep-together="auto" fo:orphans="0" fo:widows="0" fo:text-indent="0cm" style:auto-text-indent="false" fo:break-before="column" fo:background-color="transparent" fo:keep-with-next="auto" style:writing-mode="lr-tb"/>
    </style:style>
    <style:style style:name="P248" style:family="paragraph" style:parent-style-name="Body_20_text_20__28_2_29_">
      <loext:graphic-properties draw:fill="none" draw:fill-color="#ffffff"/>
      <style:paragraph-properties fo:margin-left="0cm" fo:margin-right="0cm" fo:margin-top="0cm" fo:margin-bottom="0.741cm" style:contextual-spacing="false" fo:text-align="start" style:justify-single-word="false" fo:keep-together="auto" fo:orphans="0" fo:widows="0" fo:text-indent="0cm" style:auto-text-indent="false" fo:background-color="transparent" fo:keep-with-next="auto" style:writing-mode="lr-tb"/>
    </style:style>
    <style:style style:name="P249" style:family="paragraph" style:parent-style-name="Body_20_text_20__28_2_29_">
      <loext:graphic-properties draw:fill="none" draw:fill-color="#ffffff"/>
      <style:paragraph-properties fo:margin-left="0cm" fo:margin-right="0cm" fo:margin-top="0cm" fo:margin-bottom="0.728cm" style:contextual-spacing="false" fo:text-align="start" style:justify-single-word="false" fo:keep-together="auto" fo:orphans="0" fo:widows="0" fo:text-indent="0cm" style:auto-text-indent="false" fo:background-color="transparent" fo:keep-with-next="auto" style:writing-mode="lr-tb"/>
    </style:style>
    <style:style style:name="P250" style:family="paragraph" style:parent-style-name="Body_20_text_20__28_2_29_" style:master-page-name="Converted7">
      <loext:graphic-properties draw:fill="none" draw:fill-color="#ffffff"/>
      <style:paragraph-properties fo:margin-left="0cm" fo:margin-right="0cm" fo:margin-top="0cm" fo:margin-bottom="0.728cm" style:contextual-spacing="false" fo:text-align="start" style:justify-single-word="false" fo:keep-together="auto" fo:orphans="0" fo:widows="0" fo:text-indent="0cm" style:auto-text-indent="false" style:page-number="735" fo:background-color="transparent" fo:keep-with-next="auto" style:writing-mode="lr-tb"/>
    </style:style>
    <style:style style:name="P251" style:family="paragraph" style:parent-style-name="Body_20_text_20__28_2_29_">
      <loext:graphic-properties draw:fill="none" draw:fill-color="#ffffff"/>
      <style:paragraph-properties fo:margin-left="0cm" fo:margin-right="0cm" fo:margin-top="0cm" fo:margin-bottom="0.781cm" style:contextual-spacing="false" fo:text-align="start" style:justify-single-word="false" fo:keep-together="auto" fo:orphans="0" fo:widows="0" fo:text-indent="0cm" style:auto-text-indent="false" fo:break-before="column" fo:background-color="transparent" fo:keep-with-next="auto" style:writing-mode="lr-tb"/>
    </style:style>
    <style:style style:name="P252" style:family="paragraph" style:parent-style-name="Body_20_text_20__28_2_29_">
      <loext:graphic-properties draw:fill="none" draw:fill-color="#ffffff"/>
      <style:paragraph-properties fo:margin-left="0cm" fo:margin-right="0cm" fo:margin-top="0cm" fo:margin-bottom="0.78cm" style:contextual-spacing="false" fo:text-align="start" style:justify-single-word="false" fo:keep-together="auto" fo:orphans="0" fo:widows="0" fo:text-indent="0cm" style:auto-text-indent="false" fo:background-color="transparent" fo:keep-with-next="auto" style:writing-mode="lr-tb"/>
    </style:style>
    <style:style style:name="P253" style:family="paragraph" style:parent-style-name="Body_20_text_20__28_2_29_">
      <loext:graphic-properties draw:fill="none" draw:fill-color="#ffffff"/>
      <style:paragraph-properties fo:margin-left="1.764cm" fo:margin-right="0cm" fo:margin-top="0cm" fo:margin-bottom="0.347cm" style:contextual-spacing="false" fo:text-align="start" style:justify-single-word="false" fo:keep-together="auto" fo:orphans="0" fo:widows="0" fo:text-indent="0cm" style:auto-text-indent="false" fo:background-color="transparent" fo:keep-with-next="auto" style:writing-mode="lr-tb"/>
    </style:style>
    <style:style style:name="P254" style:family="paragraph" style:parent-style-name="Body_20_text_20__28_2_29_">
      <loext:graphic-properties draw:fill="none" draw:fill-color="#ffffff"/>
      <style:paragraph-properties fo:margin-left="14.534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255" style:family="paragraph" style:parent-style-name="Body_20_text_20__28_2_29_">
      <loext:graphic-properties draw:fill="none" draw:fill-color="#ffffff"/>
      <style:paragraph-properties fo:margin-left="0.459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256" style:family="paragraph" style:parent-style-name="Body_20_text_20__28_2_29_">
      <loext:graphic-properties draw:fill="none" draw:fill-color="#ffffff"/>
      <style:paragraph-properties fo:margin-left="1.129cm" fo:margin-right="0cm" fo:margin-top="0cm" fo:margin-bottom="0cm" style:contextual-spacing="false" fo:text-align="start" style:justify-single-word="false" fo:keep-together="auto" fo:orphans="0" fo:widows="0" fo:text-indent="0.282cm" style:auto-text-indent="false" fo:background-color="transparent" fo:keep-with-next="auto" style:writing-mode="lr-tb"/>
    </style:style>
    <style:style style:name="P257" style:family="paragraph" style:parent-style-name="Body_20_text_20__28_2_29_">
      <loext:graphic-properties draw:fill="none" draw:fill-color="#ffffff"/>
      <style:paragraph-properties fo:margin-left="0.529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258" style:family="paragraph" style:parent-style-name="Body_20_text_20__28_2_29_">
      <loext:graphic-properties draw:fill="none" draw:fill-color="#ffffff"/>
      <style:paragraph-properties fo:margin-left="1.235cm" fo:margin-right="0cm" fo:margin-top="0cm" fo:margin-bottom="0cm" style:contextual-spacing="false" fo:text-align="start" style:justify-single-word="false" fo:keep-together="auto" fo:orphans="0" fo:widows="0" fo:text-indent="0.247cm" style:auto-text-indent="false" fo:background-color="transparent" fo:keep-with-next="auto" style:writing-mode="lr-tb"/>
    </style:style>
    <style:style style:name="P259" style:family="paragraph" style:parent-style-name="Body_20_text_20__28_2_29_">
      <loext:graphic-properties draw:fill="none" draw:fill-color="#ffffff"/>
      <style:paragraph-properties fo:margin-left="0.529cm" fo:margin-right="0cm" fo:margin-top="0cm" fo:margin-bottom="0cm" style:contextual-spacing="false" fo:text-align="start" style:justify-single-word="false" fo:keep-together="auto" fo:orphans="0" fo:widows="0" fo:text-indent="-0.529cm" style:auto-text-indent="false" fo:background-color="transparent" fo:keep-with-next="auto" style:writing-mode="lr-tb"/>
    </style:style>
    <style:style style:name="P260" style:family="paragraph" style:parent-style-name="Body_20_text_20__28_2_29_">
      <loext:graphic-properties draw:fill="none" draw:fill-color="#ffffff"/>
      <style:paragraph-properties fo:margin-left="0.494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261" style:family="paragraph" style:parent-style-name="Body_20_text_20__28_2_29_">
      <loext:graphic-properties draw:fill="none" draw:fill-color="#ffffff"/>
      <style:paragraph-properties fo:margin-left="1.199cm" fo:margin-right="0cm" fo:margin-top="0cm" fo:margin-bottom="1.152cm" style:contextual-spacing="false" fo:text-align="start" style:justify-single-word="false" fo:keep-together="auto" fo:orphans="0" fo:widows="0" fo:text-indent="0cm" style:auto-text-indent="false" fo:background-color="transparent" fo:keep-with-next="auto" style:writing-mode="lr-tb"/>
    </style:style>
    <style:style style:name="P262" style:family="paragraph" style:parent-style-name="Body_20_text_20__28_2_29_">
      <loext:graphic-properties draw:fill="none" draw:fill-color="#ffffff"/>
      <style:paragraph-properties fo:margin-left="0.494cm" fo:margin-right="0cm" fo:margin-top="0cm" fo:margin-bottom="0cm" style:contextual-spacing="false" fo:text-align="start" style:justify-single-word="false" fo:keep-together="auto" fo:orphans="0" fo:widows="0" fo:text-indent="-0.494cm" style:auto-text-indent="false" fo:background-color="transparent" fo:keep-with-next="auto" style:writing-mode="lr-tb"/>
    </style:style>
    <style:style style:name="P263" style:family="paragraph" style:parent-style-name="Body_20_text_20__28_2_29_">
      <loext:graphic-properties draw:fill="none" draw:fill-color="#ffffff"/>
      <style:paragraph-properties fo:margin-left="0.388cm" fo:margin-right="0cm" fo:margin-top="0cm" fo:margin-bottom="0cm" style:contextual-spacing="false" fo:text-align="start" style:justify-single-word="false" fo:keep-together="auto" fo:orphans="0" fo:widows="0" fo:text-indent="0.247cm" style:auto-text-indent="false" fo:background-color="transparent" fo:keep-with-next="auto" style:writing-mode="lr-tb"/>
    </style:style>
    <style:style style:name="P264" style:family="paragraph" style:parent-style-name="Body_20_text_20__28_2_29_">
      <loext:graphic-properties draw:fill="none" draw:fill-color="#ffffff"/>
      <style:paragraph-properties fo:margin-left="0.388cm" fo:margin-right="0cm" fo:margin-top="0cm" fo:margin-bottom="0.693cm" style:contextual-spacing="false" fo:text-align="start" style:justify-single-word="false" fo:keep-together="auto" fo:orphans="0" fo:widows="0" fo:text-indent="0.247cm" style:auto-text-indent="false" fo:background-color="transparent" fo:keep-with-next="auto" style:writing-mode="lr-tb"/>
    </style:style>
    <style:style style:name="P265" style:family="paragraph" style:parent-style-name="Body_20_text_20__28_2_29_">
      <loext:graphic-properties draw:fill="none" draw:fill-color="#ffffff"/>
      <style:paragraph-properties fo:margin-left="0.388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266" style:family="paragraph" style:parent-style-name="Body_20_text_20__28_2_29_">
      <loext:graphic-properties draw:fill="none" draw:fill-color="#ffffff"/>
      <style:paragraph-properties fo:margin-left="0.388cm" fo:margin-right="0cm" fo:margin-top="0cm" fo:margin-bottom="0.728cm" style:contextual-spacing="false" fo:text-align="start" style:justify-single-word="false" fo:keep-together="auto" fo:orphans="0" fo:widows="0" fo:text-indent="0cm" style:auto-text-indent="false" fo:background-color="transparent" fo:keep-with-next="auto" style:writing-mode="lr-tb"/>
    </style:style>
    <style:style style:name="P267" style:family="paragraph" style:parent-style-name="Body_20_text_20__28_2_29_">
      <loext:graphic-properties draw:fill="none" draw:fill-color="#ffffff"/>
      <style:paragraph-properties fo:margin-left="0.6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268" style:family="paragraph" style:parent-style-name="Body_20_text_20__28_2_29_">
      <loext:graphic-properties draw:fill="none" draw:fill-color="#ffffff"/>
      <style:paragraph-properties fo:margin-left="0.6cm" fo:margin-right="0cm" fo:margin-top="0cm" fo:margin-bottom="0.728cm" style:contextual-spacing="false" fo:text-align="start" style:justify-single-word="false" fo:keep-together="auto" fo:orphans="0" fo:widows="0" fo:text-indent="0cm" style:auto-text-indent="false" fo:background-color="transparent" fo:keep-with-next="auto" style:writing-mode="lr-tb"/>
    </style:style>
    <style:style style:name="P269" style:family="paragraph" style:parent-style-name="Body_20_text_20__28_2_29_">
      <loext:graphic-properties draw:fill="none" draw:fill-color="#ffffff"/>
      <style:paragraph-properties fo:margin-left="0.318cm" fo:margin-right="0cm" fo:margin-top="0cm" fo:margin-bottom="0.376cm" style:contextual-spacing="false" fo:text-align="start" style:justify-single-word="false" fo:keep-together="auto" fo:orphans="0" fo:widows="0" fo:text-indent="0cm" style:auto-text-indent="false" fo:background-color="transparent" fo:keep-with-next="auto" style:writing-mode="lr-tb"/>
    </style:style>
    <style:style style:name="P270" style:family="paragraph" style:parent-style-name="Body_20_text_20__28_2_29_">
      <loext:graphic-properties draw:fill="none" draw:fill-color="#ffffff"/>
      <style:paragraph-properties fo:margin-left="0.318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271" style:family="paragraph" style:parent-style-name="Body_20_text_20__28_2_29_">
      <loext:graphic-properties draw:fill="none" draw:fill-color="#ffffff"/>
      <style:paragraph-properties fo:margin-left="0.318cm" fo:margin-right="0cm" fo:margin-top="0cm" fo:margin-bottom="0.78cm" style:contextual-spacing="false" fo:text-align="start" style:justify-single-word="false" fo:keep-together="auto" fo:orphans="0" fo:widows="0" fo:text-indent="0cm" style:auto-text-indent="false" fo:background-color="transparent" fo:keep-with-next="auto" style:writing-mode="lr-tb"/>
    </style:style>
    <style:style style:name="P272" style:family="paragraph" style:parent-style-name="Body_20_text_20__28_2_29_">
      <loext:graphic-properties draw:fill="none" draw:fill-color="#ffffff"/>
      <style:paragraph-properties fo:margin-left="0.423cm" fo:margin-right="0cm" fo:margin-top="0cm" fo:margin-bottom="0.693cm" style:contextual-spacing="false" fo:text-align="start" style:justify-single-word="false" fo:keep-together="auto" fo:orphans="0" fo:widows="0" fo:text-indent="0cm" style:auto-text-indent="false" fo:background-color="transparent" fo:keep-with-next="auto" style:writing-mode="lr-tb"/>
    </style:style>
    <style:style style:name="P273" style:family="paragraph" style:parent-style-name="Body_20_text_20__28_2_29_">
      <loext:graphic-properties draw:fill="none" draw:fill-color="#ffffff"/>
      <style:paragraph-properties fo:margin-left="0.282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274" style:family="paragraph" style:parent-style-name="Body_20_text_20__28_2_29_">
      <loext:graphic-properties draw:fill="none" draw:fill-color="#ffffff"/>
      <style:paragraph-properties fo:margin-left="0cm" fo:margin-right="3.669cm" fo:margin-top="0cm" fo:margin-bottom="0cm" style:contextual-spacing="false" fo:line-height="0.377cm" fo:text-align="center" style:justify-single-word="false" fo:keep-together="auto" fo:orphans="0" fo:widows="0" fo:text-indent="0cm" style:auto-text-indent="false" fo:background-color="transparent" fo:keep-with-next="auto" style:writing-mode="lr-tb"/>
    </style:style>
    <style:style style:name="P275" style:family="paragraph" style:parent-style-name="Body_20_text_20__28_2_29_">
      <loext:graphic-properties draw:fill="none" draw:fill-color="#ffffff"/>
      <style:paragraph-properties fo:margin-left="13.617cm" fo:margin-right="0cm" fo:margin-top="0cm" fo:margin-bottom="0.143cm" style:contextual-spacing="false" fo:line-height="0.377cm" fo:text-align="start" style:justify-single-word="false" fo:keep-together="auto" fo:orphans="0" fo:widows="0" fo:text-indent="0cm" style:auto-text-indent="false" fo:background-color="transparent" fo:keep-with-next="auto" style:writing-mode="lr-tb"/>
    </style:style>
    <style:style style:name="P276" style:family="paragraph" style:parent-style-name="Body_20_text_20__28_2_29_">
      <loext:graphic-properties draw:fill="none" draw:fill-color="#ffffff"/>
      <style:paragraph-properties fo:margin-left="0cm" fo:margin-right="0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style>
    <style:style style:name="P277" style:family="paragraph" style:parent-style-name="Body_20_text_20__28_2_29_">
      <loext:graphic-properties draw:fill="none" draw:fill-color="#ffffff"/>
      <style:paragraph-properties fo:margin-left="0cm" fo:margin-right="0cm" fo:margin-top="0cm" fo:margin-bottom="0cm" style:contextual-spacing="false" fo:line-height="0.377cm" fo:text-align="start" style:justify-single-word="false" fo:keep-together="auto" fo:orphans="0" fo:widows="0" fo:text-indent="0cm" style:auto-text-indent="false" fo:break-before="column" fo:background-color="transparent" fo:keep-with-next="auto" style:writing-mode="lr-tb"/>
    </style:style>
    <style:style style:name="P278" style:family="paragraph" style:parent-style-name="Body_20_text_20__28_2_29_">
      <loext:graphic-properties draw:fill="none" draw:fill-color="#ffffff"/>
      <style:paragraph-properties fo:margin-left="0cm" fo:margin-right="0cm" fo:margin-top="0cm" fo:margin-bottom="0.776cm" style:contextual-spacing="false" fo:line-height="0.377cm" fo:text-align="start" style:justify-single-word="false" fo:keep-together="auto" fo:orphans="0" fo:widows="0" fo:text-indent="0cm" style:auto-text-indent="false" fo:background-color="transparent" fo:keep-with-next="auto" style:writing-mode="lr-tb"/>
    </style:style>
    <style:style style:name="P279" style:family="paragraph" style:parent-style-name="Body_20_text_20__28_2_29_">
      <loext:graphic-properties draw:fill="none" draw:fill-color="#ffffff"/>
      <style:paragraph-properties fo:margin-left="0cm" fo:margin-right="0cm" fo:margin-top="0cm" fo:margin-bottom="0.764cm" style:contextual-spacing="false" fo:line-height="0.377cm" fo:text-align="start" style:justify-single-word="false" fo:keep-together="auto" fo:orphans="0" fo:widows="0" fo:text-indent="0cm" style:auto-text-indent="false" fo:background-color="transparent" fo:keep-with-next="auto" style:writing-mode="lr-tb"/>
    </style:style>
    <style:style style:name="P280" style:family="paragraph" style:parent-style-name="Body_20_text_20__28_2_29_">
      <loext:graphic-properties draw:fill="none" draw:fill-color="#ffffff"/>
      <style:paragraph-properties fo:margin-left="0cm" fo:margin-right="0cm" fo:margin-top="0cm" fo:margin-bottom="0.411cm" style:contextual-spacing="false" fo:line-height="0.377cm" fo:text-align="start" style:justify-single-word="false" fo:keep-together="auto" fo:orphans="0" fo:widows="0" fo:text-indent="0cm" style:auto-text-indent="false" fo:background-color="transparent" fo:keep-with-next="auto" style:writing-mode="lr-tb"/>
    </style:style>
    <style:style style:name="P281" style:family="paragraph" style:parent-style-name="Body_20_text_20__28_2_29_">
      <loext:graphic-properties draw:fill="none" draw:fill-color="#ffffff"/>
      <style:paragraph-properties fo:margin-left="0cm" fo:margin-right="0cm" fo:margin-top="0cm" fo:margin-bottom="0.78cm" style:contextual-spacing="false" fo:line-height="0.377cm" fo:text-align="start" style:justify-single-word="false" fo:keep-together="auto" fo:orphans="0" fo:widows="0" fo:text-indent="0cm" style:auto-text-indent="false" fo:background-color="transparent" fo:keep-with-next="auto" style:writing-mode="lr-tb"/>
    </style:style>
    <style:style style:name="P282" style:family="paragraph" style:parent-style-name="Body_20_text_20__28_2_29_">
      <loext:graphic-properties draw:fill="none" draw:fill-color="#ffffff"/>
      <style:paragraph-properties fo:margin-left="0cm" fo:margin-right="0cm" fo:margin-top="0cm" fo:margin-bottom="0.76cm" style:contextual-spacing="false" fo:line-height="0.377cm" fo:text-align="start" style:justify-single-word="false" fo:keep-together="auto" fo:orphans="0" fo:widows="0" fo:text-indent="0cm" style:auto-text-indent="false" fo:background-color="transparent" fo:keep-with-next="auto" style:writing-mode="lr-tb"/>
    </style:style>
    <style:style style:name="P283" style:family="paragraph" style:parent-style-name="Body_20_text_20__28_2_29_">
      <loext:graphic-properties draw:fill="none" draw:fill-color="#ffffff"/>
      <style:paragraph-properties fo:margin-left="0cm" fo:margin-right="0cm" fo:margin-top="0cm" fo:margin-bottom="0.773cm" style:contextual-spacing="false" fo:line-height="0.377cm" fo:text-align="start" style:justify-single-word="false" fo:keep-together="auto" fo:orphans="0" fo:widows="0" fo:text-indent="0cm" style:auto-text-indent="false" fo:background-color="transparent" fo:keep-with-next="auto" style:writing-mode="lr-tb"/>
    </style:style>
    <style:style style:name="P284" style:family="paragraph" style:parent-style-name="Body_20_text_20__28_2_29_">
      <loext:graphic-properties draw:fill="none" draw:fill-color="#ffffff"/>
      <style:paragraph-properties fo:margin-left="0cm" fo:margin-right="0cm" fo:margin-top="0cm" fo:margin-bottom="0.769cm" style:contextual-spacing="false" fo:line-height="0.377cm" fo:text-align="start" style:justify-single-word="false" fo:keep-together="auto" fo:orphans="0" fo:widows="0" fo:text-indent="0cm" style:auto-text-indent="false" fo:background-color="transparent" fo:keep-with-next="auto" style:writing-mode="lr-tb"/>
    </style:style>
    <style:style style:name="P285" style:family="paragraph" style:parent-style-name="Body_20_text_20__28_2_29_">
      <loext:graphic-properties draw:fill="none" draw:fill-color="#ffffff"/>
      <style:paragraph-properties fo:margin-left="0cm" fo:margin-right="0cm" fo:margin-top="0cm" fo:margin-bottom="0.815cm" style:contextual-spacing="false" fo:line-height="0.377cm" fo:text-align="start" style:justify-single-word="false" fo:keep-together="auto" fo:orphans="0" fo:widows="0" fo:text-indent="0cm" style:auto-text-indent="false" fo:background-color="transparent" fo:keep-with-next="auto" style:writing-mode="lr-tb"/>
    </style:style>
    <style:style style:name="P286" style:family="paragraph" style:parent-style-name="Body_20_text_20__28_2_29_">
      <loext:graphic-properties draw:fill="none" draw:fill-color="#ffffff"/>
      <style:paragraph-properties fo:margin-left="0cm" fo:margin-right="0cm" fo:margin-top="0cm" fo:margin-bottom="0.744cm" style:contextual-spacing="false" fo:line-height="0.377cm" fo:text-align="start" style:justify-single-word="false" fo:keep-together="auto" fo:orphans="0" fo:widows="0" fo:text-indent="0cm" style:auto-text-indent="false" fo:break-before="column" fo:background-color="transparent" fo:keep-with-next="auto" style:writing-mode="lr-tb"/>
    </style:style>
    <style:style style:name="P287" style:family="paragraph" style:parent-style-name="Body_20_text_20__28_2_29_">
      <loext:graphic-properties draw:fill="none" draw:fill-color="#ffffff"/>
      <style:paragraph-properties fo:margin-left="0.282cm" fo:margin-right="0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style>
    <style:style style:name="P288" style:family="paragraph" style:parent-style-name="Body_20_text_20__28_2_29_">
      <loext:graphic-properties draw:fill="none" draw:fill-color="#ffffff"/>
      <style:paragraph-properties fo:margin-left="0.282cm" fo:margin-right="0cm" fo:margin-top="0cm" fo:margin-bottom="0.78cm" style:contextual-spacing="false" fo:line-height="0.377cm" fo:text-align="start" style:justify-single-word="false" fo:keep-together="auto" fo:orphans="0" fo:widows="0" fo:text-indent="0cm" style:auto-text-indent="false" fo:background-color="transparent" fo:keep-with-next="auto" style:writing-mode="lr-tb"/>
    </style:style>
    <style:style style:name="P289" style:family="paragraph" style:parent-style-name="Body_20_text_20__28_2_29_">
      <loext:graphic-properties draw:fill="none" draw:fill-color="#ffffff"/>
      <style:paragraph-properties fo:margin-left="0.318cm" fo:margin-right="0cm" fo:margin-top="0cm" fo:margin-bottom="0cm" style:contextual-spacing="false" fo:line-height="0.377cm" fo:text-align="start" style:justify-single-word="false" fo:keep-together="auto" fo:orphans="0" fo:widows="0" fo:text-indent="-0.318cm" style:auto-text-indent="false" fo:background-color="transparent" fo:keep-with-next="auto" style:writing-mode="lr-tb"/>
    </style:style>
    <style:style style:name="P290" style:family="paragraph" style:parent-style-name="Body_20_text_20__28_2_29_">
      <loext:graphic-properties draw:fill="none" draw:fill-color="#ffffff"/>
      <style:paragraph-properties fo:margin-left="0.318cm" fo:margin-right="0cm" fo:margin-top="0cm" fo:margin-bottom="0.815cm" style:contextual-spacing="false" fo:line-height="0.377cm" fo:text-align="start" style:justify-single-word="false" fo:keep-together="auto" fo:orphans="0" fo:widows="0" fo:text-indent="-0.318cm" style:auto-text-indent="false" fo:background-color="transparent" fo:keep-with-next="auto" style:writing-mode="lr-tb"/>
    </style:style>
    <style:style style:name="P291" style:family="paragraph" style:parent-style-name="Body_20_text_20__28_2_29_">
      <loext:graphic-properties draw:fill="none" draw:fill-color="#ffffff"/>
      <style:paragraph-properties fo:margin-left="0.318cm" fo:margin-right="0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style>
    <style:style style:name="P292" style:family="paragraph" style:parent-style-name="Body_20_text_20__28_2_29_" style:list-style-name="WWNum23">
      <loext:graphic-properties draw:fill="none" draw:fill-color="#ffffff"/>
      <style:paragraph-properties fo:margin-left="0cm" fo:margin-right="0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tab-stops>
          <style:tab-stop style:position="0.647cm"/>
        </style:tab-stops>
      </style:paragraph-properties>
    </style:style>
    <style:style style:name="P293" style:family="paragraph" style:parent-style-name="Body_20_text_20__28_2_29_" style:list-style-name="WWNum25">
      <loext:graphic-properties draw:fill="none" draw:fill-color="#ffffff"/>
      <style:paragraph-properties fo:margin-left="0cm" fo:margin-right="0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tab-stops>
          <style:tab-stop style:position="0.647cm"/>
        </style:tab-stops>
      </style:paragraph-properties>
    </style:style>
    <style:style style:name="P294" style:family="paragraph" style:parent-style-name="Body_20_text_20__28_2_29_">
      <loext:graphic-properties draw:fill="none" draw:fill-color="#ffffff"/>
      <style:paragraph-properties fo:margin-left="0cm" fo:margin-right="0.247cm" fo:margin-top="0cm" fo:margin-bottom="0cm" style:contextual-spacing="false" fo:line-height="0.377cm" fo:keep-together="auto" fo:orphans="0" fo:widows="0" fo:text-indent="0cm" style:auto-text-indent="false" fo:background-color="transparent" fo:keep-with-next="auto" style:writing-mode="lr-tb"/>
    </style:style>
    <style:style style:name="P295"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style>
    <style:style style:name="P296" style:family="paragraph" style:parent-style-name="Body_20_text_20__28_2_29_">
      <loext:graphic-properties draw:fill="none" draw:fill-color="#ffffff"/>
      <style:paragraph-properties fo:margin-left="0cm" fo:margin-right="2.187cm" fo:margin-top="0cm" fo:margin-bottom="0cm" style:contextual-spacing="false" fo:line-height="0.377cm" fo:keep-together="auto" fo:orphans="0" fo:widows="0" fo:text-indent="0cm" style:auto-text-indent="false" fo:background-color="transparent" fo:keep-with-next="auto" style:writing-mode="lr-tb"/>
    </style:style>
    <style:style style:name="P297" style:family="paragraph" style:parent-style-name="Body_20_text_20__28_2_29_">
      <loext:graphic-properties draw:fill="none" draw:fill-color="#ffffff"/>
      <style:paragraph-properties fo:margin-left="0cm" fo:margin-right="0.318cm" fo:margin-top="0cm" fo:margin-bottom="0cm" style:contextual-spacing="false" fo:line-height="0.377cm" fo:keep-together="auto" fo:orphans="0" fo:widows="0" fo:text-indent="0cm" style:auto-text-indent="false" fo:background-color="transparent" fo:keep-with-next="auto" style:writing-mode="lr-tb"/>
    </style:style>
    <style:style style:name="P298" style:family="paragraph" style:parent-style-name="Body_20_text_20__28_2_29_">
      <loext:graphic-properties draw:fill="none" draw:fill-color="#ffffff"/>
      <style:paragraph-properties fo:margin-left="0cm" fo:margin-right="3.669cm" fo:margin-top="0cm" fo:margin-bottom="0.106cm" style:contextual-spacing="false" fo:text-align="center" style:justify-single-word="false" fo:keep-together="auto" fo:orphans="0" fo:widows="0" fo:text-indent="0cm" style:auto-text-indent="false" fo:background-color="transparent" fo:keep-with-next="auto" style:writing-mode="lr-tb"/>
    </style:style>
    <style:style style:name="P299" style:family="paragraph" style:parent-style-name="Body_20_text_20__28_2_29_">
      <loext:graphic-properties draw:fill="none" draw:fill-color="#ffffff"/>
      <style:paragraph-properties fo:margin-left="0.459cm" fo:margin-right="5.221cm" fo:margin-top="0cm" fo:margin-bottom="0cm" style:contextual-spacing="false" fo:line-height="0.347cm" fo:text-align="start" style:justify-single-word="false" fo:keep-together="auto" fo:orphans="0" fo:widows="0" fo:text-indent="0cm" style:auto-text-indent="false" fo:background-color="transparent" fo:keep-with-next="auto" style:writing-mode="lr-tb"/>
    </style:style>
    <style:style style:name="P300" style:family="paragraph" style:parent-style-name="Body_20_text_20__28_2_29_">
      <loext:graphic-properties draw:fill="none" draw:fill-color="#ffffff"/>
      <style:paragraph-properties fo:margin-left="0.318cm" fo:margin-right="0cm" fo:margin-top="0cm" fo:margin-bottom="0.736cm" style:contextual-spacing="false" fo:line-height="0.347cm" fo:text-align="start" style:justify-single-word="false" fo:keep-together="auto" fo:orphans="0" fo:widows="0" fo:text-indent="0cm" style:auto-text-indent="false" fo:background-color="transparent" fo:keep-with-next="auto" style:writing-mode="lr-tb"/>
    </style:style>
    <style:style style:name="P301" style:family="paragraph" style:parent-style-name="Body_20_text_20__28_2_29_">
      <loext:graphic-properties draw:fill="none" draw:fill-color="#ffffff"/>
      <style:paragraph-properties fo:margin-left="0cm" fo:margin-right="0.953cm" fo:margin-top="0cm" fo:margin-bottom="0cm" style:contextual-spacing="false" fo:line-height="0.347cm" fo:text-align="start" style:justify-single-word="false" fo:keep-together="auto" fo:orphans="0" fo:widows="0" fo:text-indent="0cm" style:auto-text-indent="false" fo:background-color="transparent" fo:keep-with-next="auto" style:writing-mode="lr-tb"/>
    </style:style>
    <style:style style:name="P302" style:family="paragraph" style:parent-style-name="Body_20_text_20__28_2_29_">
      <loext:graphic-properties draw:fill="none" draw:fill-color="#ffffff"/>
      <style:paragraph-properties fo:margin-left="0cm" fo:margin-right="0cm" fo:margin-top="0cm" fo:margin-bottom="0.386cm" style:contextual-spacing="false" fo:line-height="0.347cm" fo:text-align="start" style:justify-single-word="false" fo:keep-together="auto" fo:orphans="0" fo:widows="0" fo:text-indent="0cm" style:auto-text-indent="false" fo:background-color="transparent" fo:keep-with-next="auto" style:writing-mode="lr-tb"/>
    </style:style>
    <style:style style:name="P303" style:family="paragraph" style:parent-style-name="Body_20_text_20__28_2_29_">
      <loext:graphic-properties draw:fill="none" draw:fill-color="#ffffff"/>
      <style:paragraph-properties fo:margin-left="0cm" fo:margin-right="0cm" fo:margin-top="0cm" fo:margin-bottom="0cm" style:contextual-spacing="false" fo:line-height="0.347cm" fo:text-align="start" style:justify-single-word="false" fo:keep-together="auto" fo:orphans="0" fo:widows="0" fo:text-indent="0cm" style:auto-text-indent="false" fo:background-color="transparent" fo:keep-with-next="auto" style:writing-mode="lr-tb"/>
    </style:style>
    <style:style style:name="P304" style:family="paragraph" style:parent-style-name="Body_20_text_20__28_2_29_">
      <loext:graphic-properties draw:fill="none" draw:fill-color="#ffffff"/>
      <style:paragraph-properties fo:margin-left="1.129cm" fo:margin-right="0cm" fo:margin-top="0cm" fo:margin-bottom="0cm" style:contextual-spacing="false" fo:line-height="0.33cm" fo:text-align="start" style:justify-single-word="false" fo:keep-together="auto" fo:orphans="0" fo:widows="0" fo:text-indent="0.282cm" style:auto-text-indent="false" fo:background-color="transparent" fo:keep-with-next="auto" style:writing-mode="lr-tb"/>
    </style:style>
    <style:style style:name="P305" style:family="paragraph" style:parent-style-name="Body_20_text_20__28_2_29_">
      <loext:graphic-properties draw:fill="none" draw:fill-color="#ffffff"/>
      <style:paragraph-properties fo:margin-left="0.388cm" fo:margin-right="0cm" fo:margin-top="0cm" fo:margin-bottom="0cm" style:contextual-spacing="false" fo:line-height="0.33cm" fo:text-align="start" style:justify-single-word="false" fo:keep-together="auto" fo:orphans="0" fo:widows="0" fo:text-indent="0cm" style:auto-text-indent="false" fo:background-color="transparent" fo:keep-with-next="auto" style:writing-mode="lr-tb"/>
    </style:style>
    <style:style style:name="P306" style:family="paragraph" style:parent-style-name="Body_20_text_20__28_2_29_">
      <loext:graphic-properties draw:fill="none" draw:fill-color="#ffffff"/>
      <style:paragraph-properties fo:margin-left="1.129cm" fo:margin-right="0cm" fo:margin-top="0cm" fo:margin-bottom="0cm" style:contextual-spacing="false" fo:line-height="0.296cm" fo:text-align="start" style:justify-single-word="false" fo:keep-together="auto" fo:orphans="0" fo:widows="0" fo:text-indent="0.282cm" style:auto-text-indent="false" fo:background-color="transparent" fo:keep-with-next="auto" style:writing-mode="lr-tb"/>
    </style:style>
    <style:style style:name="P307" style:family="paragraph" style:parent-style-name="Body_20_text_20__28_2_29_">
      <loext:graphic-properties draw:fill="none" draw:fill-color="#ffffff"/>
      <style:paragraph-properties fo:margin-left="0.635cm" fo:margin-right="0cm" fo:margin-top="0cm" fo:margin-bottom="0cm" style:contextual-spacing="false" fo:line-height="0.296cm" fo:text-align="start" style:justify-single-word="false" fo:keep-together="auto" fo:orphans="0" fo:widows="0" fo:text-indent="0cm" style:auto-text-indent="false" fo:background-color="transparent" fo:keep-with-next="auto" style:writing-mode="lr-tb">
        <style:tab-stops>
          <style:tab-stop style:position="5.897cm"/>
        </style:tab-stops>
      </style:paragraph-properties>
    </style:style>
    <style:style style:name="P308" style:family="paragraph" style:parent-style-name="Body_20_text_20__28_2_29_">
      <loext:graphic-properties draw:fill="none" draw:fill-color="#ffffff"/>
      <style:paragraph-properties fo:margin-left="0.529cm" fo:margin-right="0cm" fo:margin-top="0cm" fo:margin-bottom="0cm" style:contextual-spacing="false" fo:line-height="0.36cm" fo:text-align="start" style:justify-single-word="false" fo:keep-together="auto" fo:orphans="0" fo:widows="0" fo:text-indent="0cm" style:auto-text-indent="false" fo:background-color="transparent" fo:keep-with-next="auto" style:writing-mode="lr-tb"/>
    </style:style>
    <style:style style:name="P309" style:family="paragraph" style:parent-style-name="Body_20_text_20__28_2_29_">
      <loext:graphic-properties draw:fill="none" draw:fill-color="#ffffff"/>
      <style:paragraph-properties fo:margin-left="0.529cm" fo:margin-right="8.114cm" fo:margin-top="0cm" fo:margin-bottom="0.235cm" style:contextual-spacing="false" fo:line-height="0.36cm" fo:text-align="start" style:justify-single-word="false" fo:keep-together="auto" fo:orphans="0" fo:widows="0" fo:text-indent="0cm" style:auto-text-indent="false" fo:background-color="transparent" fo:keep-with-next="auto" style:writing-mode="lr-tb"/>
    </style:style>
    <style:style style:name="P310" style:family="paragraph" style:parent-style-name="Body_20_text_20__28_2_29_">
      <loext:graphic-properties draw:fill="none" draw:fill-color="#ffffff"/>
      <style:paragraph-properties fo:margin-left="0.529cm" fo:margin-right="6.385cm" fo:margin-top="0cm" fo:margin-bottom="0cm" style:contextual-spacing="false" fo:line-height="0.36cm" fo:text-align="start" style:justify-single-word="false" fo:keep-together="auto" fo:orphans="0" fo:widows="0" fo:text-indent="-0.529cm" style:auto-text-indent="false" fo:background-color="transparent" fo:keep-with-next="auto" style:writing-mode="lr-tb"/>
    </style:style>
    <style:style style:name="P311" style:family="paragraph" style:parent-style-name="Body_20_text_20__28_2_29_">
      <loext:graphic-properties draw:fill="none" draw:fill-color="#ffffff"/>
      <style:paragraph-properties fo:margin-left="0.494cm" fo:margin-right="8.22cm" fo:margin-top="0cm" fo:margin-bottom="0cm" style:contextual-spacing="false" fo:line-height="0.36cm" fo:text-align="start" style:justify-single-word="false" fo:keep-together="auto" fo:orphans="0" fo:widows="0" fo:text-indent="0cm" style:auto-text-indent="false" fo:background-color="transparent" fo:keep-with-next="auto" style:writing-mode="lr-tb"/>
    </style:style>
    <style:style style:name="P312" style:family="paragraph" style:parent-style-name="Body_20_text_20__28_2_29_">
      <loext:graphic-properties draw:fill="none" draw:fill-color="#ffffff"/>
      <style:paragraph-properties fo:margin-left="1.235cm" fo:margin-right="0cm" fo:margin-top="0cm" fo:margin-bottom="0cm" style:contextual-spacing="false" fo:line-height="0.36cm" fo:text-align="start" style:justify-single-word="false" fo:keep-together="auto" fo:orphans="0" fo:widows="0" fo:text-indent="0.247cm" style:auto-text-indent="false" fo:background-color="transparent" fo:keep-with-next="auto" style:writing-mode="lr-tb"/>
    </style:style>
    <style:style style:name="P313" style:family="paragraph" style:parent-style-name="Body_20_text_20__28_2_29_">
      <loext:graphic-properties draw:fill="none" draw:fill-color="#ffffff"/>
      <style:paragraph-properties fo:margin-left="0cm" fo:margin-right="0cm" fo:margin-top="0cm" fo:margin-bottom="0cm" style:contextual-spacing="false" fo:line-height="0.36cm" fo:text-align="start" style:justify-single-word="false" fo:keep-together="auto" fo:orphans="0" fo:widows="0" fo:text-indent="0cm" style:auto-text-indent="false" fo:background-color="transparent" fo:keep-with-next="auto" style:writing-mode="lr-tb"/>
    </style:style>
    <style:style style:name="P314" style:family="paragraph" style:parent-style-name="Body_20_text_20__28_2_29_">
      <loext:graphic-properties draw:fill="none" draw:fill-color="#ffffff"/>
      <style:paragraph-properties fo:margin-left="0cm" fo:margin-right="1.799cm" fo:margin-top="0cm" fo:margin-bottom="0cm" style:contextual-spacing="false" fo:line-height="0.36cm" fo:text-align="start" style:justify-single-word="false" fo:keep-together="auto" fo:orphans="0" fo:widows="0" fo:text-indent="0cm" style:auto-text-indent="false" fo:background-color="transparent" fo:keep-with-next="auto" style:writing-mode="lr-tb"/>
    </style:style>
    <style:style style:name="P315" style:family="paragraph" style:parent-style-name="Body_20_text_20__28_2_29_">
      <loext:graphic-properties draw:fill="none" draw:fill-color="#ffffff"/>
      <style:paragraph-properties fo:margin-left="1.235cm" fo:margin-right="0cm" fo:margin-top="0cm" fo:margin-bottom="0cm" style:contextual-spacing="false" fo:line-height="0.3cm" fo:text-align="start" style:justify-single-word="false" fo:keep-together="auto" fo:orphans="0" fo:widows="0" fo:text-indent="0.247cm" style:auto-text-indent="false" fo:background-color="transparent" fo:keep-with-next="auto" style:writing-mode="lr-tb"/>
    </style:style>
    <style:style style:name="P316" style:family="paragraph" style:parent-style-name="Body_20_text_20__28_2_29_">
      <loext:graphic-properties draw:fill="none" draw:fill-color="#ffffff"/>
      <style:paragraph-properties fo:margin-left="1.235cm" fo:margin-right="0cm" fo:margin-top="0cm" fo:margin-bottom="0cm" style:contextual-spacing="false" fo:line-height="0.402cm" fo:text-align="start" style:justify-single-word="false" fo:keep-together="auto" fo:orphans="0" fo:widows="0" fo:text-indent="0.247cm" style:auto-text-indent="false" fo:background-color="transparent" fo:keep-with-next="auto" style:writing-mode="lr-tb"/>
    </style:style>
    <style:style style:name="P317" style:family="paragraph" style:parent-style-name="Body_20_text_20__28_2_29_">
      <loext:graphic-properties draw:fill="none" draw:fill-color="#ffffff"/>
      <style:paragraph-properties fo:margin-left="0.6cm" fo:margin-right="0cm" fo:margin-top="0cm" fo:margin-bottom="0cm" style:contextual-spacing="false" fo:line-height="0.402cm" fo:text-align="start" style:justify-single-word="false" fo:keep-together="auto" fo:orphans="0" fo:widows="0" fo:text-indent="0cm" style:auto-text-indent="false" fo:background-color="transparent" fo:keep-with-next="auto" style:writing-mode="lr-tb"/>
    </style:style>
    <style:style style:name="P318" style:family="paragraph" style:parent-style-name="Body_20_text_20__28_2_29_">
      <loext:graphic-properties draw:fill="none" draw:fill-color="#ffffff"/>
      <style:paragraph-properties fo:margin-left="0cm" fo:margin-right="0cm" fo:margin-top="0cm" fo:margin-bottom="0cm" style:contextual-spacing="false" fo:line-height="0.402cm" fo:text-align="start" style:justify-single-word="false" fo:keep-together="auto" fo:orphans="0" fo:widows="0" fo:text-indent="0cm" style:auto-text-indent="false" fo:background-color="transparent" fo:keep-with-next="auto" style:writing-mode="lr-tb"/>
    </style:style>
    <style:style style:name="P319" style:family="paragraph" style:parent-style-name="Body_20_text_20__28_2_29_">
      <loext:graphic-properties draw:fill="none" draw:fill-color="#ffffff"/>
      <style:paragraph-properties fo:margin-left="0.318cm" fo:margin-right="0cm" fo:margin-top="0cm" fo:margin-bottom="0cm" style:contextual-spacing="false" fo:line-height="0.402cm" fo:text-align="start" style:justify-single-word="false" fo:keep-together="auto" fo:orphans="0" fo:widows="0" fo:text-indent="-0.318cm" style:auto-text-indent="false" fo:background-color="transparent" fo:keep-with-next="auto" style:writing-mode="lr-tb"/>
    </style:style>
    <style:style style:name="P320" style:family="paragraph" style:parent-style-name="Body_20_text_20__28_2_29_">
      <loext:graphic-properties draw:fill="none" draw:fill-color="#ffffff"/>
      <style:paragraph-properties fo:margin-left="0.353cm" fo:margin-right="0cm" fo:margin-top="0cm" fo:margin-bottom="0cm" style:contextual-spacing="false" fo:line-height="0.402cm" fo:text-align="start" style:justify-single-word="false" fo:keep-together="auto" fo:orphans="0" fo:widows="0" fo:text-indent="0cm" style:auto-text-indent="false" fo:background-color="transparent" fo:keep-with-next="auto" style:writing-mode="lr-tb"/>
    </style:style>
    <style:style style:name="P321" style:family="paragraph" style:parent-style-name="Body_20_text_20__28_2_29_">
      <loext:graphic-properties draw:fill="none" draw:fill-color="#ffffff"/>
      <style:paragraph-properties fo:margin-left="0.494cm" fo:margin-right="4.833cm" fo:margin-top="0cm" fo:margin-bottom="0.231cm" style:contextual-spacing="false" fo:line-height="0.356cm" fo:text-align="start" style:justify-single-word="false" fo:keep-together="auto" fo:orphans="0" fo:widows="0" fo:text-indent="-0.494cm" style:auto-text-indent="false" fo:background-color="transparent" fo:keep-with-next="auto" style:writing-mode="lr-tb"/>
    </style:style>
    <style:style style:name="P322" style:family="paragraph" style:parent-style-name="Body_20_text_20__28_2_29_">
      <loext:graphic-properties draw:fill="none" draw:fill-color="#ffffff"/>
      <style:paragraph-properties fo:margin-left="0.388cm" fo:margin-right="1.341cm" fo:margin-top="0cm" fo:margin-bottom="0.362cm" style:contextual-spacing="false" fo:line-height="0.356cm" fo:text-align="start" style:justify-single-word="false" fo:keep-together="auto" fo:orphans="0" fo:widows="0" fo:text-indent="0cm" style:auto-text-indent="false" fo:background-color="transparent" fo:keep-with-next="auto" style:writing-mode="lr-tb"/>
    </style:style>
    <style:style style:name="P323" style:family="paragraph" style:parent-style-name="Body_20_text_20__28_2_29_">
      <loext:graphic-properties draw:fill="none" draw:fill-color="#ffffff"/>
      <style:paragraph-properties fo:margin-left="0cm" fo:margin-right="0cm" fo:margin-top="0cm" fo:margin-bottom="0cm" style:contextual-spacing="false" fo:line-height="0.356cm" fo:text-align="start" style:justify-single-word="false" fo:keep-together="auto" fo:orphans="0" fo:widows="0" fo:text-indent="0cm" style:auto-text-indent="false" fo:background-color="transparent" fo:keep-with-next="auto" style:writing-mode="lr-tb"/>
    </style:style>
    <style:style style:name="P324" style:family="paragraph" style:parent-style-name="Body_20_text_20__28_2_29_">
      <loext:graphic-properties draw:fill="none" draw:fill-color="#ffffff"/>
      <style:paragraph-properties fo:margin-left="0cm" fo:margin-right="0cm" fo:margin-top="0cm" fo:margin-bottom="0.748cm" style:contextual-spacing="false" fo:line-height="0.356cm" fo:text-align="start" style:justify-single-word="false" fo:keep-together="auto" fo:orphans="0" fo:widows="0" fo:text-indent="0cm" style:auto-text-indent="false" fo:background-color="transparent" fo:keep-with-next="auto" style:writing-mode="lr-tb"/>
    </style:style>
    <style:style style:name="P325" style:family="paragraph" style:parent-style-name="Body_20_text_20__28_2_29_" style:list-style-name="WWNum5">
      <loext:graphic-properties draw:fill="none" draw:fill-color="#ffffff"/>
      <style:paragraph-properties fo:margin-left="0cm" fo:margin-right="0cm" fo:margin-top="0cm" fo:margin-bottom="0cm" style:contextual-spacing="false" fo:line-height="0.356cm" fo:text-align="start" style:justify-single-word="false" fo:keep-together="auto" fo:orphans="0" fo:widows="0" fo:text-indent="0cm" style:auto-text-indent="false" fo:background-color="transparent" fo:keep-with-next="auto" style:writing-mode="lr-tb"/>
    </style:style>
    <style:style style:name="P326" style:family="paragraph" style:parent-style-name="Body_20_text_20__28_2_29_">
      <loext:graphic-properties draw:fill="none" draw:fill-color="#ffffff"/>
      <style:paragraph-properties fo:margin-left="0cm" fo:margin-right="0cm" fo:margin-top="0cm" fo:margin-bottom="1.046cm" style:contextual-spacing="false" fo:text-align="end" style:justify-single-word="false" fo:keep-together="auto" fo:orphans="0" fo:widows="0" fo:text-indent="0cm" style:auto-text-indent="false" fo:background-color="transparent" fo:keep-with-next="auto" style:writing-mode="lr-tb"/>
    </style:style>
    <style:style style:name="P327" style:family="paragraph" style:parent-style-name="Body_20_text_20__28_2_29_">
      <loext:graphic-properties draw:fill="none" draw:fill-color="#ffffff"/>
      <style:paragraph-properties fo:margin-left="0cm" fo:margin-right="0cm" fo:margin-top="0cm" fo:margin-bottom="0cm" style:contextual-spacing="false" fo:text-align="end" style:justify-single-word="false" fo:keep-together="auto" fo:orphans="0" fo:widows="0" fo:text-indent="0cm" style:auto-text-indent="false" fo:background-color="transparent" fo:keep-with-next="auto" style:writing-mode="lr-tb"/>
    </style:style>
    <style:style style:name="P328" style:family="paragraph" style:parent-style-name="Body_20_text_20__28_2_29_">
      <loext:graphic-properties draw:fill="none" draw:fill-color="#ffffff"/>
      <style:paragraph-properties fo:margin-left="0cm" fo:margin-right="0cm" fo:margin-top="0cm" fo:margin-bottom="0cm" style:contextual-spacing="false" fo:line-height="0.342cm" fo:text-align="start" style:justify-single-word="false" fo:keep-together="auto" fo:orphans="0" fo:widows="0" fo:text-indent="0cm" style:auto-text-indent="false" fo:background-color="transparent" fo:keep-with-next="auto" style:writing-mode="lr-tb"/>
    </style:style>
    <style:style style:name="P329" style:family="paragraph" style:parent-style-name="Body_20_text_20__28_2_29_">
      <loext:graphic-properties draw:fill="none" draw:fill-color="#ffffff"/>
      <style:paragraph-properties fo:margin-left="0.388cm" fo:margin-right="3.528cm" fo:margin-top="0cm" fo:margin-bottom="0cm" style:contextual-spacing="false" fo:line-height="0.393cm" fo:text-align="start" style:justify-single-word="false" fo:keep-together="auto" fo:orphans="0" fo:widows="0" fo:text-indent="0cm" style:auto-text-indent="false" fo:background-color="transparent" fo:keep-with-next="auto" style:writing-mode="lr-tb"/>
    </style:style>
    <style:style style:name="P330" style:family="paragraph" style:parent-style-name="Body_20_text_20__28_2_29_">
      <loext:graphic-properties draw:fill="none" draw:fill-color="#ffffff"/>
      <style:paragraph-properties fo:margin-left="0.318cm" fo:margin-right="0cm" fo:margin-top="0cm" fo:margin-bottom="0cm" style:contextual-spacing="false" fo:line-height="0.393cm" fo:text-align="start" style:justify-single-word="false" fo:keep-together="auto" fo:orphans="0" fo:widows="0" fo:text-indent="0cm" style:auto-text-indent="false" fo:background-color="transparent" fo:keep-with-next="auto" style:writing-mode="lr-tb"/>
    </style:style>
    <style:style style:name="P331" style:family="paragraph" style:parent-style-name="Body_20_text_20__28_2_29_">
      <loext:graphic-properties draw:fill="none" draw:fill-color="#ffffff"/>
      <style:paragraph-properties fo:margin-left="0cm" fo:margin-right="0cm" fo:margin-top="0cm" fo:margin-bottom="0cm" style:contextual-spacing="false" fo:line-height="0.393cm" fo:text-align="start" style:justify-single-word="false" fo:keep-together="auto" fo:orphans="0" fo:widows="0" fo:text-indent="0cm" style:auto-text-indent="false" fo:background-color="transparent" fo:keep-with-next="auto" style:writing-mode="lr-tb"/>
    </style:style>
    <style:style style:name="P332" style:family="paragraph" style:parent-style-name="Body_20_text_20__28_2_29_">
      <loext:graphic-properties draw:fill="none" draw:fill-color="#ffffff"/>
      <style:paragraph-properties fo:margin-left="0cm" fo:margin-right="0.953cm" fo:margin-top="0cm" fo:margin-bottom="0cm" style:contextual-spacing="false" fo:line-height="0.393cm" fo:text-align="start" style:justify-single-word="false" fo:keep-together="auto" fo:orphans="0" fo:widows="0" fo:text-indent="0cm" style:auto-text-indent="false" fo:background-color="transparent" fo:keep-with-next="auto" style:writing-mode="lr-tb"/>
    </style:style>
    <style:style style:name="P333" style:family="paragraph" style:parent-style-name="Body_20_text_20__28_2_29_">
      <loext:graphic-properties draw:fill="none" draw:fill-color="#ffffff"/>
      <style:paragraph-properties fo:margin-left="0cm" fo:margin-right="0cm" fo:margin-top="0cm" fo:margin-bottom="0cm" style:contextual-spacing="false" fo:line-height="0.427cm" fo:text-align="start" style:justify-single-word="false" fo:keep-together="auto" fo:orphans="0" fo:widows="0" fo:text-indent="0cm" style:auto-text-indent="false" fo:background-color="transparent" fo:keep-with-next="auto" style:writing-mode="lr-tb"/>
    </style:style>
    <style:style style:name="P334" style:family="paragraph" style:parent-style-name="Body_20_text_20__28_2_29_">
      <loext:graphic-properties draw:fill="none" draw:fill-color="#ffffff"/>
      <style:paragraph-properties fo:margin-left="0cm" fo:margin-right="0cm" fo:margin-top="0cm" fo:margin-bottom="0cm" style:contextual-spacing="false" fo:line-height="0.427cm" fo:text-align="start" style:justify-single-word="false" fo:keep-together="auto" fo:orphans="0" fo:widows="0" fo:text-indent="0cm" style:auto-text-indent="false" fo:break-before="column" fo:background-color="transparent" fo:keep-with-next="auto" style:writing-mode="lr-tb"/>
    </style:style>
    <style:style style:name="P335" style:family="paragraph" style:parent-style-name="Body_20_text_20__28_2_29_">
      <loext:graphic-properties draw:fill="none" draw:fill-color="#ffffff"/>
      <style:paragraph-properties fo:margin-left="0cm" fo:margin-right="0cm" fo:margin-top="0cm" fo:margin-bottom="0.817cm" style:contextual-spacing="false" fo:line-height="0.427cm" fo:text-align="start" style:justify-single-word="false" fo:keep-together="auto" fo:orphans="0" fo:widows="0" fo:text-indent="0cm" style:auto-text-indent="false" fo:background-color="transparent" fo:keep-with-next="auto" style:writing-mode="lr-tb"/>
    </style:style>
    <style:style style:name="P336" style:family="paragraph" style:parent-style-name="Body_20_text_20__28_2_29_">
      <loext:graphic-properties draw:fill="none" draw:fill-color="#ffffff"/>
      <style:paragraph-properties fo:margin-left="0.388cm" fo:margin-right="0cm" fo:margin-top="0cm" fo:margin-bottom="0.663cm" style:contextual-spacing="false" fo:line-height="0.314cm" fo:text-align="start" style:justify-single-word="false" fo:keep-together="auto" fo:orphans="0" fo:widows="0" fo:text-indent="0.247cm" style:auto-text-indent="false" fo:background-color="transparent" fo:keep-with-next="auto" style:writing-mode="lr-tb"/>
    </style:style>
    <style:style style:name="P337" style:family="paragraph" style:parent-style-name="Body_20_text_20__28_2_29_">
      <loext:graphic-properties draw:fill="none" draw:fill-color="#ffffff"/>
      <style:paragraph-properties fo:margin-left="0cm" fo:margin-right="0cm" fo:margin-top="0cm" fo:margin-bottom="0cm" style:contextual-spacing="false" fo:line-height="0.314cm" fo:text-align="start" style:justify-single-word="false" fo:keep-together="auto" fo:orphans="0" fo:widows="0" fo:text-indent="0cm" style:auto-text-indent="false" fo:background-color="transparent" fo:keep-with-next="auto" style:writing-mode="lr-tb"/>
    </style:style>
    <style:style style:name="P338" style:family="paragraph" style:parent-style-name="Body_20_text_20__28_2_29_" style:list-style-name="WWNum3">
      <loext:graphic-properties draw:fill="none" draw:fill-color="#ffffff"/>
      <style:paragraph-properties fo:margin-left="0cm" fo:margin-right="0cm" fo:margin-top="0cm" fo:margin-bottom="0cm" style:contextual-spacing="false" fo:line-height="0.314cm" fo:text-align="start" style:justify-single-word="false" fo:keep-together="auto" fo:orphans="0" fo:widows="0" fo:text-indent="0cm" style:auto-text-indent="false" fo:background-color="transparent" fo:keep-with-next="auto" style:writing-mode="lr-tb"/>
    </style:style>
    <style:style style:name="P339" style:family="paragraph" style:parent-style-name="Body_20_text_20__28_2_29_">
      <loext:graphic-properties draw:fill="none" draw:fill-color="#ffffff"/>
      <style:paragraph-properties fo:margin-left="0.388cm" fo:margin-right="0cm" fo:margin-top="0cm" fo:margin-bottom="0cm" style:contextual-spacing="false" fo:line-height="0.411cm" fo:text-align="start" style:justify-single-word="false" fo:keep-together="auto" fo:orphans="0" fo:widows="0" fo:text-indent="0cm" style:auto-text-indent="false" fo:background-color="transparent" fo:keep-with-next="auto" style:writing-mode="lr-tb"/>
    </style:style>
    <style:style style:name="P340" style:family="paragraph" style:parent-style-name="Body_20_text_20__28_2_29_">
      <loext:graphic-properties draw:fill="none" draw:fill-color="#ffffff"/>
      <style:paragraph-properties fo:margin-left="0cm" fo:margin-right="0cm" fo:margin-top="0cm" fo:margin-bottom="0cm" style:contextual-spacing="false" fo:line-height="0.411cm" fo:text-align="start" style:justify-single-word="false" fo:keep-together="auto" fo:orphans="0" fo:widows="0" fo:text-indent="0cm" style:auto-text-indent="false" fo:background-color="transparent" fo:keep-with-next="auto" style:writing-mode="lr-tb"/>
    </style:style>
    <style:style style:name="P341" style:family="paragraph" style:parent-style-name="Body_20_text_20__28_2_29_">
      <loext:graphic-properties draw:fill="none" draw:fill-color="#ffffff"/>
      <style:paragraph-properties fo:margin-left="0.388cm" fo:margin-right="0cm" fo:margin-top="0cm" fo:margin-bottom="0cm" style:contextual-spacing="false" fo:line-height="0.39cm" fo:text-align="start" style:justify-single-word="false" fo:keep-together="auto" fo:orphans="0" fo:widows="0" fo:text-indent="0cm" style:auto-text-indent="false" fo:background-color="transparent" fo:keep-with-next="auto" style:writing-mode="lr-tb"/>
    </style:style>
    <style:style style:name="P342" style:family="paragraph" style:parent-style-name="Body_20_text_20__28_2_29_">
      <loext:graphic-properties draw:fill="none" draw:fill-color="#ffffff"/>
      <style:paragraph-properties fo:margin-left="0.388cm" fo:margin-right="0cm" fo:margin-top="0cm" fo:margin-bottom="0.739cm" style:contextual-spacing="false" fo:line-height="0.39cm" fo:text-align="start" style:justify-single-word="false" fo:keep-together="auto" fo:orphans="0" fo:widows="0" fo:text-indent="0cm" style:auto-text-indent="false" fo:background-color="transparent" fo:keep-with-next="auto" style:writing-mode="lr-tb"/>
    </style:style>
    <style:style style:name="P343" style:family="paragraph" style:parent-style-name="Body_20_text_20__28_2_29_">
      <loext:graphic-properties draw:fill="none" draw:fill-color="#ffffff"/>
      <style:paragraph-properties fo:margin-left="0cm" fo:margin-right="0cm" fo:margin-top="0cm" fo:margin-bottom="0cm" style:contextual-spacing="false" fo:line-height="0.39cm" fo:text-align="start" style:justify-single-word="false" fo:keep-together="auto" fo:orphans="0" fo:widows="0" fo:text-indent="0cm" style:auto-text-indent="false" fo:background-color="transparent" fo:keep-with-next="auto" style:writing-mode="lr-tb"/>
    </style:style>
    <style:style style:name="P344" style:family="paragraph" style:parent-style-name="Body_20_text_20__28_2_29_">
      <loext:graphic-properties draw:fill="none" draw:fill-color="#ffffff"/>
      <style:paragraph-properties fo:margin-left="0cm" fo:margin-right="0cm" fo:margin-top="0cm" fo:margin-bottom="0.794cm" style:contextual-spacing="false" fo:line-height="0.39cm" fo:text-align="start" style:justify-single-word="false" fo:keep-together="auto" fo:orphans="0" fo:widows="0" fo:text-indent="0cm" style:auto-text-indent="false" fo:break-before="column" fo:background-color="transparent" fo:keep-with-next="auto" style:writing-mode="lr-tb"/>
    </style:style>
    <style:style style:name="P345" style:family="paragraph" style:parent-style-name="Body_20_text_20__28_2_29_">
      <loext:graphic-properties draw:fill="none" draw:fill-color="#ffffff"/>
      <style:paragraph-properties fo:margin-left="0.423cm" fo:margin-right="0cm" fo:margin-top="0cm" fo:margin-bottom="0.739cm" style:contextual-spacing="false" fo:line-height="0.39cm" fo:text-align="start" style:justify-single-word="false" fo:keep-together="auto" fo:orphans="0" fo:widows="0" fo:text-indent="0cm" style:auto-text-indent="false" fo:background-color="transparent" fo:keep-with-next="auto" style:writing-mode="lr-tb"/>
    </style:style>
    <style:style style:name="P346" style:family="paragraph" style:parent-style-name="Body_20_text_20__28_2_29_">
      <loext:graphic-properties draw:fill="none" draw:fill-color="#ffffff"/>
      <style:paragraph-properties fo:margin-left="0.6cm" fo:margin-right="0cm" fo:margin-top="0cm" fo:margin-bottom="0cm" style:contextual-spacing="false" fo:line-height="0.351cm" fo:text-align="start" style:justify-single-word="false" fo:keep-together="auto" fo:orphans="0" fo:widows="0" fo:text-indent="0cm" style:auto-text-indent="false" fo:background-color="transparent" fo:keep-with-next="auto" style:writing-mode="lr-tb"/>
    </style:style>
    <style:style style:name="P347" style:family="paragraph" style:parent-style-name="Body_20_text_20__28_2_29_">
      <loext:graphic-properties draw:fill="none" draw:fill-color="#ffffff"/>
      <style:paragraph-properties fo:margin-left="0cm" fo:margin-right="0cm" fo:margin-top="0cm" fo:margin-bottom="0.744cm" style:contextual-spacing="false" fo:line-height="0.351cm" fo:text-align="start" style:justify-single-word="false" fo:keep-together="auto" fo:orphans="0" fo:widows="0" fo:text-indent="0cm" style:auto-text-indent="false" fo:background-color="transparent" fo:keep-with-next="auto" style:writing-mode="lr-tb"/>
    </style:style>
    <style:style style:name="P348" style:family="paragraph" style:parent-style-name="Body_20_text_20__28_2_29_">
      <loext:graphic-properties draw:fill="none" draw:fill-color="#ffffff"/>
      <style:paragraph-properties fo:margin-left="0.6cm" fo:margin-right="0cm" fo:margin-top="0cm" fo:margin-bottom="0cm" style:contextual-spacing="false" fo:line-height="0.309cm" fo:text-align="start" style:justify-single-word="false" fo:keep-together="auto" fo:orphans="0" fo:widows="0" fo:text-indent="0cm" style:auto-text-indent="false" fo:background-color="transparent" fo:keep-with-next="auto" style:writing-mode="lr-tb"/>
    </style:style>
    <style:style style:name="P349" style:family="paragraph" style:parent-style-name="Body_20_text_20__28_2_29_">
      <loext:graphic-properties draw:fill="none" draw:fill-color="#ffffff"/>
      <style:paragraph-properties fo:margin-left="0.6cm" fo:margin-right="0cm" fo:margin-top="0cm" fo:margin-bottom="0.732cm" style:contextual-spacing="false" fo:line-height="0.339cm" fo:text-align="start" style:justify-single-word="false" fo:keep-together="auto" fo:orphans="0" fo:widows="0" fo:text-indent="0cm" style:auto-text-indent="false" fo:background-color="transparent" fo:keep-with-next="auto" style:writing-mode="lr-tb"/>
    </style:style>
    <style:style style:name="P350" style:family="paragraph" style:parent-style-name="Body_20_text_20__28_2_29_">
      <loext:graphic-properties draw:fill="none" draw:fill-color="#ffffff"/>
      <style:paragraph-properties fo:margin-left="0.388cm" fo:margin-right="0cm" fo:margin-top="0cm" fo:margin-bottom="0cm" style:contextual-spacing="false" fo:line-height="0.339cm" fo:text-align="start" style:justify-single-word="false" fo:keep-together="auto" fo:orphans="0" fo:widows="0" fo:text-indent="0cm" style:auto-text-indent="false" fo:background-color="transparent" fo:keep-with-next="auto" style:writing-mode="lr-tb"/>
    </style:style>
    <style:style style:name="P351" style:family="paragraph" style:parent-style-name="Body_20_text_20__28_2_29_">
      <loext:graphic-properties draw:fill="none" draw:fill-color="#ffffff"/>
      <style:paragraph-properties fo:margin-left="0cm" fo:margin-right="0cm" fo:margin-top="0cm" fo:margin-bottom="0cm" style:contextual-spacing="false" fo:line-height="0.339cm" fo:text-align="start" style:justify-single-word="false" fo:keep-together="auto" fo:orphans="0" fo:widows="0" fo:text-indent="0cm" style:auto-text-indent="false" fo:background-color="transparent" fo:keep-with-next="auto" style:writing-mode="lr-tb"/>
    </style:style>
    <style:style style:name="P352" style:family="paragraph" style:parent-style-name="Body_20_text_20__28_2_29_">
      <loext:graphic-properties draw:fill="none" draw:fill-color="#ffffff"/>
      <style:paragraph-properties fo:margin-left="0.318cm" fo:margin-right="0cm" fo:margin-top="0cm" fo:margin-bottom="0cm" style:contextual-spacing="false" fo:line-height="0.399cm" fo:text-align="start" style:justify-single-word="false" fo:keep-together="auto" fo:orphans="0" fo:widows="0" fo:text-indent="0cm" style:auto-text-indent="false" fo:background-color="transparent" fo:keep-with-next="auto" style:writing-mode="lr-tb"/>
    </style:style>
    <style:style style:name="P353" style:family="paragraph" style:parent-style-name="Body_20_text_20__28_2_29_">
      <loext:graphic-properties draw:fill="none" draw:fill-color="#ffffff"/>
      <style:paragraph-properties fo:margin-left="0.318cm" fo:margin-right="0cm" fo:margin-top="0cm" fo:margin-bottom="0.781cm" style:contextual-spacing="false" fo:line-height="0.399cm" fo:text-align="start" style:justify-single-word="false" fo:keep-together="auto" fo:orphans="0" fo:widows="0" fo:text-indent="0cm" style:auto-text-indent="false" fo:background-color="transparent" fo:keep-with-next="auto" style:writing-mode="lr-tb"/>
    </style:style>
    <style:style style:name="P354" style:family="paragraph" style:parent-style-name="Body_20_text_20__28_2_29_">
      <loext:graphic-properties draw:fill="none" draw:fill-color="#ffffff"/>
      <style:paragraph-properties fo:margin-left="0cm" fo:margin-right="0cm" fo:margin-top="0cm" fo:margin-bottom="0cm" style:contextual-spacing="false" fo:line-height="0.399cm" fo:text-align="start" style:justify-single-word="false" fo:keep-together="auto" fo:orphans="0" fo:widows="0" fo:text-indent="0cm" style:auto-text-indent="false" fo:background-color="transparent" fo:keep-with-next="auto" style:writing-mode="lr-tb"/>
    </style:style>
    <style:style style:name="P355" style:family="paragraph" style:parent-style-name="Body_20_text_20__28_2_29_">
      <loext:graphic-properties draw:fill="none" draw:fill-color="#ffffff"/>
      <style:paragraph-properties fo:margin-left="0.423cm" fo:margin-right="0cm" fo:margin-top="0cm" fo:margin-bottom="0cm" style:contextual-spacing="false" fo:line-height="0.326cm" fo:text-align="start" style:justify-single-word="false" fo:keep-together="auto" fo:orphans="0" fo:widows="0" fo:text-indent="0cm" style:auto-text-indent="false" fo:background-color="transparent" fo:keep-with-next="auto" style:writing-mode="lr-tb"/>
    </style:style>
    <style:style style:name="P356" style:family="paragraph" style:parent-style-name="Body_20_text_20__28_2_29_">
      <loext:graphic-properties draw:fill="none" draw:fill-color="#ffffff"/>
      <style:paragraph-properties fo:margin-left="0.282cm" fo:margin-right="0cm" fo:margin-top="0cm" fo:margin-bottom="0cm" style:contextual-spacing="false" fo:line-height="0.423cm" fo:text-align="start" style:justify-single-word="false" fo:keep-together="auto" fo:orphans="0" fo:widows="0" fo:text-indent="0cm" style:auto-text-indent="false" fo:background-color="transparent" fo:keep-with-next="auto" style:writing-mode="lr-tb"/>
    </style:style>
    <style:style style:name="P357" style:family="paragraph" style:parent-style-name="Body_20_text_20__28_2_29_">
      <loext:graphic-properties draw:fill="none" draw:fill-color="#ffffff"/>
      <style:paragraph-properties fo:margin-left="0cm" fo:margin-right="0cm" fo:margin-top="0cm" fo:margin-bottom="0cm" style:contextual-spacing="false" fo:line-height="0.423cm" fo:text-align="start" style:justify-single-word="false" fo:keep-together="auto" fo:orphans="0" fo:widows="0" fo:text-indent="0cm" style:auto-text-indent="false" fo:background-color="transparent" fo:keep-with-next="auto" style:writing-mode="lr-tb"/>
    </style:style>
    <style:style style:name="P358" style:family="paragraph" style:parent-style-name="Body_20_text_20__28_2_29_">
      <loext:graphic-properties draw:fill="none" draw:fill-color="#ffffff"/>
      <style:paragraph-properties fo:margin-left="0cm" fo:margin-right="0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style>
    <style:style style:name="P359" style:family="paragraph" style:parent-style-name="Body_20_text_20__28_2_29_">
      <loext:graphic-properties draw:fill="none" draw:fill-color="#ffffff"/>
      <style:paragraph-properties fo:margin-left="0cm" fo:margin-right="0cm" fo:margin-top="0cm" fo:margin-bottom="0cm" style:contextual-spacing="false" fo:line-height="0.381cm" fo:text-align="start" style:justify-single-word="false" fo:keep-together="auto" fo:orphans="0" fo:widows="0" fo:text-indent="0cm" style:auto-text-indent="false" fo:break-before="column" fo:background-color="transparent" fo:keep-with-next="auto" style:writing-mode="lr-tb"/>
    </style:style>
    <style:style style:name="P360" style:family="paragraph" style:parent-style-name="Body_20_text_20__28_2_29_">
      <loext:graphic-properties draw:fill="none" draw:fill-color="#ffffff"/>
      <style:paragraph-properties fo:margin-left="0.318cm" fo:margin-right="0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style>
    <style:style style:name="P361" style:family="paragraph" style:parent-style-name="Body_20_text_20__28_2_29_">
      <loext:graphic-properties draw:fill="none" draw:fill-color="#ffffff"/>
      <style:paragraph-properties fo:margin-left="0cm" fo:margin-right="0.6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style>
    <style:style style:name="P362" style:family="paragraph" style:parent-style-name="Body_20_text_20__28_2_29_" style:list-style-name="WWNum37">
      <loext:graphic-properties draw:fill="none" draw:fill-color="#ffffff"/>
      <style:paragraph-properties fo:margin-left="0cm" fo:margin-right="0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style>
    <style:style style:name="P363" style:family="paragraph" style:parent-style-name="Body_20_text_20__28_2_29_">
      <loext:graphic-properties draw:fill="none" draw:fill-color="#ffffff"/>
      <style:paragraph-properties fo:margin-left="0cm" fo:margin-right="0cm" fo:margin-top="0cm" fo:margin-bottom="0cm" style:contextual-spacing="false" fo:line-height="0.385cm" fo:text-align="start" style:justify-single-word="false" fo:keep-together="auto" fo:orphans="0" fo:widows="0" fo:text-indent="0cm" style:auto-text-indent="false" fo:background-color="transparent" fo:keep-with-next="auto" style:writing-mode="lr-tb"/>
    </style:style>
    <style:style style:name="P364" style:family="paragraph" style:parent-style-name="Body_20_text_20__28_2_29_">
      <loext:graphic-properties draw:fill="none" draw:fill-color="#ffffff"/>
      <style:paragraph-properties fo:margin-left="0.318cm" fo:margin-right="0cm" fo:margin-top="0cm" fo:margin-bottom="0cm" style:contextual-spacing="false" fo:line-height="0.436cm" fo:text-align="start" style:justify-single-word="false" fo:keep-together="auto" fo:orphans="0" fo:widows="0" fo:text-indent="-0.318cm" style:auto-text-indent="false" fo:background-color="transparent" fo:keep-with-next="auto" style:writing-mode="lr-tb"/>
    </style:style>
    <style:style style:name="P365" style:family="paragraph" style:parent-style-name="Body_20_text_20__28_2_29_">
      <loext:graphic-properties draw:fill="none" draw:fill-color="#ffffff"/>
      <style:paragraph-properties fo:margin-left="0.318cm" fo:margin-right="0cm" fo:margin-top="0cm" fo:margin-bottom="0cm" style:contextual-spacing="false" fo:line-height="0.436cm" fo:text-align="start" style:justify-single-word="false" fo:keep-together="auto" fo:orphans="0" fo:widows="0" fo:text-indent="0cm" style:auto-text-indent="false" fo:background-color="transparent" fo:keep-with-next="auto" style:writing-mode="lr-tb"/>
    </style:style>
    <style:style style:name="P366" style:family="paragraph" style:parent-style-name="Body_20_text_20__28_2_29_">
      <loext:graphic-properties draw:fill="none" draw:fill-color="#ffffff"/>
      <style:paragraph-properties fo:margin-left="0cm" fo:margin-right="0cm" fo:margin-top="0cm" fo:margin-bottom="0cm" style:contextual-spacing="false" fo:line-height="0.42cm" fo:text-align="start" style:justify-single-word="false" fo:keep-together="auto" fo:orphans="0" fo:widows="0" fo:text-indent="0cm" style:auto-text-indent="false" fo:break-before="column" fo:background-color="transparent" fo:keep-with-next="auto" style:writing-mode="lr-tb"/>
    </style:style>
    <style:style style:name="P367" style:family="paragraph" style:parent-style-name="Body_20_text_20__28_2_29_">
      <loext:graphic-properties draw:fill="none" draw:fill-color="#ffffff"/>
      <style:paragraph-properties fo:margin-left="0cm" fo:margin-right="0cm" fo:margin-top="0cm" fo:margin-bottom="0cm" style:contextual-spacing="false" fo:line-height="0.42cm" fo:text-align="start" style:justify-single-word="false" fo:keep-together="auto" fo:orphans="0" fo:widows="0" fo:text-indent="0cm" style:auto-text-indent="false" fo:background-color="transparent" fo:keep-with-next="auto" style:writing-mode="lr-tb"/>
    </style:style>
    <style:style style:name="P368" style:family="paragraph" style:parent-style-name="Body_20_text_20__28_2_29_">
      <loext:graphic-properties draw:fill="none" draw:fill-color="#ffffff"/>
      <style:paragraph-properties fo:margin-left="0cm" fo:margin-right="0cm" fo:margin-top="0cm" fo:margin-bottom="0cm" style:contextual-spacing="false" fo:line-height="0.441cm" fo:text-align="start" style:justify-single-word="false" fo:keep-together="auto" fo:orphans="0" fo:widows="0" fo:text-indent="0cm" style:auto-text-indent="false" fo:background-color="transparent" fo:keep-with-next="auto" style:writing-mode="lr-tb"/>
    </style:style>
    <style:style style:name="P369" style:family="paragraph" style:parent-style-name="Body_20_text_20__28_2_29_">
      <loext:graphic-properties draw:fill="none" draw:fill-color="#ffffff"/>
      <style:paragraph-properties fo:margin-left="0.353cm" fo:margin-right="0cm" fo:margin-top="0cm" fo:margin-bottom="0cm" style:contextual-spacing="false" fo:line-height="0.445cm" fo:text-align="start" style:justify-single-word="false" fo:keep-together="auto" fo:orphans="0" fo:widows="0" fo:text-indent="-0.353cm" style:auto-text-indent="false" fo:background-color="transparent" fo:keep-with-next="auto" style:writing-mode="lr-tb"/>
    </style:style>
    <style:style style:name="P370" style:family="paragraph" style:parent-style-name="Body_20_text_20__28_2_29_">
      <loext:graphic-properties draw:fill="none" draw:fill-color="#ffffff"/>
      <style:paragraph-properties fo:margin-left="0cm" fo:margin-right="0cm" fo:margin-top="0cm" fo:margin-bottom="0cm" style:contextual-spacing="false" fo:line-height="0.406cm" fo:text-align="start" style:justify-single-word="false" fo:keep-together="auto" fo:orphans="0" fo:widows="0" fo:text-indent="0cm" style:auto-text-indent="false" fo:background-color="transparent" fo:keep-with-next="auto" style:writing-mode="lr-tb"/>
    </style:style>
    <style:style style:name="P371" style:family="paragraph" style:parent-style-name="Body_20_text_20__28_3_29_">
      <loext:graphic-properties draw:fill="none" draw:fill-color="#ffffff"/>
      <style:paragraph-properties fo:margin-left="1.376cm" fo:margin-right="0cm" fo:margin-top="0cm" fo:margin-bottom="0.325cm" style:contextual-spacing="false" fo:keep-together="auto" fo:orphans="0" fo:widows="0" fo:text-indent="0cm" style:auto-text-indent="false" fo:background-color="transparent" fo:keep-with-next="auto" style:writing-mode="lr-tb"/>
    </style:style>
    <style:style style:name="P372" style:family="paragraph" style:parent-style-name="Body_20_text_20__28_3_29_">
      <loext:graphic-properties draw:fill="none" draw:fill-color="#ffffff"/>
      <style:paragraph-properties fo:margin-left="0.564cm" fo:margin-right="0cm" fo:margin-top="0cm" fo:margin-bottom="0cm" style:contextual-spacing="false" fo:keep-together="auto" fo:orphans="0" fo:widows="0" fo:text-indent="0cm" style:auto-text-indent="false" fo:background-color="transparent" fo:keep-with-next="auto" style:writing-mode="lr-tb">
        <style:tab-stops>
          <style:tab-stop style:position="6.639cm"/>
        </style:tab-stops>
      </style:paragraph-properties>
    </style:style>
    <style:style style:name="P373" style:family="paragraph" style:parent-style-name="Body_20_text_20__28_3_29_">
      <loext:graphic-properties draw:fill="none" draw:fill-color="#ffffff"/>
      <style:paragraph-properties fo:margin-left="1.764cm" fo:margin-right="0cm" fo:margin-top="0cm" fo:margin-bottom="0.272cm" style:contextual-spacing="false" fo:line-height="0.293cm" fo:keep-together="auto" fo:orphans="0" fo:widows="0" fo:text-indent="0cm" style:auto-text-indent="false" fo:background-color="transparent" fo:keep-with-next="auto" style:writing-mode="lr-tb"/>
    </style:style>
    <style:style style:name="P374" style:family="paragraph" style:parent-style-name="Body_20_text_20__28_3_29_">
      <loext:graphic-properties draw:fill="none" draw:fill-color="#ffffff"/>
      <style:paragraph-properties fo:margin-left="1.764cm" fo:margin-right="0cm" fo:margin-top="0cm" fo:margin-bottom="0.192cm" style:contextual-spacing="false" fo:line-height="0.263cm" fo:keep-together="auto" fo:orphans="0" fo:widows="0" fo:text-indent="0cm" style:auto-text-indent="false" fo:background-color="transparent" fo:keep-with-next="auto" style:writing-mode="lr-tb"/>
    </style:style>
    <style:style style:name="P375" style:family="paragraph" style:parent-style-name="Body_20_text_20__28_3_29_">
      <loext:graphic-properties draw:fill="none" draw:fill-color="#ffffff"/>
      <style:paragraph-properties fo:margin-left="1.764cm" fo:margin-right="0cm" fo:margin-top="0cm" fo:margin-bottom="0.344cm" style:contextual-spacing="false" fo:line-height="0.332cm" fo:keep-together="auto" fo:orphans="0" fo:widows="0" fo:text-indent="0cm" style:auto-text-indent="false" fo:background-color="transparent" fo:keep-with-next="auto" style:writing-mode="lr-tb"/>
    </style:style>
    <style:style style:name="P376" style:family="paragraph" style:parent-style-name="Body_20_text_20__28_3_29_">
      <loext:graphic-properties draw:fill="none" draw:fill-color="#ffffff"/>
      <style:paragraph-properties fo:margin-left="1.235cm" fo:margin-right="0cm" fo:margin-top="0cm" fo:margin-bottom="1.111cm" style:contextual-spacing="false" fo:line-height="0.332cm" fo:text-align="start" style:justify-single-word="false" fo:keep-together="auto" fo:orphans="0" fo:widows="0" fo:text-indent="0.247cm" style:auto-text-indent="false" fo:background-color="transparent" fo:keep-with-next="auto" style:writing-mode="lr-tb"/>
    </style:style>
    <style:style style:name="P377" style:family="paragraph" style:parent-style-name="Body_20_text_20__28_3_29_">
      <loext:graphic-properties draw:fill="none" draw:fill-color="#ffffff"/>
      <style:paragraph-properties fo:margin-left="1.764cm" fo:margin-right="0cm" fo:margin-top="0cm" fo:margin-bottom="1.348cm" style:contextual-spacing="false" fo:line-height="0.432cm" fo:keep-together="auto" fo:orphans="0" fo:widows="0" fo:text-indent="0cm" style:auto-text-indent="false" fo:background-color="transparent" fo:keep-with-next="auto" style:writing-mode="lr-tb"/>
    </style:style>
    <style:style style:name="P378" style:family="paragraph" style:parent-style-name="Body_20_text_20__28_3_29_">
      <loext:graphic-properties draw:fill="none" draw:fill-color="#ffffff"/>
      <style:paragraph-properties fo:margin-left="1.764cm" fo:margin-right="0cm" fo:margin-top="0cm" fo:margin-bottom="0cm" style:contextual-spacing="false" fo:line-height="0.427cm" fo:text-align="start" style:justify-single-word="false" fo:keep-together="auto" fo:orphans="0" fo:widows="0" fo:text-indent="-0.776cm" style:auto-text-indent="false" fo:background-color="transparent" fo:keep-with-next="auto" style:writing-mode="lr-tb"/>
    </style:style>
    <style:style style:name="P379" style:family="paragraph" style:parent-style-name="Body_20_text_20__28_3_29_">
      <loext:graphic-properties draw:fill="none" draw:fill-color="#ffffff"/>
      <style:paragraph-properties fo:margin-left="1.764cm" fo:margin-right="0.423cm" fo:margin-top="0cm" fo:margin-bottom="0cm" style:contextual-spacing="false" fo:line-height="0.372cm" fo:text-align="end" style:justify-single-word="false" fo:keep-together="auto" fo:orphans="0" fo:widows="0" fo:text-indent="0cm" style:auto-text-indent="false" fo:background-color="transparent" fo:keep-with-next="auto" style:writing-mode="lr-tb"/>
    </style:style>
    <style:style style:name="P380" style:family="paragraph" style:parent-style-name="Body_20_text_20__28_3_29_">
      <loext:graphic-properties draw:fill="none" draw:fill-color="#ffffff"/>
      <style:paragraph-properties fo:margin-left="2.011cm" fo:margin-right="1.023cm" fo:margin-top="0cm" fo:margin-bottom="0.219cm" style:contextual-spacing="false" fo:line-height="0.356cm" fo:text-align="start" style:justify-single-word="false" fo:keep-together="auto" fo:orphans="0" fo:widows="0" fo:text-indent="0cm" style:auto-text-indent="false" fo:background-color="transparent" fo:keep-with-next="auto" style:writing-mode="lr-tb"/>
    </style:style>
    <style:style style:name="P381" style:family="paragraph" style:parent-style-name="Body_20_text_20__28_3_29_">
      <loext:graphic-properties draw:fill="none" draw:fill-color="#ffffff"/>
      <style:paragraph-properties fo:margin-left="1.199cm" fo:margin-right="0cm" fo:margin-top="0cm" fo:margin-bottom="0cm" style:contextual-spacing="false" fo:line-height="0.363cm" fo:text-align="start" style:justify-single-word="false" fo:keep-together="auto" fo:orphans="0" fo:widows="0" fo:text-indent="0.247cm" style:auto-text-indent="false" fo:background-color="transparent" fo:keep-with-next="auto" style:writing-mode="lr-tb"/>
    </style:style>
    <style:style style:name="P382" style:family="paragraph" style:parent-style-name="Body_20_text_20__28_3_29_">
      <loext:graphic-properties draw:fill="none" draw:fill-color="#ffffff"/>
      <style:paragraph-properties fo:margin-left="1.199cm" fo:margin-right="0cm" fo:margin-top="0cm" fo:margin-bottom="1.164cm" style:contextual-spacing="false" fo:line-height="0.369cm" fo:text-align="start" style:justify-single-word="false" fo:keep-together="auto" fo:orphans="0" fo:widows="0" fo:text-indent="0.247cm" style:auto-text-indent="false" fo:background-color="transparent" fo:keep-with-next="auto" style:writing-mode="lr-tb"/>
    </style:style>
    <style:style style:name="P383" style:family="paragraph" style:parent-style-name="Body_20_text_20__28_3_29_">
      <loext:graphic-properties draw:fill="none" draw:fill-color="#ffffff"/>
      <style:paragraph-properties fo:margin-left="1.199cm" fo:margin-right="0cm" fo:margin-top="0cm" fo:margin-bottom="0cm" style:contextual-spacing="false" fo:line-height="0.369cm" fo:text-align="start" style:justify-single-word="false" fo:keep-together="auto" fo:orphans="0" fo:widows="0" fo:text-indent="0.247cm" style:auto-text-indent="false" fo:background-color="transparent" fo:keep-with-next="auto" style:writing-mode="lr-tb"/>
    </style:style>
    <style:style style:name="P384" style:family="paragraph" style:parent-style-name="Body_20_text_20__28_3_29_">
      <loext:graphic-properties draw:fill="none" draw:fill-color="#ffffff"/>
      <style:paragraph-properties fo:margin-left="1.235cm" fo:margin-right="0cm" fo:margin-top="0cm" fo:margin-bottom="0cm" style:contextual-spacing="false" fo:line-height="0.296cm" fo:text-align="start" style:justify-single-word="false" fo:keep-together="auto" fo:orphans="0" fo:widows="0" fo:text-indent="0.247cm" style:auto-text-indent="false" fo:background-color="transparent" fo:keep-with-next="auto" style:writing-mode="lr-tb"/>
    </style:style>
    <style:style style:name="P385" style:family="paragraph" style:parent-style-name="Body_20_text_20__28_3_29_">
      <loext:graphic-properties draw:fill="none" draw:fill-color="#ffffff"/>
      <style:paragraph-properties fo:margin-left="1.235cm" fo:margin-right="0cm" fo:margin-top="0cm" fo:margin-bottom="0cm" style:contextual-spacing="false" fo:line-height="0.36cm" fo:text-align="start" style:justify-single-word="false" fo:keep-together="auto" fo:orphans="0" fo:widows="0" fo:text-indent="0.247cm" style:auto-text-indent="false" fo:background-color="transparent" fo:keep-with-next="auto" style:writing-mode="lr-tb"/>
    </style:style>
    <style:style style:name="P386" style:family="paragraph" style:parent-style-name="Body_20_text_20__28_3_29_">
      <loext:graphic-properties draw:fill="none" draw:fill-color="#ffffff"/>
      <style:paragraph-properties fo:margin-left="1.235cm" fo:margin-right="0cm" fo:margin-top="0cm" fo:margin-bottom="0.385cm" style:contextual-spacing="false" fo:line-height="0.36cm" fo:text-align="start" style:justify-single-word="false" fo:keep-together="auto" fo:orphans="0" fo:widows="0" fo:text-indent="0.247cm" style:auto-text-indent="false" fo:background-color="transparent" fo:keep-with-next="auto" style:writing-mode="lr-tb"/>
    </style:style>
    <style:style style:name="P387" style:family="paragraph" style:parent-style-name="Body_20_text_20__28_4_29_">
      <loext:graphic-properties draw:fill="none" draw:fill-color="#ffffff"/>
      <style:paragraph-properties fo:margin-left="1.376cm" fo:margin-right="0.423cm" fo:margin-top="0cm" fo:margin-bottom="0cm" style:contextual-spacing="false" fo:keep-together="auto" fo:orphans="0" fo:widows="0" fo:text-indent="0cm" style:auto-text-indent="false" fo:background-color="transparent" fo:keep-with-next="auto" style:writing-mode="lr-tb"/>
    </style:style>
    <style:style style:name="P388" style:family="paragraph" style:parent-style-name="Body_20_text_20__28_5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389" style:family="paragraph" style:parent-style-name="Body_20_text_20__28_6_29_">
      <loext:graphic-properties draw:fill="none" draw:fill-color="#ffffff"/>
      <style:paragraph-properties fo:margin-left="0.494cm" fo:margin-right="0cm" fo:margin-top="0cm" fo:margin-bottom="0cm" style:contextual-spacing="false" fo:text-align="start" style:justify-single-word="false" fo:keep-together="auto" fo:orphans="0" fo:widows="0" fo:text-indent="-0.494cm" style:auto-text-indent="false" fo:background-color="transparent" fo:keep-with-next="auto" style:writing-mode="lr-tb"/>
    </style:style>
    <style:style style:name="P390" style:family="paragraph" style:parent-style-name="Body_20_text_20__28_6_29_">
      <loext:graphic-properties draw:fill="none" draw:fill-color="#ffffff"/>
      <style:paragraph-properties fo:margin-left="0cm" fo:margin-right="0cm" fo:margin-top="0cm" fo:margin-bottom="0cm" style:contextual-spacing="false" fo:line-height="0.39cm" fo:text-align="start" style:justify-single-word="false" fo:keep-together="auto" fo:orphans="0" fo:widows="0" fo:text-indent="0cm" style:auto-text-indent="false" fo:background-color="transparent" fo:keep-with-next="auto" style:writing-mode="lr-tb"/>
    </style:style>
    <style:style style:name="P391" style:family="paragraph" style:parent-style-name="Body_20_text_20__28_6_29_">
      <loext:graphic-properties draw:fill="none" draw:fill-color="#ffffff"/>
      <style:paragraph-properties fo:margin-left="0.353cm" fo:margin-right="0cm" fo:margin-top="0cm" fo:margin-bottom="0cm" style:contextual-spacing="false" fo:line-height="0.445cm" fo:text-align="start" style:justify-single-word="false" fo:keep-together="auto" fo:orphans="0" fo:widows="0" fo:text-indent="-0.353cm" style:auto-text-indent="false" fo:background-color="transparent" fo:keep-with-next="auto" style:writing-mode="lr-tb"/>
    </style:style>
    <style:style style:name="P392" style:family="paragraph" style:parent-style-name="Body_20_text_20__28_7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style>
    <style:style style:name="P393" style:family="paragraph" style:parent-style-name="Body_20_text_20__28_8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394" style:family="paragraph" style:parent-style-name="Body_20_text_20__28_9_29_" style:master-page-name="Converted20">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style:page-number="757" fo:background-color="transparent" fo:keep-with-next="auto" style:writing-mode="lr-tb"/>
    </style:style>
    <style:style style:name="P395" style:family="paragraph" style:parent-style-name="Body_20_text_20__28_9_29_">
      <loext:graphic-properties draw:fill="none" draw:fill-color="#ffffff"/>
      <style:paragraph-properties fo:margin-left="0.388cm" fo:margin-right="0cm" fo:margin-top="0cm" fo:margin-bottom="0.695cm" style:contextual-spacing="false" fo:text-align="start" style:justify-single-word="false" fo:keep-together="auto" fo:orphans="0" fo:widows="0" fo:text-indent="0cm" style:auto-text-indent="false" fo:background-color="transparent" fo:keep-with-next="auto" style:writing-mode="lr-tb"/>
    </style:style>
    <style:style style:name="P396" style:family="paragraph" style:parent-style-name="Body_20_text_20__28_9_29_">
      <loext:graphic-properties draw:fill="none" draw:fill-color="#ffffff"/>
      <style:paragraph-properties fo:margin-left="0.318cm" fo:margin-right="0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style>
    <style:style style:name="P397" style:family="paragraph" style:parent-style-name="Body_20_text_20__28_9_29_">
      <loext:graphic-properties draw:fill="none" draw:fill-color="#ffffff"/>
      <style:paragraph-properties fo:margin-left="0.353cm" fo:margin-right="0cm" fo:margin-top="0cm" fo:margin-bottom="0cm" style:contextual-spacing="false" fo:line-height="0.385cm" fo:text-align="start" style:justify-single-word="false" fo:keep-together="auto" fo:orphans="0" fo:widows="0" fo:text-indent="-0.353cm" style:auto-text-indent="false" fo:break-before="column" fo:background-color="transparent" fo:keep-with-next="auto" style:writing-mode="lr-tb"/>
    </style:style>
    <style:style style:name="P398" style:family="paragraph" style:parent-style-name="Body_20_text_20__28_9_29_">
      <loext:graphic-properties draw:fill="none" draw:fill-color="#ffffff"/>
      <style:paragraph-properties fo:margin-left="0cm" fo:margin-right="0cm" fo:margin-top="0cm" fo:margin-bottom="0.808cm" style:contextual-spacing="false" fo:line-height="0.369cm" fo:text-align="start" style:justify-single-word="false" fo:keep-together="auto" fo:orphans="0" fo:widows="0" fo:text-indent="0cm" style:auto-text-indent="false" fo:background-color="transparent" fo:keep-with-next="auto" style:writing-mode="lr-tb"/>
    </style:style>
    <style:style style:name="P399" style:family="paragraph" style:parent-style-name="Body_20_text_20__28_9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400"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style>
    <style:style style:name="P401"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28.952cm" style:type="right"/>
        </style:tab-stops>
      </style:paragraph-properties>
    </style:style>
    <style:style style:name="P402"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501cm" style:type="right"/>
        </style:tab-stops>
      </style:paragraph-properties>
    </style:style>
    <style:style style:name="P403"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28.859cm" style:type="right"/>
        </style:tab-stops>
      </style:paragraph-properties>
    </style:style>
    <style:style style:name="P404"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238cm" style:type="right"/>
        </style:tab-stops>
      </style:paragraph-properties>
    </style:style>
    <style:style style:name="P405"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29.053cm" style:type="right"/>
        </style:tab-stops>
      </style:paragraph-properties>
    </style:style>
    <style:style style:name="P406"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29.219cm" style:type="right"/>
        </style:tab-stops>
      </style:paragraph-properties>
    </style:style>
    <style:style style:name="P407"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56cm" style:type="right"/>
        </style:tab-stops>
      </style:paragraph-properties>
    </style:style>
    <style:style style:name="P408"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29.298cm" style:type="right"/>
        </style:tab-stops>
      </style:paragraph-properties>
    </style:style>
    <style:style style:name="P409"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378cm" style:type="right"/>
        </style:tab-stops>
      </style:paragraph-properties>
    </style:style>
    <style:style style:name="P410"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29.083cm" style:type="right"/>
        </style:tab-stops>
      </style:paragraph-properties>
    </style:style>
    <style:style style:name="P411"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29.231cm" style:type="right"/>
        </style:tab-stops>
      </style:paragraph-properties>
    </style:style>
    <style:style style:name="P412"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29.409cm" style:type="right"/>
        </style:tab-stops>
      </style:paragraph-properties>
    </style:style>
    <style:style style:name="P413"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29.557cm" style:type="right"/>
        </style:tab-stops>
      </style:paragraph-properties>
    </style:style>
    <style:style style:name="P414"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29cm" style:type="right"/>
        </style:tab-stops>
      </style:paragraph-properties>
    </style:style>
    <style:style style:name="P415"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29.355cm" style:type="right"/>
        </style:tab-stops>
      </style:paragraph-properties>
    </style:style>
    <style:style style:name="P416"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006cm" style:type="right"/>
        </style:tab-stops>
      </style:paragraph-properties>
    </style:style>
    <style:style style:name="P417"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801cm" style:type="right"/>
        </style:tab-stops>
      </style:paragraph-properties>
    </style:style>
    <style:style style:name="P418" style:family="paragraph" style:parent-style-name="Heading_20__23_1">
      <loext:graphic-properties draw:fill="none" draw:fill-color="#ffffff"/>
      <style:paragraph-properties fo:margin-left="0cm" fo:margin-right="0cm" fo:margin-top="0cm" fo:margin-bottom="0.402cm" style:contextual-spacing="false" fo:text-align="start" style:justify-single-word="false" fo:keep-together="always" fo:orphans="0" fo:widows="0" fo:text-indent="0cm" style:auto-text-indent="false" fo:background-color="transparent" fo:keep-with-next="always" style:writing-mode="lr-tb"/>
    </style:style>
    <style:style style:name="P419" style:family="paragraph" style:parent-style-name="Heading_20__23_2">
      <loext:graphic-properties draw:fill="none" draw:fill-color="#ffffff"/>
      <style:paragraph-properties fo:margin-left="0cm" fo:margin-right="0cm" fo:margin-top="0cm" fo:margin-bottom="0cm" style:contextual-spacing="false" fo:text-align="start" style:justify-single-word="false" fo:keep-together="always" fo:orphans="0" fo:widows="0" fo:text-indent="0cm" style:auto-text-indent="false" fo:background-color="transparent" fo:keep-with-next="always" style:writing-mode="lr-tb"/>
    </style:style>
    <style:style style:name="P420" style:family="paragraph" style:parent-style-name="Heading_20__23_3">
      <loext:graphic-properties draw:fill="none" draw:fill-color="#ffffff"/>
      <style:paragraph-properties fo:margin-left="0cm" fo:margin-right="0cm" fo:margin-top="0cm" fo:margin-bottom="0cm" style:contextual-spacing="false" fo:text-align="start" style:justify-single-word="false" fo:keep-together="always" fo:orphans="0" fo:widows="0" fo:text-indent="0cm" style:auto-text-indent="false" fo:background-color="transparent" fo:keep-with-next="always" style:writing-mode="lr-tb"/>
    </style:style>
    <style:style style:name="P421" style:family="paragraph" style:parent-style-name="Heading_20__23_4">
      <loext:graphic-properties draw:fill="none" draw:fill-color="#ffffff"/>
      <style:paragraph-properties fo:margin-left="0cm" fo:margin-right="0cm" fo:margin-top="0cm" fo:margin-bottom="0cm" style:contextual-spacing="false" fo:text-align="start" style:justify-single-word="false" fo:keep-together="always" fo:orphans="0" fo:widows="0" fo:text-indent="0cm" style:auto-text-indent="false" fo:background-color="transparent" fo:keep-with-next="always" style:writing-mode="lr-tb"/>
    </style:style>
    <style:style style:name="P422" style:family="paragraph" style:parent-style-name="Heading_20__23_4">
      <loext:graphic-properties draw:fill="none" draw:fill-color="#ffffff"/>
      <style:paragraph-properties fo:margin-left="0.388cm" fo:margin-right="0cm" fo:margin-top="0cm" fo:margin-bottom="0cm" style:contextual-spacing="false" fo:line-height="0.392cm" fo:text-align="start" style:justify-single-word="false" fo:keep-together="always" fo:orphans="0" fo:widows="0" fo:text-indent="0cm" style:auto-text-indent="false" fo:background-color="transparent" fo:keep-with-next="always" style:writing-mode="lr-tb"/>
    </style:style>
    <style:style style:name="P423" style:family="paragraph" style:parent-style-name="Heading_20__23_4">
      <loext:graphic-properties draw:fill="none" draw:fill-color="#ffffff"/>
      <style:paragraph-properties fo:margin-left="0.494cm" fo:margin-right="0cm" fo:margin-top="0cm" fo:margin-bottom="0cm" style:contextual-spacing="false" fo:line-height="0.392cm" fo:text-align="start" style:justify-single-word="false" fo:keep-together="always" fo:orphans="0" fo:widows="0" fo:text-indent="-0.494cm" style:auto-text-indent="false" fo:break-before="page" fo:background-color="transparent" fo:keep-with-next="always" style:writing-mode="lr-tb"/>
    </style:style>
    <style:style style:name="P424" style:family="paragraph" style:parent-style-name="Heading_20__23_4">
      <loext:graphic-properties draw:fill="none" draw:fill-color="#ffffff"/>
      <style:paragraph-properties fo:margin-left="0.494cm" fo:margin-right="0cm" fo:margin-top="0cm" fo:margin-bottom="0cm" style:contextual-spacing="false" fo:line-height="0.392cm" fo:text-align="start" style:justify-single-word="false" fo:keep-together="always" fo:orphans="0" fo:widows="0" fo:text-indent="-0.494cm" style:auto-text-indent="false" fo:background-color="transparent" fo:keep-with-next="always" style:writing-mode="lr-tb"/>
    </style:style>
    <style:style style:name="P425" style:family="paragraph" style:parent-style-name="Heading_20__23_4">
      <loext:graphic-properties draw:fill="none" draw:fill-color="#ffffff"/>
      <style:paragraph-properties fo:margin-left="0cm" fo:margin-right="0cm" fo:margin-top="0cm" fo:margin-bottom="0cm" style:contextual-spacing="false" fo:line-height="0.392cm" fo:text-align="start" style:justify-single-word="false" fo:keep-together="always" fo:orphans="0" fo:widows="0" fo:text-indent="0cm" style:auto-text-indent="false" fo:background-color="transparent" fo:keep-with-next="always" style:writing-mode="lr-tb"/>
    </style:style>
    <style:style style:name="P426" style:family="paragraph" style:parent-style-name="Heading_20__23_4">
      <loext:graphic-properties draw:fill="none" draw:fill-color="#ffffff"/>
      <style:paragraph-properties fo:margin-left="0.388cm" fo:margin-right="0cm" fo:margin-top="0cm" fo:margin-bottom="0cm" style:contextual-spacing="false" fo:line-height="0.392cm" fo:text-align="start" style:justify-single-word="false" fo:keep-together="always" fo:orphans="0" fo:widows="0" fo:text-indent="0.247cm" style:auto-text-indent="false" fo:background-color="transparent" fo:keep-with-next="always" style:writing-mode="lr-tb"/>
    </style:style>
    <style:style style:name="P427" style:family="paragraph" style:parent-style-name="Heading_20__23_4" style:master-page-name="Converted3">
      <loext:graphic-properties draw:fill="none" draw:fill-color="#ffffff"/>
      <style:paragraph-properties fo:margin-left="0.388cm" fo:margin-right="0cm" fo:margin-top="0cm" fo:margin-bottom="0cm" style:contextual-spacing="false" fo:line-height="0.392cm" fo:text-align="start" style:justify-single-word="false" fo:keep-together="always" fo:orphans="0" fo:widows="0" fo:text-indent="0.247cm" style:auto-text-indent="false" style:page-number="730" fo:background-color="transparent" fo:keep-with-next="always" style:writing-mode="lr-tb"/>
    </style:style>
    <style:style style:name="P428" style:family="paragraph" style:parent-style-name="Heading_20__23_4">
      <loext:graphic-properties draw:fill="none" draw:fill-color="#ffffff"/>
      <style:paragraph-properties fo:margin-left="0.564cm" fo:margin-right="0cm" fo:margin-top="0cm" fo:margin-bottom="0cm" style:contextual-spacing="false" fo:line-height="0.335cm" fo:text-align="justify" style:justify-single-word="false" fo:keep-together="always" fo:orphans="0" fo:widows="0" fo:text-indent="0cm" style:auto-text-indent="false" fo:background-color="transparent" fo:keep-with-next="always" style:writing-mode="lr-tb"/>
    </style:style>
    <style:style style:name="P429" style:family="paragraph" style:parent-style-name="Heading_20__23_4" style:master-page-name="Converted2">
      <loext:graphic-properties draw:fill="none" draw:fill-color="#ffffff"/>
      <style:paragraph-properties fo:margin-left="13.194cm" fo:margin-right="0cm" fo:margin-top="0cm" fo:margin-bottom="0cm" style:contextual-spacing="false" fo:line-height="0.377cm" fo:text-align="start" style:justify-single-word="false" fo:keep-together="always" fo:orphans="0" fo:widows="0" fo:text-indent="0cm" style:auto-text-indent="false" style:page-number="727" fo:background-color="transparent" fo:keep-with-next="always" style:writing-mode="lr-tb"/>
    </style:style>
    <style:style style:name="P430" style:family="paragraph" style:parent-style-name="Heading_20__23_4">
      <loext:graphic-properties draw:fill="none" draw:fill-color="#ffffff"/>
      <style:paragraph-properties fo:margin-left="0cm" fo:margin-right="0cm" fo:margin-top="0cm" fo:margin-bottom="0cm" style:contextual-spacing="false" fo:line-height="0.377cm" fo:text-align="start" style:justify-single-word="false" fo:keep-together="always" fo:orphans="0" fo:widows="0" fo:text-indent="0cm" style:auto-text-indent="false" fo:background-color="transparent" fo:keep-with-next="always" style:writing-mode="lr-tb"/>
    </style:style>
    <style:style style:name="P431" style:family="paragraph" style:parent-style-name="Heading_20__23_4">
      <loext:graphic-properties draw:fill="none" draw:fill-color="#ffffff"/>
      <style:paragraph-properties fo:margin-left="0.318cm" fo:margin-right="0cm" fo:margin-top="0cm" fo:margin-bottom="0cm" style:contextual-spacing="false" fo:line-height="0.377cm" fo:text-align="start" style:justify-single-word="false" fo:keep-together="always" fo:orphans="0" fo:widows="0" fo:text-indent="0cm" style:auto-text-indent="false" fo:background-color="transparent" fo:keep-with-next="always" style:writing-mode="lr-tb"/>
    </style:style>
    <style:style style:name="P432" style:family="paragraph" style:parent-style-name="Heading_20__23_4_20__28_2_29_">
      <loext:graphic-properties draw:fill="none" draw:fill-color="#ffffff"/>
      <style:paragraph-properties fo:margin-left="0cm" fo:margin-right="0cm" fo:margin-top="0cm" fo:margin-bottom="1.044cm" style:contextual-spacing="false" fo:text-align="start" style:justify-single-word="false" fo:keep-together="always" fo:orphans="0" fo:widows="0" fo:text-indent="0cm" style:auto-text-indent="false" fo:background-color="transparent" fo:keep-with-next="always" style:writing-mode="lr-tb"/>
    </style:style>
    <style:style style:name="P433" style:family="paragraph" style:parent-style-name="Heading_20__23_4_20__28_2_29_">
      <loext:graphic-properties draw:fill="none" draw:fill-color="#ffffff"/>
      <style:paragraph-properties fo:margin-left="10.089cm" fo:margin-right="0cm" fo:margin-top="0cm" fo:margin-bottom="0.295cm" style:contextual-spacing="false" fo:text-align="start" style:justify-single-word="false" fo:keep-together="always" fo:orphans="0" fo:widows="0" fo:text-indent="0cm" style:auto-text-indent="false" fo:background-color="transparent" fo:keep-with-next="always" style:writing-mode="lr-tb"/>
    </style:style>
    <style:style style:name="P434" style:family="paragraph" style:parent-style-name="Heading_20__23_5">
      <loext:graphic-properties draw:fill="none" draw:fill-color="#ffffff"/>
      <style:paragraph-properties fo:margin-left="0cm" fo:margin-right="0cm" fo:margin-top="0cm" fo:margin-bottom="0cm" style:contextual-spacing="false" fo:text-align="start" style:justify-single-word="false" fo:keep-together="always" fo:orphans="0" fo:widows="0" fo:text-indent="0cm" style:auto-text-indent="false" fo:break-before="column" fo:background-color="transparent" fo:keep-with-next="always" style:writing-mode="lr-tb"/>
    </style:style>
    <style:style style:name="P435" style:family="paragraph" style:parent-style-name="Heading_20__23_5">
      <loext:graphic-properties draw:fill="none" draw:fill-color="#ffffff"/>
      <style:paragraph-properties fo:margin-left="0cm" fo:margin-right="0cm" fo:margin-top="0cm" fo:margin-bottom="0cm" style:contextual-spacing="false" fo:text-align="start" style:justify-single-word="false" fo:keep-together="always" fo:orphans="0" fo:widows="0" fo:text-indent="0cm" style:auto-text-indent="false" fo:background-color="transparent" fo:keep-with-next="always" style:writing-mode="lr-tb"/>
    </style:style>
    <style:style style:name="P436" style:family="paragraph" style:parent-style-name="Heading_20__23_5">
      <loext:graphic-properties draw:fill="none" draw:fill-color="#ffffff"/>
      <style:paragraph-properties fo:margin-left="0.494cm" fo:margin-right="0cm" fo:margin-top="0cm" fo:margin-bottom="0cm" style:contextual-spacing="false" fo:text-align="start" style:justify-single-word="false" fo:keep-together="always" fo:orphans="0" fo:widows="0" fo:text-indent="-0.494cm" style:auto-text-indent="false" fo:background-color="transparent" fo:keep-with-next="always" style:writing-mode="lr-tb"/>
    </style:style>
    <style:style style:name="P437" style:family="paragraph" style:parent-style-name="Heading_20__23_5">
      <loext:graphic-properties draw:fill="none" draw:fill-color="#ffffff"/>
      <style:paragraph-properties fo:margin-left="0.388cm" fo:margin-right="0cm" fo:margin-top="0cm" fo:margin-bottom="0cm" style:contextual-spacing="false" fo:text-align="start" style:justify-single-word="false" fo:keep-together="always" fo:orphans="0" fo:widows="0" fo:text-indent="0cm" style:auto-text-indent="false" fo:background-color="transparent" fo:keep-with-next="always" style:writing-mode="lr-tb"/>
    </style:style>
    <style:style style:name="P438" style:family="paragraph" style:parent-style-name="Heading_20__23_5">
      <loext:graphic-properties draw:fill="none" draw:fill-color="#ffffff"/>
      <style:paragraph-properties fo:margin-left="0.6cm" fo:margin-right="0cm" fo:margin-top="0cm" fo:margin-bottom="0cm" style:contextual-spacing="false" fo:text-align="start" style:justify-single-word="false" fo:keep-together="always" fo:orphans="0" fo:widows="0" fo:text-indent="0cm" style:auto-text-indent="false" fo:background-color="transparent" fo:keep-with-next="always" style:writing-mode="lr-tb"/>
    </style:style>
    <style:style style:name="P439" style:family="paragraph" style:parent-style-name="Heading_20__23_5">
      <loext:graphic-properties draw:fill="none" draw:fill-color="#ffffff"/>
      <style:paragraph-properties fo:margin-left="0.318cm" fo:margin-right="0cm" fo:margin-top="0cm" fo:margin-bottom="0cm" style:contextual-spacing="false" fo:text-align="start" style:justify-single-word="false" fo:keep-together="always" fo:orphans="0" fo:widows="0" fo:text-indent="0cm" style:auto-text-indent="false" fo:background-color="transparent" fo:keep-with-next="always" style:writing-mode="lr-tb"/>
    </style:style>
    <style:style style:name="P440" style:family="paragraph" style:parent-style-name="Heading_20__23_5">
      <loext:graphic-properties draw:fill="none" draw:fill-color="#ffffff"/>
      <style:paragraph-properties fo:margin-left="0.423cm" fo:margin-right="0cm" fo:margin-top="0cm" fo:margin-bottom="0cm" style:contextual-spacing="false" fo:text-align="start" style:justify-single-word="false" fo:keep-together="always" fo:orphans="0" fo:widows="0" fo:text-indent="0cm" style:auto-text-indent="false" fo:background-color="transparent" fo:keep-with-next="always" style:writing-mode="lr-tb"/>
    </style:style>
    <style:style style:name="P441" style:family="paragraph" style:parent-style-name="Heading_20__23_5">
      <loext:graphic-properties draw:fill="none" draw:fill-color="#ffffff"/>
      <style:paragraph-properties fo:margin-left="0.282cm" fo:margin-right="0cm" fo:margin-top="0cm" fo:margin-bottom="0cm" style:contextual-spacing="false" fo:text-align="start" style:justify-single-word="false" fo:keep-together="always" fo:orphans="0" fo:widows="0" fo:text-indent="0cm" style:auto-text-indent="false" fo:background-color="transparent" fo:keep-with-next="always" style:writing-mode="lr-tb"/>
    </style:style>
    <style:style style:name="P442" style:family="paragraph" style:parent-style-name="Heading_20__23_5">
      <loext:graphic-properties draw:fill="none" draw:fill-color="#ffffff"/>
      <style:paragraph-properties fo:margin-left="0.318cm" fo:margin-right="0cm" fo:margin-top="0cm" fo:margin-bottom="0cm" style:contextual-spacing="false" fo:text-align="start" style:justify-single-word="false" fo:keep-together="always" fo:orphans="0" fo:widows="0" fo:text-indent="-0.318cm" style:auto-text-indent="false" fo:background-color="transparent" fo:keep-with-next="always" style:writing-mode="lr-tb"/>
    </style:style>
    <style:style style:name="P443" style:family="paragraph" style:parent-style-name="Heading_20__23_5">
      <loext:graphic-properties draw:fill="none" draw:fill-color="#ffffff"/>
      <style:paragraph-properties fo:margin-left="0.353cm" fo:margin-right="0cm" fo:margin-top="0cm" fo:margin-bottom="0cm" style:contextual-spacing="false" fo:text-align="start" style:justify-single-word="false" fo:keep-together="always" fo:orphans="0" fo:widows="0" fo:text-indent="-0.353cm" style:auto-text-indent="false" fo:background-color="transparent" fo:keep-with-next="always" style:writing-mode="lr-tb"/>
    </style:style>
    <style:style style:name="P444" style:family="paragraph" style:parent-style-name="Heading_20__23_5">
      <loext:graphic-properties draw:fill="none" draw:fill-color="#ffffff"/>
      <style:paragraph-properties fo:margin-left="0cm" fo:margin-right="0cm" fo:margin-top="0cm" fo:margin-bottom="0cm" style:contextual-spacing="false" fo:line-height="0.377cm" fo:text-align="start" style:justify-single-word="false" fo:keep-together="always" fo:orphans="0" fo:widows="0" fo:text-indent="0cm" style:auto-text-indent="false" fo:background-color="transparent" fo:keep-with-next="always" style:writing-mode="lr-tb"/>
    </style:style>
    <style:style style:name="P445" style:family="paragraph" style:parent-style-name="Heading_20__23_5">
      <loext:graphic-properties draw:fill="none" draw:fill-color="#ffffff"/>
      <style:paragraph-properties fo:margin-left="0.282cm" fo:margin-right="0cm" fo:margin-top="0cm" fo:margin-bottom="0cm" style:contextual-spacing="false" fo:line-height="0.377cm" fo:text-align="start" style:justify-single-word="false" fo:keep-together="always" fo:orphans="0" fo:widows="0" fo:text-indent="0cm" style:auto-text-indent="false" fo:background-color="transparent" fo:keep-with-next="always" style:writing-mode="lr-tb"/>
    </style:style>
    <style:style style:name="P446" style:family="paragraph" style:parent-style-name="Heading_20__23_5">
      <loext:graphic-properties draw:fill="none" draw:fill-color="#ffffff"/>
      <style:paragraph-properties fo:margin-left="0cm" fo:margin-right="0cm" fo:margin-top="0cm" fo:margin-bottom="0cm" style:contextual-spacing="false" fo:line-height="0.377cm" fo:text-align="justify" style:justify-single-word="false" fo:keep-together="always" fo:orphans="0" fo:widows="0" fo:text-indent="0cm" style:auto-text-indent="false" fo:background-color="transparent" fo:keep-with-next="always" style:writing-mode="lr-tb"/>
    </style:style>
    <style:style style:name="P447" style:family="paragraph" style:parent-style-name="Heading_20__23_5">
      <loext:graphic-properties draw:fill="none" draw:fill-color="#ffffff"/>
      <style:paragraph-properties fo:margin-left="0cm" fo:margin-right="0cm" fo:margin-top="0cm" fo:margin-bottom="0cm" style:contextual-spacing="false" fo:line-height="0.372cm" fo:text-align="start" style:justify-single-word="false" fo:keep-together="always" fo:orphans="0" fo:widows="0" fo:text-indent="0cm" style:auto-text-indent="false" fo:background-color="transparent" fo:keep-with-next="always" style:writing-mode="lr-tb"/>
    </style:style>
    <style:style style:name="P448" style:family="paragraph" style:parent-style-name="Heading_20__23_5">
      <loext:graphic-properties draw:fill="none" draw:fill-color="#ffffff"/>
      <style:paragraph-properties fo:margin-left="0cm" fo:margin-right="0cm" fo:margin-top="0cm" fo:margin-bottom="0cm" style:contextual-spacing="false" fo:line-height="0.372cm" fo:text-align="start" style:justify-single-word="false" fo:keep-together="always" fo:orphans="0" fo:widows="0" fo:text-indent="0cm" style:auto-text-indent="false" fo:break-before="column" fo:background-color="transparent" fo:keep-with-next="always" style:writing-mode="lr-tb"/>
    </style:style>
    <style:style style:name="P449" style:family="paragraph" style:parent-style-name="Heading_20__23_5">
      <loext:graphic-properties draw:fill="none" draw:fill-color="#ffffff"/>
      <style:paragraph-properties fo:margin-left="0cm" fo:margin-right="0cm" fo:margin-top="0cm" fo:margin-bottom="0cm" style:contextual-spacing="false" fo:line-height="0.372cm" fo:text-align="start" style:justify-single-word="false" fo:keep-together="always" fo:orphans="0" fo:widows="0" fo:text-indent="0cm" style:auto-text-indent="false" fo:break-before="page" fo:background-color="transparent" fo:keep-with-next="always" style:writing-mode="lr-tb"/>
    </style:style>
    <style:style style:name="P450" style:family="paragraph" style:parent-style-name="Heading_20__23_5">
      <loext:graphic-properties draw:fill="none" draw:fill-color="#ffffff"/>
      <style:paragraph-properties fo:margin-left="0.282cm" fo:margin-right="0cm" fo:margin-top="0cm" fo:margin-bottom="0cm" style:contextual-spacing="false" fo:line-height="0.372cm" fo:text-align="start" style:justify-single-word="false" fo:keep-together="always" fo:orphans="0" fo:widows="0" fo:text-indent="0cm" style:auto-text-indent="false" fo:background-color="transparent" fo:keep-with-next="always" style:writing-mode="lr-tb"/>
    </style:style>
    <style:style style:name="P451" style:family="paragraph" style:parent-style-name="Heading_20__23_5">
      <loext:graphic-properties draw:fill="none" draw:fill-color="#ffffff"/>
      <style:paragraph-properties fo:margin-left="0.318cm" fo:margin-right="0cm" fo:margin-top="0cm" fo:margin-bottom="0cm" style:contextual-spacing="false" fo:line-height="0.372cm" fo:text-align="start" style:justify-single-word="false" fo:keep-together="always" fo:orphans="0" fo:widows="0" fo:text-indent="0cm" style:auto-text-indent="false" fo:background-color="transparent" fo:keep-with-next="always" style:writing-mode="lr-tb"/>
    </style:style>
    <style:style style:name="P452" style:family="paragraph" style:parent-style-name="Heading_20__23_5">
      <loext:graphic-properties draw:fill="none" draw:fill-color="#ffffff"/>
      <style:paragraph-properties fo:margin-left="0.318cm" fo:margin-right="0cm" fo:margin-top="0cm" fo:margin-bottom="0cm" style:contextual-spacing="false" fo:line-height="0.372cm" fo:text-align="start" style:justify-single-word="false" fo:keep-together="always" fo:orphans="0" fo:widows="0" fo:text-indent="-0.318cm" style:auto-text-indent="false" fo:background-color="transparent" fo:keep-with-next="always" style:writing-mode="lr-tb"/>
    </style:style>
    <style:style style:name="P453" style:family="paragraph" style:parent-style-name="Heading_20__23_5">
      <loext:graphic-properties draw:fill="none" draw:fill-color="#ffffff"/>
      <style:paragraph-properties fo:margin-left="0.353cm" fo:margin-right="0cm" fo:margin-top="0cm" fo:margin-bottom="0cm" style:contextual-spacing="false" fo:line-height="0.372cm" fo:text-align="start" style:justify-single-word="false" fo:keep-together="always" fo:orphans="0" fo:widows="0" fo:text-indent="0cm" style:auto-text-indent="false" fo:background-color="transparent" fo:keep-with-next="always" style:writing-mode="lr-tb"/>
    </style:style>
    <style:style style:name="P454" style:family="paragraph" style:parent-style-name="Heading_20__23_5">
      <loext:graphic-properties draw:fill="none" draw:fill-color="#ffffff"/>
      <style:paragraph-properties fo:margin-left="0.388cm" fo:margin-right="0cm" fo:margin-top="0cm" fo:margin-bottom="0cm" style:contextual-spacing="false" fo:line-height="0.411cm" fo:text-align="start" style:justify-single-word="false" fo:keep-together="always" fo:orphans="0" fo:widows="0" fo:text-indent="0cm" style:auto-text-indent="false" fo:background-color="transparent" fo:keep-with-next="always" style:writing-mode="lr-tb"/>
    </style:style>
    <style:style style:name="P455" style:family="paragraph" style:parent-style-name="Heading_20__23_5">
      <loext:graphic-properties draw:fill="none" draw:fill-color="#ffffff"/>
      <style:paragraph-properties fo:margin-left="0.388cm" fo:margin-right="0cm" fo:margin-top="0cm" fo:margin-bottom="0cm" style:contextual-spacing="false" fo:line-height="0.39cm" fo:text-align="start" style:justify-single-word="false" fo:keep-together="always" fo:orphans="0" fo:widows="0" fo:text-indent="0cm" style:auto-text-indent="false" fo:background-color="transparent" fo:keep-with-next="always" style:writing-mode="lr-tb"/>
    </style:style>
    <style:style style:name="P456" style:family="paragraph" style:parent-style-name="Heading_20__23_5">
      <loext:graphic-properties draw:fill="none" draw:fill-color="#ffffff"/>
      <style:paragraph-properties fo:margin-left="0cm" fo:margin-right="0cm" fo:margin-top="0cm" fo:margin-bottom="0cm" style:contextual-spacing="false" fo:line-height="0.39cm" fo:text-align="start" style:justify-single-word="false" fo:keep-together="always" fo:orphans="0" fo:widows="0" fo:text-indent="0cm" style:auto-text-indent="false" fo:background-color="transparent" fo:keep-with-next="always" style:writing-mode="lr-tb"/>
    </style:style>
    <style:style style:name="P457" style:family="paragraph" style:parent-style-name="Heading_20__23_5">
      <loext:graphic-properties draw:fill="none" draw:fill-color="#ffffff"/>
      <style:paragraph-properties fo:margin-left="0.423cm" fo:margin-right="0cm" fo:margin-top="0cm" fo:margin-bottom="0cm" style:contextual-spacing="false" fo:line-height="0.39cm" fo:text-align="start" style:justify-single-word="false" fo:keep-together="always" fo:orphans="0" fo:widows="0" fo:text-indent="0cm" style:auto-text-indent="false" fo:background-color="transparent" fo:keep-with-next="always" style:writing-mode="lr-tb"/>
    </style:style>
    <style:style style:name="P458" style:family="paragraph" style:parent-style-name="Heading_20__23_5">
      <loext:graphic-properties draw:fill="none" draw:fill-color="#ffffff"/>
      <style:paragraph-properties fo:margin-left="0.6cm" fo:margin-right="0cm" fo:margin-top="0cm" fo:margin-bottom="0cm" style:contextual-spacing="false" fo:line-height="0.402cm" fo:text-align="start" style:justify-single-word="false" fo:keep-together="always" fo:orphans="0" fo:widows="0" fo:text-indent="0cm" style:auto-text-indent="false" fo:break-before="column" fo:background-color="transparent" fo:keep-with-next="always" style:writing-mode="lr-tb"/>
    </style:style>
    <style:style style:name="P459" style:family="paragraph" style:parent-style-name="Heading_20__23_5">
      <loext:graphic-properties draw:fill="none" draw:fill-color="#ffffff"/>
      <style:paragraph-properties fo:margin-left="0.318cm" fo:margin-right="0cm" fo:margin-top="0cm" fo:margin-bottom="0cm" style:contextual-spacing="false" fo:line-height="0.393cm" fo:text-align="start" style:justify-single-word="false" fo:keep-together="always" fo:orphans="0" fo:widows="0" fo:text-indent="0cm" style:auto-text-indent="false" fo:background-color="transparent" fo:keep-with-next="always" style:writing-mode="lr-tb"/>
    </style:style>
    <style:style style:name="P460" style:family="paragraph" style:parent-style-name="Heading_20__23_5">
      <loext:graphic-properties draw:fill="none" draw:fill-color="#ffffff"/>
      <style:paragraph-properties fo:margin-left="0cm" fo:margin-right="0cm" fo:margin-top="0cm" fo:margin-bottom="0cm" style:contextual-spacing="false" fo:line-height="0.393cm" fo:text-align="start" style:justify-single-word="false" fo:keep-together="always" fo:orphans="0" fo:widows="0" fo:text-indent="0cm" style:auto-text-indent="false" fo:background-color="transparent" fo:keep-with-next="always" style:writing-mode="lr-tb"/>
    </style:style>
    <style:style style:name="P461" style:family="paragraph" style:parent-style-name="Heading_20__23_5">
      <loext:graphic-properties draw:fill="none" draw:fill-color="#ffffff"/>
      <style:paragraph-properties fo:margin-left="0.318cm" fo:margin-right="0cm" fo:margin-top="0cm" fo:margin-bottom="0cm" style:contextual-spacing="false" fo:line-height="0.399cm" fo:text-align="start" style:justify-single-word="false" fo:keep-together="always" fo:orphans="0" fo:widows="0" fo:text-indent="0cm" style:auto-text-indent="false" fo:background-color="transparent" fo:keep-with-next="always" style:writing-mode="lr-tb"/>
    </style:style>
    <style:style style:name="P462" style:family="paragraph" style:parent-style-name="Heading_20__23_5">
      <loext:graphic-properties draw:fill="none" draw:fill-color="#ffffff"/>
      <style:paragraph-properties fo:margin-left="0cm" fo:margin-right="0cm" fo:margin-top="0cm" fo:margin-bottom="0cm" style:contextual-spacing="false" fo:line-height="0.399cm" fo:text-align="start" style:justify-single-word="false" fo:keep-together="always" fo:orphans="0" fo:widows="0" fo:text-indent="0cm" style:auto-text-indent="false" fo:background-color="transparent" fo:keep-with-next="always" style:writing-mode="lr-tb"/>
    </style:style>
    <style:style style:name="P463" style:family="paragraph" style:parent-style-name="Heading_20__23_5">
      <loext:graphic-properties draw:fill="none" draw:fill-color="#ffffff"/>
      <style:paragraph-properties fo:margin-left="0cm" fo:margin-right="0cm" fo:margin-top="0cm" fo:margin-bottom="0cm" style:contextual-spacing="false" fo:line-height="0.369cm" fo:text-align="start" style:justify-single-word="false" fo:keep-together="always" fo:orphans="0" fo:widows="0" fo:text-indent="0cm" style:auto-text-indent="false" fo:background-color="transparent" fo:keep-with-next="always" style:writing-mode="lr-tb"/>
    </style:style>
    <style:style style:name="P464" style:family="paragraph" style:parent-style-name="Heading_20__23_5">
      <loext:graphic-properties draw:fill="none" draw:fill-color="#ffffff"/>
      <style:paragraph-properties fo:margin-left="0.353cm" fo:margin-right="0cm" fo:margin-top="0cm" fo:margin-bottom="0cm" style:contextual-spacing="false" fo:line-height="0.369cm" fo:text-align="start" style:justify-single-word="false" fo:keep-together="always" fo:orphans="0" fo:widows="0" fo:text-indent="-0.353cm" style:auto-text-indent="false" fo:background-color="transparent" fo:keep-with-next="always" style:writing-mode="lr-tb"/>
    </style:style>
    <style:style style:name="P465" style:family="paragraph" style:parent-style-name="Heading_20__23_5">
      <loext:graphic-properties draw:fill="none" draw:fill-color="#ffffff"/>
      <style:paragraph-properties fo:margin-left="0.353cm" fo:margin-right="0cm" fo:margin-top="0cm" fo:margin-bottom="0cm" style:contextual-spacing="false" fo:line-height="0.369cm" fo:text-align="start" style:justify-single-word="false" fo:keep-together="always" fo:orphans="0" fo:widows="0" fo:text-indent="0cm" style:auto-text-indent="false" fo:background-color="transparent" fo:keep-with-next="always" style:writing-mode="lr-tb"/>
    </style:style>
    <style:style style:name="P466" style:family="paragraph" style:parent-style-name="Heading_20__23_5">
      <loext:graphic-properties draw:fill="none" draw:fill-color="#ffffff"/>
      <style:paragraph-properties fo:margin-left="0.318cm" fo:margin-right="0cm" fo:margin-top="0cm" fo:margin-bottom="0cm" style:contextual-spacing="false" fo:line-height="0.369cm" fo:text-align="start" style:justify-single-word="false" fo:keep-together="always" fo:orphans="0" fo:widows="0" fo:text-indent="0cm" style:auto-text-indent="false" fo:background-color="transparent" fo:keep-with-next="always" style:writing-mode="lr-tb"/>
    </style:style>
    <style:style style:name="P467" style:family="paragraph" style:parent-style-name="Heading_20__23_5">
      <loext:graphic-properties draw:fill="none" draw:fill-color="#ffffff"/>
      <style:paragraph-properties fo:margin-left="0cm" fo:margin-right="0cm" fo:margin-top="0cm" fo:margin-bottom="0cm" style:contextual-spacing="false" fo:line-height="0.363cm" fo:text-align="start" style:justify-single-word="false" fo:keep-together="always" fo:orphans="0" fo:widows="0" fo:text-indent="0cm" style:auto-text-indent="false" fo:background-color="transparent" fo:keep-with-next="always" style:writing-mode="lr-tb"/>
    </style:style>
    <style:style style:name="P468" style:family="paragraph" style:parent-style-name="Heading_20__23_5">
      <loext:graphic-properties draw:fill="none" draw:fill-color="#ffffff"/>
      <style:paragraph-properties fo:margin-left="0cm" fo:margin-right="0cm" fo:margin-top="0cm" fo:margin-bottom="0cm" style:contextual-spacing="false" fo:line-height="0.381cm" fo:text-align="start" style:justify-single-word="false" fo:keep-together="always" fo:orphans="0" fo:widows="0" fo:text-indent="0cm" style:auto-text-indent="false" fo:background-color="transparent" fo:keep-with-next="always" style:writing-mode="lr-tb"/>
    </style:style>
    <style:style style:name="P469" style:family="paragraph" style:parent-style-name="Heading_20__23_5">
      <loext:graphic-properties draw:fill="none" draw:fill-color="#ffffff"/>
      <style:paragraph-properties fo:margin-left="0cm" fo:margin-right="0cm" fo:margin-top="0cm" fo:margin-bottom="0cm" style:contextual-spacing="false" fo:line-height="0.381cm" fo:text-align="start" style:justify-single-word="false" fo:keep-together="always" fo:orphans="0" fo:widows="0" fo:text-indent="0cm" style:auto-text-indent="false" fo:break-before="column" fo:background-color="transparent" fo:keep-with-next="always" style:writing-mode="lr-tb"/>
    </style:style>
    <style:style style:name="P470" style:family="paragraph" style:parent-style-name="Heading_20__23_5">
      <loext:graphic-properties draw:fill="none" draw:fill-color="#ffffff"/>
      <style:paragraph-properties fo:margin-left="0cm" fo:margin-right="0cm" fo:margin-top="0cm" fo:margin-bottom="0cm" style:contextual-spacing="false" fo:line-height="0.385cm" fo:text-align="start" style:justify-single-word="false" fo:keep-together="always" fo:orphans="0" fo:widows="0" fo:text-indent="0cm" style:auto-text-indent="false" fo:background-color="transparent" fo:keep-with-next="always" style:writing-mode="lr-tb"/>
    </style:style>
    <style:style style:name="P471" style:family="paragraph" style:parent-style-name="Heading_20__23_5_20__28_10_29_">
      <loext:graphic-properties draw:fill="none" draw:fill-color="#ffffff"/>
      <style:paragraph-properties fo:margin-left="0cm" fo:margin-right="0cm" fo:margin-top="0cm" fo:margin-bottom="0cm" style:contextual-spacing="false" fo:text-align="start" style:justify-single-word="false" fo:keep-together="always" fo:orphans="0" fo:widows="0" fo:text-indent="0cm" style:auto-text-indent="false" fo:background-color="transparent" fo:keep-with-next="always" style:writing-mode="lr-tb"/>
    </style:style>
    <style:style style:name="P472" style:family="paragraph" style:parent-style-name="Heading_20__23_5_20__28_11_29_">
      <loext:graphic-properties draw:fill="none" draw:fill-color="#ffffff"/>
      <style:paragraph-properties fo:margin-left="0cm" fo:margin-right="0cm" fo:margin-top="0cm" fo:margin-bottom="0.776cm" style:contextual-spacing="false" fo:text-align="start" style:justify-single-word="false" fo:keep-together="always" fo:orphans="0" fo:widows="0" fo:text-indent="0cm" style:auto-text-indent="false" fo:background-color="transparent" fo:keep-with-next="always" style:writing-mode="lr-tb"/>
    </style:style>
    <style:style style:name="P473" style:family="paragraph" style:parent-style-name="Heading_20__23_5_20__28_12_29_">
      <loext:graphic-properties draw:fill="none" draw:fill-color="#ffffff"/>
      <style:paragraph-properties fo:margin-left="0.318cm" fo:margin-right="0cm" fo:margin-top="0cm" fo:margin-bottom="0cm" style:contextual-spacing="false" fo:text-align="start" style:justify-single-word="false" fo:keep-together="always" fo:orphans="0" fo:widows="0" fo:text-indent="-0.318cm" style:auto-text-indent="false" fo:background-color="transparent" fo:keep-with-next="always" style:writing-mode="lr-tb"/>
    </style:style>
    <style:style style:name="P474" style:family="paragraph" style:parent-style-name="Heading_20__23_5_20__28_13_29_">
      <loext:graphic-properties draw:fill="none" draw:fill-color="#ffffff"/>
      <style:paragraph-properties fo:margin-left="0.318cm" fo:margin-right="0cm" fo:margin-top="0cm" fo:margin-bottom="0cm" style:contextual-spacing="false" fo:text-align="start" style:justify-single-word="false" fo:keep-together="always" fo:orphans="0" fo:widows="0" fo:text-indent="-0.318cm" style:auto-text-indent="false" fo:break-before="column" fo:background-color="transparent" fo:keep-with-next="always" style:writing-mode="lr-tb"/>
    </style:style>
    <style:style style:name="P475" style:family="paragraph" style:parent-style-name="Heading_20__23_5_20__28_13_29_">
      <loext:graphic-properties draw:fill="none" draw:fill-color="#ffffff"/>
      <style:paragraph-properties fo:margin-left="0cm" fo:margin-right="0cm" fo:margin-top="0cm" fo:margin-bottom="0cm" style:contextual-spacing="false" fo:text-align="start" style:justify-single-word="false" fo:keep-together="always" fo:orphans="0" fo:widows="0" fo:text-indent="0cm" style:auto-text-indent="false" fo:background-color="transparent" fo:keep-with-next="always" style:writing-mode="lr-tb"/>
    </style:style>
    <style:style style:name="P476" style:family="paragraph" style:parent-style-name="Heading_20__23_5_20__28_13_29_" style:master-page-name="Converted13">
      <loext:graphic-properties draw:fill="none" draw:fill-color="#ffffff"/>
      <style:paragraph-properties fo:margin-left="0cm" fo:margin-right="0cm" fo:margin-top="0cm" fo:margin-bottom="0cm" style:contextual-spacing="false" fo:text-align="start" style:justify-single-word="false" fo:keep-together="always" fo:orphans="0" fo:widows="0" fo:text-indent="0cm" style:auto-text-indent="false" style:page-number="746" fo:background-color="transparent" fo:keep-with-next="always" style:writing-mode="lr-tb"/>
    </style:style>
    <style:style style:name="P477" style:family="paragraph" style:parent-style-name="Heading_20__23_5_20__28_13_29_">
      <loext:graphic-properties draw:fill="none" draw:fill-color="#ffffff"/>
      <style:paragraph-properties fo:margin-left="0cm" fo:margin-right="0cm" fo:margin-top="0cm" fo:margin-bottom="0cm" style:contextual-spacing="false" fo:line-height="0.339cm" fo:text-align="start" style:justify-single-word="false" fo:keep-together="always" fo:orphans="0" fo:widows="0" fo:text-indent="0cm" style:auto-text-indent="false" fo:background-color="transparent" fo:keep-with-next="always" style:writing-mode="lr-tb"/>
    </style:style>
    <style:style style:name="P478" style:family="paragraph" style:parent-style-name="Heading_20__23_5_20__28_13_29_">
      <loext:graphic-properties draw:fill="none" draw:fill-color="#ffffff"/>
      <style:paragraph-properties fo:margin-left="0cm" fo:margin-right="0cm" fo:margin-top="0cm" fo:margin-bottom="0cm" style:contextual-spacing="false" fo:line-height="0.377cm" fo:text-align="start" style:justify-single-word="false" fo:keep-together="always" fo:orphans="0" fo:widows="0" fo:text-indent="0cm" style:auto-text-indent="false" fo:background-color="transparent" fo:keep-with-next="always" style:writing-mode="lr-tb"/>
    </style:style>
    <style:style style:name="P479" style:family="paragraph" style:parent-style-name="Heading_20__23_5_20__28_13_29_">
      <loext:graphic-properties draw:fill="none" draw:fill-color="#ffffff"/>
      <style:paragraph-properties fo:margin-left="0cm" fo:margin-right="0cm" fo:margin-top="0cm" fo:margin-bottom="0cm" style:contextual-spacing="false" fo:line-height="0.39cm" fo:text-align="start" style:justify-single-word="false" fo:keep-together="always" fo:orphans="0" fo:widows="0" fo:text-indent="0cm" style:auto-text-indent="false" fo:background-color="transparent" fo:keep-with-next="always" style:writing-mode="lr-tb"/>
    </style:style>
    <style:style style:name="P480" style:family="paragraph" style:parent-style-name="Heading_20__23_5_20__28_14_29_">
      <loext:graphic-properties draw:fill="none" draw:fill-color="#ffffff"/>
      <style:paragraph-properties fo:margin-left="0.318cm" fo:margin-right="0cm" fo:margin-top="0cm" fo:margin-bottom="0cm" style:contextual-spacing="false" fo:text-align="start" style:justify-single-word="false" fo:keep-together="always" fo:orphans="0" fo:widows="0" fo:text-indent="0cm" style:auto-text-indent="false" fo:background-color="transparent" fo:keep-with-next="always" style:writing-mode="lr-tb"/>
    </style:style>
    <style:style style:name="P481" style:family="paragraph" style:parent-style-name="Heading_20__23_5_20__28_15_29_">
      <loext:graphic-properties draw:fill="none" draw:fill-color="#ffffff"/>
      <style:paragraph-properties fo:margin-left="0cm" fo:margin-right="0cm" fo:margin-top="0cm" fo:margin-bottom="0.728cm" style:contextual-spacing="false" fo:text-align="start" style:justify-single-word="false" fo:keep-together="always" fo:orphans="0" fo:widows="0" fo:text-indent="0cm" style:auto-text-indent="false" fo:background-color="transparent" fo:keep-with-next="always" style:writing-mode="lr-tb"/>
    </style:style>
    <style:style style:name="P482" style:family="paragraph" style:parent-style-name="Heading_20__23_5_20__28_16_29_">
      <loext:graphic-properties draw:fill="none" draw:fill-color="#ffffff"/>
      <style:paragraph-properties fo:margin-left="0cm" fo:margin-right="0cm" fo:margin-top="0cm" fo:margin-bottom="0cm" style:contextual-spacing="false" fo:text-align="start" style:justify-single-word="false" fo:keep-together="always" fo:orphans="0" fo:widows="0" fo:text-indent="0cm" style:auto-text-indent="false" fo:background-color="transparent" fo:keep-with-next="always" style:writing-mode="lr-tb"/>
    </style:style>
    <style:style style:name="P483" style:family="paragraph" style:parent-style-name="Heading_20__23_5_20__28_17_29_">
      <loext:graphic-properties draw:fill="none" draw:fill-color="#ffffff"/>
      <style:paragraph-properties fo:margin-left="0.353cm" fo:margin-right="0cm" fo:margin-top="0cm" fo:margin-bottom="0cm" style:contextual-spacing="false" fo:text-align="start" style:justify-single-word="false" fo:keep-together="always" fo:orphans="0" fo:widows="0" fo:text-indent="0cm" style:auto-text-indent="false" fo:background-color="transparent" fo:keep-with-next="always" style:writing-mode="lr-tb"/>
    </style:style>
    <style:style style:name="P484" style:family="paragraph" style:parent-style-name="Heading_20__23_5_20__28_18_29_">
      <loext:graphic-properties draw:fill="none" draw:fill-color="#ffffff"/>
      <style:paragraph-properties fo:margin-left="0cm" fo:margin-right="0cm" fo:margin-top="0cm" fo:margin-bottom="0cm" style:contextual-spacing="false" fo:text-align="start" style:justify-single-word="false" fo:keep-together="always" fo:orphans="0" fo:widows="0" fo:text-indent="0cm" style:auto-text-indent="false" fo:background-color="transparent" fo:keep-with-next="always" style:writing-mode="lr-tb"/>
    </style:style>
    <style:style style:name="P485" style:family="paragraph" style:parent-style-name="Heading_20__23_5_20__28_19_29_">
      <loext:graphic-properties draw:fill="none" draw:fill-color="#ffffff"/>
      <style:paragraph-properties fo:margin-left="0cm" fo:margin-right="0cm" fo:margin-top="0cm" fo:margin-bottom="0cm" style:contextual-spacing="false" fo:text-align="start" style:justify-single-word="false" fo:keep-together="always" fo:orphans="0" fo:widows="0" fo:text-indent="0cm" style:auto-text-indent="false" fo:background-color="transparent" fo:keep-with-next="always" style:writing-mode="lr-tb"/>
    </style:style>
    <style:style style:name="P486" style:family="paragraph" style:parent-style-name="Heading_20__23_5_20__28_2_29_">
      <loext:graphic-properties draw:fill="none" draw:fill-color="#ffffff"/>
      <style:paragraph-properties fo:margin-left="0cm" fo:margin-right="0cm" fo:margin-top="0cm" fo:margin-bottom="0.224cm" style:contextual-spacing="false" fo:keep-together="always" fo:orphans="0" fo:widows="0" fo:text-indent="0cm" style:auto-text-indent="false" fo:background-color="transparent" fo:keep-with-next="always" style:writing-mode="lr-tb"/>
    </style:style>
    <style:style style:name="P487" style:family="paragraph" style:parent-style-name="Heading_20__23_5_20__28_2_29_">
      <loext:graphic-properties draw:fill="none" draw:fill-color="#ffffff"/>
      <style:paragraph-properties fo:margin-left="0cm" fo:margin-right="0cm" fo:margin-top="0cm" fo:margin-bottom="0cm" style:contextual-spacing="false" fo:line-height="0.559cm" fo:keep-together="always" fo:orphans="0" fo:widows="0" fo:text-indent="0cm" style:auto-text-indent="false" fo:background-color="transparent" fo:keep-with-next="always" style:writing-mode="lr-tb"/>
    </style:style>
    <style:style style:name="P488" style:family="paragraph" style:parent-style-name="Heading_20__23_5_20__28_2_29_">
      <loext:graphic-properties draw:fill="none" draw:fill-color="#ffffff"/>
      <style:paragraph-properties fo:margin-left="0cm" fo:margin-right="0cm" fo:margin-top="0cm" fo:margin-bottom="0cm" style:contextual-spacing="false" fo:text-align="start" style:justify-single-word="false" fo:keep-together="always" fo:orphans="0" fo:widows="0" fo:text-indent="0cm" style:auto-text-indent="false" fo:background-color="transparent" fo:keep-with-next="always" style:writing-mode="lr-tb"/>
    </style:style>
    <style:style style:name="P489" style:family="paragraph" style:parent-style-name="Heading_20__23_5_20__28_20_29_">
      <loext:graphic-properties draw:fill="none" draw:fill-color="#ffffff"/>
      <style:paragraph-properties fo:margin-left="0cm" fo:margin-right="0cm" fo:margin-top="0cm" fo:margin-bottom="0cm" style:contextual-spacing="false" fo:text-align="start" style:justify-single-word="false" fo:keep-together="always" fo:orphans="0" fo:widows="0" fo:text-indent="0cm" style:auto-text-indent="false" fo:background-color="transparent" fo:keep-with-next="always" style:writing-mode="lr-tb"/>
    </style:style>
    <style:style style:name="P490" style:family="paragraph" style:parent-style-name="Heading_20__23_5_20__28_21_29_">
      <loext:graphic-properties draw:fill="none" draw:fill-color="#ffffff"/>
      <style:paragraph-properties fo:margin-left="0cm" fo:margin-right="0cm" fo:margin-top="0cm" fo:margin-bottom="0.732cm" style:contextual-spacing="false" fo:text-align="start" style:justify-single-word="false" fo:keep-together="always" fo:orphans="0" fo:widows="0" fo:text-indent="0cm" style:auto-text-indent="false" fo:background-color="transparent" fo:keep-with-next="always" style:writing-mode="lr-tb"/>
    </style:style>
    <style:style style:name="P491" style:family="paragraph" style:parent-style-name="Heading_20__23_5_20__28_22_29_">
      <loext:graphic-properties draw:fill="none" draw:fill-color="#ffffff"/>
      <style:paragraph-properties fo:margin-left="0cm" fo:margin-right="0cm" fo:margin-top="0cm" fo:margin-bottom="0cm" style:contextual-spacing="false" fo:text-align="start" style:justify-single-word="false" fo:keep-together="always" fo:orphans="0" fo:widows="0" fo:text-indent="0cm" style:auto-text-indent="false" fo:background-color="transparent" fo:keep-with-next="always" style:writing-mode="lr-tb"/>
    </style:style>
    <style:style style:name="P492" style:family="paragraph" style:parent-style-name="Heading_20__23_5_20__28_23_29_">
      <loext:graphic-properties draw:fill="none" draw:fill-color="#ffffff"/>
      <style:paragraph-properties fo:margin-left="0cm" fo:margin-right="0cm" fo:margin-top="0cm" fo:margin-bottom="0cm" style:contextual-spacing="false" fo:text-align="start" style:justify-single-word="false" fo:keep-together="always" fo:orphans="0" fo:widows="0" fo:text-indent="0cm" style:auto-text-indent="false" fo:background-color="transparent" fo:keep-with-next="always" style:writing-mode="lr-tb"/>
    </style:style>
    <style:style style:name="P493" style:family="paragraph" style:parent-style-name="Heading_20__23_5_20__28_24_29_">
      <loext:graphic-properties draw:fill="none" draw:fill-color="#ffffff"/>
      <style:paragraph-properties fo:margin-left="0cm" fo:margin-right="0cm" fo:margin-top="0cm" fo:margin-bottom="0cm" style:contextual-spacing="false" fo:text-align="start" style:justify-single-word="false" fo:keep-together="always" fo:orphans="0" fo:widows="0" fo:text-indent="0cm" style:auto-text-indent="false" fo:background-color="transparent" fo:keep-with-next="always" style:writing-mode="lr-tb"/>
    </style:style>
    <style:style style:name="P494" style:family="paragraph" style:parent-style-name="Heading_20__23_5_20__28_25_29_">
      <loext:graphic-properties draw:fill="none" draw:fill-color="#ffffff"/>
      <style:paragraph-properties fo:margin-left="0cm" fo:margin-right="0cm" fo:margin-top="0cm" fo:margin-bottom="0cm" style:contextual-spacing="false" fo:text-align="start" style:justify-single-word="false" fo:keep-together="always" fo:orphans="0" fo:widows="0" fo:text-indent="0cm" style:auto-text-indent="false" fo:background-color="transparent" fo:keep-with-next="always" style:writing-mode="lr-tb"/>
    </style:style>
    <style:style style:name="P495" style:family="paragraph" style:parent-style-name="Heading_20__23_5_20__28_26_29_">
      <loext:graphic-properties draw:fill="none" draw:fill-color="#ffffff"/>
      <style:paragraph-properties fo:margin-left="0cm" fo:margin-right="0cm" fo:margin-top="0cm" fo:margin-bottom="0cm" style:contextual-spacing="false" fo:text-align="start" style:justify-single-word="false" fo:keep-together="always" fo:orphans="0" fo:widows="0" fo:text-indent="0cm" style:auto-text-indent="false" fo:background-color="transparent" fo:keep-with-next="always" style:writing-mode="lr-tb"/>
    </style:style>
    <style:style style:name="P496" style:family="paragraph" style:parent-style-name="Heading_20__23_5_20__28_27_29_">
      <loext:graphic-properties draw:fill="none" draw:fill-color="#ffffff"/>
      <style:paragraph-properties fo:margin-left="0cm" fo:margin-right="0cm" fo:margin-top="0cm" fo:margin-bottom="0cm" style:contextual-spacing="false" fo:text-align="start" style:justify-single-word="false" fo:keep-together="always" fo:orphans="0" fo:widows="0" fo:text-indent="0cm" style:auto-text-indent="false" fo:background-color="transparent" fo:keep-with-next="always" style:writing-mode="lr-tb"/>
    </style:style>
    <style:style style:name="P497" style:family="paragraph" style:parent-style-name="Heading_20__23_5_20__28_28_29_">
      <loext:graphic-properties draw:fill="none" draw:fill-color="#ffffff"/>
      <style:paragraph-properties fo:margin-left="0cm" fo:margin-right="0cm" fo:margin-top="0cm" fo:margin-bottom="0cm" style:contextual-spacing="false" fo:text-align="start" style:justify-single-word="false" fo:keep-together="always" fo:orphans="0" fo:widows="0" fo:text-indent="0cm" style:auto-text-indent="false" fo:background-color="transparent" fo:keep-with-next="always" style:writing-mode="lr-tb"/>
    </style:style>
    <style:style style:name="P498" style:family="paragraph" style:parent-style-name="Heading_20__23_5_20__28_29_29_">
      <loext:graphic-properties draw:fill="none" draw:fill-color="#ffffff"/>
      <style:paragraph-properties fo:margin-left="0cm" fo:margin-right="0cm" fo:margin-top="0cm" fo:margin-bottom="0cm" style:contextual-spacing="false" fo:text-align="start" style:justify-single-word="false" fo:keep-together="always" fo:orphans="0" fo:widows="0" fo:text-indent="0cm" style:auto-text-indent="false" fo:background-color="transparent" fo:keep-with-next="always" style:writing-mode="lr-tb"/>
    </style:style>
    <style:style style:name="P499" style:family="paragraph" style:parent-style-name="Heading_20__23_5_20__28_3_29_">
      <loext:graphic-properties draw:fill="none" draw:fill-color="#ffffff"/>
      <style:paragraph-properties fo:margin-left="0.494cm" fo:margin-right="0cm" fo:margin-top="0cm" fo:margin-bottom="0cm" style:contextual-spacing="false" fo:text-align="start" style:justify-single-word="false" fo:keep-together="always" fo:orphans="0" fo:widows="0" fo:text-indent="-0.494cm" style:auto-text-indent="false" fo:background-color="transparent" fo:keep-with-next="always" style:writing-mode="lr-tb"/>
    </style:style>
    <style:style style:name="P500" style:family="paragraph" style:parent-style-name="Heading_20__23_5_20__28_3_29_">
      <loext:graphic-properties draw:fill="none" draw:fill-color="#ffffff"/>
      <style:paragraph-properties fo:margin-left="0cm" fo:margin-right="0cm" fo:margin-top="0cm" fo:margin-bottom="0cm" style:contextual-spacing="false" fo:text-align="start" style:justify-single-word="false" fo:keep-together="always" fo:orphans="0" fo:widows="0" fo:text-indent="0cm" style:auto-text-indent="false" fo:background-color="transparent" fo:keep-with-next="always" style:writing-mode="lr-tb"/>
    </style:style>
    <style:style style:name="P501" style:family="paragraph" style:parent-style-name="Heading_20__23_5_20__28_3_29_">
      <loext:graphic-properties draw:fill="none" draw:fill-color="#ffffff"/>
      <style:paragraph-properties fo:margin-left="0cm" fo:margin-right="0cm" fo:margin-top="0cm" fo:margin-bottom="0.741cm" style:contextual-spacing="false" fo:text-align="start" style:justify-single-word="false" fo:keep-together="always" fo:orphans="0" fo:widows="0" fo:text-indent="0cm" style:auto-text-indent="false" fo:background-color="transparent" fo:keep-with-next="always" style:writing-mode="lr-tb"/>
    </style:style>
    <style:style style:name="P502" style:family="paragraph" style:parent-style-name="Heading_20__23_5_20__28_3_29_">
      <loext:graphic-properties draw:fill="none" draw:fill-color="#ffffff"/>
      <style:paragraph-properties fo:margin-left="0cm" fo:margin-right="0cm" fo:margin-top="0cm" fo:margin-bottom="0.776cm" style:contextual-spacing="false" fo:text-align="start" style:justify-single-word="false" fo:keep-together="always" fo:orphans="0" fo:widows="0" fo:text-indent="0cm" style:auto-text-indent="false" fo:background-color="transparent" fo:keep-with-next="always" style:writing-mode="lr-tb"/>
    </style:style>
    <style:style style:name="P503" style:family="paragraph" style:parent-style-name="Heading_20__23_5_20__28_3_29_">
      <loext:graphic-properties draw:fill="none" draw:fill-color="#ffffff"/>
      <style:paragraph-properties fo:margin-left="0cm" fo:margin-right="0cm" fo:margin-top="0cm" fo:margin-bottom="0cm" style:contextual-spacing="false" fo:line-height="0.353cm" fo:text-align="start" style:justify-single-word="false" fo:keep-together="always" fo:orphans="0" fo:widows="0" fo:text-indent="0cm" style:auto-text-indent="false" fo:break-before="column" fo:background-color="transparent" fo:keep-with-next="always" style:writing-mode="lr-tb"/>
    </style:style>
    <style:style style:name="P504" style:family="paragraph" style:parent-style-name="Heading_20__23_5_20__28_3_29_">
      <loext:graphic-properties draw:fill="none" draw:fill-color="#ffffff"/>
      <style:paragraph-properties fo:margin-left="0cm" fo:margin-right="0cm" fo:margin-top="0cm" fo:margin-bottom="0cm" style:contextual-spacing="false" fo:line-height="0.353cm" fo:text-align="start" style:justify-single-word="false" fo:keep-together="always" fo:orphans="0" fo:widows="0" fo:text-indent="0cm" style:auto-text-indent="false" fo:background-color="transparent" fo:keep-with-next="always" style:writing-mode="lr-tb"/>
    </style:style>
    <style:style style:name="P505" style:family="paragraph" style:parent-style-name="Heading_20__23_5_20__28_3_29_">
      <loext:graphic-properties draw:fill="none" draw:fill-color="#ffffff"/>
      <style:paragraph-properties fo:margin-left="0.529cm" fo:margin-right="0cm" fo:margin-top="0cm" fo:margin-bottom="0cm" style:contextual-spacing="false" fo:line-height="0.353cm" fo:text-align="start" style:justify-single-word="false" fo:keep-together="always" fo:orphans="0" fo:widows="0" fo:text-indent="-0.529cm" style:auto-text-indent="false" fo:break-before="column" fo:background-color="transparent" fo:keep-with-next="always" style:writing-mode="lr-tb"/>
    </style:style>
    <style:style style:name="P506" style:family="paragraph" style:parent-style-name="Heading_20__23_5_20__28_3_29_">
      <loext:graphic-properties draw:fill="none" draw:fill-color="#ffffff"/>
      <style:paragraph-properties fo:margin-left="0.529cm" fo:margin-right="0cm" fo:margin-top="0cm" fo:margin-bottom="0cm" style:contextual-spacing="false" fo:line-height="0.353cm" fo:text-align="start" style:justify-single-word="false" fo:keep-together="always" fo:orphans="0" fo:widows="0" fo:text-indent="-0.529cm" style:auto-text-indent="false" fo:background-color="transparent" fo:keep-with-next="always" style:writing-mode="lr-tb"/>
    </style:style>
    <style:style style:name="P507" style:family="paragraph" style:parent-style-name="Heading_20__23_5_20__28_3_29_">
      <loext:graphic-properties draw:fill="none" draw:fill-color="#ffffff"/>
      <style:paragraph-properties fo:margin-left="0cm" fo:margin-right="0cm" fo:margin-top="0cm" fo:margin-bottom="0cm" style:contextual-spacing="false" fo:line-height="0.353cm" fo:text-align="justify" style:justify-single-word="false" fo:keep-together="always" fo:orphans="0" fo:widows="0" fo:text-indent="0cm" style:auto-text-indent="false" fo:background-color="transparent" fo:keep-with-next="always" style:writing-mode="lr-tb"/>
    </style:style>
    <style:style style:name="P508" style:family="paragraph" style:parent-style-name="Heading_20__23_5_20__28_3_29_">
      <loext:graphic-properties draw:fill="none" draw:fill-color="#ffffff"/>
      <style:paragraph-properties fo:margin-left="0cm" fo:margin-right="0cm" fo:margin-top="0cm" fo:margin-bottom="0cm" style:contextual-spacing="false" fo:line-height="0.363cm" fo:text-align="start" style:justify-single-word="false" fo:keep-together="always" fo:orphans="0" fo:widows="0" fo:text-indent="0cm" style:auto-text-indent="false" fo:background-color="transparent" fo:keep-with-next="always" style:writing-mode="lr-tb"/>
    </style:style>
    <style:style style:name="P509" style:family="paragraph" style:parent-style-name="Heading_20__23_5_20__28_3_29_">
      <loext:graphic-properties draw:fill="none" draw:fill-color="#ffffff"/>
      <style:paragraph-properties fo:margin-left="0cm" fo:margin-right="0cm" fo:margin-top="0cm" fo:margin-bottom="0cm" style:contextual-spacing="false" fo:line-height="0.369cm" fo:text-align="start" style:justify-single-word="false" fo:keep-together="always" fo:orphans="0" fo:widows="0" fo:text-indent="0cm" style:auto-text-indent="false" fo:background-color="transparent" fo:keep-with-next="always" style:writing-mode="lr-tb"/>
    </style:style>
    <style:style style:name="P510" style:family="paragraph" style:parent-style-name="Heading_20__23_5_20__28_3_29_">
      <loext:graphic-properties draw:fill="none" draw:fill-color="#ffffff"/>
      <style:paragraph-properties fo:margin-left="0cm" fo:margin-right="0cm" fo:margin-top="0cm" fo:margin-bottom="0cm" style:contextual-spacing="false" fo:line-height="0.427cm" fo:text-align="start" style:justify-single-word="false" fo:keep-together="always" fo:orphans="0" fo:widows="0" fo:text-indent="0cm" style:auto-text-indent="false" fo:background-color="transparent" fo:keep-with-next="always" style:writing-mode="lr-tb"/>
    </style:style>
    <style:style style:name="P511" style:family="paragraph" style:parent-style-name="Heading_20__23_5_20__28_3_29_">
      <loext:graphic-properties draw:fill="none" draw:fill-color="#ffffff"/>
      <style:paragraph-properties fo:margin-left="0cm" fo:margin-right="0cm" fo:margin-top="0cm" fo:margin-bottom="0cm" style:contextual-spacing="false" fo:line-height="0.42cm" fo:text-align="start" style:justify-single-word="false" fo:keep-together="always" fo:orphans="0" fo:widows="0" fo:text-indent="0cm" style:auto-text-indent="false" fo:background-color="transparent" fo:keep-with-next="always" style:writing-mode="lr-tb"/>
    </style:style>
    <style:style style:name="P512" style:family="paragraph" style:parent-style-name="Heading_20__23_5_20__28_3_29_">
      <loext:graphic-properties draw:fill="none" draw:fill-color="#ffffff"/>
      <style:paragraph-properties fo:margin-left="0cm" fo:margin-right="0cm" fo:margin-top="0cm" fo:margin-bottom="0cm" style:contextual-spacing="false" fo:line-height="0.402cm" fo:text-align="start" style:justify-single-word="false" fo:keep-together="always" fo:orphans="0" fo:widows="0" fo:text-indent="0cm" style:auto-text-indent="false" fo:background-color="transparent" fo:keep-with-next="always" style:writing-mode="lr-tb"/>
    </style:style>
    <style:style style:name="P513" style:family="paragraph" style:parent-style-name="Heading_20__23_5_20__28_3_29_">
      <loext:graphic-properties draw:fill="none" draw:fill-color="#ffffff"/>
      <style:paragraph-properties fo:margin-left="0cm" fo:margin-right="0cm" fo:margin-top="0cm" fo:margin-bottom="0cm" style:contextual-spacing="false" fo:line-height="0.399cm" fo:text-align="start" style:justify-single-word="false" fo:keep-together="always" fo:orphans="0" fo:widows="0" fo:text-indent="0cm" style:auto-text-indent="false" fo:background-color="transparent" fo:keep-with-next="always" style:writing-mode="lr-tb"/>
    </style:style>
    <style:style style:name="P514" style:family="paragraph" style:parent-style-name="Heading_20__23_5_20__28_3_29_">
      <loext:graphic-properties draw:fill="none" draw:fill-color="#ffffff"/>
      <style:paragraph-properties fo:margin-left="0cm" fo:margin-right="0cm" fo:margin-top="0cm" fo:margin-bottom="0cm" style:contextual-spacing="false" fo:line-height="0.411cm" fo:text-align="start" style:justify-single-word="false" fo:keep-together="always" fo:orphans="0" fo:widows="0" fo:text-indent="0cm" style:auto-text-indent="false" fo:background-color="transparent" fo:keep-with-next="always" style:writing-mode="lr-tb"/>
    </style:style>
    <style:style style:name="P515" style:family="paragraph" style:parent-style-name="Heading_20__23_5_20__28_3_29_">
      <loext:graphic-properties draw:fill="none" draw:fill-color="#ffffff"/>
      <style:paragraph-properties fo:margin-left="0cm" fo:margin-right="0cm" fo:margin-top="0cm" fo:margin-bottom="0cm" style:contextual-spacing="false" fo:line-height="0.406cm" fo:text-align="start" style:justify-single-word="false" fo:keep-together="always" fo:orphans="0" fo:widows="0" fo:text-indent="0cm" style:auto-text-indent="false" fo:background-color="transparent" fo:keep-with-next="always" style:writing-mode="lr-tb"/>
    </style:style>
    <style:style style:name="P516" style:family="paragraph" style:parent-style-name="Heading_20__23_5_20__28_3_29_">
      <loext:graphic-properties draw:fill="none" draw:fill-color="#ffffff"/>
      <style:paragraph-properties fo:margin-left="0cm" fo:margin-right="0cm" fo:margin-top="0cm" fo:margin-bottom="0.744cm" style:contextual-spacing="false" fo:line-height="0.377cm" fo:text-align="start" style:justify-single-word="false" fo:keep-together="always" fo:orphans="0" fo:widows="0" fo:text-indent="0cm" style:auto-text-indent="false" fo:background-color="transparent" fo:keep-with-next="always" style:writing-mode="lr-tb"/>
    </style:style>
    <style:style style:name="P517" style:family="paragraph" style:parent-style-name="Heading_20__23_5_20__28_3_29_">
      <loext:graphic-properties draw:fill="none" draw:fill-color="#ffffff"/>
      <style:paragraph-properties fo:margin-left="0cm" fo:margin-right="0cm" fo:margin-top="0cm" fo:margin-bottom="0cm" style:contextual-spacing="false" fo:line-height="0.377cm" fo:text-align="start" style:justify-single-word="false" fo:keep-together="always" fo:orphans="0" fo:widows="0" fo:text-indent="0cm" style:auto-text-indent="false" fo:background-color="transparent" fo:keep-with-next="always" style:writing-mode="lr-tb"/>
    </style:style>
    <style:style style:name="P518" style:family="paragraph" style:parent-style-name="Heading_20__23_5_20__28_3_29_">
      <loext:graphic-properties draw:fill="none" draw:fill-color="#ffffff"/>
      <style:paragraph-properties fo:margin-left="0cm" fo:margin-right="0cm" fo:margin-top="0cm" fo:margin-bottom="0cm" style:contextual-spacing="false" fo:line-height="0.377cm" fo:text-align="justify" style:justify-single-word="false" fo:keep-together="always" fo:orphans="0" fo:widows="0" fo:text-indent="0cm" style:auto-text-indent="false" fo:background-color="transparent" fo:keep-with-next="always" style:writing-mode="lr-tb"/>
    </style:style>
    <style:style style:name="P519" style:family="paragraph" style:parent-style-name="Heading_20__23_5_20__28_3_29_">
      <loext:graphic-properties draw:fill="none" draw:fill-color="#ffffff"/>
      <style:paragraph-properties fo:margin-left="0cm" fo:margin-right="0cm" fo:margin-top="0cm" fo:margin-bottom="0cm" style:contextual-spacing="false" fo:text-align="justify" style:justify-single-word="false" fo:keep-together="always" fo:orphans="0" fo:widows="0" fo:text-indent="0cm" style:auto-text-indent="false" fo:background-color="transparent" fo:keep-with-next="always" style:writing-mode="lr-tb"/>
    </style:style>
    <style:style style:name="P520" style:family="paragraph" style:parent-style-name="Heading_20__23_5_20__28_30_29_">
      <loext:graphic-properties draw:fill="none" draw:fill-color="#ffffff"/>
      <style:paragraph-properties fo:margin-left="0cm" fo:margin-right="0cm" fo:margin-top="0cm" fo:margin-bottom="0.73cm" style:contextual-spacing="false" fo:text-align="start" style:justify-single-word="false" fo:keep-together="always" fo:orphans="0" fo:widows="0" fo:text-indent="0cm" style:auto-text-indent="false" fo:background-color="transparent" fo:keep-with-next="always" style:writing-mode="lr-tb"/>
    </style:style>
    <style:style style:name="P521" style:family="paragraph" style:parent-style-name="Heading_20__23_5_20__28_31_29_">
      <loext:graphic-properties draw:fill="none" draw:fill-color="#ffffff"/>
      <style:paragraph-properties fo:margin-left="0cm" fo:margin-right="0cm" fo:margin-top="0cm" fo:margin-bottom="0cm" style:contextual-spacing="false" fo:text-align="start" style:justify-single-word="false" fo:keep-together="always" fo:orphans="0" fo:widows="0" fo:text-indent="0cm" style:auto-text-indent="false" fo:background-color="transparent" fo:keep-with-next="always" style:writing-mode="lr-tb"/>
    </style:style>
    <style:style style:name="P522" style:family="paragraph" style:parent-style-name="Heading_20__23_5_20__28_32_29_">
      <loext:graphic-properties draw:fill="none" draw:fill-color="#ffffff"/>
      <style:paragraph-properties fo:margin-left="0cm" fo:margin-right="0cm" fo:margin-top="0cm" fo:margin-bottom="0.741cm" style:contextual-spacing="false" fo:text-align="start" style:justify-single-word="false" fo:keep-together="always" fo:orphans="0" fo:widows="0" fo:text-indent="0cm" style:auto-text-indent="false" fo:background-color="transparent" fo:keep-with-next="always" style:writing-mode="lr-tb"/>
    </style:style>
    <style:style style:name="P523" style:family="paragraph" style:parent-style-name="Heading_20__23_5_20__28_33_29_">
      <loext:graphic-properties draw:fill="none" draw:fill-color="#ffffff"/>
      <style:paragraph-properties fo:margin-left="0cm" fo:margin-right="0cm" fo:margin-top="0cm" fo:margin-bottom="0cm" style:contextual-spacing="false" fo:text-align="start" style:justify-single-word="false" fo:keep-together="always" fo:orphans="0" fo:widows="0" fo:text-indent="0cm" style:auto-text-indent="false" fo:background-color="transparent" fo:keep-with-next="always" style:writing-mode="lr-tb"/>
    </style:style>
    <style:style style:name="P524" style:family="paragraph" style:parent-style-name="Heading_20__23_5_20__28_34_29_">
      <loext:graphic-properties draw:fill="none" draw:fill-color="#ffffff"/>
      <style:paragraph-properties fo:margin-left="0cm" fo:margin-right="0cm" fo:margin-top="0cm" fo:margin-bottom="0cm" style:contextual-spacing="false" fo:text-align="start" style:justify-single-word="false" fo:keep-together="always" fo:orphans="0" fo:widows="0" fo:text-indent="0cm" style:auto-text-indent="false" fo:background-color="transparent" fo:keep-with-next="always" style:writing-mode="lr-tb"/>
    </style:style>
    <style:style style:name="P525" style:family="paragraph" style:parent-style-name="Heading_20__23_5_20__28_35_29_">
      <loext:graphic-properties draw:fill="none" draw:fill-color="#ffffff"/>
      <style:paragraph-properties fo:margin-left="0cm" fo:margin-right="0cm" fo:margin-top="0cm" fo:margin-bottom="0cm" style:contextual-spacing="false" fo:text-align="start" style:justify-single-word="false" fo:keep-together="always" fo:orphans="0" fo:widows="0" fo:text-indent="0cm" style:auto-text-indent="false" fo:background-color="transparent" fo:keep-with-next="always" style:writing-mode="lr-tb"/>
    </style:style>
    <style:style style:name="P526" style:family="paragraph" style:parent-style-name="Heading_20__23_5_20__28_36_29_">
      <loext:graphic-properties draw:fill="none" draw:fill-color="#ffffff"/>
      <style:paragraph-properties fo:margin-left="0cm" fo:margin-right="0cm" fo:margin-top="0cm" fo:margin-bottom="0cm" style:contextual-spacing="false" fo:text-align="start" style:justify-single-word="false" fo:keep-together="always" fo:orphans="0" fo:widows="0" fo:text-indent="0cm" style:auto-text-indent="false" fo:background-color="transparent" fo:keep-with-next="always" style:writing-mode="lr-tb"/>
    </style:style>
    <style:style style:name="P527" style:family="paragraph" style:parent-style-name="Heading_20__23_5_20__28_37_29_">
      <loext:graphic-properties draw:fill="none" draw:fill-color="#ffffff"/>
      <style:paragraph-properties fo:margin-left="0cm" fo:margin-right="0cm" fo:margin-top="0cm" fo:margin-bottom="0cm" style:contextual-spacing="false" fo:text-align="start" style:justify-single-word="false" fo:keep-together="always" fo:orphans="0" fo:widows="0" fo:text-indent="0cm" style:auto-text-indent="false" fo:background-color="transparent" fo:keep-with-next="always" style:writing-mode="lr-tb"/>
    </style:style>
    <style:style style:name="P528" style:family="paragraph" style:parent-style-name="Heading_20__23_5_20__28_38_29_">
      <loext:graphic-properties draw:fill="none" draw:fill-color="#ffffff"/>
      <style:paragraph-properties fo:margin-left="0cm" fo:margin-right="0cm" fo:margin-top="0cm" fo:margin-bottom="0cm" style:contextual-spacing="false" fo:text-align="start" style:justify-single-word="false" fo:keep-together="always" fo:orphans="0" fo:widows="0" fo:text-indent="0cm" style:auto-text-indent="false" fo:background-color="transparent" fo:keep-with-next="always" style:writing-mode="lr-tb"/>
    </style:style>
    <style:style style:name="P529" style:family="paragraph" style:parent-style-name="Heading_20__23_5_20__28_39_29_">
      <loext:graphic-properties draw:fill="none" draw:fill-color="#ffffff"/>
      <style:paragraph-properties fo:margin-left="0cm" fo:margin-right="0cm" fo:margin-top="0cm" fo:margin-bottom="0cm" style:contextual-spacing="false" fo:text-align="start" style:justify-single-word="false" fo:keep-together="always" fo:orphans="0" fo:widows="0" fo:text-indent="0cm" style:auto-text-indent="false" fo:background-color="transparent" fo:keep-with-next="always" style:writing-mode="lr-tb"/>
    </style:style>
    <style:style style:name="P530" style:family="paragraph" style:parent-style-name="Heading_20__23_5_20__28_4_29_">
      <loext:graphic-properties draw:fill="none" draw:fill-color="#ffffff"/>
      <style:paragraph-properties fo:margin-left="0cm" fo:margin-right="0cm" fo:margin-top="0cm" fo:margin-bottom="0cm" style:contextual-spacing="false" fo:text-align="start" style:justify-single-word="false" fo:keep-together="always" fo:orphans="0" fo:widows="0" fo:text-indent="0cm" style:auto-text-indent="false" fo:background-color="transparent" fo:keep-with-next="always" style:writing-mode="lr-tb"/>
    </style:style>
    <style:style style:name="P531" style:family="paragraph" style:parent-style-name="Heading_20__23_5_20__28_5_29_">
      <loext:graphic-properties draw:fill="none" draw:fill-color="#ffffff"/>
      <style:paragraph-properties fo:margin-left="0.6cm" fo:margin-right="0cm" fo:margin-top="0cm" fo:margin-bottom="0.711cm" style:contextual-spacing="false" fo:text-align="start" style:justify-single-word="false" fo:keep-together="always" fo:orphans="0" fo:widows="0" fo:text-indent="0cm" style:auto-text-indent="false" fo:background-color="transparent" fo:keep-with-next="always" style:writing-mode="lr-tb"/>
    </style:style>
    <style:style style:name="P532" style:family="paragraph" style:parent-style-name="Heading_20__23_5_20__28_6_29_">
      <loext:graphic-properties draw:fill="none" draw:fill-color="#ffffff"/>
      <style:paragraph-properties fo:margin-left="0.282cm" fo:margin-right="0cm" fo:margin-top="0cm" fo:margin-bottom="0cm" style:contextual-spacing="false" fo:text-align="start" style:justify-single-word="false" fo:keep-together="always" fo:orphans="0" fo:widows="0" fo:text-indent="0cm" style:auto-text-indent="false" fo:background-color="transparent" fo:keep-with-next="always" style:writing-mode="lr-tb"/>
    </style:style>
    <style:style style:name="P533" style:family="paragraph" style:parent-style-name="Heading_20__23_5_20__28_7_29_">
      <loext:graphic-properties draw:fill="none" draw:fill-color="#ffffff"/>
      <style:paragraph-properties fo:margin-left="0cm" fo:margin-right="0cm" fo:margin-top="0cm" fo:margin-bottom="0.78cm" style:contextual-spacing="false" fo:text-align="start" style:justify-single-word="false" fo:keep-together="always" fo:orphans="0" fo:widows="0" fo:text-indent="0cm" style:auto-text-indent="false" fo:background-color="transparent" fo:keep-with-next="always" style:writing-mode="lr-tb"/>
    </style:style>
    <style:style style:name="P534" style:family="paragraph" style:parent-style-name="Heading_20__23_5_20__28_8_29_">
      <loext:graphic-properties draw:fill="none" draw:fill-color="#ffffff"/>
      <style:paragraph-properties fo:margin-left="0cm" fo:margin-right="0cm" fo:margin-top="0cm" fo:margin-bottom="0cm" style:contextual-spacing="false" fo:text-align="start" style:justify-single-word="false" fo:keep-together="always" fo:orphans="0" fo:widows="0" fo:text-indent="0cm" style:auto-text-indent="false" fo:background-color="transparent" fo:keep-with-next="always" style:writing-mode="lr-tb"/>
    </style:style>
    <style:style style:name="P535" style:family="paragraph" style:parent-style-name="Heading_20__23_5_20__28_9_29_">
      <loext:graphic-properties draw:fill="none" draw:fill-color="#ffffff"/>
      <style:paragraph-properties fo:margin-left="0cm" fo:margin-right="0cm" fo:margin-top="0cm" fo:margin-bottom="0cm" style:contextual-spacing="false" fo:text-align="start" style:justify-single-word="false" fo:keep-together="always" fo:orphans="0" fo:widows="0" fo:text-indent="0cm" style:auto-text-indent="false" fo:background-color="transparent" fo:keep-with-next="always" style:writing-mode="lr-tb"/>
    </style:style>
    <style:style style:name="P536" style:family="paragraph" style:parent-style-name="Standard">
      <style:paragraph-properties fo:orphans="0" fo:widows="0"/>
      <style:text-properties fo:font-size="1pt" style:font-size-asian="1pt" style:font-size-complex="1pt"/>
    </style:style>
    <style:style style:name="P537" style:family="paragraph" style:parent-style-name="Standard">
      <style:paragraph-properties fo:line-height="0.423cm" fo:orphans="0" fo:widows="0"/>
      <style:text-properties fo:font-size="9.5pt" style:font-size-asian="9.5pt" style:font-size-complex="9.5pt"/>
    </style:style>
    <style:style style:name="P538" style:family="paragraph" style:parent-style-name="Standard">
      <style:paragraph-properties fo:margin-top="0.016cm" fo:margin-bottom="0.016cm" style:contextual-spacing="false" fo:line-height="0.423cm" fo:orphans="0" fo:widows="0"/>
      <style:text-properties fo:font-size="9.5pt" style:font-size-asian="9.5pt" style:font-size-complex="9.5pt"/>
    </style:style>
    <style:style style:name="P539" style:family="paragraph" style:parent-style-name="Standard">
      <style:paragraph-properties fo:margin-top="0.203cm" fo:margin-bottom="0.203cm" style:contextual-spacing="false" fo:line-height="0.423cm" fo:orphans="0" fo:widows="0"/>
      <style:text-properties fo:font-size="9.5pt" style:font-size-asian="9.5pt" style:font-size-complex="9.5pt"/>
    </style:style>
    <style:style style:name="P540" style:family="paragraph" style:parent-style-name="Standard">
      <style:paragraph-properties fo:margin-top="0.166cm" fo:margin-bottom="0.166cm" style:contextual-spacing="false" fo:line-height="0.423cm" fo:orphans="0" fo:widows="0"/>
      <style:text-properties fo:font-size="9.5pt" style:font-size-asian="9.5pt" style:font-size-complex="9.5pt"/>
    </style:style>
    <style:style style:name="P541" style:family="paragraph" style:parent-style-name="Standard">
      <style:paragraph-properties fo:orphans="0" fo:widows="0"/>
    </style:style>
    <style:style style:name="P542" style:family="paragraph" style:parent-style-name="Standard">
      <style:paragraph-properties fo:line-height="0.635cm" fo:orphans="0" fo:widows="0"/>
    </style:style>
    <style:style style:name="P543" style:family="paragraph" style:parent-style-name="Standard">
      <style:paragraph-properties fo:line-height="0.808cm" fo:orphans="0" fo:widows="0"/>
    </style:style>
    <style:style style:name="P544" style:family="paragraph" style:parent-style-name="Standard" style:master-page-name="Converted10">
      <style:paragraph-properties fo:line-height="0.143cm" fo:orphans="0" fo:widows="0" style:page-number="739"/>
      <style:text-properties fo:font-size="3.5pt" style:font-size-asian="3.5pt" style:font-size-complex="3.5pt"/>
    </style:style>
    <style:style style:name="P545" style:family="paragraph" style:parent-style-name="Standard" style:master-page-name="Converted24">
      <style:paragraph-properties fo:line-height="0.222cm" fo:orphans="0" fo:widows="0" style:page-number="auto"/>
      <style:text-properties fo:font-size="5pt" style:font-size-asian="5pt" style:font-size-complex="5pt"/>
    </style:style>
    <style:style style:name="P546" style:family="paragraph" style:parent-style-name="Standard">
      <style:paragraph-properties fo:line-height="0.9cm" fo:orphans="0" fo:widows="0"/>
    </style:style>
    <style:style style:name="P547" style:family="paragraph">
      <loext:graphic-properties draw:fill="none"/>
    </style:style>
    <style:style style:name="T1" style:family="text">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T2" style:family="text">
      <style:text-properties fo:color="#000000" loext:opacity="100%" style:font-name="Times New Roman" fo:font-size="12pt" fo:letter-spacing="normal" fo:language="en" fo:country="US" style:font-name-asian="Times New Roman1" style:font-size-asian="12pt" style:language-asian="en" style:country-asian="US" style:font-name-complex="Times New Roman1" style:font-size-complex="12pt" style:language-complex="en" style:country-complex="US" style:text-scale="100%"/>
    </style:style>
    <style:style style:name="T3" style:family="text">
      <style:text-properties fo:color="#000000" loext:opacity="100%" style:font-name="Times New Roman" fo:language="en" fo:country="US" style:font-name-asian="Times New Roman1" style:language-asian="en" style:country-asian="US" style:font-name-complex="Times New Roman1" style:language-complex="en" style:country-complex="US" style:text-scale="100%"/>
    </style:style>
    <style:style style:name="T4" style:family="text">
      <style:text-properties fo:color="#000000" loext:opacity="100%" style:text-position="super 58%"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T5" style:family="text">
      <style:text-properties fo:color="#000000" loext:opacity="100%" style:text-position="super 58%" style:font-name="Times New Roman" fo:language="en" fo:country="US" style:font-name-asian="Times New Roman1" style:language-asian="en" style:country-asian="US" style:font-name-complex="Times New Roman1" style:language-complex="en" style:country-complex="US" style:text-scale="100%"/>
    </style:style>
    <style:style style:name="T6" style:family="text">
      <style:text-properties fo:color="#000000" loext:opacity="100%" style:text-position="sub 58%"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T7" style:family="text">
      <style:text-properties fo:color="#000000" loext:opacity="100%" fo:letter-spacing="normal" fo:language="en" fo:country="US" style:language-asian="en" style:country-asian="US" style:language-complex="en" style:country-complex="US" style:text-scale="100%"/>
    </style:style>
    <style:style style:name="T8" style:family="text">
      <style:text-properties fo:font-weight="bold" style:font-weight-asian="bold" style:font-weight-complex="bold"/>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fo:font-weight="normal" style:font-weight-asian="normal" style:font-weight-complex="normal"/>
    </style:style>
    <style:style style:name="T12" style:family="text">
      <style:text-properties style:text-position="super 58%" fo:font-weight="normal" style:font-weight-asian="normal" style:font-weight-complex="normal"/>
    </style:style>
    <style:style style:name="T13" style:family="text"/>
    <style:style style:name="fr1" style:family="graphic" style:parent-style-name="Frame">
      <style:graphic-properties fo:margin-left="0.176cm" fo:margin-right="0.176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Sect1" style:family="section">
      <style:section-properties text:dont-balance-text-columns="true" style:editable="false">
        <style:columns fo:column-count="2" fo:column-gap="3.217cm">
          <style:column style:rel-width="32767*" fo:start-indent="0cm" fo:end-indent="1.608cm"/>
          <style:column style:rel-width="32768*" fo:start-indent="1.608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style:editable="false">
        <style:columns fo:column-count="2" fo:column-gap="3.923cm">
          <style:column style:rel-width="32767*" fo:start-indent="0cm" fo:end-indent="1.961cm"/>
          <style:column style:rel-width="32768*" fo:start-indent="1.961cm" fo:end-indent="0cm"/>
        </style:columns>
      </style:section-properties>
    </style:style>
    <style:style style:name="Sect4" style:family="section">
      <style:section-properties style:editable="false">
        <style:columns fo:column-count="2" fo:column-gap="3.658cm">
          <style:column style:rel-width="32767*" fo:start-indent="0cm" fo:end-indent="1.829cm"/>
          <style:column style:rel-width="32768*" fo:start-indent="1.829cm" fo:end-indent="0cm"/>
        </style:columns>
      </style:section-properties>
    </style:style>
    <style:style style:name="Sect5" style:family="section">
      <style:section-properties text:dont-balance-text-columns="true" style:editable="false">
        <style:columns fo:column-count="4">
          <style:column style:rel-width="14643*" fo:start-indent="0cm" fo:end-indent="0.206cm"/>
          <style:column style:rel-width="18121*" fo:start-indent="0.206cm" fo:end-indent="1.572cm"/>
          <style:column style:rel-width="18121*" fo:start-indent="1.572cm" fo:end-indent="0.206cm"/>
          <style:column style:rel-width="14650*" fo:start-indent="0.206cm" fo:end-indent="0cm"/>
        </style:columns>
      </style:section-properties>
    </style:style>
    <style:style style:name="Sect6" style:family="section">
      <style:section-properties text:dont-balance-text-columns="true" style:editable="false">
        <style:columns fo:column-count="4">
          <style:column style:rel-width="14430*" fo:start-indent="0cm" fo:end-indent="0.33cm"/>
          <style:column style:rel-width="18335*" fo:start-indent="0.33cm" fo:end-indent="1.778cm"/>
          <style:column style:rel-width="18335*" fo:start-indent="1.778cm" fo:end-indent="0.33cm"/>
          <style:column style:rel-width="14435*" fo:start-indent="0.33cm" fo:end-indent="0cm"/>
        </style:columns>
      </style:section-properties>
    </style:style>
    <style:style style:name="Sect7" style:family="section">
      <style:section-properties text:dont-balance-text-columns="true" style:editable="false">
        <style:columns fo:column-count="4">
          <style:column style:rel-width="14381*" fo:start-indent="0cm" fo:end-indent="0.453cm"/>
          <style:column style:rel-width="18394*" fo:start-indent="0.453cm" fo:end-indent="1.799cm"/>
          <style:column style:rel-width="18385*" fo:start-indent="1.799cm" fo:end-indent="0.45cm"/>
          <style:column style:rel-width="14375*" fo:start-indent="0.45cm" fo:end-indent="0cm"/>
        </style:columns>
      </style:section-properties>
    </style:style>
    <style:style style:name="gr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0cm"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no-wrap"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938cm" fo:margin-bottom="0.007cm" style:run-through="background" style:wrap="right" style:number-wrapped-paragraphs="no-limit" style:wrap-contour="false" style:vertical-pos="from-top" style:vertical-rel="paragraph" style:horizontal-pos="from-left" style:horizontal-rel="page-content" draw:wrap-influence-on-position="once-concurrent" loext:allow-overlap="true" style:flow-with-text="false"/>
    </style:style>
    <style:style style:name="gr5"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1.422cm" fo:margin-top="0cm" fo:margin-bottom="2.103cm" style:run-through="background" style:wrap="right" style:number-wrapped-paragraphs="no-limit" style:wrap-contour="false" style:vertical-pos="from-top" style:vertical-rel="paragraph" style:horizontal-pos="from-left" style:horizontal-rel="page-content" draw:wrap-influence-on-position="once-concurrent" loext:allow-overlap="true" style:flow-with-text="false"/>
    </style:style>
    <style:style style:name="gr6" style:family="graphic">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7" style:family="graphic">
      <style:graphic-properties draw:stroke="none" svg:stroke-width="0cm" draw:fill="none" loext:fill-use-slide-background="false" draw:textarea-vertical-align="top" draw:auto-grow-height="true" fo:min-height="0cm" fo:min-width="0cm" fo:padding-top="0cm" fo:padding-bottom="0cm" fo:padding-left="0cm" fo:padding-right="0cm" fo:wrap-option="no-wrap"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h text:style-name="P486" text:outline-level="5"><text:bookmark-start text:name="bookmark0"/><text:span text:style-name="T1">ZANT</text:span><text:bookmark-end text:name="bookmark0"/></text:h>
        <text:p text:style-name="P94"><text:span text:style-name="T1">Frigate, 180 tons, owned by Thomas Lucas</text:span></text:p>
        <text:list xml:id="list2359373768" text:style-name="WWNum1">
          <text:list-item>
            <text:p text:style-name="P103"><text:span text:style-name="T1">1664/5<text:tab/>St Helena</text:span></text:p>
          </text:list-item>
        </text:list>
        <text:p text:style-name="P104"><text:span text:style-name="T1">Capt Aaron Wallis</text:span></text:p>
        <text:list xml:id="list135130016214882" text:continue-numbering="true" text:style-name="WWNum1">
          <text:list-item>
            <text:p text:style-name="P103"><text:span text:style-name="T1">1667/8<text:tab/>Sumatra</text:span></text:p>
          </text:list-item>
        </text:list>
        <text:p text:style-name="P105"><text:span text:style-name="T1">Capt Thomas Lucas</text:span></text:p>
        <text:p text:style-name="P95"><text:span text:style-name="T1">Apr 1668 - 28 May 1669 Downs</text:span></text:p>
        <text:list xml:id="list135129807413666" text:continue-numbering="true" text:style-name="WWNum1">
          <text:list-item>
            <text:p text:style-name="P157"><text:span text:style-name="T1">1669/70<text:tab/>Madras and Bengal</text:span></text:p>
          </text:list-item>
        </text:list>
        <text:p text:style-name="P158"><text:span text:style-name="T1">Capt Andrew Patrick</text:span></text:p>
        <text:p text:style-name="P159"><text:span text:style-name="T1">Downs 10 Nov 1669 - 27 Jun 1671 Downs</text:span></text:p>
        <text:list xml:id="list135129380730670" text:continue-numbering="true" text:style-name="WWNum1">
          <text:list-item>
            <text:p text:style-name="P174"><text:span text:style-name="T1">1671/2<text:tab/>Bantam and Tonkin</text:span></text:p>
          </text:list-item>
        </text:list>
        <text:p text:style-name="P175"><text:span text:style-name="T1">Capt Andrew Patrick</text:span></text:p>
        <text:p text:style-name="P225"><text:span text:style-name="T1">Portsmouth Nov 1671 - Bantam 25 May 1672 - Tonkin - Macao - Sold to the Sultan of Bantam - wrecked off Socotra</text:span></text:p>
        <text:h text:style-name="P486" text:outline-level="5"><text:bookmark-start text:name="bookmark1"/><text:span text:style-name="T1">ZENOBIA</text:span><text:bookmark-end text:name="bookmark1"/></text:h>
        <text:p text:style-name="P93"><text:span text:style-name="T1">Chartered ship, 588 tons</text:span></text:p>
        <text:p text:style-name="P96"><text:span text:style-name="T1">Principal Managing Owner: Joseph Douglas</text:span></text:p>
        <text:p text:style-name="P177"><text:span text:style-name="T1">1<text:tab/>1828/9 Bengal and Madras</text:span></text:p>
        <text:p text:style-name="P178"><text:span text:style-name="T1">L/MAR/B/157A<text:tab/>Deck Log 18 May 1829-26 Jun 1830</text:span></text:p>
        <text:p text:style-name="P175"><text:span text:style-name="T1">Capt Allan Cameron</text:span></text:p>
        <text:p text:style-name="P176"><text:span text:style-name="T1">Portsmouth 9 Jul 1829 - 20 Oct Point de Galle - 10 Nov Calcutta 1 Jan 1830 - 28 Jan Madras - 18 Apr St Helena -12 Jun Downs</text:span></text:p>
        <text:h text:style-name="P487" text:outline-level="5"><text:bookmark-start text:name="bookmark2"/><text:span text:style-name="T1">AN UN-NAMED JUNK</text:span><text:bookmark-end text:name="bookmark2"/></text:h>
        <text:p text:style-name="P226"><text:span text:style-name="T1">Chartered by the Japan factory from ‘Shiquan’, a Chinese 1 Cochin China 1618</text:span></text:p>
        <text:p text:style-name="P109"><text:span text:style-name="T1">Bodleian Lib: Savile Ms 48 Journal 9 Mar-6 May 1618, Adams L/MAR/A/XXVI Journal 22 Feb-11 May 1618, Edmund Sayers, merchant Pilot William Adams</text:span></text:p>
        <text:p text:style-name="P227"><text:span text:style-name="T1">Hirado 11 Mar 1618 - Nagasaki 17 Mar - 7 Apr Oshima 2 May - voyage abandoned - 14 May Hirado See </text:span><text:span text:style-name="Body_20_text_20__28_2_29__20__2b__20_Italic">The log book of William Adams 1614-19,</text:span><text:span text:style-name="T1"> ed C J Purnell (London, 1916)</text:span></text:p>
        <text:h text:style-name="P418" text:outline-level="1"><text:bookmark-start text:name="bookmark3"/><text:span text:style-name="Heading_20__23_1_20__2b__20_Small_20_Caps"><text:span text:style-name="T8">appendix 1</text:span></text:span><text:bookmark-end text:name="bookmark3"/></text:h>
        <text:h text:style-name="P432" text:outline-level="4"><text:bookmark-start text:name="bookmark4"/><text:span text:style-name="T1">SHIP SAILINGS ARRANGED BY SEASON</text:span><text:bookmark-end text:name="bookmark4"/></text:h>
        <text:h text:style-name="P421" text:outline-level="4"><text:bookmark-start text:name="bookmark5"/><text:span text:style-name="T1">1600/1</text:span><text:bookmark-end text:name="bookmark5"/></text:h>
        <text:p text:style-name="P228"><text:span text:style-name="T1">First Voyage: Sumatra and Bantam</text:span></text:p>
        <text:p text:style-name="P232"><text:span text:style-name="T1">Ascension, Dragon (1), Gift, Hector (1), Susan (1)</text:span></text:p>
        <text:p text:style-name="P97"><text:span text:style-name="T1">General James Lancaster</text:span></text:p>
        <text:p text:style-name="P372"><text:span text:style-name="Body_20_text_20__28_3_29__20__2b__20_Not_20_Italic"><text:span text:style-name="T9">FuWisbed sources.<text:tab/></text:span></text:span><text:span text:style-name="T1">of the whole fleete of ships set forth the 20 of</text:span></text:p>
        <text:p text:style-name="P371"><text:span text:style-name="T1">April 1601 by the Governours and Assistants of the East India Marchants in London to th</text:span></text:p>
        <text:p text:style-name="P387"><text:span text:style-name="T1">^letfeTwr'mftoZe 'nlghtWorsh^full the Governours and Assistants of the </text:span><text:span text:style-name="T4">East J</text:span><text:span text:style-name="T1">f°</text:span><text:span text:style-name="T4">n </text:span><text:span text:style-name="T1">Marchantfin London, containing the estate of the East Indian fleete^with the names of the chief men of note dead in the voyage</text:span><text:span text:style-name="Body_20_text_20__28_4_29__20__2b__20_Not_20_Italic"><text:span text:style-name="T9"> (London; Thomas Thorpe, 160 )</text:span></text:span></text:p>
        <text:p text:style-name="P233"><text:span text:style-name="Body_20_text_20__28_2_29__20__2b__20_Italic">Purchas his Pilgrimes</text:span><text:span text:style-name="T1"> 1 (London, 1625), bk.3 147-64<text:tab/>„<text:tab/></text:span><text:span text:style-name="T6">Ro</text:span><text:span text:style-name="T1">v,</text:span><text:span text:style-name="T6">e</text:span><text:span text:style-name="T1">rt</text:span></text:p>
        <text:p text:style-name="P373"><text:span text:style-name="T1">The voyages of Sir James Lancaster, Kt, to the East Indies</text:span><text:span text:style-name="Body_20_text_20__28_3_29__20__2b__20_Not_20_Italic"><text:span text:style-name="T9"> ... ed Clements Robert</text:span></text:span></text:p>
        <text:p text:style-name="P234"><text:span text:style-name="T1">Markham, Hakluyt Soc 1st ser 56 (London, 1877)<text:tab/></text:span><text:span text:style-name="Body_20_text_20__28_2_29__20__2b__20_Italic">vfiOism</text:span></text:p>
        <text:p text:style-name="P374"><text:span text:style-name="T1">The voyages of </text:span><text:span text:style-name="Body_20_text_20__28_3_29__20__2b__20_8_20_pt_2c_Bold"><text:span text:style-name="T10">Sir James </text:span></text:span><text:span text:style-name="T1">Lancaster to Brazil and the East Indies 1591-1603,</text:span><text:span text:style-name="Body_20_text_20__28_3_29__20__2b__20_Not_20_Italic"><text:span text:style-name="T9"> ed Wimam</text:span></text:span></text:p>
        <text:p text:style-name="P98"><text:span text:style-name="T1">Foster, Hakluyt Soc 2nd ser 85 (London, 1940)</text:span></text:p>
        <text:h text:style-name="P422" text:outline-level="4"><text:bookmark-start text:name="bookmark6"/><text:span text:style-name="T1">1601/2</text:span><text:bookmark-end text:name="bookmark6"/></text:h>
        <text:p text:style-name="P110"><text:span text:style-name="T1">North-West Passage exploration Discovery (1), Godspeed George Weymouth</text:span></text:p>
        <text:p text:style-name="P100"><text:span text:style-name="T1">Published sources;<text:tab/></text:span><text:span text:style-name="T6">enQ</text:span><text:span text:style-name="T1"> ..</text:span></text:p>
        <text:p text:style-name="P99"><text:span text:style-name="Body_20_text_20__28_2_29__20__2b__20_Italic">Purchas his Pilgrimes</text:span><text:span text:style-name="T1"> 3 (London, 1625) bk.4, 809- 4</text:span></text:p>
        <text:p text:style-name="P375"><text:span text:style-name="T1">Narratives of voyages towards the North-West</text:span><text:span text:style-name="Body_20_text_20__28_3_29__20__2b__20_Not_20_Italic"><text:span text:style-name="T9">... ed Thomas Rundall, Hakluyt Soc</text:span></text:span></text:p>
        <text:p text:style-name="P377"><text:span text:style-name="T4">5</text:span><text:span text:style-name="T1">ne7^el7ca</text:span><text:span text:style-name="T6">P</text:span><text:span text:style-name="T1">tain Luke Fox of Hull</text:span><text:span text:style-name="Body_20_text_20__28_3_29__20__2b__20_Not_20_Italic"><text:span text:style-name="T9">... </text:span></text:span><text:span text:style-name="T1">with narratives of earlier north-west voyages, </text:span><text:span text:style-name="Body_20_text_20__28_3_29__20__2b__20_Not_20_Italic"><text:span text:style-name="T9">ed Robert Miller Christy, Hakluyt Soc 1st ser 88 (London, 1894)</text:span></text:span></text:p>
        <text:h text:style-name="P428" text:outline-level="4"><text:bookmark-start text:name="bookmark7"/><text:span text:style-name="T1">1603/4</text:span><text:bookmark-end text:name="bookmark7"/></text:h>
        <text:p text:style-name="P235"><text:span text:style-name="T1">Second Voyage: Bantam</text:span></text:p>
        <text:p text:style-name="P236"><text:span text:style-name="T1">Ascension, Dragon (1), Hector (1), Susan (1)</text:span></text:p>
        <text:p text:style-name="P253"><text:span text:style-name="T1">General Henry Middleton</text:span></text:p>
        <text:p text:style-name="P378"><text:span text:style-name="T4">?Vb]iSh</text:span><text:span text:style-name="T1">t</text:span><text:span text:style-name="T4">S</text:span><text:span text:style-name="T1">eZTLt Indian voyage, containing many memorable matters of the state of the countreys where they have traded</text:span><text:span text:style-name="Body_20_text_20__28_3_29__20__2b__20_Not_20_Italic"><text:span text:style-name="T9"> (London: Walter Burre, 1606)</text:span></text:span></text:p>
        <text:p text:style-name="P379"><text:span text:style-name="T1">An eLct discourse of the subtilties, fashions, polhcies, religion and ceremonies of the East Indians</text:span><text:span text:style-name="Body_20_text_20__28_3_29__20__2b__20_Not_20_Italic"><text:span text:style-name="T9"> ... 05 </text:span></text:span><text:span text:style-name="T1">also what hath happened to'the English Nation at Bantam in the Eas</text:span></text:p>
        <text:p text:style-name="P101"><text:span text:style-name="Body_20_text_20__28_2_29__20__2b__20_Italic">Indies</text:span><text:span text:style-name="T1"> .. Edmund Scott (London: Walter Burre, 1606)<text:tab/>-7m ns</text:span></text:p>
        <text:p text:style-name="P380"><text:span text:style-name="T1">Purchas his Pilgrimes</text:span><text:span text:style-name="Body_20_text_20__28_3_29__20__2b__20_Not_20_Italic"><text:span text:style-name="T9"> 1 (London, 1625) bk,3, 185-87; bk.4, 453-55; bk,5, 703-05 </text:span></text:span><text:span text:style-name="T1">The voyage of Sir Henry Middleton to Bantam and the Maluco islands</text:span><text:span text:style-name="Body_20_text_20__28_3_29__20__2b__20_Not_20_Italic"><text:span text:style-name="T9"> ... ed Bo t</text:span></text:span></text:p>
        <text:h text:style-name="P433" text:outline-level="4"><text:bookmark-start text:name="bookmark8"/><text:span text:style-name="T1">ed William F.s.er,</text:span><text:bookmark-end text:name="bookmark8"/></text:h>
        <text:p text:style-name="P99"><text:span text:style-name="T1">Hakluyt Soc 2nd ser 88 (London, 1943)</text:span></text:p>
      </text:section>
      <text:h text:style-name="P429" text:outline-level="4"><text:bookmark-start text:name="bookmark9"/><text:span text:style-name="T1">1608/9</text:span><text:bookmark-end text:name="bookmark9"/></text:h>
      <text:p text:style-name="P274"><draw:custom-shape text:anchor-type="char" draw:z-index="43" draw:style-name="gr5" draw:text-style-name="P547" svg:width="2.237cm" svg:height="1.084cm" svg:x="14.062cm" svg:y="13.384cm"><text:p text:style-name="P388"><text:span text:style-name="T1">APPENDIX 1</text:span></text:p><draw:enhanced-geometry draw:type="0"/></draw:custom-shape><draw:custom-shape text:anchor-type="char" draw:z-index="44" draw:style-name="gr4" draw:text-style-name="P547" svg:width="3.643cm" svg:height="2.144cm" svg:x="1.085cm" svg:y="1.386cm"><text:p text:style-name="P389"><text:span text:style-name="Body_20_text_20__28_6_29__20_Exact"><text:span text:style-name="T8">1604/5</text:span></text:span></text:p><text:p text:style-name="P179"><text:span text:style-name="Body_20_text_20__28_2_29__20_Exact">Interloping Voyage: Bantam Tiger, Tiger’s Whelp Sir Edward Michelbome</text:span></text:p><draw:enhanced-geometry draw:type="0"/></draw:custom-shape><text:span text:style-name="T1">Fifth Voyage: Bantam<text:line-break/>Expedition (1)</text:span></text:p>
      <text:p text:style-name="P275"><text:span text:style-name="T1">General David Middleton</text:span></text:p>
      <text:p text:style-name="P298"><text:span text:style-name="T1">Published sources;</text:span></text:p>
      <text:p text:style-name="P254"><text:span text:style-name="Body_20_text_20__28_2_29__20__2b__20_Italic">Purchas his Pilgrimes</text:span><text:span text:style-name="T1"> 1 (London, 1625) bk.3, 233-47</text:span></text:p>
      <text:section text:style-name="Sect2" text:name="Bereich1">
        <text:p text:style-name="P537"/>
        <text:p text:style-name="P538"/>
      </text:section>
      <text:section text:style-name="Sect3" text:name="Bereich2">
        <text:h text:style-name="P499" text:outline-level="5"><text:bookmark-start text:name="bookmark10"/><text:span text:style-name="T1">1605/6</text:span><text:bookmark-end text:name="bookmark10"/></text:h>
        <text:p text:style-name="P111"><text:span text:style-name="T1">North-West Passage exploration Hopewell (1)</text:span></text:p>
        <text:p text:style-name="P160"><text:span text:style-name="T1">Published sources:</text:span></text:p>
        <text:p text:style-name="P162"><text:span text:style-name="Body_20_text_20__28_2_29__20__2b__20_Italic">Purchas his Pilgrimes 3</text:span><text:span text:style-name="T1"> (London, 1625) bk.4, 827-31</text:span></text:p>
        <text:p text:style-name="P163"><text:span text:style-name="Body_20_text_20__28_2_29__20__2b__20_Italic">Narratives of voyages towards the North-West</text:span><text:span text:style-name="T1">... ed Thomas Rundall, Hakluyt Soc 1st ser 5 (London, 1849)</text:span></text:p>
        <text:p text:style-name="P381"><text:span text:style-name="T1">The voyages of Sir James Lancaster</text:span><text:span text:style-name="Body_20_text_20__28_3_29__20__2b__20_Not_20_Italic"><text:span text:style-name="T9">... </text:span></text:span><text:span text:style-name="T1">and the voyage of Captain John Knight...</text:span><text:span text:style-name="Body_20_text_20__28_3_29__20__2b__20_Not_20_Italic"><text:span text:style-name="T9"> ed Clements Robert Markham, Hakluyt Soc 1st ser 56 (London, 1877)</text:span></text:span></text:p>
        <text:p text:style-name="P381"><text:span text:style-name="T1">The voyages of Captain Luke Fox of Hull... with narratives of earlier north-west voyages, </text:span><text:span text:style-name="Body_20_text_20__28_3_29__20__2b__20_Not_20_Italic"><text:span text:style-name="T9">ed Robert Miller Christy, Hakluyt Soc 1st ser 88 (London, 1894)</text:span></text:span></text:p>
        <text:h text:style-name="P503" text:outline-level="5"><text:bookmark-start text:name="bookmark11"/><text:span text:style-name="T1">1609/10</text:span><text:bookmark-end text:name="bookmark11"/></text:h>
        <text:p text:style-name="P240"><text:span text:style-name="T1">Sixth Voyage: Surat and Bantam</text:span></text:p>
        <text:p text:style-name="P299"><text:span text:style-name="T1">Darling, Peppercorn, Samuel (1), Trade’s Increase General Sir Hemy Middleton</text:span></text:p>
        <text:p text:style-name="P255"><text:span text:style-name="T1">Published sources:</text:span></text:p>
        <text:p text:style-name="P256"><text:span text:style-name="Body_20_text_20__28_2_29__20__2b__20_Italic">Purchas his Pilgrimes</text:span><text:span text:style-name="T1"> 1 (London, 1625) bk.3, 247-314</text:span></text:p>
        <text:p text:style-name="P304"><text:span text:style-name="Body_20_text_20__28_2_29__20__2b__20_Italic">The voyages of Sir James Lancaster, Kt., to the East Indies...</text:span><text:span text:style-name="T1"> ed Clements Robert Markham, Hakluyt Soc 1st ser 56 (London, 1877)</text:span></text:p>
        <text:p text:style-name="P306"><text:span text:style-name="Body_20_text_20__28_2_29__20__2b__20_Italic">The journal of John Jourdain 1608-1617,</text:span><text:span text:style-name="T1"> ed William Foster, Hakluyt Soc 2nd ser 16 (Cambridge, 1905)</text:span></text:p>
      </text:section>
      <text:section text:style-name="Sect2" text:name="Bereich3">
        <text:p text:style-name="P539"/>
      </text:section>
      <text:section text:style-name="Sect4" text:name="Bereich4">
        <text:h text:style-name="P508" text:outline-level="5"><text:bookmark-start text:name="bookmark12"/><text:span text:style-name="T1">1606/7</text:span><text:bookmark-end text:name="bookmark12"/></text:h>
        <text:p text:style-name="P164"><text:span text:style-name="T1">Third Voyage</text:span></text:p>
        <text:p text:style-name="P160"><text:span text:style-name="T1">Bantam: Consent, Dragon (1)</text:span></text:p>
        <text:p text:style-name="P160"><text:span text:style-name="T1">Surat and Bantam: Hector (1)</text:span></text:p>
        <text:p text:style-name="P161"><text:span text:style-name="T1">General William Keeling</text:span></text:p>
        <text:p text:style-name="P180"><text:span text:style-name="T1">Published sources:</text:span></text:p>
        <text:p text:style-name="P182"><text:span text:style-name="Body_20_text_20__28_2_29__20__2b__20_Italic">Purchas his Pilgrimes</text:span><text:span text:style-name="T1"> 1 (London, 1625), bk.3, 188-227</text:span></text:p>
        <text:p text:style-name="P182"><text:span text:style-name="Body_20_text_20__28_2_29__20__2b__20_Italic">Narratives of voyages towards the north-west</text:span><text:span text:style-name="T1">... ed Thomas Rundall, Hakluyt Soc 1st ser 5 (London, 1849)</text:span></text:p>
        <text:p text:style-name="P182"><text:span text:style-name="Body_20_text_20__28_2_29__20__2b__20_Italic">The voyages of Sir James Lancaster, Kt., to the East Lndies</text:span><text:span text:style-name="T1">... ed Clements Robert Markham, Hakluyt Soc 1st ser 56 (London, 1877)</text:span></text:p>
        <text:p text:style-name="P382"><text:span text:style-name="T1">The Hawkins</text:span><text:span text:style-name="Body_20_text_20__28_3_29__20__2b__20_Not_20_Italic"><text:span text:style-name="T9"> ’ </text:span></text:span><text:span text:style-name="T1">voyages during the reigns of Henry VIII, Queen Elizabeth and James I,</text:span><text:span text:style-name="Body_20_text_20__28_3_29__20__2b__20_Not_20_Italic"><text:span text:style-name="T9"> ed Clements Robert Markham, Hakluyt Soc 1st ser 57 (London, 1878)</text:span></text:span></text:p>
        <text:h text:style-name="P509" text:outline-level="5"><text:bookmark-start text:name="bookmark13"/><text:span text:style-name="T1">1607/8</text:span><text:bookmark-end text:name="bookmark13"/></text:h>
        <text:p text:style-name="P183"><text:span text:style-name="T1">Fourth Voyage</text:span></text:p>
        <text:p text:style-name="P180"><text:span text:style-name="T1">Sumatra: Union (1)</text:span></text:p>
        <text:p text:style-name="P180"><text:span text:style-name="T1">Surat: Ascension</text:span></text:p>
        <text:p text:style-name="P181"><text:span text:style-name="T1">General Alexander Sharpeigh</text:span></text:p>
        <text:p text:style-name="P180"><text:span text:style-name="T1">Published sources:</text:span></text:p>
        <text:p text:style-name="P383"><text:span text:style-name="T1">A true and almost incredible report of an Englishman ...</text:span><text:span text:style-name="Body_20_text_20__28_3_29__20__2b__20_Not_20_Italic"><text:span text:style-name="T9"> Robert Covert (London: William Hall, 1612)</text:span></text:span></text:p>
        <text:p text:style-name="P182"><text:span text:style-name="Body_20_text_20__28_2_29__20__2b__20_Italic">Purchas his Pilgrimes</text:span><text:span text:style-name="T1"> 1 (London, 1625) bk.3, 228-38</text:span></text:p>
        <text:p text:style-name="P182"><text:span text:style-name="Body_20_text_20__28_2_29__20__2b__20_Italic">The voyage of Sir James Lancaster, Kt., to the East Indies</text:span><text:span text:style-name="T1">... ed Clements Robert Markham, Hakluyt Soc 1st ser 56 (London, 1877)</text:span></text:p>
        <text:p text:style-name="P182"><text:span text:style-name="Body_20_text_20__28_2_29__20__2b__20_Italic">The journal of John Jourdain 1608-1617,</text:span><text:span text:style-name="T1"> ed William Foster, Hakluyt Soc 2nd ser 16 (Cambridge, 1905)</text:span></text:p>
        <text:h text:style-name="P505" text:outline-level="5"><text:bookmark-start text:name="bookmark14"/><text:span text:style-name="T1">1610/1</text:span><text:bookmark-end text:name="bookmark14"/></text:h>
        <text:p text:style-name="P237"><text:span text:style-name="T1">Seventh Voyage: Bantam, Siam and Coromandel Globe</text:span></text:p>
        <text:p text:style-name="P257"><text:span text:style-name="T1">Published sources:</text:span></text:p>
        <text:p text:style-name="P258"><text:span text:style-name="Body_20_text_20__28_2_29__20__2b__20_Italic">Purchas his Pilgrimes</text:span><text:span text:style-name="T1"> 1 (London, 1625) bk.3, 314-28</text:span></text:p>
        <text:p text:style-name="P229"><text:span text:style-name="Body_20_text_20__28_2_29__20__2b__20_Italic">Peter Floris his voyage to the East Indies in the Globe 1611-1615,</text:span><text:span text:style-name="T1"> ed William Harrison Moreland, Hakluyt Soc 2nd ser 74 (London, 1934)</text:span></text:p>
        <text:h text:style-name="P506" text:outline-level="5"><text:bookmark-start text:name="bookmark15"/><text:span text:style-name="T1">1610/1</text:span><text:bookmark-end text:name="bookmark15"/></text:h>
        <text:p text:style-name="P259"><text:span text:style-name="T1">Eighth Voyage</text:span></text:p>
        <text:p text:style-name="P308"><text:span text:style-name="T1">Bantam: Hector (1), Thomas (1)</text:span></text:p>
        <text:p text:style-name="P309"><text:span text:style-name="T1">Bantam and Japan: Clove General John Saris</text:span></text:p>
        <text:p text:style-name="P257"><text:span text:style-name="T1">Published sources:</text:span></text:p>
        <text:p text:style-name="P258"><text:span text:style-name="Body_20_text_20__28_2_29__20__2b__20_Italic">Purchas his Pilgrimes</text:span><text:span text:style-name="T1"> 1 (London, 1625) bk.4, 334-413</text:span></text:p>
        <text:p text:style-name="P315"><text:span text:style-name="Body_20_text_20__28_2_29__20__2b__20_Italic">The voyage of Captain John Saris to Japan 1613,</text:span><text:span text:style-name="T1"> ed Ernest Mason Satow, Hakluyt Soc 2nd ser 5 (London, 1900)</text:span></text:p>
        <text:p text:style-name="P384"><text:span text:style-name="T1">The first voyage of the English to Japan by John Saris,</text:span><text:span text:style-name="Body_20_text_20__28_3_29__20__2b__20_Not_20_Italic"><text:span text:style-name="T9"> ed Takanobu Otsuka, Toyo Bunko ser D 3 (Tokyo, 1941)</text:span></text:span></text:p>
        <text:p text:style-name="P376"><text:span text:style-name="T1">The English Factory in Japan 1613-1623,</text:span><text:span text:style-name="Body_20_text_20__28_3_29__20__2b__20_Not_20_Italic"><text:span text:style-name="T9"> Anthony Farrington (London, 1991)</text:span></text:span></text:p>
        <text:h text:style-name="P506" text:outline-level="5"><text:bookmark-start text:name="bookmark16"/><text:span text:style-name="T1">1611</text:span><text:bookmark-end text:name="bookmark16"/></text:h>
        <text:p text:style-name="P310"><text:span text:style-name="T1">Interloping Voyage; Sumatra Pearl (1)</text:span></text:p>
        <text:h text:style-name="P423" text:outline-level="4"><text:bookmark-start text:name="bookmark17"/><text:span text:style-name="T1">1611/2</text:span><text:bookmark-end text:name="bookmark17"/></text:h>
        <text:p text:style-name="P238"><text:span text:style-name="T1">Ninth Voyage: Bantam and Coromandel James (1)</text:span></text:p>
        <text:p text:style-name="P260"><text:span text:style-name="T1">Published sources:</text:span></text:p>
        <text:p text:style-name="P261"><text:span text:style-name="Body_20_text_20__28_2_29__20__2b__20_Italic">Purchas his Pilgrimes</text:span><text:span text:style-name="T1"> 1 (London, 1625) bk.4, 440-44</text:span></text:p>
        <text:h text:style-name="P424" text:outline-level="4"><text:bookmark-start text:name="bookmark18"/><text:span text:style-name="T1">1611/2</text:span><text:bookmark-end text:name="bookmark18"/></text:h>
        <text:p text:style-name="P262"><text:span text:style-name="T1">Tenth Voyage</text:span></text:p>
        <text:p text:style-name="P311"><text:span text:style-name="T1">Bantam and Japan; Hosiander Surat and Bantam: Dragon (1) General Thomas Best Published sources:</text:span></text:p>
        <text:p text:style-name="P102"><text:span text:style-name="T1">; </text:span><text:span text:style-name="Body_20_text_20__28_2_29__20__2b__20_Italic">u,<text:tab/>fiio rngnmes</text:span><text:span text:style-name="T1"> i t-Umdon, 1625) Uv -r -r^w-ou</text:span></text:p>
        <text:p text:style-name="P392"><text:span text:style-name="T1">““ </text:span><text:span text:style-name="T4">w</text:span><text:span text:style-name="T1">"</text:span><text:span text:style-name="T4">llam F</text:span><text:span text:style-name="T1">“</text:span><text:span text:style-name="T4">,</text:span><text:span text:style-name="T1">“' “</text:span><text:span text:style-name="T4">ln</text:span><text:span text:style-name="T1">’</text:span><text:span text:style-name="T4">,</text:span><text:span text:style-name="T1"> ^</text:span></text:p>
        <text:h text:style-name="P434" text:outline-level="5"><text:bookmark-start text:name="bookmark19"/><text:span text:style-name="T1">1614/5</text:span><text:bookmark-end text:name="bookmark19"/></text:h>
        <text:p text:style-name="P168"><text:span text:style-name="T1">Bantam: Attendant Bantam and Japan: Advice (1)</text:span></text:p>
        <text:p text:style-name="P201"><text:span text:style-name="T1">Surat: Expedition (1), Lion Surat and Bantam: Dragon (1), Peppercorn General William Keeling Published sources:</text:span></text:p>
        <text:p text:style-name="P312"><text:span text:style-name="Body_20_text_20__28_2_29__20__2b__20_Italic">Purchas his Pilgrimes</text:span><text:span text:style-name="T1"> 1 (London, 1625) bk.4, 528-40</text:span></text:p>
        <text:p text:style-name="P385"><text:span text:style-name="T1">The East India Company journals of Captain William Keeling and Master Thomas Bonner 1615-1617,</text:span><text:span text:style-name="Body_20_text_20__28_3_29__20__2b__20_Not_20_Italic"><text:span text:style-name="T9"> ed Michael Strachan &amp; Boies Penrose (Minneapolis, 1971)</text:span></text:span></text:p>
        <text:p text:style-name="P385"><text:span text:style-name="T1">The embassy of Sir Thomas Roe to the Court of the Great Mogul 1615-1619,</text:span><text:span text:style-name="Body_20_text_20__28_3_29__20__2b__20_Not_20_Italic"><text:span text:style-name="T9"> ed William Foster, Hakluyt Soc 2nd ser 1-2 (London, 1899)</text:span></text:span></text:p>
        <text:p text:style-name="P386"><text:span text:style-name="T1">The embassy of Sir Thomas Roe to India 1615-1619,</text:span><text:span text:style-name="Body_20_text_20__28_3_29__20__2b__20_Not_20_Italic"><text:span text:style-name="T9"> ed William Foster (London, 1926)</text:span></text:span></text:p>
        <text:p text:style-name="P164"><text:span text:style-name="T1">Bantam: Clove, Defence (1)</text:span></text:p>
        <text:p text:style-name="P173"><text:span text:style-name="T1">General Samuel Castleton<text:line-break/>Published sources:</text:span></text:p>
        <text:p text:style-name="P316"><text:span text:style-name="Body_20_text_20__28_2_29__20__2b__20_Italic">The journal of John Jourdain 1608-1617,</text:span><text:span text:style-name="T1"> ed William Foster, Hakluyt Soc 2nd Ser 16 (Cambridge, 1905)</text:span></text:p>
      </text:section>
      <text:section text:style-name="Sect2" text:name="Bereich5">
        <text:p text:style-name="P540"><text:soft-page-break/></text:p>
      </text:section>
      <text:section text:style-name="Sect2" text:name="Bereich6">
        <text:p text:style-name="P542"><draw:custom-shape text:anchor-type="char" draw:z-index="45" draw:style-name="gr6" draw:text-style-name="P547" svg:width="8.233cm" svg:height="5.344cm" svg:x="1.115cm" svg:y="31.288cm"><text:h text:style-name="P436" text:outline-level="5"><text:bookmark-start text:name="bookmark20"/><text:span text:style-name="Heading_20__23_5_20_Exact"><text:span text:style-name="T8">1611/2</text:span></text:span><text:bookmark-end text:name="bookmark20"/></text:h><text:p text:style-name="P321"><text:span text:style-name="Body_20_text_20__28_2_29__20_Exact">Eleventh Voyage: Bantam Solomon</text:span></text:p><text:p text:style-name="P260"><text:span text:style-name="Body_20_text_20__28_2_29__20_Exact">Published sources:</text:span></text:p><text:p text:style-name="P326"><text:span text:style-name="Body_20_text_20__28_2_29__20__2b__20_Italic_20_Exact">Purchas his Pilgrimes</text:span><text:span text:style-name="Body_20_text_20__28_2_29__20_Exact"> 1 (London, 1625) bk.4, 486-88</text:span></text:p><text:h text:style-name="P436" text:outline-level="5"><text:bookmark-start text:name="bookmark21"/><text:span text:style-name="Heading_20__23_5_20_Exact"><text:span text:style-name="T8">1612/3</text:span></text:span><text:bookmark-end text:name="bookmark21"/></text:h><text:p text:style-name="P321"><text:span text:style-name="Body_20_text_20__28_2_29__20_Exact">Twelfth Voyage: Bantam Expedition (1)</text:span></text:p><text:p text:style-name="P260"><text:span text:style-name="Body_20_text_20__28_2_29__20_Exact">Published sources:</text:span></text:p><text:p text:style-name="P327"><text:span text:style-name="Body_20_text_20__28_2_29__20__2b__20_Italic_20_Exact">Purchas his Pilgrimes</text:span><text:span text:style-name="Body_20_text_20__28_2_29__20_Exact"> 1 (London, 1625) bk.4, 488-500</text:span></text:p><draw:enhanced-geometry draw:type="0"/></draw:custom-shape><draw:custom-shape text:anchor-type="char" draw:z-index="46" draw:style-name="gr1" draw:text-style-name="P547" svg:width="2.306cm" svg:height="1.355cm" svg:x="1.021cm" svg:y="37.629cm"><text:h text:style-name="P425" text:outline-level="4"><text:bookmark-start text:name="bookmark22"/><text:span text:style-name="Heading_20__23_4_20_Exact"><text:span text:style-name="T8">1613/4</text:span></text:span><text:bookmark-end text:name="bookmark22"/></text:h><text:p text:style-name="P240"><text:span text:style-name="Body_20_text_20__28_2_29__20_Exact">Bantam: Concord</text:span></text:p><draw:enhanced-geometry draw:type="0"/></draw:custom-shape><draw:custom-shape text:anchor-type="char" draw:z-index="47" draw:style-name="gr1" draw:text-style-name="P547" svg:width="7.233cm" svg:height="1.414cm" svg:x="1.012cm" svg:y="38.806cm"><text:p text:style-name="P242"><text:span text:style-name="Body_20_text_20__28_2_29__20_Exact">Surat: Hope (1)</text:span></text:p><text:p text:style-name="P328"><text:span text:style-name="Body_20_text_20__28_2_29__20_Exact">Surat and Bantam: Hector (1), New Year’s Gift, Solomon General Nicholas Downton Published sources:</text:span></text:p><draw:enhanced-geometry draw:type="0"/></draw:custom-shape><draw:custom-shape text:anchor-type="char" draw:z-index="48" draw:style-name="gr1" draw:text-style-name="P547" svg:width="11.584cm" svg:height="2.026cm" svg:x="1.995cm" svg:y="40.381cm"><text:p text:style-name="P329"><text:span text:style-name="Body_20_text_20__28_2_29__20_Exact">7 </text:span><text:span text:style-name="Body_20_text_20__28_2_29__20__2b__20_Italic_20_Exact">ur uricio nisrngnmes</text:span><text:span text:style-name="Body_20_text_20__28_2_29__20_Exact"> i (London, 1625) bk.4, 500-19 </text:span><text:span text:style-name="Body_20_text_20__28_2_29__20__2b__20_Italic_20_Exact">An East-lndia eolation,</text:span><text:span text:style-name="Body_20_text_20__28_2_29__20_Exact"> Christopher Farewell’(London 1633)</text:span></text:p><text:p text:style-name="P393"><text:span text:style-name="T1">sSSSSST"</text:span><text:span text:style-name="Body_20_text_20__28_8_29__20__2b__20_Not_20_Bold_2c_Italic_20_Exact"><text:span text:style-name="T11">*</text:span></text:span><text:span text:style-name="T1"> </text:span><text:span text:style-name="Body_20_text_20__28_8_29__20__2b__20_8_20_pt_2c_Not_20_Bold_20_Exact"><text:span text:style-name="T12">w</text:span></text:span><text:span text:style-name="Body_20_text_20__28_8_29__20__2b__20_8_20_pt_2c_Not_20_Bold_20_Exact"><text:span text:style-name="T11">"</text:span></text:span><text:span text:style-name="Body_20_text_20__28_8_29__20__2b__20_8_20_pt_2c_Not_20_Bold_20_Exact"><text:span text:style-name="T12">1</text:span></text:span><text:span text:style-name="Body_20_text_20__28_8_29__20__2b__20_8_20_pt_2c_Not_20_Bold_20_Exact"><text:span text:style-name="T11">“</text:span></text:span><text:span text:style-name="Body_20_text_20__28_8_29__20__2b__20_8_20_pt_2c_Not_20_Bold_20_Exact"><text:span text:style-name="T12">m </text:span></text:span><text:span text:style-name="T4">F&lt;</text:span><text:span text:style-name="T1">”</text:span><text:span text:style-name="T4">w</text:span><text:span text:style-name="T1"> </text:span><text:span text:style-name="Body_20_text_20__28_8_29__20__2b__20_Not_20_Bold_2c_Italic_20_Exact"><text:span text:style-name="T11">^</text:span></text:span></text:p><draw:enhanced-geometry draw:type="0"/></draw:custom-shape><draw:custom-shape text:anchor-type="char" draw:z-index="49" draw:style-name="gr1" draw:text-style-name="P547" svg:width="8.097cm" svg:height="2.449cm" svg:x="0.921cm" svg:y="42.139cm"><text:p text:style-name="P169"><text:span text:style-name="Body_20_text_20__28_2_29__20_Exact">Bantam: Samaritan (1), Thomasine Bantam and Japan: Thomas (1)</text:span></text:p><text:p text:style-name="P173"><text:span text:style-name="Body_20_text_20__28_2_29__20_Exact">General David Middleton<text:line-break/>Published sources:</text:span></text:p><text:p text:style-name="P327"><text:span text:style-name="Body_20_text_20__28_2_29__20__2b__20_Italic_20_Exact">Purchas his Pilgrimes</text:span><text:span text:style-name="Body_20_text_20__28_2_29__20_Exact"> 1 (London, 1625) bk.4, 524-27</text:span></text:p><draw:enhanced-geometry draw:type="0"/></draw:custom-shape><draw:custom-shape text:anchor-type="char" draw:z-index="50" draw:style-name="gr1" draw:text-style-name="P547" svg:width="8.131cm" svg:height="3.17cm" svg:x="17.761cm" svg:y="31.581cm"><text:h text:style-name="P435" text:outline-level="5"><text:bookmark-start text:name="bookmark23"/><text:span text:style-name="Heading_20__23_5_20_Exact"><text:span text:style-name="T8">1615/6</text:span></text:span><text:bookmark-end text:name="bookmark23"/></text:h><text:p text:style-name="P243"><text:span text:style-name="Body_20_text_20__28_2_29__20_Exact">Bantam: Supply (1)</text:span></text:p><text:p text:style-name="P164"><text:span text:style-name="Body_20_text_20__28_2_29__20_Exact">Bantam: Rose (1), Swan (1)</text:span></text:p><text:p text:style-name="P164"><text:span text:style-name="Body_20_text_20__28_2_29__20_Exact">Surat: Globe, James (1)</text:span></text:p><text:p text:style-name="P164"><text:span text:style-name="Body_20_text_20__28_2_29__20_Exact">Surat and Bantam: Charles (1), Unicorn (1)</text:span></text:p><text:p text:style-name="P160"><text:span text:style-name="Body_20_text_20__28_2_29__20_Exact">Published sources:</text:span></text:p><text:p text:style-name="P327"><text:span text:style-name="Body_20_text_20__28_2_29__20__2b__20_Italic_20_Exact">Purchas his Pilgrimes</text:span><text:span text:style-name="Body_20_text_20__28_2_29__20_Exact"> 1 (London, 1625) bk.5, 606-08</text:span></text:p><draw:enhanced-geometry draw:type="0"/></draw:custom-shape><draw:custom-shape text:anchor-type="char" draw:z-index="51" draw:style-name="gr1" draw:text-style-name="P547" svg:width="5.675cm" svg:height="4.474cm" svg:x="17.794cm" svg:y="35.343cm"><text:h text:style-name="P430" text:outline-level="4"><text:bookmark-start text:name="bookmark24"/><text:span text:style-name="Heading_20__23_4_20_Exact"><text:span text:style-name="T8">1616/7</text:span></text:span><text:bookmark-end text:name="bookmark24"/></text:h><text:p text:style-name="P276"><text:span text:style-name="Body_20_text_20__28_2_29__20_Exact">Bantam; Hope (1), Hound</text:span></text:p><text:p text:style-name="P276"><text:span text:style-name="Body_20_text_20__28_2_29__20_Exact">Surat; Anne Royal, Bee, Bull</text:span></text:p><text:p text:style-name="P276"><text:span text:style-name="Body_20_text_20__28_2_29__20_Exact">Surat and Bantam. New Year’s Gift, James</text:span></text:p><text:p text:style-name="P278"><text:span text:style-name="Body_20_text_20__28_2_29__20_Exact">Royal</text:span></text:p><text:h text:style-name="P444" text:outline-level="5"><text:bookmark-start text:name="bookmark25"/><text:span text:style-name="Heading_20__23_5_20_Exact"><text:span text:style-name="T8">1617/8</text:span></text:span><text:bookmark-end text:name="bookmark25"/></text:h><text:p text:style-name="P276"><text:span text:style-name="Body_20_text_20__28_2_29__20_Exact">Bantam; Clove, Elizabeth (1), Globe, Moon, Peppercorn, Sampson (1), Sun Surat: Lion</text:span></text:p><text:p text:style-name="P276"><text:span text:style-name="Body_20_text_20__28_2_29__20_Exact">Surat and Bantam; Dragon (1)</text:span></text:p><draw:enhanced-geometry draw:type="0"/></draw:custom-shape><draw:custom-shape text:anchor-type="char" draw:z-index="52" draw:style-name="gr1" draw:text-style-name="P547" svg:width="5.651cm" svg:height="2.287cm" svg:x="24.694cm" svg:y="35.28cm"><text:h text:style-name="P444" text:outline-level="5"><text:bookmark-start text:name="bookmark26"/><text:span text:style-name="Heading_20__23_5_20_Exact"><text:span text:style-name="T8">1619/20</text:span></text:span><text:bookmark-end text:name="bookmark26"/></text:h><text:p text:style-name="P276"><text:span text:style-name="Body_20_text_20__28_2_29__20_Exact">Bantam: Exchange, White Bear Bantam and Coast: Unity (1)</text:span></text:p><text:p text:style-name="P333"><text:span text:style-name="Body_20_text_20__28_2_29__20_Exact">Surat: Eagle (1), Hart, London (1), Roebuck</text:span></text:p><text:h text:style-name="P530" text:outline-level="5"><text:bookmark-start text:name="bookmark27"/><text:span text:style-name="T1">(</text:span><text:span text:style-name="Heading_20__23_5_20__28_4_29__20__2b__20_Not_20_Bold_20_Exact"><text:span text:style-name="T11">1</text:span></text:span><text:span text:style-name="T1">)</text:span><text:bookmark-end text:name="bookmark27"/></text:h><draw:enhanced-geometry draw:type="0"/></draw:custom-shape><draw:custom-shape text:anchor-type="char" draw:z-index="53" draw:style-name="gr1" draw:text-style-name="P547" svg:width="5.158cm" svg:height="1.024cm" svg:x="24.712cm" svg:y="37.938cm"><text:h text:style-name="P435" text:outline-level="5"><text:bookmark-start text:name="bookmark28"/><text:span text:style-name="Heading_20__23_5_20_Exact"><text:span text:style-name="T8">1620/1</text:span></text:span><text:bookmark-end text:name="bookmark28"/></text:h><text:p text:style-name="P240"><text:span text:style-name="Body_20_text_20__28_2_29__20_Exact">Bantam. Anne Royal, James (1), Supply</text:span></text:p><draw:enhanced-geometry draw:type="0"/></draw:custom-shape><draw:custom-shape text:anchor-type="char" draw:z-index="54" draw:style-name="gr1" draw:text-style-name="P547" svg:width="5.515cm" svg:height="2.188cm" svg:x="17.845cm" svg:y="41.058cm"><text:h text:style-name="P446" text:outline-level="5"><text:bookmark-start text:name="bookmark29"/><text:span text:style-name="Heading_20__23_5_20_Exact"><text:span text:style-name="T8">1618/9</text:span></text:span><text:bookmark-end text:name="bookmark29"/></text:h><text:p text:style-name="P294"><text:span text:style-name="Body_20_text_20__28_2_29__20_Exact">Bantam; Bear, Bull, Claw, Hope (1), Star Surat. Diamond (1)</text:span></text:p><text:p text:style-name="P295"><text:span text:style-name="Body_20_text_20__28_2_29__20_Exact">Surat and Bantam: Charles (1), Palsgrave, Ruby (1)</text:span></text:p><draw:enhanced-geometry draw:type="0"/></draw:custom-shape><draw:custom-shape text:anchor-type="char" draw:z-index="55" draw:style-name="gr1" draw:text-style-name="P547" svg:width="5.658cm" svg:height="2.534cm" svg:x="24.728cm" svg:y="39.516cm"><text:h text:style-name="P447" text:outline-level="5"><text:bookmark-start text:name="bookmark30"/><text:span text:style-name="Heading_20__23_5_20_Exact"><text:span text:style-name="T8">1621/2</text:span></text:span><text:bookmark-end text:name="bookmark30"/></text:h><text:p text:style-name="P112"><text:span text:style-name="Body_20_text_20__28_2_29__20_Exact">Bantam. Trial (1)</text:span></text:p><text:p text:style-name="P112"><text:span text:style-name="Body_20_text_20__28_2_29__20_Exact">Java and Sumatra: Abigail</text:span></text:p><text:p text:style-name="P112"><text:span text:style-name="Body_20_text_20__28_2_29__20_Exact">Surat. Blessing (1), Dolphin (1), Jonas (1),</text:span></text:p><text:p text:style-name="P112"><text:span text:style-name="Body_20_text_20__28_2_29__20_Exact">Whale</text:span></text:p><text:p text:style-name="P112"><text:span text:style-name="Body_20_text_20__28_2_29__20_Exact">Surat and Java. Discovery (2), Reformation</text:span></text:p><draw:enhanced-geometry draw:type="0"/></draw:custom-shape><draw:custom-shape text:anchor-type="char" draw:z-index="56" draw:style-name="gr1" draw:text-style-name="P547" svg:width="4.194cm" svg:height="1.811cm" svg:x="24.754cm" svg:y="42.554cm"><text:h text:style-name="P446" text:outline-level="5"><text:bookmark-start text:name="bookmark31"/><text:span text:style-name="Heading_20__23_5_20_Exact"><text:span text:style-name="T8">1622/3</text:span></text:span><text:bookmark-end text:name="bookmark31"/></text:h><text:p text:style-name="P295"><text:span text:style-name="Body_20_text_20__28_2_29__20_Exact">Java: Coaster (1), Hart, Roebuck Surat and Java: William (1)</text:span></text:p><draw:enhanced-geometry draw:type="0"/></draw:custom-shape></text:p>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3"/>
      </text:section>
      <text:section text:style-name="Sect5" text:name="Bereich7">
        <text:h text:style-name="P427" text:outline-level="4"><text:bookmark-start text:name="bookmark32"/><text:span text:style-name="T1">1623/4</text:span><text:bookmark-end text:name="bookmark32"/></text:h>
        <text:p text:style-name="P263"><text:span text:style-name="T1">Bantam: Charles I</text:span></text:p>
        <text:p text:style-name="P307"><text:span text:style-name="T1">Surat: James Royal, Jonas (1), Scout, Spy rn Star<text:tab/></text:span><text:span text:style-name="T4">v</text:span></text:p>
        <text:p text:style-name="P264"><text:span text:style-name="T1">Surat and Bantam: Eagle (1)</text:span></text:p>
        <text:h text:style-name="P426" text:outline-level="4"><text:bookmark-start text:name="bookmark33"/><text:span text:style-name="T1">1624/5</text:span><text:bookmark-end text:name="bookmark33"/></text:h>
        <text:p text:style-name="P263"><text:span text:style-name="T1">Java: London (1), Swallow (1)</text:span></text:p>
        <text:p text:style-name="P263"><text:span text:style-name="T1">Surat: Dolphin (1), Lion</text:span></text:p>
        <text:p text:style-name="P264"><text:span text:style-name="T1">Surat and Bantam: Falcon (1), Palsgrave</text:span></text:p>
        <text:h text:style-name="P426" text:outline-level="4"><text:bookmark-start text:name="bookmark34"/><text:span text:style-name="T1">1625/6</text:span><text:bookmark-end text:name="bookmark34"/></text:h>
        <text:p text:style-name="P123"><text:span text:style-name="T1">Java; Expedition (2)</text:span></text:p>
        <text:p text:style-name="P124"><text:span text:style-name="T1">Java and Surat: Exchange Surat: Christopher</text:span></text:p>
        <text:p text:style-name="P336"><text:span text:style-name="T1">Surat and Java: Blessing (1), Discoveiy (2) Morris, William (1)</text:span></text:p>
        <text:h text:style-name="P454" text:outline-level="5"><text:bookmark-start text:name="bookmark35"/><text:span text:style-name="T1">1626/7</text:span><text:bookmark-end text:name="bookmark35"/></text:h>
        <text:p text:style-name="P339"><text:span text:style-name="T1">Bantam; Speedwell</text:span></text:p>
        <text:p text:style-name="P339"><text:span text:style-name="T1">Surat: Hart, Hopewell (2), Scout, Star</text:span></text:p>
        <text:p text:style-name="P395"><text:span text:style-name="T1">Surat and Bantam; Maiy (1), Refuge</text:span></text:p>
        <text:h text:style-name="P455" text:outline-level="5"><text:bookmark-start text:name="bookmark36"/><text:span text:style-name="T1">1627/8</text:span><text:bookmark-end text:name="bookmark36"/></text:h>
        <text:p text:style-name="P341"><text:span text:style-name="T1">Bantam; Dove (1)</text:span></text:p>
        <text:p text:style-name="P341"><text:span text:style-name="T1">Surat; Expedition (2)</text:span></text:p>
        <text:p text:style-name="P342"><text:span text:style-name="T1">Surat and Bantam; Jonas (1)</text:span></text:p>
        <text:h text:style-name="P437" text:outline-level="5"><text:bookmark-start text:name="bookmark37"/><text:span text:style-name="T1">1628/9</text:span><text:bookmark-end text:name="bookmark37"/></text:h>
        <text:p text:style-name="P265"><text:span text:style-name="T1">Bantam; London (1)</text:span></text:p>
        <text:p text:style-name="P322"><text:span text:style-name="T1">Surat; Charles (1), Discovery (2), Reformation, Samuel (2)</text:span></text:p>
        <text:h text:style-name="P455" text:outline-level="5"><text:bookmark-start text:name="bookmark38"/><text:span text:style-name="T1">1629/30</text:span><text:bookmark-end text:name="bookmark38"/></text:h>
        <text:p text:style-name="P343"><text:span text:style-name="T1">Bantam; Star Surat; James Royal</text:span></text:p>
        <text:p text:style-name="P244"><text:span text:style-name="T1">Surat and Bantam; Blessing (1), William (1)</text:span></text:p>
        <text:h text:style-name="P435" text:outline-level="5"><text:bookmark-start text:name="bookmark39"/><text:span text:style-name="T1">1630/1</text:span><text:bookmark-end text:name="bookmark39"/></text:h>
        <text:p text:style-name="P187"><text:span text:style-name="T1">Bantam; London (1), Palsgrave Coast and Bantam; Hopewell (2) Surat; Exchange, Speedwell Surat and Coast: Maiy (1)</text:span></text:p>
        <text:h text:style-name="P435" text:outline-level="5"><text:bookmark-start text:name="bookmark40"/><text:span text:style-name="T1">1631/2</text:span><text:bookmark-end text:name="bookmark40"/></text:h>
        <text:p text:style-name="P240"><text:span text:style-name="T1">Bantam; Jewel, Pearl (2)</text:span></text:p>
        <text:p text:style-name="P337"><text:span text:style-name="T1">Surat; Charles (1), Dolphin (1), Hart, Jonas</text:span></text:p>
        <text:list xml:id="list2732059859" text:style-name="WWNum3">
          <text:list-item>
            <text:p text:style-name="P338"><text:span text:style-name="T1">, Swallow (1)</text:span></text:p>
          </text:list-item>
        </text:list>
        <text:h text:style-name="P458" text:outline-level="5"><text:bookmark-start text:name="bookmark41"/><text:span text:style-name="T1">1632/3</text:span><text:bookmark-end text:name="bookmark41"/></text:h>
        <text:p text:style-name="P317"><text:span text:style-name="T1">Bantam; Comfort</text:span></text:p>
        <text:p text:style-name="P317"><text:span text:style-name="T1">Madras and Bantam; Swan (2)</text:span></text:p>
        <text:p text:style-name="P267"><text:span text:style-name="T1">Surat; Discoveiy (2)</text:span></text:p>
        <text:p text:style-name="P268"><text:span text:style-name="T1">Surat and Bantam; Reformation, Palsgrave</text:span></text:p>
        <text:h text:style-name="P438" text:outline-level="5"><text:bookmark-start text:name="bookmark42"/><text:span text:style-name="T1">1633/4</text:span><text:bookmark-end text:name="bookmark42"/></text:h>
        <text:p text:style-name="P267"><text:span text:style-name="T1">Bantam; Coaster (2)</text:span></text:p>
        <text:p text:style-name="P346"><text:span text:style-name="T1">Coast and Bantam; Jewel Surat; London (1)</text:span></text:p>
        <text:p text:style-name="P348"><text:span text:style-name="T1">Surat and Bantam: Blessing (1), Hopewell</text:span></text:p>
        <text:h text:style-name="P531" text:outline-level="5"><text:bookmark-start text:name="bookmark43"/><text:span text:style-name="T1">(</text:span><text:span text:style-name="Heading_20__23_5_20__28_5_29__20__2b__20_8.5_20_pt">2</text:span><text:span text:style-name="T1">)</text:span><text:bookmark-end text:name="bookmark43"/></text:h>
        <text:h text:style-name="P438" text:outline-level="5"><text:bookmark-start text:name="bookmark44"/><text:span text:style-name="T1">1634/5</text:span><text:bookmark-end text:name="bookmark44"/></text:h>
        <text:p text:style-name="P267"><text:span text:style-name="T1">Bantam; Expedition (3)</text:span></text:p>
        <text:p text:style-name="P349"><text:span text:style-name="T1">Coast and Bantam; Crispiana Surat; William (1)</text:span></text:p>
        <text:h text:style-name="P459" text:outline-level="5"><text:bookmark-start text:name="bookmark45"/><text:span text:style-name="T1">1635/6</text:span><text:bookmark-end text:name="bookmark45"/></text:h>
        <text:p text:style-name="P330"><text:span text:style-name="T1">Bantam; Hart</text:span></text:p>
        <text:p text:style-name="P330"><text:span text:style-name="T1">Surat: Maiy (1), Swan (2)</text:span></text:p>
        <text:p text:style-name="P300"><text:span text:style-name="T1">China; Courteen Association Fleet (interlopers) - Anne, Catherine, Discoveiy Dragon, Planter, Sun</text:span></text:p>
        <text:h text:style-name="P461" text:outline-level="5"><text:bookmark-start text:name="bookmark46"/><text:span text:style-name="T1">1636/7</text:span><text:bookmark-end text:name="bookmark46"/></text:h>
        <text:p text:style-name="P352"><text:span text:style-name="T1">Madras; Advice (2)</text:span></text:p>
        <text:p text:style-name="P353"><text:span text:style-name="T1">Surat and Bantam; Jonas (1)</text:span></text:p>
        <text:h text:style-name="P439" text:outline-level="5"><text:bookmark-start text:name="bookmark47"/><text:span text:style-name="T1">1637/8</text:span><text:bookmark-end text:name="bookmark47"/></text:h>
        <text:p text:style-name="P269"><text:span text:style-name="T1">Surat; Discoveiy (2)</text:span></text:p>
        <text:h text:style-name="P439" text:outline-level="5"><text:bookmark-start text:name="bookmark48"/><text:span text:style-name="T1">1638/9</text:span><text:bookmark-end text:name="bookmark48"/></text:h>
        <text:p text:style-name="P239"><text:span text:style-name="T1">Bantam: Reformation, William (1) Surat; London (1)</text:span></text:p>
        <text:h text:style-name="P435" text:outline-level="5"><text:bookmark-start text:name="bookmark49"/><text:span text:style-name="T1">1639/40</text:span><text:bookmark-end text:name="bookmark49"/></text:h>
        <text:p text:style-name="P240"><text:span text:style-name="T1">Bantam; Jewel</text:span></text:p>
        <text:p text:style-name="P301"><text:span text:style-name="T1">Bantam, Persia and Madras; Advice (2) Coast and Bantam; Hopewell (2)</text:span></text:p>
        <text:p text:style-name="P302"><text:span text:style-name="T1">Surat; Crispiana</text:span></text:p>
        <text:h text:style-name="P460" text:outline-level="5"><text:bookmark-start text:name="bookmark50"/><text:span text:style-name="T1">1640/1</text:span><text:bookmark-end text:name="bookmark50"/></text:h>
        <text:p text:style-name="P331"><text:span text:style-name="T1">Bantam; William (1)</text:span></text:p>
        <text:p text:style-name="P332"><text:span text:style-name="T1">Madras: Reformation Surat; London (1), Discovery (2)</text:span></text:p>
        <text:h text:style-name="P448" text:outline-level="5"><text:bookmark-start text:name="bookmark51"/><text:span text:style-name="T1">1641/2</text:span><text:bookmark-end text:name="bookmark51"/></text:h>
        <text:p text:style-name="P112"><text:span text:style-name="T1">Bantam; Blessing (2), Ulysses Coast; Hopewell (2)</text:span></text:p>
        <text:p text:style-name="P114"><text:span text:style-name="T1">Surat: Aleppo Merchant, Crispiana</text:span></text:p>
        <text:h text:style-name="P447" text:outline-level="5"><text:bookmark-start text:name="bookmark52"/><text:span text:style-name="T1">1642/3</text:span><text:bookmark-end text:name="bookmark52"/></text:h>
        <text:p text:style-name="P112"><text:span text:style-name="T1">Bantam; Mary (1)</text:span></text:p>
        <text:p text:style-name="P115"><text:span text:style-name="T1">Madras, Bantam and Surat: Hart Surat: Dolphin (2), Hind (1), Seaflower</text:span></text:p>
        <text:h text:style-name="P444" text:outline-level="5"><text:bookmark-start text:name="bookmark53"/><text:span text:style-name="T1">1643/4</text:span><text:bookmark-end text:name="bookmark53"/></text:h>
        <text:p text:style-name="P279"><text:span text:style-name="T1">Bantam; Blessing (2), William (2) Madras: Endeavour Surat; Crispiana, John (1)</text:span></text:p>
        <text:h text:style-name="P435" text:outline-level="5"><text:bookmark-start text:name="bookmark54"/><text:span text:style-name="T1">1644/5</text:span><text:bookmark-end text:name="bookmark54"/></text:h>
        <text:p text:style-name="P245"><text:span text:style-name="T1">Surat: Eagle (2), Falcon (2)</text:span></text:p>
        <text:h text:style-name="P456" text:outline-level="5"><text:bookmark-start text:name="bookmark55"/><text:span text:style-name="T1">1645/6</text:span><text:bookmark-end text:name="bookmark55"/></text:h>
        <text:p text:style-name="P343"><text:span text:style-name="T1">Bantam; Endymion, Ulysses, William (2) Surat: Antelope (1), Dolphin (2), Greyhound</text:span></text:p>
        <text:p text:style-name="P1"><text:span text:style-name="T1">(</text:span><text:span text:style-name="Body_20_text_20__28_10_29__20__2b__20_8.5_20_pt"><text:span text:style-name="T8">1</text:span></text:span><text:span text:style-name="T1">)</text:span></text:p>
        <text:h text:style-name="P444" text:outline-level="5"><text:bookmark-start text:name="bookmark56"/><text:span text:style-name="T1">1646/7</text:span><text:bookmark-end text:name="bookmark56"/></text:h>
        <text:p text:style-name="P276"><text:span text:style-name="T1">Bantam; Mary (1)</text:span></text:p>
        <text:p text:style-name="P278"><text:span text:style-name="T1">Madras and Bengal; Farewell Surat; Blessing (2), Eagle (2)</text:span></text:p>
        <text:h text:style-name="P444" text:outline-level="5"><text:bookmark-start text:name="bookmark57"/><text:span text:style-name="T1">1647/8</text:span><text:bookmark-end text:name="bookmark57"/></text:h>
        <text:p text:style-name="P276"><text:span text:style-name="T1">Madras: Bonito</text:span></text:p>
        <text:p text:style-name="P280"><text:span text:style-name="T1">Surat; Aleppo Merchant, Golden Fleece (1)</text:span></text:p>
        <text:h text:style-name="P435" text:outline-level="5"><text:bookmark-start text:name="bookmark58"/><text:span text:style-name="T1">1648/9</text:span><text:bookmark-end text:name="bookmark58"/></text:h>
        <text:p text:style-name="P246"><text:span text:style-name="T1">Bantam; Endymion, Greyhound (1)</text:span></text:p>
        <text:h text:style-name="P447" text:outline-level="5"><text:bookmark-start text:name="bookmark59"/><text:span text:style-name="T1">1649/50</text:span><text:bookmark-end text:name="bookmark59"/></text:h>
        <text:p text:style-name="P112"><text:span text:style-name="T1">Assada and Bantam: Supply (2)</text:span></text:p>
        <text:p text:style-name="P112"><text:span text:style-name="T1">Assada and Madras; Bonito Assada, Madras and Bengal; Lioness (1) Bantam: Advice (2), East India Merchant (1), Golden Fleece (1), William (2)</text:span></text:p>
        <text:p text:style-name="P115"><text:span text:style-name="T1">Surat; Aleppo Merchant, Love</text:span></text:p>
        <text:h text:style-name="P444" text:outline-level="5"><text:bookmark-start text:name="bookmark60"/><text:span text:style-name="T1">1650/1</text:span><text:bookmark-end text:name="bookmark60"/></text:h>
        <text:p text:style-name="P276"><text:span text:style-name="T1">Assada: Recoveiy (1)</text:span></text:p>
        <text:p text:style-name="P276"><text:span text:style-name="T1">Assada and Madras: Welcome Bantam; Anne (1)</text:span></text:p>
        <text:p text:style-name="P247"><text:span text:style-name="T1">Surat; Blessing (2), Eagle (3)</text:span></text:p>
        <text:h text:style-name="P447" text:outline-level="5"><text:bookmark-start text:name="bookmark61"/><text:span text:style-name="T1">1651/2</text:span><text:bookmark-end text:name="bookmark61"/></text:h>
        <text:p text:style-name="P112"><text:span text:style-name="T1">Bantam: East India Merchant (1)</text:span></text:p>
        <text:p text:style-name="P112"><text:span text:style-name="T1">Bantam, Madras and Persia: Roebuck (2)</text:span></text:p>
        <text:p text:style-name="P112"><text:span text:style-name="T1">Madras: Love</text:span></text:p>
        <text:p text:style-name="P116"><text:span text:style-name="T1">Surat; Smyrna Merchant</text:span></text:p>
        <text:h text:style-name="P435" text:outline-level="5"><text:bookmark-start text:name="bookmark62"/><text:span text:style-name="T1">1652/3</text:span><text:bookmark-end text:name="bookmark62"/></text:h>
        <text:p text:style-name="P248"><text:span text:style-name="T1">Surat and Persia: Dove (2), Welcome</text:span></text:p>
        <text:h text:style-name="P444" text:outline-level="5"><text:bookmark-start text:name="bookmark63"/><text:span text:style-name="T1">1653/4</text:span><text:bookmark-end text:name="bookmark63"/></text:h>
        <text:p text:style-name="P276"><text:span text:style-name="T1">Bantam; East India Merchant (1) Madras: Katherine (1)</text:span></text:p>
        <text:p text:style-name="P279"><text:span text:style-name="T1">Surat: Eagle (3)</text:span></text:p>
        <text:h text:style-name="P435" text:outline-level="5"><text:bookmark-start text:name="bookmark64"/><text:span text:style-name="T1">1654/5</text:span><text:bookmark-end text:name="bookmark64"/></text:h>
        <text:p text:style-name="P249"><text:span text:style-name="T1">Madras and Bantam; Three Brothers</text:span></text:p>
        <text:h text:style-name="P435" text:outline-level="5"><text:bookmark-start text:name="bookmark65"/><text:span text:style-name="T1">1655/6</text:span><text:bookmark-end text:name="bookmark65"/></text:h>
        <text:p text:style-name="P106"><text:span text:style-name="T1">Bantam; Endymion Madras: Mayflower Surat: Eagle (1)</text:span></text:p>
        <text:h text:style-name="P444" text:outline-level="5"><text:bookmark-start text:name="bookmark66"/><text:span text:style-name="T1">1656/7</text:span><text:bookmark-end text:name="bookmark66"/></text:h>
        <text:p text:style-name="P281"><text:span text:style-name="T1">No sailings</text:span></text:p>
        <text:h text:style-name="P447" text:outline-level="5"><text:bookmark-start text:name="bookmark67"/><text:span text:style-name="T1">1657/8</text:span><text:bookmark-end text:name="bookmark67"/></text:h>
        <text:p text:style-name="P112"><text:span text:style-name="T1">Acheh, Madras and Bengal: Mayflower Bantam; Advice (2), Dragon (2)</text:span></text:p>
        <text:p text:style-name="P112"><text:span text:style-name="T1">Guinea, Madras and Bengal; Anne (1)</text:span></text:p>
        <text:p text:style-name="P112"><text:span text:style-name="T1">Guinea, Madras and Macassar: Marigold</text:span></text:p>
        <text:p text:style-name="P112"><text:span text:style-name="T1">Madras; Blackamoor</text:span></text:p>
        <text:p text:style-name="P112"><text:span text:style-name="T1">Madras and Bengal; Love, Merchant’s</text:span></text:p>
        <text:p text:style-name="P112"><text:span text:style-name="T1">Delight</text:span></text:p>
        <text:p text:style-name="P112"><text:span text:style-name="T1">Madras, Sumatra and Bantam; Persia Merchant (1)</text:span></text:p>
        <text:p text:style-name="P112"><text:span text:style-name="T1">Mozambique, Surat, Persia and China; Welcome</text:span></text:p>
        <text:p text:style-name="P335"><text:span text:style-name="T1">Surat; Eagle (3), Smyrna Merchant, Society </text:span><text:span text:style-name="Body_20_text_20__28_2_29__20__2b__20_Bold">(</text:span><text:span text:style-name="Body_20_text_20__28_2_29__20__2b__20_9_20_pt">1</text:span><text:span text:style-name="Body_20_text_20__28_2_29__20__2b__20_Bold">) ’</text:span></text:p>
        <text:h text:style-name="P444" text:outline-level="5"><text:bookmark-start text:name="bookmark68"/><text:span text:style-name="T1">1658/9</text:span><text:bookmark-end text:name="bookmark68"/></text:h>
        <text:p text:style-name="P276"><text:span text:style-name="T1">Guinea and Madras: Samaritan (2) Guinea, St Helena, Madras and Sumatra: Truro</text:span></text:p>
        <text:p text:style-name="P276"><text:span text:style-name="T1">Guinea and Surat: Coast (1), Surat</text:span></text:p>
      </text:section>
      <text:section text:style-name="Sect5" text:name="Bereich8">
        <text:p text:style-name="P231"><text:span text:style-name="Body_20_text_20__28_2_29__20__2b__20_Bold">Madras: </text:span><text:span text:style-name="T1">Madras Merchant </text:span><text:span text:style-name="Body_20_text_20__28_2_29__20__2b__20_Bold">(1), </text:span><text:span text:style-name="T1">Merchant Adventure</text:span></text:p>
        <text:p text:style-name="P265"><text:span text:style-name="Body_20_text_20__28_2_29__20__2b__20_Bold">Madras and </text:span><text:span text:style-name="T1">Bengal: Discovery (4)</text:span></text:p>
        <text:p text:style-name="P3"><text:span text:style-name="T1">Madras, Sumatra and Macassar. </text:span><text:span text:style-name="Body_20_text_20__28_11_29__20__2b__20_Not_20_Bold"><text:span text:style-name="T11">Katherine</text:span></text:span></text:p>
        <text:p text:style-name="P88"><text:span text:style-name="T1">(</text:span><text:span text:style-name="Body_20_text_20__28_12_29__20__2b__20_8.5_20_pt"><text:span text:style-name="T8">1</text:span></text:span><text:span text:style-name="T1">)</text:span></text:p>
        <text:p text:style-name="P3"><text:span text:style-name="T1">St Helena and Surat: </text:span><text:span text:style-name="Body_20_text_20__28_11_29__20__2b__20_Not_20_Bold"><text:span text:style-name="T11">London (2)</text:span></text:span></text:p>
        <text:p text:style-name="P266"><text:span text:style-name="Body_20_text_20__28_2_29__20__2b__20_Bold">Surat: </text:span><text:span text:style-name="T1">Constantinople Merchant, Vine</text:span></text:p>
        <text:h text:style-name="P422" text:outline-level="4"><text:bookmark-start text:name="bookmark69"/><text:span text:style-name="T1">1659/60</text:span><text:bookmark-end text:name="bookmark69"/></text:h>
        <text:p text:style-name="P265"><text:span text:style-name="Body_20_text_20__28_2_29__20__2b__20_Bold">Bantam: </text:span><text:span text:style-name="T1">Restoration</text:span></text:p>
        <text:p text:style-name="P230"><text:span text:style-name="Body_20_text_20__28_2_29__20__2b__20_Bold">Guinea and Madras: </text:span><text:span text:style-name="T1">Barbados Merchant, Castle</text:span></text:p>
        <text:p text:style-name="P4"><text:span text:style-name="T1">Guinea and Surat; Blackamoor</text:span></text:p>
        <text:p text:style-name="P265"><text:span text:style-name="Body_20_text_20__28_2_29__20__2b__20_Bold">Madras and Bengal: </text:span><text:span text:style-name="T1">Concord (2), East India</text:span></text:p>
        <text:p text:style-name="P265"><text:span text:style-name="T1">Merchant (1), Smyrna Merchant</text:span></text:p>
        <text:p text:style-name="P265"><text:span text:style-name="Body_20_text_20__28_2_29__20__2b__20_Bold">Surat: </text:span><text:span text:style-name="T1">American (1), Eagle (3), Richard &amp;</text:span></text:p>
        <text:p text:style-name="P266"><text:span text:style-name="T1">Martha</text:span></text:p>
        <text:h text:style-name="P437" text:outline-level="5"><text:bookmark-start text:name="bookmark70"/><text:span text:style-name="T1">1660/1</text:span><text:bookmark-end text:name="bookmark70"/></text:h>
        <text:p text:style-name="P350"><text:span text:style-name="Body_20_text_20__28_2_29__20__2b__20_Bold">Bantam: </text:span><text:span text:style-name="T1">London (2), Loyal Merchant (1) </text:span><text:span text:style-name="Body_20_text_20__28_2_29__20__2b__20_Bold">Guinea: </text:span><text:span text:style-name="T1">Benin</text:span></text:p>
        <text:p text:style-name="P21"><text:span text:style-name="T1">Guinea, St Helena and Madras - </text:span><text:span text:style-name="Body_20_text_20__28_11_29__20__2b__20_Not_20_Bold"><text:span text:style-name="T11">Royal James &amp; Henry</text:span></text:span></text:p>
        <text:p text:style-name="P4"><text:span text:style-name="T1">Madras and Bengal: </text:span><text:span text:style-name="Body_20_text_20__28_11_29__20__2b__20_Not_20_Bold"><text:span text:style-name="T11">Coast (1)</text:span></text:span></text:p>
        <text:p text:style-name="P4"><text:span text:style-name="T1">Madras, Bengal and Bantam: </text:span><text:span text:style-name="Body_20_text_20__28_11_29__20__2b__20_Not_20_Bold"><text:span text:style-name="T11">Discovery (4)</text:span></text:span></text:p>
        <text:p text:style-name="P305"><text:span text:style-name="T1">Mauritius and Surat: Constantinople Merchant</text:span></text:p>
        <text:p text:style-name="P5"><text:span text:style-name="Body_20_text_20__28_11_29__20__2b__20_Not_20_Bold"><text:span text:style-name="T11">St </text:span></text:span><text:span text:style-name="T1">Helena and Bantam: </text:span><text:span text:style-name="Body_20_text_20__28_11_29__20__2b__20_Not_20_Bold"><text:span text:style-name="T11">African</text:span></text:span></text:p>
        <text:h text:style-name="P435" text:outline-level="5"><text:bookmark-start text:name="bookmark71"/><text:span text:style-name="T1">1661/2</text:span><text:bookmark-end text:name="bookmark71"/></text:h>
        <text:p text:style-name="P228"><text:span text:style-name="T1">Bantam: Good Hope (2), Marigold, Starling Adventure</text:span></text:p>
        <text:p text:style-name="P313"><text:span text:style-name="T1">Bombay: Chestnut, Convertine, Mary Rose Guinea and Madras: Royal Charles </text:span><text:span text:style-name="Body_20_text_20__28_2_29__20__2b__20_Bold">Guinea, Madras and Bengal: </text:span><text:span text:style-name="T1">Coronation Guinea, </text:span><text:span text:style-name="Body_20_text_20__28_2_29__20__2b__20_Bold">St Helena and Madras: </text:span><text:span text:style-name="T1">George &amp; Martha</text:span></text:p>
        <text:p text:style-name="P347"><text:span text:style-name="T1">Madras and Siam: Madras Merchant (1) </text:span><text:span text:style-name="Body_20_text_20__28_2_29__20__2b__20_Bold">Surat: </text:span><text:span text:style-name="T1">Richard &amp; Martha</text:span></text:p>
        <text:h text:style-name="P435" text:outline-level="5"><text:bookmark-start text:name="bookmark72"/><text:span text:style-name="T1">1662/3</text:span><text:bookmark-end text:name="bookmark72"/></text:h>
        <text:p text:style-name="P276"><text:span text:style-name="Body_20_text_20__28_2_29__20__2b__20_Bold">Bantam: </text:span><text:span text:style-name="T1">Constantinople Merchant Bantam and Pulau Run: Coast (1)</text:span></text:p>
        <text:p text:style-name="P276"><text:span text:style-name="Body_20_text_20__28_2_29__20__2b__20_Bold">Guinea and Madras: </text:span><text:span text:style-name="T1">American (1), Castle </text:span><text:span text:style-name="Body_20_text_20__28_2_29__20__2b__20_Bold">Madras: </text:span><text:span text:style-name="T1">East India Merchant (1)</text:span></text:p>
        <text:p text:style-name="P282"><text:span text:style-name="T1">Madras and Surat: Royal Katherine Surat: African, Loyal Merchant (1)</text:span></text:p>
        <text:h text:style-name="P462" text:outline-level="5"><text:bookmark-start text:name="bookmark73"/><text:span text:style-name="T1">1663/4</text:span><text:bookmark-end text:name="bookmark73"/></text:h>
        <text:p text:style-name="P354"><text:span text:style-name="Body_20_text_20__28_2_29__20__2b__20_Bold">Bantam: </text:span><text:span text:style-name="T1">Richard &amp; Martha </text:span><text:span text:style-name="Body_20_text_20__28_2_29__20__2b__20_Bold">Bantam and Madras: </text:span><text:span text:style-name="T1">Happy Entrance</text:span></text:p>
        <text:p text:style-name="P23"><text:span text:style-name="T1">Bantam and Moluccas: </text:span><text:span text:style-name="Body_20_text_20__28_11_29__20__2b__20_Not_20_Bold"><text:span text:style-name="T11">Royal Oak </text:span></text:span><text:span text:style-name="T1">Guinea, Madras and Bengal: </text:span><text:span text:style-name="Body_20_text_20__28_11_29__20__2b__20_Not_20_Bold"><text:span text:style-name="T11">Marigold </text:span></text:span><text:span text:style-name="T1">Madagascar and Surat: </text:span><text:span text:style-name="Body_20_text_20__28_11_29__20__2b__20_Not_20_Bold"><text:span text:style-name="T11">American (2)</text:span></text:span></text:p>
        <text:p text:style-name="P355"><text:span text:style-name="T1">Madras and Bengal: Coronation, Morning Star, Rebecca (1)</text:span></text:p>
        <text:p text:style-name="P272"><text:span text:style-name="T1">Surat: London (2), Royal Charles</text:span></text:p>
        <text:h text:style-name="P440" text:outline-level="5"><text:bookmark-start text:name="bookmark74"/><text:span text:style-name="T1">1664/5</text:span><text:bookmark-end text:name="bookmark74"/></text:h>
        <text:p text:style-name="P202"><text:span text:style-name="Body_20_text_20__28_2_29__20__2b__20_Bold">Bantam: </text:span><text:span text:style-name="T1">Constantinople Merchant </text:span><text:span text:style-name="Body_20_text_20__28_2_29__20__2b__20_Bold">Madras and Bengal: </text:span><text:span text:style-name="T1">American (1), Greyhound (2)</text:span></text:p>
        <text:p text:style-name="P203"><text:span text:style-name="Body_20_text_20__28_2_29__20__2b__20_Bold">St Helena: </text:span><text:span text:style-name="T1">Dorcas, Zant </text:span><text:span text:style-name="Body_20_text_20__28_2_29__20__2b__20_Bold">Surat: </text:span><text:span text:style-name="T1">African, St George (1)</text:span></text:p>
        <text:h text:style-name="P457" text:outline-level="5"><text:bookmark-start text:name="bookmark75"/><text:span text:style-name="T1">1665/6</text:span><text:bookmark-end text:name="bookmark75"/></text:h>
        <text:p text:style-name="P45"><text:span text:style-name="T1">Bengal: </text:span><text:span text:style-name="Body_20_text_20__28_11_29__20__2b__20_Not_20_Bold"><text:span text:style-name="T11">Dorcas</text:span></text:span></text:p>
        <text:p text:style-name="P45"><text:span text:style-name="T1">Bombay and Surat: </text:span><text:span text:style-name="Body_20_text_20__28_11_29__20__2b__20_Not_20_Bold"><text:span text:style-name="T11">Return</text:span></text:span></text:p>
        <text:p text:style-name="P345"><text:span text:style-name="Body_20_text_20__28_2_29__20__2b__20_Bold">Madras: </text:span><text:span text:style-name="T1">Constantinople Merchant</text:span></text:p>
        <text:h text:style-name="P440" text:outline-level="5"><text:bookmark-start text:name="bookmark76"/><text:span text:style-name="T1">1666/7</text:span><text:bookmark-end text:name="bookmark76"/></text:h>
        <text:p text:style-name="P6"><text:span text:style-name="T1">St Helena and Surat: </text:span><text:span text:style-name="Body_20_text_20__28_11_29__20__2b__20_Not_20_Bold"><text:span text:style-name="T11">Charles (2)</text:span></text:span></text:p>
        <text:h text:style-name="P440" text:outline-level="5"><text:bookmark-start text:name="bookmark77"/><text:span text:style-name="T1">1667/8</text:span><text:bookmark-end text:name="bookmark77"/></text:h>
        <text:p text:style-name="P313"><text:span text:style-name="T1">Bantam; Coast (1), London (2), Loyal Subject, Richard &amp; Martha </text:span><text:span text:style-name="Body_20_text_20__28_2_29__20__2b__20_Bold">Bengal: </text:span><text:span text:style-name="T1">Diligence</text:span></text:p>
        <text:p text:style-name="P313"><text:span text:style-name="T1">Madras and Bantam: Madras Merchant (1) </text:span><text:span text:style-name="Body_20_text_20__28_2_29__20__2b__20_Bold">Madras and Bengal: </text:span><text:span text:style-name="T1">Blackamoor, Loyal Merchant (1), Rainbow (1), Royal Katherine, Unicom (2)</text:span></text:p>
        <text:p text:style-name="P2"><text:span text:style-name="T1">Sumatra - </text:span><text:span text:style-name="Body_20_text_20__28_11_29__20__2b__20_Not_20_Bold"><text:span text:style-name="T11">Zant</text:span></text:span></text:p>
        <text:p text:style-name="P228"><text:span text:style-name="T1">Surat: Constantinople Merchant; Rebecca (1), Return</text:span></text:p>
        <text:p text:style-name="P7"><text:span text:style-name="T1">Surat and Bantam: </text:span><text:span text:style-name="Body_20_text_20__28_11_29__20__2b__20_Not_20_Bold"><text:span text:style-name="T11">Bantam</text:span></text:span></text:p>
        <text:h text:style-name="P435" text:outline-level="5"><text:bookmark-start text:name="bookmark78"/><text:span text:style-name="T1">1668/9</text:span><text:bookmark-end text:name="bookmark78"/></text:h>
        <text:p text:style-name="P323"><text:span text:style-name="T1">Bantam: John &amp; Margaret, Satisfaction Madras and Bengal: American (1), Antelope</text:span></text:p>
        <text:list xml:id="list3840390646" text:style-name="WWNum5">
          <text:list-item>
            <text:p text:style-name="P325"><text:span text:style-name="T1">, Castle, Crown (1)</text:span></text:p>
          </text:list-item>
        </text:list>
        <text:p text:style-name="P47"><text:span text:style-name="T1">St Helena and Bantam: </text:span><text:span text:style-name="Body_20_text_20__28_11_29__20__2b__20_Not_20_Bold"><text:span text:style-name="T11">London (2)</text:span></text:span></text:p>
        <text:p text:style-name="P187"><text:span text:style-name="Body_20_text_20__28_2_29__20__2b__20_Bold">St Helena, Surat and Bombay: </text:span><text:span text:style-name="T1">George (1) Surat: Bombay Merchant, Humphrey &amp; Elizabeth, Sampson (2)</text:span></text:p>
        <text:h text:style-name="P435" text:outline-level="5"><text:bookmark-start text:name="bookmark79"/><text:span text:style-name="T1">1669/70</text:span><text:bookmark-end text:name="bookmark79"/></text:h>
        <text:p text:style-name="P313"><text:span text:style-name="Body_20_text_20__28_2_29__20__2b__20_Bold">Bantam: </text:span><text:span text:style-name="T1">Anne </text:span><text:span text:style-name="Body_20_text_20__28_2_29__20__2b__20_Bold">(2), </text:span><text:span text:style-name="T1">Anne (3), Constantinople Merchant, Loyal Merchant (1), Rebecca (1) Bombay and Surat: Hannibal, Loyal Subject </text:span><text:span text:style-name="Body_20_text_20__28_2_29__20__2b__20_Bold">Madras and Bantam: </text:span><text:span text:style-name="T1">Mediterranean Merchant</text:span></text:p>
        <text:p text:style-name="P183"><text:span text:style-name="T1">Madras and Bengal: Coast (1), Happy Entrance, Rainbow (1), Return, Zant</text:span></text:p>
        <text:p text:style-name="P251"><text:span text:style-name="Body_20_text_20__28_2_29__20__2b__20_Bold">Surat: </text:span><text:span text:style-name="T1">Berkeley Castle, Experiment (1)</text:span></text:p>
        <text:h text:style-name="P463" text:outline-level="5"><text:bookmark-start text:name="bookmark80"/><text:span text:style-name="T1">1670/1</text:span><text:bookmark-end text:name="bookmark80"/></text:h>
        <text:p text:style-name="P183"><text:span text:style-name="Body_20_text_20__28_2_29__20__2b__20_Bold">Bantam: </text:span><text:span text:style-name="T1">Advance, Anne </text:span><text:span text:style-name="Body_20_text_20__28_2_29__20__2b__20_Bold">(2), </text:span><text:span text:style-name="T1">Crown, Flying Eagle, Greyhound </text:span><text:span text:style-name="Body_20_text_20__28_2_29__20__2b__20_Bold">(2), </text:span><text:span text:style-name="T1">John &amp; Margaret, John &amp; Martha, Satisfaction, Unity </text:span><text:span text:style-name="Body_20_text_20__28_2_29__20__2b__20_Bold">(2)</text:span></text:p>
        <text:p text:style-name="P183"><text:span text:style-name="Body_20_text_20__28_2_29__20__2b__20_Bold">Madras and Bantam: </text:span><text:span text:style-name="T1">East India Merchant (2), European</text:span></text:p>
        <text:p text:style-name="P183"><text:span text:style-name="Body_20_text_20__28_2_29__20__2b__20_Bold">Madras and Bengal: </text:span><text:span text:style-name="T1">Bombay Merchant, Humphrey &amp; Elizabeth, Sampson (2)</text:span></text:p>
        <text:p text:style-name="P47"><text:span text:style-name="T1">St Helena and Bantam: </text:span><text:span text:style-name="Body_20_text_20__28_11_29__20__2b__20_Not_20_Bold"><text:span text:style-name="T11">Unicom (2)</text:span></text:span></text:p>
        <text:p text:style-name="P183"><text:span text:style-name="Body_20_text_20__28_2_29__20__2b__20_Bold">Surat: </text:span><text:span text:style-name="T1">Antelope (2), Falcon (3), London (2), Massingberd</text:span></text:p>
        <text:p text:style-name="P51"><text:span text:style-name="T1">Surat and Bantam: </text:span><text:span text:style-name="Body_20_text_20__28_11_29__20__2b__20_Not_20_Bold"><text:span text:style-name="T11">Phoenix (1)</text:span></text:span></text:p>
        <text:h text:style-name="P463" text:outline-level="5"><text:bookmark-start text:name="bookmark81"/><text:span text:style-name="T1">1671/2</text:span><text:bookmark-end text:name="bookmark81"/></text:h>
        <text:p text:style-name="P183"><text:span text:style-name="Body_20_text_20__28_2_29__20__2b__20_Bold">Bantam: </text:span><text:span text:style-name="T1">Bamardiston, Expectation, Experiment (2), Hannibal, Mary (2), Surat Merchant</text:span></text:p>
        <text:p text:style-name="P183"><text:span text:style-name="Body_20_text_20__28_2_29__20__2b__20_Bold">Bantam and Tonkin: </text:span><text:span text:style-name="T1">Zant </text:span><text:span text:style-name="Body_20_text_20__28_2_29__20__2b__20_Bold">Bantam, Tonkin and Japan: </text:span><text:span text:style-name="T1">Return </text:span><text:span text:style-name="Body_20_text_20__28_2_29__20__2b__20_Bold">Madras and Bengal: </text:span><text:span text:style-name="T1">Berkeley Castle, Johanna, Loyal Subject, Rebecca (1)</text:span></text:p>
        <text:p text:style-name="P183"><text:span text:style-name="Body_20_text_20__28_2_29__20__2b__20_Bold">St Helena: </text:span><text:span text:style-name="T1">Humphrey &amp; Elizabeth</text:span></text:p>
        <text:p text:style-name="P183"><text:span text:style-name="Body_20_text_20__28_2_29__20__2b__20_Bold">Surat: </text:span><text:span text:style-name="T1">Golden Fleece (2), Loyal Merchant (1),</text:span></text:p>
        <text:p text:style-name="P183"><text:span text:style-name="T1">Rainbow (1)</text:span></text:p>
        <text:p text:style-name="P188"><text:span text:style-name="Body_20_text_20__28_2_29__20__2b__20_Bold">Surat and Bantam: </text:span><text:span text:style-name="T1">Mediterranean Merchant</text:span></text:p>
        <text:h text:style-name="P463" text:outline-level="5"><text:bookmark-start text:name="bookmark82"/><text:span text:style-name="T1">1672/3</text:span><text:bookmark-end text:name="bookmark82"/></text:h>
        <text:p text:style-name="P47"><text:span text:style-name="T1">Madras and Bantam: </text:span><text:span text:style-name="Body_20_text_20__28_11_29__20__2b__20_Not_20_Bold"><text:span text:style-name="T11">Anne (3)</text:span></text:span></text:p>
        <text:p text:style-name="P189"><text:span text:style-name="Body_20_text_20__28_2_29__20__2b__20_Bold">Madras and Surat: </text:span><text:span text:style-name="T1">Anne (2), Antelope (2), Bombay Merchant, Caesar (1), East India Merchant (2), London (2), Massingberd, President, Sampson (2), Unity (2)</text:span></text:p>
        <text:h text:style-name="P447" text:outline-level="5"><text:bookmark-start text:name="bookmark83"/><text:span text:style-name="T1">1673/4</text:span><text:bookmark-end text:name="bookmark83"/></text:h>
        <text:p text:style-name="P112"><text:span text:style-name="Body_20_text_20__28_2_29__20__2b__20_Bold">Bantam: </text:span><text:span text:style-name="T1">Berkeley Castle, Eagle (4), Surat Merchant</text:span></text:p>
        <text:p text:style-name="P112"><text:span text:style-name="Body_20_text_20__28_2_29__20__2b__20_Bold">Madras and Bantam: </text:span><text:span text:style-name="T1">Expectation </text:span><text:span text:style-name="Body_20_text_20__28_2_29__20__2b__20_Bold">Madras and Bengal: </text:span><text:span text:style-name="T1">Advice (3), Lancaster, Phoenix (1), Unity (2)</text:span></text:p>
        <text:p text:style-name="P24"><text:span text:style-name="T1">St Helena and Bantam: </text:span><text:span text:style-name="Body_20_text_20__28_11_29__20__2b__20_Not_20_Bold"><text:span text:style-name="T11">Johanna</text:span></text:span></text:p>
        <text:p text:style-name="P24"><text:span text:style-name="T1">St Helena and Barbados: </text:span><text:span text:style-name="Body_20_text_20__28_11_29__20__2b__20_Not_20_Bold"><text:span text:style-name="T11">European, John &amp;</text:span></text:span></text:p>
        <text:p text:style-name="P125"><text:span text:style-name="T1">Alexander</text:span></text:p>
        <text:p text:style-name="P24"><text:span text:style-name="T1">St Helena, Madras and Bengal: </text:span><text:span text:style-name="Body_20_text_20__28_11_29__20__2b__20_Not_20_Bold"><text:span text:style-name="T11">Loyal Merchant (1)</text:span></text:span></text:p>
        <text:p text:style-name="P356"><text:span text:style-name="T1">Surat: Golden Fleece (2), Mary (2), Rainbow</text:span></text:p>
        <text:h text:style-name="P532" text:outline-level="5"><text:bookmark-start text:name="bookmark84"/><text:span text:style-name="T1">(</text:span><text:span text:style-name="Heading_20__23_5_20__28_6_29__20__2b__20_8.5_20_pt_2c_Not_20_Bold"><text:span text:style-name="T11">1</text:span></text:span><text:span text:style-name="T1">)</text:span><text:bookmark-end text:name="bookmark84"/></text:h>
        <text:p text:style-name="P13"><text:span text:style-name="T1">Surat and Bombay: </text:span><text:span text:style-name="Body_20_text_20__28_11_29__20__2b__20_Not_20_Bold"><text:span text:style-name="T11">Falcon (3)</text:span></text:span></text:p>
        <text:h text:style-name="P441" text:outline-level="5"><text:bookmark-start text:name="bookmark85"/><text:span text:style-name="T1">1674/5</text:span><text:bookmark-end text:name="bookmark85"/></text:h>
        <text:p text:style-name="P273"><text:span text:style-name="Body_20_text_20__28_2_29__20__2b__20_Bold">Bantam: </text:span><text:span text:style-name="T1">Bamardiston, Caesar (1)</text:span></text:p>
        <text:p text:style-name="P113"><text:span text:style-name="Body_20_text_20__28_2_29__20__2b__20_Bold">Madras and Bengal: </text:span><text:span text:style-name="T1">Anne (2), Loyal Subject, Samuel &amp; Henry, Success (1)</text:span></text:p>
        <text:p text:style-name="P25"><text:span text:style-name="T1">Madras, Bengal and Bantam: </text:span><text:span text:style-name="Body_20_text_20__28_11_29__20__2b__20_Not_20_Bold"><text:span text:style-name="T11">Bombay Merchant</text:span></text:span></text:p>
        <text:p text:style-name="P25"><text:span text:style-name="T1">St Helena and Bantam: </text:span><text:span text:style-name="Body_20_text_20__28_11_29__20__2b__20_Not_20_Bold"><text:span text:style-name="T11">London (2)</text:span></text:span></text:p>
        <text:p text:style-name="P28"><text:span text:style-name="T1">Surat and Bombay: </text:span><text:span text:style-name="Body_20_text_20__28_11_29__20__2b__20_Not_20_Bold"><text:span text:style-name="T11">Anne </text:span></text:span><text:span text:style-name="T1">(3), </text:span><text:span text:style-name="Body_20_text_20__28_11_29__20__2b__20_Not_20_Bold"><text:span text:style-name="T11">East India Merchant </text:span></text:span><text:span text:style-name="T1">(2), </text:span><text:span text:style-name="Body_20_text_20__28_11_29__20__2b__20_Not_20_Bold"><text:span text:style-name="T11">Massingberd, New London </text:span></text:span><text:span text:style-name="T1">Surat, Bombay and Bantam: </text:span><text:span text:style-name="Body_20_text_20__28_11_29__20__2b__20_Not_20_Bold"><text:span text:style-name="T11">Unicom </text:span></text:span><text:span text:style-name="T1">(2)</text:span></text:p>
        <text:h text:style-name="P444" text:outline-level="5"><text:bookmark-start text:name="bookmark86"/><text:span text:style-name="T1">1675/6</text:span><text:bookmark-end text:name="bookmark86"/></text:h>
        <text:p text:style-name="P276"><text:span text:style-name="Body_20_text_20__28_2_29__20__2b__20_Bold">Bantam; </text:span><text:span text:style-name="T1">Expectation, Formosa, Lancaster, Loyal Merchant (1), Phoenix (1), President </text:span><text:span text:style-name="Body_20_text_20__28_2_29__20__2b__20_Bold">Bombay and Persia: </text:span><text:span text:style-name="T1">Persia Merchant </text:span><text:span text:style-name="Body_20_text_20__28_2_29__20__2b__20_Bold">(2), </text:span><text:span text:style-name="T1">Scipio Africanus </text:span><text:span text:style-name="Body_20_text_20__28_2_29__20__2b__20_Bold">Madras and Bantam: </text:span><text:span text:style-name="T1">Mary </text:span><text:span text:style-name="Body_20_text_20__28_2_29__20__2b__20_Bold">(2)</text:span></text:p>
        <text:p text:style-name="P276"><text:span text:style-name="Body_20_text_20__28_2_29__20__2b__20_Bold">Madras and Bengal: </text:span><text:span text:style-name="T1">Eagle (4), Falcon (3), Johanna, Surat Merchant </text:span><text:span text:style-name="Body_20_text_20__28_2_29__20__2b__20_Bold">Surat: </text:span><text:span text:style-name="T1">Berkeley Castle, Nathaniel (1), Society</text:span></text:p>
        <text:h text:style-name="P533" text:outline-level="5"><text:bookmark-start text:name="bookmark87"/><text:span text:style-name="T1">(</text:span><text:span text:style-name="Heading_20__23_5_20__28_7_29__20__2b__20_Not_20_Bold"><text:span text:style-name="T11">2</text:span></text:span><text:span text:style-name="T1">)</text:span><text:bookmark-end text:name="bookmark87"/></text:h>
        <text:h text:style-name="P447" text:outline-level="5"><text:bookmark-start text:name="bookmark88"/><text:span text:style-name="T1">1676/7</text:span><text:bookmark-end text:name="bookmark88"/></text:h>
        <text:p text:style-name="P112"><text:span text:style-name="Body_20_text_20__28_2_29__20__2b__20_Bold">Bantam: </text:span><text:span text:style-name="T1">Anne (2), Bamardiston, East India Merchant (2), Golden Fleece (2), Loyal Subject, Tywan</text:span></text:p>
        <text:p text:style-name="P25"><text:span text:style-name="T1">Bantam and Surat: </text:span><text:span text:style-name="Body_20_text_20__28_11_29__20__2b__20_Not_20_Bold"><text:span text:style-name="T11">Bombay Merchant </text:span></text:span><text:span text:style-name="T1">Madras and Bengal: </text:span><text:span text:style-name="Body_20_text_20__28_11_29__20__2b__20_Not_20_Bold"><text:span text:style-name="T11">Bengal Merchant, Caesar (1), New London </text:span></text:span><text:span text:style-name="T1">St Helena and Bantam: </text:span><text:span text:style-name="Body_20_text_20__28_11_29__20__2b__20_Not_20_Bold"><text:span text:style-name="T11">Unity </text:span></text:span><text:span text:style-name="T1">(2)</text:span></text:p>
        <text:p text:style-name="P117"><text:span text:style-name="Body_20_text_20__28_2_29__20__2b__20_Bold">Surat: </text:span><text:span text:style-name="T1">George (2), Success (1)</text:span></text:p>
        <text:h text:style-name="P463" text:outline-level="5"><text:bookmark-start text:name="bookmark89"/><text:span text:style-name="T1">1677/8</text:span><text:bookmark-end text:name="bookmark89"/></text:h>
        <text:p text:style-name="P183"><text:span text:style-name="Body_20_text_20__28_2_29__20__2b__20_Bold">Bantam; </text:span><text:span text:style-name="T1">Berkeley Castle, Eagle (4), Expectation</text:span></text:p>
        <text:p text:style-name="P47"><text:span text:style-name="T1">Bantam and China: </text:span><text:span text:style-name="Body_20_text_20__28_11_29__20__2b__20_Not_20_Bold"><text:span text:style-name="T11">Phoenix (1)</text:span></text:span></text:p>
        <text:p text:style-name="P183"><text:span text:style-name="Body_20_text_20__28_2_29__20__2b__20_Bold">Madras and Bengal: </text:span><text:span text:style-name="T1">Falcon (3), Nathaniel</text:span></text:p>
        <text:list xml:id="list3223910803" text:style-name="WWNum7">
          <text:list-item>
            <text:p text:style-name="P207"><text:span text:style-name="T1">, Society (2), Williamson </text:span><text:span text:style-name="Body_20_text_20__28_2_29__20__2b__20_Bold">St Helena and Bantam: </text:span><text:span text:style-name="T1">Johanna </text:span><text:span text:style-name="Body_20_text_20__28_2_29__20__2b__20_Bold">Surat: </text:span><text:span text:style-name="T1">President, Sampson (3), Unicom (2)</text:span></text:p>
          </text:list-item>
        </text:list>
        <text:h text:style-name="P445" text:outline-level="5"><text:bookmark-start text:name="bookmark90"/><text:span text:style-name="T1">1678/9</text:span><text:bookmark-end text:name="bookmark90"/></text:h>
        <text:p text:style-name="P287"><text:span text:style-name="Body_20_text_20__28_2_29__20__2b__20_Bold">Bantam: </text:span><text:span text:style-name="T1">Caesar (1), Loyal Subject </text:span><text:span text:style-name="Body_20_text_20__28_2_29__20__2b__20_Bold">Bombay: </text:span><text:span text:style-name="T1">New London </text:span><text:span text:style-name="Body_20_text_20__28_2_29__20__2b__20_Bold">Madras and Bengal: </text:span><text:span text:style-name="T1">George (2), Golden Fleece (2)</text:span></text:p>
        <text:p text:style-name="P288"><text:span text:style-name="Body_20_text_20__28_2_29__20__2b__20_Bold">Surat: </text:span><text:span text:style-name="T1">Anne (2), Bengal Merchant (1), Success (1)</text:span></text:p>
        <text:h text:style-name="P450" text:outline-level="5"><text:bookmark-start text:name="bookmark91"/><text:span text:style-name="T1">1679/80</text:span><text:bookmark-end text:name="bookmark91"/></text:h>
        <text:p text:style-name="P125"><text:span text:style-name="Body_20_text_20__28_2_29__20__2b__20_Bold">Bantam; </text:span><text:span text:style-name="T1">Falcon (3), Nathaniel (1), Society (2) </text:span><text:span text:style-name="Body_20_text_20__28_2_29__20__2b__20_Bold">Madras and Bengal: </text:span><text:span text:style-name="T1">Berkeley Castle, Eagle (4), President, Sampson (3)</text:span></text:p>
      </text:section>
      <text:section text:style-name="Sect5" text:name="Bereich9">
        <text:p text:style-name="P250"><text:span text:style-name="Body_20_text_20__28_2_29__20__2b__20_Bold">Surat: </text:span><text:span text:style-name="T1">Johanna, Lancaster, Williamson</text:span></text:p>
        <text:h text:style-name="P435" text:outline-level="5"><text:bookmark-start text:name="bookmark92"/><text:span text:style-name="T1">1680/1</text:span><text:bookmark-end text:name="bookmark92"/></text:h>
        <text:p text:style-name="P112"><text:span text:style-name="Body_20_text_20__28_2_29__20__2b__20_Bold">Bantam: </text:span><text:span text:style-name="T1">Bamardiston, New London, Persia Merchant (2), Scipio Africanus Ceylon </text:span><text:span text:style-name="Body_20_text_20__28_2_29__20__2b__20_Bold">and Bengal: </text:span><text:span text:style-name="T1">Anne (2), George (2) </text:span><text:span text:style-name="Body_20_text_20__28_2_29__20__2b__20_Bold">Madras and Bengal: </text:span><text:span text:style-name="T1">Bengal Merchant (1), Caesar (1), Golden Fleece (2)</text:span></text:p>
        <text:p text:style-name="P116"><text:span text:style-name="Body_20_text_20__28_2_29__20__2b__20_Bold">Surat: </text:span><text:span text:style-name="T1">Josiah (1), Massingberd, Success (1)</text:span></text:p>
        <text:h text:style-name="P435" text:outline-level="5"><text:bookmark-start text:name="bookmark93"/><text:span text:style-name="T1">1681/2</text:span><text:bookmark-end text:name="bookmark93"/></text:h>
        <text:p text:style-name="P351"><text:span text:style-name="Body_20_text_20__28_2_29__20__2b__20_Bold">Bantam: </text:span><text:span text:style-name="T1">East India Merchant (2), Surat Merchant</text:span></text:p>
        <text:p text:style-name="P22"><text:span text:style-name="T1">Bantam, China, Persia and Madras: </text:span><text:span text:style-name="Body_20_text_20__28_11_29__20__2b__20_Not_20_Bold"><text:span text:style-name="T11">Amoy Merchant</text:span></text:span></text:p>
        <text:p text:style-name="P183"><text:span text:style-name="Body_20_text_20__28_2_29__20__2b__20_Bold">Bengal: </text:span><text:span text:style-name="T1">Defence (2), Johanna, Society (2) Welfare</text:span></text:p>
        <text:p text:style-name="P47"><text:span text:style-name="T1">China and Bengal: </text:span><text:span text:style-name="Body_20_text_20__28_11_29__20__2b__20_Not_20_Bold"><text:span text:style-name="T11">Kent (1)</text:span></text:span></text:p>
        <text:p text:style-name="P183"><text:span text:style-name="Body_20_text_20__28_2_29__20__2b__20_Bold">China and Madras: </text:span><text:span text:style-name="T1">China Merchant </text:span><text:span text:style-name="Body_20_text_20__28_2_29__20__2b__20_Bold">China and Surat: </text:span><text:span text:style-name="T1">Oaklander </text:span><text:span text:style-name="Body_20_text_20__28_2_29__20__2b__20_Bold">Madras: </text:span><text:span text:style-name="T1">Lancaster, Nathaniel (1), Resolution</text:span></text:p>
        <text:list xml:id="list4085721219" text:style-name="WWNum9">
          <text:list-item>
            <text:p text:style-name="P209"><text:span text:style-name="T1">, Williamson</text:span></text:p>
          </text:list-item>
        </text:list>
        <text:p text:style-name="P62"><text:span text:style-name="Body_20_text_20__28_11_29__20__2b__20_Not_20_Bold"><text:span text:style-name="T11">Red </text:span></text:span><text:span text:style-name="T1">Sea and Persia: </text:span><text:span text:style-name="Body_20_text_20__28_11_29__20__2b__20_Not_20_Bold"><text:span text:style-name="T11">Dragon (4)</text:span></text:span></text:p>
        <text:p text:style-name="P164"><text:span text:style-name="Body_20_text_20__28_2_29__20__2b__20_Bold">Surat: </text:span><text:span text:style-name="T1">Bamardiston, Berkeley Castle, Eagle (4), Falcon (3), Persia Merchant (2),</text:span></text:p>
        <text:p text:style-name="P164"><text:span text:style-name="T1">President, Sampson (3)</text:span></text:p>
        <text:p text:style-name="P9"><text:span text:style-name="T1">Tonkin and Bantam: </text:span><text:span text:style-name="Body_20_text_20__28_11_29__20__2b__20_Not_20_Bold"><text:span text:style-name="T11">Tonquin Merchant</text:span></text:span></text:p>
        <text:h text:style-name="P435" text:outline-level="5"><text:bookmark-start text:name="bookmark94"/><text:span text:style-name="T1">1682/3</text:span><text:bookmark-end text:name="bookmark94"/></text:h>
        <text:p text:style-name="P62"><text:span text:style-name="T1">Acheh and Tonkin: Smymaote Batavia: Kempthome</text:span></text:p>
        <text:p text:style-name="P183"><text:span text:style-name="T1">Bengal: Anne (2), George (2), Golden Fleece</text:span></text:p>
        <text:list xml:id="list135130681296342" text:continue-numbering="true" text:style-name="WWNum9">
          <text:list-item>
            <text:p text:style-name="P209"><text:span text:style-name="T1">, Hare, Hemy &amp; William, Herbert (1), Prudent Mary </text:span><text:span text:style-name="Body_20_text_20__28_2_29__20__2b__20_Bold">China: </text:span><text:span text:style-name="T1">Caroline, Delight </text:span><text:span text:style-name="Body_20_text_20__28_2_29__20__2b__20_Bold">Madras: </text:span><text:span text:style-name="T1">Josiah (1), New London </text:span><text:span text:style-name="Body_20_text_20__28_2_29__20__2b__20_Bold">Mokha: </text:span><text:span text:style-name="T1">Lawrell, Rainbow (2)</text:span></text:p>
          </text:list-item>
        </text:list>
        <text:p text:style-name="P190"><text:span text:style-name="Body_20_text_20__28_2_29__20__2b__20_Bold">St Helena and Surat: </text:span><text:span text:style-name="T1">Scipio Africanus </text:span><text:span text:style-name="Body_20_text_20__28_2_29__20__2b__20_Bold">Siam: </text:span><text:span text:style-name="T1">Mexico Merchant Surat: Charles (3), Coast (2), Massingberd, Success (1)</text:span></text:p>
        <text:h text:style-name="P435" text:outline-level="5"><text:bookmark-start text:name="bookmark95"/><text:span text:style-name="T1">1683/4</text:span><text:bookmark-end text:name="bookmark95"/></text:h>
        <text:p text:style-name="P183"><text:span text:style-name="Body_20_text_20__28_2_29__20__2b__20_Bold">Bantam: </text:span><text:span text:style-name="T1">Beaufort, Rochester (1)</text:span></text:p>
        <text:p text:style-name="P183"><text:span text:style-name="Body_20_text_20__28_2_29__20__2b__20_Bold">Bengal: </text:span><text:span text:style-name="T1">Defence (2), Eagle (4)</text:span></text:p>
        <text:p text:style-name="P47"><text:span text:style-name="T1">China: </text:span><text:span text:style-name="Body_20_text_20__28_11_29__20__2b__20_Not_20_Bold"><text:span text:style-name="T11">China Merchant </text:span></text:span><text:span text:style-name="T1">Madagascar and St Helena: </text:span><text:span text:style-name="Body_20_text_20__28_11_29__20__2b__20_Not_20_Bold"><text:span text:style-name="T11">Tonquin Merchant</text:span></text:span></text:p>
        <text:p text:style-name="P183"><text:soft-page-break/><text:span text:style-name="Body_20_text_20__28_2_29__20__2b__20_Bold">Madras: </text:span><text:span text:style-name="T1">Amoy Merchant, Bengal Merchant, John &amp; Maiy (1), Siam Merchant </text:span><text:span text:style-name="Body_20_text_20__28_2_29__20__2b__20_Bold">Madras and Bengal: </text:span><text:span text:style-name="T1">Resolution (1)</text:span></text:p>
        <text:p text:style-name="P47"><text:span text:style-name="T1">St Helena, Java and Bombay: </text:span><text:span text:style-name="Body_20_text_20__28_11_29__20__2b__20_Not_20_Bold"><text:span text:style-name="T11">Charles II</text:span></text:span></text:p>
        <text:p text:style-name="P191"><text:span text:style-name="Body_20_text_20__28_2_29__20__2b__20_Bold">St Helena, Surat and Persia: </text:span><text:span text:style-name="T1">Society (2); </text:span><text:span text:style-name="Body_20_text_20__28_2_29__20__2b__20_Bold">Sumatra: </text:span><text:span text:style-name="T1">Caesar (1), Royal James </text:span><text:span text:style-name="Body_20_text_20__28_2_29__20__2b__20_Bold">Surat: </text:span><text:span text:style-name="T1">Asia (1), Bamardiston, East India Merchant (2), Falcon (3), Nathaniel (1), Sampson (3), Williamson </text:span><text:span text:style-name="Body_20_text_20__28_2_29__20__2b__20_Bold">‘India’: </text:span><text:span text:style-name="T1">James (2)</text:span></text:p>
        <text:h text:style-name="P435" text:outline-level="5"><text:bookmark-start text:name="bookmark96"/><text:span text:style-name="T1">1684/5</text:span><text:bookmark-end text:name="bookmark96"/></text:h>
        <text:p text:style-name="P240"><text:span text:style-name="Body_20_text_20__28_2_29__20__2b__20_Bold">China: </text:span><text:span text:style-name="T1">Loyal Adventure</text:span></text:p>
        <text:p text:style-name="P164"><text:span text:style-name="T1">Madras and Bengal: George (2), Josiah (1),</text:span></text:p>
        <text:p text:style-name="P164"><text:span text:style-name="T1">Persia Merchant (2), Shrewsbury (1)</text:span></text:p>
        <text:p text:style-name="P164"><text:span text:style-name="Body_20_text_20__28_2_29__20__2b__20_Bold">Madras and Benkulen: </text:span><text:span text:style-name="T1">Chandos </text:span><text:span text:style-name="Body_20_text_20__28_2_29__20__2b__20_Bold">(1) Madras and Persian Gulf: </text:span><text:span text:style-name="T1">Kempthome Surat: Charles (3), Francis (1), Kent (1), London (3), Prudent Maty, Success (I), Welfare</text:span></text:p>
        <text:p text:style-name="P166"><text:span text:style-name="Body_20_text_20__28_2_29__20__2b__20_Bold">Tonkin: </text:span><text:span text:style-name="T1">Dragon (4)</text:span></text:p>
        <text:h text:style-name="P435" text:outline-level="5"><text:bookmark-start text:name="bookmark97"/><text:span text:style-name="T1">1685/6</text:span><text:bookmark-end text:name="bookmark97"/></text:h>
        <text:p text:style-name="P240"><text:span text:style-name="Body_20_text_20__28_2_29__20__2b__20_Bold">Benkulen: </text:span><text:span text:style-name="T1">Herbert (1)</text:span></text:p>
        <text:p text:style-name="P183"><text:span text:style-name="Body_20_text_20__28_2_29__20__2b__20_Bold">Bombay: </text:span><text:span text:style-name="T1">Bawden, Charles II, Emerald, Modena, Ruby (2), Tonquin Merchant </text:span><text:span text:style-name="Body_20_text_20__28_2_29__20__2b__20_Bold">Madras: </text:span><text:span text:style-name="T1">Curtana, Diamond (2), Loyal Captain, Pearl (3), Rebecca (2), Sapphire </text:span><text:span text:style-name="Body_20_text_20__28_2_29__20__2b__20_Bold">Madras and Bengal: </text:span><text:span text:style-name="T1">Beaufort, Nathaniel (I), Rochester (1)</text:span></text:p>
        <text:p text:style-name="P47"><text:span text:style-name="T1">Sumatra: </text:span><text:span text:style-name="Body_20_text_20__28_11_29__20__2b__20_Not_20_Bold"><text:span text:style-name="T11">Priaman</text:span></text:span></text:p>
        <text:p text:style-name="P47"><text:span text:style-name="T1">Sumatra and Bengal: </text:span><text:span text:style-name="Body_20_text_20__28_11_29__20__2b__20_Not_20_Bold"><text:span text:style-name="T11">Royal James</text:span></text:span></text:p>
        <text:p text:style-name="P47"><text:span text:style-name="T1">Surat: Worcester (1)</text:span></text:p>
        <text:p text:style-name="P52"><text:span text:style-name="T1">Tonkin: Rainbow (2)</text:span></text:p>
        <text:h text:style-name="P435" text:outline-level="5"><text:bookmark-start text:name="bookmark98"/><text:span text:style-name="T1">1686/7</text:span><text:bookmark-end text:name="bookmark98"/></text:h>
        <text:p text:style-name="P183"><text:span text:style-name="Body_20_text_20__28_2_29__20__2b__20_Bold">Bombay: </text:span><text:span text:style-name="T1">Bengal Merchant, Caesar (I), Jonas</text:span></text:p>
        <text:h text:style-name="P534" text:outline-level="5"><text:bookmark-start text:name="bookmark99"/><text:span text:style-name="T1">(</text:span><text:span text:style-name="Heading_20__23_5_20__28_8_29__20__2b__20_Not_20_Bold"><text:span text:style-name="T11">2</text:span></text:span><text:span text:style-name="T1">)</text:span><text:bookmark-end text:name="bookmark99"/></text:h>
        <text:p text:style-name="P190"><text:span text:style-name="Body_20_text_20__28_2_29__20__2b__20_Bold">Madras: </text:span><text:span text:style-name="T1">Resolution (1), Williamson</text:span></text:p>
        <text:h text:style-name="P435" text:outline-level="5"><text:bookmark-start text:name="bookmark100"/><text:span text:style-name="T1">1687/8</text:span><text:bookmark-end text:name="bookmark100"/></text:h>
        <text:p text:style-name="P183"><text:span text:style-name="Body_20_text_20__28_2_29__20__2b__20_Bold">Benkulen: </text:span><text:span text:style-name="T1">Mary (3), Persia Merchant (2) </text:span><text:span text:style-name="Body_20_text_20__28_2_29__20__2b__20_Bold">Bombay: </text:span><text:span text:style-name="T1">John &amp; Maiy (2), Josiah (1), Shrewsbuiy (1)</text:span></text:p>
        <text:p text:style-name="P183"><text:span text:style-name="Body_20_text_20__28_2_29__20__2b__20_Bold">Madras: </text:span><text:span text:style-name="T1">Anne (4), Dorothy, James (3), Princess Anne of Denmark </text:span><text:span text:style-name="Body_20_text_20__28_2_29__20__2b__20_Bold">Madras, Bengal and China </text:span><text:span text:style-name="T1">- Defence (2) St </text:span><text:span text:style-name="Body_20_text_20__28_2_29__20__2b__20_Bold">Helena and South Seas: </text:span><text:span text:style-name="T1">Loyal Merchant</text:span></text:p>
        <text:h text:style-name="P535" text:outline-level="5"><text:bookmark-start text:name="bookmark101"/><text:span text:style-name="T1">(</text:span><text:span text:style-name="Heading_20__23_5_20__28_9_29__20__2b__20_Not_20_Bold"><text:span text:style-name="T11">2</text:span></text:span><text:span text:style-name="T1">)</text:span><text:bookmark-end text:name="bookmark101"/></text:h>
        <text:p text:style-name="P190"><text:span text:style-name="Body_20_text_20__28_2_29__20__2b__20_Bold">Tonkin: </text:span><text:span text:style-name="T1">Rainbow (2)</text:span></text:p>
        <text:h text:style-name="P435" text:outline-level="5"><text:bookmark-start text:name="bookmark102"/><text:span text:style-name="T1">1688/9</text:span><text:bookmark-end text:name="bookmark102"/></text:h>
        <text:p text:style-name="P314"><text:span text:style-name="Body_20_text_20__28_2_29__20__2b__20_Bold">Bombay: </text:span><text:span text:style-name="T1">Diana (1), Kempthome </text:span><text:span text:style-name="Body_20_text_20__28_2_29__20__2b__20_Bold">Madras: </text:span><text:span text:style-name="T1">Chandos (1)</text:span></text:p>
        <text:p text:style-name="P64"><text:span text:style-name="T1">St Helena, Bombay and Persia: </text:span><text:span text:style-name="Body_20_text_20__28_11_29__20__2b__20_Not_20_Bold"><text:span text:style-name="T11">Benjamin</text:span></text:span></text:p>
        <text:h text:style-name="P471" text:outline-level="5"><text:bookmark-start text:name="bookmark103"/><text:span text:style-name="T1">(1)</text:span><text:bookmark-end text:name="bookmark103"/></text:h>
        <text:p text:style-name="P10"><text:span text:style-name="T1">English Channel: </text:span><text:span text:style-name="Body_20_text_20__28_11_29__20__2b__20_Not_20_Bold"><text:span text:style-name="T11">John &amp; Rachel</text:span></text:span></text:p>
        <text:h text:style-name="P463" text:outline-level="5"><text:bookmark-start text:name="bookmark104"/><text:span text:style-name="T1">1689/90</text:span><text:bookmark-end text:name="bookmark104"/></text:h>
        <text:p text:style-name="P47"><text:span text:style-name="T1">Benkulen and Madras: </text:span><text:span text:style-name="Body_20_text_20__28_11_29__20__2b__20_Not_20_Bold"><text:span text:style-name="T11">Orange</text:span></text:span></text:p>
        <text:p text:style-name="P192"><text:span text:style-name="T1">Bombay: Herbert (1), William &amp; Maiy</text:span></text:p>
        <text:h text:style-name="P435" text:outline-level="5"><text:bookmark-start text:name="bookmark105"/><text:span text:style-name="T1">1690/1</text:span><text:bookmark-end text:name="bookmark105"/></text:h>
        <text:p text:style-name="P65"><text:span text:style-name="T1">Benkulen and Madagascar: </text:span><text:span text:style-name="Body_20_text_20__28_11_29__20__2b__20_Not_20_Bold"><text:span text:style-name="T11">Tonquin Merchant</text:span></text:span></text:p>
        <text:p text:style-name="P10"><text:span text:style-name="T1">Surat and Madras: </text:span><text:span text:style-name="Body_20_text_20__28_11_29__20__2b__20_Not_20_Bold"><text:span text:style-name="T11">Dorothy</text:span></text:span></text:p>
        <text:h text:style-name="P463" text:outline-level="5"><text:bookmark-start text:name="bookmark106"/><text:span text:style-name="T1">1691/2</text:span><text:bookmark-end text:name="bookmark106"/></text:h>
        <text:p text:style-name="P47"><text:span text:style-name="T1">Madagascar and Benkulen: </text:span><text:span text:style-name="Body_20_text_20__28_11_29__20__2b__20_Not_20_Bold"><text:span text:style-name="T11">Little Josiah </text:span></text:span><text:span text:style-name="T1">Madras: </text:span><text:span text:style-name="Body_20_text_20__28_11_29__20__2b__20_Not_20_Bold"><text:span text:style-name="T11">Samuel (3)</text:span></text:span></text:p>
        <text:p text:style-name="P193"><text:span text:style-name="Body_20_text_20__28_2_29__20__2b__20_Bold">Madras and Bengal: </text:span><text:span text:style-name="T1">Charles II, Sampson (3) </text:span><text:span text:style-name="Body_20_text_20__28_2_29__20__2b__20_Bold">Surat: </text:span><text:span text:style-name="T1">Elizabeth (2), Modena, Resolution (1)</text:span></text:p>
        <text:h text:style-name="P467" text:outline-level="5"><text:bookmark-start text:name="bookmark107"/><text:span text:style-name="T1">1692/3</text:span><text:bookmark-end text:name="bookmark107"/></text:h>
        <text:p text:style-name="P164"><text:span text:style-name="Body_20_text_20__28_2_29__20__2b__20_Bold">Bombay: </text:span><text:span text:style-name="T1">Defence (2)</text:span></text:p>
        <text:p text:style-name="P167"><text:span text:style-name="Body_20_text_20__28_2_29__20__2b__20_Bold">Madras and Bengal: </text:span><text:span text:style-name="T1">Armenian Merchant, Hawke (1), Princess Anne of Denmark </text:span><text:span text:style-name="Body_20_text_20__28_2_29__20__2b__20_Bold">‘India’: </text:span><text:span text:style-name="T1">Henry, James &amp; Mary (1), Seymour</text:span></text:p>
        <text:h text:style-name="P435" text:outline-level="5"><text:bookmark-start text:name="bookmark108"/><text:span text:style-name="T1">1693/4</text:span><text:bookmark-end text:name="bookmark108"/></text:h>
        <text:p text:style-name="P240"><text:span text:style-name="Body_20_text_20__28_2_29__20__2b__20_Bold">China: </text:span><text:span text:style-name="T1">Dorothy</text:span></text:p>
        <text:p text:style-name="P318"><text:span text:style-name="Body_20_text_20__28_2_29__20__2b__20_Bold">Madras and Bengal: </text:span><text:span text:style-name="T1">London (4), Martha (1), Success (2)</text:span></text:p>
        <text:p text:style-name="P112"><text:span text:style-name="Body_20_text_20__28_2_29__20__2b__20_Bold">Persia: </text:span><text:span text:style-name="T1">Mary (4)</text:span></text:p>
        <text:p text:style-name="P25"><text:span text:style-name="T1">Persia and Surat: </text:span><text:span text:style-name="Body_20_text_20__28_11_29__20__2b__20_Not_20_Bold"><text:span text:style-name="T11">Nassau (1)</text:span></text:span></text:p>
        <text:p text:style-name="P41"><text:span text:style-name="T1">St Helena: </text:span><text:span text:style-name="Body_20_text_20__28_11_29__20__2b__20_Not_20_Bold"><text:span text:style-name="T11">Amity</text:span></text:span></text:p>
        <text:p text:style-name="P126"><text:span text:style-name="Body_20_text_20__28_2_29__20__2b__20_Bold">Surat: </text:span><text:span text:style-name="T1">Benjamin (1), Mocha, Thomas (2), Tonquin Merchant</text:span></text:p>
        <text:h text:style-name="P439" text:outline-level="5"><text:bookmark-start text:name="bookmark109"/><text:span text:style-name="T1">1694/5</text:span><text:bookmark-end text:name="bookmark109"/></text:h>
        <text:p text:style-name="P270"><text:span text:style-name="Body_20_text_20__28_2_29__20__2b__20_Bold">Madras: </text:span><text:span text:style-name="T1">King William (1)</text:span></text:p>
        <text:p text:style-name="P66"><text:span text:style-name="T1">Madras and Bengal: </text:span><text:span text:style-name="Body_20_text_20__28_11_29__20__2b__20_Not_20_Bold"><text:span text:style-name="T11">Fleet, Russell </text:span></text:span><text:span text:style-name="T1">Surat: </text:span><text:span text:style-name="Body_20_text_20__28_11_29__20__2b__20_Not_20_Bold"><text:span text:style-name="T11">America</text:span></text:span></text:p>
        <text:h text:style-name="P451" text:outline-level="5"><text:bookmark-start text:name="bookmark110"/><text:span text:style-name="T1">1695/6</text:span><text:bookmark-end text:name="bookmark110"/></text:h>
        <text:p text:style-name="P127"><text:span text:style-name="Body_20_text_20__28_2_29__20__2b__20_Bold">Bengal: </text:span><text:span text:style-name="T1">Antelope (3)</text:span></text:p>
        <text:p text:style-name="P41"><text:span text:style-name="T1">Bombay and Persia: </text:span><text:span text:style-name="Body_20_text_20__28_11_29__20__2b__20_Not_20_Bold"><text:span text:style-name="T11">Charles II</text:span></text:span></text:p>
        <text:p text:style-name="P41"><text:span text:style-name="Body_20_text_20__28_11_29__20__2b__20_Not_20_Bold"><text:span text:style-name="T11">Fort </text:span></text:span><text:span text:style-name="T1">St David: </text:span><text:span text:style-name="Body_20_text_20__28_11_29__20__2b__20_Not_20_Bold"><text:span text:style-name="T11">Sedgewick</text:span></text:span></text:p>
        <text:p text:style-name="P127"><text:span text:style-name="Body_20_text_20__28_2_29__20__2b__20_Bold">Madras and Bengal: </text:span><text:span text:style-name="T1">Sampson (3), Sidney</text:span></text:p>
        <text:p text:style-name="P41"><text:span text:style-name="T1">Madras and Benkulen: </text:span><text:span text:style-name="Body_20_text_20__28_11_29__20__2b__20_Not_20_Bold"><text:span text:style-name="T11">Madras Merchant (2)</text:span></text:span></text:p>
        <text:p text:style-name="P127"><text:span text:style-name="Body_20_text_20__28_2_29__20__2b__20_Bold">Surat: </text:span><text:span text:style-name="T1">Chambers, Dorrill, East India</text:span></text:p>
        <text:p text:style-name="P127"><text:span text:style-name="T1">Merchant (3), Sceptre</text:span></text:p>
        <text:p text:style-name="P41"><text:span text:style-name="T1">‘India’: </text:span><text:span text:style-name="Body_20_text_20__28_11_29__20__2b__20_Not_20_Bold"><text:span text:style-name="T11">Maynard</text:span></text:span></text:p>
        <text:h text:style-name="P448" text:outline-level="5"><text:bookmark-start text:name="bookmark111"/><text:span text:style-name="T1">1696/7</text:span><text:bookmark-end text:name="bookmark111"/></text:h>
        <text:p text:style-name="P25"><text:span text:style-name="T1">Benkulen: </text:span><text:span text:style-name="Body_20_text_20__28_11_29__20__2b__20_Not_20_Bold"><text:span text:style-name="T11">Amity</text:span></text:span></text:p>
        <text:p text:style-name="P114"><text:span text:style-name="Body_20_text_20__28_2_29__20__2b__20_Bold">Madras and Bengal: </text:span><text:span text:style-name="T1">Tavistock (1) </text:span><text:span text:style-name="Body_20_text_20__28_2_29__20__2b__20_Bold">Surat: </text:span><text:span text:style-name="T1">Bedford (1), Dorothy </text:span><text:span text:style-name="Body_20_text_20__28_2_29__20__2b__20_Bold">‘India’: </text:span><text:span text:style-name="T1">Duke of Gloucester (1)</text:span></text:p>
        <text:h text:style-name="P447" text:outline-level="5"><text:bookmark-start text:name="bookmark112"/><text:span text:style-name="T1">1697/8</text:span><text:bookmark-end text:name="bookmark112"/></text:h>
        <text:p text:style-name="P112"><text:span text:style-name="Body_20_text_20__28_2_29__20__2b__20_Bold">Bengal: </text:span><text:span text:style-name="T1">Anna (1)</text:span></text:p>
        <text:p text:style-name="P112"><text:span text:style-name="Body_20_text_20__28_2_29__20__2b__20_Bold">Bombay: </text:span><text:span text:style-name="T1">Maiy (4), Russell, Thomas (2) </text:span><text:span text:style-name="Body_20_text_20__28_2_29__20__2b__20_Bold">Borneo: </text:span><text:span text:style-name="T1">William &amp; Richard </text:span><text:span text:style-name="Body_20_text_20__28_2_29__20__2b__20_Bold">China: </text:span><text:span text:style-name="T1">Nassau (1), Rising Eagle, Tmmbal </text:span><text:span text:style-name="Body_20_text_20__28_2_29__20__2b__20_Bold">Madras: </text:span><text:span text:style-name="T1">Fame (1), Thornton </text:span><text:span text:style-name="Body_20_text_20__28_2_29__20__2b__20_Bold">Madras and Bengal: </text:span><text:span text:style-name="T1">Martha (1)</text:span></text:p>
        <text:p text:style-name="P112"><text:span text:style-name="Body_20_text_20__28_2_29__20__2b__20_Bold">Muscat: </text:span><text:span text:style-name="T1">Buckhurst</text:span></text:p>
        <text:p text:style-name="P112"><text:span text:style-name="Body_20_text_20__28_2_29__20__2b__20_Bold">Surat: </text:span><text:span text:style-name="T1">Shrewsbury (2), Mary (5)</text:span></text:p>
        <text:p text:style-name="P29"><text:span text:style-name="T1">Boston and Newfoundland: </text:span><text:span text:style-name="Body_20_text_20__28_11_29__20__2b__20_Not_20_Bold"><text:span text:style-name="T11">Two Brothers</text:span></text:span></text:p>
        <text:h text:style-name="P447" text:outline-level="5"><text:bookmark-start text:name="bookmark113"/><text:span text:style-name="T1">1698/9</text:span><text:bookmark-end text:name="bookmark113"/></text:h>
        <text:p text:style-name="P112"><text:span text:style-name="Body_20_text_20__28_2_29__20__2b__20_Bold">Bengal: </text:span><text:span text:style-name="T1">Antelope (3), Josiah (2)</text:span></text:p>
        <text:p text:style-name="P25"><text:span text:style-name="T1">Borneo: </text:span><text:span text:style-name="Body_20_text_20__28_11_29__20__2b__20_Not_20_Bold"><text:span text:style-name="T11">Julia</text:span></text:span></text:p>
        <text:p text:style-name="P112"><text:span text:style-name="Body_20_text_20__28_2_29__20__2b__20_Bold">China: </text:span><text:span text:style-name="T1">Fleet, Macclesfield (1)</text:span></text:p>
        <text:p text:style-name="P112"><text:span text:style-name="Body_20_text_20__28_2_29__20__2b__20_Bold">Madras: </text:span><text:span text:style-name="T1">Benjamin (1), Neptune (1)</text:span></text:p>
        <text:p text:style-name="P112"><text:span text:style-name="Body_20_text_20__28_2_29__20__2b__20_Bold">Madras and Bengal: </text:span><text:span text:style-name="T1">Degrave, East India Merchant (3), Gracedieu, London (5), Sceptre, Sidney</text:span></text:p>
        <text:p text:style-name="P112"><text:span text:style-name="Body_20_text_20__28_2_29__20__2b__20_Bold">Persia: </text:span><text:span text:style-name="T1">Ruby (3)</text:span></text:p>
        <text:p text:style-name="P25"><text:span text:style-name="T1">St Helena and Benkulen: </text:span><text:span text:style-name="Body_20_text_20__28_11_29__20__2b__20_Not_20_Bold"><text:span text:style-name="T11">Armenian Merchant</text:span></text:span></text:p>
        <text:p text:style-name="P276"><text:span text:style-name="T1">Surat: Bedford (1), Coast (3), Frederick, Hampshire (1), Montagu (1), Norris, Northumberland (1)</text:span></text:p>
        <text:p text:style-name="P67"><text:span text:style-name="T1">Surat and China: </text:span><text:span text:style-name="Body_20_text_20__28_11_29__20__2b__20_Not_20_Bold"><text:span text:style-name="T11">Rooke</text:span></text:span></text:p>
        <text:h text:style-name="P451" text:outline-level="5"><text:bookmark-start text:name="bookmark114"/><text:span text:style-name="T1">1699/1700</text:span><text:bookmark-end text:name="bookmark114"/></text:h>
        <text:p text:style-name="P41"><text:span text:style-name="T1">Batavia: </text:span><text:span text:style-name="Body_20_text_20__28_11_29__20__2b__20_Not_20_Bold"><text:span text:style-name="T11">Mansell</text:span></text:span></text:p>
        <text:p text:style-name="P127"><text:span text:style-name="Body_20_text_20__28_2_29__20__2b__20_Bold">Batavia, Borneo and China: </text:span><text:span text:style-name="T1">Trumbal </text:span><text:span text:style-name="Body_20_text_20__28_2_29__20__2b__20_Bold">Bengal: </text:span><text:span text:style-name="T1">Anna (1), Chambers, Colchester, Fame (1), Somers, Tankerville </text:span><text:span text:style-name="Body_20_text_20__28_2_29__20__2b__20_Bold">Benkulen: </text:span><text:span text:style-name="T1">Madras Merchant (2)</text:span></text:p>
        <text:p text:style-name="P127"><text:span text:style-name="Body_20_text_20__28_2_29__20__2b__20_Bold">Bombay: </text:span><text:span text:style-name="T1">Loyal Merchant (2), Martha (1), Tavistock (1)</text:span></text:p>
        <text:p text:style-name="P128"><text:span text:style-name="Body_20_text_20__28_2_29__20__2b__20_Bold">Borneo: </text:span><text:span text:style-name="T1">Borneo, Panther, Powderham Castle </text:span><text:span text:style-name="Body_20_text_20__28_2_29__20__2b__20_Bold">Borneo and China: </text:span><text:span text:style-name="T1">China Merchant </text:span><text:span text:style-name="Body_20_text_20__28_2_29__20__2b__20_Bold">China: </text:span><text:span text:style-name="T1">Dorrill, Eaton, Liampo, Robert &amp; Nathaniel, Wentworth </text:span><text:span text:style-name="Body_20_text_20__28_2_29__20__2b__20_Bold">Madras: </text:span><text:span text:style-name="T1">Howland, King William </text:span><text:span text:style-name="Body_20_text_20__28_2_29__20__2b__20_Bold">(1) Madras, Borneo and Surat: </text:span><text:span text:style-name="T1">Gosfright </text:span><text:span text:style-name="Body_20_text_20__28_2_29__20__2b__20_Bold">‘India’: </text:span><text:span text:style-name="T1">Tuscan </text:span><text:span text:style-name="Body_20_text_20__28_2_29__20__2b__20_Bold">Gibraltar: </text:span><text:span text:style-name="T1">Industry</text:span></text:p>
        <text:h text:style-name="P439" text:outline-level="5"><text:bookmark-start text:name="bookmark115"/><text:span text:style-name="T1">1700/1</text:span><text:bookmark-end text:name="bookmark115"/></text:h>
        <text:p text:style-name="P270"><text:span text:style-name="Body_20_text_20__28_2_29__20__2b__20_Bold">Batavia and China: </text:span><text:span text:style-name="T1">Seaford, Neptune (1)</text:span></text:p>
        <text:p text:style-name="P165"><text:span text:style-name="T1">Bengal: Bengal Merchant (2), Degrave, Josiah</text:span></text:p>
        <text:list xml:id="list1418348136" text:style-name="WWNum11">
          <text:list-item>
            <text:p text:style-name="P170"><text:span text:style-name="T1">, Rising Eagle, Sidney, Streatham (1), Upton</text:span></text:p>
          </text:list-item>
        </text:list>
        <text:p text:style-name="P164"><text:span text:style-name="T1">Benkulen: John &amp; Mary Bombay: Heme (1), Loyal Bliss China: Dashwood, Marlborough (1), Northumberland (1)</text:span></text:p>
        <text:p text:style-name="P112"><text:span text:style-name="T1">China and Madras: Loyal Cook, Rising Sun Madras: Advice (4), Bedford (1), Duchess, Hampshire (1)</text:span></text:p>
        <text:p text:style-name="P112"><text:span text:style-name="T1">Madras and Bengal: Katherine (2)</text:span></text:p>
        <text:p text:style-name="P112"><text:span text:style-name="T1">Madras, Bengal and Persia: Phoenix (2) Mokha: Discovery (3)</text:span></text:p>
        <text:p text:style-name="P112"><text:span text:style-name="T1">St Helena and Bombay: Nathaniel (2)</text:span></text:p>
        <text:p text:style-name="P116"><text:span text:style-name="T1">‘India’: Sarah, Susannah</text:span></text:p>
        <text:h text:style-name="P435" text:outline-level="5"><text:bookmark-start text:name="bookmark116"/><text:span text:style-name="T1">1701/2</text:span><text:bookmark-end text:name="bookmark116"/></text:h>
        <text:p text:style-name="P183"><text:span text:style-name="T1">Bengal: Halifax (1), Heme (2), Wentworth Benkulen: Gloucester</text:span></text:p>
        <text:p text:style-name="P183"><text:span text:style-name="T1">Bombay: Howland, Macclesfield (1), Regard Borneo: Edward &amp; Dudley, Leghorn, Panther, Samuel &amp; Anna</text:span></text:p>
        <text:p text:style-name="P183"><text:span text:style-name="T1">China: Aurengzebe, Canterbury, Chambers, Fleet, Union (2)</text:span></text:p>
        <text:p text:style-name="P183"><text:span text:style-name="T1">Madras and Bengal; Colchester Mokha: Arabia Factor Surat: Mary (4)</text:span></text:p>
        <text:p text:style-name="P183"><text:span text:style-name="T1">Surat and China: Catherine (1)</text:span></text:p>
        <text:p text:style-name="P194"><text:span text:style-name="T1">Surat and Goa: Rebow ‘India’: Norris</text:span></text:p>
        <text:h text:style-name="P444" text:outline-level="5"><text:bookmark-start text:name="bookmark117"/><text:span text:style-name="T1">1702/3</text:span><text:bookmark-end text:name="bookmark117"/></text:h>
        <text:p text:style-name="P276"><text:span text:style-name="T1">Benkulen: Queen (1)</text:span></text:p>
        <text:p text:style-name="P276"><text:span text:style-name="T1">Bombay and Persia: Josiah (3)</text:span></text:p>
        <text:p text:style-name="P276"><text:span text:style-name="T1">Borneo: Mary (5), Seaford China and Bengal: Northumberland (1) China and Madras: Sidney China and Mokha: Streatham (1)</text:span></text:p>
        <text:p text:style-name="P276"><text:span text:style-name="T1">China and Surat: Montagu (1)</text:span></text:p>
        <text:p text:style-name="P276"><text:span text:style-name="T1">Madras and Bengal: Duchess, Tavistock (1) St Helena and Benkulen: Anna (1)</text:span></text:p>
        <text:p text:style-name="P279"><text:span text:style-name="T1">Surat: Abingdon ‘India’: Rapier</text:span></text:p>
        <text:h text:style-name="P435" text:outline-level="5"><text:bookmark-start text:name="bookmark118"/><text:span text:style-name="T1">1703/4</text:span><text:bookmark-end text:name="bookmark118"/></text:h>
        <text:p text:style-name="P112"><text:span text:style-name="T1">Benkulen: Dover (1), Loyal Merchant (2) Borneo: Caesar (2), Featherstone China: Kent (2)</text:span></text:p>
        <text:p text:style-name="P112"><text:span text:style-name="T1">China and Bengal: Heme (3)</text:span></text:p>
        <text:p text:style-name="P164"><text:span text:style-name="T1">China, Madras and Bengal: Loyal Cook China and Surat: Eaton Madras and Bengal: Martha (1), Neptune</text:span></text:p>
        <text:list xml:id="list3729594977" text:style-name="WWNum13">
          <text:list-item>
            <text:p text:style-name="P171"><text:span text:style-name="T1">, Scipio</text:span></text:p>
          </text:list-item>
        </text:list>
        <text:p text:style-name="P241"><text:span text:style-name="T1">Mokha: Donegal</text:span></text:p>
        <text:p text:style-name="P248"><text:span text:style-name="T1">Surat, Madras and Bengal: Westmorland</text:span></text:p>
        <text:h text:style-name="P444" text:outline-level="5"><text:bookmark-start text:name="bookmark119"/><text:span text:style-name="T1">1704/5</text:span><text:bookmark-end text:name="bookmark119"/></text:h>
        <text:p text:style-name="P276"><text:span text:style-name="T1">Batavia: Toddington Bengal: Somers Benkulen: Hampshire (1)</text:span></text:p>
        <text:p text:style-name="P276"><text:span text:style-name="T1">Benkulen, Madras and Bengal: Wentworth Bombay: Albemarle, Europe (1), Frederick Borneo: Blenheim, Catharine (2), Jane, Phoenix (2)</text:span></text:p>
        <text:p text:style-name="P276"><text:span text:style-name="T1">China: Loyal Bliss</text:span></text:p>
        <text:p text:style-name="P276"><text:span text:style-name="T1">Madras and Bengal: Fleet, Hester (1)</text:span></text:p>
        <text:p text:style-name="P276"><text:span text:style-name="T1">Mokha and Bombay: Arabia Factor St Helena and Borneo: Panther St Helena, Madras and Benkulen: Nathaniel</text:span></text:p>
        <text:h text:style-name="P472" text:outline-level="5"><text:bookmark-start text:name="bookmark120"/><text:span text:style-name="T1">(</text:span><text:span text:style-name="Heading_20__23_5_20__28_11_29__20__2b__20_Not_20_Bold"><text:span text:style-name="T11">2</text:span></text:span><text:span text:style-name="T1">)</text:span><text:bookmark-end text:name="bookmark120"/></text:h>
        <text:h text:style-name="P444" text:outline-level="5"><text:bookmark-start text:name="bookmark121"/><text:span text:style-name="T1">1705/6</text:span><text:bookmark-end text:name="bookmark121"/></text:h>
        <text:p text:style-name="P276"><text:span text:style-name="T1">Benkulen: Edward &amp; Dudley Bombay: Aurengzebe, Indian Borneo: Carlton China: Oley</text:span></text:p>
        <text:p text:style-name="P276"><text:span text:style-name="T1">Madras and Bengal; Halifax (1), Tankerville Mokha: Liampo</text:span></text:p>
        <text:p text:style-name="P283"><text:span text:style-name="T1">Mokha and Bombay: Bombay (1)</text:span></text:p>
        <text:h text:style-name="P468" text:outline-level="5"><text:bookmark-start text:name="bookmark122"/><text:span text:style-name="T1">1706/7</text:span><text:bookmark-end text:name="bookmark122"/></text:h>
        <text:p text:style-name="P358"><text:span text:style-name="T1">Benkulen: Scipio Borneo: Anna (1)</text:span></text:p>
        <text:p text:style-name="P358"><text:span text:style-name="T1">China: Stringer</text:span></text:p>
        <text:p text:style-name="P358"><text:span text:style-name="T1">China and Madras: Kent (2)</text:span></text:p>
        <text:p text:style-name="P358"><text:span text:style-name="T1">Madras and Bengal: Duchess, Howland,</text:span></text:p>
        <text:p text:style-name="P240"><text:span text:style-name="T1">St George (2)</text:span></text:p>
        <text:p text:style-name="P324"><text:span text:style-name="T1">St Helena and Benkulen: Rochester (2), Northumberland (1)</text:span></text:p>
        <text:h text:style-name="P435" text:outline-level="5"><text:bookmark-start text:name="bookmark123"/><text:span text:style-name="T1">1707/8</text:span><text:bookmark-end text:name="bookmark123"/></text:h>
        <text:p text:style-name="P296"><text:span text:style-name="T1">Bengal: Recovery, Toddington Bengal and Mokha: Donegal Madras: Montagu (1)</text:span></text:p>
        <text:p text:style-name="P276"><text:span text:style-name="T1">Madras and Bengal: Heme (3), Litchfield, Somers, Streatham (1)</text:span></text:p>
        <text:p text:style-name="P276"><text:span text:style-name="T1">Mokha; Herbert (2)</text:span></text:p>
        <text:p text:style-name="P284"><text:span text:style-name="T1">St Helena and Benkulen: Westmorland St Helena, Bombay and Mokha: Fleet Surat: Abingdon, Tavistock (1), Wentworth</text:span></text:p>
        <text:h text:style-name="P470" text:outline-level="5"><text:bookmark-start text:name="bookmark124"/><text:span text:style-name="T1">1708/9</text:span><text:bookmark-end text:name="bookmark124"/></text:h>
        <text:p text:style-name="P363"><text:span text:style-name="T1">Benkulen: Nathaniel (2)</text:span></text:p>
        <text:p text:style-name="P363"><text:span text:style-name="T1">Bombay: Godolphin (1)</text:span></text:p>
        <text:p text:style-name="P359"><text:span text:style-name="T1">Bombay and Benkulen: Carlton China: Loyal Cook</text:span></text:p>
        <text:p text:style-name="P358"><text:span text:style-name="T1">Madras and Bengal: Heathcote (1), Loyal Bliss</text:span></text:p>
        <text:p text:style-name="P285"><text:span text:style-name="T1">Madras, Bengal and China: Halifax (1) Madras and Benkulen: Frederick Surat: New George, Tankerville</text:span></text:p>
        <text:h text:style-name="P452" text:outline-level="5"><text:bookmark-start text:name="bookmark125"/><text:span text:style-name="T1">1709/10</text:span><text:bookmark-end text:name="bookmark125"/></text:h>
        <text:p text:style-name="P130"><text:span text:style-name="T1">Benkulen: Sherborne (1)</text:span></text:p>
        <text:p text:style-name="P130"><text:span text:style-name="T1">China: Rochester (2)</text:span></text:p>
        <text:p text:style-name="P130"><text:span text:style-name="T1">China and Mokha: Stringer</text:span></text:p>
        <text:p text:style-name="P130"><text:span text:style-name="T1">Madras and Bengal: Bouverie, Europe (1),</text:span></text:p>
        <text:p text:style-name="P130"><text:span text:style-name="T1">King William (2), St George (2), Susanna (2)</text:span></text:p>
        <text:p text:style-name="P130"><text:span text:style-name="T1">Mokha: Blenheim</text:span></text:p>
        <text:p text:style-name="P130"><text:span text:style-name="T1">St Helena and Benkulen: Mead</text:span></text:p>
        <text:p text:style-name="P130"><text:span text:style-name="T1">Surat: Catherine (1), Phoenix (2)</text:span></text:p>
        <text:p text:style-name="P131"><text:span text:style-name="T1">Surat and Persia: Duchess</text:span></text:p>
        <text:h text:style-name="P442" text:outline-level="5"><text:bookmark-start text:name="bookmark126"/><text:span text:style-name="T1">1710/1</text:span><text:bookmark-end text:name="bookmark126"/></text:h>
        <text:p text:style-name="P364"><text:span text:style-name="T1">Bombay: Heathcote (1), Litchfield, Montagu</text:span></text:p>
        <text:h text:style-name="P473" text:outline-level="5"><text:bookmark-start text:name="bookmark127"/><text:span text:style-name="T1">(</text:span><text:span text:style-name="Heading_20__23_5_20__28_12_29__20__2b__20_Not_20_Bold"><text:span text:style-name="T11">1</text:span></text:span><text:span text:style-name="T1">)</text:span><text:bookmark-end text:name="bookmark127"/></text:h>
        <text:p text:style-name="P130"><text:span text:style-name="T1">China: Hester (2), Howland</text:span></text:p>
        <text:p text:style-name="P130"><text:span text:style-name="T1">Madras and Bengal: Aurengzebe, Averilla,</text:span></text:p>
        <text:p text:style-name="P130"><text:span text:style-name="T1">Dartmouth, Derby (1)</text:span></text:p>
        <text:p text:style-name="P112"><text:span text:style-name="T1">Madras and Benkulen: Jane Mokha and Bombay: Windsor (1)</text:span></text:p>
        <text:p text:style-name="P118"><text:span text:style-name="T1">St Helena and Benkulen: Thistleworth, Toddington</text:span></text:p>
        <text:h text:style-name="P452" text:outline-level="5"><text:bookmark-start text:name="bookmark128"/><text:span text:style-name="T1">1711/2</text:span><text:bookmark-end text:name="bookmark128"/></text:h>
        <text:p text:style-name="P130"><text:span text:style-name="T1">Bengal: Mary (2)</text:span></text:p>
        <text:p text:style-name="P130"><text:span text:style-name="T1">Benkulen: Success (4)</text:span></text:p>
        <text:p text:style-name="P319"><text:span text:style-name="T1">Bombay and Surat: Blenheim, Grantham (1), Somers</text:span></text:p>
        <text:p text:style-name="P270"><text:span text:style-name="T1">China: Heme (3)</text:span></text:p>
        <text:p text:style-name="P360"><text:span text:style-name="T1">China and Madras: Streatham (1)</text:span></text:p>
        <text:p text:style-name="P396"><text:span text:style-name="T1">Madras and Bengal: Kent (2), Marlborough (2), Recovery</text:span></text:p>
        <text:p text:style-name="P270"><text:span text:style-name="T1">Mokha and Bombay; Nathaniel (2)</text:span></text:p>
        <text:p text:style-name="P271"><text:span text:style-name="T1">St Helena and Benkulen: Abingdon</text:span></text:p>
        <text:h text:style-name="P451" text:outline-level="5"><text:bookmark-start text:name="bookmark129"/><text:span text:style-name="T1">1712/3</text:span><text:bookmark-end text:name="bookmark129"/></text:h>
        <text:p text:style-name="P127"><text:span text:style-name="T1">Bengal: Cardigan Bombay: Duke of Cambridge China: Loyal Bliss</text:span></text:p>
        <text:p text:style-name="P127"><text:span text:style-name="T1">Madras and Bengal: Frederick, Hanover, King William (2)</text:span></text:p>
        <text:p text:style-name="P127"><text:span text:style-name="T1">Mokha and Bombay: Success (3)</text:span></text:p>
        <text:p text:style-name="P127"><text:span text:style-name="T1">St Helena and Benkulen: Susanna (2)</text:span></text:p>
        <text:h text:style-name="P474" text:outline-level="5"><text:bookmark-start text:name="bookmark130"/><text:span text:style-name="T7">1713/4</text:span><text:bookmark-end text:name="bookmark130"/></text:h>
        <text:p text:style-name="P130"><text:span text:style-name="T1">Bengal: St George (2)</text:span></text:p>
        <text:p text:style-name="P112"><text:span text:style-name="T1">Benkulen: Averilla Bombay: Catherine (1), Thistleworth Borneo and Benkulen: Borneo, Eagle (5) China: Hester (2)</text:span></text:p>
        <text:p text:style-name="P118"><text:span text:style-name="T1">Madagascar and Benkulen: Arabella Madras and Bengal: Aurengzebe, Bouverie St Helena and Benkulen: Rochester (2)</text:span></text:p>
        <text:h text:style-name="P452" text:outline-level="5"><text:bookmark-start text:name="bookmark131"/><text:span text:style-name="T1">1714/5</text:span><text:bookmark-end text:name="bookmark131"/></text:h>
        <text:p text:style-name="P130"><text:span text:style-name="T1">Bengal: Derby (1)</text:span></text:p>
        <text:p text:style-name="P112"><text:span text:style-name="T1">Bombay: Queen (2), Stanhope China and Madras: Dartmouth Madras: Kent (2)</text:span></text:p>
        <text:p text:style-name="P112"><text:span text:style-name="T1">Madras and Bengal: Heathcote (1), Mary (6) Mokha and Bombay: Nathaniel (2)</text:span></text:p>
        <text:p text:style-name="P132"><text:span text:style-name="T1">St Helena and Benkulen: Cardonnel</text:span></text:p>
        <text:h text:style-name="P452" text:outline-level="5"><text:bookmark-start text:name="bookmark132"/><text:span text:style-name="T1">1715/6</text:span><text:bookmark-end text:name="bookmark132"/></text:h>
        <text:p text:style-name="P130"><text:span text:style-name="T1">Bengal: Grantham (1)</text:span></text:p>
        <text:p text:style-name="P112"><text:span text:style-name="T1">Bombay: Princess Amelia (1), Samm Borneo: Hester (2)</text:span></text:p>
        <text:p text:style-name="P130"><text:span text:style-name="T1">China: Stringer, Susanna (2)</text:span></text:p>
        <text:p text:style-name="P130"><text:span text:style-name="T1">China and Madras: Marlborough (2)</text:span></text:p>
        <text:p text:style-name="P112"><text:span text:style-name="T1">Madras and Bengal: King George (1), Prince Frederick</text:span></text:p>
        <text:p text:style-name="P289"><text:span text:style-name="T1">Madras and Benkulen: King William (2)</text:span></text:p>
        <text:p text:style-name="P289"><text:span text:style-name="T1">Mokha: British Merchant</text:span></text:p>
        <text:p text:style-name="P290"><text:span text:style-name="T1">St Helena and Benkulen: Catherine (2)</text:span></text:p>
        <text:h text:style-name="P451" text:outline-level="5"><text:bookmark-start text:name="bookmark133"/><text:span text:style-name="T1">1716/7</text:span><text:bookmark-end text:name="bookmark133"/></text:h>
        <text:p text:style-name="P112"><text:span text:style-name="T1">Bengal: Cardigan, Hanover, St George (2) Benkulen: Benjamin (2)</text:span></text:p>
        <text:p text:style-name="P130"><text:span text:style-name="T1">Bombay : Duke of York (1), Morice Borneo: Thistleworth China: Essex (1), Townshend Madras and Bengal: Bouverie, Duke of Cambridge</text:span></text:p>
        <text:p text:style-name="P129"><text:span text:style-name="T1">Mokha and Bombay: Princess Anne St Helena and Benkulen: Success (4)</text:span></text:p>
        <text:h text:style-name="P431" text:outline-level="4"><text:bookmark-start text:name="bookmark134"/><text:span text:style-name="T1">1717/8</text:span><text:bookmark-end text:name="bookmark134"/></text:h>
        <text:p text:style-name="P291"><text:span text:style-name="T1">Bengal: Grantham (1), Heathcote (1) Benkulen: Queen (2)</text:span></text:p>
        <text:p text:style-name="P291"><text:span text:style-name="T1">Bombay: Addison, Dartmouth, Stanhope China: Caernarvon (1), Hertford (1)</text:span></text:p>
        <text:p text:style-name="P291"><text:span text:style-name="T1">Madras: Derby (1)</text:span></text:p>
        <text:p text:style-name="P365"><text:span text:style-name="T1">Madras and Bengal: King George (1), Mary</text:span></text:p>
        <text:h text:style-name="P480" text:outline-level="5"><text:bookmark-start text:name="bookmark135"/><text:span text:style-name="T1">(</text:span><text:span text:style-name="Heading_20__23_5_20__28_14_29__20__2b__20_Not_20_Bold"><text:span text:style-name="T11">6</text:span></text:span><text:span text:style-name="T1">)</text:span><text:bookmark-end text:name="bookmark135"/></text:h>
        <text:p text:style-name="P270"><text:span text:style-name="T1">Mokha: Cardonnel</text:span></text:p>
      </text:section>
      <text:p text:style-name="P544"/>
      <text:section text:style-name="Sect6" text:name="Bereich10">
        <text:p text:style-name="P68"><text:span text:style-name="T1">St Helena and Benkulen; Princess Amelia</text:span></text:p>
        <text:h text:style-name="P481" text:outline-level="5"><text:bookmark-start text:name="bookmark136"/><text:span text:style-name="T1">(</text:span><text:span text:style-name="Heading_20__23_5_20__28_15_29__20__2b__20_Not_20_Bold"><text:span text:style-name="T11">1</text:span></text:span><text:span text:style-name="T1">)</text:span><text:bookmark-end text:name="bookmark136"/></text:h>
        <text:h text:style-name="P435" text:outline-level="5"><text:bookmark-start text:name="bookmark137"/><text:span text:style-name="T1">1718/9</text:span><text:bookmark-end text:name="bookmark137"/></text:h>
        <text:p text:style-name="P303"><text:span text:style-name="Body_20_text_20__28_2_29__20__2b__20_Bold">Bengal: </text:span><text:span text:style-name="T1">Cadogan, Dawsonne, Prince Frederick</text:span></text:p>
        <text:p text:style-name="P112"><text:span text:style-name="Body_20_text_20__28_2_29__20__2b__20_Bold">Bombay: </text:span><text:span text:style-name="T1">Frederick, Hanover</text:span></text:p>
        <text:p text:style-name="P112"><text:span text:style-name="Body_20_text_20__28_2_29__20__2b__20_Bold">Borneo: </text:span><text:span text:style-name="T1">Borneo, Thistleworth</text:span></text:p>
        <text:p text:style-name="P112"><text:span text:style-name="Body_20_text_20__28_2_29__20__2b__20_Bold">China: </text:span><text:span text:style-name="T1">Essex (1), Sunderland</text:span></text:p>
        <text:p text:style-name="P112"><text:span text:style-name="Body_20_text_20__28_2_29__20__2b__20_Bold">Madras: </text:span><text:span text:style-name="T1">King William </text:span><text:span text:style-name="Body_20_text_20__28_2_29__20__2b__20_Bold">(2), </text:span><text:span text:style-name="T1">Marlborough </text:span><text:span text:style-name="Body_20_text_20__28_2_29__20__2b__20_Bold">(2),</text:span></text:p>
        <text:p text:style-name="P112"><text:span text:style-name="T1">Vansittart (1)</text:span></text:p>
        <text:p text:style-name="P25"><text:span text:style-name="T1">Madras and Benkulen: </text:span><text:span text:style-name="Body_20_text_20__28_11_29__20__2b__20_Not_20_Bold"><text:span text:style-name="T11">Godfrey (1)</text:span></text:span></text:p>
        <text:p text:style-name="P25"><text:span text:style-name="T1">Madras and Bombay: </text:span><text:span text:style-name="Body_20_text_20__28_11_29__20__2b__20_Not_20_Bold"><text:span text:style-name="T11">Townshend </text:span></text:span><text:span text:style-name="T1">Mokha: </text:span><text:span text:style-name="Body_20_text_20__28_11_29__20__2b__20_Not_20_Bold"><text:span text:style-name="T11">Susanna (2)</text:span></text:span></text:p>
        <text:p text:style-name="P30"><text:span text:style-name="T1">St Helena and Benkulen: </text:span><text:span text:style-name="Body_20_text_20__28_11_29__20__2b__20_Not_20_Bold"><text:span text:style-name="T11">Craggs</text:span></text:span></text:p>
        <text:h text:style-name="P435" text:outline-level="5"><text:bookmark-start text:name="bookmark138"/><text:span text:style-name="T1">1719/20</text:span><text:bookmark-end text:name="bookmark138"/></text:h>
        <text:p text:style-name="P240"><text:span text:style-name="Body_20_text_20__28_2_29__20__2b__20_Bold">Bengal: </text:span><text:span text:style-name="T1">Cardigan, Duke of York (1)</text:span></text:p>
        <text:p text:style-name="P164"><text:span text:style-name="Body_20_text_20__28_2_29__20__2b__20_Bold">Bombay: </text:span><text:span text:style-name="T1">Cassandra, Chandos (2), Greenwich</text:span></text:p>
        <text:list xml:id="list3414274525" text:style-name="WWNum15">
          <text:list-item>
            <text:p text:style-name="P172"><text:span text:style-name="T1">, London (7), St George (2)</text:span></text:p>
          </text:list-item>
        </text:list>
        <text:p text:style-name="P164"><text:span text:style-name="Body_20_text_20__28_2_29__20__2b__20_Bold">Borneo: </text:span><text:span text:style-name="T1">King George (2)</text:span></text:p>
        <text:p text:style-name="P112"><text:span text:style-name="Body_20_text_20__28_2_29__20__2b__20_Bold">China: </text:span><text:span text:style-name="T1">Caernarvon (1), Montagu (2), Sarum </text:span><text:span text:style-name="Body_20_text_20__28_2_29__20__2b__20_Bold">China and Madras: </text:span><text:span text:style-name="T1">Bridgewater (1)</text:span></text:p>
        <text:p text:style-name="P112"><text:span text:style-name="Body_20_text_20__28_2_29__20__2b__20_Bold">Madras: </text:span><text:span text:style-name="T1">Cardonnel, Mary (6)</text:span></text:p>
        <text:p text:style-name="P112"><text:span text:style-name="Body_20_text_20__28_2_29__20__2b__20_Bold">Madras and Bengal: </text:span><text:span text:style-name="T1">Derby (1), Duke of Cambridge</text:span></text:p>
        <text:p text:style-name="P112"><text:span text:style-name="Body_20_text_20__28_2_29__20__2b__20_Bold">Mokha: </text:span><text:span text:style-name="T1">Princess Anne</text:span></text:p>
        <text:p text:style-name="P30"><text:span text:style-name="T1">St Helena and Madras: </text:span><text:span text:style-name="Body_20_text_20__28_11_29__20__2b__20_Not_20_Bold"><text:span text:style-name="T11">Hertford (1)</text:span></text:span></text:p>
        <text:h text:style-name="P435" text:outline-level="5"><text:bookmark-start text:name="bookmark139"/><text:span text:style-name="T1">1720/1</text:span><text:bookmark-end text:name="bookmark139"/></text:h>
        <text:p text:style-name="P112"><text:span text:style-name="Body_20_text_20__28_2_29__20__2b__20_Bold">Bombay: </text:span><text:span text:style-name="T1">Dawsonne, Goodfellow, Grantham</text:span></text:p>
        <text:list xml:id="list2773492158" text:style-name="WWNum17">
          <text:list-item>
            <text:p text:style-name="P136"><text:span text:style-name="T1">, Stanhope</text:span></text:p>
          </text:list-item>
        </text:list>
        <text:p text:style-name="P112"><text:span text:style-name="Body_20_text_20__28_2_29__20__2b__20_Bold">Bombay and Bengal: </text:span><text:span text:style-name="T1">Addison </text:span><text:span text:style-name="Body_20_text_20__28_2_29__20__2b__20_Bold">Bombay and China: </text:span><text:span text:style-name="T1">King George (1) </text:span><text:span text:style-name="Body_20_text_20__28_2_29__20__2b__20_Bold">Bombay and Madras: </text:span><text:span text:style-name="T1">Dartmouth </text:span><text:span text:style-name="Body_20_text_20__28_2_29__20__2b__20_Bold">Borneo: </text:span><text:span text:style-name="T1">James &amp; Maiy (2), Middlesex (1) </text:span><text:span text:style-name="Body_20_text_20__28_2_29__20__2b__20_Bold">China: </text:span><text:span text:style-name="T1">Cadogan, Frances, Macclesfield (2), Morice</text:span></text:p>
        <text:p text:style-name="P119"><text:span text:style-name="Body_20_text_20__28_2_29__20__2b__20_Bold">Madras and Bengal: </text:span><text:span text:style-name="T1">Heathcote </text:span><text:span text:style-name="Body_20_text_20__28_2_29__20__2b__20_Bold">(2), </text:span><text:span text:style-name="T1">Marlborough (2), Monmouth, Streatham (2) </text:span><text:span text:style-name="Body_20_text_20__28_2_29__20__2b__20_Bold">Mokha: </text:span><text:span text:style-name="T1">Aislabie, Sunderland </text:span><text:span text:style-name="Body_20_text_20__28_2_29__20__2b__20_Bold">St Helena and Benkulen: </text:span><text:span text:style-name="T1">Drake </text:span><text:span text:style-name="Body_20_text_20__28_2_29__20__2b__20_Bold">(1)</text:span></text:p>
        <text:h text:style-name="P444" text:outline-level="5"><text:bookmark-start text:name="bookmark140"/><text:span text:style-name="T1">1721/2</text:span><text:bookmark-end text:name="bookmark140"/></text:h>
        <text:p text:style-name="P276"><text:span text:style-name="Body_20_text_20__28_2_29__20__2b__20_Bold">Bengal: </text:span><text:span text:style-name="T1">Bouverie</text:span></text:p>
        <text:p text:style-name="P276"><text:span text:style-name="Body_20_text_20__28_2_29__20__2b__20_Bold">Bombay: </text:span><text:span text:style-name="T1">Bengal (1), Bombay (2), Fort St George (1), Hanover, Prince Frederick </text:span><text:span text:style-name="Body_20_text_20__28_2_29__20__2b__20_Bold">Borneo: </text:span><text:span text:style-name="T1">Godfrey (1)</text:span></text:p>
        <text:p text:style-name="P276"><text:span text:style-name="T1">China: Eyles, Lyell (1), Princess Amelia (2), Walpole (1)</text:span></text:p>
        <text:p text:style-name="P276"><text:span text:style-name="Body_20_text_20__28_2_29__20__2b__20_Bold">Madras: </text:span><text:span text:style-name="T1">Devonshire (1), Enfield, Nightingale </text:span><text:span text:style-name="Body_20_text_20__28_2_29__20__2b__20_Bold">Madras and Bengal: </text:span><text:span text:style-name="T1">Fordwich</text:span></text:p>
        <text:p text:style-name="P286"><text:span text:style-name="Body_20_text_20__28_2_29__20__2b__20_Bold">Mokha: </text:span><text:span text:style-name="T1">Caesar (3), Townshend </text:span><text:span text:style-name="Body_20_text_20__28_2_29__20__2b__20_Bold">St Helena and Bengal: </text:span><text:span text:style-name="T1">Lethieullier</text:span></text:p>
        <text:h text:style-name="P447" text:outline-level="5"><text:bookmark-start text:name="bookmark141"/><text:span text:style-name="T1">1722/3</text:span><text:bookmark-end text:name="bookmark141"/></text:h>
        <text:p text:style-name="P25"><text:span text:style-name="T1">Bengal: </text:span><text:span text:style-name="Body_20_text_20__28_11_29__20__2b__20_Not_20_Bold"><text:span text:style-name="T11">Sarum</text:span></text:span></text:p>
        <text:p text:style-name="P112"><text:span text:style-name="Body_20_text_20__28_2_29__20__2b__20_Bold">Benkulen: </text:span><text:span text:style-name="T1">Swallowfield</text:span></text:p>
        <text:p text:style-name="P112"><text:span text:style-name="Body_20_text_20__28_2_29__20__2b__20_Bold">Bombay: </text:span><text:span text:style-name="T1">Compton, Duke of York (1)</text:span></text:p>
        <text:p text:style-name="P112"><text:span text:style-name="Body_20_text_20__28_2_29__20__2b__20_Bold">China: </text:span><text:span text:style-name="T1">Hertford </text:span><text:span text:style-name="Body_20_text_20__28_2_29__20__2b__20_Bold">(2), </text:span><text:span text:style-name="T1">Montagu </text:span><text:span text:style-name="Body_20_text_20__28_2_29__20__2b__20_Bold">(2), </text:span><text:span text:style-name="T1">Princess Anne</text:span></text:p>
        <text:p text:style-name="P112"><text:span text:style-name="Body_20_text_20__28_2_29__20__2b__20_Bold">China and Bombay: </text:span><text:span text:style-name="T1">Duke of Cambridge </text:span><text:span text:style-name="Body_20_text_20__28_2_29__20__2b__20_Bold">Madras: </text:span><text:span text:style-name="T1">Caernarvon (1)</text:span></text:p>
        <text:p text:style-name="P112"><text:span text:style-name="Body_20_text_20__28_2_29__20__2b__20_Bold">Madras and Bengal: </text:span><text:span text:style-name="T1">Bridgewater (1), Cardigan, Derby (2), Maiy (7)</text:span></text:p>
        <text:p text:style-name="P119"><text:span text:style-name="Body_20_text_20__28_2_29__20__2b__20_Bold">Mokha: </text:span><text:span text:style-name="T1">Barrington, Craggs, Prince Augustus </text:span><text:span text:style-name="Body_20_text_20__28_2_29__20__2b__20_Bold">St Helena, Madras and Bengal: </text:span><text:span text:style-name="T1">Essex (1)</text:span></text:p>
        <text:h text:style-name="P444" text:outline-level="5"><text:bookmark-start text:name="bookmark142"/><text:span text:style-name="T1">1723/4</text:span><text:bookmark-end text:name="bookmark142"/></text:h>
        <text:p text:style-name="P276"><text:span text:style-name="Body_20_text_20__28_2_29__20__2b__20_Bold">Bengal: </text:span><text:span text:style-name="T1">Aislabie, Frances, Streatham </text:span><text:span text:style-name="Body_20_text_20__28_2_29__20__2b__20_Bold">(2) Bombay: </text:span><text:span text:style-name="T1">Cadogan, Morice </text:span><text:span text:style-name="Body_20_text_20__28_2_29__20__2b__20_Bold">Borneo, China and Mokha: </text:span><text:span text:style-name="T1">Princess Amelia</text:span></text:p>
        <text:h text:style-name="P482" text:outline-level="5"><text:bookmark-start text:name="bookmark143"/><text:span text:style-name="T1">(</text:span><text:span text:style-name="Heading_20__23_5_20__28_16_29__20__2b__20_8.5_20_pt_2c_Not_20_Bold"><text:span text:style-name="T11">1</text:span></text:span><text:span text:style-name="T1">)</text:span><text:bookmark-end text:name="bookmark143"/></text:h>
        <text:p text:style-name="P68"><text:span text:style-name="T1">China and Madras: </text:span><text:span text:style-name="Body_20_text_20__28_11_29__20__2b__20_Not_20_Bold"><text:span text:style-name="T11">Macclesfield (2)</text:span></text:span></text:p>
        <text:p text:style-name="P276"><text:span text:style-name="Body_20_text_20__28_2_29__20__2b__20_Bold">Madras and Bengal: </text:span><text:span text:style-name="T1">Heathcote (2), Sunderland</text:span></text:p>
        <text:p text:style-name="P68"><text:span text:style-name="T1">Madras, Bengal and Bombay: </text:span><text:span text:style-name="Body_20_text_20__28_11_29__20__2b__20_Not_20_Bold"><text:span text:style-name="T11">Monmouth </text:span></text:span><text:span text:style-name="T1">Mokha and Bombay: </text:span><text:span text:style-name="Body_20_text_20__28_11_29__20__2b__20_Not_20_Bold"><text:span text:style-name="T11">Greenwich (1), London </text:span></text:span><text:span text:style-name="Body_20_text_20__28_11_29__20__2b__20_9_20_pt"><text:span text:style-name="T8">(7)</text:span></text:span></text:p>
        <text:p text:style-name="P69"><text:span text:style-name="T1">St Helena and Benkulen: </text:span><text:span text:style-name="Body_20_text_20__28_11_29__20__2b__20_Not_20_Bold"><text:span text:style-name="T11">James &amp; Mary </text:span></text:span><text:span text:style-name="T1">(2)</text:span></text:p>
        <text:h text:style-name="P444" text:outline-level="5"><text:bookmark-start text:name="bookmark144"/><text:span text:style-name="T1">1724/5</text:span><text:bookmark-end text:name="bookmark144"/></text:h>
        <text:p text:style-name="P276"><text:span text:style-name="Body_20_text_20__28_2_29__20__2b__20_Bold">Bengal: </text:span><text:span text:style-name="T1">Lyell (1)</text:span></text:p>
        <text:p text:style-name="P276"><text:span text:style-name="Body_20_text_20__28_2_29__20__2b__20_Bold">Bombay: </text:span><text:span text:style-name="T1">Devonshire (1), Windham (1) </text:span><text:span text:style-name="Body_20_text_20__28_2_29__20__2b__20_Bold">China: </text:span><text:span text:style-name="T1">Caesar (3), Houghton (1)</text:span></text:p>
        <text:p text:style-name="P276"><text:span text:style-name="Body_20_text_20__28_2_29__20__2b__20_Bold">Madras and Bengal: </text:span><text:span text:style-name="T1">Enfield, Eyles, Fordwich, Lynn (1), Marlborough (3) </text:span><text:span text:style-name="Body_20_text_20__28_2_29__20__2b__20_Bold">Mokha: </text:span><text:span text:style-name="T1">Drake (1)</text:span></text:p>
        <text:p text:style-name="P70"><text:span text:style-name="T1">St Helena and Benkulen: </text:span><text:span text:style-name="Body_20_text_20__28_11_29__20__2b__20_Not_20_Bold"><text:span text:style-name="T11">Grantham </text:span></text:span><text:span text:style-name="T1">(2)</text:span></text:p>
        <text:h text:style-name="P468" text:outline-level="5"><text:bookmark-start text:name="bookmark145"/><text:span text:style-name="T1">1725/6</text:span><text:bookmark-end text:name="bookmark145"/></text:h>
        <text:p text:style-name="P358"><text:span text:style-name="Body_20_text_20__28_2_29__20__2b__20_Bold">Bengal: </text:span><text:span text:style-name="T1">Sarum </text:span><text:span text:style-name="Body_20_text_20__28_2_29__20__2b__20_Bold">Bombay: </text:span><text:span text:style-name="T1">Stanhope </text:span><text:span text:style-name="Body_20_text_20__28_2_29__20__2b__20_Bold">China: </text:span><text:span text:style-name="T1">Townshend</text:span></text:p>
        <text:p text:style-name="P358"><text:span text:style-name="Body_20_text_20__28_2_29__20__2b__20_Bold">Madras and Bengal: </text:span><text:span text:style-name="T1">Craggs, Dawsonne, Derby (2), Essex (1), King George (1), Mary (7), Middlesex (1)</text:span></text:p>
        <text:p text:style-name="P75"><text:span text:style-name="T1">Mokha and Bombay: </text:span><text:span text:style-name="Body_20_text_20__28_11_29__20__2b__20_Not_20_Bold"><text:span text:style-name="T11">Barrington </text:span></text:span><text:span text:style-name="T1">St Helena and Benkulen: </text:span><text:span text:style-name="Body_20_text_20__28_11_29__20__2b__20_Not_20_Bold"><text:span text:style-name="T11">Caernarvon </text:span></text:span><text:span text:style-name="T1">(1)</text:span></text:p>
        <text:h text:style-name="P435" text:outline-level="5"><text:bookmark-start text:name="bookmark146"/><text:span text:style-name="T1">1726/7</text:span><text:bookmark-end text:name="bookmark146"/></text:h>
        <text:p text:style-name="P112"><text:span text:style-name="Body_20_text_20__28_2_29__20__2b__20_Bold">Bengal: </text:span><text:span text:style-name="T1">Bridgewater (1), Hertford (2) </text:span><text:span text:style-name="Body_20_text_20__28_2_29__20__2b__20_Bold">Bengal and Mokha: </text:span><text:span text:style-name="T1">Walpole (1)</text:span></text:p>
        <text:p text:style-name="P184"><text:span text:style-name="Body_20_text_20__28_2_29__20__2b__20_Bold">Bombay: </text:span><text:span text:style-name="T1">Duke of Cumberland (1)</text:span></text:p>
        <text:p text:style-name="P183"><text:span text:style-name="Body_20_text_20__28_2_29__20__2b__20_Bold">China: </text:span><text:span text:style-name="T1">Prince Augustus </text:span><text:span text:style-name="Body_20_text_20__28_2_29__20__2b__20_Bold">Madras and Bengal: </text:span><text:span text:style-name="T1">Heathcote (2), Lethieullier, London (7), Montagu (2), Princess of Wales (1), Prince William (1) </text:span><text:span text:style-name="Body_20_text_20__28_2_29__20__2b__20_Bold">St Helena: </text:span><text:span text:style-name="T1">India</text:span></text:p>
        <text:p text:style-name="P53"><text:span text:style-name="T1">St Helena and Benkulen: </text:span><text:span text:style-name="Body_20_text_20__28_11_29__20__2b__20_Not_20_Bold"><text:span text:style-name="T11">Princess Anne</text:span></text:span></text:p>
        <text:h text:style-name="P435" text:outline-level="5"><text:bookmark-start text:name="bookmark147"/><text:span text:style-name="T1">1727/8</text:span><text:bookmark-end text:name="bookmark147"/></text:h>
        <text:p text:style-name="P65"><text:span text:style-name="T1">Bengal and Mokha: </text:span><text:span text:style-name="Body_20_text_20__28_11_29__20__2b__20_Not_20_Bold"><text:span text:style-name="T11">Compton </text:span></text:span><text:span text:style-name="T1">Bombay: </text:span><text:span text:style-name="Body_20_text_20__28_11_29__20__2b__20_Not_20_Bold"><text:span text:style-name="T11">Okham</text:span></text:span></text:p>
        <text:p text:style-name="P240"><text:span text:style-name="Body_20_text_20__28_2_29__20__2b__20_Bold">China: </text:span><text:span text:style-name="T1">Caesar (3), Harrison, Macclesfield (2),</text:span></text:p>
        <text:p text:style-name="P240"><text:span text:style-name="T1">Sunderland</text:span></text:p>
        <text:p text:style-name="P7"><text:span text:style-name="T1">Madras: </text:span><text:span text:style-name="Body_20_text_20__28_11_29__20__2b__20_Not_20_Bold"><text:span text:style-name="T11">Frances</text:span></text:span></text:p>
        <text:p text:style-name="P318"><text:span text:style-name="Body_20_text_20__28_2_29__20__2b__20_Bold">Madras and Bengal: </text:span><text:span text:style-name="T1">Aislabie, George (3), Streatham (2)</text:span></text:p>
        <text:p text:style-name="P240"><text:span text:style-name="Body_20_text_20__28_2_29__20__2b__20_Bold">Mokha: </text:span><text:span text:style-name="T1">Prince Frederick</text:span></text:p>
        <text:p text:style-name="P89"><text:span text:style-name="T1">St Helena and Benkulen: James &amp; Mary (2)</text:span></text:p>
        <text:h text:style-name="P447" text:outline-level="5"><text:bookmark-start text:name="bookmark148"/><text:span text:style-name="T1">1728/9</text:span><text:bookmark-end text:name="bookmark148"/></text:h>
        <text:p text:style-name="P112"><text:span text:style-name="Body_20_text_20__28_2_29__20__2b__20_Bold">Bengal: </text:span><text:span text:style-name="T1">Fordwich, Marlborough (3) </text:span><text:span text:style-name="Body_20_text_20__28_2_29__20__2b__20_Bold">Bombay: </text:span><text:span text:style-name="T1">Windham (1)</text:span></text:p>
        <text:p text:style-name="P112"><text:span text:style-name="T1">China: Enfield, Houghton (1), Lynn (1), Monmouth</text:span></text:p>
        <text:p text:style-name="P112"><text:span text:style-name="Body_20_text_20__28_2_29__20__2b__20_Bold">Madras: </text:span><text:span text:style-name="T1">Duke of York (1)</text:span></text:p>
        <text:p text:style-name="P112"><text:span text:style-name="Body_20_text_20__28_2_29__20__2b__20_Bold">Madras and Bengal: </text:span><text:span text:style-name="T1">Drake (1), Eyles, Grantham (2), Greenwich (1)</text:span></text:p>
        <text:p text:style-name="P25"><text:span text:style-name="T1">Madras, Bengal and Bombay; </text:span><text:span text:style-name="Body_20_text_20__28_11_29__20__2b__20_Not_20_Bold"><text:span text:style-name="T11">Princess Caroline</text:span></text:span></text:p>
        <text:p text:style-name="P7"><text:span text:style-name="T1">Mokha and Bombay: </text:span><text:span text:style-name="Body_20_text_20__28_11_29__20__2b__20_Not_20_Bold"><text:span text:style-name="T11">Morice</text:span></text:span></text:p>
        <text:p text:style-name="P89"><text:span text:style-name="T1">St Helena and Benkulen: Cadogan</text:span></text:p>
        <text:h text:style-name="P453" text:outline-level="5"><text:bookmark-start text:name="bookmark149"/><text:span text:style-name="T1">1729/30</text:span><text:bookmark-end text:name="bookmark149"/></text:h>
        <text:p text:style-name="P133"><text:span text:style-name="Body_20_text_20__28_2_29__20__2b__20_Bold">Bengal: </text:span><text:span text:style-name="T1">Middlesex (1)</text:span></text:p>
        <text:p text:style-name="P133"><text:span text:style-name="Body_20_text_20__28_2_29__20__2b__20_Bold">Bengal and Bombay </text:span><text:span text:style-name="T1">: Prince of Wales (1) Bombay: Lethieullier, Prince William (1) China: Devonshire (1), Lyell (1), Prince Augustus, Princess of Wales (1)</text:span></text:p>
        <text:p text:style-name="P134"><text:span text:style-name="T1">China and Bombay: King George (3) </text:span><text:span text:style-name="Body_20_text_20__28_2_29__20__2b__20_Bold">Madras and Bengal: </text:span><text:span text:style-name="T1">Bridgewater (1), Craggs, Dawsonne, Derby (2), Maiy (7) </text:span><text:span text:style-name="Body_20_text_20__28_2_29__20__2b__20_Bold">Madras, Bengal and Bombay: </text:span><text:span text:style-name="T1">London (7) </text:span><text:span text:style-name="Body_20_text_20__28_2_29__20__2b__20_Bold">Mokha: </text:span><text:span text:style-name="T1">Barrington St Helena and Benkulen: Montagu (2)</text:span></text:p>
        <text:h text:style-name="P453" text:outline-level="5"><text:bookmark-start text:name="bookmark150"/><text:span text:style-name="T1">1730/1</text:span><text:bookmark-end text:name="bookmark150"/></text:h>
        <text:p text:style-name="P133"><text:span text:style-name="T1">Bombay: Streatham (2), Okham China: Caesar (3), Hertford (2), Harrison, Macclesfield (2)</text:span></text:p>
        <text:p text:style-name="P320"><text:span text:style-name="Body_20_text_20__28_2_29__20__2b__20_Bold">Madras and Bengal: </text:span><text:span text:style-name="T1">Aislabie, Duke of Cumberland (1), Frances, George (3), Walpole</text:span></text:p>
        <text:h text:style-name="P483" text:outline-level="5"><text:bookmark-start text:name="bookmark151"/><text:span text:style-name="T1">(1)</text:span><text:bookmark-end text:name="bookmark151"/></text:h>
        <text:p text:style-name="P8"><text:span text:style-name="T1">Mokha and Bombay: </text:span><text:span text:style-name="Body_20_text_20__28_11_29__20__2b__20_Not_20_Bold"><text:span text:style-name="T11">Heathcote (2)</text:span></text:span></text:p>
        <text:p text:style-name="P90"><text:span text:style-name="T1">St Helena and Benkulen: James &amp; Mary (2)</text:span></text:p>
        <text:h text:style-name="P435" text:outline-level="5"><text:bookmark-start text:name="bookmark152"/><text:span text:style-name="T1">1731/2</text:span><text:bookmark-end text:name="bookmark152"/></text:h>
        <text:p text:style-name="P354"><text:span text:style-name="T1">Bombay: Greenwich (1), Marlborough (4), Mary (7)</text:span></text:p>
        <text:p text:style-name="P343"><text:span text:style-name="T1">China: Compton, Lynn (1), Richmond (1) </text:span><text:span text:style-name="Body_20_text_20__28_2_29__20__2b__20_Bold">Madras and Bengal: </text:span><text:span text:style-name="T1">Duke of Lorraine, Eyles, Grantham (2), Nassau (2), Prince of Orange</text:span></text:p>
        <text:h text:style-name="P484" text:outline-level="5"><text:bookmark-start text:name="bookmark153"/><text:span text:style-name="T1">(1)</text:span><text:bookmark-end text:name="bookmark153"/></text:h>
        <text:p text:style-name="P91"><text:span text:style-name="T1">Madras, Bengal and Mokha: Bedford (2)</text:span></text:p>
        <text:p text:style-name="P68"><text:span text:style-name="T1">Madras and China: </text:span><text:span text:style-name="Body_20_text_20__28_11_29__20__2b__20_Not_20_Bold"><text:span text:style-name="T11">Windham (1)</text:span></text:span></text:p>
        <text:p text:style-name="P276"><text:span text:style-name="Body_20_text_20__28_2_29__20__2b__20_Bold">Mokha and Bombay: </text:span><text:span text:style-name="T1">Houghton (1), Monmouth</text:span></text:p>
        <text:p text:style-name="P11"><text:span text:style-name="T1">St Helena and Benkulen: </text:span><text:span text:style-name="Body_20_text_20__28_11_29__20__2b__20_Not_20_Bold"><text:span text:style-name="T11">Enfield</text:span></text:span></text:p>
        <text:h text:style-name="P444" text:outline-level="5"><text:bookmark-start text:name="bookmark154"/><text:span text:style-name="T1">1732/3</text:span><text:bookmark-end text:name="bookmark154"/></text:h>
        <text:p text:style-name="P68"><text:span text:style-name="T1">Bengal, Bombay and Madras: </text:span><text:span text:style-name="Body_20_text_20__28_11_29__20__2b__20_Not_20_Bold"><text:span text:style-name="T11">Royal Guardian</text:span></text:span></text:p>
        <text:p text:style-name="P112"><text:span text:style-name="T1">Bombay: Heathcote (1), Newcastle, Princess of Wales (1)</text:span></text:p>
        <text:p text:style-name="P112"><text:span text:style-name="Body_20_text_20__28_2_29__20__2b__20_Bold">Madras: </text:span><text:span text:style-name="T1">Lethieullier</text:span></text:p>
        <text:p text:style-name="P112"><text:span text:style-name="Body_20_text_20__28_2_29__20__2b__20_Bold">Madras and Bengal: </text:span><text:span text:style-name="T1">Britannia (1), Decker, Devonshire (1), Normanton </text:span><text:span text:style-name="Body_20_text_20__28_2_29__20__2b__20_Bold">Madras and China: </text:span><text:span text:style-name="T1">Prince Augustus Mokha and Bombay: Prince William (1)</text:span></text:p>
        <text:p text:style-name="P31"><text:span text:style-name="T1">St Helena and Benkulen: </text:span><text:span text:style-name="Body_20_text_20__28_11_29__20__2b__20_Not_20_Bold"><text:span text:style-name="T11">Harrington</text:span></text:span></text:p>
        <text:h text:style-name="P447" text:outline-level="5"><text:bookmark-start text:name="bookmark155"/><text:span text:style-name="T1">1733/4</text:span><text:bookmark-end text:name="bookmark155"/></text:h>
        <text:p text:style-name="P112"><text:span text:style-name="T1">Bengal: Drake (1), Montagu (3), Okham Bombay: King William (3), Middlesex (1), Wilmington</text:span></text:p>
        <text:p text:style-name="P133"><text:span text:style-name="Body_20_text_20__28_2_29__20__2b__20_Bold">China: </text:span><text:span text:style-name="T1">Grafton, Harrison </text:span><text:span text:style-name="Body_20_text_20__28_2_29__20__2b__20_Bold">Madagascar and Benkulen: </text:span><text:span text:style-name="T1">Hertford (2) </text:span><text:span text:style-name="Body_20_text_20__28_2_29__20__2b__20_Bold">Madras and Bengal: </text:span><text:span text:style-name="T1">Duke of Dorset (1), George (3), Princess Royal (1)</text:span></text:p>
        <text:p text:style-name="P42"><text:span text:style-name="T1">Mokha and Bombay: </text:span><text:span text:style-name="Body_20_text_20__28_11_29__20__2b__20_Not_20_Bold"><text:span text:style-name="T11">Princess Louisa </text:span></text:span><text:span text:style-name="T1">St Helena and Benkulen: </text:span><text:span text:style-name="Body_20_text_20__28_11_29__20__2b__20_Not_20_Bold"><text:span text:style-name="T11">Lyell (2)</text:span></text:span></text:p>
        <text:h text:style-name="P453" text:outline-level="5"><text:bookmark-start text:name="bookmark156"/><text:span text:style-name="T1">1734/5</text:span><text:bookmark-end text:name="bookmark156"/></text:h>
        <text:p text:style-name="P43"><text:span text:style-name="T1">Benkulen and Madras: </text:span><text:span text:style-name="Body_20_text_20__28_11_29__20__2b__20_Not_20_Bold"><text:span text:style-name="T11">Nassau (2)</text:span></text:span></text:p>
        <text:p text:style-name="P133"><text:span text:style-name="T1">Bombay: Derby (2), Scarborough (1)</text:span></text:p>
        <text:p text:style-name="P133"><text:span text:style-name="Body_20_text_20__28_2_29__20__2b__20_Bold">China: </text:span><text:span text:style-name="T1">Houghton (1), London (8)</text:span></text:p>
        <text:p text:style-name="P43"><text:span text:style-name="T1">China and Bombay: </text:span><text:span text:style-name="Body_20_text_20__28_11_29__20__2b__20_Not_20_Bold"><text:span text:style-name="T11">Richmond (1)</text:span></text:span></text:p>
        <text:p text:style-name="P133"><text:span text:style-name="Body_20_text_20__28_2_29__20__2b__20_Bold">Madras: </text:span><text:span text:style-name="T1">Prince of Orange (1)</text:span></text:p>
        <text:p text:style-name="P133"><text:span text:style-name="Body_20_text_20__28_2_29__20__2b__20_Bold">Madras and Bengal: </text:span><text:span text:style-name="T1">Beaufort (2), Godolphin</text:span></text:p>
        <text:list xml:id="list2333863264" text:style-name="WWNum19">
          <text:list-item>
            <text:p text:style-name="P137"><text:span text:style-name="T1">, Marlborough (4), Onslow (1), Wager (1) </text:span><text:span text:style-name="Body_20_text_20__28_2_29__20__2b__20_Bold">Mokha: </text:span><text:span text:style-name="T1">Queen Caroline </text:span><text:span text:style-name="Body_20_text_20__28_2_29__20__2b__20_Bold">St Helena and Benkulen: </text:span><text:span text:style-name="T1">Duke of Cumberland (1)</text:span></text:p>
          </text:list-item>
        </text:list>
        <text:h text:style-name="P449" text:outline-level="5"><text:bookmark-start text:name="bookmark157"/><text:span text:style-name="T1">1735/6</text:span><text:bookmark-end text:name="bookmark157"/></text:h>
        <text:p text:style-name="P112"><text:span text:style-name="Body_20_text_20__28_2_29__20__2b__20_Bold">Bengal: </text:span><text:span text:style-name="T1">Halifax (2)</text:span></text:p>
        <text:p text:style-name="P112"><text:span text:style-name="Body_20_text_20__28_2_29__20__2b__20_Bold">Bengal and Benkulen: </text:span><text:span text:style-name="T1">Compton </text:span><text:span text:style-name="Body_20_text_20__28_2_29__20__2b__20_Bold">Bombay: </text:span><text:span text:style-name="T1">Lynn (1), Windham (1)</text:span></text:p>
        <text:p text:style-name="P112"><text:span text:style-name="Body_20_text_20__28_2_29__20__2b__20_Bold">Bombay and Bengal: </text:span><text:span text:style-name="T1">Harrington </text:span><text:span text:style-name="Body_20_text_20__28_2_29__20__2b__20_Bold">China: </text:span><text:span text:style-name="T1">Normanton, Princess of Wales (1), Walpole (1)</text:span></text:p>
        <text:p text:style-name="P112"><text:span text:style-name="Body_20_text_20__28_2_29__20__2b__20_Bold">Madras: </text:span><text:span text:style-name="T1">Haeslingfield, Prince William (1) </text:span><text:span text:style-name="Body_20_text_20__28_2_29__20__2b__20_Bold">Madras and Bengal: </text:span><text:span text:style-name="T1">Grantham (2), Pelham</text:span></text:p>
        <text:list xml:id="list135130525328530" text:continue-numbering="true" text:style-name="WWNum19">
          <text:list-item>
            <text:p text:style-name="P138"><text:span text:style-name="T1">, Shaftesbury (1)</text:span></text:p>
          </text:list-item>
        </text:list>
        <text:p text:style-name="P25"><text:span text:style-name="T1">Madras, Bengal and Bombay: </text:span><text:span text:style-name="Body_20_text_20__28_11_29__20__2b__20_Not_20_Bold"><text:span text:style-name="T11">Defence (4) </text:span></text:span><text:span text:style-name="T1">Mokha and Bombay: </text:span><text:span text:style-name="Body_20_text_20__28_11_29__20__2b__20_Not_20_Bold"><text:span text:style-name="T11">Britannia (1)</text:span></text:span></text:p>
        <text:p text:style-name="P29"><text:span text:style-name="T1">St Helena and Benkulen: </text:span><text:span text:style-name="Body_20_text_20__28_11_29__20__2b__20_Not_20_Bold"><text:span text:style-name="T11">Duke of Lorraine</text:span></text:span></text:p>
        <text:h text:style-name="P447" text:outline-level="5"><text:bookmark-start text:name="bookmark158"/><text:span text:style-name="T1">1736/7</text:span><text:bookmark-end text:name="bookmark158"/></text:h>
        <text:p text:style-name="P112"><text:span text:style-name="Body_20_text_20__28_2_29__20__2b__20_Bold">Bengal and Bombay; </text:span><text:span text:style-name="T1">Grafton, Newcastle </text:span><text:span text:style-name="Body_20_text_20__28_2_29__20__2b__20_Bold">Bombay: </text:span><text:span text:style-name="T1">Heathcote (3)</text:span></text:p>
        <text:p text:style-name="P112"><text:span text:style-name="Body_20_text_20__28_2_29__20__2b__20_Bold">Bombay and Bengal: </text:span><text:span text:style-name="T1">Decker </text:span><text:span text:style-name="Body_20_text_20__28_2_29__20__2b__20_Bold">Bombay and Madras: </text:span><text:span text:style-name="T1">Wilmington </text:span><text:span text:style-name="Body_20_text_20__28_2_29__20__2b__20_Bold">China: </text:span><text:span text:style-name="T1">Harrison, Sussex, Winchester </text:span><text:span text:style-name="Body_20_text_20__28_2_29__20__2b__20_Bold">Madras: </text:span><text:span text:style-name="T1">Nottingham (1)</text:span></text:p>
        <text:p text:style-name="P112"><text:span text:style-name="Body_20_text_20__28_2_29__20__2b__20_Bold">Madras and Bengal; </text:span><text:span text:style-name="T1">Bedford (2), Devonshire</text:span></text:p>
        <text:list text:style-name="WWNum21">
          <text:list-item>
            <text:p text:style-name="P139"><text:span text:style-name="T1">, Duke of Dorset (1), Lyell (2), Princess Louisa</text:span></text:p>
          </text:list-item>
        </text:list>
        <text:p text:style-name="P25"><text:span text:style-name="T1">Madras and China: </text:span><text:span text:style-name="Body_20_text_20__28_11_29__20__2b__20_Not_20_Bold"><text:span text:style-name="T11">Royal Guardian </text:span></text:span><text:span text:style-name="T1">Mokha and Bombay: </text:span><text:span text:style-name="Body_20_text_20__28_11_29__20__2b__20_Not_20_Bold"><text:span text:style-name="T11">Montagu (3)</text:span></text:span></text:p>
        <text:p text:style-name="P29"><text:span text:style-name="Body_20_text_20__28_11_29__20__2b__20_Not_20_Bold"><text:span text:style-name="T11">St </text:span></text:span><text:span text:style-name="T1">Helena and Benkulen: </text:span><text:span text:style-name="Body_20_text_20__28_11_29__20__2b__20_Not_20_Bold"><text:span text:style-name="T11">George </text:span></text:span><text:span text:style-name="Body_20_text_20__28_11_29__20__2b__20_9_20_pt"><text:span text:style-name="T8">(3)</text:span></text:span></text:p>
        <text:h text:style-name="P447" text:outline-level="5"><text:bookmark-start text:name="bookmark159"/><text:span text:style-name="T1">1737/8</text:span><text:bookmark-end text:name="bookmark159"/></text:h>
        <text:p text:style-name="P112"><text:span text:style-name="Body_20_text_20__28_2_29__20__2b__20_Bold">Bengal: </text:span><text:span text:style-name="T1">Duke of Cumberland (1)</text:span></text:p>
        <text:p text:style-name="P112"><text:span text:style-name="Body_20_text_20__28_2_29__20__2b__20_Bold">Benkulen; </text:span><text:span text:style-name="T1">Marlborough (4)</text:span></text:p>
        <text:p text:style-name="P25"><text:span text:style-name="T1">Bombay: </text:span><text:span text:style-name="Body_20_text_20__28_11_29__20__2b__20_Not_20_Bold"><text:span text:style-name="T11">Nassau </text:span></text:span><text:span text:style-name="T1">(2), </text:span><text:span text:style-name="Body_20_text_20__28_11_29__20__2b__20_Not_20_Bold"><text:span text:style-name="T11">Onslow </text:span></text:span><text:span text:style-name="T1">(1)</text:span></text:p>
        <text:p text:style-name="P112"><text:span text:style-name="Body_20_text_20__28_2_29__20__2b__20_Bold">Bombay, Madras and Bengal: </text:span><text:span text:style-name="T1">Anglesey </text:span><text:span text:style-name="Body_20_text_20__28_2_29__20__2b__20_Bold">Borneo and China: </text:span><text:span text:style-name="T1">Prince of Wales (2) </text:span><text:span text:style-name="Body_20_text_20__28_2_29__20__2b__20_Bold">China: </text:span><text:span text:style-name="T1">London (8), Prince of Orange (1), Princess Royal (1)</text:span></text:p>
        <text:p text:style-name="P25"><text:span text:style-name="T1">Madagascar, Bombay and Bengal; </text:span><text:span text:style-name="Body_20_text_20__28_11_29__20__2b__20_Not_20_Bold"><text:span text:style-name="T11">Resolution (2)</text:span></text:span></text:p>
        <text:p text:style-name="P112"><text:span text:style-name="Body_20_text_20__28_2_29__20__2b__20_Bold">Madras: </text:span><text:span text:style-name="T1">Beaufort (2)</text:span></text:p>
        <text:p text:style-name="P25"><text:span text:style-name="T1">Madras and Bengal: </text:span><text:span text:style-name="Body_20_text_20__28_11_29__20__2b__20_Not_20_Bold"><text:span text:style-name="T11">Princess Mary (1),</text:span></text:span></text:p>
        <text:p text:style-name="P112"><text:span text:style-name="T1">Royal George (1), Wager (1)</text:span></text:p>
        <text:p text:style-name="P25"><text:span text:style-name="T1">Madras, Bengal and Benkulen: </text:span><text:span text:style-name="Body_20_text_20__28_11_29__20__2b__20_Not_20_Bold"><text:span text:style-name="T11">Scarborough</text:span></text:span></text:p>
        <text:h text:style-name="P485" text:outline-level="5"><text:bookmark-start text:name="bookmark160"/><text:span text:style-name="T1">(1)</text:span><text:bookmark-end text:name="bookmark160"/></text:h>
        <text:p text:style-name="P25"><text:span text:style-name="T1">Madras and China; </text:span><text:span text:style-name="Body_20_text_20__28_11_29__20__2b__20_Not_20_Bold"><text:span text:style-name="T11">Godolphin (2)</text:span></text:span></text:p>
        <text:p text:style-name="P112"><text:span text:style-name="Body_20_text_20__28_2_29__20__2b__20_Bold">Mokha: </text:span><text:span text:style-name="T1">King William (3)</text:span></text:p>
        <text:p text:style-name="P32"><text:span text:style-name="T1">St Helena and Benkulen: </text:span><text:span text:style-name="Body_20_text_20__28_11_29__20__2b__20_Not_20_Bold"><text:span text:style-name="T11">Queen Caroline</text:span></text:span></text:p>
        <text:h text:style-name="P468" text:outline-level="5"><text:bookmark-start text:name="bookmark161"/><text:span text:style-name="T1">1738/9</text:span><text:bookmark-end text:name="bookmark161"/></text:h>
        <text:p text:style-name="P76"><text:span text:style-name="T1">Bengal and Benkulen: Somerset Bombay: Haeslingfield Bombay and China: Harrington Borneo and China: Walpole (2) China: Augusta, Houghton (2)</text:span></text:p>
        <text:p text:style-name="P48"><text:span text:style-name="T1">Madagascar, Bombay, Madras and Bengal: </text:span><text:span text:style-name="Body_20_text_20__28_11_29__20__2b__20_Not_20_Bold"><text:span text:style-name="T11">Prince William (2)</text:span></text:span></text:p>
        <text:p text:style-name="P183"><text:span text:style-name="Body_20_text_20__28_2_29__20__2b__20_Bold">Madras and Bengal: </text:span><text:span text:style-name="T1">Grantham (2), Lynn (2), Normanton, Richmond (1), Shaftesbuiy (1) </text:span><text:span text:style-name="Body_20_text_20__28_2_29__20__2b__20_Bold">Madras, Bengal and Bombay; </text:span><text:span text:style-name="T1">Warwick </text:span><text:span text:style-name="Body_20_text_20__28_2_29__20__2b__20_Bold">(1) Madras and Bombay: </text:span><text:span text:style-name="T1">Royal Guardian </text:span><text:span text:style-name="Body_20_text_20__28_2_29__20__2b__20_Bold">Madras and China: </text:span><text:span text:style-name="T1">Duke of Lorraine </text:span><text:span text:style-name="Body_20_text_20__28_2_29__20__2b__20_Bold">Mokha and Bombay: </text:span><text:span text:style-name="T1">Defence (4)</text:span></text:p>
        <text:p text:style-name="P54"><text:span text:style-name="T1">St Helena and Benkulen: </text:span><text:span text:style-name="Body_20_text_20__28_11_29__20__2b__20_Not_20_Bold"><text:span text:style-name="T11">Britannia </text:span></text:span><text:span text:style-name="T1">(1)</text:span></text:p>
        <text:h text:style-name="P444" text:outline-level="5"><text:bookmark-start text:name="bookmark162"/><text:span text:style-name="T1">1739/40</text:span><text:bookmark-end text:name="bookmark162"/></text:h>
        <text:p text:style-name="P68"><text:span text:style-name="T1">Benkulen: </text:span><text:span text:style-name="Body_20_text_20__28_11_29__20__2b__20_Not_20_Bold"><text:span text:style-name="T11">Edgebaston </text:span></text:span><text:span text:style-name="T1">Benkulen and Borneo: </text:span><text:span text:style-name="Body_20_text_20__28_11_29__20__2b__20_Not_20_Bold"><text:span text:style-name="T11">Drake (2)</text:span></text:span></text:p>
        <text:p text:style-name="P276"><text:span text:style-name="Body_20_text_20__28_2_29__20__2b__20_Bold">Bombay: </text:span><text:span text:style-name="T1">Halifax (2), Montagu (3)</text:span></text:p>
        <text:p text:style-name="P68"><text:span text:style-name="T1">Bombay and Madras: </text:span><text:span text:style-name="Body_20_text_20__28_11_29__20__2b__20_Not_20_Bold"><text:span text:style-name="T11">Nottingham (1)</text:span></text:span></text:p>
        <text:p text:style-name="P276"><text:span text:style-name="Body_20_text_20__28_2_29__20__2b__20_Bold">China: </text:span><text:span text:style-name="T1">Duke of Dorset (1), Princess Amelia</text:span></text:p>
        <text:list xml:id="list3434634821" text:style-name="WWNum23">
          <text:list-item>
            <text:p text:style-name="P292"><text:span text:style-name="T1">, Winchester</text:span></text:p>
          </text:list-item>
        </text:list>
        <text:p text:style-name="P276"><text:span text:style-name="Body_20_text_20__28_2_29__20__2b__20_Bold">Madras: </text:span><text:span text:style-name="T1">Caesar (4), Colchester (2), Heathcote</text:span></text:p>
        <text:list xml:id="list135129959415809" text:continue-numbering="true" text:style-name="WWNum23">
          <text:list-item>
            <text:p text:style-name="P292"><text:span text:style-name="T1">, Wilmington</text:span></text:p>
          </text:list-item>
        </text:list>
        <text:p text:style-name="P276"><text:span text:style-name="Body_20_text_20__28_2_29__20__2b__20_Bold">Madras and Bengal: </text:span><text:span text:style-name="T1">Durrington, Hardwicke</text:span></text:p>
        <text:list text:style-name="WWNum25">
          <text:list-item>
            <text:p text:style-name="P293"><text:span text:style-name="T1">, Prince of Orange (1), Princess of Wales</text:span></text:p>
          </text:list-item>
        </text:list>
        <text:h text:style-name="P489" text:outline-level="5"><text:bookmark-start text:name="bookmark163"/><text:span text:style-name="T1">(</text:span><text:span text:style-name="Heading_20__23_5_20__28_20_29__20__2b__20_8.5_20_pt_2c_Not_20_Bold"><text:span text:style-name="T11">2</text:span></text:span><text:span text:style-name="T1">)</text:span><text:bookmark-end text:name="bookmark163"/></text:h>
        <text:p text:style-name="P77"><text:span text:style-name="T1">Madras, Bengal and Bombay: </text:span><text:span text:style-name="Body_20_text_20__28_11_29__20__2b__20_Not_20_Bold"><text:span text:style-name="T11">Princess Louisa</text:span></text:span></text:p>
        <text:p text:style-name="P76"><text:span text:style-name="T1">St Helena: </text:span><text:span text:style-name="Body_20_text_20__28_11_29__20__2b__20_Not_20_Bold"><text:span text:style-name="T11">East India Yacht, India </text:span></text:span><text:span text:style-name="T1">St Helena, Benkulen and Bengal: </text:span><text:span text:style-name="Body_20_text_20__28_11_29__20__2b__20_Not_20_Bold"><text:span text:style-name="T11">Bedford</text:span></text:span></text:p>
        <text:h text:style-name="P490" text:outline-level="5"><text:bookmark-start text:name="bookmark164"/><text:span text:style-name="T1">(</text:span><text:span text:style-name="Heading_20__23_5_20__28_21_29__20__2b__20_8.5_20_pt_2c_Not_20_Bold"><text:span text:style-name="T11">2</text:span></text:span><text:span text:style-name="T1">)</text:span><text:bookmark-end text:name="bookmark164"/></text:h>
        <text:h text:style-name="P435" text:outline-level="5"><text:bookmark-start text:name="bookmark165"/><text:span text:style-name="T1">1740/1</text:span><text:bookmark-end text:name="bookmark165"/></text:h>
        <text:p text:style-name="P25"><text:span text:style-name="T1">Bengal and Benkulen: </text:span><text:span text:style-name="Body_20_text_20__28_11_29__20__2b__20_Not_20_Bold"><text:span text:style-name="T11">London (8) </text:span></text:span><text:span text:style-name="T1">Benkulen: </text:span><text:span text:style-name="Body_20_text_20__28_11_29__20__2b__20_Not_20_Bold"><text:span text:style-name="T11">Neptune (2)</text:span></text:span></text:p>
        <text:p text:style-name="P112"><text:span text:style-name="Body_20_text_20__28_2_29__20__2b__20_Bold">Bombay: </text:span><text:span text:style-name="T1">Fort St George (2), Portobello (1), Queen Caroline</text:span></text:p>
        <text:p text:style-name="P25"><text:span text:style-name="T1">Bombay and Bengal: </text:span><text:span text:style-name="Body_20_text_20__28_11_29__20__2b__20_Not_20_Bold"><text:span text:style-name="T11">Nassau (2)</text:span></text:span></text:p>
        <text:p text:style-name="P112"><text:span text:style-name="Body_20_text_20__28_2_29__20__2b__20_Bold">Bombay and China: </text:span><text:span text:style-name="T1">Godolphin (2), Onslow</text:span></text:p>
        <text:h text:style-name="P491" text:outline-level="5"><text:bookmark-start text:name="bookmark166"/><text:span text:style-name="T1">(</text:span><text:span text:style-name="Heading_20__23_5_20__28_22_29__20__2b__20_8.5_20_pt_2c_Not_20_Bold"><text:span text:style-name="T11">1</text:span></text:span><text:span text:style-name="T1">)</text:span><text:bookmark-end text:name="bookmark166"/></text:h>
        <text:p text:style-name="P25"><text:span text:style-name="T1">Cape, Madras and Bengal: </text:span><text:span text:style-name="Body_20_text_20__28_11_29__20__2b__20_Not_20_Bold"><text:span text:style-name="T11">Tigris (1)</text:span></text:span></text:p>
        <text:p text:style-name="P112"><text:span text:style-name="Body_20_text_20__28_2_29__20__2b__20_Bold">Cape and St Helena; </text:span><text:span text:style-name="T1">East India Yacht </text:span><text:span text:style-name="Body_20_text_20__28_2_29__20__2b__20_Bold">China: </text:span><text:span text:style-name="T1">Northampton </text:span><text:span text:style-name="Body_20_text_20__28_2_29__20__2b__20_Bold">(1), </text:span><text:span text:style-name="T1">Princess Mary </text:span><text:span text:style-name="Body_20_text_20__28_2_29__20__2b__20_Bold">(1), </text:span><text:span text:style-name="T1">York (1)</text:span></text:p>
        <text:p text:style-name="P112"><text:span text:style-name="Body_20_text_20__28_2_29__20__2b__20_Bold">Madras: </text:span><text:span text:style-name="T1">Admiral Vernon, Kent (3), King William (3)</text:span></text:p>
        <text:p text:style-name="P112"><text:span text:style-name="Body_20_text_20__28_2_29__20__2b__20_Bold">Madras and Bengal: </text:span><text:span text:style-name="T1">Beaufort (2), Scarborough (2), Wager (2)</text:span></text:p>
        <text:p text:style-name="P112"><text:span text:style-name="Body_20_text_20__28_2_29__20__2b__20_Bold">Mokha and Madras: </text:span><text:span text:style-name="T1">Prince of Wales (2)</text:span></text:p>
        <text:p text:style-name="P25"><text:span text:style-name="T1">St Helena: </text:span><text:span text:style-name="Body_20_text_20__28_11_29__20__2b__20_Not_20_Bold"><text:span text:style-name="T11">India</text:span></text:span></text:p>
        <text:p text:style-name="P33"><text:span text:style-name="T1">St Helena and Benkulen: </text:span><text:span text:style-name="Body_20_text_20__28_11_29__20__2b__20_Not_20_Bold"><text:span text:style-name="T11">Royal George </text:span></text:span><text:span text:style-name="T1">(1)</text:span></text:p>
        <text:h text:style-name="P468" text:outline-level="5"><text:bookmark-start text:name="bookmark167"/><text:span text:style-name="T1">1741/2</text:span><text:bookmark-end text:name="bookmark167"/></text:h>
        <text:p text:style-name="P76"><text:span text:style-name="T1">Bengal and Benkulen: </text:span><text:span text:style-name="Body_20_text_20__28_11_29__20__2b__20_Not_20_Bold"><text:span text:style-name="T11">Grantham (2)</text:span></text:span></text:p>
        <text:p text:style-name="P76"><text:span text:style-name="T1">Bengal and Madras: </text:span><text:span text:style-name="Body_20_text_20__28_11_29__20__2b__20_Not_20_Bold"><text:span text:style-name="T11">Wilmington </text:span></text:span><text:span text:style-name="T1">Bombay: </text:span><text:span text:style-name="Body_20_text_20__28_11_29__20__2b__20_Not_20_Bold"><text:span text:style-name="T11">Britannia </text:span></text:span><text:span text:style-name="T1">(1), </text:span><text:span text:style-name="Body_20_text_20__28_11_29__20__2b__20_Not_20_Bold"><text:span text:style-name="T11">Somerset </text:span></text:span><text:span text:style-name="T1">Bombay and Madras: </text:span><text:span text:style-name="Body_20_text_20__28_11_29__20__2b__20_Not_20_Bold"><text:span text:style-name="T11">Severn </text:span></text:span><text:span text:style-name="T1">(1)</text:span></text:p>
        <text:p text:style-name="P48"><text:span text:style-name="T1">Cape and Madagascar: </text:span><text:span text:style-name="Body_20_text_20__28_11_29__20__2b__20_Not_20_Bold"><text:span text:style-name="T11">Swift </text:span></text:span><text:span text:style-name="T1">China: </text:span><text:span text:style-name="Body_20_text_20__28_11_29__20__2b__20_Not_20_Bold"><text:span text:style-name="T11">Augusta, Defence (4)</text:span></text:span></text:p>
        <text:p text:style-name="P183"><text:span text:style-name="Body_20_text_20__28_2_29__20__2b__20_Bold">Madras: </text:span><text:span text:style-name="T1">Lynn (2), Marlborough (4)</text:span></text:p>
        <text:p text:style-name="P183"><text:span text:style-name="Body_20_text_20__28_2_29__20__2b__20_Bold">Madras and Bengal: </text:span><text:span text:style-name="T1">Houghton (2), Shaftesbury (1), Walpole (2)</text:span></text:p>
        <text:p text:style-name="P51"><text:span text:style-name="T1">St Helena and Benkulen: </text:span><text:span text:style-name="Body_20_text_20__28_11_29__20__2b__20_Not_20_Bold"><text:span text:style-name="T11">Duke of Lorraine </text:span></text:span><text:span text:style-name="T1">St Helena, Bombay and China: </text:span><text:span text:style-name="Body_20_text_20__28_11_29__20__2b__20_Not_20_Bold"><text:span text:style-name="T11">Harrington</text:span></text:span></text:p>
        <text:h text:style-name="P463" text:outline-level="5"><text:bookmark-start text:name="bookmark168"/><text:span text:style-name="T1">1742/3</text:span><text:bookmark-end text:name="bookmark168"/></text:h>
        <text:p text:style-name="P47"><text:span text:style-name="T1">Bengal and Bombay: </text:span><text:span text:style-name="Body_20_text_20__28_11_29__20__2b__20_Not_20_Bold"><text:span text:style-name="T11">St George (3)</text:span></text:span></text:p>
        <text:p text:style-name="P55"><text:span text:style-name="T1">Bengal, Bombay and Madras: </text:span><text:span text:style-name="Body_20_text_20__28_11_29__20__2b__20_Not_20_Bold"><text:span text:style-name="T11">Winchelsea</text:span></text:span></text:p>
        <text:p text:style-name="P112"><text:span text:style-name="Body_20_text_20__28_2_29__20__2b__20_Bold">Bombay: </text:span><text:span text:style-name="T1">Princess of Wales (2), Warwick (1) </text:span><text:span text:style-name="Body_20_text_20__28_2_29__20__2b__20_Bold">Bombay and China: </text:span><text:span text:style-name="T1">Hardwicke (1)</text:span></text:p>
        <text:p text:style-name="P112"><text:span text:style-name="Body_20_text_20__28_2_29__20__2b__20_Bold">Borneo: </text:span><text:span text:style-name="T1">Colchester (2)</text:span></text:p>
        <text:p text:style-name="P25"><text:span text:style-name="T1">Cape and Madagascar </text:span><text:span text:style-name="Body_20_text_20__28_11_29__20__2b__20_Not_20_Bold"><text:span text:style-name="T11">Swift </text:span></text:span><text:span text:style-name="T1">China: </text:span><text:span text:style-name="Body_20_text_20__28_11_29__20__2b__20_Not_20_Bold"><text:span text:style-name="T11">Haeslingfield</text:span></text:span></text:p>
        <text:p text:style-name="P112"><text:span text:style-name="Body_20_text_20__28_2_29__20__2b__20_Bold">Madras and Bengal: </text:span><text:span text:style-name="T1">Drake (2), Exeter (1), Heathcote (3), Montfort, Princess Amelia, Winchester</text:span></text:p>
        <text:p text:style-name="P25"><text:span text:style-name="T1">Mokha and Bombay: </text:span><text:span text:style-name="Body_20_text_20__28_11_29__20__2b__20_Not_20_Bold"><text:span text:style-name="T11">Montagu (3)</text:span></text:span></text:p>
        <text:p text:style-name="P31"><text:span text:style-name="T1">Persia and Bombay: </text:span><text:span text:style-name="Body_20_text_20__28_11_29__20__2b__20_Not_20_Bold"><text:span text:style-name="T11">Princess Louisa St </text:span></text:span><text:span text:style-name="T1">Helena and Benkulen: </text:span><text:span text:style-name="Body_20_text_20__28_11_29__20__2b__20_Not_20_Bold"><text:span text:style-name="T11">Royal Guardian</text:span></text:span></text:p>
        <text:h text:style-name="P447" text:outline-level="5"><text:bookmark-start text:name="bookmark169"/><text:span text:style-name="T1">1743/4</text:span><text:bookmark-end text:name="bookmark169"/></text:h>
        <text:p text:style-name="P25"><text:span text:style-name="T1">Bengal and Benkulen: </text:span><text:span text:style-name="Body_20_text_20__28_11_29__20__2b__20_Not_20_Bold"><text:span text:style-name="T11">Lapwing </text:span></text:span><text:span text:style-name="T1">(1) Benkulen and Bengal: </text:span><text:span text:style-name="Body_20_text_20__28_11_29__20__2b__20_Not_20_Bold"><text:span text:style-name="T11">Godolphin </text:span></text:span><text:span text:style-name="T1">(2) Benkulen and Borneo: </text:span><text:span text:style-name="Body_20_text_20__28_11_29__20__2b__20_Not_20_Bold"><text:span text:style-name="T11">Orford </text:span></text:span><text:span text:style-name="T1">Bombay: </text:span><text:span text:style-name="Body_20_text_20__28_11_29__20__2b__20_Not_20_Bold"><text:span text:style-name="T11">Elizabeth </text:span></text:span><text:span text:style-name="T1">(3), </text:span><text:span text:style-name="Body_20_text_20__28_11_29__20__2b__20_Not_20_Bold"><text:span text:style-name="T11">Fort St George </text:span></text:span><text:span text:style-name="T1">(2), </text:span><text:span text:style-name="Body_20_text_20__28_11_29__20__2b__20_Not_20_Bold"><text:span text:style-name="T11">King William </text:span></text:span><text:span text:style-name="T1">(3), </text:span><text:span text:style-name="Body_20_text_20__28_11_29__20__2b__20_Not_20_Bold"><text:span text:style-name="T11">Nottingham </text:span></text:span><text:span text:style-name="T1">(1)</text:span></text:p>
        <text:p text:style-name="P25"><text:span text:style-name="T1">Bombay and China: </text:span><text:span text:style-name="Body_20_text_20__28_11_29__20__2b__20_Not_20_Bold"><text:span text:style-name="T11">Northampton (1) </text:span></text:span><text:span text:style-name="T1">Cape, Batavia and Bengal: </text:span><text:span text:style-name="Body_20_text_20__28_11_29__20__2b__20_Not_20_Bold"><text:span text:style-name="T11">Wager (2) </text:span></text:span><text:span text:style-name="T1">China: </text:span><text:span text:style-name="Body_20_text_20__28_11_29__20__2b__20_Not_20_Bold"><text:span text:style-name="T11">Stafford (1)</text:span></text:span></text:p>
        <text:p text:style-name="P112"><text:span text:style-name="Body_20_text_20__28_2_29__20__2b__20_Bold">Madras: </text:span><text:span text:style-name="T1">Prince of Wales (2)</text:span></text:p>
        <text:p text:style-name="P112"><text:span text:style-name="Body_20_text_20__28_2_29__20__2b__20_Bold">Madras and Bengal: </text:span><text:span text:style-name="T1">Beaufort </text:span><text:span text:style-name="Body_20_text_20__28_2_29__20__2b__20_Bold">(2), </text:span><text:span text:style-name="T1">Durrington, Duke of Dorset (1), Prince William </text:span><text:span text:style-name="Body_20_text_20__28_2_29__20__2b__20_Bold">(2), </text:span><text:span text:style-name="T1">Swift</text:span></text:p>
        <text:p text:style-name="P25"><text:span text:style-name="T1">Madras and Benkulen: </text:span><text:span text:style-name="Body_20_text_20__28_11_29__20__2b__20_Not_20_Bold"><text:span text:style-name="T11">Benjamin (3) </text:span></text:span><text:span text:style-name="T1">Madras and China: </text:span><text:span text:style-name="Body_20_text_20__28_11_29__20__2b__20_Not_20_Bold"><text:span text:style-name="T11">York (1)</text:span></text:span></text:p>
        <text:p text:style-name="P44"><text:span text:style-name="T1">Mokha, Bombay and Bengal: </text:span><text:span text:style-name="Body_20_text_20__28_11_29__20__2b__20_Not_20_Bold"><text:span text:style-name="T11">Edgebaston </text:span></text:span><text:span text:style-name="T1">Persia and Bombay: </text:span><text:span text:style-name="Body_20_text_20__28_11_29__20__2b__20_Not_20_Bold"><text:span text:style-name="T11">Prince of Orange (2) </text:span></text:span><text:span text:style-name="T1">St Helena and Benkulen: </text:span><text:span text:style-name="Body_20_text_20__28_11_29__20__2b__20_Not_20_Bold"><text:span text:style-name="T11">Caesar (4)</text:span></text:span></text:p>
        <text:p text:style-name="P34"><text:span text:style-name="T1">St Helen and Borneo: </text:span><text:span text:style-name="Body_20_text_20__28_11_29__20__2b__20_Not_20_Bold"><text:span text:style-name="T11">Portobello (1)</text:span></text:span></text:p>
        <text:h text:style-name="P444" text:outline-level="5"><text:bookmark-start text:name="bookmark170"/><text:span text:style-name="T1">1744/5</text:span><text:bookmark-end text:name="bookmark170"/></text:h>
        <text:p text:style-name="P276"><text:span text:style-name="Body_20_text_20__28_2_29__20__2b__20_Bold">Bombay: </text:span><text:span text:style-name="T1">Pelham (2)</text:span></text:p>
        <text:p text:style-name="P68"><text:span text:style-name="T1">Bombay and China: </text:span><text:span text:style-name="Body_20_text_20__28_11_29__20__2b__20_Not_20_Bold"><text:span text:style-name="T11">Walpole (2) </text:span></text:span><text:span text:style-name="T1">Bombay and Mokha: </text:span><text:span text:style-name="Body_20_text_20__28_11_29__20__2b__20_Not_20_Bold"><text:span text:style-name="T11">Essex (2) </text:span></text:span><text:span text:style-name="T1">Borneo and China: </text:span><text:span text:style-name="Body_20_text_20__28_11_29__20__2b__20_Not_20_Bold"><text:span text:style-name="T11">Onslow (1)</text:span></text:span></text:p>
        <text:p text:style-name="P276"><text:span text:style-name="Body_20_text_20__28_2_29__20__2b__20_Bold">China: </text:span><text:span text:style-name="T1">Augusta</text:span></text:p>
        <text:p text:style-name="P276"><text:span text:style-name="Body_20_text_20__28_2_29__20__2b__20_Bold">Madras: </text:span><text:span text:style-name="T1">Admiral Vernon, Dolphin (3)</text:span></text:p>
        <text:p text:style-name="P184"><text:span text:style-name="Body_20_text_20__28_2_29__20__2b__20_Bold">Madras and Bengal: </text:span><text:span text:style-name="T1">Kent (3), Lincoln, Princess Maiy (1), Royal George (1), Scarborough (2)</text:span></text:p>
        <text:p text:style-name="P47"><text:span text:style-name="T1">Madras and China: </text:span><text:span text:style-name="Body_20_text_20__28_11_29__20__2b__20_Not_20_Bold"><text:span text:style-name="T11">London (8)</text:span></text:span></text:p>
        <text:p text:style-name="P56"><text:span text:style-name="T1">St Helena and Benkulen: </text:span><text:span text:style-name="Body_20_text_20__28_11_29__20__2b__20_Not_20_Bold"><text:span text:style-name="T11">Queen Caroline</text:span></text:span></text:p>
        <text:h text:style-name="P447" text:outline-level="5"><text:bookmark-start text:name="bookmark171"/><text:span text:style-name="T1">1745/6</text:span><text:bookmark-end text:name="bookmark171"/></text:h>
        <text:p text:style-name="P112"><text:span text:style-name="Body_20_text_20__28_2_29__20__2b__20_Bold">Bengal: </text:span><text:span text:style-name="T1">Salisbury (1), Marlborough (5)</text:span></text:p>
        <text:p text:style-name="P112"><text:span text:style-name="Body_20_text_20__28_2_29__20__2b__20_Bold">Bengal and Madras: </text:span><text:span text:style-name="T1">Exeter (1), Princess of Wales (2)</text:span></text:p>
        <text:p text:style-name="P25"><text:span text:style-name="T1">Benkulen and China: </text:span><text:span text:style-name="Body_20_text_20__28_11_29__20__2b__20_Not_20_Bold"><text:span text:style-name="T11">Norfolk (1)</text:span></text:span></text:p>
        <text:p text:style-name="P25"><text:span text:style-name="T1">Borneo and China: </text:span><text:span text:style-name="Body_20_text_20__28_11_29__20__2b__20_Not_20_Bold"><text:span text:style-name="T11">Dragon (5)</text:span></text:span></text:p>
        <text:p text:style-name="P25"><text:span text:style-name="T1">Bombay: </text:span><text:span text:style-name="Body_20_text_20__28_11_29__20__2b__20_Not_20_Bold"><text:span text:style-name="T11">Ilchester </text:span></text:span><text:span text:style-name="T1">Bombay and China: </text:span><text:span text:style-name="Body_20_text_20__28_11_29__20__2b__20_Not_20_Bold"><text:span text:style-name="T11">Lynn (2)</text:span></text:span></text:p>
        <text:p text:style-name="P112"><text:span text:style-name="Body_20_text_20__28_2_29__20__2b__20_Bold">Bombay, Madras and Bengal: </text:span><text:span text:style-name="T1">Warwick (1) </text:span><text:span text:style-name="Body_20_text_20__28_2_29__20__2b__20_Bold">China: </text:span><text:span text:style-name="T1">Prince Edward, Sandwich, Shaftesbury</text:span></text:p>
        <text:list xml:id="list17655624" text:style-name="WWNum27">
          <text:list-item>
            <text:p text:style-name="P140"><text:span text:style-name="T1">, Tavistock (2)</text:span></text:p>
          </text:list-item>
        </text:list>
        <text:p text:style-name="P112"><text:span text:style-name="Body_20_text_20__28_2_29__20__2b__20_Bold">Madras: </text:span><text:span text:style-name="T1">Britannia (2)</text:span></text:p>
        <text:p text:style-name="P112"><text:span text:style-name="Body_20_text_20__28_2_29__20__2b__20_Bold">Madras and Bengal: </text:span><text:span text:style-name="T1">Bombay Castle (1), Houghton (2), Montfort, Princess Amelia (2) </text:span><text:span text:style-name="Body_20_text_20__28_2_29__20__2b__20_Bold">Mokha and Bombay: </text:span><text:span text:style-name="T1">Portfield, Severn (1)</text:span></text:p>
        <text:p text:style-name="P28"><text:span text:style-name="T1">St Helena and Benkulen: </text:span><text:span text:style-name="Body_20_text_20__28_11_29__20__2b__20_Not_20_Bold"><text:span text:style-name="T11">Somerset</text:span></text:span></text:p>
        <text:h text:style-name="P444" text:outline-level="5"><text:bookmark-start text:name="bookmark172"/><text:span text:style-name="T1">1746/7</text:span><text:bookmark-end text:name="bookmark172"/></text:h>
        <text:p text:style-name="P68"><text:span text:style-name="T1">Batavia and Bengal </text:span><text:span text:style-name="Body_20_text_20__28_11_29__20__2b__20_Not_20_Bold"><text:span text:style-name="T11">- Caesar (4)</text:span></text:span></text:p>
        <text:p text:style-name="P276"><text:span text:style-name="Body_20_text_20__28_2_29__20__2b__20_Bold">Bengal: </text:span><text:span text:style-name="T1">Eastcourt</text:span></text:p>
        <text:p text:style-name="P333"><text:span text:style-name="Body_20_text_20__28_2_29__20__2b__20_Bold">Bombay: </text:span><text:span text:style-name="T1">Anson (1), Durrington, Streatham</text:span></text:p>
        <text:h text:style-name="P510" text:outline-level="5"><text:bookmark-start text:name="bookmark173"/><text:span text:style-name="T1">(3)</text:span><text:bookmark-end text:name="bookmark173"/></text:h>
        <text:p text:style-name="P112"><text:span text:style-name="Body_20_text_20__28_2_29__20__2b__20_Bold">China: </text:span><text:span text:style-name="T1">Prince of Wales (2), St George (3), Stafford (1), York (1)</text:span></text:p>
        <text:p text:style-name="P25"><text:span text:style-name="T1">Madras: </text:span><text:span text:style-name="Body_20_text_20__28_11_29__20__2b__20_Not_20_Bold"><text:span text:style-name="T11">Lapwing </text:span></text:span><text:span text:style-name="T1">(1)</text:span></text:p>
        <text:p text:style-name="P112"><text:span text:style-name="Body_20_text_20__28_2_29__20__2b__20_Bold">Madras and Bengal: </text:span><text:span text:style-name="T1">Colchester (2), Orford, Portobello (1), True Briton (1), Winchelsea (1) </text:span><text:span text:style-name="Body_20_text_20__28_2_29__20__2b__20_Bold">Madras, Bengal and Bombay: </text:span><text:span text:style-name="T1">Prince William (2)</text:span></text:p>
        <text:p text:style-name="P25"><text:span text:style-name="T1">Madras and Benkulen: </text:span><text:span text:style-name="Body_20_text_20__28_11_29__20__2b__20_Not_20_Bold"><text:span text:style-name="T11">Benjamin (3)</text:span></text:span></text:p>
        <text:p text:style-name="P112"><text:span text:style-name="Body_20_text_20__28_2_29__20__2b__20_Bold">Mokha: </text:span><text:span text:style-name="T1">Heathcote (4)</text:span></text:p>
        <text:p text:style-name="P25"><text:span text:style-name="T1">St Helena and Benkulen: </text:span><text:span text:style-name="Body_20_text_20__28_11_29__20__2b__20_Not_20_Bold"><text:span text:style-name="T11">Grantham (3)</text:span></text:span></text:p>
        <text:p text:style-name="P29"><text:span text:style-name="T1">St Helena and </text:span><text:span text:style-name="Body_20_text_20__28_11_29__20__2b__20_Not_20_Bold"><text:span text:style-name="T11">Fort </text:span></text:span><text:span text:style-name="T1">St David: </text:span><text:span text:style-name="Body_20_text_20__28_11_29__20__2b__20_Not_20_Bold"><text:span text:style-name="T11">Swift </text:span></text:span><text:span text:style-name="T1">‘India’: </text:span><text:span text:style-name="Body_20_text_20__28_11_29__20__2b__20_Not_20_Bold"><text:span text:style-name="T11">George (4)</text:span></text:span></text:p>
        <text:h text:style-name="P447" text:outline-level="5"><text:bookmark-start text:name="bookmark174"/><text:span text:style-name="T1">1747/8</text:span><text:bookmark-end text:name="bookmark174"/></text:h>
        <text:p text:style-name="P25"><text:span text:style-name="T1">Bengal and China: </text:span><text:span text:style-name="Body_20_text_20__28_11_29__20__2b__20_Not_20_Bold"><text:span text:style-name="T11">Somerset </text:span></text:span><text:span text:style-name="T1">Bombay and Mokha: </text:span><text:span text:style-name="Body_20_text_20__28_11_29__20__2b__20_Not_20_Bold"><text:span text:style-name="T11">Essex (2)</text:span></text:span></text:p>
        <text:p text:style-name="P25"><text:span text:style-name="Body_20_text_20__28_11_29__20__2b__20_Not_20_Bold"><text:span text:style-name="T11">Fort St </text:span></text:span><text:span text:style-name="T1">David, Bengal and China: </text:span><text:span text:style-name="Body_20_text_20__28_11_29__20__2b__20_Not_20_Bold"><text:span text:style-name="T11">Rhoda </text:span></text:span><text:span text:style-name="T1">Fort St David, Bombay and China: </text:span><text:span text:style-name="Body_20_text_20__28_11_29__20__2b__20_Not_20_Bold"><text:span text:style-name="T11">Royal Duke</text:span></text:span></text:p>
        <text:p text:style-name="P25"><text:span text:style-name="T1">Fort St David and China: </text:span><text:span text:style-name="Body_20_text_20__28_11_29__20__2b__20_Not_20_Bold"><text:span text:style-name="T11">Scarborough </text:span></text:span><text:span text:style-name="T1">(2), </text:span><text:span text:style-name="Body_20_text_20__28_11_29__20__2b__20_Not_20_Bold"><text:span text:style-name="T11">Wager </text:span></text:span><text:span text:style-name="T1">(2)</text:span></text:p>
        <text:p text:style-name="P112"><text:span text:style-name="Body_20_text_20__28_2_29__20__2b__20_Bold">Madras: </text:span><text:span text:style-name="T1">Chesterfield, Elizabeth </text:span><text:span text:style-name="Body_20_text_20__28_2_29__20__2b__20_Bold">(3), </text:span><text:span text:style-name="T1">Fort St George (2), Lincoln </text:span><text:span text:style-name="Body_20_text_20__28_2_29__20__2b__20_Bold">Madras and Bengal: </text:span><text:span text:style-name="T1">Dolphin </text:span><text:span text:style-name="Body_20_text_20__28_2_29__20__2b__20_Bold">(3), </text:span><text:span text:style-name="T1">Edgebaston, Royal George (1), Swallow (2)</text:span></text:p>
      </text:section>
      <text:section text:style-name="Sect6" text:name="Bereich11">
        <text:p text:style-name="P185"><text:span text:style-name="Body_20_text_20__28_2_29__20__2b__20_Bold">Madras and China: </text:span><text:span text:style-name="T1">Admiral Vernon, Duke of Dorset (2), Delaware, Edgecote, Hardwicke</text:span></text:p>
        <text:list text:style-name="WWNum29">
          <text:list-item>
            <text:p text:style-name="P210"><text:span text:style-name="T1">, Pelham (2)</text:span></text:p>
          </text:list-item>
        </text:list>
        <text:p text:style-name="P52"><text:span text:style-name="T1">Persia and Bombay; </text:span><text:span text:style-name="Body_20_text_20__28_11_29__20__2b__20_Not_20_Bold"><text:span text:style-name="T11">Orford </text:span></text:span><text:span text:style-name="Body_20_text_20__28_11_29__20__2b__20_9_20_pt"><text:span text:style-name="T8">St </text:span></text:span><text:span text:style-name="T1">Helena and Benkulen: </text:span><text:span text:style-name="Body_20_text_20__28_11_29__20__2b__20_Not_20_Bold"><text:span text:style-name="T11">Godolphin </text:span></text:span><text:span text:style-name="Body_20_text_20__28_11_29__20__2b__20_9_20_pt"><text:span text:style-name="T8">(3) </text:span></text:span><text:span text:style-name="T1">‘India’: </text:span><text:span text:style-name="Body_20_text_20__28_11_29__20__2b__20_Not_20_Bold"><text:span text:style-name="T11">Portobello (2)</text:span></text:span></text:p>
        <text:h text:style-name="P435" text:outline-level="5"><text:bookmark-start text:name="bookmark175"/><text:span text:style-name="T1">1748/9</text:span><text:bookmark-end text:name="bookmark175"/></text:h>
        <text:p text:style-name="P183"><text:span text:style-name="Body_20_text_20__28_2_29__20__2b__20_Bold">Bengal, Bombay and Madras: </text:span><text:span text:style-name="T1">Britannia (2) </text:span><text:span text:style-name="Body_20_text_20__28_2_29__20__2b__20_Bold">Bombay: </text:span><text:span text:style-name="T1">Boscawen, Salisbury (1)</text:span></text:p>
        <text:p text:style-name="P47"><text:span text:style-name="T1">Bombay and Bengal: </text:span><text:span text:style-name="Body_20_text_20__28_11_29__20__2b__20_Not_20_Bold"><text:span text:style-name="T11">Warren</text:span></text:span></text:p>
        <text:p text:style-name="P183"><text:span text:style-name="Body_20_text_20__28_2_29__20__2b__20_Bold">Bombay and China: </text:span><text:span text:style-name="T1">Doddington, Stafford (1)</text:span></text:p>
        <text:p text:style-name="P47"><text:span text:style-name="Body_20_text_20__28_11_29__20__2b__20_Not_20_Bold"><text:span text:style-name="T11">Fort </text:span></text:span><text:span text:style-name="T1">St David and China: </text:span><text:span text:style-name="Body_20_text_20__28_11_29__20__2b__20_Not_20_Bold"><text:span text:style-name="T11">Sandwich,</text:span></text:span></text:p>
        <text:p text:style-name="P47"><text:span text:style-name="T1">Montfort</text:span></text:p>
        <text:p text:style-name="P183"><text:span text:style-name="Body_20_text_20__28_2_29__20__2b__20_Bold">Madras: </text:span><text:span text:style-name="T1">Dragon (5)</text:span></text:p>
        <text:p text:style-name="P183"><text:span text:style-name="Body_20_text_20__28_2_29__20__2b__20_Bold">Madras and Bengal: </text:span><text:span text:style-name="T1">Lapwing (1), Tavistock</text:span></text:p>
        <text:h text:style-name="P492" text:outline-level="5"><text:bookmark-start text:name="bookmark176"/><text:span text:style-name="T1">(</text:span><text:span text:style-name="Heading_20__23_5_20__28_23_29__20__2b__20_Not_20_Bold"><text:span text:style-name="T11">2</text:span></text:span><text:span text:style-name="T1">)</text:span><text:bookmark-end text:name="bookmark176"/></text:h>
        <text:p text:style-name="P47"><text:span text:style-name="T1">Madras, Bengal and Bombay; </text:span><text:span text:style-name="Body_20_text_20__28_11_29__20__2b__20_Not_20_Bold"><text:span text:style-name="T11">Severn (1), Walpole (2)</text:span></text:span></text:p>
        <text:p text:style-name="P195"><text:span text:style-name="Body_20_text_20__28_2_29__20__2b__20_Bold">Madras and China: </text:span><text:span text:style-name="T1">Augusta, Griffin </text:span><text:span text:style-name="Body_20_text_20__28_2_29__20__2b__20_Bold">St Helena and Benkulen: </text:span><text:span text:style-name="T1">Duke of Newcastle, Marlborough (5)</text:span></text:p>
        <text:h text:style-name="P447" text:outline-level="5"><text:bookmark-start text:name="bookmark177"/><text:span text:style-name="T1">1749/50</text:span><text:bookmark-end text:name="bookmark177"/></text:h>
        <text:p text:style-name="P112"><text:span text:style-name="Body_20_text_20__28_2_29__20__2b__20_Bold">Bombay: </text:span><text:span text:style-name="T1">Ilchester</text:span></text:p>
        <text:p text:style-name="P25"><text:span text:style-name="T1">Bombay and China: </text:span><text:span text:style-name="Body_20_text_20__28_11_29__20__2b__20_Not_20_Bold"><text:span text:style-name="T11">Lord Anson</text:span></text:span></text:p>
        <text:p text:style-name="P25"><text:span text:style-name="T1">Bombay and Persia: Shaftesbury (2)</text:span></text:p>
        <text:p text:style-name="P25"><text:span text:style-name="T1">China and Bombay: </text:span><text:span text:style-name="Body_20_text_20__28_11_29__20__2b__20_Not_20_Bold"><text:span text:style-name="T11">True Briton (1)</text:span></text:span></text:p>
        <text:p text:style-name="P112"><text:span text:style-name="Body_20_text_20__28_2_29__20__2b__20_Bold">Guinea: </text:span><text:span text:style-name="T1">Expedition </text:span><text:span text:style-name="Body_20_text_20__28_2_29__20__2b__20_Bold">(4), </text:span><text:span text:style-name="T1">India </text:span><text:span text:style-name="Body_20_text_20__28_2_29__20__2b__20_Bold">Madras and Bengal: </text:span><text:span text:style-name="T1">Benjamin (3), Kent (3), Lapwing (2), Lynn (2), Norfolk (1), Swallow</text:span></text:p>
        <text:h text:style-name="P493" text:outline-level="5"><text:bookmark-start text:name="bookmark178"/><text:span text:style-name="T1">(</text:span><text:span text:style-name="Heading_20__23_5_20__28_24_29__20__2b__20_8.5_20_pt_2c_Not_20_Bold"><text:span text:style-name="T11">2</text:span></text:span><text:span text:style-name="T1">)</text:span><text:bookmark-end text:name="bookmark178"/></text:h>
        <text:p text:style-name="P112"><text:span text:style-name="Body_20_text_20__28_2_29__20__2b__20_Bold">Madras, Bengal and Bombay: </text:span><text:span text:style-name="T1">London (9) </text:span><text:span text:style-name="Body_20_text_20__28_2_29__20__2b__20_Bold">Madras and China: </text:span><text:span text:style-name="T1">Duke of Cumberland (2), Grantham (3), Portfield, Prince Edward, York </text:span><text:span text:style-name="Body_20_text_20__28_2_29__20__2b__20_8_20_pt_2c_Bold">(</text:span><text:span text:style-name="Body_20_text_20__28_2_29_">1</text:span><text:span text:style-name="Body_20_text_20__28_2_29__20__2b__20_8_20_pt_2c_Bold">)</text:span></text:p>
        <text:p text:style-name="P32"><text:span text:style-name="T1">St Helena and Benkulen: </text:span><text:span text:style-name="Body_20_text_20__28_11_29__20__2b__20_Not_20_Bold"><text:span text:style-name="T11">Suffolk </text:span></text:span><text:span text:style-name="T1">(1)</text:span></text:p>
        <text:h text:style-name="P468" text:outline-level="5"><text:bookmark-start text:name="bookmark179"/><text:span text:style-name="T1">1750/1</text:span><text:bookmark-end text:name="bookmark179"/></text:h>
        <text:p text:style-name="P358"><text:soft-page-break/><text:span text:style-name="Body_20_text_20__28_2_29__20__2b__20_Bold">Bombay: </text:span><text:span text:style-name="T1">Eastcourt, Hector (2)</text:span></text:p>
        <text:p text:style-name="P76"><text:span text:style-name="T1">Bombay and China: Prince George Bombay and Mokha: Streatham (3)</text:span></text:p>
        <text:p text:style-name="P76"><text:span text:style-name="T1">Cape, Madras and China: </text:span><text:span text:style-name="Body_20_text_20__28_11_29__20__2b__20_Not_20_Bold"><text:span text:style-name="T11">Warwick (2) </text:span></text:span><text:span text:style-name="T1">China: </text:span><text:span text:style-name="Body_20_text_20__28_11_29__20__2b__20_Not_20_Bold"><text:span text:style-name="T11">Anson (2)</text:span></text:span></text:p>
        <text:p text:style-name="P76"><text:span text:style-name="Body_20_text_20__28_11_29__20__2b__20_Not_20_Bold"><text:span text:style-name="T11">Fort St </text:span></text:span><text:span text:style-name="T1">David, Bengal and Bombay: </text:span><text:span text:style-name="Body_20_text_20__28_11_29__20__2b__20_Not_20_Bold"><text:span text:style-name="T11">Wager</text:span></text:span></text:p>
        <text:h text:style-name="P494" text:outline-level="5"><text:bookmark-start text:name="bookmark180"/><text:span text:style-name="T1">(</text:span><text:span text:style-name="Heading_20__23_5_20__28_25_29__20__2b__20_Not_20_Bold"><text:span text:style-name="T11">2</text:span></text:span><text:span text:style-name="T1">)</text:span><text:bookmark-end text:name="bookmark180"/></text:h>
        <text:p text:style-name="P112"><text:span text:style-name="Body_20_text_20__28_2_29__20__2b__20_Bold">Madras: </text:span><text:span text:style-name="T1">Dragon (5)</text:span></text:p>
        <text:p text:style-name="P112"><text:span text:style-name="Body_20_text_20__28_2_29__20__2b__20_Bold">Madras and Bengal: </text:span><text:span text:style-name="T1">Duke of Dorset (2), Hardwicke (1), Scarborough (2)</text:span></text:p>
        <text:p text:style-name="P112"><text:span text:style-name="Body_20_text_20__28_2_29__20__2b__20_Bold">Madras and China; </text:span><text:span text:style-name="T1">Caesar (4), Essex (2),</text:span></text:p>
        <text:p text:style-name="P112"><text:span text:style-name="T1">St George (3), Triton (1)</text:span></text:p>
        <text:p text:style-name="P25"><text:span text:style-name="T1">Persia and Bombay: </text:span><text:span text:style-name="Body_20_text_20__28_11_29__20__2b__20_Not_20_Bold"><text:span text:style-name="T11">Prince Hemy (1)</text:span></text:span></text:p>
        <text:p text:style-name="P25"><text:span text:style-name="Body_20_text_20__28_11_29__20__2b__20_Not_20_Bold"><text:span text:style-name="T11">St </text:span></text:span><text:span text:style-name="T1">Helena and Benkulen; Onslow </text:span><text:span text:style-name="Body_20_text_20__28_11_29__20__2b__20_Not_20_Bold"><text:span text:style-name="T11">(2)</text:span></text:span></text:p>
        <text:h text:style-name="P434" text:outline-level="5"><text:bookmark-start text:name="bookmark181"/><text:span text:style-name="T1">1751/2</text:span><text:bookmark-end text:name="bookmark181"/></text:h>
        <text:p text:style-name="P183"><text:span text:style-name="Body_20_text_20__28_2_29__20__2b__20_Bold">Bombay: </text:span><text:span text:style-name="T1">Guardian, Pelham (2)</text:span></text:p>
        <text:p text:style-name="P47"><text:span text:style-name="T1">Bombay and China: </text:span><text:span text:style-name="Body_20_text_20__28_11_29__20__2b__20_Not_20_Bold"><text:span text:style-name="T11">Royal Duke </text:span></text:span><text:span text:style-name="T1">Bombay and Mokha: </text:span><text:span text:style-name="Body_20_text_20__28_11_29__20__2b__20_Not_20_Bold"><text:span text:style-name="T11">Doddington </text:span></text:span><text:span text:style-name="T1">China: </text:span><text:span text:style-name="Body_20_text_20__28_11_29__20__2b__20_Not_20_Bold"><text:span text:style-name="T11">Houghton (3)</text:span></text:span></text:p>
        <text:p text:style-name="P183"><text:span text:style-name="Body_20_text_20__28_2_29__20__2b__20_Bold">Madras and Bengal: </text:span><text:span text:style-name="T1">Admiral Vernon, Bombay Castle (1), Chesterfield, Colchester</text:span></text:p>
        <text:list xml:id="list2934181428" text:style-name="WWNum31">
          <text:list-item>
            <text:p text:style-name="P211"><text:span text:style-name="T1">, Godolphin (3), Orford </text:span><text:span text:style-name="Body_20_text_20__28_2_29__20__2b__20_Bold">Madras, Bengal and Bombay: </text:span><text:span text:style-name="T1">Durrington </text:span><text:span text:style-name="Body_20_text_20__28_2_29__20__2b__20_Bold">Madras and China; </text:span><text:span text:style-name="T1">Drake (3), Edgecote, Prince of Wales (3), Rhoda </text:span><text:span text:style-name="Body_20_text_20__28_2_29__20__2b__20_Bold">Madagascar, Madras and Benkulen: </text:span><text:span text:style-name="T1">Delaware</text:span></text:p>
          </text:list-item>
        </text:list>
        <text:p text:style-name="P52"><text:span text:style-name="T1">St Helena and Benkulen: </text:span><text:span text:style-name="Body_20_text_20__28_11_29__20__2b__20_Not_20_Bold"><text:span text:style-name="T11">Exeter </text:span></text:span><text:span text:style-name="T1">(1) </text:span><text:span text:style-name="Body_20_text_20__28_11_29__20__2b__20_Not_20_Bold"><text:span text:style-name="T11">‘India’: Protector (1)</text:span></text:span></text:p>
        <text:h text:style-name="P435" text:outline-level="5"><text:bookmark-start text:name="bookmark182"/><text:span text:style-name="T1">1752/3</text:span><text:bookmark-end text:name="bookmark182"/></text:h>
        <text:p text:style-name="P183"><text:span text:style-name="Body_20_text_20__28_2_29__20__2b__20_Bold">Bombay: </text:span><text:span text:style-name="T1">Prince Edward, Salisbury (1), Sandwich, Tavistock (2)</text:span></text:p>
        <text:p text:style-name="P47"><text:span text:style-name="T1">Bombay, Bengal, Madras and China: </text:span><text:span text:style-name="Body_20_text_20__28_11_29__20__2b__20_Not_20_Bold"><text:span text:style-name="T11">Stafford (1)</text:span></text:span></text:p>
        <text:p text:style-name="P183"><text:span text:style-name="Body_20_text_20__28_2_29__20__2b__20_Bold">China: </text:span><text:span text:style-name="T1">Griffin</text:span></text:p>
        <text:p text:style-name="P47"><text:span text:style-name="T1">Madagascar and Bombay: </text:span><text:span text:style-name="Body_20_text_20__28_11_29__20__2b__20_Not_20_Bold"><text:span text:style-name="T11">Swallow (2) </text:span></text:span><text:span text:style-name="T1">Madagascar, Madras and Bengal: </text:span><text:span text:style-name="Body_20_text_20__28_11_29__20__2b__20_Not_20_Bold"><text:span text:style-name="T11">Dragon </text:span></text:span><text:span text:style-name="Body_20_text_20__28_11_29__20__2b__20_9_20_pt"><text:span text:style-name="T8">(5)</text:span></text:span></text:p>
        <text:p text:style-name="P183"><text:span text:style-name="Body_20_text_20__28_2_29__20__2b__20_Bold">Madras and Bengal: </text:span><text:span text:style-name="T1">Egmont (1), Elizabeth</text:span></text:p>
        <text:list xml:id="list135129518506347" text:continue-numbering="true" text:style-name="WWNum31">
          <text:list-item>
            <text:p text:style-name="P211"><text:span text:style-name="T1">, Falmouth, Montfort, Portfield </text:span><text:span text:style-name="Body_20_text_20__28_2_29__20__2b__20_Bold">Madras, Bengal and Bombay: </text:span><text:span text:style-name="T1">Winchelsea</text:span></text:p>
          </text:list-item>
        </text:list>
        <text:h text:style-name="P495" text:outline-level="5"><text:bookmark-start text:name="bookmark183"/><text:span text:style-name="T1">(</text:span><text:span text:style-name="Heading_20__23_5_20__28_26_29__20__2b__20_Not_20_Bold"><text:span text:style-name="T11">2</text:span></text:span><text:span text:style-name="T1">)</text:span><text:bookmark-end text:name="bookmark183"/></text:h>
        <text:p text:style-name="P183"><text:span text:style-name="Body_20_text_20__28_2_29__20__2b__20_Bold">Madras and China: </text:span><text:span text:style-name="T1">Boscawen, Clinton, Edgebaston, Harcourt (1), Marlborough (5), Suffolk (1)</text:span></text:p>
        <text:p text:style-name="P78"><text:span text:style-name="Body_20_text_20__28_11_29__20__2b__20_Not_20_Bold"><text:span text:style-name="T11">St </text:span></text:span><text:span text:style-name="T1">Helena and Benkulen: </text:span><text:span text:style-name="Body_20_text_20__28_11_29__20__2b__20_Not_20_Bold"><text:span text:style-name="T11">Walpole </text:span></text:span><text:span text:style-name="Body_20_text_20__28_11_29__20__2b__20_9_20_pt"><text:span text:style-name="T8">(3)</text:span></text:span></text:p>
        <text:h text:style-name="P435" text:outline-level="5"><text:bookmark-start text:name="bookmark184"/><text:span text:style-name="T1">1753/4</text:span><text:bookmark-end text:name="bookmark184"/></text:h>
        <text:p text:style-name="P183"><text:span text:style-name="Body_20_text_20__28_2_29__20__2b__20_Bold">Bombay: </text:span><text:span text:style-name="T1">Prince Henry (1), Shaftesbury (2), Warwick (2)</text:span></text:p>
        <text:p text:style-name="P183"><text:span text:style-name="Body_20_text_20__28_2_29__20__2b__20_Bold">China: </text:span><text:span text:style-name="T1">Lord Anson, Princess Augusta </text:span><text:span text:style-name="Body_20_text_20__28_2_29__20__2b__20_Bold">Madras: </text:span><text:span text:style-name="T1">Norfolk (1)</text:span></text:p>
        <text:p text:style-name="P47"><text:span text:style-name="T1">Madras and Bengal: </text:span><text:span text:style-name="Body_20_text_20__28_11_29__20__2b__20_Not_20_Bold"><text:span text:style-name="T11">Denham, York (2) </text:span></text:span><text:span text:style-name="T1">Madras, Bengal and Bombay: </text:span><text:span text:style-name="Body_20_text_20__28_11_29__20__2b__20_Not_20_Bold"><text:span text:style-name="T11">Anson (2) </text:span></text:span><text:span text:style-name="T1">Madras, Bengal and China: </text:span><text:span text:style-name="Body_20_text_20__28_11_29__20__2b__20_Not_20_Bold"><text:span text:style-name="T11">Britannia (2), Kent (3)</text:span></text:span></text:p>
        <text:p text:style-name="P25"><text:span text:style-name="T1">Madras, Bengal, Surat and China:</text:span></text:p>
        <text:p text:style-name="P112"><text:span text:style-name="T1">St George (3)</text:span></text:p>
        <text:p text:style-name="P25"><text:span text:style-name="T1">Madras and Bombay: </text:span><text:span text:style-name="Body_20_text_20__28_11_29__20__2b__20_Not_20_Bold"><text:span text:style-name="T11">London (9)</text:span></text:span></text:p>
        <text:p text:style-name="P112"><text:span text:style-name="Body_20_text_20__28_2_29__20__2b__20_Bold">Madras, Bombay and China: </text:span><text:span text:style-name="T1">Warren </text:span><text:span text:style-name="Body_20_text_20__28_2_29__20__2b__20_Bold">Madras and China: </text:span><text:span text:style-name="T1">Exeter (2), Ilchester, Onslow (2), Triton (1), True Briton (1)</text:span></text:p>
        <text:p text:style-name="P35"><text:span text:style-name="T1">St Helena and Benkulen: </text:span><text:span text:style-name="Body_20_text_20__28_11_29__20__2b__20_Not_20_Bold"><text:span text:style-name="T11">Grantham (3)</text:span></text:span></text:p>
        <text:h text:style-name="P435" text:outline-level="5"><text:bookmark-start text:name="bookmark185"/><text:span text:style-name="T1">1754/5</text:span><text:bookmark-end text:name="bookmark185"/></text:h>
        <text:p text:style-name="P7"><text:span text:style-name="T1">Benkulen and China: </text:span><text:span text:style-name="Body_20_text_20__28_11_29__20__2b__20_Not_20_Bold"><text:span text:style-name="T11">Prince George</text:span></text:span></text:p>
        <text:p text:style-name="P334"><text:span text:style-name="Body_20_text_20__28_2_29__20__2b__20_Bold">Bombay: </text:span><text:span text:style-name="T1">Dragon (5), Pelham (2), Streatham</text:span></text:p>
        <text:h text:style-name="P510" text:outline-level="5"><text:bookmark-start text:name="bookmark186"/><text:span text:style-name="T1">(3)</text:span><text:bookmark-end text:name="bookmark186"/></text:h>
        <text:p text:style-name="P25"><text:span text:style-name="T1">Bombay and China: </text:span><text:span text:style-name="Body_20_text_20__28_11_29__20__2b__20_Not_20_Bold"><text:span text:style-name="T11">Houghton (3)</text:span></text:span></text:p>
        <text:p text:style-name="P112"><text:span text:style-name="Body_20_text_20__28_2_29__20__2b__20_Bold">China: </text:span><text:span text:style-name="T1">Drake (3), Earl of Holdemess </text:span><text:span text:style-name="Body_20_text_20__28_2_29__20__2b__20_Bold">Madras and Bengal: </text:span><text:span text:style-name="T1">Duke of Dorset (2), Eastcourt, Hardwicke (2)</text:span></text:p>
        <text:p text:style-name="P29"><text:span text:style-name="T1">Madras, Bombay and Mokha; </text:span><text:span text:style-name="Body_20_text_20__28_11_29__20__2b__20_Not_20_Bold"><text:span text:style-name="T11">Edgecote </text:span></text:span><text:span text:style-name="T1">Madras and China: </text:span><text:span text:style-name="Body_20_text_20__28_11_29__20__2b__20_Not_20_Bold"><text:span text:style-name="T11">Bombay Castle (1), Prince of Wales (3), Rhoda </text:span></text:span><text:span text:style-name="T1">St Helena and Benkulen: </text:span><text:span text:style-name="Body_20_text_20__28_11_29__20__2b__20_Not_20_Bold"><text:span text:style-name="T11">Exeter </text:span></text:span><text:span text:style-name="T1">(1)</text:span></text:p>
        <text:h text:style-name="P447" text:outline-level="5"><text:bookmark-start text:name="bookmark187"/><text:span text:style-name="T1">1755/6</text:span><text:bookmark-end text:name="bookmark187"/></text:h>
        <text:p text:style-name="P25"><text:span text:style-name="T1">Bombay: Clinton, Hester (2), Portfield Bombay and China: Royal Duke China: Harcourt (1)</text:span></text:p>
        <text:p text:style-name="P25"><text:span text:style-name="T1">Madras: Chesterfield</text:span></text:p>
        <text:p text:style-name="P25"><text:span text:style-name="T1">Madras and Bengal: Delaware, Marlborough (5), Walpole (3)</text:span></text:p>
        <text:p text:style-name="P112"><text:span text:style-name="Body_20_text_20__28_2_29__20__2b__20_Bold">Madras and China: </text:span><text:span text:style-name="T1">Caernarvon, Godolphin</text:span></text:p>
        <text:list text:style-name="WWNum33">
          <text:list-item>
            <text:p text:style-name="P141"><text:span text:style-name="T1">, Stormont (1), Suffolk (1)</text:span></text:p>
          </text:list-item>
        </text:list>
        <text:p text:style-name="P35"><text:span text:style-name="Body_20_text_20__28_11_29__20__2b__20_Not_20_Bold"><text:span text:style-name="T11">St </text:span></text:span><text:span text:style-name="T1">Helena and Benkulen: </text:span><text:span text:style-name="Body_20_text_20__28_11_29__20__2b__20_Not_20_Bold"><text:span text:style-name="T11">Oxford St </text:span></text:span><text:span text:style-name="T1">Helena and China: </text:span><text:span text:style-name="Body_20_text_20__28_11_29__20__2b__20_Not_20_Bold"><text:span text:style-name="T11">Griffin</text:span></text:span></text:p>
        <text:h text:style-name="P435" text:outline-level="5"><text:bookmark-start text:name="bookmark188"/><text:span text:style-name="T1">1756/7</text:span><text:bookmark-end text:name="bookmark188"/></text:h>
        <text:p text:style-name="P240"><text:span text:style-name="Body_20_text_20__28_2_29__20__2b__20_Bold">Bengal: </text:span><text:span text:style-name="T1">Elizabeth (3)</text:span></text:p>
        <text:p text:style-name="P357"><text:span text:style-name="Body_20_text_20__28_2_29__20__2b__20_Bold">Bengal and Madras: </text:span><text:span text:style-name="T1">Warwick (2), Worcester</text:span></text:p>
        <text:h text:style-name="P496" text:outline-level="5"><text:bookmark-start text:name="bookmark189"/><text:span text:style-name="T1">(</text:span><text:span text:style-name="Heading_20__23_5_20__28_27_29__20__2b__20_Not_20_Bold"><text:span text:style-name="T11">2</text:span></text:span><text:span text:style-name="T1">)</text:span><text:bookmark-end text:name="bookmark189"/></text:h>
        <text:p text:style-name="P112"><text:span text:style-name="Body_20_text_20__28_2_29__20__2b__20_Bold">Bengal, Madras and China: </text:span><text:span text:style-name="T1">Fox (1) </text:span><text:span text:style-name="Body_20_text_20__28_2_29__20__2b__20_Bold">Bombay: </text:span><text:span text:style-name="T1">Latham (1), Lord Anson, Prince Edward, York (2)</text:span></text:p>
        <text:p text:style-name="P25"><text:span text:style-name="T1">Bombay and China: </text:span><text:span text:style-name="Body_20_text_20__28_11_29__20__2b__20_Not_20_Bold"><text:span text:style-name="T11">Hawke (2)</text:span></text:span></text:p>
        <text:p text:style-name="P112"><text:span text:style-name="Body_20_text_20__28_2_29__20__2b__20_Bold">China: </text:span><text:span text:style-name="T1">Sandwich, Triton (1)</text:span></text:p>
        <text:p text:style-name="P25"><text:span text:style-name="T1">Madras and Bengal: </text:span><text:span text:style-name="Body_20_text_20__28_11_29__20__2b__20_Not_20_Bold"><text:span text:style-name="T11">Grantham (3), Ilchester </text:span></text:span><text:span text:style-name="T1">Madras, Bengal and China: </text:span><text:span text:style-name="Body_20_text_20__28_11_29__20__2b__20_Not_20_Bold"><text:span text:style-name="T11">Boscawen </text:span></text:span><text:span text:style-name="T1">Madras and Benkulen: </text:span><text:span text:style-name="Body_20_text_20__28_11_29__20__2b__20_Not_20_Bold"><text:span text:style-name="T11">Norfolk (1), Princess Augusta</text:span></text:span></text:p>
        <text:p text:style-name="P29"><text:span text:style-name="T1">Madras, Bombay and China: </text:span><text:span text:style-name="Body_20_text_20__28_11_29__20__2b__20_Not_20_Bold"><text:span text:style-name="T11">Tavistock (2) St </text:span></text:span><text:span text:style-name="T1">Helena and Benkulen: </text:span><text:span text:style-name="Body_20_text_20__28_11_29__20__2b__20_Not_20_Bold"><text:span text:style-name="T11">Falmouth St </text:span></text:span><text:span text:style-name="T1">Helena and China: </text:span><text:span text:style-name="Body_20_text_20__28_11_29__20__2b__20_Not_20_Bold"><text:span text:style-name="T11">Onslow (2)</text:span></text:span></text:p>
        <text:h text:style-name="P447" text:outline-level="5"><text:bookmark-start text:name="bookmark190"/><text:span text:style-name="T1">1757/8</text:span><text:bookmark-end text:name="bookmark190"/></text:h>
        <text:p text:style-name="P112"><text:span text:style-name="Body_20_text_20__28_2_29__20__2b__20_Bold">Bengal: </text:span><text:span text:style-name="T1">Bombay Castle (1), Prince George </text:span><text:span text:style-name="Body_20_text_20__28_2_29__20__2b__20_Bold">Bengal and Madras: </text:span><text:span text:style-name="T1">Warren </text:span><text:span text:style-name="Body_20_text_20__28_2_29__20__2b__20_Bold">Bombay: </text:span><text:span text:style-name="T1">Admiral Watson, Eastcourt, True Briton (1)</text:span></text:p>
        <text:p text:style-name="P25"><text:span text:style-name="T1">Bombay and China: </text:span><text:span text:style-name="Body_20_text_20__28_11_29__20__2b__20_Not_20_Bold"><text:span text:style-name="T11">Drake (3)</text:span></text:span></text:p>
        <text:p text:style-name="P79"><text:span text:style-name="T1">Bombay, Madras and Batavia: </text:span><text:span text:style-name="Body_20_text_20__28_11_29__20__2b__20_Not_20_Bold"><text:span text:style-name="T11">Shaftesbury</text:span></text:span></text:p>
        <text:h text:style-name="P497" text:outline-level="5"><text:bookmark-start text:name="bookmark191"/><text:span text:style-name="T1">(</text:span><text:span text:style-name="Heading_20__23_5_20__28_28_29__20__2b__20_8.5_20_pt_2c_Not_20_Bold"><text:span text:style-name="T11">2</text:span></text:span><text:span text:style-name="T1">)</text:span><text:bookmark-end text:name="bookmark191"/></text:h>
        <text:p text:style-name="P112"><text:span text:style-name="Body_20_text_20__28_2_29__20__2b__20_Bold">Bombay, Madras and Bengal: </text:span><text:span text:style-name="T1">Streatham (3) </text:span><text:span text:style-name="Body_20_text_20__28_2_29__20__2b__20_Bold">Bombay, Madras and China: </text:span><text:span text:style-name="T1">Britannia (2), Prince of Wales (3), Rhoda, Tilbury, Winchelsea (2)</text:span></text:p>
        <text:p text:style-name="P112"><text:span text:style-name="Body_20_text_20__28_2_29__20__2b__20_Bold">China: </text:span><text:span text:style-name="T1">Osterley (1)</text:span></text:p>
        <text:p text:style-name="P366"><text:span text:style-name="Body_20_text_20__28_2_29__20__2b__20_Bold">Madras and Bengal: </text:span><text:span text:style-name="T1">Hardwicke (2), London</text:span></text:p>
        <text:h text:style-name="P511" text:outline-level="5"><text:bookmark-start text:name="bookmark192"/><text:span text:style-name="T1">(9)</text:span><text:bookmark-end text:name="bookmark192"/></text:h>
        <text:p text:style-name="P68"><text:span text:style-name="T1">Madras and China: </text:span><text:span text:style-name="Body_20_text_20__28_11_29__20__2b__20_Not_20_Bold"><text:span text:style-name="T11">Pitt (1)</text:span></text:span></text:p>
        <text:p text:style-name="P68"><text:span text:style-name="Body_20_text_20__28_11_29__20__2b__20_Not_20_Bold"><text:span text:style-name="T11">St </text:span></text:span><text:span text:style-name="T1">Helena and Benkulen: </text:span><text:span text:style-name="Body_20_text_20__28_11_29__20__2b__20_Not_20_Bold"><text:span text:style-name="T11">Egmont </text:span></text:span><text:span text:style-name="T1">(1)</text:span></text:p>
        <text:p text:style-name="P281"><text:span text:style-name="T1">St </text:span><text:span text:style-name="Body_20_text_20__28_2_29__20__2b__20_Bold">Helena and China: </text:span><text:span text:style-name="T1">Prince Henry (1)</text:span></text:p>
        <text:h text:style-name="P447" text:outline-level="5"><text:bookmark-start text:name="bookmark193"/><text:span text:style-name="T1">1758/9</text:span><text:bookmark-end text:name="bookmark193"/></text:h>
        <text:p text:style-name="P25"><text:span text:style-name="T1">Bengal and Bombay: </text:span><text:span text:style-name="Body_20_text_20__28_11_29__20__2b__20_Not_20_Bold"><text:span text:style-name="T11">Houghton (3)</text:span></text:span></text:p>
        <text:p text:style-name="P25"><text:span text:style-name="T1">Bombay: </text:span><text:span text:style-name="Body_20_text_20__28_11_29__20__2b__20_Not_20_Bold"><text:span text:style-name="T11">Clinton</text:span></text:span></text:p>
        <text:p text:style-name="P25"><text:span text:style-name="T1">Bombay and China: </text:span><text:span text:style-name="Body_20_text_20__28_11_29__20__2b__20_Not_20_Bold"><text:span text:style-name="T11">Griffin</text:span></text:span></text:p>
        <text:p text:style-name="P25"><text:span text:style-name="T1">Bombay and Madras: </text:span><text:span text:style-name="Body_20_text_20__28_11_29__20__2b__20_Not_20_Bold"><text:span text:style-name="T11">Diligent</text:span></text:span></text:p>
        <text:p text:style-name="P25"><text:span text:style-name="T1">Bombay, Madras and Bengal: </text:span><text:span text:style-name="Body_20_text_20__28_11_29__20__2b__20_Not_20_Bold"><text:span text:style-name="T11">Godolphin (3)</text:span></text:span></text:p>
        <text:p text:style-name="P25"><text:span text:style-name="T1">Bombay and Mokha: </text:span><text:span text:style-name="Body_20_text_20__28_11_29__20__2b__20_Not_20_Bold"><text:span text:style-name="T11">Harcourt (1)</text:span></text:span></text:p>
        <text:p text:style-name="P112"><text:span text:style-name="Body_20_text_20__28_2_29__20__2b__20_Bold">China: </text:span><text:span text:style-name="T1">Chesterfield, Edgecote, Hector (2), Walpole (3)</text:span></text:p>
        <text:p text:style-name="P112"><text:span text:style-name="Body_20_text_20__28_2_29__20__2b__20_Bold">Madras: </text:span><text:span text:style-name="T1">Prince Henry (2)</text:span></text:p>
        <text:p text:style-name="P112"><text:span text:style-name="Body_20_text_20__28_2_29__20__2b__20_Bold">Madras and Bengal: </text:span><text:span text:style-name="T1">Ajax, Calcutta (1),</text:span></text:p>
        <text:p text:style-name="P112"><text:span text:style-name="T1">Duke of Dorset (2), Royal George (2)</text:span></text:p>
        <text:p text:style-name="P25"><text:span text:style-name="T1">Madras, Bengal and Bombay: </text:span><text:span text:style-name="Body_20_text_20__28_11_29__20__2b__20_Not_20_Bold"><text:span text:style-name="T11">Stormont (1) </text:span></text:span><text:span text:style-name="T1">Madras, Bengal and China: </text:span><text:span text:style-name="Body_20_text_20__28_11_29__20__2b__20_Not_20_Bold"><text:span text:style-name="T11">Oxford </text:span></text:span><text:span text:style-name="T1">Madras, Bombay and China: </text:span><text:span text:style-name="Body_20_text_20__28_11_29__20__2b__20_Not_20_Bold"><text:span text:style-name="T11">Pocock </text:span></text:span><text:span text:style-name="T1">Madras and China: </text:span><text:span text:style-name="Body_20_text_20__28_11_29__20__2b__20_Not_20_Bold"><text:span text:style-name="T11">Denham, Essex (3), Suffolk (1), Valentine (1)</text:span></text:span></text:p>
        <text:p text:style-name="P114"><text:span text:style-name="Body_20_text_20__28_2_29__20__2b__20_Bold">St Helena and Benkulen: </text:span><text:span text:style-name="T1">Delaware, Earl of Holdemess</text:span></text:p>
        <text:h text:style-name="P447" text:outline-level="5"><text:bookmark-start text:name="bookmark194"/><text:span text:style-name="T1">1759/60</text:span><text:bookmark-end text:name="bookmark194"/></text:h>
        <text:p text:style-name="P112"><text:span text:style-name="Body_20_text_20__28_2_29__20__2b__20_Bold">Bengal: </text:span><text:span text:style-name="T1">Admiral Watson</text:span></text:p>
        <text:p text:style-name="P25"><text:span text:style-name="T1">Benkulen and China: </text:span><text:span text:style-name="Body_20_text_20__28_11_29__20__2b__20_Not_20_Bold"><text:span text:style-name="T11">Duke of Richmond,</text:span></text:span></text:p>
        <text:p text:style-name="P112"><text:span text:style-name="T1">Norfolk (2), Worcester (2)</text:span></text:p>
        <text:p text:style-name="P112"><text:span text:style-name="Body_20_text_20__28_2_29__20__2b__20_Bold">Bombay: </text:span><text:span text:style-name="T1">Egmont (1), London (9), Syren (1) </text:span><text:span text:style-name="Body_20_text_20__28_2_29__20__2b__20_Bold">Bombay and Bengal: </text:span><text:span text:style-name="T1">York (3)</text:span></text:p>
        <text:p text:style-name="P368"><text:span text:style-name="Body_20_text_20__28_2_29__20__2b__20_Bold">Bombay and China; </text:span><text:span text:style-name="T1">Earl Temple, Neptune</text:span></text:p>
        <text:h text:style-name="P420" text:outline-level="3"><text:bookmark-start text:name="bookmark195"/><text:span text:style-name="T1">(</text:span><text:span text:style-name="T4">3)</text:span><text:bookmark-end text:name="bookmark195"/></text:h>
        <text:p text:style-name="P25"><text:span text:style-name="T1">Bombay, Madras and Bengal: </text:span><text:span text:style-name="Body_20_text_20__28_11_29__20__2b__20_Not_20_Bold"><text:span text:style-name="T11">Sandwich </text:span></text:span><text:span text:style-name="T1">Madras: </text:span><text:span text:style-name="Body_20_text_20__28_11_29__20__2b__20_Not_20_Bold"><text:span text:style-name="T11">Falmouth</text:span></text:span></text:p>
        <text:p text:style-name="P112"><text:span text:style-name="Body_20_text_20__28_2_29__20__2b__20_Bold">Madras and Bengal: </text:span><text:span text:style-name="T1">Latham (1), Lord Anson, Lord Mansfield (1), Onslow (2), Prince Edward</text:span></text:p>
        <text:p text:style-name="P112"><text:span text:style-name="Body_20_text_20__28_2_29__20__2b__20_Bold">Madras and China: </text:span><text:span text:style-name="T1">Caernarvon (2), Princess Augusta, Warwick (2)</text:span></text:p>
        <text:p text:style-name="P25"><text:span text:style-name="Body_20_text_20__28_11_29__20__2b__20_Not_20_Bold"><text:span text:style-name="T11">St </text:span></text:span><text:span text:style-name="T1">Helena: Mercury (1)</text:span></text:p>
        <text:p text:style-name="P29"><text:span text:style-name="Body_20_text_20__28_11_29__20__2b__20_Not_20_Bold"><text:span text:style-name="T11">St </text:span></text:span><text:span text:style-name="T1">Helena and Bengal: </text:span><text:span text:style-name="Body_20_text_20__28_11_29__20__2b__20_Not_20_Bold"><text:span text:style-name="T11">Royal Duke St </text:span></text:span><text:span text:style-name="T1">Helena, Bengal, Madras and China: </text:span><text:span text:style-name="Body_20_text_20__28_11_29__20__2b__20_Not_20_Bold"><text:span text:style-name="T11">Triton (1)</text:span></text:span></text:p>
        <text:h text:style-name="P447" text:outline-level="5"><text:bookmark-start text:name="bookmark196"/><text:span text:style-name="T1">1760/1</text:span><text:bookmark-end text:name="bookmark196"/></text:h>
        <text:p text:style-name="P112"><text:span text:style-name="Body_20_text_20__28_2_29__20__2b__20_Bold">Benkulen and China: </text:span><text:span text:style-name="T1">Prince George </text:span><text:span text:style-name="Body_20_text_20__28_2_29__20__2b__20_Bold">Benkulen, Madras and Bengal: </text:span><text:span text:style-name="T1">Osterley (1) </text:span><text:span text:style-name="Body_20_text_20__28_2_29__20__2b__20_Bold">Bombay: </text:span><text:span text:style-name="T1">Calcutta (1), Earl of Elgin, General Lawrence</text:span></text:p>
        <text:p text:style-name="P25"><text:span text:style-name="T1">Bombay and Bengal: </text:span><text:span text:style-name="Body_20_text_20__28_11_29__20__2b__20_Not_20_Bold"><text:span text:style-name="T11">Boscawen </text:span></text:span><text:span text:style-name="T1">Bombay and China: </text:span><text:span text:style-name="Body_20_text_20__28_11_29__20__2b__20_Not_20_Bold"><text:span text:style-name="T11">Royal Captain (1)</text:span></text:span></text:p>
        <text:p text:style-name="P49"><text:span text:style-name="T1">Bombay, Madras and China: </text:span><text:span text:style-name="Body_20_text_20__28_11_29__20__2b__20_Not_20_Bold"><text:span text:style-name="T11">True Briton (2) </text:span></text:span><text:span text:style-name="T1">China, Madras, Benkulen and Bengal:</text:span></text:p>
        <text:p text:style-name="P183"><text:span text:style-name="T1">Royal George (2)</text:span></text:p>
        <text:p text:style-name="P183"><text:span text:style-name="Body_20_text_20__28_2_29__20__2b__20_Bold">Madagascar and Benkulen: </text:span><text:span text:style-name="T1">Diligent, Prince Henry (2)</text:span></text:p>
        <text:p text:style-name="P183"><text:span text:style-name="Body_20_text_20__28_2_29__20__2b__20_Bold">Madras and Bengal: </text:span><text:span text:style-name="T1">Chesterfield, Earl of Holdemess, Hawke (2), Plassey, Warren</text:span></text:p>
        <text:p text:style-name="P47"><text:span text:style-name="T1">Madras, Bengal and Benkulen: </text:span><text:span text:style-name="Body_20_text_20__28_11_29__20__2b__20_Not_20_Bold"><text:span text:style-name="T11">Fox (1) </text:span></text:span><text:span text:style-name="T1">Madras and China: </text:span><text:span text:style-name="Body_20_text_20__28_11_29__20__2b__20_Not_20_Bold"><text:span text:style-name="T11">Pitt (1)</text:span></text:span></text:p>
        <text:p text:style-name="P47"><text:span text:style-name="Body_20_text_20__28_11_29__20__2b__20_Not_20_Bold"><text:span text:style-name="T11">St </text:span></text:span><text:span text:style-name="T1">Helena: </text:span><text:span text:style-name="Body_20_text_20__28_11_29__20__2b__20_Not_20_Bold"><text:span text:style-name="T11">Fly</text:span></text:span></text:p>
        <text:p text:style-name="P197"><text:span text:style-name="T1">St </text:span><text:span text:style-name="Body_20_text_20__28_2_29__20__2b__20_Bold">Helena and China: </text:span><text:span text:style-name="T1">Prince Hemy (1) ‘India</text:span><text:span text:style-name="T4">9</text:span><text:span text:style-name="T1">: Norfolk (1)</text:span></text:p>
        <text:h text:style-name="P447" text:outline-level="5"><text:bookmark-start text:name="bookmark197"/><text:span text:style-name="T1">1761/2</text:span><text:bookmark-end text:name="bookmark197"/></text:h>
        <text:p text:style-name="P25"><text:span text:style-name="T1">Benkulen and China: </text:span><text:span text:style-name="Body_20_text_20__28_11_29__20__2b__20_Not_20_Bold"><text:span text:style-name="T11">Valentine (1)</text:span></text:span></text:p>
        <text:p text:style-name="P25"><text:span text:style-name="T1">Bombay: </text:span><text:span text:style-name="Body_20_text_20__28_11_29__20__2b__20_Not_20_Bold"><text:span text:style-name="T11">Clive</text:span></text:span></text:p>
        <text:p text:style-name="P25"><text:span text:style-name="T1">Bombay, Bengal and Madras: </text:span><text:span text:style-name="Body_20_text_20__28_11_29__20__2b__20_Not_20_Bold"><text:span text:style-name="T11">Winchelsea</text:span></text:span></text:p>
        <text:h text:style-name="P498" text:outline-level="5"><text:bookmark-start text:name="bookmark198"/><text:span text:style-name="T1">(</text:span><text:span text:style-name="Heading_20__23_5_20__28_29_29__20__2b__20_8.5_20_pt_2c_Not_20_Bold"><text:span text:style-name="T11">2</text:span></text:span><text:span text:style-name="T1">)</text:span><text:bookmark-end text:name="bookmark198"/></text:h>
        <text:p text:style-name="P25"><text:span text:style-name="T1">Bombay and China: </text:span><text:span text:style-name="Body_20_text_20__28_11_29__20__2b__20_Not_20_Bold"><text:span text:style-name="T11">Britannia (3)</text:span></text:span></text:p>
        <text:p text:style-name="P25"><text:span text:style-name="T1">Bombay, Madras and China: </text:span><text:span text:style-name="Body_20_text_20__28_11_29__20__2b__20_Not_20_Bold"><text:span text:style-name="T11">Hector (2) </text:span></text:span><text:span text:style-name="T1">Bombay and Persia: </text:span><text:span text:style-name="Body_20_text_20__28_11_29__20__2b__20_Not_20_Bold"><text:span text:style-name="T11">Prince of Wales (3) </text:span></text:span><text:span text:style-name="T1">Bombay, Philippines and China: </text:span><text:span text:style-name="Body_20_text_20__28_11_29__20__2b__20_Not_20_Bold"><text:span text:style-name="T11">Admiral Pocock</text:span></text:span></text:p>
        <text:p text:style-name="P112"><text:span text:style-name="Body_20_text_20__28_2_29__20__2b__20_Bold">China: </text:span><text:span text:style-name="T1">Albion (1), Elizabeth (4), Harcourt (1),</text:span></text:p>
        <text:p text:style-name="P112"><text:span text:style-name="T1">Horsenden</text:span></text:p>
        <text:p text:style-name="P112"><text:span text:style-name="Body_20_text_20__28_2_29__20__2b__20_Bold">Madras: </text:span><text:span text:style-name="T1">London (1)</text:span></text:p>
        <text:p text:style-name="P112"><text:span text:style-name="Body_20_text_20__28_2_29__20__2b__20_Bold">Madras and Bengal: </text:span><text:span text:style-name="T1">Clinton, Drake (3), Earl of Ashbumham, Hardwicke (2), Tilbury, Walpole (3)</text:span></text:p>
        <text:p text:style-name="P112"><text:span text:style-name="Body_20_text_20__28_2_29__20__2b__20_Bold">Madras and China: </text:span><text:span text:style-name="T1">Essex (3), Grosvenor (1), Houghton (3)</text:span></text:p>
        <text:p text:style-name="P120"><text:span text:style-name="T1">St </text:span><text:span text:style-name="Body_20_text_20__28_2_29__20__2b__20_Bold">Helena and China: </text:span><text:span text:style-name="T1">Royal Charlotte (1)</text:span></text:p>
        <text:h text:style-name="P444" text:outline-level="5"><text:bookmark-start text:name="bookmark199"/><text:span text:style-name="T1">1762/3</text:span><text:bookmark-end text:name="bookmark199"/></text:h>
        <text:p text:style-name="P68"><text:span text:style-name="T1">Benkulen and China: Glatton (1), Pocock Bombay: Earl of Middlesex, Lord Mansfield</text:span></text:p>
        <text:list xml:id="list4173926182" text:style-name="WWNum35">
          <text:list-item>
            <text:p text:style-name="P73"><text:span text:style-name="T1">, Speaker</text:span></text:p>
          </text:list-item>
        </text:list>
        <text:p text:style-name="P68"><text:span text:style-name="T1">Bombay, Bengal and Benkulen: </text:span><text:span text:style-name="Body_20_text_20__28_11_29__20__2b__20_Not_20_Bold"><text:span text:style-name="T11">Bute </text:span></text:span><text:span text:style-name="T1">Bombay and China: </text:span><text:span text:style-name="Body_20_text_20__28_11_29__20__2b__20_Not_20_Bold"><text:span text:style-name="T11">Latham (1)</text:span></text:span></text:p>
        <text:p text:style-name="P68"><text:span text:style-name="T1">Bombay, Mokha and China: </text:span><text:span text:style-name="Body_20_text_20__28_11_29__20__2b__20_Not_20_Bold"><text:span text:style-name="T11">Talbot</text:span></text:span></text:p>
        <text:p text:style-name="P276"><text:span text:style-name="Body_20_text_20__28_2_29__20__2b__20_Bold">China: </text:span><text:span text:style-name="T1">Havannah</text:span></text:p>
        <text:p text:style-name="P276"><text:span text:style-name="Body_20_text_20__28_2_29__20__2b__20_Bold">Madras: </text:span><text:span text:style-name="T1">Lapwing (2), Plassey</text:span></text:p>
        <text:p text:style-name="P276"><text:span text:style-name="Body_20_text_20__28_2_29__20__2b__20_Bold">Madras and Bengal: </text:span><text:span text:style-name="T1">Deptford (1), Pigot (1)</text:span></text:p>
        <text:p text:style-name="P68"><text:span text:style-name="T1">Madras, Bengal and China: </text:span><text:span text:style-name="Body_20_text_20__28_11_29__20__2b__20_Not_20_Bold"><text:span text:style-name="T11">British King,</text:span></text:span></text:p>
        <text:p text:style-name="P276"><text:span text:style-name="T1">Lord Clive</text:span></text:p>
        <text:p text:style-name="P276"><text:span text:style-name="Body_20_text_20__28_2_29__20__2b__20_Bold">Madras and China: </text:span><text:span text:style-name="T1">Falmouth, Hawke (2), Neptune (3), Pitt (1)</text:span></text:p>
        <text:p text:style-name="P276"><text:span text:style-name="T1">St </text:span><text:span text:style-name="Body_20_text_20__28_2_29__20__2b__20_Bold">Helena and China: </text:span><text:span text:style-name="T1">Cruttenden, Egmont</text:span></text:p>
        <text:h text:style-name="P520" text:outline-level="5"><text:bookmark-start text:name="bookmark200"/><text:span text:style-name="T1">(</text:span><text:span text:style-name="Heading_20__23_5_20__28_30_29__20__2b__20_8.5_20_pt_2c_Not_20_Bold"><text:span text:style-name="T11">1</text:span></text:span><text:span text:style-name="T1">)</text:span><text:bookmark-end text:name="bookmark200"/></text:h>
        <text:h text:style-name="P456" text:outline-level="5"><text:bookmark-start text:name="bookmark201"/><text:span text:style-name="T1">1763/4</text:span><text:bookmark-end text:name="bookmark201"/></text:h>
        <text:p text:style-name="P46"><text:span text:style-name="T1">Acheh and Bengal: </text:span><text:span text:style-name="Body_20_text_20__28_11_29__20__2b__20_Not_20_Bold"><text:span text:style-name="T11">Lord Anson</text:span></text:span></text:p>
        <text:p text:style-name="P343"><text:span text:style-name="Body_20_text_20__28_2_29__20__2b__20_Bold">Bengal: </text:span><text:span text:style-name="T1">Fort William (1), Lapwing (2), Prince</text:span></text:p>
        <text:p text:style-name="P240"><text:span text:style-name="T1">of Wales (3), Success (5)</text:span></text:p>
        <text:p text:style-name="P26"><text:span text:style-name="T1">Bengal and Bombay: </text:span><text:span text:style-name="Body_20_text_20__28_11_29__20__2b__20_Not_20_Bold"><text:span text:style-name="T11">Kent (4)</text:span></text:span></text:p>
        <text:p text:style-name="P25"><text:span text:style-name="T1">Benkulen: </text:span><text:span text:style-name="Body_20_text_20__28_11_29__20__2b__20_Not_20_Bold"><text:span text:style-name="T11">Solebay</text:span></text:span></text:p>
        <text:p text:style-name="P112"><text:span text:style-name="Body_20_text_20__28_2_29__20__2b__20_Bold">Benkulen and China: </text:span><text:span text:style-name="T1">Earl of Elgin, Earl of Holdemess</text:span></text:p>
        <text:p text:style-name="P25"><text:span text:style-name="T1">Benkulen, Madras and Bengal: </text:span><text:span text:style-name="Body_20_text_20__28_11_29__20__2b__20_Not_20_Bold"><text:span text:style-name="T11">Admiral Watson</text:span></text:span></text:p>
        <text:p text:style-name="P107"><text:span text:style-name="Body_20_text_20__28_2_29__20__2b__20_Bold">Bombay: </text:span><text:span text:style-name="T1">Anson (3), Asia (2), London (11) </text:span><text:span text:style-name="Body_20_text_20__28_2_29__20__2b__20_Bold">Bombay, Bengal and Madras: </text:span><text:span text:style-name="T1">Calcutta (1) </text:span><text:span text:style-name="Body_20_text_20__28_2_29__20__2b__20_Bold">Bombay and China: </text:span><text:span text:style-name="T1">York (3)</text:span></text:p>
        <text:p text:style-name="P112"><text:span text:style-name="Body_20_text_20__28_2_29__20__2b__20_Bold">China: </text:span><text:span text:style-name="T1">Norfolk (2)</text:span></text:p>
        <text:p text:style-name="P112"><text:span text:style-name="Body_20_text_20__28_2_29__20__2b__20_Bold">Madagascar and Benkulen: </text:span><text:span text:style-name="T1">Beckenham </text:span><text:span text:style-name="Body_20_text_20__28_2_29__20__2b__20_Bold">Madras: </text:span><text:span text:style-name="T1">Duke of Albany </text:span><text:span text:style-name="Body_20_text_20__28_2_29__20__2b__20_Bold">Madras and Bengal: </text:span><text:span text:style-name="T1">Caernarvon </text:span><text:span text:style-name="Body_20_text_20__28_2_29__20__2b__20_Bold">(2), </text:span><text:span text:style-name="T1">Devonshire (2), Vansittart (2)</text:span></text:p>
        <text:p text:style-name="P112"><text:span text:style-name="Body_20_text_20__28_2_29__20__2b__20_Bold">Madras and China: </text:span><text:span text:style-name="T1">Duke of Gloucester (2), Earl of Lincoln, Lord Holland (1), Northumberland (2), Worcester (2)</text:span></text:p>
        <text:p text:style-name="P121"><text:span text:style-name="T1">St </text:span><text:span text:style-name="Body_20_text_20__28_2_29__20__2b__20_Bold">Helena, Benkulen and China: </text:span><text:span text:style-name="T1">Duke of Richmond, Princess Augusta</text:span></text:p>
        <text:h text:style-name="P447" text:outline-level="5"><text:bookmark-start text:name="bookmark202"/><text:span text:style-name="T1">1764/5</text:span><text:bookmark-end text:name="bookmark202"/></text:h>
        <text:p text:style-name="P112"><text:span text:style-name="Body_20_text_20__28_2_29__20__2b__20_Bold">Bengal: </text:span><text:span text:style-name="T1">Falmouth</text:span></text:p>
        <text:p text:style-name="P112"><text:span text:style-name="Body_20_text_20__28_2_29__20__2b__20_Bold">Benkulen and China: </text:span><text:span text:style-name="T1">Grosvenor (1), Thames</text:span></text:p>
        <text:h text:style-name="P521" text:outline-level="5"><text:bookmark-start text:name="bookmark203"/><text:span text:style-name="T1">(</text:span><text:span text:style-name="Heading_20__23_5_20__28_31_29__20__2b__20_Not_20_Bold"><text:span text:style-name="T11">1</text:span></text:span><text:span text:style-name="T1">)</text:span><text:bookmark-end text:name="bookmark203"/></text:h>
        <text:p text:style-name="P112"><text:span text:style-name="Body_20_text_20__28_2_29__20__2b__20_Bold">Bombay: </text:span><text:span text:style-name="T1">Harcourt (2), Royal Charlotte (1) </text:span><text:span text:style-name="Body_20_text_20__28_2_29__20__2b__20_Bold">China: </text:span><text:span text:style-name="T1">Ankerwyke, Essex (3)</text:span></text:p>
        <text:p text:style-name="P112"><text:span text:style-name="Body_20_text_20__28_2_29__20__2b__20_Bold">Madras: </text:span><text:span text:style-name="T1">Hector (2)</text:span></text:p>
        <text:p text:style-name="P112"><text:span text:style-name="Body_20_text_20__28_2_29__20__2b__20_Bold">Madras and Bengal: </text:span><text:span text:style-name="T1">Grenville, Horsenden, Pacific</text:span></text:p>
        <text:p text:style-name="P25"><text:span text:style-name="T1">Madras, Bengal and China: </text:span><text:span text:style-name="Body_20_text_20__28_11_29__20__2b__20_Not_20_Bold"><text:span text:style-name="T11">Speke </text:span></text:span><text:span text:style-name="T1">Madras, Bengal and Malacca: </text:span><text:span text:style-name="Body_20_text_20__28_11_29__20__2b__20_Not_20_Bold"><text:span text:style-name="T11">Ponsbome (1) </text:span></text:span><text:span text:style-name="T1">Madras and Bombay: </text:span><text:span text:style-name="Body_20_text_20__28_11_29__20__2b__20_Not_20_Bold"><text:span text:style-name="T11">Clive, Hardwicke (2), True Briton (2)</text:span></text:span></text:p>
        <text:p text:style-name="P112"><text:span text:style-name="Body_20_text_20__28_2_29__20__2b__20_Bold">Madras, Bombay and China: </text:span><text:span text:style-name="T1">Fox (1) </text:span><text:span text:style-name="Body_20_text_20__28_2_29__20__2b__20_Bold">Madras and China: </text:span><text:span text:style-name="T1">Albion (1), Royal Captain (1), Tilbury</text:span></text:p>
        <text:p text:style-name="P25"><text:span text:style-name="Body_20_text_20__28_11_29__20__2b__20_Not_20_Bold"><text:span text:style-name="T11">St </text:span></text:span><text:span text:style-name="T1">Helena, Benkulen and Bombay: </text:span><text:span text:style-name="Body_20_text_20__28_11_29__20__2b__20_Not_20_Bold"><text:span text:style-name="T11">Royal George (2)</text:span></text:span></text:p>
        <text:p text:style-name="P112"><text:span text:style-name="T1">St </text:span><text:span text:style-name="Body_20_text_20__28_2_29__20__2b__20_Bold">Helena and China: </text:span><text:span text:style-name="T1">Dutton (1), Salisbury</text:span></text:p>
        <text:h text:style-name="P522" text:outline-level="5"><text:bookmark-start text:name="bookmark204"/><text:span text:style-name="T1">(</text:span><text:span text:style-name="Heading_20__23_5_20__28_32_29__20__2b__20_Not_20_Bold"><text:span text:style-name="T11">2</text:span></text:span><text:span text:style-name="T1">)</text:span><text:bookmark-end text:name="bookmark204"/></text:h>
        <text:h text:style-name="P447" text:outline-level="5"><text:bookmark-start text:name="bookmark205"/><text:span text:style-name="T1">1765/6</text:span><text:bookmark-end text:name="bookmark205"/></text:h>
        <text:p text:style-name="P112"><text:span text:style-name="Body_20_text_20__28_2_29__20__2b__20_Bold">Bengal: </text:span><text:span text:style-name="T1">Cruttenden, Mercury (1)</text:span></text:p>
        <text:p text:style-name="P112"><text:span text:style-name="Body_20_text_20__28_2_29__20__2b__20_Bold">Benkulen and China: </text:span><text:span text:style-name="T1">Hawke (2), Havannah </text:span><text:span text:style-name="Body_20_text_20__28_2_29__20__2b__20_Bold">Bombay: </text:span><text:span text:style-name="T1">Devonshire (2)</text:span></text:p>
        <text:p text:style-name="P112"><text:span text:style-name="Body_20_text_20__28_2_29__20__2b__20_Bold">Bombay and Bengal: </text:span><text:span text:style-name="T1">Duke of Albany, Nottingham (2)</text:span></text:p>
        <text:p text:style-name="P25"><text:span text:style-name="T1">Bombay and China: </text:span><text:span text:style-name="Body_20_text_20__28_11_29__20__2b__20_Not_20_Bold"><text:span text:style-name="T11">Osterley (1)</text:span></text:span></text:p>
        <text:p text:style-name="P112"><text:span text:style-name="Body_20_text_20__28_2_29__20__2b__20_Bold">China: </text:span><text:span text:style-name="T1">Duke of Cumberland (3), Deptford (1) </text:span><text:span text:style-name="Body_20_text_20__28_2_29__20__2b__20_Bold">Madras and Bengal: </text:span><text:span text:style-name="T1">Anson (3), Britannia</text:span></text:p>
        <text:list xml:id="list135129584025757" text:continue-list="list3414274525" text:style-name="WWNum15">
          <text:list-item>
            <text:p text:style-name="P142"><text:span text:style-name="T1">, Lord Camden (1), Pigot (1)</text:span></text:p>
          </text:list-item>
        </text:list>
        <text:p text:style-name="P112"><text:span text:style-name="Body_20_text_20__28_2_29__20__2b__20_Bold">Madras and Bombay: </text:span><text:span text:style-name="T1">Speaker </text:span><text:span text:style-name="Body_20_text_20__28_2_29__20__2b__20_Bold">Madras and China: </text:span><text:span text:style-name="T1">Duke of Kingston (1), Earl of Ashbumham, Glatton (1), Hampshire</text:span></text:p>
        <text:list xml:id="list135130723433095" text:continue-list="list4173926182" text:style-name="WWNum35">
          <text:list-item>
            <text:p text:style-name="P143"><text:span text:style-name="T1">,; Lioness (2), Neptune (3)</text:span></text:p>
          </text:list-item>
        </text:list>
        <text:p text:style-name="P344"><text:span text:style-name="T1">St </text:span><text:span text:style-name="Body_20_text_20__28_2_29__20__2b__20_Bold">Helena and China: </text:span><text:span text:style-name="T1">Plassey, Prince of Wales (4)</text:span></text:p>
        <text:h text:style-name="P463" text:outline-level="5"><text:bookmark-start text:name="bookmark206"/><text:span text:style-name="T1">1766/7</text:span><text:bookmark-end text:name="bookmark206"/></text:h>
        <text:p text:style-name="P183"><text:span text:style-name="Body_20_text_20__28_2_29__20__2b__20_Bold">Bengal: </text:span><text:span text:style-name="T1">Admiral Pocock, Admiral Watson, Europa (1), Norfolk (2)</text:span></text:p>
        <text:p text:style-name="P183"><text:span text:style-name="Body_20_text_20__28_2_29__20__2b__20_Bold">Bengal, Bombay and Madras: </text:span><text:span text:style-name="T1">Calcutta (1) </text:span><text:span text:style-name="Body_20_text_20__28_2_29__20__2b__20_Bold">Bengal and Madras: </text:span><text:span text:style-name="T1">Northington </text:span><text:span text:style-name="Body_20_text_20__28_2_29__20__2b__20_Bold">Benkulen and China: </text:span><text:span text:style-name="T1">British King </text:span><text:span text:style-name="Body_20_text_20__28_2_29__20__2b__20_Bold">Bombay: </text:span><text:span text:style-name="T1">Bute, Greenwich (2), Worcester (2) </text:span><text:span text:style-name="Body_20_text_20__28_2_29__20__2b__20_Bold">China: </text:span><text:span text:style-name="T1">Lord Clive, Vansittart (2)</text:span></text:p>
        <text:p text:style-name="P183"><text:span text:style-name="Body_20_text_20__28_2_29__20__2b__20_Bold">Madras and Bengal: </text:span><text:span text:style-name="T1">Earl of Elgin, Egmont</text:span></text:p>
        <text:list xml:id="list1804501126" text:style-name="WWNum37">
          <text:list-item>
            <text:p text:style-name="P212"><text:span text:style-name="T1">, Hector (3), Lord Holland (1)</text:span></text:p>
          </text:list-item>
        </text:list>
        <text:p text:style-name="P47"><text:span text:style-name="T1">Madras and Bombay: Earl of Chatham Madras, Bombay and China: Lord Mansfield (1)</text:span></text:p>
        <text:p text:style-name="P183"><text:span text:style-name="Body_20_text_20__28_2_29__20__2b__20_Bold">Madras and China: </text:span><text:span text:style-name="T1">Earl of Lincoln, Houghton (4), Latham (1), London (11), Triton (2)</text:span></text:p>
        <text:p text:style-name="P195"><text:span text:style-name="T1">St </text:span><text:span text:style-name="Body_20_text_20__28_2_29__20__2b__20_Bold">Helena and Benkulen: </text:span><text:span text:style-name="T1">Earl of Middlesex St </text:span><text:span text:style-name="Body_20_text_20__28_2_29__20__2b__20_Bold">Helena and China: </text:span><text:span text:style-name="T1">Northumberland (2)</text:span></text:p>
        <text:h text:style-name="P447" text:outline-level="5"><text:bookmark-start text:name="bookmark207"/><text:span text:style-name="T1">1767/8</text:span><text:bookmark-end text:name="bookmark207"/></text:h>
        <text:p text:style-name="P112"><text:span text:style-name="Body_20_text_20__28_2_29__20__2b__20_Bold">Bengal: </text:span><text:span text:style-name="T1">Talbot, Valentine (2), Verelst </text:span><text:span text:style-name="Body_20_text_20__28_2_29__20__2b__20_Bold">Bengal, Madras and Bombay: </text:span><text:span text:style-name="T1">Ankerwyke </text:span><text:span text:style-name="Body_20_text_20__28_2_29__20__2b__20_Bold">Bombay: </text:span><text:span text:style-name="T1">Royal Captain (1)</text:span></text:p>
        <text:p text:style-name="P112"><text:span text:style-name="Body_20_text_20__28_2_29__20__2b__20_Bold">Bombay and Bengal: </text:span><text:span text:style-name="T1">Shrewsbury (3) </text:span><text:span text:style-name="Body_20_text_20__28_2_29__20__2b__20_Bold">Bombay, Bengal and Madras: </text:span><text:span text:style-name="T1">Thames (1) </text:span><text:span text:style-name="Body_20_text_20__28_2_29__20__2b__20_Bold">China: </text:span><text:span text:style-name="T1">Asia (2), Duke of Gloucester (2), Harcourt (2)</text:span></text:p>
        <text:p text:style-name="P112"><text:span text:style-name="Body_20_text_20__28_2_29__20__2b__20_Bold">Madras and Bengal: </text:span><text:span text:style-name="T1">Dutton (1), Kent (4), Queen (3), Salisbury (2)</text:span></text:p>
        <text:p text:style-name="P112"><text:span text:style-name="Body_20_text_20__28_2_29__20__2b__20_Bold">Madras and Bombay: </text:span><text:span text:style-name="T1">Essex (3), Grenville, York (3)</text:span></text:p>
        <text:p text:style-name="P112"><text:span text:style-name="Body_20_text_20__28_2_29__20__2b__20_Bold">Madras and China: </text:span><text:span text:style-name="T1">Clive, Granby, Grosvenor (1), Horsenden, Pacific, Ponsbome</text:span></text:p>
        <text:list xml:id="list3935857262" text:style-name="WWNum39">
          <text:list-item>
            <text:p text:style-name="P144"><text:span text:style-name="T1">, Sea Horse, Tme Briton (2)</text:span></text:p>
          </text:list-item>
        </text:list>
        <text:p text:style-name="P29"><text:span text:style-name="Body_20_text_20__28_11_29__20__2b__20_Not_20_Bold"><text:span text:style-name="T11">St </text:span></text:span><text:span text:style-name="T1">Helena and Benkulen: </text:span><text:span text:style-name="Body_20_text_20__28_11_29__20__2b__20_Not_20_Bold"><text:span text:style-name="T11">Duke of Richmond St </text:span></text:span><text:span text:style-name="T1">Helena and China: </text:span><text:span text:style-name="Body_20_text_20__28_11_29__20__2b__20_Not_20_Bold"><text:span text:style-name="T11">Tilbury</text:span></text:span></text:p>
        <text:h text:style-name="P447" text:outline-level="5"><text:bookmark-start text:name="bookmark208"/><text:span text:style-name="T1">1768/9</text:span><text:bookmark-end text:name="bookmark208"/></text:h>
        <text:p text:style-name="P112"><text:span text:style-name="Body_20_text_20__28_2_29__20__2b__20_Bold">Bengal and Madras: </text:span><text:span text:style-name="T1">Lapwing (3) </text:span><text:span text:style-name="Body_20_text_20__28_2_29__20__2b__20_Bold">Benkulen and China: </text:span><text:span text:style-name="T1">Earl of Middlesex </text:span><text:span text:style-name="Body_20_text_20__28_2_29__20__2b__20_Bold">Bombay: </text:span><text:span text:style-name="T1">Deptford (1), Fox (1), Hampshire</text:span></text:p>
        <text:list xml:id="list135130047327203" text:continue-numbering="true" text:style-name="WWNum39">
          <text:list-item>
            <text:p text:style-name="P145"><text:span text:style-name="T1">, Marquis of Rockingham (1), Speaker </text:span><text:span text:style-name="Body_20_text_20__28_2_29__20__2b__20_Bold">Bombay and China: </text:span><text:span text:style-name="T1">Lord Camden (1) </text:span><text:span text:style-name="Body_20_text_20__28_2_29__20__2b__20_Bold">Bombay, Madras and Bengal: </text:span><text:span text:style-name="T1">Prince of Wales (4)</text:span></text:p>
          </text:list-item>
        </text:list>
        <text:p text:style-name="P112"><text:span text:style-name="Body_20_text_20__28_2_29__20__2b__20_Bold">Bombay and Mokha: </text:span><text:span text:style-name="T1">Duke of Cumberland</text:span></text:p>
        <text:h text:style-name="P504" text:outline-level="5"><text:bookmark-start text:name="bookmark209"/><text:span text:style-name="T1">(3)</text:span><text:bookmark-end text:name="bookmark209"/></text:h>
        <text:p text:style-name="P276"><text:span text:style-name="Body_20_text_20__28_2_29__20__2b__20_Bold">Cape, Madras and China: </text:span><text:span text:style-name="T1">Triton (2) </text:span><text:span text:style-name="Body_20_text_20__28_2_29__20__2b__20_Bold">China: </text:span><text:span text:style-name="T1">Cruttenden, Glatton (1)</text:span></text:p>
        <text:p text:style-name="P359"><text:span text:style-name="Body_20_text_20__28_2_29__20__2b__20_Bold">Madras and Bengal: </text:span><text:span text:style-name="T1">Anson (3), Britannia</text:span></text:p>
        <text:list xml:id="list135131417377553" text:continue-list="list1804501126" text:style-name="WWNum37">
          <text:list-item>
            <text:p text:style-name="P362"><text:span text:style-name="T1">, Duke of Grafton, Duke of Kingston (1), Lioness (2), Lord Holland (1), Royal Charlotte </text:span><text:span text:style-name="Body_20_text_20__28_2_29_">(1)</text:span></text:p>
          </text:list-item>
        </text:list>
        <text:p text:style-name="P183"><text:span text:style-name="Body_20_text_20__28_2_29__20__2b__20_Bold">Madras and China: </text:span><text:span text:style-name="T1">Devonshire (2), Earl of Ashbumham, Earl of Lincoln, Havannah, Hector (3), Neptune (3), Norfolk (2), Nottingham (2), Osterley (1), Pigot (1), Plassey</text:span></text:p>
        <text:p text:style-name="P57"><text:span text:style-name="Body_20_text_20__28_11_29__20__2b__20_Not_20_Bold"><text:span text:style-name="T11">St </text:span></text:span><text:span text:style-name="T1">Helena and Benkulen: </text:span><text:span text:style-name="Body_20_text_20__28_11_29__20__2b__20_Not_20_Bold"><text:span text:style-name="T11">Duke of Albany St </text:span></text:span><text:span text:style-name="T1">Helena and China; </text:span><text:span text:style-name="Body_20_text_20__28_11_29__20__2b__20_Not_20_Bold"><text:span text:style-name="T11">Speke</text:span></text:span></text:p>
        <text:h text:style-name="P444" text:outline-level="5"><text:bookmark-start text:name="bookmark210"/><text:span text:style-name="T1">1769/70</text:span><text:bookmark-end text:name="bookmark210"/></text:h>
        <text:p text:style-name="P68"><text:span text:style-name="T1">Bengal: </text:span><text:span text:style-name="Body_20_text_20__28_11_29__20__2b__20_Not_20_Bold"><text:span text:style-name="T11">Verelst</text:span></text:span></text:p>
        <text:p text:style-name="P276"><text:span text:style-name="Body_20_text_20__28_2_29__20__2b__20_Bold">Benkulen and China: </text:span><text:span text:style-name="T1">Latham (2), Royal Captain (1)</text:span></text:p>
        <text:p text:style-name="P276"><text:span text:style-name="Body_20_text_20__28_2_29__20__2b__20_Bold">Bombay: </text:span><text:span text:style-name="T1">Admiral Pocock, Greenwich (2), Northington, Northumberland (2), Tme Briton </text:span><text:span text:style-name="Body_20_text_20__28_2_29_">(</text:span><text:span text:style-name="T1">2</text:span><text:span text:style-name="Body_20_text_20__28_2_29_">)</text:span></text:p>
        <text:p text:style-name="P47"><text:span text:style-name="T1">Bombay and Bengal: </text:span><text:span text:style-name="Body_20_text_20__28_11_29__20__2b__20_Not_20_Bold"><text:span text:style-name="T11">Worcester (3)</text:span></text:span></text:p>
        <text:p text:style-name="P183"><text:span text:style-name="Body_20_text_20__28_2_29__20__2b__20_Bold">Bombay and Madras: </text:span><text:span text:style-name="T1">Duke of Portland </text:span><text:span text:style-name="Body_20_text_20__28_2_29__20__2b__20_Bold">China: </text:span><text:span text:style-name="T1">Kent (4), Resolution (3)</text:span></text:p>
        <text:p text:style-name="P183"><text:span text:style-name="Body_20_text_20__28_2_29__20__2b__20_Bold">Madras and Bengal: </text:span><text:span text:style-name="T1">Egmont (2), Europe (1), Houghton (4), Lord Mansfield (1), Morse, Vansittart (2)</text:span></text:p>
        <text:p text:style-name="P183"><text:span text:style-name="Body_20_text_20__28_2_29__20__2b__20_Bold">Madras and China: </text:span><text:span text:style-name="T1">Bridgewater (2), Bute, Duke of Gloucester (2), Earl of Elgin, Hawke</text:span></text:p>
        <text:list xml:id="list135129765474009" text:continue-list="list135130723433095" text:style-name="WWNum35">
          <text:list-item>
            <text:p text:style-name="P213"><text:span text:style-name="T1">, Huntingdon, Prime, Princess Royal (2), Stafford (2), Valentine (2)</text:span></text:p>
          </text:list-item>
        </text:list>
        <text:p text:style-name="P47"><text:span text:style-name="Body_20_text_20__28_11_29__20__2b__20_Not_20_Bold"><text:span text:style-name="T11">St </text:span></text:span><text:span text:style-name="T1">Helena and Benkulen: </text:span><text:span text:style-name="Body_20_text_20__28_11_29__20__2b__20_Not_20_Bold"><text:span text:style-name="T11">Harcourt </text:span></text:span><text:span text:style-name="T1">(2)</text:span></text:p>
        <text:p text:style-name="P56"><text:span text:style-name="Body_20_text_20__28_11_29__20__2b__20_Not_20_Bold"><text:span text:style-name="T11">St </text:span></text:span><text:span text:style-name="T1">Helena, Benkulen and China: </text:span><text:span text:style-name="Body_20_text_20__28_11_29__20__2b__20_Not_20_Bold"><text:span text:style-name="T11">British King</text:span></text:span></text:p>
        <text:h text:style-name="P447" text:outline-level="5"><text:bookmark-start text:name="bookmark211"/><text:span text:style-name="T1">1770/1</text:span><text:bookmark-end text:name="bookmark211"/></text:h>
        <text:p text:style-name="P25"><text:span text:style-name="T1">Bengal: </text:span><text:span text:style-name="Body_20_text_20__28_11_29__20__2b__20_Not_20_Bold"><text:span text:style-name="T11">Colebrooke, Lord Holland </text:span></text:span><text:span text:style-name="T1">(2) Benkulen and China: </text:span><text:span text:style-name="Body_20_text_20__28_11_29__20__2b__20_Not_20_Bold"><text:span text:style-name="T11">Sea Horse, Thames </text:span></text:span><text:span text:style-name="T1">(1) Bombay: </text:span><text:span text:style-name="Body_20_text_20__28_11_29__20__2b__20_Not_20_Bold"><text:span text:style-name="T11">Britannia </text:span></text:span><text:span text:style-name="T1">(3), </text:span><text:span text:style-name="Body_20_text_20__28_11_29__20__2b__20_Not_20_Bold"><text:span text:style-name="T11">Dutton </text:span></text:span><text:span text:style-name="T1">(1), </text:span><text:span text:style-name="Body_20_text_20__28_11_29__20__2b__20_Not_20_Bold"><text:span text:style-name="T11">Deptford </text:span></text:span><text:span text:style-name="T1">(1), </text:span><text:span text:style-name="Body_20_text_20__28_11_29__20__2b__20_Not_20_Bold"><text:span text:style-name="T11">Godfrey </text:span></text:span><text:span text:style-name="T1">(2), </text:span><text:span text:style-name="Body_20_text_20__28_11_29__20__2b__20_Not_20_Bold"><text:span text:style-name="T11">Hampshire </text:span></text:span><text:span text:style-name="T1">(2), </text:span><text:span text:style-name="Body_20_text_20__28_11_29__20__2b__20_Not_20_Bold"><text:span text:style-name="T11">London </text:span></text:span><text:span text:style-name="T1">(12) Bombay and Bengal: </text:span><text:span text:style-name="Body_20_text_20__28_11_29__20__2b__20_Not_20_Bold"><text:span text:style-name="T11">Clive </text:span></text:span><text:span text:style-name="T1">Bombay and Mokha: </text:span><text:span text:style-name="Body_20_text_20__28_11_29__20__2b__20_Not_20_Bold"><text:span text:style-name="T11">Shrewsbury </text:span></text:span><text:span text:style-name="T1">(3)</text:span></text:p>
        <text:p text:style-name="P112"><text:span text:style-name="Body_20_text_20__28_2_29__20__2b__20_Bold">China: </text:span><text:span text:style-name="T1">Cruttenden, Glatton (1), Grenville </text:span><text:span text:style-name="Body_20_text_20__28_2_29__20__2b__20_Bold">Madras and Bengal: </text:span><text:span text:style-name="T1">Asia (2), Lord North, Ponsbome (1), Rochford, Speke </text:span><text:span text:style-name="Body_20_text_20__28_2_29__20__2b__20_Bold">Madras and China: </text:span><text:span text:style-name="T1">Ankerwyke, Grosvenor</text:span></text:p>
        <text:list xml:id="list3921836315" text:style-name="WWNum41">
          <text:list-item>
            <text:p text:style-name="P147"><text:span text:style-name="T1">, Horsenden, Pacific, Queen (3), Salisbury</text:span></text:p>
          </text:list-item>
          <text:list-item>
            <text:p text:style-name="P147"><text:span text:style-name="T1">, Talbot, York (3)</text:span></text:p>
          </text:list-item>
        </text:list>
        <text:p text:style-name="P112"><text:span text:style-name="T1">St </text:span><text:span text:style-name="Body_20_text_20__28_2_29__20__2b__20_Bold">Helena: </text:span><text:span text:style-name="T1">Portland</text:span></text:p>
        <text:p text:style-name="P25"><text:span text:style-name="Body_20_text_20__28_11_29__20__2b__20_Not_20_Bold"><text:span text:style-name="T11">St </text:span></text:span><text:span text:style-name="T1">Helena and Benkulen; </text:span><text:span text:style-name="Body_20_text_20__28_11_29__20__2b__20_Not_20_Bold"><text:span text:style-name="T11">Pigot </text:span></text:span><text:span text:style-name="T1">(1)</text:span></text:p>
        <text:p text:style-name="P25"><text:span text:style-name="Body_20_text_20__28_11_29__20__2b__20_Not_20_Bold"><text:span text:style-name="T11">St </text:span></text:span><text:span text:style-name="T1">Helena, Benkulen and China: </text:span><text:span text:style-name="Body_20_text_20__28_11_29__20__2b__20_Not_20_Bold"><text:span text:style-name="T11">Duke of Richmond</text:span></text:span></text:p>
        <text:p text:style-name="P25"><text:span text:style-name="Body_20_text_20__28_11_29__20__2b__20_Not_20_Bold"><text:span text:style-name="T11">St </text:span></text:span><text:span text:style-name="T1">Helena and China: </text:span><text:span text:style-name="Body_20_text_20__28_11_29__20__2b__20_Not_20_Bold"><text:span text:style-name="T11">Calcutta (2)</text:span></text:span></text:p>
      </text:section>
      <text:section text:style-name="Sect6" text:name="Bereich12">
        <text:h text:style-name="P476" text:outline-level="5"><text:bookmark-start text:name="bookmark212"/><text:span text:style-name="T7">1771/2</text:span><text:bookmark-end text:name="bookmark212"/></text:h>
        <text:p text:style-name="P112"><text:span text:style-name="Body_20_text_20__28_2_29__20__2b__20_Bold">Bengal: </text:span><text:span text:style-name="T1">Lapwing (3), Prince of Wales </text:span><text:span text:style-name="Body_20_text_20__28_2_29__20__2b__20_Bold">Benkulen and China: </text:span><text:span text:style-name="T1">Havannah, Osterley (2) </text:span><text:span text:style-name="Body_20_text_20__28_2_29__20__2b__20_Bold">Bombay: </text:span><text:span text:style-name="T1">Devonshire (2), Duke of Cumberland (3), Hector (3), Marquis of Rockingham (2), Speaker </text:span><text:span text:style-name="Body_20_text_20__28_2_29__20__2b__20_Bold">Bombay and China; </text:span><text:span text:style-name="T1">Royal Charlotte (2) </text:span><text:span text:style-name="Body_20_text_20__28_2_29__20__2b__20_Bold">Cape, Madras and Bengal: </text:span><text:span text:style-name="T1">Triton (2)</text:span></text:p>
        <text:p text:style-name="P112"><text:span text:style-name="Body_20_text_20__28_2_29__20__2b__20_Bold">China: </text:span><text:span text:style-name="T1">Gatton, Granby </text:span><text:span text:style-name="Body_20_text_20__28_2_29__20__2b__20_Bold">Madras and Bengal: </text:span><text:span text:style-name="T1">Duke of Albany, Duke of Grafton, Greenwich (2), Nottingham (2), Nassau (3)</text:span></text:p>
        <text:p text:style-name="P112"><text:span text:style-name="Body_20_text_20__28_2_29__20__2b__20_Bold">Madras and China: </text:span><text:span text:style-name="T1">Anson (3), Earl of Ashbumham, Earl of Lincoln, Fox (2),</text:span></text:p>
        <text:p text:style-name="P122"><text:span text:style-name="T1">Lioness (2), Norfolk (3), Royal Henry St </text:span><text:span text:style-name="Body_20_text_20__28_2_29__20__2b__20_Bold">Helena and Benkulen: </text:span><text:span text:style-name="T1">Earl of Sandwich St </text:span><text:span text:style-name="Body_20_text_20__28_2_29__20__2b__20_Bold">Helena and China: </text:span><text:span text:style-name="T1">Lord Camden (1)</text:span></text:p>
        <text:h text:style-name="P477" text:outline-level="5"><text:bookmark-start text:name="bookmark213"/><text:span text:style-name="T7">1772/3</text:span><text:bookmark-end text:name="bookmark213"/></text:h>
        <text:p text:style-name="P112"><text:span text:style-name="Body_20_text_20__28_2_29__20__2b__20_Bold">Benkulen: </text:span><text:span text:style-name="T1">Duke of Portland </text:span><text:span text:style-name="Body_20_text_20__28_2_29__20__2b__20_Bold">Benkulen and China: </text:span><text:span text:style-name="T1">Prime, Princess Royal </text:span><text:span text:style-name="Body_20_text_20__28_2_29__20__2b__20_Bold">(</text:span><text:span text:style-name="T1">2</text:span><text:span text:style-name="Body_20_text_20__28_2_29__20__2b__20_Bold">)</text:span></text:p>
        <text:p text:style-name="P112"><text:span text:style-name="Body_20_text_20__28_2_29__20__2b__20_Bold">Bombay: </text:span><text:span text:style-name="T1">Hawke (3), Vansittart (2)</text:span></text:p>
        <text:p text:style-name="P112"><text:span text:style-name="Body_20_text_20__28_2_29__20__2b__20_Bold">Bombay and Bengal: </text:span><text:span text:style-name="T1">British King, Resolution (3)</text:span></text:p>
        <text:p text:style-name="P25"><text:span text:style-name="T1">Bombay and China: </text:span><text:span text:style-name="Body_20_text_20__28_11_29__20__2b__20_Not_20_Bold"><text:span text:style-name="T11">Bessborough </text:span></text:span><text:span text:style-name="T1">Bombay and Mokha: </text:span><text:span text:style-name="Body_20_text_20__28_11_29__20__2b__20_Not_20_Bold"><text:span text:style-name="T11">Europa (1)</text:span></text:span></text:p>
        <text:p text:style-name="P112"><text:span text:style-name="Body_20_text_20__28_2_29__20__2b__20_Bold">Cape, Madras and China: </text:span><text:span text:style-name="T1">Worcester (3) </text:span><text:span text:style-name="Body_20_text_20__28_2_29__20__2b__20_Bold">China: </text:span><text:span text:style-name="T1">Duke of Kingston </text:span><text:span text:style-name="Body_20_text_20__28_2_29__20__2b__20_Bold">(2), </text:span><text:span text:style-name="T1">Valentine </text:span><text:span text:style-name="Body_20_text_20__28_2_29__20__2b__20_Bold">(2) Madras and Bengal: </text:span><text:span text:style-name="T1">Bridgewater </text:span><text:span text:style-name="Body_20_text_20__28_2_29__20__2b__20_Bold">(2), </text:span><text:span text:style-name="T1">Egmont (2), Harcourt (2), Houghton (4), Huntingdon, Latham (2), Lord Mansfield (2), Mercury (1), Northington </text:span><text:span text:style-name="Body_20_text_20__28_2_29__20__2b__20_Bold">Madras and China: </text:span><text:span text:style-name="T1">Kent </text:span><text:span text:style-name="Body_20_text_20__28_2_29__20__2b__20_Bold">(4), </text:span><text:span text:style-name="T1">Ponsbome </text:span><text:span text:style-name="Body_20_text_20__28_2_29__20__2b__20_Bold">(1), </text:span><text:span text:style-name="T1">Stormont (2)</text:span></text:p>
        <text:p text:style-name="P25"><text:span text:style-name="Body_20_text_20__28_11_29__20__2b__20_Not_20_Bold"><text:span text:style-name="T11">St </text:span></text:span><text:span text:style-name="T1">Helena and Benkulen: </text:span><text:span text:style-name="Body_20_text_20__28_11_29__20__2b__20_Not_20_Bold"><text:span text:style-name="T11">Alfred </text:span></text:span><text:span text:style-name="T1">(1)</text:span></text:p>
        <text:p text:style-name="P112"><text:span text:style-name="T1">St </text:span><text:span text:style-name="Body_20_text_20__28_2_29__20__2b__20_Bold">Helena and China: </text:span><text:span text:style-name="T1">Royal Captain (2)</text:span></text:p>
        <text:p text:style-name="P28"><text:span text:style-name="Body_20_text_20__28_11_29__20__2b__20_Not_20_Bold"><text:span text:style-name="T11">St </text:span></text:span><text:span text:style-name="T1">Helena and Madras: </text:span><text:span text:style-name="Body_20_text_20__28_11_29__20__2b__20_Not_20_Bold"><text:span text:style-name="T11">Eagle (6)</text:span></text:span></text:p>
        <text:h text:style-name="P478" text:outline-level="5"><text:bookmark-start text:name="bookmark214"/><text:span text:style-name="T7">1773/4</text:span><text:bookmark-end text:name="bookmark214"/></text:h>
        <text:p text:style-name="P276"><text:span text:style-name="Body_20_text_20__28_2_29__20__2b__20_Bold">Bengal: </text:span><text:span text:style-name="T1">Anson (3), Earl of Ashbumham </text:span><text:span text:style-name="Body_20_text_20__28_2_29__20__2b__20_Bold">Bombay: </text:span><text:span text:style-name="T1">Northumberland (2), Thames (1) </text:span><text:span text:style-name="Body_20_text_20__28_2_29__20__2b__20_Bold">Bombay and China: </text:span><text:span text:style-name="T1">Stafford (2)</text:span></text:p>
        <text:p text:style-name="P276"><text:span text:style-name="Body_20_text_20__28_2_29__20__2b__20_Bold">Madras and Bengal: </text:span><text:span text:style-name="T1">Asia (2), Bute, Dutton (1), Pacific, Sea Horse, Speke </text:span><text:span text:style-name="Body_20_text_20__28_2_29__20__2b__20_Bold">Madras and Bombay: </text:span><text:span text:style-name="T1">Calcutta (2)</text:span></text:p>
        <text:p text:style-name="P276"><text:span text:style-name="Body_20_text_20__28_2_29__20__2b__20_Bold">Madras and China: </text:span><text:span text:style-name="T1">Ceres (1), Morse, True Briton (3)</text:span></text:p>
        <text:p text:style-name="P71"><text:span text:style-name="Body_20_text_20__28_11_29__20__2b__20_Not_20_Bold"><text:span text:style-name="T11">St </text:span></text:span><text:span text:style-name="T1">Helena and Benkulen: </text:span><text:span text:style-name="Body_20_text_20__28_11_29__20__2b__20_Not_20_Bold"><text:span text:style-name="T11">York (4)</text:span></text:span></text:p>
        <text:h text:style-name="P479" text:outline-level="5"><text:bookmark-start text:name="bookmark215"/><text:span text:style-name="T7">1774/5</text:span><text:bookmark-end text:name="bookmark215"/></text:h>
        <text:p text:style-name="P46"><text:span text:style-name="T1">Benkulen and Bengal; </text:span><text:span text:style-name="Body_20_text_20__28_11_29__20__2b__20_Not_20_Bold"><text:span text:style-name="T11">Syren (2)</text:span></text:span></text:p>
        <text:p text:style-name="P343"><text:span text:style-name="Body_20_text_20__28_2_29__20__2b__20_Bold">Benkulen and China; </text:span><text:span text:style-name="T1">Lord North, Rochford</text:span></text:p>
        <text:p text:style-name="P48"><text:span text:style-name="T1">Bombay: </text:span><text:span text:style-name="Body_20_text_20__28_11_29__20__2b__20_Not_20_Bold"><text:span text:style-name="T11">Gatton</text:span></text:span></text:p>
        <text:p text:style-name="P47"><text:span text:style-name="T1">Bombay, Madras and Bengal: </text:span><text:span text:style-name="Body_20_text_20__28_11_29__20__2b__20_Not_20_Bold"><text:span text:style-name="T11">Talbot </text:span></text:span><text:span text:style-name="T1">Madras: </text:span><text:span text:style-name="Body_20_text_20__28_11_29__20__2b__20_Not_20_Bold"><text:span text:style-name="T11">Nottingham (2)</text:span></text:span></text:p>
        <text:p text:style-name="P47"><text:span text:style-name="T1">Madras and Bengal: </text:span><text:span text:style-name="Body_20_text_20__28_11_29__20__2b__20_Not_20_Bold"><text:span text:style-name="T11">Ankerwyke,</text:span></text:span></text:p>
        <text:p text:style-name="P183"><text:span text:style-name="T1">Colebrooke, Godfrey (2), Hillsborough (1), Salisbury (2)</text:span></text:p>
        <text:p text:style-name="P198"><text:span text:style-name="Body_20_text_20__28_2_29__20__2b__20_Bold">Madras and Bombay: </text:span><text:span text:style-name="T1">Grenville </text:span><text:span text:style-name="Body_20_text_20__28_2_29__20__2b__20_Bold">Madras and China: </text:span><text:span text:style-name="T1">Grosvenor (1), Queen (3) </text:span><text:span text:style-name="Body_20_text_20__28_2_29__20__2b__20_Bold">St Helena and Benkulen: </text:span><text:span text:style-name="T1">Hampshire (2), Osterley (2)</text:span></text:p>
        <text:h text:style-name="P477" text:outline-level="5"><text:bookmark-start text:name="bookmark216"/><text:span text:style-name="T7">1775/6</text:span><text:bookmark-end text:name="bookmark216"/></text:h>
        <text:p text:style-name="P183"><text:span text:style-name="Body_20_text_20__28_2_29__20__2b__20_Bold">Bombay; </text:span><text:span text:style-name="T1">Latham </text:span><text:span text:style-name="Body_20_text_20__28_2_29__20__2b__20_Bold">(2), </text:span><text:span text:style-name="T1">Marquis of Rockingham (2)</text:span></text:p>
        <text:p text:style-name="P47"><text:span text:style-name="T1">Madras and Bengal: </text:span><text:span text:style-name="Body_20_text_20__28_11_29__20__2b__20_Not_20_Bold"><text:span text:style-name="T11">Duke of Cumberland</text:span></text:span></text:p>
        <text:list xml:id="list135130806440803" text:continue-numbering="true" text:style-name="WWNum41">
          <text:list-item>
            <text:p text:style-name="P214"><text:span text:style-name="T1">, Greenwich (2), Lioness (2), London (12), Nassau (3), Prince of Wales (4), Shrewsbury</text:span></text:p>
          </text:list-item>
        </text:list>
        <text:list xml:id="list135130852743902" text:continue-list="list2773492158" text:style-name="WWNum17">
          <text:list-item>
            <text:p text:style-name="P215"><text:span text:style-name="T1">, Triton (2)</text:span></text:p>
          </text:list-item>
        </text:list>
        <text:p text:style-name="P47"><text:span text:style-name="T1">Madras and Bombay: </text:span><text:span text:style-name="Body_20_text_20__28_11_29__20__2b__20_Not_20_Bold"><text:span text:style-name="T11">Hector (3)</text:span></text:span></text:p>
        <text:p text:style-name="P183"><text:span text:style-name="Body_20_text_20__28_2_29__20__2b__20_Bold">Madras and China: </text:span><text:span text:style-name="T1">Earl of Sandwich, Fox</text:span></text:p>
        <text:list xml:id="list2701512323" text:style-name="WWNum43">
          <text:list-item>
            <text:p text:style-name="P216"><text:span text:style-name="T1">, Granby, Lord Camden (1), Norfolk (3), Royal Henry St </text:span><text:span text:style-name="Body_20_text_20__28_2_29__20__2b__20_Bold">Helena: </text:span><text:span text:style-name="T1">Mercury (1)</text:span></text:p>
          </text:list-item>
        </text:list>
        <text:p text:style-name="P58"><text:span text:style-name="Body_20_text_20__28_11_29__20__2b__20_Not_20_Bold"><text:span text:style-name="T11">St </text:span></text:span><text:span text:style-name="T1">Helena and Benkulen: </text:span><text:span text:style-name="Body_20_text_20__28_11_29__20__2b__20_Not_20_Bold"><text:span text:style-name="T11">Duke of Grafton St </text:span></text:span><text:span text:style-name="T1">Helena, Benkulen and China: </text:span><text:span text:style-name="Body_20_text_20__28_11_29__20__2b__20_Not_20_Bold"><text:span text:style-name="T11">Lord Holland (2)</text:span></text:span></text:p>
        <text:h text:style-name="P477" text:outline-level="5"><text:bookmark-start text:name="bookmark217"/><text:span text:style-name="T7">1776/7</text:span><text:bookmark-end text:name="bookmark217"/></text:h>
        <text:p text:style-name="P112"><text:span text:style-name="Body_20_text_20__28_2_29__20__2b__20_Bold">Bengal: </text:span><text:span text:style-name="T1">Duke of Portland, Sea Horse </text:span><text:span text:style-name="Body_20_text_20__28_2_29__20__2b__20_Bold">Benkulen, Madras and China: </text:span><text:span text:style-name="T1">Lord North </text:span><text:span text:style-name="Body_20_text_20__28_2_29__20__2b__20_Bold">Bombay: </text:span><text:span text:style-name="T1">Hawke (4), York (4)</text:span></text:p>
        <text:p text:style-name="P25"><text:span text:style-name="T1">Bombay and Bengal: </text:span><text:span text:style-name="Body_20_text_20__28_11_29__20__2b__20_Not_20_Bold"><text:span text:style-name="T11">Northington </text:span></text:span><text:span text:style-name="T1">Bombay, Madras and Bengal; </text:span><text:span text:style-name="Body_20_text_20__28_11_29__20__2b__20_Not_20_Bold"><text:span text:style-name="T11">Rochford </text:span></text:span><text:span text:style-name="T1">Bombay, Madras and China: </text:span><text:span text:style-name="Body_20_text_20__28_11_29__20__2b__20_Not_20_Bold"><text:span text:style-name="T11">Bessborough </text:span></text:span><text:span text:style-name="T1">Cape, Madras and China: </text:span><text:span text:style-name="Body_20_text_20__28_11_29__20__2b__20_Not_20_Bold"><text:span text:style-name="T11">Worcester (3) </text:span></text:span><text:span text:style-name="T1">Madras and Bengal: </text:span><text:span text:style-name="Body_20_text_20__28_11_29__20__2b__20_Not_20_Bold"><text:span text:style-name="T11">Ceres (1), Duke of Kingston (2), Eagle (6), Egmont (2), Europa</text:span></text:span></text:p>
        <text:list xml:id="list3902177996" text:style-name="WWNum45">
          <text:list-item>
            <text:p text:style-name="P149"><text:span text:style-name="T1">, Houghton (4)</text:span></text:p>
          </text:list-item>
        </text:list>
        <text:p text:style-name="P25"><text:span text:style-name="T1">Madras, Bengal and Bombay: </text:span><text:span text:style-name="Body_20_text_20__28_11_29__20__2b__20_Not_20_Bold"><text:span text:style-name="T11">Valentine (2) </text:span></text:span><text:span text:style-name="T1">Madras and China: </text:span><text:span text:style-name="Body_20_text_20__28_11_29__20__2b__20_Not_20_Bold"><text:span text:style-name="T11">Prime, Princess Royal</text:span></text:span></text:p>
        <text:list xml:id="list135130503900598" text:continue-numbering="true" text:style-name="WWNum45">
          <text:list-item>
            <text:p text:style-name="P149"><text:span text:style-name="T1">, Resolution (3), Royal Charlotte (2), Stormont (2), True Briton (3)</text:span></text:p>
          </text:list-item>
        </text:list>
        <text:p text:style-name="P25"><text:span text:style-name="Body_20_text_20__28_11_29__20__2b__20_Not_20_Bold"><text:span text:style-name="T11">St </text:span></text:span><text:span text:style-name="T1">Helena and Benkulen: </text:span><text:span text:style-name="Body_20_text_20__28_11_29__20__2b__20_Not_20_Bold"><text:span text:style-name="T11">Bridgewater (2)</text:span></text:span></text:p>
        <text:p text:style-name="P36"><text:span text:style-name="Body_20_text_20__28_11_29__20__2b__20_Not_20_Bold"><text:span text:style-name="T11">St </text:span></text:span><text:span text:style-name="T1">Helena, Benkulen and China: </text:span><text:span text:style-name="Body_20_text_20__28_11_29__20__2b__20_Not_20_Bold"><text:span text:style-name="T11">Alfred (1)</text:span></text:span></text:p>
        <text:h text:style-name="P477" text:outline-level="5"><text:bookmark-start text:name="bookmark218"/><text:span text:style-name="T7">1777/8</text:span><text:bookmark-end text:name="bookmark218"/></text:h>
        <text:p text:style-name="P47"><text:span text:style-name="T1">Bengal and China: </text:span><text:span text:style-name="Body_20_text_20__28_11_29__20__2b__20_Not_20_Bold"><text:span text:style-name="T11">Calcutta (2)</text:span></text:span></text:p>
        <text:p text:style-name="P47"><text:span text:style-name="T1">Bombay: </text:span><text:span text:style-name="Body_20_text_20__28_11_29__20__2b__20_Not_20_Bold"><text:span text:style-name="T11">Colebrooke, Royal Admiral (1) </text:span></text:span><text:span text:style-name="T1">Bombay and China: </text:span><text:span text:style-name="Body_20_text_20__28_11_29__20__2b__20_Not_20_Bold"><text:span text:style-name="T11">Morse </text:span></text:span><text:span text:style-name="T1">Bombay, Madras, Bengal and Persian Gulf; </text:span><text:span text:style-name="Body_20_text_20__28_11_29__20__2b__20_Not_20_Bold"><text:span text:style-name="T11">Mercury (1)</text:span></text:span></text:p>
        <text:p text:style-name="P47"><text:span text:style-name="T1">Bombay, Madras, Bengal and China: </text:span><text:span text:style-name="Body_20_text_20__28_11_29__20__2b__20_Not_20_Bold"><text:span text:style-name="T11">Royal Hemy</text:span></text:span></text:p>
        <text:p text:style-name="P184"><text:span text:style-name="Body_20_text_20__28_2_29__20__2b__20_Bold">Madras and Bengal: </text:span><text:span text:style-name="T1">Gatton, Godfrey (2), Grosvenor (2), Hinde, Mountstuart, Nassau</text:span></text:p>
        <text:list xml:id="list135129787536757" text:continue-numbering="true" text:style-name="WWNum45">
          <text:list-item>
            <text:p text:style-name="P217"><text:span text:style-name="T1">, Osterley (2), Shrewsbury (3),</text:span></text:p>
          </text:list-item>
        </text:list>
        <text:p text:style-name="P183"><text:span text:style-name="T1">Southampton, Stafford (2)</text:span></text:p>
        <text:p text:style-name="P183"><text:span text:style-name="Body_20_text_20__28_2_29__20__2b__20_Bold">Madras and China: </text:span><text:span text:style-name="T1">Glatton (2), Hillsborough (1), Latham (2), Lord Holland (2), Royal George (3)</text:span></text:p>
        <text:p text:style-name="P47"><text:span text:style-name="Body_20_text_20__28_11_29__20__2b__20_Not_20_Bold"><text:span text:style-name="T11">St </text:span></text:span><text:span text:style-name="T1">Helena and Benkulen: </text:span><text:span text:style-name="Body_20_text_20__28_11_29__20__2b__20_Not_20_Bold"><text:span text:style-name="T11">Queen (3)</text:span></text:span></text:p>
        <text:p text:style-name="P195"><text:span text:style-name="T1">St </text:span><text:span text:style-name="Body_20_text_20__28_2_29__20__2b__20_Bold">Helena and China: </text:span><text:span text:style-name="T1">Earl of Mansfield</text:span></text:p>
        <text:h text:style-name="P475" text:outline-level="5"><text:bookmark-start text:name="bookmark219"/><text:span text:style-name="T7">1778/9</text:span><text:bookmark-end text:name="bookmark219"/></text:h>
        <text:p text:style-name="P112"><text:span text:style-name="Body_20_text_20__28_2_29__20__2b__20_Bold">Bombay: </text:span><text:span text:style-name="T1">Earl of Sandwich, Hawke (4) </text:span><text:span text:style-name="Body_20_text_20__28_2_29__20__2b__20_Bold">Bombay and Bengal: </text:span><text:span text:style-name="T1">Resolution (3)</text:span></text:p>
        <text:p text:style-name="P25"><text:span text:style-name="T1">Bombay and Madras: </text:span><text:span text:style-name="Body_20_text_20__28_11_29__20__2b__20_Not_20_Bold"><text:span text:style-name="T11">Prime</text:span></text:span></text:p>
        <text:p text:style-name="P25"><text:span text:style-name="T1">Cape, Madras and Bengal: </text:span><text:span text:style-name="Body_20_text_20__28_11_29__20__2b__20_Not_20_Bold"><text:span text:style-name="T11">Walpole (4)</text:span></text:span></text:p>
        <text:p text:style-name="P112"><text:span text:style-name="Body_20_text_20__28_2_29__20__2b__20_Bold">China: </text:span><text:span text:style-name="T1">Alfred (1), Worcester (3)</text:span></text:p>
        <text:p text:style-name="P112"><text:span text:style-name="Body_20_text_20__28_2_29__20__2b__20_Bold">Madras: </text:span><text:span text:style-name="T1">Norfolk (3)</text:span></text:p>
        <text:p text:style-name="P112"><text:span text:style-name="Body_20_text_20__28_2_29__20__2b__20_Bold">Madras and Bengal: </text:span><text:span text:style-name="T1">Ceres (1), Duke of Kingston (2), Fox (2), Ganges (1), General Barker, True Briton (3)</text:span></text:p>
        <text:p text:style-name="P112"><text:span text:style-name="Body_20_text_20__28_2_29__20__2b__20_Bold">Madras and Bombay: </text:span><text:span text:style-name="T1">Duke of Grafton </text:span><text:span text:style-name="Body_20_text_20__28_2_29__20__2b__20_Bold">Madras and China: </text:span><text:span text:style-name="T1">Atlas (1), Earl of Oxford, Granby, Halsewell</text:span></text:p>
        <text:p text:style-name="P80"><text:span text:style-name="Body_20_text_20__28_11_29__20__2b__20_Not_20_Bold"><text:span text:style-name="T11">St </text:span></text:span><text:span text:style-name="T1">Helena, Bengal and Madras: </text:span><text:span text:style-name="Body_20_text_20__28_11_29__20__2b__20_Not_20_Bold"><text:span text:style-name="T11">Earl Talbot</text:span></text:span></text:p>
        <text:h text:style-name="P523" text:outline-level="5"><text:bookmark-start text:name="bookmark220"/><text:span text:style-name="T1">(1)</text:span><text:bookmark-end text:name="bookmark220"/></text:h>
        <text:p text:style-name="P67"><text:span text:style-name="Body_20_text_20__28_11_29__20__2b__20_Not_20_Bold"><text:span text:style-name="T11">St </text:span></text:span><text:span text:style-name="T1">Helena and Benkulen: </text:span><text:span text:style-name="Body_20_text_20__28_11_29__20__2b__20_Not_20_Bold"><text:span text:style-name="T11">Princess Royal (2) St </text:span></text:span><text:span text:style-name="T1">Helena, Benkulen and China: </text:span><text:span text:style-name="Body_20_text_20__28_11_29__20__2b__20_Not_20_Bold"><text:span text:style-name="T11">London </text:span></text:span><text:span text:style-name="Body_20_text_20__28_11_29__20__2b__20_8_20_pt"><text:span text:style-name="T8">(</text:span></text:span><text:span text:style-name="T1">12</text:span><text:span text:style-name="Body_20_text_20__28_11_29__20__2b__20_8_20_pt"><text:span text:style-name="T8">)</text:span></text:span></text:p>
        <text:h text:style-name="P475" text:outline-level="5"><text:bookmark-start text:name="bookmark221"/><text:span text:style-name="T7">1779/80</text:span><text:bookmark-end text:name="bookmark221"/></text:h>
        <text:p text:style-name="P112"><text:span text:style-name="Body_20_text_20__28_2_29__20__2b__20_Bold">Bengal: </text:span><text:span text:style-name="T1">Eagle (6)</text:span></text:p>
        <text:p text:style-name="P112"><text:span text:style-name="Body_20_text_20__28_2_29__20__2b__20_Bold">Bombay: </text:span><text:span text:style-name="T1">Godfrey (2)</text:span></text:p>
        <text:p text:style-name="P112"><text:span text:style-name="Body_20_text_20__28_2_29__20__2b__20_Bold">Bombay and Madras: </text:span><text:span text:style-name="T1">Royal Admiral (1) </text:span><text:span text:style-name="Body_20_text_20__28_2_29__20__2b__20_Bold">China: </text:span><text:span text:style-name="T1">Earl of Mansfield, Glatton (2), Lord Holland (2), Stormont (2)</text:span></text:p>
        <text:p text:style-name="P112"><text:span text:style-name="Body_20_text_20__28_2_29__20__2b__20_Bold">China and Benkulen: </text:span><text:span text:style-name="T1">Pigot (2), Vansittart (3) </text:span><text:span text:style-name="Body_20_text_20__28_2_29__20__2b__20_Bold">Madras and Bengal: </text:span><text:span text:style-name="T1">Bellmont, Earl of Dartmouth, Grosvenor (2), Hillsborough (1), Mountstuart, Rochford, Royal George (3) </text:span><text:span text:style-name="Body_20_text_20__28_2_29__20__2b__20_Bold">Madras, Bengal and Bombay: </text:span><text:span text:style-name="T1">Neptune (4) </text:span><text:span text:style-name="Body_20_text_20__28_2_29__20__2b__20_Bold">Madras, Bengal, Bombay and China: </text:span><text:span text:style-name="T1">Duke of Portland</text:span></text:p>
        <text:p text:style-name="P25"><text:span text:style-name="T1">Madras, Bombay and China: </text:span><text:span text:style-name="Body_20_text_20__28_11_29__20__2b__20_Not_20_Bold"><text:span text:style-name="T11">Contractor, Ponsbome (2)</text:span></text:span></text:p>
        <text:p text:style-name="P112"><text:span text:style-name="Body_20_text_20__28_2_29__20__2b__20_Bold">Madras and China: </text:span><text:span text:style-name="T1">Bridgewater (2), Lascelles, London (13), York (4)</text:span></text:p>
        <text:p text:style-name="P29"><text:span text:style-name="Body_20_text_20__28_11_29__20__2b__20_Not_20_Bold"><text:span text:style-name="T11">St </text:span></text:span><text:span text:style-name="T1">Helena and Benkulen: </text:span><text:span text:style-name="Body_20_text_20__28_11_29__20__2b__20_Not_20_Bold"><text:span text:style-name="T11">Gatton St </text:span></text:span><text:span text:style-name="T1">Helena, Bombay </text:span><text:span text:style-name="Body_20_text_20__28_11_29__20__2b__20_Not_20_Bold"><text:span text:style-name="T11">and </text:span></text:span><text:span text:style-name="T1">China: </text:span><text:span text:style-name="Body_20_text_20__28_11_29__20__2b__20_Not_20_Bold"><text:span text:style-name="T11">Royal Charlotte (2)</text:span></text:span></text:p>
        <text:h text:style-name="P475" text:outline-level="5"><text:bookmark-start text:name="bookmark222"/><text:span text:style-name="T7">1780/1</text:span><text:bookmark-end text:name="bookmark222"/></text:h>
        <text:p text:style-name="P25"><text:span text:style-name="T1">Bengal: </text:span><text:span text:style-name="Body_20_text_20__28_11_29__20__2b__20_Not_20_Bold"><text:span text:style-name="T11">Lord Mulgrave </text:span></text:span><text:span text:style-name="T1">Benkulen and China: </text:span><text:span text:style-name="Body_20_text_20__28_11_29__20__2b__20_Not_20_Bold"><text:span text:style-name="T11">Lord North </text:span></text:span><text:span text:style-name="T1">Bombay, Bengal and China: </text:span><text:span text:style-name="Body_20_text_20__28_11_29__20__2b__20_Not_20_Bold"><text:span text:style-name="T11">Nassau (3)</text:span></text:span></text:p>
        <text:p text:style-name="P113"><text:span text:style-name="Body_20_text_20__28_2_29__20__2b__20_Bold">Bombay and China: </text:span><text:span text:style-name="T1">Asia (3), Locko, Osterley (3)</text:span></text:p>
        <text:p text:style-name="P112"><text:span text:style-name="Body_20_text_20__28_2_29__20__2b__20_Bold">China: </text:span><text:span text:style-name="T1">Earl of Hertford </text:span><text:span text:style-name="Body_20_text_20__28_2_29__20__2b__20_Bold">Madras and Bengal: </text:span><text:span text:style-name="T1">Blandford, Chapman, Deptford (2), Fortitude (1), Hinchinbrooke, Lively, Tartar (1), Valentine (3)</text:span></text:p>
        <text:p text:style-name="P25"><text:span text:style-name="T1">Madras, Bengal and Bombay: </text:span><text:span text:style-name="Body_20_text_20__28_11_29__20__2b__20_Not_20_Bold"><text:span text:style-name="T11">Southampton </text:span></text:span><text:span text:style-name="T1">Madras, Bengal, Bombay and China: </text:span><text:span text:style-name="Body_20_text_20__28_11_29__20__2b__20_Not_20_Bold"><text:span text:style-name="T11">Earl of Chesterfield</text:span></text:span></text:p>
        <text:p text:style-name="P25"><text:span text:style-name="T1">Madras, Bengal and China: </text:span><text:span text:style-name="Body_20_text_20__28_11_29__20__2b__20_Not_20_Bold"><text:span text:style-name="T11">Queen (3) </text:span></text:span><text:span text:style-name="T1">Madras and China: </text:span><text:span text:style-name="Body_20_text_20__28_11_29__20__2b__20_Not_20_Bold"><text:span text:style-name="T11">Essex (4), Latham (2), Rodney (1)</text:span></text:span></text:p>
        <text:p text:style-name="P112"><text:span text:style-name="T1">St </text:span><text:span text:style-name="Body_20_text_20__28_2_29__20__2b__20_Bold">Helena and Bengal: </text:span><text:span text:style-name="T1">Northumberland (3) St </text:span><text:span text:style-name="Body_20_text_20__28_2_29__20__2b__20_Bold">Helena and China: </text:span><text:span text:style-name="T1">Hastings (1)</text:span></text:p>
        <text:p text:style-name="P29"><text:span text:style-name="Body_20_text_20__28_11_29__20__2b__20_Not_20_Bold"><text:span text:style-name="T11">St </text:span></text:span><text:span text:style-name="T1">Helena, China and Bengal; </text:span><text:span text:style-name="Body_20_text_20__28_11_29__20__2b__20_Not_20_Bold"><text:span text:style-name="T11">Fox (3)</text:span></text:span></text:p>
        <text:h text:style-name="P475" text:outline-level="5"><text:bookmark-start text:name="bookmark223"/><text:span text:style-name="T7">1781/2</text:span><text:bookmark-end text:name="bookmark223"/></text:h>
        <text:p text:style-name="P112"><text:span text:style-name="Body_20_text_20__28_2_29__20__2b__20_Bold">Bengal: </text:span><text:span text:style-name="T1">Norfolk (3)</text:span></text:p>
        <text:p text:style-name="P25"><text:span text:style-name="T1">Bengal and Benkulen: </text:span><text:span text:style-name="Body_20_text_20__28_11_29__20__2b__20_Not_20_Bold"><text:span text:style-name="T11">Trial (2)</text:span></text:span></text:p>
        <text:p text:style-name="P112"><text:span text:style-name="Body_20_text_20__28_2_29__20__2b__20_Bold">Benkulen: </text:span><text:span text:style-name="T1">Greyhound (3)</text:span></text:p>
        <text:p text:style-name="P112"><text:span text:style-name="Body_20_text_20__28_2_29__20__2b__20_Bold">Bombay: </text:span><text:span text:style-name="T1">Europa (2), Fairford </text:span><text:span text:style-name="Body_20_text_20__28_2_29__20__2b__20_Bold">Bombay and Bengal: </text:span><text:span text:style-name="T1">Worcester (3)</text:span></text:p>
        <text:p text:style-name="P25"><text:span text:style-name="T1">Bombay and Benkulen: </text:span><text:span text:style-name="Body_20_text_20__28_11_29__20__2b__20_Not_20_Bold"><text:span text:style-name="T11">Royal Bishop </text:span></text:span><text:span text:style-name="T1">Bombay and China: </text:span><text:span text:style-name="Body_20_text_20__28_11_29__20__2b__20_Not_20_Bold"><text:span text:style-name="T11">Hawke (4)</text:span></text:span></text:p>
        <text:p text:style-name="P25"><text:span text:style-name="T1">Bombay, Madras and Bengal: </text:span><text:span text:style-name="Body_20_text_20__28_11_29__20__2b__20_Not_20_Bold"><text:span text:style-name="T11">Earl Talbot</text:span></text:span></text:p>
        <text:list xml:id="list3525648018" text:style-name="WWNum47">
          <text:list-item>
            <text:p text:style-name="P150"><text:span text:style-name="T1">, Warren Hastings (1)</text:span></text:p>
          </text:list-item>
        </text:list>
        <text:p text:style-name="P112"><text:span text:style-name="Body_20_text_20__28_2_29__20__2b__20_Bold">Bombay, Madras, Bengal and China: </text:span><text:span text:style-name="T1">Alfred (1), Calcutta (2), Ganges (1)</text:span></text:p>
        <text:p text:style-name="P25"><text:span text:style-name="T1">Bombay, Madras and China: </text:span><text:span text:style-name="Body_20_text_20__28_11_29__20__2b__20_Not_20_Bold"><text:span text:style-name="T11">Royal Henry </text:span></text:span><text:span text:style-name="T1">China: </text:span><text:span text:style-name="Body_20_text_20__28_11_29__20__2b__20_Not_20_Bold"><text:span text:style-name="T11">Antelope (4)</text:span></text:span></text:p>
        <text:p text:style-name="P112"><text:span text:style-name="Body_20_text_20__28_2_29__20__2b__20_Bold">Madras and Bengal: </text:span><text:span text:style-name="T1">Busbridge, Duke of Athol, Montagu (4), Rodney (2), Winterton </text:span><text:span text:style-name="Body_20_text_20__28_2_29__20__2b__20_Bold">Madras, Bengal and China: </text:span><text:span text:style-name="T1">Dutton (2) </text:span><text:span text:style-name="Body_20_text_20__28_2_29__20__2b__20_Bold">Madras and Bombay: </text:span><text:span text:style-name="T1">General Goddard </text:span><text:span text:style-name="Body_20_text_20__28_2_29__20__2b__20_Bold">Madras, Bombay and Bengal; </text:span><text:span text:style-name="T1">Ceres (1) </text:span><text:span text:style-name="Body_20_text_20__28_2_29__20__2b__20_Bold">Madras and China: </text:span><text:span text:style-name="T1">Francis (2), General Coote, Kent (5), Lascelles, Major, Morse St </text:span><text:span text:style-name="Body_20_text_20__28_2_29__20__2b__20_Bold">Helena: </text:span><text:span text:style-name="T1">Spy (2)</text:span></text:p>
        <text:p text:style-name="P25"><text:span text:style-name="Body_20_text_20__28_11_29__20__2b__20_Not_20_Bold"><text:span text:style-name="T11">St </text:span></text:span><text:span text:style-name="T1">Helena and Benkulen: </text:span><text:span text:style-name="Body_20_text_20__28_11_29__20__2b__20_Not_20_Bold"><text:span text:style-name="T11">Britannia </text:span></text:span><text:span text:style-name="T1">(4)</text:span></text:p>
        <text:p text:style-name="P114"><text:span text:style-name="T1">St </text:span><text:span text:style-name="Body_20_text_20__28_2_29__20__2b__20_Bold">Helena, Benkulen and China: </text:span><text:span text:style-name="T1">Walpole (4) </text:span><text:span text:style-name="Body_20_text_20__28_2_29__20__2b__20_Bold">‘India’: </text:span><text:span text:style-name="T1">Ann &amp; Amelia (1), Brilliant, Northampton</text:span></text:p>
        <text:h text:style-name="P475" text:outline-level="5"><text:bookmark-start text:name="bookmark224"/><text:span text:style-name="T7">1782/3</text:span><text:bookmark-end text:name="bookmark224"/></text:h>
        <text:p text:style-name="P112"><text:span text:style-name="Body_20_text_20__28_2_29__20__2b__20_Bold">Bombay: </text:span><text:span text:style-name="T1">General Eliott, Glatton (2)</text:span></text:p>
        <text:p text:style-name="P112"><text:span text:style-name="Body_20_text_20__28_2_29__20__2b__20_Bold">Bombay and Bengal: </text:span><text:span text:style-name="T1">Bessborough </text:span><text:span text:style-name="Body_20_text_20__28_2_29__20__2b__20_Bold">Bombay and China: </text:span><text:span text:style-name="T1">Sulivan </text:span><text:span text:style-name="Body_20_text_20__28_2_29__20__2b__20_Bold">Madras and Bengal: </text:span><text:span text:style-name="T1">Atlas (1), Barwell, Bellmont, Duke of Kingston (2), Earl of Oxford, Fox (2), Halsewell, Lord Macartney, Pigot (2)</text:span></text:p>
        <text:p text:style-name="P81"><text:span text:style-name="T1">Madras, Bengal and Benkulen; </text:span><text:span text:style-name="Body_20_text_20__28_11_29__20__2b__20_Not_20_Bold"><text:span text:style-name="T11">Vansittart</text:span></text:span></text:p>
        <text:h text:style-name="P512" text:outline-level="5"><text:bookmark-start text:name="bookmark225"/><text:span text:style-name="T1">(3)</text:span><text:bookmark-end text:name="bookmark225"/></text:h>
        <text:p text:style-name="P7"><text:span text:style-name="T1">Madras, Bombay and China: </text:span><text:span text:style-name="Body_20_text_20__28_11_29__20__2b__20_Not_20_Bold"><text:span text:style-name="T11">Tme Briton (3)</text:span></text:span></text:p>
      </text:section>
      <text:section text:style-name="Sect6" text:name="Bereich13">
        <text:p text:style-name="P186"><text:span text:style-name="Body_20_text_20__28_2_29__20__2b__20_Bold">Madras and China: </text:span><text:span text:style-name="T1">Earl of Sandwich, Houghton (5), London (13), Stormont (2), York (4)</text:span></text:p>
        <text:p text:style-name="P59"><text:span text:style-name="T1">St Helena and Bombay: </text:span><text:span text:style-name="Body_20_text_20__28_11_29__20__2b__20_Not_20_Bold"><text:span text:style-name="T11">Raymond </text:span></text:span><text:span text:style-name="T1">‘India’: </text:span><text:span text:style-name="Body_20_text_20__28_11_29__20__2b__20_Not_20_Bold"><text:span text:style-name="T11">Prime</text:span></text:span></text:p>
        <text:h text:style-name="P463" text:outline-level="5"><text:bookmark-start text:name="bookmark226"/><text:span text:style-name="T1">1783/4</text:span><text:bookmark-end text:name="bookmark226"/></text:h>
        <text:p text:style-name="P183"><text:span text:style-name="Body_20_text_20__28_2_29__20__2b__20_Bold">Bengal: </text:span><text:span text:style-name="T1">Surprise</text:span></text:p>
        <text:p text:style-name="P183"><text:span text:style-name="Body_20_text_20__28_2_29__20__2b__20_Bold">Bombay: </text:span><text:span text:style-name="T1">Lord Camden (2), Neptune (4), Sampson (4)</text:span></text:p>
        <text:p text:style-name="P183"><text:span text:style-name="Body_20_text_20__28_2_29__20__2b__20_Bold">Madras and Bengal: </text:span><text:span text:style-name="T1">Barrington, Earl Cornwallis, Earl of Mansfield, Fox (3), Hillsborough (2), Swallow (3), Valentine (3) </text:span><text:span text:style-name="Body_20_text_20__28_2_29__20__2b__20_Bold">Madras and China: </text:span><text:span text:style-name="T1">Contractor, Foulis, Middlesex (2), Ponsbome (2)</text:span></text:p>
        <text:p text:style-name="P47"><text:span text:style-name="T1">St Helena, Bombay and China: </text:span><text:span text:style-name="Body_20_text_20__28_11_29__20__2b__20_Not_20_Bold"><text:span text:style-name="T11">Royal Admiral (1)</text:span></text:span></text:p>
        <text:p text:style-name="P56"><text:span text:style-name="T1">St Helena, Madras and Benkulen: </text:span><text:span text:style-name="Body_20_text_20__28_11_29__20__2b__20_Not_20_Bold"><text:span text:style-name="T11">Royal Charlotte (2)</text:span></text:span></text:p>
        <text:h text:style-name="P447" text:outline-level="5"><text:bookmark-start text:name="bookmark227"/><text:span text:style-name="T1">1784/5</text:span><text:bookmark-end text:name="bookmark227"/></text:h>
        <text:p text:style-name="P25"><text:span text:style-name="T1">Benkulen and China: </text:span><text:span text:style-name="Body_20_text_20__28_11_29__20__2b__20_Not_20_Bold"><text:span text:style-name="T11">Asia (3)</text:span></text:span></text:p>
        <text:p text:style-name="P112"><text:span text:style-name="Body_20_text_20__28_2_29__20__2b__20_Bold">Bombay: </text:span><text:span text:style-name="T1">Northumberland (3)</text:span></text:p>
        <text:p text:style-name="P112"><text:span text:style-name="Body_20_text_20__28_2_29__20__2b__20_Bold">Bombay and Bengal: </text:span><text:span text:style-name="T1">King George </text:span><text:span text:style-name="Body_20_text_20__28_2_29__20__2b__20_Bold">(4) Bombay and China: </text:span><text:span text:style-name="T1">Duke of Montrose </text:span><text:span text:style-name="Body_20_text_20__28_2_29__20__2b__20_Bold">China: </text:span><text:span text:style-name="T1">Atlas </text:span><text:span text:style-name="Body_20_text_20__28_2_29__20__2b__20_Bold">(1), </text:span><text:span text:style-name="T1">Harwell, Bellmont, Busbridge, General Eliott, Lascelles, Locko, Lord Macartney, Warren Hastings (1) </text:span><text:span text:style-name="Body_20_text_20__28_2_29__20__2b__20_Bold">Madras and Bengal: </text:span><text:span text:style-name="T1">Deptford </text:span><text:span text:style-name="Body_20_text_20__28_2_29__20__2b__20_Bold">(2), </text:span><text:span text:style-name="T1">Dutton </text:span><text:span text:style-name="Body_20_text_20__28_2_29__20__2b__20_Bold">(2), </text:span><text:span text:style-name="T1">Dublin, Earl Talbot </text:span><text:span text:style-name="Body_20_text_20__28_2_29__20__2b__20_Bold">(1), </text:span><text:span text:style-name="T1">Francis </text:span><text:span text:style-name="Body_20_text_20__28_2_29__20__2b__20_Bold">(2), </text:span><text:span text:style-name="T1">Montagu </text:span><text:span text:style-name="Body_20_text_20__28_2_29__20__2b__20_Bold">(4), </text:span><text:span text:style-name="T1">Rodney </text:span><text:span text:style-name="Body_20_text_20__28_2_29__20__2b__20_Bold">(2), </text:span><text:span text:style-name="T1">Winterton </text:span><text:span text:style-name="Body_20_text_20__28_2_29__20__2b__20_Bold">Madras and China: </text:span><text:span text:style-name="T1">Britannia </text:span><text:span text:style-name="Body_20_text_20__28_2_29__20__2b__20_Bold">(4), </text:span><text:span text:style-name="T1">Essex </text:span><text:span text:style-name="Body_20_text_20__28_2_29__20__2b__20_Bold">(4), </text:span><text:span text:style-name="T1">Houghton (5), Osterley (3)</text:span></text:p>
        <text:p text:style-name="P37"><text:span text:style-name="T1">St Helena and Benkulen: </text:span><text:span text:style-name="Body_20_text_20__28_11_29__20__2b__20_Not_20_Bold"><text:span text:style-name="T11">Raymond </text:span></text:span><text:span text:style-name="T1">St Helena and China: </text:span><text:span text:style-name="Body_20_text_20__28_11_29__20__2b__20_Not_20_Bold"><text:span text:style-name="T11">General Coote</text:span></text:span></text:p>
        <text:h text:style-name="P456" text:outline-level="5"><text:bookmark-start text:name="bookmark228"/><text:span text:style-name="T1">1785/6</text:span><text:bookmark-end text:name="bookmark228"/></text:h>
        <text:p text:style-name="P343"><text:span text:style-name="Body_20_text_20__28_2_29__20__2b__20_Bold">Bengal: </text:span><text:span text:style-name="T1">Lansdown</text:span></text:p>
        <text:p text:style-name="P46"><text:span text:style-name="T1">Bengal, Bombay and China: </text:span><text:span text:style-name="Body_20_text_20__28_11_29__20__2b__20_Not_20_Bold"><text:span text:style-name="T11">Hillsborough</text:span></text:span></text:p>
        <text:h text:style-name="P524" text:outline-level="5"><text:bookmark-start text:name="bookmark229"/><text:span text:style-name="T1">(</text:span><text:span text:style-name="Heading_20__23_5_20__28_34_29_">2</text:span><text:span text:style-name="T1">)</text:span><text:bookmark-end text:name="bookmark229"/></text:h>
        <text:p text:style-name="P112"><text:span text:style-name="Body_20_text_20__28_2_29__20__2b__20_Bold">Benkulen and China: </text:span><text:span text:style-name="T1">Earl of Mansfield </text:span><text:span text:style-name="Body_20_text_20__28_2_29__20__2b__20_Bold">Bombay: </text:span><text:span text:style-name="T1">Rockingham (1)</text:span></text:p>
        <text:p text:style-name="P112"><text:span text:style-name="Body_20_text_20__28_2_29__20__2b__20_Bold">Bombay, Bengal and China: </text:span><text:span text:style-name="T1">Queen (4) </text:span><text:span text:style-name="Body_20_text_20__28_2_29__20__2b__20_Bold">Bombay and China: </text:span><text:span text:style-name="T1">Bessborough </text:span><text:span text:style-name="Body_20_text_20__28_2_29__20__2b__20_Bold">China: </text:span><text:span text:style-name="T1">Bridgewater (3), Carnatic (1), Chapman, Contractor, Earl Cornwallis, Lord North, Mars, Neptune (4), Pigot (2), Pitt (2), Ranger (2), Royal Bishop, Royal Charlotte (2), Southampton, Stormont (2)</text:span></text:p>
        <text:p text:style-name="P112"><text:span text:style-name="Body_20_text_20__28_2_29__20__2b__20_Bold">Madras and Bengal: </text:span><text:span text:style-name="T1">Berrington, Earl of Oxford, Ganges (1), Halsewell, Manship (1), Phoenix (3), Surprise, Swallow (3), William Pitt (1)</text:span></text:p>
        <text:p text:style-name="P25"><text:span text:style-name="T1">Madras, Bengal and Benkulen: </text:span><text:span text:style-name="Body_20_text_20__28_11_29__20__2b__20_Not_20_Bold"><text:span text:style-name="T11">Ravensworth</text:span></text:span></text:p>
        <text:p text:style-name="P48"><text:span text:style-name="T1">Madras, Bengal Bombay and China: </text:span><text:span text:style-name="Body_20_text_20__28_11_29__20__2b__20_Not_20_Bold"><text:span text:style-name="T11">Foulis </text:span></text:span><text:span text:style-name="T1">Madras, Bengal and China: </text:span><text:span text:style-name="Body_20_text_20__28_11_29__20__2b__20_Not_20_Bold"><text:span text:style-name="T11">Walpole (4) </text:span></text:span><text:span text:style-name="T1">Madras and China: </text:span><text:span text:style-name="Body_20_text_20__28_11_29__20__2b__20_Not_20_Bold"><text:span text:style-name="T11">Europe (2), Fort William</text:span></text:span></text:p>
        <text:list xml:id="list135131087316053" text:continue-numbering="true" text:style-name="WWNum47">
          <text:list-item>
            <text:p text:style-name="P219"><text:span text:style-name="T1">, General Goddard, London (13),</text:span></text:p>
          </text:list-item>
        </text:list>
        <text:p text:style-name="P183"><text:span text:style-name="T1">Middlesex (2), Ponsbome (2), Sulivan, Valentine (3), Vansittart (3), Worcester (4)</text:span></text:p>
        <text:p text:style-name="P47"><text:span text:style-name="T1">St Helena and Benkulen: </text:span><text:span text:style-name="Body_20_text_20__28_11_29__20__2b__20_Not_20_Bold"><text:span text:style-name="T11">Kent (5)</text:span></text:span></text:p>
        <text:p text:style-name="P47"><text:span text:style-name="T1">St Helena and China: </text:span><text:span text:style-name="Body_20_text_20__28_11_29__20__2b__20_Not_20_Bold"><text:span text:style-name="T11">York (4)</text:span></text:span></text:p>
        <text:p text:style-name="P199"><text:span text:style-name="T1">‘India’: Trial (2)</text:span></text:p>
        <text:h text:style-name="P463" text:outline-level="5"><text:bookmark-start text:name="bookmark230"/><text:span text:style-name="T1">1786/7</text:span><text:bookmark-end text:name="bookmark230"/></text:h>
        <text:p text:style-name="P183"><text:span text:style-name="Body_20_text_20__28_2_29__20__2b__20_Bold">Bengal: </text:span><text:span text:style-name="T1">Atlas (1), Britannia (4), Rodney (2), Thetis (1)</text:span></text:p>
        <text:p text:style-name="P183"><text:span text:style-name="Body_20_text_20__28_2_29__20__2b__20_Bold">Bengal and China: </text:span><text:span text:style-name="T1">Lord Camden (2) </text:span><text:span text:style-name="Body_20_text_20__28_2_29__20__2b__20_Bold">Bombay: </text:span><text:span text:style-name="T1">General Eliott </text:span><text:span text:style-name="Body_20_text_20__28_2_29__20__2b__20_Bold">Bombay and China: </text:span><text:span text:style-name="T1">King George (4), Locko, Melville Castle, Warren Hastings (1)</text:span></text:p>
        <text:p text:style-name="P47"><text:span text:style-name="T1">British Columbia and China: </text:span><text:span text:style-name="Body_20_text_20__28_11_29__20__2b__20_Not_20_Bold"><text:span text:style-name="T11">Prince of Wales (5)</text:span></text:span></text:p>
        <text:p text:style-name="P183"><text:span text:style-name="Body_20_text_20__28_2_29__20__2b__20_Bold">China: </text:span><text:span text:style-name="T1">Admiral Barrington, Belvedere, Dover (2), Earl of Wycombe, Hartwell, Lord Walsingham, Marquis of Lansdown, Nottingham (4)</text:span></text:p>
        <text:p text:style-name="P183"><text:span text:style-name="Body_20_text_20__28_2_29__20__2b__20_Bold">Madras and Bengal: </text:span><text:span text:style-name="T1">Busbridge, Henry Dundas, Minerva (1), Princess Amelia (3), Ranger (1)</text:span></text:p>
        <text:p text:style-name="P47"><text:span text:style-name="T1">Madras, Bengal and Bombay: </text:span><text:span text:style-name="Body_20_text_20__28_11_29__20__2b__20_Not_20_Bold"><text:span text:style-name="T11">Princess Royal (3)</text:span></text:span></text:p>
        <text:p text:style-name="P183"><text:span text:style-name="Body_20_text_20__28_2_29__20__2b__20_Bold">Madras and China: </text:span><text:span text:style-name="T1">Earl Fitzwilliam, Glatton (2), Hawke (5), Houghton (5), Lascelles, Osterley (3), Rose (2), Royal Admiral (1), Woodcot</text:span></text:p>
        <text:p text:style-name="P200"><text:span text:style-name="Body_20_text_20__28_2_29__20__2b__20_Bold">St Helena and Benkulen; </text:span><text:span text:style-name="T1">Earl of Chesterfield, Francis (2)</text:span></text:p>
        <text:h text:style-name="P456" text:outline-level="5"><text:bookmark-start text:name="bookmark231"/><text:span text:style-name="T1">1787/8</text:span><text:bookmark-end text:name="bookmark231"/></text:h>
        <text:p text:style-name="P343"><text:span text:style-name="Body_20_text_20__28_2_29__20__2b__20_Bold">Bengal: </text:span><text:span text:style-name="T1">Kent (5)</text:span></text:p>
        <text:p text:style-name="P46"><text:span text:style-name="T1">Bengal and Benkulen: </text:span><text:span text:style-name="Body_20_text_20__28_11_29__20__2b__20_Not_20_Bold"><text:span text:style-name="T11">Airly Castle </text:span></text:span><text:span text:style-name="T1">Bengal and Madras: </text:span><text:span text:style-name="Body_20_text_20__28_11_29__20__2b__20_Not_20_Bold"><text:span text:style-name="T11">Phoenix (3), Swallow</text:span></text:span></text:p>
        <text:p text:style-name="P390"><text:span text:style-name="T1">(3)</text:span></text:p>
        <text:p text:style-name="P183"><text:span text:style-name="Body_20_text_20__28_2_29__20__2b__20_Bold">Bombay: </text:span><text:span text:style-name="T1">London (13), Prince William Henry, Winterton</text:span></text:p>
        <text:p text:style-name="P183"><text:span text:style-name="Body_20_text_20__28_2_29__20__2b__20_Bold">Bombay and Bengal: </text:span><text:span text:style-name="T1">Dublin, Northumberland (3)</text:span></text:p>
        <text:p text:style-name="P183"><text:span text:style-name="Body_20_text_20__28_2_29__20__2b__20_Bold">Bombay and China: </text:span><text:span text:style-name="T1">Asia (3), Bellmont, Dutton (2), Deptford (2), Duke of Montrose, Raymond</text:span></text:p>
        <text:p text:style-name="P183"><text:span text:style-name="Body_20_text_20__28_2_29__20__2b__20_Bold">China: </text:span><text:span text:style-name="T1">Barwell, Earl Talbot (1), Neptune (4) </text:span><text:span text:style-name="Body_20_text_20__28_2_29__20__2b__20_Bold">Madras and Bengal: </text:span><text:span text:style-name="T1">Manship (1), Triton (3), William Pitt (1)</text:span></text:p>
        <text:p text:style-name="P47"><text:span text:style-name="T1">Madras, Bengal, Bombay and China: </text:span><text:span text:style-name="Body_20_text_20__28_11_29__20__2b__20_Not_20_Bold"><text:span text:style-name="T11">Lord Macartney</text:span></text:span></text:p>
        <text:p text:style-name="P183"><text:span text:style-name="Body_20_text_20__28_2_29__20__2b__20_Bold">Madras and China: </text:span><text:span text:style-name="T1">Albion (2), Boddam, Bridgewater (3), Carnatic (2), Ceres (2), Contractor, Earl Cornwallis, General Coote</text:span></text:p>
        <text:p text:style-name="P397"><text:span text:style-name="T1">New South Wales and China: Lady Penrhyn</text:span></text:p>
        <text:p text:style-name="P82"><text:span text:style-name="T1">St Helena, Benkulen and China: </text:span><text:span text:style-name="Body_20_text_20__28_11_29__20__2b__20_Not_20_Bold"><text:span text:style-name="T11">Lord Hawkesbury</text:span></text:span></text:p>
        <text:p text:style-name="P15"><text:span text:style-name="T1">St Helena and China: </text:span><text:span text:style-name="Body_20_text_20__28_11_29__20__2b__20_Not_20_Bold"><text:span text:style-name="T11">Essex (4)</text:span></text:span></text:p>
        <text:h text:style-name="P464" text:outline-level="5"><text:bookmark-start text:name="bookmark232"/><text:span text:style-name="T1">1788/9</text:span><text:bookmark-end text:name="bookmark232"/></text:h>
        <text:p text:style-name="P183"><text:span text:style-name="Body_20_text_20__28_2_29__20__2b__20_Bold">Bengal: </text:span><text:span text:style-name="T1">General Goddard, Melville Castle </text:span><text:span text:style-name="Body_20_text_20__28_2_29__20__2b__20_Bold">Bengal, Madras and Benkulen: </text:span><text:span text:style-name="T1">Earl of Oxford</text:span></text:p>
        <text:p text:style-name="P204"><text:span text:style-name="Body_20_text_20__28_2_29__20__2b__20_Bold">Bombay: </text:span><text:span text:style-name="T1">Ponsbome (2)</text:span></text:p>
        <text:p text:style-name="P183"><text:span text:style-name="Body_20_text_20__28_2_29__20__2b__20_Bold">Bombay and China: </text:span><text:span text:style-name="T1">Fort William (2), General Eliott, Thetis (1)</text:span></text:p>
        <text:p text:style-name="P183"><text:span text:style-name="Body_20_text_20__28_2_29__20__2b__20_Bold">China: </text:span><text:span text:style-name="T1">Earl of Mansfield, Earl of Wycombe, Ganges (1), King George (4), Lascelles, Middlesex (2), Vansittart (3), Walpole (4) </text:span><text:span text:style-name="Body_20_text_20__28_2_29__20__2b__20_Bold">Guinea: </text:span><text:span text:style-name="T1">Alexander (1)</text:span></text:p>
        <text:p text:style-name="P183"><text:span text:style-name="Body_20_text_20__28_2_29__20__2b__20_Bold">Madras and Bengal: </text:span><text:span text:style-name="T1">Barrington, Busbridge, Houghton (5), Pigot (2), Rose (2)</text:span></text:p>
        <text:p text:style-name="P47"><text:span text:style-name="T1">Madras, Benkulen and Bengal: </text:span><text:span text:style-name="Body_20_text_20__28_11_29__20__2b__20_Not_20_Bold"><text:span text:style-name="T11">Earl of Chesterfield</text:span></text:span></text:p>
        <text:p text:style-name="P183"><text:span text:style-name="Body_20_text_20__28_2_29__20__2b__20_Bold">Madras and China: </text:span><text:span text:style-name="T1">Duke ofBuccleugh (1), Europa (2), Nottingham (4), Ocean (1), Rockingham (1), Sulivan, Valentine (3), Warley (1)</text:span></text:p>
        <text:p text:style-name="P16"><text:span text:style-name="T1">St Helena, Benkulen and China: </text:span><text:span text:style-name="Body_20_text_20__28_11_29__20__2b__20_Not_20_Bold"><text:span text:style-name="T11">Pitt (2)</text:span></text:span></text:p>
        <text:p text:style-name="P17"><text:span text:style-name="T1">St Helena and China: </text:span><text:span text:style-name="Body_20_text_20__28_11_29__20__2b__20_Not_20_Bold"><text:span text:style-name="T11">Britannia (4)</text:span></text:span></text:p>
        <text:h text:style-name="P443" text:outline-level="5"><text:bookmark-start text:name="bookmark233"/><text:span text:style-name="T1">1789/90</text:span><text:bookmark-end text:name="bookmark233"/></text:h>
        <text:p text:style-name="P369"><text:span text:style-name="Body_20_text_20__28_2_29__20__2b__20_Bold">Bengal: </text:span><text:span text:style-name="T1">Hawke (5), John (2), Princess Amelia</text:span></text:p>
        <text:p text:style-name="P391"><text:span text:style-name="T1">(3)</text:span></text:p>
        <text:p text:style-name="P105"><text:span text:style-name="Body_20_text_20__28_2_29__20__2b__20_Bold">Bengal and Madras: </text:span><text:span text:style-name="T1">Earl Fitzwilliam, Prince William Henry, Rodney (2), Warren Hastings (1), William Pitt (1)</text:span></text:p>
        <text:p text:style-name="P112"><text:span text:style-name="Body_20_text_20__28_2_29__20__2b__20_Bold">Bombay: </text:span><text:span text:style-name="T1">Princess Royal (3), Worcester (4) Bombay and China: Barwell (1), Earl of Abergavenny (1), Francis (2), Henry Dundas, Osterley (3)</text:span></text:p>
        <text:p text:style-name="P133"><text:span text:style-name="Body_20_text_20__28_2_29__20__2b__20_Bold">China: </text:span><text:span text:style-name="T1">Bellmont, Earl Talbot (1),</text:span></text:p>
        <text:p text:style-name="P135"><text:span text:style-name="T1">Hillsborough (2), Lord Walsingham, Royal Admiral (1)</text:span></text:p>
        <text:p text:style-name="P43"><text:span text:style-name="T1">Madras and Bengal: </text:span><text:span text:style-name="Body_20_text_20__28_11_29__20__2b__20_Not_20_Bold"><text:span text:style-name="T11">Swallow (3)</text:span></text:span></text:p>
        <text:p text:style-name="P133"><text:span text:style-name="Body_20_text_20__28_2_29__20__2b__20_Bold">Madras, Bengal and Benkulen: </text:span><text:span text:style-name="T1">Foulis </text:span><text:span text:style-name="Body_20_text_20__28_2_29__20__2b__20_Bold">Madras, Bengal and Bombay: </text:span><text:span text:style-name="T1">Queen (4) </text:span><text:span text:style-name="Body_20_text_20__28_2_29__20__2b__20_Bold">Madras and China: </text:span><text:span text:style-name="T1">Belvedere, Ceres (2), Hindostan (1), Lord Thurlow, Minerva (1), Sir Edward Hughes, Triton (3), Woodcot </text:span><text:span text:style-name="Body_20_text_20__28_2_29__20__2b__20_Bold">St Helena, Benkulen and China: </text:span><text:span text:style-name="T1">Royal Charlotte (3)</text:span></text:p>
        <text:p text:style-name="P14"><text:span text:style-name="T1">St Helena and China: </text:span><text:span text:style-name="Body_20_text_20__28_11_29__20__2b__20_Not_20_Bold"><text:span text:style-name="T11">Marquis of Lansdown</text:span></text:span></text:p>
        <text:h text:style-name="P465" text:outline-level="5"><text:bookmark-start text:name="bookmark234"/><text:span text:style-name="T1">1790/1</text:span><text:bookmark-end text:name="bookmark234"/></text:h>
        <text:p text:style-name="P205"><text:span text:style-name="Body_20_text_20__28_2_29__20__2b__20_Bold">Benkulen and China: </text:span><text:span text:style-name="T1">Woodford (1) </text:span><text:span text:style-name="Body_20_text_20__28_2_29__20__2b__20_Bold">Bombay: </text:span><text:span text:style-name="T1">Essex (4), Raymond</text:span></text:p>
        <text:p text:style-name="P184"><text:span text:style-name="Body_20_text_20__28_2_29__20__2b__20_Bold">Bombay and China: </text:span><text:span text:style-name="T1">Britannia (4), Canton, Taunton Castle</text:span></text:p>
        <text:p text:style-name="P183"><text:span text:style-name="Body_20_text_20__28_2_29__20__2b__20_Bold">Madras and Bengal: </text:span><text:span text:style-name="T1">Asia (3), Dutton (2), Kent (5), Lord Camden (2), Manship (1), Northumberland (3), Phoenix (3)</text:span></text:p>
        <text:p text:style-name="P183"><text:span text:style-name="Body_20_text_20__28_2_29__20__2b__20_Bold">Madras, Bengal and China: </text:span><text:span text:style-name="T1">Bridgewater (3) </text:span><text:span text:style-name="Body_20_text_20__28_2_29__20__2b__20_Bold">Madras, Benkulen and Bengal: </text:span><text:span text:style-name="T1">Deptford </text:span><text:span text:style-name="Body_20_text_20__28_2_29__20__2b__20_Bold">(2) Madras and China: </text:span><text:span text:style-name="T1">Airly Castle, Albion </text:span><text:span text:style-name="Body_20_text_20__28_2_29__20__2b__20_Bold">(2), </text:span><text:span text:style-name="T1">Boddam, Carnatic </text:span><text:span text:style-name="Body_20_text_20__28_2_29__20__2b__20_Bold">(2), </text:span><text:span text:style-name="T1">Dublin, Earl Cornwallis, General Coote, Tme Briton (4)</text:span></text:p>
        <text:p text:style-name="P47"><text:span text:style-name="T1">St Helena, Bengal and Benkulen: </text:span><text:span text:style-name="Body_20_text_20__28_11_29__20__2b__20_Not_20_Bold"><text:span text:style-name="T11">Lord Hawkesbury</text:span></text:span></text:p>
        <text:p text:style-name="P398"><text:span text:style-name="T1">St Helena, Madras and China: Alfred (2)</text:span></text:p>
        <text:h text:style-name="P447" text:outline-level="5"><text:bookmark-start text:name="bookmark235"/><text:span text:style-name="T1">1791/2</text:span><text:bookmark-end text:name="bookmark235"/></text:h>
        <text:p text:style-name="P112"><text:span text:style-name="T1">Bengal: Bellmont, Earl Talbot (1), General Goddard</text:span></text:p>
        <text:p text:style-name="P112"><text:span text:style-name="Body_20_text_20__28_2_29__20__2b__20_Bold">Benkulen and China: </text:span><text:span text:style-name="T1">Earl of Wycombe </text:span><text:span text:style-name="Body_20_text_20__28_2_29__20__2b__20_Bold">Bombay: </text:span><text:span text:style-name="T1">Duke of Montrose, General Eliott </text:span><text:span text:style-name="Body_20_text_20__28_2_29__20__2b__20_Bold">Bombay and China: </text:span><text:span text:style-name="T1">Duke ofBuccleugh (1), Middlesex (2), Rockingham (1), Sulivan </text:span><text:span text:style-name="Body_20_text_20__28_2_29__20__2b__20_Bold">China: </text:span><text:span text:style-name="T1">Lascelles, Thetis (I), Walpole (4) </text:span><text:span text:style-name="Body_20_text_20__28_2_29__20__2b__20_Bold">Madras and Bengal: </text:span><text:span text:style-name="T1">Busbridge, Contractor, Ganges (1), King George (4), Melville Castle, Ponsbome (2), Rose (2), Winterton </text:span><text:span text:style-name="Body_20_text_20__28_2_29__20__2b__20_Bold">Madras and China: </text:span><text:span text:style-name="T1">Europa (2), Lord Macartney, Nottingham (4), Sir Edward Hughes</text:span></text:p>
        <text:p text:style-name="P112"><text:span text:style-name="T1">New </text:span><text:span text:style-name="Body_20_text_20__28_2_29__20__2b__20_Bold">South Wales and China: </text:span><text:span text:style-name="T1">Bellona, Royal Admiral (1)</text:span></text:p>
        <text:p text:style-name="P25"><text:span text:style-name="T1">St Helena, Bengal, Madras and Benkulen:</text:span></text:p>
        <text:p text:style-name="P112"><text:span text:style-name="T1">Valentine (3)</text:span></text:p>
        <text:p text:style-name="P38"><text:span text:style-name="T1">St Helena, Madras and China: </text:span><text:span text:style-name="Body_20_text_20__28_11_29__20__2b__20_Not_20_Bold"><text:span text:style-name="T11">Ocean (1)</text:span></text:span></text:p>
        <text:h text:style-name="P466" text:outline-level="5"><text:bookmark-start text:name="bookmark236"/><text:span text:style-name="T1">1792/3</text:span><text:bookmark-end text:name="bookmark236"/></text:h>
        <text:p text:style-name="P183"><text:span text:style-name="Body_20_text_20__28_2_29__20__2b__20_Bold">Bengal: </text:span><text:span text:style-name="T1">Deptford (2), Earl Cornwallis, Kent (5), Northumberland (3), Tartar (2), Warren Hastings (1)</text:span></text:p>
        <text:p text:style-name="P60"><text:span text:style-name="T1">Bengal and Benkulen: </text:span><text:span text:style-name="Body_20_text_20__28_11_29__20__2b__20_Not_20_Bold"><text:span text:style-name="T11">Pigot (2)</text:span></text:span></text:p>
        <text:p text:style-name="P60"><text:span text:style-name="T1">Bengal, Madras and Bombay: </text:span><text:span text:style-name="Body_20_text_20__28_11_29__20__2b__20_Not_20_Bold"><text:span text:style-name="T11">Swallow (3) </text:span></text:span><text:span text:style-name="T1">Benkulen: </text:span><text:span text:style-name="Body_20_text_20__28_11_29__20__2b__20_Not_20_Bold"><text:span text:style-name="T11">Worcester (4)</text:span></text:span></text:p>
        <text:p text:style-name="P206"><text:span text:style-name="Body_20_text_20__28_2_29__20__2b__20_Bold">Bombay: </text:span><text:span text:style-name="T1">Barwell </text:span><text:span text:style-name="Body_20_text_20__28_2_29__20__2b__20_Bold">(1), </text:span><text:span text:style-name="T1">Belvedere, Earl Fitzwilliam, London (13)</text:span></text:p>
        <text:p text:style-name="P206"><text:span text:style-name="Body_20_text_20__28_2_29__20__2b__20_Bold">Bombay and China: </text:span><text:span text:style-name="T1">Bombay Castle (2), Bmnswick, Earl of Chesterfield, Exeter (2) </text:span><text:span text:style-name="Body_20_text_20__28_2_29__20__2b__20_Bold">China: </text:span><text:span text:style-name="T1">Ceres (2), Earl of Abergavenny (1), Glatton (3), Hawke (5), Henry Dundas, Hindostan (1), Lord Thurlow, Lord Walsingham, Minerva (2), Osterley (3) </text:span><text:span text:style-name="Body_20_text_20__28_2_29__20__2b__20_Bold">Madras and Bengal: </text:span><text:span text:style-name="T1">Berrington, Britannia</text:span></text:p>
        <text:list xml:id="list135130311768991" text:continue-list="list17655624" text:style-name="WWNum27">
          <text:list-item>
            <text:p text:style-name="P220"><text:span text:style-name="T1">, Earl of Oxford, Fort William (2), Francis (2), General Coote, Hillsborough (2), Houghton (5), Marquis of Lansdown, Princess Amelia (3), Prince William Henry, Queen Charlotte, Rodney (2), Woodcot</text:span></text:p>
          </text:list-item>
        </text:list>
        <text:p text:style-name="P49"><text:span text:style-name="T1">Madras, Bengal and Benkulen: William Pitt</text:span></text:p>
        <text:h text:style-name="P525" text:outline-level="5"><text:bookmark-start text:name="bookmark237"/><text:span text:style-name="T1">(</text:span><text:span text:style-name="Heading_20__23_5_20__28_35_29__20__2b__20_8.5_20_pt_2c_Not_20_Bold"><text:span text:style-name="T11">1</text:span></text:span><text:span text:style-name="T1">)</text:span><text:bookmark-end text:name="bookmark237"/></text:h>
        <text:p text:style-name="P47"><text:span text:style-name="T1">Madras, Bengal and China: </text:span><text:span text:style-name="Body_20_text_20__28_11_29__20__2b__20_Not_20_Bold"><text:span text:style-name="T11">Triton (3) </text:span></text:span><text:span text:style-name="T1">Madras and China: </text:span><text:span text:style-name="Body_20_text_20__28_11_29__20__2b__20_Not_20_Bold"><text:span text:style-name="T11">Warley (1)</text:span></text:span></text:p>
        <text:p text:style-name="P47"><text:span text:style-name="T1">St Helena and China: </text:span><text:span text:style-name="Body_20_text_20__28_11_29__20__2b__20_Not_20_Bold"><text:span text:style-name="T11">Princess Royal (3)</text:span></text:span></text:p>
        <text:p text:style-name="P52"><text:span text:style-name="T1">St Helena, Madras and China: </text:span><text:span text:style-name="Body_20_text_20__28_11_29__20__2b__20_Not_20_Bold"><text:span text:style-name="T11">Royal Charlotte (3)</text:span></text:span></text:p>
        <text:h text:style-name="P435" text:outline-level="5"><text:bookmark-start text:name="bookmark238"/><text:span text:style-name="T1">1793/4</text:span><text:bookmark-end text:name="bookmark238"/></text:h>
        <text:p text:style-name="P183"><text:span text:style-name="Body_20_text_20__28_2_29__20__2b__20_Bold">Bengal: </text:span><text:span text:style-name="T1">Contractor, General Eliott, Harriot, Lady Shore, Lascelles, Mercury (2), Nancy</text:span></text:p>
        <text:list xml:id="list2148497449" text:style-name="WWNum49">
          <text:list-item>
            <text:p text:style-name="P221"><text:span text:style-name="T1">, Pitt (2), Valentine (3)</text:span></text:p>
          </text:list-item>
        </text:list>
        <text:p text:style-name="P47"><text:span text:style-name="T1">Bengal and Benkulen: </text:span><text:span text:style-name="Body_20_text_20__28_11_29__20__2b__20_Not_20_Bold"><text:span text:style-name="T11">Europa (2)</text:span></text:span></text:p>
        <text:p text:style-name="P183"><text:span text:style-name="Body_20_text_20__28_2_29__20__2b__20_Bold">Bengal and Madras; </text:span><text:span text:style-name="T1">Comet, Echo, Orpheus, Royal Admiral (1), Thetis (1)</text:span></text:p>
        <text:p text:style-name="P183"><text:span text:style-name="Body_20_text_20__28_2_29__20__2b__20_Bold">Bombay: </text:span><text:span text:style-name="T1">Duke of Montrose, Raymond, Sir Edward Hughes</text:span></text:p>
        <text:p text:style-name="P183"><text:span text:style-name="Body_20_text_20__28_2_29__20__2b__20_Bold">Bombay and China: </text:span><text:span text:style-name="T1">Albion (2), Bridgewater</text:span></text:p>
        <text:list xml:id="list135131252468313" text:continue-numbering="true" text:style-name="WWNum49">
          <text:list-item>
            <text:p text:style-name="P221"><text:span text:style-name="T1">, True Briton (4), Woodford (1)</text:span></text:p>
          </text:list-item>
        </text:list>
        <text:p text:style-name="P183"><text:span text:style-name="Body_20_text_20__28_2_29__20__2b__20_Bold">China: </text:span><text:span text:style-name="T1">Alfred (2), Canton, Ganges (1), King George (4), Middlesex (2), Nottingham (4), Ocean (1), Ponsbome (2), Sulivan, Taunton Castle, Walpole (4)</text:span></text:p>
        <text:p text:style-name="P183"><text:span text:style-name="Body_20_text_20__28_2_29__20__2b__20_Bold">Madras: </text:span><text:span text:style-name="T1">Lord Camden (2), Phoenix (3) </text:span><text:span text:style-name="Body_20_text_20__28_2_29__20__2b__20_Bold">Madras and Bengal: </text:span><text:span text:style-name="T1">Airly Castle, Asia (3), Busbridge, Essex (4), General Goddard, Lord Hawkesbuiy, Manship (1), Melville Castle, Queen (4), Rockingham (1), Rose (2)</text:span></text:p>
        <text:p text:style-name="P190"><text:span text:style-name="Body_20_text_20__28_2_29__20__2b__20_Bold">Madras and China: </text:span><text:span text:style-name="T1">Boddam, Carnatic (2), Dublin, Lord Macartney </text:span><text:span text:style-name="Body_20_text_20__28_2_29__20__2b__20_Bold">St Helena and Bengal: </text:span><text:span text:style-name="T1">Dart </text:span><text:span text:style-name="Body_20_text_20__28_2_29__20__2b__20_Bold">St Helena and Benkulen: </text:span><text:span text:style-name="T1">Earl of Wycombe </text:span><text:span text:style-name="Body_20_text_20__28_2_29__20__2b__20_Bold">St Helena and China: </text:span><text:span text:style-name="T1">Duke of Buccleugh (1)</text:span></text:p>
        <text:h text:style-name="P435" text:outline-level="5"><text:bookmark-start text:name="bookmark239"/><text:span text:style-name="T1">1794/5</text:span><text:bookmark-end text:name="bookmark239"/></text:h>
        <text:p text:style-name="P112"><text:span text:style-name="Body_20_text_20__28_2_29__20__2b__20_Bold">Bengal: </text:span><text:span text:style-name="T1">Achilles, Bellona, Earl of Oxford, Holderaess, Indian Trader, Iris, Isabella (1), John &amp; James, Latona, Marquis of Lansdown, Princess of Wales (3), Prince William Henry, Woodcot</text:span></text:p>
        <text:p text:style-name="P112"><text:span text:style-name="Body_20_text_20__28_2_29__20__2b__20_Bold">Bombay: </text:span><text:span text:style-name="T1">Barwell </text:span><text:span text:style-name="Body_20_text_20__28_2_29__20__2b__20_Bold">(1), </text:span><text:span text:style-name="T1">London </text:span><text:span text:style-name="Body_20_text_20__28_2_29__20__2b__20_Bold">(13), </text:span><text:span text:style-name="T1">Princess Amelia </text:span><text:span text:style-name="Body_20_text_20__28_2_29__20__2b__20_Bold">(3)</text:span></text:p>
        <text:p text:style-name="P112"><text:span text:style-name="Body_20_text_20__28_2_29__20__2b__20_Bold">Bombay and China: </text:span><text:span text:style-name="T1">Bombay Castle (2), Brunswick, Exeter (2)</text:span></text:p>
        <text:p text:style-name="P25"><text:span text:style-name="T1">Cape, Bengal and Benkulen: </text:span><text:span text:style-name="Body_20_text_20__28_11_29__20__2b__20_Not_20_Bold"><text:span text:style-name="T11">Worcester (4) </text:span></text:span><text:span text:style-name="T1">Cape and China: </text:span><text:span text:style-name="Body_20_text_20__28_11_29__20__2b__20_Not_20_Bold"><text:span text:style-name="T11">Warren Hastings (1)</text:span></text:span></text:p>
        <text:p text:style-name="P25"><text:span text:style-name="T1">Cape, Madras, Ceylon and China: </text:span><text:span text:style-name="Body_20_text_20__28_11_29__20__2b__20_Not_20_Bold"><text:span text:style-name="T11">Prince of Wales (6);</text:span></text:span></text:p>
        <text:p text:style-name="P112"><text:span text:style-name="Body_20_text_20__28_2_29__20__2b__20_Bold">China: </text:span><text:span text:style-name="T1">Cirencester, Earl Cornwallis, Deptford (2), Earl Howe, General Coote, Kent (5), Northumberland (3), Osterley (3)</text:span></text:p>
        <text:p text:style-name="P112"><text:span text:style-name="Body_20_text_20__28_2_29__20__2b__20_Bold">Madras: </text:span><text:span text:style-name="T1">Rodney (2)</text:span></text:p>
        <text:p text:style-name="P112"><text:span text:style-name="Body_20_text_20__28_2_29__20__2b__20_Bold">Madras and Bengal: </text:span><text:span text:style-name="T1">Berrington, Earl Fitzwilliam, Fort William (2), Francis (2), Hawke (5), Hemy Dundas, Hillsborough (2),</text:span></text:p>
        <text:p text:style-name="P113"><text:span text:style-name="T1">Lord Thurlow, Lord Walsingham, Minerva (I), Swallow (3), Triton (3)</text:span></text:p>
        <text:p text:style-name="P30"><text:span text:style-name="Body_20_text_20__28_11_29__20__2b__20_Not_20_Bold"><text:span text:style-name="T11">New </text:span></text:span><text:span text:style-name="T1">South Wales and Bengal: </text:span><text:span text:style-name="Body_20_text_20__28_11_29__20__2b__20_Not_20_Bold"><text:span text:style-name="T11">Sovereign (1) </text:span></text:span><text:span text:style-name="T1">St Helena and Bengal: </text:span><text:span text:style-name="Body_20_text_20__28_11_29__20__2b__20_Not_20_Bold"><text:span text:style-name="T11">Boyd </text:span></text:span><text:span text:style-name="T1">St Helena and China: </text:span><text:span text:style-name="Body_20_text_20__28_11_29__20__2b__20_Not_20_Bold"><text:span text:style-name="T11">Belvedere </text:span></text:span><text:span text:style-name="T1">St Helena, Madras and China: </text:span><text:span text:style-name="Body_20_text_20__28_11_29__20__2b__20_Not_20_Bold"><text:span text:style-name="T11">Amiston</text:span></text:span></text:p>
        <text:h text:style-name="P435" text:outline-level="5"><text:bookmark-start text:name="bookmark240"/><text:span text:style-name="T1">1795/6</text:span><text:bookmark-end text:name="bookmark240"/></text:h>
        <text:p text:style-name="P183"><text:span text:style-name="Body_20_text_20__28_2_29__20__2b__20_Bold">Bengal: </text:span><text:span text:style-name="T1">Britannia (6), Brunswick (2), Castor, Coverdale, Earl Spencer (1), Fame (2), Friendship (1), Lady Shore, Lascelles, Loyalist, Maria, Martha (2), Minerva (2), Ocean (2), Pursuit, Sally, Tellicheny, Union</text:span></text:p>
        <text:h text:style-name="P509" text:outline-level="5"><text:bookmark-start text:name="bookmark241"/><text:span text:style-name="T1">(3)</text:span><text:bookmark-end text:name="bookmark241"/></text:h>
        <text:p text:style-name="P47"><text:span text:style-name="T1">Bengal and Benkulen: </text:span><text:span text:style-name="Body_20_text_20__28_11_29__20__2b__20_Not_20_Bold"><text:span text:style-name="T11">Europa </text:span></text:span><text:span text:style-name="T1">(2)</text:span></text:p>
        <text:p text:style-name="P183"><text:span text:style-name="Body_20_text_20__28_2_29__20__2b__20_Bold">Bengal and Madras: </text:span><text:span text:style-name="T1">Royal Admiral (1), Princess Mary (2)</text:span></text:p>
        <text:p text:style-name="P47"><text:span text:style-name="T1">Bengal, Madras and Penang: </text:span><text:span text:style-name="Body_20_text_20__28_11_29__20__2b__20_Not_20_Bold"><text:span text:style-name="T11">Busbridge, Phoenix (3)</text:span></text:span></text:p>
        <text:p text:style-name="P183"><text:span text:style-name="Body_20_text_20__28_2_29__20__2b__20_Bold">Bombay: </text:span><text:span text:style-name="T1">Good Hope (3), Malabar </text:span><text:span text:style-name="Body_20_text_20__28_2_29__20__2b__20_Bold">Bombay and China: </text:span><text:span text:style-name="T1">Albion (2), Taunton Castle, Woodford (1)</text:span></text:p>
        <text:p text:style-name="P47"><text:span text:style-name="T1">Bombay, Madras and China: </text:span><text:span text:style-name="Body_20_text_20__28_11_29__20__2b__20_Not_20_Bold"><text:span text:style-name="T11">Nottingham</text:span></text:span></text:p>
        <text:p text:style-name="P399"><text:span text:style-name="T1">(4)</text:span></text:p>
        <text:p text:style-name="P112"><text:span text:style-name="Body_20_text_20__28_2_29__20__2b__20_Bold">Cape: </text:span><text:span text:style-name="T1">Trojan</text:span></text:p>
        <text:p text:style-name="P25"><text:span text:style-name="T1">Cape and China: </text:span><text:span text:style-name="Body_20_text_20__28_11_29__20__2b__20_Not_20_Bold"><text:span text:style-name="T11">True Briton (4)</text:span></text:span></text:p>
        <text:p text:style-name="P25"><text:span text:style-name="T1">Cape, Madras and Bengal: </text:span><text:span text:style-name="Body_20_text_20__28_11_29__20__2b__20_Not_20_Bold"><text:span text:style-name="T11">Walter Boyd </text:span></text:span><text:span text:style-name="T1">Cape, Madras, Bengal and Bombay: </text:span><text:span text:style-name="Body_20_text_20__28_11_29__20__2b__20_Not_20_Bold"><text:span text:style-name="T11">William Pitt (1)</text:span></text:span></text:p>
        <text:p text:style-name="P112"><text:span text:style-name="Body_20_text_20__28_2_29__20__2b__20_Bold">Cape and St Helena: </text:span><text:span text:style-name="T1">Harriet </text:span><text:span text:style-name="Body_20_text_20__28_2_29__20__2b__20_Bold">(2), </text:span><text:span text:style-name="T1">Queen </text:span><text:span text:style-name="Body_20_text_20__28_2_29__20__2b__20_Bold">(5) China: </text:span><text:span text:style-name="T1">Carnatic </text:span><text:span text:style-name="Body_20_text_20__28_2_29__20__2b__20_Bold">(2), </text:span><text:span text:style-name="T1">Cuffnells, Duke of Buccleugh (1), Glatton (4), Henry Addington (1), Royal Charlotte (5)</text:span></text:p>
        <text:p text:style-name="P112"><text:span text:style-name="Body_20_text_20__28_2_29__20__2b__20_Bold">Madras: </text:span><text:span text:style-name="T1">Earl of Wycombe, Melville Castle, Princess Charlotte (1), Rockingham (1) </text:span><text:span text:style-name="Body_20_text_20__28_2_29__20__2b__20_Bold">Madras and Bengal: </text:span><text:span text:style-name="T1">Airly Castle, Bridgewater (3), Dublin, Essex (4), General Goddard, Lord Camden (2), Lord Hawkesbuiy, Lord Macartney, Manship (I), Pitt (2), Ranger (3), Sir Stephen Lushington </text:span><text:span text:style-name="Body_20_text_20__28_2_29__20__2b__20_Bold">Madras, Bengal, Bombay and China: </text:span><text:span text:style-name="T1">Asia</text:span></text:p>
        <text:h text:style-name="P500" text:outline-level="5"><text:bookmark-start text:name="bookmark242"/><text:span text:style-name="T1">(3)</text:span><text:bookmark-end text:name="bookmark242"/></text:h>
        <text:p text:style-name="P25"><text:span text:style-name="T1">Madras, Bengal and Ceylon: </text:span><text:span text:style-name="Body_20_text_20__28_11_29__20__2b__20_Not_20_Bold"><text:span text:style-name="T11">Thetis (1) </text:span></text:span><text:span text:style-name="T1">Madras, Bombay and Bengal; </text:span><text:span text:style-name="Body_20_text_20__28_11_29__20__2b__20_Not_20_Bold"><text:span text:style-name="T11">Isabella (1) </text:span></text:span><text:span text:style-name="T1">Madras and China: </text:span><text:span text:style-name="Body_20_text_20__28_11_29__20__2b__20_Not_20_Bold"><text:span text:style-name="T11">Alfred (2), Ocean (1) </text:span></text:span><text:span text:style-name="T1">New South Wales and China: </text:span><text:span text:style-name="Body_20_text_20__28_11_29__20__2b__20_Not_20_Bold"><text:span text:style-name="T11">Ceres (3), Prince of Wales (7), Young William </text:span></text:span><text:span text:style-name="T1">Pacific and China: </text:span><text:span text:style-name="Body_20_text_20__28_11_29__20__2b__20_Not_20_Bold"><text:span text:style-name="T11">Duff </text:span></text:span><text:span text:style-name="T1">St Helena and Bengal: </text:span><text:span text:style-name="Body_20_text_20__28_11_29__20__2b__20_Not_20_Bold"><text:span text:style-name="T11">Dart, Georgiana (1)</text:span></text:span></text:p>
        <text:p text:style-name="P25"><text:span text:style-name="T1">St Helena and Benkulen: </text:span><text:span text:style-name="Body_20_text_20__28_11_29__20__2b__20_Not_20_Bold"><text:span text:style-name="T11">Queen </text:span></text:span><text:span text:style-name="T1">(4)</text:span></text:p>
        <text:p text:style-name="P112"><text:span text:style-name="Body_20_text_20__28_2_29__20__2b__20_Bold">St Helena and China; </text:span><text:span text:style-name="T1">Thames (2), Walmer Castle</text:span></text:p>
        <text:p text:style-name="P25"><text:span text:style-name="T1">St Helena, Madras and China: </text:span><text:span text:style-name="Body_20_text_20__28_11_29__20__2b__20_Not_20_Bold"><text:span text:style-name="T11">Boddam, Canton</text:span></text:span></text:p>
        <text:p text:style-name="P25"><text:span text:style-name="T1">‘India’: </text:span><text:span text:style-name="Body_20_text_20__28_11_29__20__2b__20_Not_20_Bold"><text:span text:style-name="T11">John (2)</text:span></text:span></text:p>
        <text:p text:style-name="P112"><text:span text:style-name="Body_20_text_20__28_2_29__20__2b__20_Bold">West Indies: </text:span><text:span text:style-name="T1">Britannia (4), Liberty</text:span></text:p>
        <text:h text:style-name="P448" text:outline-level="5"><text:bookmark-start text:name="bookmark243"/><text:span text:style-name="T1">1796/7</text:span><text:bookmark-end text:name="bookmark243"/></text:h>
        <text:p text:style-name="P112"><text:span text:style-name="Body_20_text_20__28_2_29__20__2b__20_Bold">Bengal: </text:span><text:span text:style-name="T1">Albion </text:span><text:span text:style-name="Body_20_text_20__28_2_29__20__2b__20_Bold">(3), </text:span><text:span text:style-name="T1">Alexander </text:span><text:span text:style-name="Body_20_text_20__28_2_29__20__2b__20_Bold">(2), </text:span><text:span text:style-name="T1">Mildred, Northumberland (4), Pursuit, Queen (5) </text:span><text:span text:style-name="Body_20_text_20__28_2_29__20__2b__20_Bold">Bengal and Benkulen; </text:span><text:span text:style-name="T1">Admiral Gardner </text:span><text:span text:style-name="Body_20_text_20__28_2_29__20__2b__20_Bold">Bengal and Madras: </text:span><text:span text:style-name="T1">Friendship </text:span><text:span text:style-name="Body_20_text_20__28_2_29__20__2b__20_Bold">(2)</text:span></text:p>
        <text:p text:style-name="P112"><text:span text:style-name="Body_20_text_20__28_2_29__20__2b__20_Bold">Bombay: </text:span><text:span text:style-name="T1">Belvedere, Princess Amelia (3), Raymond, Sir Edward Hughes, Sulivan, Woodcot</text:span></text:p>
        <text:p text:style-name="P112"><text:span text:style-name="Body_20_text_20__28_2_29__20__2b__20_Bold">Bombay and China: </text:span><text:span text:style-name="T1">Earl of Abergavenny (2), Hindostan (2), Neptune (5), Warley (2)</text:span></text:p>
        <text:p text:style-name="P112"><text:span text:style-name="Body_20_text_20__28_2_29__20__2b__20_Bold">China: </text:span><text:span text:style-name="T1">Amazon, Amiston, Cirencester,</text:span></text:p>
        <text:p text:style-name="P112"><text:span text:style-name="T1">Courts, Hope (2)</text:span></text:p>
        <text:p text:style-name="P112"><text:span text:style-name="Body_20_text_20__28_2_29__20__2b__20_Bold">Madras: </text:span><text:span text:style-name="T1">Berwick, Hillsborough (2), Princess of Wales (3)</text:span></text:p>
        <text:p text:style-name="P112"><text:span text:style-name="Body_20_text_20__28_2_29__20__2b__20_Bold">Madras and Amboina: </text:span><text:span text:style-name="T1">Bellona </text:span><text:span text:style-name="Body_20_text_20__28_2_29__20__2b__20_Bold">Madras and Bengal: </text:span><text:span text:style-name="T1">Ariadne, Crown (2), Duke of Montrose, Earl Fitzwilliam, Earl of Wycombe, Earl Spencer (2), Harriet (1), Hawke (5), Henry Dundas, Houghton (5),</text:span></text:p>
        <text:p text:style-name="P112"><text:span text:style-name="T1">King George (4), Lord Thurlow, Lord Walsingham, Marquis of Lansdown, Minerva (1), Princess Royal (4), Prince William Henry, Rose (2)</text:span></text:p>
        <text:p text:style-name="P25"><text:span text:style-name="T1">Madras and Bombay: </text:span><text:span text:style-name="Body_20_text_20__28_11_29__20__2b__20_Not_20_Bold"><text:span text:style-name="T11">Eliza Ann, Ellegood </text:span></text:span><text:span text:style-name="T1">Madras and China: </text:span><text:span text:style-name="Body_20_text_20__28_11_29__20__2b__20_Not_20_Bold"><text:span text:style-name="T11">Atlantic </text:span></text:span><text:span text:style-name="T1">St Helena, Benkulen and China: </text:span><text:span text:style-name="Body_20_text_20__28_11_29__20__2b__20_Not_20_Bold"><text:span text:style-name="T11">Ganges (3) </text:span></text:span><text:span text:style-name="T1">St Helena, Madras and Bengal: </text:span><text:span text:style-name="Body_20_text_20__28_11_29__20__2b__20_Not_20_Bold"><text:span text:style-name="T11">Britannia</text:span></text:span></text:p>
        <text:h text:style-name="P501" text:outline-level="5"><text:bookmark-start text:name="bookmark244"/><text:span text:style-name="T1">(4)</text:span><text:bookmark-end text:name="bookmark244"/></text:h>
        <text:h text:style-name="P447" text:outline-level="5"><text:bookmark-start text:name="bookmark245"/><text:span text:style-name="T1">1797/8</text:span><text:bookmark-end text:name="bookmark245"/></text:h>
        <text:p text:style-name="P112"><text:span text:style-name="Body_20_text_20__28_2_29__20__2b__20_Bold">Bengal: </text:span><text:span text:style-name="T1">Eurydice</text:span></text:p>
        <text:p text:style-name="P25"><text:span text:style-name="T1">Bengal and Benkulen: </text:span><text:span text:style-name="Body_20_text_20__28_11_29__20__2b__20_Not_20_Bold"><text:span text:style-name="T11">Lord Duncan </text:span></text:span><text:span text:style-name="T1">Bengal and Madras: </text:span><text:span text:style-name="Body_20_text_20__28_11_29__20__2b__20_Not_20_Bold"><text:span text:style-name="T11">Vanina </text:span></text:span><text:span text:style-name="T1">Bombay: </text:span><text:span text:style-name="Body_20_text_20__28_11_29__20__2b__20_Not_20_Bold"><text:span text:style-name="T11">Rockingham </text:span></text:span><text:span text:style-name="T1">(1), </text:span><text:span text:style-name="Body_20_text_20__28_11_29__20__2b__20_Not_20_Bold"><text:span text:style-name="T11">Melville Castle </text:span></text:span><text:span text:style-name="T1">Bombay and Bengal: </text:span><text:span text:style-name="Body_20_text_20__28_11_29__20__2b__20_Not_20_Bold"><text:span text:style-name="T11">London </text:span></text:span><text:span text:style-name="T1">(13)</text:span></text:p>
        <text:p text:style-name="P112"><text:span text:style-name="Body_20_text_20__28_2_29__20__2b__20_Bold">Bombay and China: </text:span><text:span text:style-name="T1">Bombay Castle (2), Brunswick, Exeter, Surat Castle (1)</text:span></text:p>
        <text:p text:style-name="P25"><text:span text:style-name="T1">Bombay, Madras and Bengal: </text:span><text:span text:style-name="Body_20_text_20__28_11_29__20__2b__20_Not_20_Bold"><text:span text:style-name="T11">Earl Howe, Walpole (4)</text:span></text:span></text:p>
        <text:p text:style-name="P112"><text:span text:style-name="Body_20_text_20__28_2_29__20__2b__20_Bold">China: </text:span><text:span text:style-name="T1">Airly Castle, Bridgewater (3), Fort William (2)</text:span></text:p>
        <text:p text:style-name="P112"><text:span text:style-name="Body_20_text_20__28_2_29__20__2b__20_Bold">China and Bengal: </text:span><text:span text:style-name="T1">Contractor, Malabar </text:span><text:span text:style-name="Body_20_text_20__28_2_29__20__2b__20_Bold">China, Bengal and Madras: </text:span><text:span text:style-name="T1">Caledonian </text:span><text:span text:style-name="Body_20_text_20__28_2_29__20__2b__20_Bold">China and Madras: </text:span><text:span text:style-name="T1">Dublin, Walpole </text:span><text:span text:style-name="Body_20_text_20__28_2_29__20__2b__20_Bold">(5) Madras: </text:span><text:span text:style-name="T1">Dover Castle, Good Hope (3) </text:span><text:span text:style-name="Body_20_text_20__28_2_29__20__2b__20_Bold">Madras and Bengal: </text:span><text:span text:style-name="T1">Alligator, Berrington, Orpheus, Osterley (3), Phoenix (4), Thetis (1) </text:span><text:span text:style-name="Body_20_text_20__28_2_29__20__2b__20_Bold">Madras, Bengal, Bombay and Mokha: </text:span><text:span text:style-name="T1">Princess Charlotte (1)</text:span></text:p>
        <text:p text:style-name="P25"><text:span text:style-name="T1">New South Wales and Bengal; </text:span><text:span text:style-name="Body_20_text_20__28_11_29__20__2b__20_Not_20_Bold"><text:span text:style-name="T11">Minerva (3) </text:span></text:span><text:span text:style-name="T1">New South Wales and China: </text:span><text:span text:style-name="Body_20_text_20__28_11_29__20__2b__20_Not_20_Bold"><text:span text:style-name="T11">Barwell (2)</text:span></text:span></text:p>
        <text:p text:style-name="P25"><text:span text:style-name="T1">St Helena and Bengal: </text:span><text:span text:style-name="Body_20_text_20__28_11_29__20__2b__20_Not_20_Bold"><text:span text:style-name="T11">Tellicherry </text:span></text:span><text:span text:style-name="T1">St Helena, Bengal, Bombay and Madras: </text:span><text:span text:style-name="Body_20_text_20__28_11_29__20__2b__20_Not_20_Bold"><text:span text:style-name="T11">Calcutta (4)</text:span></text:span></text:p>
        <text:p text:style-name="P25"><text:span text:style-name="T1">St Helena, Bengal and Madras: </text:span><text:span text:style-name="Body_20_text_20__28_11_29__20__2b__20_Not_20_Bold"><text:span text:style-name="T11">Worcester</text:span></text:span></text:p>
        <text:p text:style-name="P399"><text:span text:style-name="T1">(4)</text:span></text:p>
        <text:h text:style-name="P469" text:outline-level="5"><text:bookmark-start text:name="bookmark246"/><text:span text:style-name="T1">1798/9</text:span><text:bookmark-end text:name="bookmark246"/></text:h>
        <text:p text:style-name="P358"><text:span text:style-name="Body_20_text_20__28_2_29__20__2b__20_Bold">Bengal: </text:span><text:span text:style-name="T1">Earl Cornwallis, Ocean (3)</text:span></text:p>
        <text:p text:style-name="P361"><text:span text:style-name="Body_20_text_20__28_2_29__20__2b__20_Bold">Bengal and Benkulen: </text:span><text:span text:style-name="T1">Sir Stephen Lushington</text:span></text:p>
        <text:p text:style-name="P358"><text:span text:style-name="Body_20_text_20__28_2_29__20__2b__20_Bold">Bengal and Madras: </text:span><text:span text:style-name="T1">Charlton </text:span><text:span text:style-name="Body_20_text_20__28_2_29__20__2b__20_Bold">Bombay: </text:span><text:span text:style-name="T1">Albion (2), Houghton (5), Woodford </text:span><text:span text:style-name="Body_20_text_20__28_2_29__20__2b__20_8_20_pt_2c_Bold">(</text:span><text:span text:style-name="Body_20_text_20__28_2_29_">1</text:span><text:span text:style-name="Body_20_text_20__28_2_29__20__2b__20_8_20_pt_2c_Bold">)</text:span></text:p>
        <text:p text:style-name="P276"><text:span text:style-name="Body_20_text_20__28_2_29__20__2b__20_Bold">Bombay and China: </text:span><text:span text:style-name="T1">Carnatic (2), Henry Addington (1), Taunton Castle, Walmer Castle</text:span></text:p>
        <text:p text:style-name="P68"><text:span text:style-name="T1">Bombay and Madras: </text:span><text:span text:style-name="Body_20_text_20__28_11_29__20__2b__20_Not_20_Bold"><text:span text:style-name="T11">Sir Edward Hughes </text:span></text:span><text:span text:style-name="T1">Cape, Madras, Bombay and China: </text:span><text:span text:style-name="Body_20_text_20__28_11_29__20__2b__20_Not_20_Bold"><text:span text:style-name="T11">Thames (2)</text:span></text:span></text:p>
        <text:p text:style-name="P47"><text:span text:style-name="T1">Cape, Madras and China: </text:span><text:span text:style-name="Body_20_text_20__28_11_29__20__2b__20_Not_20_Bold"><text:span text:style-name="T11">Thames (3)</text:span></text:span></text:p>
        <text:p text:style-name="P47"><text:span text:style-name="T1">Cape and St Helena: </text:span><text:span text:style-name="Body_20_text_20__28_11_29__20__2b__20_Not_20_Bold"><text:span text:style-name="T11">Georgiana (1)</text:span></text:span></text:p>
        <text:p text:style-name="P183"><text:span text:style-name="Body_20_text_20__28_2_29__20__2b__20_Bold">China: </text:span><text:span text:style-name="T1">Duke of Buccleugh (1), Earl of Abergavenny (2), Hindostan (2), Hope (2), Warley (2)</text:span></text:p>
        <text:p text:style-name="P183"><text:span text:style-name="Body_20_text_20__28_2_29__20__2b__20_Bold">Madras: </text:span><text:span text:style-name="T1">Sarah Christiana </text:span><text:span text:style-name="Body_20_text_20__28_2_29__20__2b__20_Bold">Madras and Bengal: </text:span><text:span text:style-name="T1">Asia (4), Coverdale, Lord Thurlow, Manship (1), Marquis of Lansdown, Minerva (1), Preston, Rose (2), William Pitt (1)</text:span></text:p>
        <text:p text:style-name="P47"><text:span text:style-name="T1">Madras, Bengal, Bombay and China:</text:span></text:p>
        <text:p text:style-name="P183"><text:span text:style-name="T1">Britannia (4)</text:span></text:p>
        <text:p text:style-name="P183"><text:span text:style-name="Body_20_text_20__28_2_29__20__2b__20_Bold">Madras, Bombay and China: </text:span><text:span text:style-name="T1">Cuffnells, Royal Charlotte (5)</text:span></text:p>
        <text:p text:style-name="P183"><text:span text:style-name="Body_20_text_20__28_2_29__20__2b__20_Bold">Madras and China: </text:span><text:span text:style-name="T1">Alfred (2), Boddam,</text:span></text:p>
        <text:p text:style-name="P183"><text:span text:style-name="T1">Tme Briton (4)</text:span></text:p>
        <text:p text:style-name="P56"><text:span text:style-name="T1">St Helena and Bengal: </text:span><text:span text:style-name="Body_20_text_20__28_11_29__20__2b__20_Not_20_Bold"><text:span text:style-name="T11">Lord Hawkesbury </text:span></text:span><text:span text:style-name="T1">St Helena, Benkulen and China: </text:span><text:span text:style-name="Body_20_text_20__28_11_29__20__2b__20_Not_20_Bold"><text:span text:style-name="T11">Glatton (4)</text:span></text:span></text:p>
        <text:h text:style-name="P447" text:outline-level="5"><text:bookmark-start text:name="bookmark247"/><text:span text:style-name="T1">1799/1800</text:span><text:bookmark-end text:name="bookmark247"/></text:h>
        <text:p text:style-name="P112"><text:span text:style-name="Body_20_text_20__28_2_29__20__2b__20_Bold">Bengal: </text:span><text:span text:style-name="T1">Bengal </text:span><text:span text:style-name="Body_20_text_20__28_2_29__20__2b__20_Bold">(2), </text:span><text:span text:style-name="T1">Earl Spencer </text:span><text:span text:style-name="Body_20_text_20__28_2_29__20__2b__20_Bold">(2), </text:span><text:span text:style-name="T1">Herculean, Lady Jane Dundas, Lord Walsingham, Melville Castle </text:span><text:span text:style-name="Body_20_text_20__28_2_29__20__2b__20_Bold">Bengal and Benkulen: </text:span><text:span text:style-name="T1">Kent </text:span><text:span text:style-name="Body_20_text_20__28_2_29__20__2b__20_Bold">(6)</text:span></text:p>
        <text:p text:style-name="P25"><text:span text:style-name="T1">Bengal and Bombay: </text:span><text:span text:style-name="Body_20_text_20__28_11_29__20__2b__20_Not_20_Bold"><text:span text:style-name="T11">Travers </text:span></text:span><text:span text:style-name="T1">Bengal, Bombay and Mokha: </text:span><text:span text:style-name="Body_20_text_20__28_11_29__20__2b__20_Not_20_Bold"><text:span text:style-name="T11">Phoenix (3) </text:span></text:span><text:span text:style-name="T1">Bengal and Madras: </text:span><text:span text:style-name="Body_20_text_20__28_11_29__20__2b__20_Not_20_Bold"><text:span text:style-name="T11">Castle Eden, City of London, Tellicherry</text:span></text:span></text:p>
        <text:p text:style-name="P25"><text:span text:style-name="T1">Bengal, Mokha and Madras: </text:span><text:span text:style-name="Body_20_text_20__28_11_29__20__2b__20_Not_20_Bold"><text:span text:style-name="T11">Swallow (3) </text:span></text:span><text:span text:style-name="T1">Bombay and China: </text:span><text:span text:style-name="Body_20_text_20__28_11_29__20__2b__20_Not_20_Bold"><text:span text:style-name="T11">Canton, Cirencester,</text:span></text:span></text:p>
        <text:p text:style-name="P112"><text:span text:style-name="T1">Earl Talbot (2), Ganges (3)</text:span></text:p>
        <text:p text:style-name="P25"><text:span text:style-name="T1">China: Bombay Castle (2), Courts, Dorsetshire, Exeter (2), Neptune (5)</text:span></text:p>
        <text:p text:style-name="P112"><text:span text:style-name="Body_20_text_20__28_2_29__20__2b__20_Bold">Madras: </text:span><text:span text:style-name="T1">Bridgewater (4)</text:span></text:p>
        <text:p text:style-name="P112"><text:span text:style-name="Body_20_text_20__28_2_29__20__2b__20_Bold">Madras and Bengal: </text:span><text:span text:style-name="T1">Automatia, Earl of Momington, Lady Burges </text:span><text:span text:style-name="Body_20_text_20__28_2_29__20__2b__20_Bold">Madras and Bombay: </text:span><text:span text:style-name="T1">Rockingham (1) </text:span><text:span text:style-name="Body_20_text_20__28_2_29__20__2b__20_Bold">Madras and China: </text:span><text:span text:style-name="T1">Brunswick, Ceres (4), Earl St Vincent (1), Lord Nelson, Marquis Wellesley, Queen (4), Walthamstow </text:span><text:span text:style-name="Body_20_text_20__28_2_29__20__2b__20_Bold">New South Wales and China: </text:span><text:span text:style-name="T1">Royal Admiral </text:span><text:span text:style-name="Body_20_text_20__28_2_29__20__2b__20_8_20_pt_2c_Bold">(</text:span><text:span text:style-name="Body_20_text_20__28_2_29__20__2b__20_8_20_pt">2</text:span><text:span text:style-name="Body_20_text_20__28_2_29__20__2b__20_8_20_pt_2c_Bold">)</text:span></text:p>
        <text:p text:style-name="P7"><text:span text:style-name="T1">St Helena and Bengal: </text:span><text:span text:style-name="Body_20_text_20__28_11_29__20__2b__20_Not_20_Bold"><text:span text:style-name="T11">Princess Mary (2)</text:span></text:span></text:p>
      </text:section>
      <text:section text:style-name="Sect6" text:name="Bereich14">
        <text:p text:style-name="P50"><text:span text:style-name="T1">St Helena, Bengal and Bombay: </text:span><text:span text:style-name="Body_20_text_20__28_11_29__20__2b__20_Not_20_Bold"><text:span text:style-name="T11">Skelton Castle</text:span></text:span></text:p>
        <text:p text:style-name="P56"><text:span text:style-name="T1">St Helena, Benkulen and China: </text:span><text:span text:style-name="Body_20_text_20__28_11_29__20__2b__20_Not_20_Bold"><text:span text:style-name="T11">Amiston </text:span></text:span><text:span text:style-name="T1">St Helena and China: </text:span><text:span text:style-name="Body_20_text_20__28_11_29__20__2b__20_Not_20_Bold"><text:span text:style-name="T11">Hugh Inglis</text:span></text:span></text:p>
        <text:h text:style-name="P447" text:outline-level="5"><text:bookmark-start text:name="bookmark248"/><text:span text:style-name="T1">1800/1</text:span><text:bookmark-end text:name="bookmark248"/></text:h>
        <text:p text:style-name="P112"><text:span text:style-name="Body_20_text_20__28_2_29__20__2b__20_Bold">Bengal: </text:span><text:span text:style-name="T1">Betsy, Ceres (3), Comet (2), Earl Howe, Earl St Vincent (2), Georgiana (1), Ganges (2), Grant, Hemy Dundas, Hind (2), Indian Chief, Manship (2), Minerva (4), Nutwell, Perseverance (1), Rose (3), Scarborough (4), Sir Edward Hamilton, Sir John Borlase Warren, Suffolk (2), Thames (4) </text:span><text:span text:style-name="Body_20_text_20__28_2_29__20__2b__20_Bold">Bombay: </text:span><text:span text:style-name="T1">Airly Castle, Fort William (2), Lord Hawkesbuiy, Worcester (4)</text:span></text:p>
        <text:p text:style-name="P112"><text:span text:style-name="Body_20_text_20__28_2_29__20__2b__20_Bold">Bombay and Bengal: </text:span><text:span text:style-name="T1">Sovereign (2), Northampton (2)</text:span></text:p>
        <text:p text:style-name="P112"><text:span text:style-name="Body_20_text_20__28_2_29__20__2b__20_Bold">Bombay and China: </text:span><text:span text:style-name="T1">Bombay Castle (2), Henry Addington (2), Nottingham (4), Ocean</text:span></text:p>
        <text:h text:style-name="P500" text:outline-level="5"><text:bookmark-start text:name="bookmark249"/><text:span text:style-name="T1">(4)</text:span><text:bookmark-end text:name="bookmark249"/></text:h>
        <text:p text:style-name="P25"><text:span text:style-name="T1">Cape and China: </text:span><text:span text:style-name="Body_20_text_20__28_11_29__20__2b__20_Not_20_Bold"><text:span text:style-name="T11">Elizabeth (5)</text:span></text:span></text:p>
        <text:p text:style-name="P112"><text:span text:style-name="Body_20_text_20__28_2_29__20__2b__20_Bold">China: </text:span><text:span text:style-name="T1">Albion </text:span><text:span text:style-name="Body_20_text_20__28_2_29__20__2b__20_Bold">(2), </text:span><text:span text:style-name="T1">Alfred </text:span><text:span text:style-name="Body_20_text_20__28_2_29__20__2b__20_Bold">(2), </text:span><text:span text:style-name="T1">Belvedere,</text:span></text:p>
        <text:p text:style-name="P112"><text:span text:style-name="T1">Duke ofBuccleugh (1), Earl of Abergavenny (2), Nile, Taunton Castle, Warley (2), Woodford (1)</text:span></text:p>
        <text:p text:style-name="P112"><text:span text:style-name="Body_20_text_20__28_2_29__20__2b__20_Bold">Madras: </text:span><text:span text:style-name="T1">Hawke (5), Lord Thurlow, Monarch, Prince William Hemy, Sir Edward Hughes, Whim</text:span></text:p>
        <text:p text:style-name="P112"><text:span text:style-name="Body_20_text_20__28_2_29__20__2b__20_Bold">Madras and Bengal: </text:span><text:span text:style-name="T1">Ann (1), Bellona, Calcutta (4), Caledonian (2), Charlton, Duke of Montrose, Experiment (2), General Stuart, Harmony, Sir Stephen Lushington </text:span><text:span text:style-name="Body_20_text_20__28_2_29__20__2b__20_Bold">Madras, Bengal and Amboina: </text:span><text:span text:style-name="T1">Dover Castle, Preston</text:span></text:p>
        <text:p text:style-name="P25"><text:span text:style-name="T1">Madras, Bengal and Benkulen: </text:span><text:span text:style-name="Body_20_text_20__28_11_29__20__2b__20_Not_20_Bold"><text:span text:style-name="T11">Walpole (5) </text:span></text:span><text:span text:style-name="T1">Madras, Bengal and China: </text:span><text:span text:style-name="Body_20_text_20__28_11_29__20__2b__20_Not_20_Bold"><text:span text:style-name="T11">Asia (4)</text:span></text:span></text:p>
        <text:p text:style-name="P112"><text:span text:style-name="Body_20_text_20__28_2_29__20__2b__20_Bold">Madras and China: </text:span><text:span text:style-name="T1">Admiral Gardner, Boddam, Hindostan (2), Hope (2), True Briton</text:span></text:p>
        <text:h text:style-name="P500" text:outline-level="5"><text:bookmark-start text:name="bookmark250"/><text:span text:style-name="T1">(4)</text:span><text:bookmark-end text:name="bookmark250"/></text:h>
        <text:p text:style-name="P25"><text:span text:style-name="T1">Madras and Moluccas: </text:span><text:span text:style-name="Body_20_text_20__28_11_29__20__2b__20_Not_20_Bold"><text:span text:style-name="T11">Princess Charlotte (1) </text:span></text:span><text:span text:style-name="T1">New South Wales and China: </text:span><text:span text:style-name="Body_20_text_20__28_11_29__20__2b__20_Not_20_Bold"><text:span text:style-name="T11">Canada, Hercules (1), Minorca, Nile </text:span></text:span><text:span text:style-name="T1">St Helena, Benkulen and China: </text:span><text:span text:style-name="Body_20_text_20__28_11_29__20__2b__20_Not_20_Bold"><text:span text:style-name="T11">Carnatic </text:span></text:span><text:span text:style-name="Body_20_text_20__28_11_29__20__2b__20_8_20_pt"><text:span text:style-name="T8">(</text:span></text:span><text:span text:style-name="Body_20_text_20__28_11_29__20__2b__20_Not_20_Bold"><text:span text:style-name="T11">2</text:span></text:span><text:span text:style-name="Body_20_text_20__28_11_29__20__2b__20_8_20_pt"><text:span text:style-name="T8">)</text:span></text:span></text:p>
        <text:p text:style-name="P116"><text:span text:style-name="Body_20_text_20__28_2_29__20__2b__20_Bold">St Helena and China: </text:span><text:span text:style-name="T1">Lord Duncan, Windham (2)</text:span></text:p>
        <text:h text:style-name="P435" text:outline-level="5"><text:bookmark-start text:name="bookmark251"/><text:span text:style-name="T1">1801/2</text:span><text:bookmark-end text:name="bookmark251"/></text:h>
        <text:p text:style-name="P164"><text:span text:style-name="Body_20_text_20__28_2_29__20__2b__20_Bold">Bengal: </text:span><text:span text:style-name="T1">Sarah Christiana, Sir William Bensley, Tellicherry</text:span></text:p>
        <text:p text:style-name="P83"><text:span text:style-name="T1">Bengal and Benkulen: </text:span><text:span text:style-name="Body_20_text_20__28_11_29__20__2b__20_Not_20_Bold"><text:span text:style-name="T11">Cullands Grove, Fame</text:span></text:span></text:p>
        <text:h text:style-name="P513" text:outline-level="5"><text:bookmark-start text:name="bookmark252"/><text:span text:style-name="T1">(3)</text:span><text:bookmark-end text:name="bookmark252"/></text:h>
        <text:p text:style-name="P183"><text:span text:style-name="Body_20_text_20__28_2_29__20__2b__20_Bold">Bombay: </text:span><text:span text:style-name="T1">Earl St Vincent (1), Sir Edward Hughes</text:span></text:p>
        <text:p text:style-name="P47"><text:span text:style-name="T1">Bombay and Bengal: </text:span><text:span text:style-name="Body_20_text_20__28_11_29__20__2b__20_Not_20_Bold"><text:span text:style-name="T11">Herculean</text:span></text:span></text:p>
        <text:p text:style-name="P184"><text:span text:style-name="Body_20_text_20__28_2_29__20__2b__20_Bold">Bombay and China: </text:span><text:span text:style-name="T1">Canton, Thomas (2), Walmer Castle</text:span></text:p>
        <text:p text:style-name="P183"><text:span text:style-name="Body_20_text_20__28_2_29__20__2b__20_Bold">Cape and Bengal: </text:span><text:span text:style-name="T1">Tottenham </text:span><text:span text:style-name="Body_20_text_20__28_2_29__20__2b__20_Bold">Cape, Ceylon and Bombay: </text:span><text:span text:style-name="T1">Travers </text:span><text:span text:style-name="Body_20_text_20__28_2_29__20__2b__20_Bold">China: </text:span><text:span text:style-name="T1">Brunswick, Ceres (4), Cuffhells, David Scott (2), Glatton (4), Neptune (5), Royal Charlotte (5)</text:span></text:p>
        <text:p text:style-name="P183"><text:span text:style-name="Body_20_text_20__28_2_29__20__2b__20_Bold">Madras: </text:span><text:span text:style-name="T1">Admiral Aplin, Britannia (4)</text:span></text:p>
        <text:p text:style-name="P183"><text:span text:style-name="Body_20_text_20__28_2_29__20__2b__20_Bold">Madras and Bengal: </text:span><text:span text:style-name="T1">Baring, Bengal (2), Devaynes, Lady Burges, Lady Jane Dundas, Lord Nelson, Marquis Wellesley, United Kingdom, Walthamstow </text:span><text:span text:style-name="Body_20_text_20__28_2_29__20__2b__20_Bold">Madras and China: </text:span><text:span text:style-name="T1">Alnwick Castle, Cirencester, Perseverance (2)</text:span></text:p>
        <text:p text:style-name="P183"><text:span text:style-name="Body_20_text_20__28_2_29__20__2b__20_Bold">Madras and Moluccas: </text:span><text:span text:style-name="T1">Marchioness of Exeter</text:span></text:p>
        <text:p text:style-name="P47"><text:span text:style-name="Body_20_text_20__28_11_29__20__2b__20_Not_20_Bold"><text:span text:style-name="T11">New </text:span></text:span><text:span text:style-name="T1">South Wales: </text:span><text:span text:style-name="Body_20_text_20__28_11_29__20__2b__20_Not_20_Bold"><text:span text:style-name="T11">Perseus</text:span></text:span></text:p>
        <text:p text:style-name="P47"><text:span text:style-name="T1">New South Wales and Bombay: </text:span><text:span text:style-name="Body_20_text_20__28_11_29__20__2b__20_Not_20_Bold"><text:span text:style-name="T11">Atlas (2),</text:span></text:span></text:p>
        <text:p text:style-name="P183"><text:span text:style-name="T1">Atlas (3), Coromandel</text:span></text:p>
        <text:p text:style-name="P47"><text:span text:style-name="T1">St Helena and Bengal: </text:span><text:span text:style-name="Body_20_text_20__28_11_29__20__2b__20_Not_20_Bold"><text:span text:style-name="T11">Lord Eldon, Minerva</text:span></text:span></text:p>
        <text:list xml:id="list135131573698482" text:continue-list="list2701512323" text:style-name="WWNum43">
          <text:list-item>
            <text:p text:style-name="P216"><text:span text:style-name="T1">, Princess Mary (2)</text:span></text:p>
          </text:list-item>
        </text:list>
        <text:p text:style-name="P56"><text:span text:style-name="T1">St Helena, Benkulen and China: </text:span><text:span text:style-name="Body_20_text_20__28_11_29__20__2b__20_Not_20_Bold"><text:span text:style-name="T11">Amiston </text:span></text:span><text:span text:style-name="T1">St Helena and China: </text:span><text:span text:style-name="Body_20_text_20__28_11_29__20__2b__20_Not_20_Bold"><text:span text:style-name="T11">Marquis of Ely </text:span></text:span><text:span text:style-name="T1">St Helena, China and Bengal: </text:span><text:span text:style-name="Body_20_text_20__28_11_29__20__2b__20_Not_20_Bold"><text:span text:style-name="T11">Telegraph </text:span></text:span><text:span text:style-name="T1">St Helena and Madras: </text:span><text:span text:style-name="Body_20_text_20__28_11_29__20__2b__20_Not_20_Bold"><text:span text:style-name="T11">Skelton Castle</text:span></text:span></text:p>
        <text:h text:style-name="P447" text:outline-level="5"><text:bookmark-start text:name="bookmark253"/><text:span text:style-name="T1">1802/3</text:span><text:bookmark-end text:name="bookmark253"/></text:h>
        <text:p text:style-name="P112"><text:span text:style-name="Body_20_text_20__28_2_29__20__2b__20_Bold">Bengal; </text:span><text:span text:style-name="T1">Charlton, Earl Spencer </text:span><text:span text:style-name="Body_20_text_20__28_2_29__20__2b__20_Bold">(2), </text:span><text:span text:style-name="T1">Lady Castlereagh, Lord Melville (1), Northampton (2), Princess Maiy (2), Tigris (2)</text:span></text:p>
        <text:p text:style-name="P112"><text:span text:style-name="Body_20_text_20__28_2_29__20__2b__20_Bold">Bombay: </text:span><text:span text:style-name="T1">Elphinstone, Experiment (4) </text:span><text:span text:style-name="Body_20_text_20__28_2_29__20__2b__20_Bold">Bombay, Bengal and Madras: </text:span><text:span text:style-name="T1">Ceylon </text:span><text:span text:style-name="Body_20_text_20__28_2_29__20__2b__20_Bold">Bombay and China: </text:span><text:span text:style-name="T1">Bombay Castle (2), Earl Camden</text:span></text:p>
        <text:p text:style-name="P25"><text:span text:style-name="T1">Bombay and Madras: </text:span><text:span text:style-name="Body_20_text_20__28_11_29__20__2b__20_Not_20_Bold"><text:span text:style-name="T11">Prince of Wales (8) </text:span></text:span><text:span text:style-name="T1">Cape and Bengal: </text:span><text:span text:style-name="Body_20_text_20__28_11_29__20__2b__20_Not_20_Bold"><text:span text:style-name="T11">Lord Duncan </text:span></text:span><text:span text:style-name="T1">Cape and Madras: </text:span><text:span text:style-name="Body_20_text_20__28_11_29__20__2b__20_Not_20_Bold"><text:span text:style-name="T11">Castle Eden </text:span></text:span><text:span text:style-name="T1">Cape, Madras, Bengal and China: </text:span><text:span text:style-name="Body_20_text_20__28_11_29__20__2b__20_Not_20_Bold"><text:span text:style-name="T11">Ocean (4) </text:span></text:span><text:span text:style-name="T1">Cape, Madras and China: </text:span><text:span text:style-name="Body_20_text_20__28_11_29__20__2b__20_Not_20_Bold"><text:span text:style-name="T11">Cumberland </text:span></text:span><text:span text:style-name="T1">Ceylon and Bombay: </text:span><text:span text:style-name="Body_20_text_20__28_11_29__20__2b__20_Not_20_Bold"><text:span text:style-name="T11">Essex (5)</text:span></text:span></text:p>
        <text:p text:style-name="P112"><text:span text:style-name="Body_20_text_20__28_2_29__20__2b__20_Bold">Ceylon, Madras and Bengal: </text:span><text:span text:style-name="T1">Admiral Aplin </text:span><text:span text:style-name="Body_20_text_20__28_2_29__20__2b__20_Bold">China: </text:span><text:span text:style-name="T1">Alfred (2), Coutts, Dorsetshire, Earl of Abergavenny, Exeter (2), Ganges (3), Hope</text:span></text:p>
        <text:list xml:id="list2095639870" text:style-name="WWNum51">
          <text:list-item>
            <text:p text:style-name="P146"><text:span text:style-name="T1">, Warley (2), Warren Hastings (2), Woodford (1)</text:span></text:p>
          </text:list-item>
        </text:list>
        <text:p text:style-name="P112"><text:span text:style-name="Body_20_text_20__28_2_29__20__2b__20_Bold">Madras: </text:span><text:span text:style-name="T1">General Stuart, Union (4), Walpole</text:span></text:p>
        <text:h text:style-name="P500" text:outline-level="5"><text:bookmark-start text:name="bookmark254"/><text:span text:style-name="T1">(5)</text:span><text:bookmark-end text:name="bookmark254"/></text:h>
        <text:p text:style-name="P112"><text:span text:style-name="Body_20_text_20__28_2_29__20__2b__20_Bold">Madras and Bengal: </text:span><text:span text:style-name="T1">Admiral Gardner, Calcutta (4), Earl Howe, Euphrates, Harriet</text:span></text:p>
        <text:list xml:id="list135131110302400" text:continue-numbering="true" text:style-name="WWNum51">
          <text:list-item>
            <text:p text:style-name="P148"><text:span text:style-name="T1">, Hugh Inglis, Lord Castlereagh (1), Sir Stephen Lushington, Windham (2)</text:span></text:p>
          </text:list-item>
        </text:list>
        <text:p text:style-name="P25"><text:span text:style-name="T1">Madras, Bengal and Benkulen: </text:span><text:span text:style-name="Body_20_text_20__28_11_29__20__2b__20_Not_20_Bold"><text:span text:style-name="T11">Europe </text:span></text:span><text:span text:style-name="T1">(2), </text:span><text:span text:style-name="Body_20_text_20__28_11_29__20__2b__20_Not_20_Bold"><text:span text:style-name="T11">Preston</text:span></text:span></text:p>
        <text:p text:style-name="P25"><text:span text:style-name="T1">Madras and Bombay: </text:span><text:span text:style-name="Body_20_text_20__28_11_29__20__2b__20_Not_20_Bold"><text:span text:style-name="T11">Ann (1)</text:span></text:span></text:p>
        <text:p text:style-name="P25"><text:span text:style-name="T1">Madras, Bombay and China: </text:span><text:span text:style-name="Body_20_text_20__28_11_29__20__2b__20_Not_20_Bold"><text:span text:style-name="T11">Henry Addington (2)</text:span></text:span></text:p>
        <text:p text:style-name="P26"><text:span text:style-name="T1">Madras and Ceylon: </text:span><text:span text:style-name="Body_20_text_20__28_11_29__20__2b__20_Not_20_Bold"><text:span text:style-name="T11">Glory</text:span></text:span></text:p>
        <text:p text:style-name="P112"><text:span text:style-name="Body_20_text_20__28_2_29__20__2b__20_Bold">Madras and China: </text:span><text:span text:style-name="T1">Hindostan (2), Wexford</text:span></text:p>
        <text:p text:style-name="P25"><text:span text:style-name="T1">New South Wales and China: </text:span><text:span text:style-name="Body_20_text_20__28_11_29__20__2b__20_Not_20_Bold"><text:span text:style-name="T11">Ocean (5),</text:span></text:span></text:p>
        <text:p text:style-name="P112"><text:span text:style-name="T1">Rolla</text:span></text:p>
        <text:p text:style-name="P112"><text:span text:style-name="Body_20_text_20__28_2_29__20__2b__20_Bold">St Helena and Bengal: </text:span><text:span text:style-name="T1">City of London, Comet (2)</text:span></text:p>
        <text:p text:style-name="P25"><text:span text:style-name="T1">St Helena and Benkulen: </text:span><text:span text:style-name="Body_20_text_20__28_11_29__20__2b__20_Not_20_Bold"><text:span text:style-name="T11">Carmarthen </text:span></text:span><text:span text:style-name="T1">St Helena, Benkulen and China: </text:span><text:span text:style-name="Body_20_text_20__28_11_29__20__2b__20_Not_20_Bold"><text:span text:style-name="T11">Royal George (4)</text:span></text:span></text:p>
        <text:p text:style-name="P29"><text:span text:style-name="T1">St Helena and Bombay: </text:span><text:span text:style-name="Body_20_text_20__28_11_29__20__2b__20_Not_20_Bold"><text:span text:style-name="T11">Huddart</text:span></text:span></text:p>
        <text:h text:style-name="P447" text:outline-level="5"><text:bookmark-start text:name="bookmark255"/><text:span text:style-name="T1">1803/4</text:span><text:bookmark-end text:name="bookmark255"/></text:h>
        <text:p text:style-name="P112"><text:span text:style-name="Body_20_text_20__28_2_29__20__2b__20_Bold">Bengal; </text:span><text:span text:style-name="T1">Sovereign </text:span><text:span text:style-name="Body_20_text_20__28_2_29__20__2b__20_Bold">(2), </text:span><text:span text:style-name="T1">Monarch, Union </text:span><text:span text:style-name="Body_20_text_20__28_2_29__20__2b__20_Bold">(4) Bengal and Benkulen: </text:span><text:span text:style-name="T1">Lord Eldon, Tottenham</text:span></text:p>
        <text:p text:style-name="P112"><text:span text:style-name="Body_20_text_20__28_2_29__20__2b__20_Bold">Bengal and Madras: </text:span><text:span text:style-name="T1">Airly Castle, Alexander</text:span></text:p>
        <text:list xml:id="list135130247027845" text:continue-list="list1418348136" text:style-name="WWNum11">
          <text:list-item>
            <text:p text:style-name="P151"><text:span text:style-name="T1">, Baring, Lord Hawkesbury </text:span><text:span text:style-name="Body_20_text_20__28_2_29__20__2b__20_Bold">Bengal, Madras and Bombay: </text:span><text:span text:style-name="T1">Worcester (4) </text:span><text:span text:style-name="Body_20_text_20__28_2_29__20__2b__20_Bold">Bombay: </text:span><text:span text:style-name="T1">Earl St Vincent (1), Experiment (4), Skelton Castle</text:span></text:p>
          </text:list-item>
        </text:list>
        <text:p text:style-name="P340"><text:span text:style-name="Body_20_text_20__28_2_29__20__2b__20_Bold">Bombay and China: </text:span><text:span text:style-name="T1">Glatton (4), Winchelsea</text:span></text:p>
        <text:h text:style-name="P514" text:outline-level="5"><text:bookmark-start text:name="bookmark256"/><text:span text:style-name="T1">(3)</text:span><text:bookmark-end text:name="bookmark256"/></text:h>
        <text:p text:style-name="P47"><text:span text:style-name="T1">Bombay and Madras: </text:span><text:span text:style-name="Body_20_text_20__28_11_29__20__2b__20_Not_20_Bold"><text:span text:style-name="T11">David Scott (2) </text:span></text:span><text:span text:style-name="T1">Bombay, Madras and China: </text:span><text:span text:style-name="Body_20_text_20__28_11_29__20__2b__20_Not_20_Bold"><text:span text:style-name="T11">Cirencester </text:span></text:span><text:span text:style-name="T1">Bombay, Madras and Penang: </text:span><text:span text:style-name="Body_20_text_20__28_11_29__20__2b__20_Not_20_Bold"><text:span text:style-name="T11">Devaynes </text:span></text:span><text:span text:style-name="T1">Ceylon and Bombay </text:span><text:span text:style-name="Body_20_text_20__28_11_29__20__2b__20_Not_20_Bold"><text:span text:style-name="T11">: Walthamstow </text:span></text:span><text:span text:style-name="T1">Ceylon and China: </text:span><text:span text:style-name="Body_20_text_20__28_11_29__20__2b__20_Not_20_Bold"><text:span text:style-name="T11">Brunswick, Canton, Marquis of Ely</text:span></text:span></text:p>
        <text:p text:style-name="P183"><text:span text:style-name="Body_20_text_20__28_2_29__20__2b__20_Bold">China: </text:span><text:span text:style-name="T1">Alnwick Castle, Amiston, Ceres (4), Cuffhells, Neptune (5), Perseverance (2), Royal Charlotte (5), Taunton Castle, True Briton (4)</text:span></text:p>
        <text:p text:style-name="P183"><text:span text:style-name="Body_20_text_20__28_2_29__20__2b__20_Bold">Madras: </text:span><text:span text:style-name="T1">Duke of Montrose, Indus, Princess Charlotte (1), Sir Edward Hughes </text:span><text:span text:style-name="Body_20_text_20__28_2_29__20__2b__20_Bold">Madras and Bengal: </text:span><text:span text:style-name="T1">Asia (4), Bengal (2), Fame (3), Harriet (3), Huddart, Lady Jane Dundas, Lord Keith, Lord Nelson, Marchioness of Exeter, Marquis Wellesley, Ocean (6), Sir William Bensley, United Kingdom</text:span></text:p>
        <text:p text:style-name="P183"><text:span text:style-name="Body_20_text_20__28_2_29__20__2b__20_Bold">St Helena and Bengal: </text:span><text:span text:style-name="T1">Dover Castle, Lady Burges</text:span></text:p>
        <text:p text:style-name="P47"><text:span text:style-name="T1">St Helena, Bengal and Benkulen: </text:span><text:span text:style-name="Body_20_text_20__28_11_29__20__2b__20_Not_20_Bold"><text:span text:style-name="T11">Travers </text:span></text:span><text:span text:style-name="T1">St Helena, Benkulen and China: </text:span><text:span text:style-name="Body_20_text_20__28_11_29__20__2b__20_Not_20_Bold"><text:span text:style-name="T11">Walmer Castle</text:span></text:span></text:p>
        <text:p text:style-name="P47"><text:span text:style-name="T1">St Helena and Cape: </text:span><text:span text:style-name="Body_20_text_20__28_11_29__20__2b__20_Not_20_Bold"><text:span text:style-name="T11">Georgiana </text:span></text:span><text:span text:style-name="T1">St Helena and China: </text:span><text:span text:style-name="Body_20_text_20__28_11_29__20__2b__20_Not_20_Bold"><text:span text:style-name="T11">Thames (2)</text:span></text:span></text:p>
        <text:p text:style-name="P56"><text:span text:style-name="T1">St Helena and Madras: </text:span><text:span text:style-name="Body_20_text_20__28_11_29__20__2b__20_Not_20_Bold"><text:span text:style-name="T11">Britannia (4)</text:span></text:span></text:p>
        <text:h text:style-name="P447" text:outline-level="5"><text:bookmark-start text:name="bookmark257"/><text:span text:style-name="T1">1804/5</text:span><text:bookmark-end text:name="bookmark257"/></text:h>
        <text:p text:style-name="P112"><text:span text:style-name="Body_20_text_20__28_2_29__20__2b__20_Bold">Bengal and China: </text:span><text:span text:style-name="T1">Earl of Abergavenny (2) Bombay: City of London, Earl Camden, Retreat</text:span></text:p>
        <text:p text:style-name="P112"><text:span text:style-name="Body_20_text_20__28_2_29__20__2b__20_Bold">Bombay and Bengal: </text:span><text:span text:style-name="T1">Metcalfe, Sir William Pulteney</text:span></text:p>
        <text:p text:style-name="P184"><text:span text:style-name="Body_20_text_20__28_2_29__20__2b__20_Bold">Bombay and China: </text:span><text:span text:style-name="T1">Bombay Castle (2), Hemy Addington (2), Royal George (4), Wexford</text:span></text:p>
        <text:p text:style-name="P183"><text:span text:style-name="Body_20_text_20__28_2_29__20__2b__20_Bold">Cape, Madras and Bengal: </text:span><text:span text:style-name="T1">William Pitt (2) </text:span><text:span text:style-name="Body_20_text_20__28_2_29__20__2b__20_Bold">China: </text:span><text:span text:style-name="T1">Exeter (2), Hope (2)</text:span></text:p>
        <text:p text:style-name="P183"><text:span text:style-name="Body_20_text_20__28_2_29__20__2b__20_Bold">Madras and Bengal: </text:span><text:span text:style-name="T1">Ann (1), Britannia (4), Carmarthen, Charlton, Comet (2), Diana (2), Europe (2), General Stuart, Glory, Jane Duchess of Gordon, Lord Duncan, Northampton (2), Sarah Christiana, Streatham</text:span></text:p>
        <text:list text:style-name="WWNum53">
          <text:list-item>
            <text:p text:style-name="P222"><text:span text:style-name="T1">, Surrey (1), Tigris (2), Union (5), Walpole</text:span></text:p>
          </text:list-item>
        </text:list>
        <text:h text:style-name="P504" text:outline-level="5"><text:bookmark-start text:name="bookmark258"/><text:span text:style-name="T1">(5)</text:span><text:bookmark-end text:name="bookmark258"/></text:h>
        <text:p text:style-name="P25"><text:span text:style-name="T1">Madras, Bengal and Benkulen: </text:span><text:span text:style-name="Body_20_text_20__28_11_29__20__2b__20_Not_20_Bold"><text:span text:style-name="T11">Castle Eden </text:span></text:span><text:span text:style-name="T1">Madras, Bengal and Bombay: </text:span><text:span text:style-name="Body_20_text_20__28_11_29__20__2b__20_Not_20_Bold"><text:span text:style-name="T11">Ceylon, Preston</text:span></text:span></text:p>
        <text:p text:style-name="P112"><text:span text:style-name="Body_20_text_20__28_2_29__20__2b__20_Bold">Madras, Bengal and China: </text:span><text:span text:style-name="T1">Albion (2), Dorsetshire, Ganges (3)</text:span></text:p>
        <text:p text:style-name="P25"><text:span text:style-name="T1">Madras and Ceylon: </text:span><text:span text:style-name="Body_20_text_20__28_11_29__20__2b__20_Not_20_Bold"><text:span text:style-name="T11">Devonshire (3)</text:span></text:span></text:p>
        <text:p text:style-name="P112"><text:span text:style-name="Body_20_text_20__28_2_29__20__2b__20_Bold">Madras and China: </text:span><text:span text:style-name="T1">Coutts, Cumberland,</text:span></text:p>
        <text:p text:style-name="P112"><text:span text:style-name="T1">Earl Howe, Ocean (4), Warley (2), Windham</text:span></text:p>
        <text:h text:style-name="P526" text:outline-level="5"><text:bookmark-start text:name="bookmark259"/><text:span text:style-name="T1">(</text:span><text:span text:style-name="Heading_20__23_5_20__28_36_29__20__2b__20_Not_20_Bold"><text:span text:style-name="T11">2</text:span></text:span><text:span text:style-name="T1">)</text:span><text:bookmark-end text:name="bookmark259"/></text:h>
        <text:p text:style-name="P84"><text:span text:style-name="T1">New South Wales and China: </text:span><text:span text:style-name="Body_20_text_20__28_11_29__20__2b__20_Not_20_Bold"><text:span text:style-name="T11">William Pitt</text:span></text:span></text:p>
        <text:h text:style-name="P515" text:outline-level="5"><text:bookmark-start text:name="bookmark260"/><text:span text:style-name="T1">(3)</text:span><text:bookmark-end text:name="bookmark260"/></text:h>
        <text:p text:style-name="P112"><text:span text:style-name="Body_20_text_20__28_2_29__20__2b__20_Bold">St Helena and Bengal; </text:span><text:span text:style-name="T1">Euphrates, Lady Castlereagh, Northumberland (5), Phoenix (5) </text:span><text:span text:style-name="Body_20_text_20__28_2_29__20__2b__20_Bold">St Helena, Bengal and Madras: </text:span><text:span text:style-name="T1">Calcutta </text:span><text:span text:style-name="Body_20_text_20__28_2_29__20__2b__20_Bold">(4) St Helena, Benkulen and China: </text:span><text:span text:style-name="T1">Warren Hastings (2)</text:span></text:p>
        <text:p text:style-name="P39"><text:span text:style-name="T1">St Helena and Madras: </text:span><text:span text:style-name="Body_20_text_20__28_11_29__20__2b__20_Not_20_Bold"><text:span text:style-name="T11">Admiral Gardner</text:span></text:span></text:p>
        <text:h text:style-name="P463" text:outline-level="5"><text:bookmark-start text:name="bookmark261"/><text:span text:style-name="T1">1805/6</text:span><text:bookmark-end text:name="bookmark261"/></text:h>
        <text:p text:style-name="P183"><text:span text:style-name="Body_20_text_20__28_2_29__20__2b__20_Bold">Bengal: </text:span><text:span text:style-name="T1">Harriet (3), Lord Eldon, Skelton Castle</text:span></text:p>
        <text:p text:style-name="P183"><text:span text:style-name="Body_20_text_20__28_2_29__20__2b__20_Bold">Bombay; </text:span><text:span text:style-name="T1">Carmarthen, Earl St Vincent (1), Earl Spencer (2), Experiment (4), Huddart, Sir Stephen Lushington </text:span><text:span text:style-name="Body_20_text_20__28_2_29__20__2b__20_Bold">Bombay and Bengal: </text:span><text:span text:style-name="T1">Fame (3)</text:span></text:p>
        <text:p text:style-name="P183"><text:span text:style-name="Body_20_text_20__28_2_29__20__2b__20_Bold">Bombay and China: </text:span><text:span text:style-name="T1">Elphinstone, Walmer Castle, Winchelsea (3)</text:span></text:p>
        <text:p text:style-name="P183"><text:span text:style-name="Body_20_text_20__28_2_29__20__2b__20_Bold">Cape, Madras and Bengal: </text:span><text:span text:style-name="T1">Tottenham </text:span><text:span text:style-name="Body_20_text_20__28_2_29__20__2b__20_Bold">China: </text:span><text:span text:style-name="T1">Amiston, Ceres (4), Cirencester, Glatton (4), Marquis of Ely, Neptune (5), Royal Charlotte (5), Thames (2)</text:span></text:p>
        <text:p text:style-name="P183"><text:span text:style-name="Body_20_text_20__28_2_29__20__2b__20_Bold">Madras and Bengal: </text:span><text:span text:style-name="T1">Alexander (3), Asia (4), Devaynes, Hugh Inglis, Indus, Lady Burges, Lady Jane Dundas, Lord Castlereagh (1), Lord Melville (1), Marchioness of Exeter, Marquis Wellesley, Monarch, Sir William Bensley, Sovereign (2), Union (4)</text:span></text:p>
        <text:p text:style-name="P183"><text:span text:style-name="Body_20_text_20__28_2_29__20__2b__20_Bold">Madras, Bengal and Penang: </text:span><text:span text:style-name="T1">Bengal (2) </text:span><text:span text:style-name="Body_20_text_20__28_2_29__20__2b__20_Bold">Madras and China: </text:span><text:span text:style-name="T1">Alnwick Castle, David Scott (2), Essex (5)</text:span></text:p>
        <text:p text:style-name="P183"><text:span text:style-name="Body_20_text_20__28_2_29__20__2b__20_Bold">St Helena and Bengal: </text:span><text:span text:style-name="T1">Lord Keith, Lord Nelson</text:span></text:p>
        <text:p text:style-name="P47"><text:span text:style-name="T1">St Helena, Bengal and Benkulen; </text:span><text:span text:style-name="Body_20_text_20__28_11_29__20__2b__20_Not_20_Bold"><text:span text:style-name="T11">Ocean (6)</text:span></text:span></text:p>
      </text:section>
      <text:section text:style-name="Sect6" text:name="Bereich15">
        <text:p text:style-name="P27"><text:span text:style-name="T1">St Helena, Benkulen and China:</text:span></text:p>
        <text:p text:style-name="P112"><text:span text:style-name="T1">Perseverance (2)</text:span></text:p>
        <text:p text:style-name="P40"><text:span text:style-name="T1">St Helena, Cape and Bengal: </text:span><text:span text:style-name="Body_20_text_20__28_11_29__20__2b__20_Not_20_Bold"><text:span text:style-name="T11">Walthamstow </text:span></text:span><text:span text:style-name="T1">St Helena, Madras and Bengal: </text:span><text:span text:style-name="Body_20_text_20__28_11_29__20__2b__20_Not_20_Bold"><text:span text:style-name="T11">Dover Castle</text:span></text:span></text:p>
        <text:h text:style-name="P447" text:outline-level="5"><text:bookmark-start text:name="bookmark262"/><text:span text:style-name="T1">1806/7</text:span><text:bookmark-end text:name="bookmark262"/></text:h>
        <text:p text:style-name="P112"><text:span text:style-name="Body_20_text_20__28_2_29__20__2b__20_Bold">Bengal and Benkulen: </text:span><text:span text:style-name="T1">Windham (2) </text:span><text:span text:style-name="Body_20_text_20__28_2_29__20__2b__20_Bold">Bombay: </text:span><text:span text:style-name="T1">Charlton, Metcalfe, Travers </text:span><text:span text:style-name="Body_20_text_20__28_2_29__20__2b__20_Bold">Bombay and Ceylon: </text:span><text:span text:style-name="T1">Devonshire (3)</text:span></text:p>
        <text:p text:style-name="P112"><text:span text:style-name="Body_20_text_20__28_2_29__20__2b__20_Bold">Bombay and China: </text:span><text:span text:style-name="T1">Britannia (9), Nottingham (4), Scaleby Castle, True Briton</text:span></text:p>
        <text:p text:style-name="P112"><text:span text:style-name="T1">(4)</text:span></text:p>
        <text:p text:style-name="P25"><text:span text:style-name="T1">Cape, Madras and Bengal: </text:span><text:span text:style-name="Body_20_text_20__28_11_29__20__2b__20_Not_20_Bold"><text:span text:style-name="T11">Tigris (2)</text:span></text:span></text:p>
        <text:p text:style-name="P85"><text:span text:style-name="T1">Cape, Madras, Bombay and China: </text:span><text:span text:style-name="Body_20_text_20__28_11_29__20__2b__20_Not_20_Bold"><text:span text:style-name="T11">Warley</text:span></text:span></text:p>
        <text:h text:style-name="P527" text:outline-level="5"><text:bookmark-start text:name="bookmark263"/><text:span text:style-name="T1">(</text:span><text:span text:style-name="Heading_20__23_5_20__28_37_29__20__2b__20_8.5_20_pt_2c_Not_20_Bold"><text:span text:style-name="T11">2</text:span></text:span><text:span text:style-name="T1">)</text:span><text:bookmark-end text:name="bookmark263"/></text:h>
        <text:p text:style-name="P183"><text:span text:style-name="Body_20_text_20__28_2_29__20__2b__20_Bold">China: </text:span><text:span text:style-name="T1">Courts, Earl Camden, Hope </text:span><text:span text:style-name="Body_20_text_20__28_2_29__20__2b__20_Bold">(2), </text:span><text:span text:style-name="T1">Retreat, Surat Castle </text:span><text:span text:style-name="Body_20_text_20__28_2_29__20__2b__20_Bold">(2), </text:span><text:span text:style-name="T1">Taunton Castle, Woodford (1)</text:span></text:p>
        <text:p text:style-name="P183"><text:span text:style-name="Body_20_text_20__28_2_29__20__2b__20_Bold">Madras and Bengal: </text:span><text:span text:style-name="T1">Admiral Gardner, Ann (1), Baring, Castle Eden, City of London, Diana (2), Earl Howe, Experiment (4),</text:span></text:p>
        <text:p text:style-name="P183"><text:span text:style-name="T1">General Stuart, Glory, Lady Castlereagh, Lord Duncan, Northampton (2), Sarah Christiana, Surrey (1), Walpole (5)</text:span></text:p>
        <text:p text:style-name="P183"><text:span text:style-name="Body_20_text_20__28_2_29__20__2b__20_Bold">Madras, Bengal and Penang: </text:span><text:span text:style-name="T1">Ceylon </text:span><text:span text:style-name="Body_20_text_20__28_2_29__20__2b__20_Bold">Madras and Bombay: </text:span><text:span text:style-name="T1">Sir William Pulteney, Union (5), Wexford</text:span></text:p>
        <text:p text:style-name="P85"><text:span text:style-name="T1">Madras, Bombay and China: </text:span><text:span text:style-name="Body_20_text_20__28_11_29__20__2b__20_Not_20_Bold"><text:span text:style-name="T11">Royal George</text:span></text:span></text:p>
        <text:h text:style-name="P514" text:outline-level="5"><text:bookmark-start text:name="bookmark264"/><text:span text:style-name="T1">(4)</text:span><text:bookmark-end text:name="bookmark264"/></text:h>
        <text:p text:style-name="P276"><text:span text:style-name="Body_20_text_20__28_2_29__20__2b__20_Bold">Madras and China: </text:span><text:span text:style-name="T1">Cuffnells, Cumberland, Henry Addington (2)</text:span></text:p>
        <text:p text:style-name="P68"><text:span text:style-name="T1">St Helena and Bengal: </text:span><text:span text:style-name="Body_20_text_20__28_11_29__20__2b__20_Not_20_Bold"><text:span text:style-name="T11">Lord Hawkesbury </text:span></text:span><text:span text:style-name="T1">St Helena, Bengal and Madras: </text:span><text:span text:style-name="Body_20_text_20__28_11_29__20__2b__20_Not_20_Bold"><text:span text:style-name="T11">Airly Castle </text:span></text:span><text:span text:style-name="T1">St Helena, Bengal and Penang: </text:span><text:span text:style-name="Body_20_text_20__28_11_29__20__2b__20_Not_20_Bold"><text:span text:style-name="T11">Duke of Montrose</text:span></text:span></text:p>
        <text:p text:style-name="P68"><text:span text:style-name="T1">St Helena, Benkulen and China: </text:span><text:span text:style-name="Body_20_text_20__28_11_29__20__2b__20_Not_20_Bold"><text:span text:style-name="T11">Alfred </text:span></text:span><text:span text:style-name="T1">(2) St Helena and Madras: </text:span><text:span text:style-name="Body_20_text_20__28_11_29__20__2b__20_Not_20_Bold"><text:span text:style-name="T11">United Kingdom </text:span></text:span><text:span text:style-name="T1">St Helena, Madras and Bombay: </text:span><text:span text:style-name="Body_20_text_20__28_11_29__20__2b__20_Not_20_Bold"><text:span text:style-name="T11">Worcester</text:span></text:span></text:p>
        <text:h text:style-name="P516" text:outline-level="5"><text:bookmark-start text:name="bookmark265"/><text:span text:style-name="T1">(4)</text:span><text:bookmark-end text:name="bookmark265"/></text:h>
        <text:h text:style-name="P447" text:outline-level="5"><text:bookmark-start text:name="bookmark266"/><text:span text:style-name="T1">1807/8</text:span><text:bookmark-end text:name="bookmark266"/></text:h>
        <text:p text:style-name="P112"><text:span text:style-name="Body_20_text_20__28_2_29__20__2b__20_Bold">Bengal: </text:span><text:span text:style-name="T1">Streatham (4)</text:span></text:p>
        <text:p text:style-name="P112"><text:span text:style-name="Body_20_text_20__28_2_29__20__2b__20_Bold">Bombay: </text:span><text:span text:style-name="T1">Alexander (3), Carmarthen, Earl St Vincent (1), Huddart, Lord Eldon </text:span><text:span text:style-name="Body_20_text_20__28_2_29__20__2b__20_Bold">Bombay and China: </text:span><text:span text:style-name="T1">Devaynes </text:span><text:span text:style-name="Body_20_text_20__28_2_29__20__2b__20_Bold">Ceylon and Bengal: </text:span><text:span text:style-name="T1">Bengal (2), Jane Duchess of Gordon</text:span></text:p>
        <text:p text:style-name="P112"><text:span text:style-name="Body_20_text_20__28_2_29__20__2b__20_Bold">China: </text:span><text:span text:style-name="T1">Canton, Exeter (2), Ocean (4)</text:span></text:p>
        <text:p text:style-name="P112"><text:span text:style-name="Body_20_text_20__28_2_29__20__2b__20_Bold">Madras: </text:span><text:span text:style-name="T1">Sir Stephen Lushington </text:span><text:span text:style-name="Body_20_text_20__28_2_29__20__2b__20_Bold">Madras and Bengal: </text:span><text:span text:style-name="T1">Asia (4),Calcutta (4), Earl Spencer (2), Euphrates, Georgiana (1), Harriet (3), Hugh Inglis, Indus, Lady Jane Dundas, Lord Nelson, Monarch, Northumberland (5), Ocean (6), Preston, Sir</text:span></text:p>
        <text:p text:style-name="P184"><text:span text:style-name="T1">William Bensley, Sovereign (2), Tottenham, Travers, Union (4), Walthamstow, William Pitt (2)</text:span></text:p>
        <text:p text:style-name="P183"><text:span text:style-name="Body_20_text_20__28_2_29__20__2b__20_Bold">Madras and China: </text:span><text:span text:style-name="T1">Alnwick Castle, Ceres</text:span></text:p>
        <text:list xml:id="list135131353130477" text:continue-list="list3729594977" text:style-name="WWNum13">
          <text:list-item>
            <text:p text:style-name="P223"><text:span text:style-name="T1">, David Scott (2), Dorsetshire </text:span><text:span text:style-name="Body_20_text_20__28_2_29__20__2b__20_Bold">St Helena and Bengal: </text:span><text:span text:style-name="T1">Europe (2), Lord Castlereagh (1), Lord Keith </text:span><text:span text:style-name="Body_20_text_20__28_2_29__20__2b__20_Bold">St Helena, Cape, Benkulen and China: </text:span><text:span text:style-name="T1">Walmer Castle</text:span></text:p>
          </text:list-item>
        </text:list>
        <text:p text:style-name="P59"><text:span text:style-name="T1">St Helena and Madras: </text:span><text:span text:style-name="Body_20_text_20__28_11_29__20__2b__20_Not_20_Bold"><text:span text:style-name="T11">Phoenix (5)</text:span></text:span></text:p>
        <text:h text:style-name="P463" text:outline-level="5"><text:bookmark-start text:name="bookmark267"/><text:span text:style-name="T1">1808/9</text:span><text:bookmark-end text:name="bookmark267"/></text:h>
        <text:p text:style-name="P183"><text:span text:style-name="Body_20_text_20__28_2_29__20__2b__20_Bold">Bengal: </text:span><text:span text:style-name="T1">Charlton, Hemy Addington </text:span><text:span text:style-name="Body_20_text_20__28_2_29__20__2b__20_Bold">(2), </text:span><text:span text:style-name="T1">Lady Lushington, Sir William Pulteney, Windham </text:span><text:span text:style-name="Body_20_text_20__28_2_29__20__2b__20_9_20_pt">(2)</text:span></text:p>
        <text:p text:style-name="P183"><text:span text:style-name="Body_20_text_20__28_2_29__20__2b__20_Bold">Bengal and China: </text:span><text:span text:style-name="T1">Warren Hastings (3) </text:span><text:span text:style-name="Body_20_text_20__28_2_29__20__2b__20_Bold">Bengal and Madras: </text:span><text:span text:style-name="T1">Sarah Christiana, William Pitt (3)</text:span></text:p>
        <text:p text:style-name="P183"><text:span text:style-name="Body_20_text_20__28_2_29__20__2b__20_Bold">Bombay: </text:span><text:span text:style-name="T1">Dover Castle, Marchioness of Exeter, Northampton (2), Taunton Castle, Union (5)</text:span></text:p>
        <text:p text:style-name="P183"><text:span text:style-name="Body_20_text_20__28_2_29__20__2b__20_Bold">Bombay and China: </text:span><text:span text:style-name="T1">Cumberland, Neptune</text:span></text:p>
        <text:list xml:id="list135130193351542" text:continue-numbering="true" text:style-name="WWNum13">
          <text:list-item>
            <text:p text:style-name="P223"><text:span text:style-name="T1">, Scaleby Castle, True Briton (4)</text:span></text:p>
          </text:list-item>
        </text:list>
        <text:p text:style-name="P183"><text:span text:style-name="Body_20_text_20__28_2_29__20__2b__20_Bold">Ceylon and Bengal: </text:span><text:span text:style-name="T1">Marquis Wellesley </text:span><text:span text:style-name="Body_20_text_20__28_2_29__20__2b__20_Bold">China: </text:span><text:span text:style-name="T1">Albion (2), Courts, Glatton </text:span><text:span text:style-name="Body_20_text_20__28_2_29__20__2b__20_Bold">(4), </text:span><text:span text:style-name="T1">Marquis of Ely, Princess Amelia </text:span><text:span text:style-name="Body_20_text_20__28_2_29__20__2b__20_Bold">(4), </text:span><text:span text:style-name="T1">Royal Charlotte (5), Thames (2)</text:span></text:p>
        <text:p text:style-name="P183"><text:span text:style-name="Body_20_text_20__28_2_29__20__2b__20_Bold">Madras and Bengal: </text:span><text:span text:style-name="T1">Admiral Gardner, Baring, Carnatic (3), Castle Eden, City of London, Devonshire (3), Earl Howe, General Stuart, Lord Duncan, Lord Melville (1), Metcalfe, Retreat, Surrey (1)</text:span></text:p>
        <text:p text:style-name="P183"><text:span text:style-name="Body_20_text_20__28_2_29__20__2b__20_Bold">Madras and China: </text:span><text:span text:style-name="T1">Britannia (9), Nottingham (4), Perseverance (2)</text:span></text:p>
        <text:p text:style-name="P183"><text:span text:style-name="Body_20_text_20__28_2_29__20__2b__20_Bold">St Helena and Bengal: </text:span><text:span text:style-name="T1">Lady Castlereagh, United Kingdom</text:span></text:p>
        <text:p text:style-name="P56"><text:span text:style-name="T1">St Helena, Benkulen andChina: </text:span><text:span text:style-name="Body_20_text_20__28_11_29__20__2b__20_Not_20_Bold"><text:span text:style-name="T11">Cuffnells</text:span></text:span></text:p>
        <text:h text:style-name="P447" text:outline-level="5"><text:bookmark-start text:name="bookmark268"/><text:span text:style-name="T1">1809/10</text:span><text:bookmark-end text:name="bookmark268"/></text:h>
        <text:p text:style-name="P112"><text:span text:style-name="Body_20_text_20__28_2_29__20__2b__20_Bold">Bengal: </text:span><text:span text:style-name="T1">Earl Spencer (2), Hebe, Juliana, Larkins (1), Lord Keith, Midas, Monarch </text:span><text:span text:style-name="Body_20_text_20__28_2_29__20__2b__20_Bold">Bengal and Madras: </text:span><text:span text:style-name="T1">Lady Carrington, Tyne </text:span><text:span text:style-name="Body_20_text_20__28_2_29__20__2b__20_Bold">Bombay: </text:span><text:span text:style-name="T1">Carmarthen, Exeter (2)</text:span></text:p>
        <text:p text:style-name="P112"><text:span text:style-name="Body_20_text_20__28_2_29__20__2b__20_Bold">Bombay and Bengal: </text:span><text:span text:style-name="T1">Lord Eldon </text:span><text:span text:style-name="Body_20_text_20__28_2_29__20__2b__20_Bold">Bombay and China: </text:span><text:span text:style-name="T1">Amiston, Earl Camden, Elphinstone, Wexford, Winchelsea (3) </text:span><text:span text:style-name="Body_20_text_20__28_2_29__20__2b__20_Bold">Bombay and Madras: </text:span><text:span text:style-name="T1">Alexander (3), Sir Stephen Lushington</text:span></text:p>
        <text:p text:style-name="P112"><text:span text:style-name="Body_20_text_20__28_2_29__20__2b__20_Bold">Cape, Madras and Bengal: </text:span><text:span text:style-name="T1">William Pitt (2) </text:span><text:span text:style-name="Body_20_text_20__28_2_29__20__2b__20_Bold">Ceylon and Bengal: </text:span><text:span text:style-name="T1">Thomas Grenville </text:span><text:span text:style-name="Body_20_text_20__28_2_29__20__2b__20_Bold">Ceylon, Bengal and Batavia: </text:span><text:span text:style-name="T1">Batavia </text:span><text:span text:style-name="Body_20_text_20__28_2_29__20__2b__20_Bold">China: </text:span><text:span text:style-name="T1">Alnwick Castle, Bombay (3), Canton, Royal George (4), Surat Castle (2)</text:span></text:p>
        <text:p text:style-name="P113"><text:span text:style-name="Body_20_text_20__28_2_29__20__2b__20_Bold">Madras and Bengal: </text:span><text:span text:style-name="T1">Ann (1), Astell, Ceylon, Diana (2), Euphrates, Georgiana (1), Harriet</text:span></text:p>
        <text:list xml:id="list135130546201715" text:continue-list="list135130681296342" text:style-name="WWNum9">
          <text:list-item>
            <text:p text:style-name="P152"><text:span text:style-name="T1">, Huddart, Hugh Inglis, Indus, Northumberland (5), Phoenix (5), Preston, Sir William Bensley, Sovereign (2), Tigris (2) </text:span><text:span text:style-name="Body_20_text_20__28_2_29__20__2b__20_Bold">Madras, Ceylon and Bengal: </text:span><text:span text:style-name="T1">Earl St Vincent </text:span><text:span text:style-name="Body_20_text_20__28_2_29__20__2b__20_8_20_pt_2c_Bold">(</text:span><text:span text:style-name="Body_20_text_20__28_2_29_">1</text:span><text:span text:style-name="Body_20_text_20__28_2_29__20__2b__20_8_20_pt_2c_Bold">)</text:span></text:p>
          </text:list-item>
        </text:list>
        <text:p text:style-name="P112"><text:span text:style-name="Body_20_text_20__28_2_29__20__2b__20_Bold">Madras and China: </text:span><text:span text:style-name="T1">Alfred (2), David Scott (2), Woodford (1)</text:span></text:p>
        <text:p text:style-name="P39"><text:span text:style-name="T1">St Helena, Penang and China: </text:span><text:span text:style-name="Body_20_text_20__28_11_29__20__2b__20_Not_20_Bold"><text:span text:style-name="T11">Cirencester</text:span></text:span></text:p>
        <text:h text:style-name="P463" text:outline-level="5"><text:bookmark-start text:name="bookmark269"/><text:span text:style-name="T1">1810/1</text:span><text:bookmark-end text:name="bookmark269"/></text:h>
        <text:p text:style-name="P183"><text:span text:style-name="Body_20_text_20__28_2_29__20__2b__20_Bold">Bengal: </text:span><text:span text:style-name="T1">Baring (2), Charles Mills, David Scott (1), Harleston, Lady Castlereagh, Lady Lushington, Lord Forbes, Minerva (6), Portsea, Retreat, Tottenham, Walthamstow, William Pitt (3)</text:span></text:p>
        <text:p text:style-name="P183"><text:span text:style-name="Body_20_text_20__28_2_29__20__2b__20_Bold">Bengal and China: </text:span><text:span text:style-name="T1">Lord Castlereagh (1), Warren Hastings (3)</text:span></text:p>
        <text:p text:style-name="P183"><text:span text:style-name="Body_20_text_20__28_2_29__20__2b__20_Bold">Bengal and Madras: </text:span><text:span text:style-name="T1">Northampton (2), Surrey (1)</text:span></text:p>
        <text:p text:style-name="P47"><text:span text:style-name="T1">Bombay: </text:span><text:span text:style-name="Body_20_text_20__28_11_29__20__2b__20_Not_20_Bold"><text:span text:style-name="T11">Moffat</text:span></text:span></text:p>
        <text:p text:style-name="P183"><text:span text:style-name="Body_20_text_20__28_2_29__20__2b__20_Bold">Bombay and China: </text:span><text:span text:style-name="T1">Cumberland, Dorsetshire, Essex (5), Hemy Addington (2), Scaleby Castle</text:span></text:p>
        <text:p text:style-name="P47"><text:span text:style-name="T1">Bombay, Madras and Bengal: </text:span><text:span text:style-name="Body_20_text_20__28_11_29__20__2b__20_Not_20_Bold"><text:span text:style-name="T11">Union (4) </text:span></text:span><text:span text:style-name="T1">Cape and China: </text:span><text:span text:style-name="Body_20_text_20__28_11_29__20__2b__20_Not_20_Bold"><text:span text:style-name="T11">Warren Hastings (5)</text:span></text:span></text:p>
        <text:p text:style-name="P183"><text:span text:style-name="Body_20_text_20__28_2_29__20__2b__20_Bold">Ceylon and Bengal: </text:span><text:span text:style-name="T1">Marquis Wellesley </text:span><text:span text:style-name="Body_20_text_20__28_2_29__20__2b__20_Bold">Ceylon, Bengal and Madras: </text:span><text:span text:style-name="T1">Dover Castle </text:span><text:span text:style-name="Body_20_text_20__28_2_29__20__2b__20_Bold">China; </text:span><text:span text:style-name="T1">Ceres (4), Charles Grant, Lowther Castle, Marquis of Ely, Perseverance (2), Warley (2)</text:span></text:p>
        <text:p text:style-name="P183"><text:span text:style-name="Body_20_text_20__28_2_29__20__2b__20_Bold">Madras and Bengal: </text:span><text:span text:style-name="T1">Baring, Cambridge, Carnatic (3), Castle Eden, Devaynes, Devonshire (3), Europe (2), General Stuart, James Sibbald, Lord Melville (1), Metcalfe, Ocean (6), Rose (4), Sir William Pulteney, Streatham (4)</text:span></text:p>
        <text:p text:style-name="P183"><text:span text:style-name="Body_20_text_20__28_2_29__20__2b__20_Bold">Madras and China: </text:span><text:span text:style-name="T1">Hope (2), Princess</text:span></text:p>
        <text:p text:style-name="P183"><text:span text:style-name="T1">Amelia (4), Taunton Castle</text:span></text:p>
        <text:p text:style-name="P47"><text:span text:style-name="T1">New South Wales and Bengal: </text:span><text:span text:style-name="Body_20_text_20__28_11_29__20__2b__20_Not_20_Bold"><text:span text:style-name="T11">Mary (9)</text:span></text:span></text:p>
        <text:p text:style-name="P47"><text:span text:style-name="T1">New South Wales and China: </text:span><text:span text:style-name="Body_20_text_20__28_11_29__20__2b__20_Not_20_Bold"><text:span text:style-name="T11">Providence (1) </text:span></text:span><text:span text:style-name="T1">St Helena and Bengal: </text:span><text:span text:style-name="Body_20_text_20__28_11_29__20__2b__20_Not_20_Bold"><text:span text:style-name="T11">Marchioness of Exeter, Union (5)</text:span></text:span></text:p>
        <text:p text:style-name="P56"><text:span text:style-name="T1">St Helena, Benkulen and China: </text:span><text:span text:style-name="Body_20_text_20__28_11_29__20__2b__20_Not_20_Bold"><text:span text:style-name="T11">Walmer Castle</text:span></text:span></text:p>
        <text:h text:style-name="P447" text:outline-level="5"><text:bookmark-start text:name="bookmark270"/><text:span text:style-name="T1">1811/2</text:span><text:bookmark-end text:name="bookmark270"/></text:h>
        <text:p text:style-name="P25"><text:span text:style-name="T1">Batavia: </text:span><text:span text:style-name="Body_20_text_20__28_11_29__20__2b__20_Not_20_Bold"><text:span text:style-name="T11">Juliana</text:span></text:span></text:p>
        <text:p text:style-name="P25"><text:span text:style-name="T1">Batavia and Bengal: </text:span><text:span text:style-name="Body_20_text_20__28_11_29__20__2b__20_Not_20_Bold"><text:span text:style-name="T11">Diana (2)</text:span></text:span></text:p>
        <text:p text:style-name="P112"><text:span text:style-name="Body_20_text_20__28_2_29__20__2b__20_Bold">Batavia, Madras and Bengal: </text:span><text:span text:style-name="T1">Fairlie </text:span><text:span text:style-name="Body_20_text_20__28_2_29__20__2b__20_Bold">Bengal: </text:span><text:span text:style-name="T1">Broxbomebury, Carmarthen, Earl Howe, Euphrates, Marchioness of Exeter, Northampton </text:span><text:span text:style-name="Body_20_text_20__28_2_29__20__2b__20_Bold">(2), </text:span><text:span text:style-name="T1">Sir Godfrey Webster </text:span><text:span text:style-name="Body_20_text_20__28_2_29__20__2b__20_Bold">Bengal and Batavia: </text:span><text:span text:style-name="T1">Apollo </text:span><text:span text:style-name="Body_20_text_20__28_2_29__20__2b__20_Bold">(2)</text:span></text:p>
        <text:p text:style-name="P184"><text:span text:style-name="Body_20_text_20__28_2_29__20__2b__20_Bold">Bengal and Benkulen: </text:span><text:span text:style-name="T1">Alexander (3) </text:span><text:span text:style-name="Body_20_text_20__28_2_29__20__2b__20_Bold">Bombay: </text:span><text:span text:style-name="T1">Lord Duncan </text:span><text:span text:style-name="Body_20_text_20__28_2_29__20__2b__20_Bold">Bombay and Bengal: </text:span><text:span text:style-name="T1">Lady Carrington </text:span><text:span text:style-name="Body_20_text_20__28_2_29__20__2b__20_Bold">Bombay and China: </text:span><text:span text:style-name="T1">Amiston, Cabalva, Courts, Neptune (5), Royal Charlotte (5) </text:span><text:span text:style-name="Body_20_text_20__28_2_29__20__2b__20_Bold">Bombay, Madras and Bengal; </text:span><text:span text:style-name="T1">Chapman </text:span><text:span text:style-name="Body_20_text_20__28_2_29__20__2b__20_Bold">Ceylon, Batavia and Bengal: </text:span><text:span text:style-name="T1">Princess Charlotte of Wales</text:span></text:p>
        <text:p text:style-name="P183"><text:span text:style-name="Body_20_text_20__28_2_29__20__2b__20_Bold">Ceylon and Bengal: </text:span><text:span text:style-name="T1">Thomas Grenville </text:span><text:span text:style-name="Body_20_text_20__28_2_29__20__2b__20_Bold">China: </text:span><text:span text:style-name="T1">Alnwick Castle, Bombay (3), Cirencester, Elphinstone, Glatton (4), Marquis ofHuntly, Surat Castle (2), Wexford </text:span><text:span text:style-name="Body_20_text_20__28_2_29__20__2b__20_Bold">Madras and Bengal: </text:span><text:span text:style-name="T1">Ann (1), Asia (6),</text:span></text:p>
        <text:p text:style-name="P183"><text:span text:style-name="T1">Astell, Bengal (3), City of London, Earl St Vincent (1), Harriet (3), Indus, Lord Keith, Prince Regent, Sir William Bensley,</text:span></text:p>
        <text:p text:style-name="P183"><text:span text:style-name="T1">Sovereign (2)</text:span></text:p>
        <text:p text:style-name="P183"><text:span text:style-name="Body_20_text_20__28_2_29__20__2b__20_Bold">Madras and China: </text:span><text:span text:style-name="T1">Cuffnells, David Scott (2), Royal George (4), Winchelsea (3)</text:span></text:p>
        <text:p text:style-name="P47"><text:span text:style-name="T1">New South Wales and Bengal: </text:span><text:span text:style-name="Body_20_text_20__28_11_29__20__2b__20_Not_20_Bold"><text:span text:style-name="T11">Guildford </text:span></text:span><text:span text:style-name="T1">New South Wales and China: </text:span><text:span text:style-name="Body_20_text_20__28_11_29__20__2b__20_Not_20_Bold"><text:span text:style-name="T11">General Graham</text:span></text:span></text:p>
        <text:p text:style-name="P61"><text:span text:style-name="T1">St Helena and Bengal: </text:span><text:span text:style-name="Body_20_text_20__28_11_29__20__2b__20_Not_20_Bold"><text:span text:style-name="T11">Larkins </text:span></text:span><text:span text:style-name="T1">(1), </text:span><text:span text:style-name="Body_20_text_20__28_11_29__20__2b__20_Not_20_Bold"><text:span text:style-name="T11">Tigris </text:span></text:span><text:span text:style-name="T1">(2) St Helena, Bengal and Madras: </text:span><text:span text:style-name="Body_20_text_20__28_11_29__20__2b__20_Not_20_Bold"><text:span text:style-name="T11">Coldstream </text:span></text:span><text:span text:style-name="T1">St Helena, Benkulen and China: </text:span><text:span text:style-name="Body_20_text_20__28_11_29__20__2b__20_Not_20_Bold"><text:span text:style-name="T11">Thames </text:span></text:span><text:span text:style-name="T1">(2)</text:span></text:p>
        <text:h text:style-name="P447" text:outline-level="5"><text:bookmark-start text:name="bookmark271"/><text:span text:style-name="T1">1812/3</text:span><text:bookmark-end text:name="bookmark271"/></text:h>
        <text:p text:style-name="P112"><text:span text:style-name="Body_20_text_20__28_2_29__20__2b__20_Bold">Batavia: </text:span><text:span text:style-name="T1">Lord Eldon, William Pitt (1)</text:span></text:p>
        <text:p text:style-name="P112"><text:span text:style-name="Body_20_text_20__28_2_29__20__2b__20_Bold">Bengal: </text:span><text:span text:style-name="T1">Devonshire (3), Lady Lushington, Lord Forbes, Minerva (6), Northumberland (5) </text:span><text:span text:style-name="Body_20_text_20__28_2_29__20__2b__20_Bold">Bengal and Benkulen: </text:span><text:span text:style-name="T1">Retreat </text:span><text:span text:style-name="Body_20_text_20__28_2_29__20__2b__20_Bold">Bengal and China: </text:span><text:span text:style-name="T1">Inglis </text:span><text:span text:style-name="Body_20_text_20__28_2_29__20__2b__20_Bold">Bengal and Java: </text:span><text:span text:style-name="T1">Streatham (4)</text:span></text:p>
        <text:p text:style-name="P25"><text:span text:style-name="T1">Bengal and Madras: </text:span><text:span text:style-name="Body_20_text_20__28_11_29__20__2b__20_Not_20_Bold"><text:span text:style-name="T11">Carnatic (1)</text:span></text:span></text:p>
        <text:p text:style-name="P112"><text:span text:style-name="Body_20_text_20__28_2_29__20__2b__20_Bold">Bombay: </text:span><text:span text:style-name="T1">Charles Mills, David Scott (1),</text:span></text:p>
        <text:p text:style-name="P112"><text:span text:style-name="T1">James Sibbald</text:span></text:p>
        <text:p text:style-name="P112"><text:span text:style-name="Body_20_text_20__28_2_29__20__2b__20_Bold">Bombay and China: </text:span><text:span text:style-name="T1">Charles Grant, General Harris, Marquis Camden, Marquis of Ely, Perseverance (2)</text:span></text:p>
        <text:p text:style-name="P112"><text:span text:style-name="Body_20_text_20__28_2_29__20__2b__20_Bold">Cape and China: </text:span><text:span text:style-name="T1">Walmer Castle </text:span><text:span text:style-name="Body_20_text_20__28_2_29__20__2b__20_Bold">Ceylon and Bengal: </text:span><text:span text:style-name="T1">Marchioness of Exeter, William Pitt (2)</text:span></text:p>
        <text:p text:style-name="P112"><text:span text:style-name="Body_20_text_20__28_2_29__20__2b__20_Bold">China: </text:span><text:span text:style-name="T1">Cumberland, Hope (2), Lowther Castle, Princess Amelia (4)</text:span></text:p>
        <text:p text:style-name="P25"><text:span text:style-name="T1">Madras: </text:span><text:span text:style-name="Body_20_text_20__28_11_29__20__2b__20_Not_20_Bold"><text:span text:style-name="T11">Rose </text:span></text:span><text:span text:style-name="T1">(4)</text:span></text:p>
        <text:p text:style-name="P112"><text:span text:style-name="Body_20_text_20__28_2_29__20__2b__20_Bold">Madras and Bengal: </text:span><text:span text:style-name="T1">Baring, Devaynes, General Stuart, Huddart, Hugh Inglis, Lord Melville (1), Marquis of Wellington (1), Metcalfe, Moffat, Ocean (6), Tottenham, Union (5)</text:span></text:p>
        <text:p text:style-name="P112"><text:span text:style-name="Body_20_text_20__28_2_29__20__2b__20_Bold">Madras and China: </text:span><text:span text:style-name="T1">Atlas (4), Bridgewater</text:span></text:p>
        <text:list xml:id="list135131353065747" text:continue-list="list135131110302400" text:style-name="WWNum51">
          <text:list-item>
            <text:p text:style-name="P153"><text:span text:style-name="T1">, Essex (5), Warley (2)</text:span></text:p>
          </text:list-item>
        </text:list>
        <text:p text:style-name="P112"><text:span text:style-name="Body_20_text_20__28_2_29__20__2b__20_Bold">St Helena and Bengal: </text:span><text:span text:style-name="T1">Batavia, Sir William Pulteney, Union (4)</text:span></text:p>
        <text:p text:style-name="P25"><text:span text:style-name="T1">St Helena, Benkulen and China: </text:span><text:span text:style-name="Body_20_text_20__28_11_29__20__2b__20_Not_20_Bold"><text:span text:style-name="T11">Ceres (4)</text:span></text:span></text:p>
      </text:section>
      <text:section text:style-name="Sect6" text:name="Bereich16">
        <text:p text:style-name="P394"><text:span text:style-name="T1">Tasmania and New South Wales:</text:span></text:p>
        <text:p text:style-name="P252"><text:span text:style-name="T1">Indefatigable</text:span></text:p>
        <text:h text:style-name="P447" text:outline-level="5"><text:bookmark-start text:name="bookmark272"/><text:span text:style-name="T1">1813/4</text:span><text:bookmark-end text:name="bookmark272"/></text:h>
        <text:p text:style-name="P112"><text:span text:style-name="Body_20_text_20__28_2_29__20__2b__20_Bold">Batavia and China: </text:span><text:span text:style-name="T1">Royal Charlotte (5),</text:span></text:p>
        <text:p text:style-name="P112"><text:span text:style-name="T1">Surat Castle (2)</text:span></text:p>
        <text:p text:style-name="P112"><text:span text:style-name="Body_20_text_20__28_2_29__20__2b__20_Bold">Bengal: </text:span><text:span text:style-name="T1">Bengal </text:span><text:span text:style-name="Body_20_text_20__28_2_29__20__2b__20_Bold">(1), </text:span><text:span text:style-name="T1">Coldstream, Lady Carrington, Lady Castlereagh, Larkins (1) </text:span><text:span text:style-name="Body_20_text_20__28_2_29__20__2b__20_Bold">Bengal and Benkulen: </text:span><text:span text:style-name="T1">Ann </text:span><text:span text:style-name="Body_20_text_20__28_2_29__20__2b__20_Bold">(1)</text:span></text:p>
        <text:p text:style-name="P112"><text:span text:style-name="Body_20_text_20__28_2_29__20__2b__20_Bold">Bengal and Madras: </text:span><text:span text:style-name="T1">Phoenix (5), Warren Hastings (3)</text:span></text:p>
        <text:p text:style-name="P25"><text:span text:style-name="T1">Bengal, Madras and China: </text:span><text:span text:style-name="Body_20_text_20__28_11_29__20__2b__20_Not_20_Bold"><text:span text:style-name="T11">Royal George</text:span></text:span></text:p>
        <text:h text:style-name="P504" text:outline-level="5"><text:bookmark-start text:name="bookmark273"/><text:span text:style-name="T1">(4)</text:span><text:bookmark-end text:name="bookmark273"/></text:h>
        <text:p text:style-name="P183"><text:span text:style-name="Body_20_text_20__28_2_29__20__2b__20_Bold">Bombay: </text:span><text:span text:style-name="T1">Indus, Tigris (2)</text:span></text:p>
        <text:p text:style-name="P183"><text:span text:style-name="Body_20_text_20__28_2_29__20__2b__20_Bold">Bombay and China: </text:span><text:span text:style-name="T1">Bombay (3), Cabalva, Elphinstone, Lady Melville, Neptune (5) </text:span><text:span text:style-name="Body_20_text_20__28_2_29__20__2b__20_Bold">China: </text:span><text:span text:style-name="T1">Coutts, Dorsetshire, Henry Addington (2), Thames (2), Thomas Grenville, Wexford </text:span><text:span text:style-name="Body_20_text_20__28_2_29__20__2b__20_Bold">Madras: </text:span><text:span text:style-name="T1">Asia (6)</text:span></text:p>
        <text:p text:style-name="P183"><text:span text:style-name="Body_20_text_20__28_2_29__20__2b__20_Bold">Madras and Bengal: </text:span><text:span text:style-name="T1">Alexander (3), Astell, Europe (2), Lord Keith, Surrey (1)</text:span></text:p>
        <text:p text:style-name="P47"><text:span text:style-name="T1">Madras, Bengal and Moluccas: </text:span><text:span text:style-name="Body_20_text_20__28_11_29__20__2b__20_Not_20_Bold"><text:span text:style-name="T11">Prince Regent</text:span></text:span></text:p>
        <text:p text:style-name="P183"><text:span text:style-name="Body_20_text_20__28_2_29__20__2b__20_Bold">Madras and China: </text:span><text:span text:style-name="T1">Castle Huntley, Marquis of Huntly, Winchelsea (3)</text:span></text:p>
        <text:p text:style-name="P47"><text:span text:style-name="T1">St Helena, Batavia and China: </text:span><text:span text:style-name="Body_20_text_20__28_11_29__20__2b__20_Not_20_Bold"><text:span text:style-name="T11">Scaleby Castle</text:span></text:span></text:p>
        <text:p text:style-name="P47"><text:span text:style-name="T1">St Helena and Bengal: </text:span><text:span text:style-name="Body_20_text_20__28_11_29__20__2b__20_Not_20_Bold"><text:span text:style-name="T11">Marchioness of Ely </text:span></text:span><text:span text:style-name="T1">St Helena, Benkulen and China: </text:span><text:span text:style-name="Body_20_text_20__28_11_29__20__2b__20_Not_20_Bold"><text:span text:style-name="T11">Glatton (4)</text:span></text:span></text:p>
        <text:h text:style-name="P447" text:outline-level="5"><text:bookmark-start text:name="bookmark274"/><text:span text:style-name="T1">1814/5</text:span><text:bookmark-end text:name="bookmark274"/></text:h>
        <text:p text:style-name="P112"><text:span text:style-name="Body_20_text_20__28_2_29__20__2b__20_Bold">Bengal: </text:span><text:span text:style-name="T1">Elizabeth (6), James Sibbald, Lord Castlereagh (1), Minerva (7), Potton </text:span><text:span text:style-name="Body_20_text_20__28_2_29__20__2b__20_Bold">Bengal and Batavia: </text:span><text:span text:style-name="T1">Fairlie </text:span><text:span text:style-name="Body_20_text_20__28_2_29__20__2b__20_Bold">Bengal and Benkulen: </text:span><text:span text:style-name="T1">Union </text:span><text:span text:style-name="Body_20_text_20__28_2_29__20__2b__20_Bold">(4)</text:span></text:p>
        <text:p text:style-name="P112"><text:span text:style-name="Body_20_text_20__28_2_29__20__2b__20_Bold">Bengal and Bombay: </text:span><text:span text:style-name="T1">Apollo (2), Sir William Pulteney</text:span></text:p>
        <text:p text:style-name="P112"><text:span text:style-name="Body_20_text_20__28_2_29__20__2b__20_Bold">Bengal, Madras and China: </text:span><text:span text:style-name="T1">Cuffnells </text:span><text:span text:style-name="Body_20_text_20__28_2_29__20__2b__20_Bold">Bombay: </text:span><text:span text:style-name="T1">Carmarthen, David Scott (1) </text:span><text:span text:style-name="Body_20_text_20__28_2_29__20__2b__20_Bold">Bombay and China: </text:span><text:span text:style-name="T1">Charles Grant, David Scott (2), Essex (5), Inglis, Marquis Camden, Vansittart (4)</text:span></text:p>
        <text:p text:style-name="P112"><text:span text:style-name="Body_20_text_20__28_2_29__20__2b__20_Bold">Ceylon, Bengal and Madras: </text:span><text:span text:style-name="T1">Carnatic (3) </text:span><text:span text:style-name="Body_20_text_20__28_2_29__20__2b__20_Bold">China: </text:span><text:span text:style-name="T1">Alnwick Castle, Hope (2), Princess Amelia (4), Walmer Castle, Warley (2), Warren Hastings (5)</text:span></text:p>
        <text:p text:style-name="P112"><text:span text:style-name="Body_20_text_20__28_2_29__20__2b__20_Bold">Madras: </text:span><text:span text:style-name="T1">Rose (4)</text:span></text:p>
        <text:p text:style-name="P112"><text:span text:style-name="Body_20_text_20__28_2_29__20__2b__20_Bold">Madras and Bengal: </text:span><text:span text:style-name="T1">Huddart, Lord Eldon, Lord Melville (1), Marquis of Wellington (1), Metcalfe, Northumberland (5), Princess Charlotte of Wales, Streatham (4), William Pitt (2)</text:span></text:p>
        <text:p text:style-name="P112"><text:span text:style-name="Body_20_text_20__28_2_29__20__2b__20_Bold">Madras and China: </text:span><text:span text:style-name="T1">Atlas (4), Bridgewater</text:span></text:p>
        <text:list xml:id="list135130993413793" text:continue-list="list135130546201715" text:style-name="WWNum9">
          <text:list-item>
            <text:p text:style-name="P154"><text:span text:style-name="T1">, General Harris, Lowther Castle</text:span></text:p>
          </text:list-item>
        </text:list>
        <text:p text:style-name="P25"><text:span text:style-name="T1">New South Wales and China: </text:span><text:span text:style-name="Body_20_text_20__28_11_29__20__2b__20_Not_20_Bold"><text:span text:style-name="T11">Marquis of Wellington (2)</text:span></text:span></text:p>
        <text:p text:style-name="P25"><text:span text:style-name="T1">St Helena and Cape: </text:span><text:span text:style-name="Body_20_text_20__28_11_29__20__2b__20_Not_20_Bold"><text:span text:style-name="T11">St Helena</text:span></text:span></text:p>
        <text:p text:style-name="P196"><text:span text:style-name="Body_20_text_20__28_2_29__20__2b__20_Bold">St Helena and China: </text:span><text:span text:style-name="T1">Ceres (4), Herefordshire, General Kyd</text:span></text:p>
        <text:h text:style-name="P447" text:outline-level="5"><text:bookmark-start text:name="bookmark275"/><text:span text:style-name="T1">1815/6</text:span><text:bookmark-end text:name="bookmark275"/></text:h>
        <text:p text:style-name="P112"><text:span text:style-name="Body_20_text_20__28_2_29__20__2b__20_Bold">Bengal: </text:span><text:span text:style-name="T1">Batavia, Lady Campbell, Lady</text:span></text:p>
        <text:p text:style-name="P112"><text:span text:style-name="T1">Carrington, Mangles</text:span></text:p>
        <text:p text:style-name="P112"><text:span text:style-name="Body_20_text_20__28_2_29__20__2b__20_Bold">Bombay: </text:span><text:span text:style-name="T1">Alexander (3), Ann (1)</text:span></text:p>
        <text:p text:style-name="P112"><text:span text:style-name="Body_20_text_20__28_2_29__20__2b__20_Bold">Bombay and China: </text:span><text:span text:style-name="T1">Cabalva, Castle Huntley, Cumberland, Lady Melville, Marquis of Ely, Marquis of Huntly </text:span><text:span text:style-name="Body_20_text_20__28_2_29__20__2b__20_Bold">Ceylon and Bengal: </text:span><text:span text:style-name="T1">Astell </text:span><text:span text:style-name="Body_20_text_20__28_2_29__20__2b__20_Bold">China: </text:span><text:span text:style-name="T1">Earl of Balcarras, General Hewett, Hugh Inglis, Marchioness of Exeter, Princess Amelia (4), Scaleby Castle, Surat Castle (2), Thomas Grenville, Windham (2)</text:span></text:p>
        <text:p text:style-name="P25"><text:span text:style-name="T1">Madras and Batavia: </text:span><text:span text:style-name="Body_20_text_20__28_11_29__20__2b__20_Not_20_Bold"><text:span text:style-name="T11">Surrey (1)</text:span></text:span></text:p>
        <text:p text:style-name="P112"><text:span text:style-name="Body_20_text_20__28_2_29__20__2b__20_Bold">Madras and Bengal: </text:span><text:span text:style-name="T1">Asia (6), Europe (2), Larkins (1), Lord Keith, Marchioness of Ely, Phoenix (5), Prince Regent, Warren Hastings</text:span></text:p>
        <text:h text:style-name="P500" text:outline-level="5"><text:bookmark-start text:name="bookmark276"/><text:span text:style-name="T1">(3)</text:span><text:bookmark-end text:name="bookmark276"/></text:h>
        <text:p text:style-name="P183"><text:span text:style-name="Body_20_text_20__28_2_29__20__2b__20_Bold">Madras and China: </text:span><text:span text:style-name="T1">Barkworth, Cambridge, Coldstream, Cornwall, Lady Castlereagh,</text:span></text:p>
        <text:p text:style-name="P195"><text:span text:style-name="T1">Lord Lyndoch, Providence (1), Sovereign (2)</text:span></text:p>
        <text:h text:style-name="P447" text:outline-level="5"><text:bookmark-start text:name="bookmark277"/><text:span text:style-name="T1">1816/7</text:span><text:bookmark-end text:name="bookmark277"/></text:h>
        <text:p text:style-name="P112"><text:span text:style-name="Body_20_text_20__28_2_29__20__2b__20_Bold">Bengal: </text:span><text:span text:style-name="T1">Lord Castlereagh (1), Thomas Grenville</text:span></text:p>
        <text:p text:style-name="P112"><text:span text:style-name="Body_20_text_20__28_2_29__20__2b__20_Bold">Bengal and Benkulen: </text:span><text:span text:style-name="T1">Northumberland (5) </text:span><text:span text:style-name="Body_20_text_20__28_2_29__20__2b__20_Bold">Bengal and Madras: </text:span><text:span text:style-name="T1">Rose (4), Union (4) </text:span><text:span text:style-name="Body_20_text_20__28_2_29__20__2b__20_Bold">Bombay: </text:span><text:span text:style-name="T1">Carmarthen, Huddart </text:span><text:span text:style-name="Body_20_text_20__28_2_29__20__2b__20_Bold">Bombay and China: </text:span><text:span text:style-name="T1">Bombay (3), Charles Grant, General Harris, Inglis, Lowther Castle, Marquis Camden, Vansittart (4)</text:span></text:p>
        <text:p text:style-name="P112"><text:span text:style-name="Body_20_text_20__28_2_29__20__2b__20_Bold">China: </text:span><text:span text:style-name="T1">Dorsetshire, Royal George (4), Waterloo (1), Winchelsea (3)</text:span></text:p>
        <text:p text:style-name="P112"><text:span text:style-name="Body_20_text_20__28_2_29__20__2b__20_Bold">Madras and Bengal: </text:span><text:span text:style-name="T1">Carnatic (3), Marquis of Wellington (1), Minerva (7), Princess Charlotte of Wales, Streatham (4), William Pitt (2)</text:span></text:p>
        <text:p text:style-name="P25"><text:span text:style-name="T1">Madras, Bengal and China: </text:span><text:span text:style-name="Body_20_text_20__28_11_29__20__2b__20_Not_20_Bold"><text:span text:style-name="T11">Atlas (4), General Kyd</text:span></text:span></text:p>
        <text:p text:style-name="P114"><text:span text:style-name="Body_20_text_20__28_2_29__20__2b__20_Bold">Madras and China: </text:span><text:span text:style-name="T1">Bridgewater (5), Herefordshire</text:span></text:p>
        <text:h text:style-name="P447" text:outline-level="5"><text:bookmark-start text:name="bookmark278"/><text:span text:style-name="T1">1817/8</text:span><text:bookmark-end text:name="bookmark278"/></text:h>
        <text:p text:style-name="P25"><text:span text:style-name="T1">Bengal: </text:span><text:span text:style-name="Body_20_text_20__28_11_29__20__2b__20_Not_20_Bold"><text:span text:style-name="T11">Mangles</text:span></text:span></text:p>
        <text:p text:style-name="P112"><text:span text:style-name="Body_20_text_20__28_2_29__20__2b__20_Bold">Bengal and Benkulen: </text:span><text:span text:style-name="T1">Lord Keith </text:span><text:span text:style-name="Body_20_text_20__28_2_29__20__2b__20_Bold">Bengal and Bombay: </text:span><text:span text:style-name="T1">Fairlie, Hemy Porcher </text:span><text:span text:style-name="Body_20_text_20__28_2_29__20__2b__20_Bold">Bengal and China: </text:span><text:span text:style-name="T1">Castle Huntley, Dunira </text:span><text:span text:style-name="Body_20_text_20__28_2_29__20__2b__20_Bold">Bengal and Madras: </text:span><text:span text:style-name="T1">Asia (6), General Hewett, Warren Hastings (3)</text:span></text:p>
        <text:p text:style-name="P112"><text:span text:style-name="Body_20_text_20__28_2_29__20__2b__20_Bold">Bombay: </text:span><text:span text:style-name="T1">Lady Lushington</text:span></text:p>
        <text:p text:style-name="P184"><text:span text:style-name="Body_20_text_20__28_2_29__20__2b__20_Bold">Bombay and China: </text:span><text:span text:style-name="T1">Buckinghamshire, Canning, Duke of York (2), Earl of Balcarras, Marquis of Huntly, Thomas Coutts </text:span><text:span text:style-name="Body_20_text_20__28_2_29__20__2b__20_Bold">China: </text:span><text:span text:style-name="T1">Cabalva, Lady Melville, Orwell, Perseverance (2), Scaleby Castle </text:span><text:span text:style-name="Body_20_text_20__28_2_29__20__2b__20_Bold">Madras and Bengal: </text:span><text:span text:style-name="T1">Astell, Marchioness of Ely, Northampton (2), Phoenix (5), Prince Regent, Thomas Grenville </text:span><text:span text:style-name="Body_20_text_20__28_2_29__20__2b__20_Bold">Madras and China: </text:span><text:span text:style-name="T1">London (14), Princess Amelia (4)</text:span></text:p>
        <text:p text:style-name="P59"><text:span text:style-name="T1">St Helena and China: </text:span><text:span text:style-name="Body_20_text_20__28_11_29__20__2b__20_Not_20_Bold"><text:span text:style-name="T11">Larkins (1)</text:span></text:span></text:p>
        <text:h text:style-name="P463" text:outline-level="5"><text:bookmark-start text:name="bookmark279"/><text:span text:style-name="T1">1818/9</text:span><text:bookmark-end text:name="bookmark279"/></text:h>
        <text:p text:style-name="P183"><text:span text:style-name="Body_20_text_20__28_2_29__20__2b__20_Bold">Bengal: </text:span><text:span text:style-name="T1">Abberton, Fame (4), Hooghly, Kingston, Marquis of Wellington (1), Princess Charlotte (2)</text:span></text:p>
        <text:p text:style-name="P183"><text:span text:style-name="Body_20_text_20__28_2_29__20__2b__20_Bold">Bengal and China: </text:span><text:span text:style-name="T1">Atlas (4), Streatham (4), Waterloo (1)</text:span></text:p>
        <text:p text:style-name="P183"><text:span text:style-name="Body_20_text_20__28_2_29__20__2b__20_Bold">Bengal and Madras: </text:span><text:span text:style-name="T1">Princess Charlotte of Wales</text:span></text:p>
        <text:p text:style-name="P370"><text:span text:style-name="Body_20_text_20__28_2_29__20__2b__20_Bold">Bombay: </text:span><text:span text:style-name="T1">Barrosa, Marquis of Hastings, York</text:span></text:p>
        <text:h text:style-name="P515" text:outline-level="5"><text:bookmark-start text:name="bookmark280"/><text:span text:style-name="T1">(5)</text:span><text:bookmark-end text:name="bookmark280"/></text:h>
        <text:p text:style-name="P183"><text:span text:style-name="Body_20_text_20__28_2_29__20__2b__20_Bold">Bombay and China: </text:span><text:span text:style-name="T1">Charles Grant, Essex</text:span></text:p>
        <text:list xml:id="list135129765852232" text:continue-list="list3223910803" text:style-name="WWNum7">
          <text:list-item>
            <text:p text:style-name="P208"><text:span text:style-name="T1">, Inglis, Lowther Castle, Marquis Camden, Vansittart (4)</text:span></text:p>
          </text:list-item>
        </text:list>
        <text:p text:style-name="P183"><text:span text:style-name="Body_20_text_20__28_2_29__20__2b__20_Bold">China: </text:span><text:span text:style-name="T1">Apollo (2), Cornwall, General Harris, Kellie Castle, Lord Castlereagh (1), Matilda, Moffat, Regent, Warren Hastings (5)</text:span></text:p>
        <text:p text:style-name="P183"><text:span text:style-name="Body_20_text_20__28_2_29__20__2b__20_Bold">Madras: </text:span><text:span text:style-name="T1">Catherine (3)</text:span></text:p>
        <text:p text:style-name="P183"><text:span text:style-name="Body_20_text_20__28_2_29__20__2b__20_Bold">Madras and Bengal: </text:span><text:span text:style-name="T1">Almorah, Carnatic (3), Minerva (7), Rose (4)</text:span></text:p>
        <text:p text:style-name="P318"><text:span text:style-name="Body_20_text_20__28_2_29__20__2b__20_Bold">Madras and China: </text:span><text:span text:style-name="T1">General Kyd, Windsor</text:span></text:p>
        <text:h text:style-name="P528" text:outline-level="5"><text:bookmark-start text:name="bookmark281"/><text:span text:style-name="T1">(</text:span><text:span text:style-name="Heading_20__23_5_20__28_38_29__20__2b__20_8.5_20_pt_2c_Not_20_Bold"><text:span text:style-name="T11">2</text:span></text:span><text:span text:style-name="T1">)</text:span><text:bookmark-end text:name="bookmark281"/></text:h>
        <text:p text:style-name="P47"><text:span text:style-name="T1">St Helena, Benkulen and China: </text:span><text:span text:style-name="Body_20_text_20__28_11_29__20__2b__20_Not_20_Bold"><text:span text:style-name="T11">William Pitt (2)</text:span></text:span></text:p>
        <text:p text:style-name="P47"><text:span text:style-name="T1">St Helena, Bombay and China: </text:span><text:span text:style-name="Body_20_text_20__28_11_29__20__2b__20_Not_20_Bold"><text:span text:style-name="T11">Bombay (3), Herefordshire</text:span></text:span></text:p>
        <text:p text:style-name="P195"><text:span text:style-name="Body_20_text_20__28_2_29__20__2b__20_Bold">St Helena and China: </text:span><text:span text:style-name="T1">Bridgewater (5), Marquis of Ely</text:span></text:p>
        <text:h text:style-name="P447" text:outline-level="5"><text:bookmark-start text:name="bookmark282"/><text:span text:style-name="T1">1819/20</text:span><text:bookmark-end text:name="bookmark282"/></text:h>
        <text:p text:style-name="P112"><text:span text:style-name="Body_20_text_20__28_2_29__20__2b__20_Bold">Bengal: </text:span><text:span text:style-name="T1">Asia (8), Brampton, James Sibbald, King George IV, Lady Raffles, Timandra </text:span><text:span text:style-name="Body_20_text_20__28_2_29__20__2b__20_Bold">Bengal and China: </text:span><text:span text:style-name="T1">Asia (6), Astell, Castle Huntley</text:span></text:p>
        <text:p text:style-name="P112"><text:span text:style-name="Body_20_text_20__28_2_29__20__2b__20_Bold">Bengal and Madras: </text:span><text:span text:style-name="T1">Clyde (2), Phoenix (6), Providence (2), Waterloo (2)</text:span></text:p>
        <text:p text:style-name="P112"><text:span text:style-name="Body_20_text_20__28_2_29__20__2b__20_Bold">Bombay: </text:span><text:span text:style-name="T1">Asia (7), Brothers, Camden, Hyperion, Regret</text:span></text:p>
        <text:p text:style-name="P112"><text:span text:style-name="Body_20_text_20__28_2_29__20__2b__20_Bold">Bombay and China: </text:span><text:span text:style-name="T1">Dunira, Earl of Balcarras, Marquis of Huntly, Thames (5), Thomas Coutts, Warren Hastings (3)</text:span></text:p>
        <text:p text:style-name="P112"><text:span text:style-name="Body_20_text_20__28_2_29__20__2b__20_Bold">China: </text:span><text:span text:style-name="T1">General Hewett, Lady Campbell, Marchioness of Ely, Orwell, Princess Amelia</text:span></text:p>
        <text:list text:style-name="WWNum55">
          <text:list-item>
            <text:p text:style-name="P155"><text:span text:style-name="T1">, Scaleby Castle</text:span></text:p>
          </text:list-item>
        </text:list>
        <text:p text:style-name="P184"><text:span text:style-name="Body_20_text_20__28_2_29__20__2b__20_Bold">Madras: </text:span><text:span text:style-name="T1">Coromandel (2), Woodford (2) </text:span><text:span text:style-name="Body_20_text_20__28_2_29__20__2b__20_Bold">Madras and Bengal: </text:span><text:span text:style-name="T1">Coldstream, Lady Carrington, Moira</text:span></text:p>
        <text:p text:style-name="P183"><text:span text:style-name="Body_20_text_20__28_2_29__20__2b__20_Bold">Madras and China: </text:span><text:span text:style-name="T1">Duke of York (2), Prince Regent</text:span></text:p>
        <text:p text:style-name="P47"><text:span text:style-name="T1">Mauritius and China: </text:span><text:span text:style-name="Body_20_text_20__28_11_29__20__2b__20_Not_20_Bold"><text:span text:style-name="T11">Buckinghamshire </text:span></text:span><text:span text:style-name="T1">St Helena and Bengal: </text:span><text:span text:style-name="Body_20_text_20__28_11_29__20__2b__20_Not_20_Bold"><text:span text:style-name="T11">Richmond (2)</text:span></text:span></text:p>
        <text:p text:style-name="P47"><text:span text:style-name="T1">St Helena, Benkulen and China: </text:span><text:span text:style-name="Body_20_text_20__28_11_29__20__2b__20_Not_20_Bold"><text:span text:style-name="T11">London </text:span></text:span><text:span text:style-name="T1">(14)</text:span></text:p>
        <text:p text:style-name="P47"><text:span text:style-name="T1">St Helena, Bombay and China: </text:span><text:span text:style-name="Body_20_text_20__28_11_29__20__2b__20_Not_20_Bold"><text:span text:style-name="T11">Canning, Lady Melville</text:span></text:span></text:p>
        <text:p text:style-name="P199"><text:span text:style-name="Body_20_text_20__28_2_29__20__2b__20_Bold">St Helena and China: </text:span><text:span text:style-name="T1">Dorsetshire, Winchelsea (3)</text:span></text:p>
        <text:h text:style-name="P463" text:outline-level="5"><text:bookmark-start text:name="bookmark283"/><text:span text:style-name="T1">1820/1</text:span><text:bookmark-end text:name="bookmark283"/></text:h>
        <text:p text:style-name="P183"><text:span text:style-name="Body_20_text_20__28_2_29__20__2b__20_Bold">Bengal: </text:span><text:span text:style-name="T1">Barrosa, Kingston, Princess Charlotte of Wales, Rose (4)</text:span></text:p>
        <text:p text:style-name="P183"><text:span text:style-name="Body_20_text_20__28_2_29__20__2b__20_Bold">Bengal and China: </text:span><text:span text:style-name="T1">Atlas (4), General Kyd, Lowther Castle</text:span></text:p>
        <text:p text:style-name="P183"><text:span text:style-name="Body_20_text_20__28_2_29__20__2b__20_Bold">Bengal and Madras: </text:span><text:span text:style-name="T1">Florentia </text:span><text:span text:style-name="Body_20_text_20__28_2_29__20__2b__20_Bold">Bombay and China: </text:span><text:span text:style-name="T1">Charles Grant, Farquharson, Inglis, Kent (7), Marquis Camden, Royal George (5)</text:span></text:p>
        <text:p text:style-name="P183"><text:span text:style-name="Body_20_text_20__28_2_29__20__2b__20_Bold">China: </text:span><text:span text:style-name="T1">Bombay (3), Bridgewater (5), Herefordshire, Hythe, Minerva (7), Scaleby Castle, Windsor (2)</text:span></text:p>
        <text:p text:style-name="P183"><text:span text:style-name="Body_20_text_20__28_2_29__20__2b__20_Bold">Madras and Bengal: </text:span><text:span text:style-name="T1">Albion (4), Marquis of Wellington (1), Thomas Grenville </text:span><text:span text:style-name="Body_20_text_20__28_2_29__20__2b__20_Bold">Madras and China: </text:span><text:span text:style-name="T1">General Harris, Kellie Castle</text:span></text:p>
        <text:p text:style-name="P47"><text:span text:style-name="T1">St Helena, Benkulen and China: </text:span><text:span text:style-name="Body_20_text_20__28_11_29__20__2b__20_Not_20_Bold"><text:span text:style-name="T11">Repulse </text:span></text:span><text:span text:style-name="T1">St Helena, Bombay and China: </text:span><text:span text:style-name="Body_20_text_20__28_11_29__20__2b__20_Not_20_Bold"><text:span text:style-name="T11">Vansittart</text:span></text:span></text:p>
        <text:list xml:id="list135130732120450" text:continue-list="list135129787536757" text:style-name="WWNum45">
          <text:list-item>
            <text:p text:style-name="P218"><text:span text:style-name="T1">, Waterloo (1)</text:span></text:p>
          </text:list-item>
        </text:list>
        <text:h text:style-name="P447" text:outline-level="5"><text:bookmark-start text:name="bookmark284"/><text:span text:style-name="T1">1821/2</text:span><text:bookmark-end text:name="bookmark284"/></text:h>
        <text:p text:style-name="P112"><text:span text:style-name="Body_20_text_20__28_2_29__20__2b__20_Bold">Bengal: </text:span><text:span text:style-name="T1">Dorsetshire, General Hewett, Marchioness of Ely, Winchelsea (3)</text:span></text:p>
        <text:p text:style-name="P112"><text:span text:style-name="Body_20_text_20__28_2_29__20__2b__20_Bold">Bengal and China: </text:span><text:span text:style-name="T1">Duchess of Athol, Earl of Balcarras, Sir David Scott, Thames (5)</text:span></text:p>
        <text:p text:style-name="P112"><text:span text:style-name="Body_20_text_20__28_2_29__20__2b__20_Bold">Bengal and Madras: </text:span><text:span text:style-name="T1">Coldstream, Warren Hastings (3)</text:span></text:p>
        <text:p text:style-name="P112"><text:span text:style-name="Body_20_text_20__28_2_29__20__2b__20_Bold">Benkulen: </text:span><text:span text:style-name="T1">Layton </text:span><text:span text:style-name="Body_20_text_20__28_2_29__20__2b__20_Bold">Benkulen and China: </text:span><text:span text:style-name="T1">Canning </text:span><text:span text:style-name="Body_20_text_20__28_2_29__20__2b__20_Bold">Bombay and China; </text:span><text:span text:style-name="T1">Berwickshire, Buckinghamshire, Castle Huntley, Duke of York (2), Dunira</text:span></text:p>
        <text:p text:style-name="P25"><text:span text:style-name="T1">Cape, Madras and China: </text:span><text:span text:style-name="Body_20_text_20__28_11_29__20__2b__20_Not_20_Bold"><text:span text:style-name="T11">Thomas Coutts</text:span></text:span></text:p>
        <text:p text:style-name="P112"><text:span text:style-name="Body_20_text_20__28_2_29__20__2b__20_Bold">China: </text:span><text:span text:style-name="T1">Lady Melville, Marquis of Huntly,</text:span></text:p>
        <text:p text:style-name="P112"><text:span text:style-name="T1">Princess Amelia (4), Regent</text:span></text:p>
        <text:p text:style-name="P112"><text:span text:style-name="Body_20_text_20__28_2_29__20__2b__20_Bold">Madras and Bengal: </text:span><text:span text:style-name="T1">Asia (6), Astell, Prince</text:span></text:p>
        <text:p text:style-name="P112"><text:span text:style-name="T1">Regent</text:span></text:p>
        <text:p text:style-name="P112"><text:span text:style-name="Body_20_text_20__28_2_29__20__2b__20_Bold">Madras and China: </text:span><text:span text:style-name="T1">London (4), William Fairlie</text:span></text:p>
        <text:p text:style-name="P112"><text:span text:style-name="T1">St </text:span><text:span text:style-name="Body_20_text_20__28_2_29__20__2b__20_Bold">Helena: </text:span><text:span text:style-name="T1">St Helena</text:span></text:p>
      </text:section>
      <text:section text:style-name="Sect7" text:name="Bereich17">
        <text:p text:style-name="P63"><text:span text:style-name="T1">St Helena, Bombay and China: </text:span><text:span text:style-name="Body_20_text_20__28_11_29__20__2b__20_Not_20_Bold"><text:span text:style-name="T11">MacQueen, Orwell</text:span></text:span></text:p>
        <text:h text:style-name="P447" text:outline-level="5"><text:bookmark-start text:name="bookmark285"/><text:span text:style-name="T1">1822/3</text:span><text:bookmark-end text:name="bookmark285"/></text:h>
        <text:p text:style-name="P112"><text:span text:style-name="Body_20_text_20__28_2_29__20__2b__20_Bold">Bengal: </text:span><text:span text:style-name="T1">Abberton, Florentia, Minerva </text:span><text:span text:style-name="Body_20_text_20__28_2_29__20__2b__20_Bold">(7), </text:span><text:span text:style-name="T1">Potton, Thomas Grenville </text:span><text:span text:style-name="Body_20_text_20__28_2_29__20__2b__20_Bold">Bengal and Benkulen: </text:span><text:span text:style-name="T1">Fame </text:span><text:span text:style-name="Body_20_text_20__28_2_29__20__2b__20_Bold">(4)</text:span></text:p>
        <text:p text:style-name="P112"><text:span text:style-name="Body_20_text_20__28_2_29__20__2b__20_Bold">Bengal and China: </text:span><text:span text:style-name="T1">General Kyd, Hythe, Kent (7), Royal George (5), Windsor (2)</text:span></text:p>
        <text:p text:style-name="P112"><text:span text:style-name="Body_20_text_20__28_2_29__20__2b__20_Bold">Bengal and Madras: </text:span><text:span text:style-name="T1">Orient, Rockingham (2), Royal George (6)</text:span></text:p>
        <text:p text:style-name="P112"><text:span text:style-name="Body_20_text_20__28_2_29__20__2b__20_Bold">Bombay and China: </text:span><text:span text:style-name="T1">Farquharson, Herefordshire, Inglis, Scaleby Castle,</text:span></text:p>
        <text:p text:style-name="P112"><text:span text:style-name="T1">Waterloo (1)</text:span></text:p>
        <text:p text:style-name="P112"><text:span text:style-name="Body_20_text_20__28_2_29__20__2b__20_Bold">China: </text:span><text:span text:style-name="T1">Bombay (3), Buckinghamshire, Lowther Castle, Vansittart (4), Warren Hastings (5)</text:span></text:p>
        <text:p text:style-name="P25"><text:span text:style-name="T1">Madras and Bengal: </text:span><text:span text:style-name="Body_20_text_20__28_11_29__20__2b__20_Not_20_Bold"><text:span text:style-name="T11">Marquis of Wellington (1), Princess Charlotte of Wales </text:span></text:span><text:span text:style-name="T1">Madras and China: </text:span><text:span text:style-name="Body_20_text_20__28_11_29__20__2b__20_Not_20_Bold"><text:span text:style-name="T11">Atlas (4), Kellie Castle </text:span></text:span><text:span text:style-name="T1">Mauritius and China: </text:span><text:span text:style-name="Body_20_text_20__28_11_29__20__2b__20_Not_20_Bold"><text:span text:style-name="T11">Charles Grant </text:span></text:span><text:span text:style-name="T1">St Helena, Benkulen and China: </text:span><text:span text:style-name="Body_20_text_20__28_11_29__20__2b__20_Not_20_Bold"><text:span text:style-name="T11">Repulse </text:span></text:span><text:span text:style-name="T1">St Helena, Bombay and China: </text:span><text:span text:style-name="Body_20_text_20__28_11_29__20__2b__20_Not_20_Bold"><text:span text:style-name="T11">Bridgewater</text:span></text:span></text:p>
        <text:h text:style-name="P502" text:outline-level="5"><text:bookmark-start text:name="bookmark286"/><text:span text:style-name="T1">(5)</text:span><text:bookmark-end text:name="bookmark286"/></text:h>
        <text:h text:style-name="P447" text:outline-level="5"><text:bookmark-start text:name="bookmark287"/><text:span text:style-name="T1">1823/4</text:span><text:bookmark-end text:name="bookmark287"/></text:h>
        <text:p text:style-name="P112"><text:span text:style-name="Body_20_text_20__28_2_29__20__2b__20_Bold">Bengal: </text:span><text:span text:style-name="T1">Astell, Boyne (2), Claudine, General</text:span></text:p>
        <text:p text:style-name="P112"><text:span text:style-name="T1">Hewett, Prince Regent</text:span></text:p>
        <text:p text:style-name="P25"><text:span text:style-name="T1">Bengal and Benkulen: </text:span><text:span text:style-name="Body_20_text_20__28_11_29__20__2b__20_Not_20_Bold"><text:span text:style-name="T11">Layton</text:span></text:span></text:p>
        <text:p text:style-name="P112"><text:span text:style-name="Body_20_text_20__28_2_29__20__2b__20_Bold">Bengal and China: </text:span><text:span text:style-name="T1">Berwickshire, Canning,</text:span></text:p>
        <text:p text:style-name="P112"><text:span text:style-name="T1">Duchess of Athol, Earl of Balcarras,</text:span></text:p>
        <text:p text:style-name="P112"><text:span text:style-name="T1">MacQueen, Sir David Scott</text:span></text:p>
        <text:p text:style-name="P112"><text:span text:style-name="Body_20_text_20__28_2_29__20__2b__20_Bold">Bombay and China: </text:span><text:span text:style-name="T1">Castle Huntley, Duke of</text:span></text:p>
        <text:p text:style-name="P112"><text:span text:style-name="T1">York (2), Dunira, Marquis Camden, Thomas</text:span></text:p>
        <text:p text:style-name="P112"><text:span text:style-name="T1">Courts</text:span></text:p>
        <text:p text:style-name="P112"><text:span text:style-name="Body_20_text_20__28_2_29__20__2b__20_Bold">China: </text:span><text:span text:style-name="T1">Marquis ofHuntly, Orwell, Princess Amelia (4), Thames (5)</text:span></text:p>
        <text:p text:style-name="P112"><text:span text:style-name="Body_20_text_20__28_2_29__20__2b__20_Bold">China and Quebec: </text:span><text:span text:style-name="T1">Juliana, Moffat </text:span><text:span text:style-name="Body_20_text_20__28_2_29__20__2b__20_Bold">Madras and Bengal: </text:span><text:span text:style-name="T1">Asia (6), Marchioness of Ely, Rose (4)</text:span></text:p>
        <text:p text:style-name="P112"><text:span text:style-name="Body_20_text_20__28_2_29__20__2b__20_Bold">Madras and China: </text:span><text:span text:style-name="T1">Lady Melville, William Fairlie</text:span></text:p>
        <text:p text:style-name="P25"><text:span text:style-name="T1">St Helena, Benkulen and China: </text:span><text:span text:style-name="Body_20_text_20__28_11_29__20__2b__20_Not_20_Bold"><text:span text:style-name="T11">General Harris</text:span></text:span></text:p>
        <text:p text:style-name="P32"><text:span text:style-name="T1">St Helena, Bombay and China: </text:span><text:span text:style-name="Body_20_text_20__28_11_29__20__2b__20_Not_20_Bold"><text:span text:style-name="T11">London (14)</text:span></text:span></text:p>
        <text:h text:style-name="P468" text:outline-level="5"><text:bookmark-start text:name="bookmark288"/><text:span text:style-name="T1">1824/5</text:span><text:bookmark-end text:name="bookmark288"/></text:h>
        <text:p text:style-name="P358"><text:span text:style-name="Body_20_text_20__28_2_29__20__2b__20_Bold">Bengal: </text:span><text:span text:style-name="T1">Albion (4), Berwick (2), Bussorah Merchant, Childe Harold, Marquis of Wellington (1), Thomas Grenville </text:span><text:span text:style-name="Body_20_text_20__28_2_29__20__2b__20_Bold">Bengal and China: </text:span><text:span text:style-name="T1">Bridgewater </text:span><text:span text:style-name="Body_20_text_20__28_2_29__20__2b__20_Bold">(5), </text:span><text:span text:style-name="T1">Charles Grant, General Kyd, Hythe, Java, Kent (7), Royal George </text:span><text:span text:style-name="Body_20_text_20__28_2_29__20__2b__20_Bold">(5), </text:span><text:span text:style-name="T1">Scaleby Castle, Waterloo </text:span><text:span text:style-name="Body_20_text_20__28_2_29__20__2b__20_8_20_pt_2c_Bold">(</text:span><text:span text:style-name="Body_20_text_20__28_2_29_">1</text:span><text:span text:style-name="Body_20_text_20__28_2_29__20__2b__20_8_20_pt_2c_Bold">)</text:span></text:p>
        <text:p text:style-name="P277"><text:span text:style-name="Body_20_text_20__28_2_29__20__2b__20_Bold">Bombay: </text:span><text:span text:style-name="T1">Cambridge (3), James Sibbald, Maitland</text:span></text:p>
        <text:p text:style-name="P68"><text:span text:style-name="T1">Bombay and China: </text:span><text:span text:style-name="Body_20_text_20__28_11_29__20__2b__20_Not_20_Bold"><text:span text:style-name="T11">Inglis, Kellie Castle </text:span></text:span><text:span text:style-name="T1">Cape, Bombay and China: </text:span><text:span text:style-name="Body_20_text_20__28_11_29__20__2b__20_Not_20_Bold"><text:span text:style-name="T11">Vansittart (4) </text:span></text:span><text:span text:style-name="T1">Cape, Bombay, Madras and China: </text:span><text:span text:style-name="Body_20_text_20__28_11_29__20__2b__20_Not_20_Bold"><text:span text:style-name="T11">Windsor </text:span></text:span><text:span text:style-name="Body_20_text_20__28_11_29__20__2b__20_8_20_pt"><text:span text:style-name="T8">(</text:span></text:span><text:span text:style-name="Body_20_text_20__28_11_29__20__2b__20_Not_20_Bold"><text:span text:style-name="T11">2</text:span></text:span><text:span text:style-name="Body_20_text_20__28_11_29__20__2b__20_8_20_pt"><text:span text:style-name="T8">)</text:span></text:span></text:p>
        <text:p text:style-name="P112"><text:span text:style-name="Body_20_text_20__28_2_29__20__2b__20_Bold">China: </text:span><text:span text:style-name="T1">Bombay (3), Buckinghamshire, Duke of York (2), Herefordshire, Lowther Castle, Warren Hastings (5)</text:span></text:p>
        <text:p text:style-name="P25"><text:span text:style-name="T1">China and Nova Scotia: </text:span><text:span text:style-name="Body_20_text_20__28_11_29__20__2b__20_Not_20_Bold"><text:span text:style-name="T11">Countess ofHarcourt </text:span></text:span><text:span text:style-name="T1">China and Quebec: </text:span><text:span text:style-name="Body_20_text_20__28_11_29__20__2b__20_Not_20_Bold"><text:span text:style-name="T11">Roxburgh Castle, Orient </text:span></text:span><text:span text:style-name="T1">Madras: </text:span><text:span text:style-name="Body_20_text_20__28_11_29__20__2b__20_Not_20_Bold"><text:span text:style-name="T11">Malcolm </text:span></text:span><text:span text:style-name="T1">Madras and Bengal: </text:span><text:span text:style-name="Body_20_text_20__28_11_29__20__2b__20_Not_20_Bold"><text:span text:style-name="T11">Coldstream,</text:span></text:span></text:p>
        <text:p text:style-name="P112"><text:span text:style-name="T1">Commodore Hayes, Guildford, Minerva (7), Princess Charlotte of Wales, Warren Hastings</text:span></text:p>
        <text:h text:style-name="P529" text:outline-level="5"><text:bookmark-start text:name="bookmark289"/><text:span text:style-name="T1">(</text:span><text:span text:style-name="Heading_20__23_5_20__28_39_29__20__2b__20_8.5_20_pt_2c_Not_20_Bold"><text:span text:style-name="T11">3</text:span></text:span><text:span text:style-name="T1">)</text:span><text:bookmark-end text:name="bookmark289"/></text:h>
        <text:p text:style-name="P25"><text:span text:style-name="T1">Madras, Bengal and China: </text:span><text:span text:style-name="Body_20_text_20__28_11_29__20__2b__20_Not_20_Bold"><text:span text:style-name="T11">Broxbomebury </text:span></text:span><text:span text:style-name="T1">Madras and China: </text:span><text:span text:style-name="Body_20_text_20__28_11_29__20__2b__20_Not_20_Bold"><text:span text:style-name="T11">Atlas (4)</text:span></text:span></text:p>
        <text:p text:style-name="P112"><text:span text:style-name="T1">New </text:span><text:span text:style-name="Body_20_text_20__28_2_29__20__2b__20_Bold">South Wales and China: </text:span><text:span text:style-name="T1">Hemy Porcher, Marquis of Hastings</text:span></text:p>
        <text:p text:style-name="P29"><text:span text:style-name="T1">St Helena, Benkulen and China: </text:span><text:span text:style-name="Body_20_text_20__28_11_29__20__2b__20_Not_20_Bold"><text:span text:style-name="T11">Repulse </text:span></text:span><text:span text:style-name="T1">St Helena, Bombay and China: </text:span><text:span text:style-name="Body_20_text_20__28_11_29__20__2b__20_Not_20_Bold"><text:span text:style-name="T11">Farquharson</text:span></text:span></text:p>
        <text:h text:style-name="P447" text:outline-level="5"><text:bookmark-start text:name="bookmark290"/><text:span text:style-name="T1">1825/6</text:span><text:bookmark-end text:name="bookmark290"/></text:h>
        <text:p text:style-name="P112"><text:span text:style-name="Body_20_text_20__28_2_29__20__2b__20_Bold">Bengal: </text:span><text:span text:style-name="T1">Asia (6), Clyde (2), Cornwall, Eliza (2), Florentia, Fort William (3), Hercules (2), Lady Kennaway, Lord Hungerford, Malcolm </text:span><text:span text:style-name="Body_20_text_20__28_2_29__20__2b__20_Bold">Bengal and China: </text:span><text:span text:style-name="T1">Berwickshire, Dunira, Earl of Balcarras, George the Fourth, Lady Melville, MacQueen, Sir David Scott, Thames</text:span></text:p>
        <text:h text:style-name="P500" text:outline-level="5"><text:bookmark-start text:name="bookmark291"/><text:span text:style-name="T1">(5)</text:span><text:bookmark-end text:name="bookmark291"/></text:h>
        <text:p text:style-name="P112"><text:span text:style-name="Body_20_text_20__28_2_29__20__2b__20_Bold">Bombay and China: </text:span><text:span text:style-name="T1">Abercrombie Robinson, Duchess of Athol, Edinburgh, Thomas Courts </text:span><text:span text:style-name="Body_20_text_20__28_2_29__20__2b__20_Bold">China: </text:span><text:span text:style-name="T1">Asia (10), Canning, General Harris, Isabella (2), London (14), Moffat, Orwell, Princess Amelia (4), William Fairlie, Winchelsea (3)</text:span></text:p>
        <text:p text:style-name="P112"><text:span text:style-name="Body_20_text_20__28_2_29__20__2b__20_Bold">China and </text:span><text:span text:style-name="T1">Halifax: Lord Amherst</text:span></text:p>
        <text:p text:style-name="P112"><text:span text:style-name="Body_20_text_20__28_2_29__20__2b__20_Bold">China and Quebec: </text:span><text:span text:style-name="T1">Ann &amp; Amelia (3), Asia</text:span></text:p>
        <text:h text:style-name="P509" text:outline-level="5"><text:bookmark-start text:name="bookmark292"/><text:span text:style-name="T1">(9)</text:span><text:bookmark-end text:name="bookmark292"/></text:h>
        <text:p text:style-name="P183"><text:span text:style-name="Body_20_text_20__28_2_29__20__2b__20_Bold">Madras: </text:span><text:span text:style-name="T1">James Sibbald</text:span></text:p>
        <text:p text:style-name="P183"><text:span text:style-name="Body_20_text_20__28_2_29__20__2b__20_Bold">Madras and Bengal: </text:span><text:span text:style-name="T1">Abberton, Coldstream,</text:span></text:p>
        <text:p text:style-name="P183"><text:span text:style-name="T1">Cumbrian (2), Lady Raffles, Marchioness of</text:span></text:p>
        <text:p text:style-name="P183"><text:span text:style-name="T1">Ely, Prince Regent, Rose </text:span><text:span text:style-name="Body_20_text_20__28_2_29__20__2b__20_Bold">(4)Madras and</text:span></text:p>
        <text:p text:style-name="P183"><text:span text:style-name="Body_20_text_20__28_2_29__20__2b__20_Bold">China: </text:span><text:span text:style-name="T1">Castle Huntley, Marquis ofHuntly</text:span></text:p>
        <text:p text:style-name="P47"><text:span text:style-name="Body_20_text_20__28_11_29__20__2b__20_Not_20_Bold"><text:span text:style-name="T11">New </text:span></text:span><text:span text:style-name="T1">South Wales and China: </text:span><text:span text:style-name="Body_20_text_20__28_11_29__20__2b__20_Not_20_Bold"><text:span text:style-name="T11">Boyne (3),</text:span></text:span></text:p>
        <text:p text:style-name="P183"><text:span text:style-name="T1">England</text:span></text:p>
        <text:p text:style-name="P47"><text:span text:style-name="T1">St Helena, Bombay and China: </text:span><text:span text:style-name="Body_20_text_20__28_11_29__20__2b__20_Not_20_Bold"><text:span text:style-name="T11">Lord Lowther</text:span></text:span></text:p>
        <text:p text:style-name="P57"><text:span text:style-name="T1">St Helena and China: </text:span><text:span text:style-name="Body_20_text_20__28_11_29__20__2b__20_Not_20_Bold"><text:span text:style-name="T11">Marquis Camden</text:span></text:span></text:p>
        <text:h text:style-name="P444" text:outline-level="5"><text:bookmark-start text:name="bookmark293"/><text:span text:style-name="T1">1826/7</text:span><text:bookmark-end text:name="bookmark293"/></text:h>
        <text:p text:style-name="P276"><text:span text:style-name="Body_20_text_20__28_2_29__20__2b__20_Bold">Bengal: </text:span><text:span text:style-name="T1">Childe Harold, Lord Melville (2), Marquis of Wellington (1), Neptune (6), Thomas Grenville</text:span></text:p>
        <text:p text:style-name="P113"><text:span text:style-name="Body_20_text_20__28_2_29__20__2b__20_Bold">Bengal and China: </text:span><text:span text:style-name="T1">Buckinghamshire, Duke of York (2), Herefordshire, Repulse, Scaleby Castle, Vansittart (4)</text:span></text:p>
        <text:p text:style-name="P112"><text:span text:style-name="Body_20_text_20__28_2_29__20__2b__20_Bold">Bengal and Madras: </text:span><text:span text:style-name="T1">Parmelia, Princess Charlotte of Wales </text:span><text:span text:style-name="Body_20_text_20__28_2_29__20__2b__20_Bold">Bombay: </text:span><text:span text:style-name="T1">Mangles</text:span></text:p>
        <text:p text:style-name="P112"><text:span text:style-name="Body_20_text_20__28_2_29__20__2b__20_Bold">Bombay and China: </text:span><text:span text:style-name="T1">Bridgewater (5), Charles Grant, Hythe, Lowther Castle </text:span><text:span text:style-name="Body_20_text_20__28_2_29__20__2b__20_Bold">China: </text:span><text:span text:style-name="T1">Alfred (3), Barrosa, Broxbomebury, Duke of Sussex, Kellie Castle, Lord Hungerford</text:span></text:p>
        <text:p text:style-name="P25"><text:span text:style-name="T1">China and Halifax; </text:span><text:span text:style-name="Body_20_text_20__28_11_29__20__2b__20_Not_20_Bold"><text:span text:style-name="T11">Astell </text:span></text:span><text:span text:style-name="T1">China and Quebec: </text:span><text:span text:style-name="Body_20_text_20__28_11_29__20__2b__20_Not_20_Bold"><text:span text:style-name="T11">Larkins (2)</text:span></text:span></text:p>
        <text:p text:style-name="P112"><text:span text:style-name="Body_20_text_20__28_2_29__20__2b__20_Bold">Madras and Bengal: </text:span><text:span text:style-name="T1">Cambridge (3), Minerva (7), Protector (2), Warren Hastings (3) </text:span><text:span text:style-name="Body_20_text_20__28_2_29__20__2b__20_Bold">Madras, Bengal and China: </text:span><text:span text:style-name="T1">Inglis, Windsor </text:span><text:span text:style-name="Body_20_text_20__28_2_29__20__2b__20_Bold">(</text:span><text:span text:style-name="T1">2</text:span><text:span text:style-name="Body_20_text_20__28_2_29__20__2b__20_Bold">)</text:span></text:p>
        <text:p text:style-name="P183"><text:span text:style-name="Body_20_text_20__28_2_29__20__2b__20_Bold">Madras and China: </text:span><text:span text:style-name="T1">Bombay (3), General Kyd, Waterloo (1)</text:span></text:p>
        <text:p text:style-name="P183"><text:span text:style-name="Body_20_text_20__28_2_29__20__2b__20_Bold">New South Wales and China: </text:span><text:span text:style-name="T1">Guildford, Marquis of Hastings</text:span></text:p>
        <text:p text:style-name="P47"><text:span text:style-name="T1">St Helena, Bombay and China: </text:span><text:span text:style-name="Body_20_text_20__28_11_29__20__2b__20_Not_20_Bold"><text:span text:style-name="T11">Atlas (4)</text:span></text:span></text:p>
        <text:p text:style-name="P56"><text:span text:style-name="T1">St Helena and China: </text:span><text:span text:style-name="Body_20_text_20__28_11_29__20__2b__20_Not_20_Bold"><text:span text:style-name="T11">Farquharson</text:span></text:span></text:p>
        <text:h text:style-name="P447" text:outline-level="5"><text:bookmark-start text:name="bookmark294"/><text:span text:style-name="T1">1827/8</text:span><text:bookmark-end text:name="bookmark294"/></text:h>
        <text:p text:style-name="P108"><text:span text:style-name="Body_20_text_20__28_2_29__20__2b__20_Bold">Bengal: </text:span><text:span text:style-name="T1">Abberton, Asia (6), Coldstream, Coromandel (2), James Pattison, James Sibbald, Maitland, Marchioness of Ely, Moffat, Moira, Susan (2), William Money </text:span><text:span text:style-name="Body_20_text_20__28_2_29__20__2b__20_Bold">Bengal and China: </text:span><text:span text:style-name="T1">Berwickshire, Earl of Balcarras, George the Fourth, Marquis of Huntly, Reliance, Sir David Scott, Thomas Courts</text:span></text:p>
        <text:p text:style-name="P112"><text:span text:style-name="Body_20_text_20__28_2_29__20__2b__20_Bold">Bombay and China: </text:span><text:span text:style-name="T1">Abercrombie Robinson, Dunira, Duchess of Athol, Edinburgh </text:span><text:span text:style-name="Body_20_text_20__28_2_29__20__2b__20_Bold">China: </text:span><text:span text:style-name="T1">Canning, London (14), Orwell </text:span><text:span text:style-name="Body_20_text_20__28_2_29__20__2b__20_Bold">China and Halifax: </text:span><text:span text:style-name="T1">Lady Kennaway, Lord William Bentinck</text:span></text:p>
        <text:p text:style-name="P112"><text:span text:style-name="Body_20_text_20__28_2_29__20__2b__20_Bold">Madras and Bengal: </text:span><text:span text:style-name="T1">Hercules (2), Malcolm, Prince Regent, Rose (4)</text:span></text:p>
        <text:p text:style-name="P112"><text:span text:style-name="Body_20_text_20__28_2_29__20__2b__20_Bold">Madras and China: </text:span><text:span text:style-name="T1">Lord Lowther, MacQueen, William Fairlie </text:span><text:span text:style-name="Body_20_text_20__28_2_29__20__2b__20_Bold">Mauritius and China: </text:span><text:span text:style-name="T1">Castle Huntley </text:span><text:span text:style-name="Body_20_text_20__28_2_29__20__2b__20_Bold">St Helena, Bengal and China: </text:span><text:span text:style-name="T1">General Harris</text:span></text:p>
        <text:p text:style-name="P39"><text:span text:style-name="T1">St Helena, Bombay and China: </text:span><text:span text:style-name="Body_20_text_20__28_11_29__20__2b__20_Not_20_Bold"><text:span text:style-name="T11">Marquis Camden</text:span></text:span></text:p>
        <text:h text:style-name="P463" text:outline-level="5"><text:bookmark-start text:name="bookmark295"/><text:span text:style-name="T1">1828/9</text:span><text:bookmark-end text:name="bookmark295"/></text:h>
        <text:p text:style-name="P183"><text:span text:style-name="Body_20_text_20__28_2_29__20__2b__20_Bold">Bengal: </text:span><text:span text:style-name="T1">Barrosa, Marquis of Wellington (1),</text:span></text:p>
        <text:p text:style-name="P183"><text:span text:style-name="T1">Princess Charlotte of Wales</text:span></text:p>
        <text:p text:style-name="P183"><text:span text:style-name="Body_20_text_20__28_2_29__20__2b__20_Bold">Bengal and China: </text:span><text:span text:style-name="T1">Bridgewater (5), Duke of</text:span></text:p>
        <text:p text:style-name="P183"><text:span text:style-name="T1">York (2), Farquharson, Hythe, Inglis, Lady</text:span></text:p>
        <text:p text:style-name="P183"><text:span text:style-name="T1">Melville</text:span></text:p>
        <text:p text:style-name="P184"><text:span text:style-name="Body_20_text_20__28_2_29__20__2b__20_Bold">Bengal and Madras: </text:span><text:span text:style-name="T1">Catherine (4), Ganges</text:span></text:p>
        <text:list xml:id="list135130916859960" text:continue-list="list3840390646" text:style-name="WWNum5">
          <text:list-item>
            <text:p text:style-name="P224"><text:span text:style-name="T1">, Zenobia</text:span></text:p>
          </text:list-item>
        </text:list>
        <text:p text:style-name="P183"><text:span text:style-name="Body_20_text_20__28_2_29__20__2b__20_Bold">Bombay and China: </text:span><text:span text:style-name="T1">Atlas (4), Buckinghamshire, Duke of Sussex, Herefordshire</text:span></text:p>
        <text:p text:style-name="P183"><text:span text:style-name="Body_20_text_20__28_2_29__20__2b__20_Bold">China: </text:span><text:span text:style-name="T1">Charles Grant, Lowther Castle, Scaleby Castle, Vansittart (4), Waterloo (1) </text:span><text:span text:style-name="Body_20_text_20__28_2_29__20__2b__20_Bold">China and Halifax: </text:span><text:span text:style-name="T1">Asia (10), Mangles </text:span><text:span text:style-name="Body_20_text_20__28_2_29__20__2b__20_Bold">Madras and Bengal: </text:span><text:span text:style-name="T1">Thomas Grenville, Minerva (7)</text:span></text:p>
        <text:p text:style-name="P183"><text:span text:style-name="Body_20_text_20__28_2_29__20__2b__20_Bold">Madras and China: </text:span><text:span text:style-name="T1">Repulse, Thames (5), Windsor (2)</text:span></text:p>
        <text:p text:style-name="P47"><text:span text:style-name="T1">New South Wales and China: </text:span><text:span text:style-name="Body_20_text_20__28_11_29__20__2b__20_Not_20_Bold"><text:span text:style-name="T11">Larkins (2), Morley</text:span></text:span></text:p>
        <text:p text:style-name="P56"><text:span text:style-name="T1">St Helena, Bombay and China: </text:span><text:span text:style-name="Body_20_text_20__28_11_29__20__2b__20_Not_20_Bold"><text:span text:style-name="T11">General Kyd </text:span></text:span><text:span text:style-name="T1">St Helena and China: </text:span><text:span text:style-name="Body_20_text_20__28_11_29__20__2b__20_Not_20_Bold"><text:span text:style-name="T11">Kellie Castle </text:span></text:span><text:span text:style-name="T1">Tasmania and China: </text:span><text:span text:style-name="Body_20_text_20__28_11_29__20__2b__20_Not_20_Bold"><text:span text:style-name="T11">Surrey (3)</text:span></text:span></text:p>
        <text:h text:style-name="P447" text:outline-level="5"><text:bookmark-start text:name="bookmark296"/><text:span text:style-name="T1">1829/30</text:span><text:bookmark-end text:name="bookmark296"/></text:h>
        <text:p text:style-name="P112"><text:span text:style-name="Body_20_text_20__28_2_29__20__2b__20_Bold">Bengal: </text:span><text:span text:style-name="T1">Eliza (2), Lady Nugent, Maitland, Roxburgh Castle, Stakesby </text:span><text:span text:style-name="Body_20_text_20__28_2_29__20__2b__20_Bold">Bengal and China: </text:span><text:span text:style-name="T1">Dunira, General Harris, MacQueen, Reliance, William Fairlie </text:span><text:span text:style-name="Body_20_text_20__28_2_29__20__2b__20_Bold">Bombay and China: </text:span><text:span text:style-name="T1">Abercrombie Robinson, Berwickshire, Duchess of Athol, Edinburgh, Thomas Courts</text:span></text:p>
        <text:p text:style-name="P25"><text:span text:style-name="T1">Cape, Madras and Bengal: </text:span><text:span text:style-name="Body_20_text_20__28_11_29__20__2b__20_Not_20_Bold"><text:span text:style-name="T11">Bengal Merchant</text:span></text:span></text:p>
        <text:list xml:id="list135131109917495" text:continue-list="list2732059859" text:style-name="WWNum3">
          <text:list-item>
            <text:p text:style-name="P156"><text:span text:style-name="T1">, Lady East, Protector (2), Susan (2)</text:span></text:p>
          </text:list-item>
        </text:list>
        <text:p text:style-name="P112"><text:span text:style-name="Body_20_text_20__28_2_29__20__2b__20_Bold">China: </text:span><text:span text:style-name="T1">Astell, Canning, Earl of Balcarras, George the Fourth, Lord Lowther, Sir David Scott</text:span></text:p>
        <text:p text:style-name="P86"><text:span text:style-name="T1">China, Halifax and Quebec: </text:span><text:span text:style-name="Body_20_text_20__28_11_29__20__2b__20_Not_20_Bold"><text:span text:style-name="T11">Ann &amp; Amelia</text:span></text:span></text:p>
        <text:h text:style-name="P511" text:outline-level="5"><text:bookmark-start text:name="bookmark297"/><text:span text:style-name="T1">(3)</text:span><text:bookmark-end text:name="bookmark297"/></text:h>
        <text:p text:style-name="P183"><text:span text:style-name="Body_20_text_20__28_2_29__20__2b__20_Bold">Madras and Bengal: </text:span><text:span text:style-name="T1">Henry Porcher, Lady Kennaway, Malcolm, Marquis of Hastings, Recovery (4)</text:span></text:p>
        <text:p text:style-name="P183"><text:span text:style-name="Body_20_text_20__28_2_29__20__2b__20_Bold">Madras and China: </text:span><text:span text:style-name="T1">Castle Huntley, London (14)</text:span></text:p>
        <text:p text:style-name="P59"><text:span text:style-name="T1">St Helena, Bombay and China: </text:span><text:span text:style-name="Body_20_text_20__28_11_29__20__2b__20_Not_20_Bold"><text:span text:style-name="T11">Orwell </text:span></text:span><text:span text:style-name="T1">St Helena and China: </text:span><text:span text:style-name="Body_20_text_20__28_11_29__20__2b__20_Not_20_Bold"><text:span text:style-name="T11">Marquis Camden</text:span></text:span></text:p>
        <text:h text:style-name="P463" text:outline-level="5"><text:bookmark-start text:name="bookmark298"/><text:span text:style-name="T1">1830/1</text:span><text:bookmark-end text:name="bookmark298"/></text:h>
        <text:p text:style-name="P183"><text:span text:style-name="Body_20_text_20__28_2_29__20__2b__20_Bold">Bengal: </text:span><text:span text:style-name="T1">Duke of Northumberland, Ganges (4), Moira, Orient, Oriental </text:span><text:span text:style-name="Body_20_text_20__28_2_29__20__2b__20_Bold">Bengal and China: </text:span><text:span text:style-name="T1">Farquharson, Lady Melville, Vansittart (4)</text:span></text:p>
        <text:p text:style-name="P183"><text:span text:style-name="Body_20_text_20__28_2_29__20__2b__20_Bold">Bengal and Madras: </text:span><text:span text:style-name="T1">Thomas Grenville </text:span><text:span text:style-name="Body_20_text_20__28_2_29__20__2b__20_Bold">Bombay and China: </text:span><text:span text:style-name="T1">Buckinghamshire, Duke of Sussex, Herefordshire, Hythe, Marquis of Huntly</text:span></text:p>
        <text:p text:style-name="P183"><text:span text:style-name="Body_20_text_20__28_2_29__20__2b__20_Bold">China: </text:span><text:span text:style-name="T1">Bombay (3), Duke of York (2), Inglis, Lowther Castle, Rose (4), Scaleby Castle, Waterloo (1), Winchelsea (3)</text:span></text:p>
        <text:p text:style-name="P47"><text:span text:style-name="T1">China and Halifax: </text:span><text:span text:style-name="Body_20_text_20__28_11_29__20__2b__20_Not_20_Bold"><text:span text:style-name="T11">Mangles </text:span></text:span><text:span text:style-name="T1">China and Quebec: </text:span><text:span text:style-name="Body_20_text_20__28_11_29__20__2b__20_Not_20_Bold"><text:span text:style-name="T11">Coldstream</text:span></text:span></text:p>
      </text:section>
      <text:p text:style-name="P545"/>
      <text:section text:style-name="Sect2" text:name="Bereich18">
        <text:p text:style-name="P542"><draw:custom-shape text:anchor-type="char" draw:z-index="57" draw:style-name="gr1" draw:text-style-name="P547" svg:width="5.811cm" svg:height="3.25cm" svg:x="0.127cm" svg:y="0.323cm"><text:p text:style-name="P183"><text:span text:style-name="Body_20_text_20__28_2_29__20__2b__20_Bold_20_Exact">Madras and Bengal: </text:span><text:span text:style-name="Body_20_text_20__28_2_29__20_Exact">Duke ofBuccleugh (2), Minerva (7)</text:span></text:p><text:p text:style-name="P47"><text:span text:style-name="Body_20_text_20__28_11_29__20_Exact"><text:span text:style-name="T8">Madras, Bengal and China: </text:span></text:span><text:span text:style-name="Body_20_text_20__28_11_29__20__2b__20_Not_20_Bold_20_Exact"><text:span text:style-name="T11">Repulse, Thames (5)</text:span></text:span></text:p><text:p text:style-name="P47"><text:span text:style-name="Body_20_text_20__28_11_29__20_Exact"><text:span text:style-name="T8">New South Wales and China: </text:span></text:span><text:span text:style-name="Body_20_text_20__28_11_29__20__2b__20_Not_20_Bold_20_Exact"><text:span text:style-name="T11">Hooghly St </text:span></text:span><text:span text:style-name="Body_20_text_20__28_11_29__20_Exact"><text:span text:style-name="T8">Helena, Bombay and China: </text:span></text:span><text:span text:style-name="Body_20_text_20__28_11_29__20__2b__20_Not_20_Bold_20_Exact"><text:span text:style-name="T11">General Kyd </text:span></text:span><text:span text:style-name="Body_20_text_20__28_11_29__20_Exact"><text:span text:style-name="T8">St Helena and China: </text:span></text:span><text:span text:style-name="Body_20_text_20__28_11_29__20__2b__20_Not_20_Bold_20_Exact"><text:span text:style-name="T11">Warren Hastings (3) </text:span></text:span><text:span text:style-name="Body_20_text_20__28_11_29__20_Exact"><text:span text:style-name="T8">Tasmania and China: </text:span></text:span><text:span text:style-name="Body_20_text_20__28_11_29__20__2b__20_Not_20_Bold_20_Exact"><text:span text:style-name="T11">Larkins (2)</text:span></text:span></text:p><draw:enhanced-geometry draw:type="0"/></draw:custom-shape><draw:custom-shape text:anchor-type="char" draw:z-index="59" draw:style-name="gr1" draw:text-style-name="P547" svg:width="2.636cm" svg:height="1.239cm" svg:x="17.297cm" svg:y="0.004cm"><text:h text:style-name="P419" text:outline-level="2"><text:bookmark-start text:name="bookmark299"/><text:span text:style-name="T2">APPENDIX 2</text:span><text:bookmark-end text:name="bookmark299"/></text:h><draw:enhanced-geometry draw:type="0"/></draw:custom-shape><draw:custom-shape text:anchor-type="char" draw:z-index="60" draw:style-name="gr1" draw:text-style-name="P547" svg:width="5.793cm" svg:height="6.183cm" svg:x="0.002cm" svg:y="4.078cm"><text:h text:style-name="P504" text:outline-level="5"><text:bookmark-start text:name="bookmark300"/><text:span text:style-name="Heading_20__23_5_20__28_3_29__20_Exact"><text:span text:style-name="T8">1831/2</text:span></text:span><text:bookmark-end text:name="bookmark300"/></text:h><text:p text:style-name="P183"><text:span text:style-name="Body_20_text_20__28_2_29__20__2b__20_Bold_20_Exact">Bengal: </text:span><text:span text:style-name="Body_20_text_20__28_2_29__20_Exact">Ann &amp; Amelia (3), Bencoolen, Georgiana (2), Layton, Lord Amherst, Recovery (4)</text:span></text:p><text:p text:style-name="P183"><text:span text:style-name="Body_20_text_20__28_2_29__20__2b__20_Bold_20_Exact">Bengal and China: </text:span><text:span text:style-name="Body_20_text_20__28_2_29__20_Exact">Charles Grant </text:span><text:span text:style-name="Body_20_text_20__28_2_29__20__2b__20_Bold_20_Exact">Bombay and China: </text:span><text:span text:style-name="Body_20_text_20__28_2_29__20_Exact">Abercrombie Robinson, Duchess of Athol, George the Fourth, Orwell, Thomas Courts</text:span></text:p><text:p text:style-name="P183"><text:span text:style-name="Body_20_text_20__28_2_29__20__2b__20_Bold_20_Exact">China: </text:span><text:span text:style-name="Body_20_text_20__28_2_29__20_Exact">Berwickshire, Canning, Earl of Balcarras, Edinburgh, Lord Lowther </text:span><text:span text:style-name="Body_20_text_20__28_2_29__20__2b__20_Bold_20_Exact">China and Halifax: </text:span><text:span text:style-name="Body_20_text_20__28_2_29__20_Exact">Moffat </text:span><text:span text:style-name="Body_20_text_20__28_2_29__20__2b__20_Bold_20_Exact">China and Quebec: </text:span><text:span text:style-name="Body_20_text_20__28_2_29__20_Exact">Barrosa, Broxbomebury </text:span><text:span text:style-name="Body_20_text_20__28_2_29__20__2b__20_Bold_20_Exact">Madras and Bengal: </text:span><text:span text:style-name="Body_20_text_20__28_2_29__20_Exact">Bolton, Caesar (5) </text:span><text:span text:style-name="Body_20_text_20__28_2_29__20__2b__20_Bold_20_Exact">Madras, Bengal and China: </text:span><text:span text:style-name="Body_20_text_20__28_2_29__20_Exact">Asia (6), Buckinghamshire, Dunira, MacQueen, Reliance, Sir David Scott, William Fairlie</text:span></text:p><draw:enhanced-geometry draw:type="0"/></draw:custom-shape><draw:custom-shape text:anchor-type="char" draw:z-index="62" draw:style-name="gr1" draw:text-style-name="P547" svg:width="5.929cm" svg:height="9.649cm" svg:x="6.892cm" svg:y="0.446cm"><text:p text:style-name="P7"><text:span text:style-name="Body_20_text_20__28_11_29__20_Exact"><text:span text:style-name="T8">Madras and China: </text:span></text:span><text:span text:style-name="Body_20_text_20__28_11_29__20__2b__20_Not_20_Bold_20_Exact"><text:span text:style-name="T11">London (14)</text:span></text:span></text:p><text:p text:style-name="P22"><text:span text:style-name="Body_20_text_20__28_11_29__20__2b__20_Not_20_Bold_20_Exact"><text:span text:style-name="T11">St </text:span></text:span><text:span text:style-name="Body_20_text_20__28_11_29__20_Exact"><text:span text:style-name="T8">Helena, Bombay and China: </text:span></text:span><text:span text:style-name="Body_20_text_20__28_11_29__20__2b__20_Not_20_Bold_20_Exact"><text:span text:style-name="T11">Marquis Camden</text:span></text:span></text:p><text:p text:style-name="P12"><text:span text:style-name="Body_20_text_20__28_11_29__20__2b__20_Not_20_Bold_20_Exact"><text:span text:style-name="T11">St </text:span></text:span><text:span text:style-name="Body_20_text_20__28_11_29__20_Exact"><text:span text:style-name="T8">Helena and China: </text:span></text:span><text:span text:style-name="Body_20_text_20__28_11_29__20__2b__20_Not_20_Bold_20_Exact"><text:span text:style-name="T11">Windsor (2)</text:span></text:span></text:p><text:h text:style-name="P504" text:outline-level="5"><text:bookmark-start text:name="bookmark301"/><text:span text:style-name="Heading_20__23_5_20__28_3_29__20_Exact"><text:span text:style-name="T8">1832/3</text:span></text:span><text:bookmark-end text:name="bookmark301"/></text:h><text:p text:style-name="P183"><text:span text:style-name="Body_20_text_20__28_2_29__20_Exact">Bengal: Bengal Merchant (3), Catherine (4), Duke of Argyll, D’Auvergne, General Palmer, Severn (2), Sherborne (2)</text:span></text:p><text:p text:style-name="P183"><text:span text:style-name="Body_20_text_20__28_2_29__20__2b__20_Bold_20_Exact">Bombay and China: </text:span><text:span text:style-name="Body_20_text_20__28_2_29__20_Exact">Duke of Sussex, Farquharson, Herefordshire, Lady Melville, Marquis of Huntly, Thames (5)</text:span></text:p><text:p text:style-name="P183"><text:span text:style-name="Body_20_text_20__28_2_29__20_Exact">China: Minerva (7), Prince Regent, Rose (4), Scaleby Castle, Thomas Grenville, Waterloo</text:span></text:p><text:p text:style-name="P92"><text:span text:style-name="T5">(1)</text:span><text:span text:style-name="T3">.</text:span></text:p><text:p text:style-name="P183"><text:span text:style-name="Body_20_text_20__28_2_29__20__2b__20_Bold_20_Exact">China and Halifax: </text:span><text:span text:style-name="Body_20_text_20__28_2_29__20_Exact">Elizabeth (7), Moira </text:span><text:span text:style-name="Body_20_text_20__28_2_29__20__2b__20_Bold_20_Exact">China and Quebec: </text:span><text:span text:style-name="Body_20_text_20__28_2_29__20_Exact">William Money </text:span><text:span text:style-name="Body_20_text_20__28_2_29__20__2b__20_Bold_20_Exact">Madras and Bengal: </text:span><text:span text:style-name="Body_20_text_20__28_2_29__20_Exact">Orient Madras, Bengal and China: Castle Huntley, Duke of York (2), Inglis, Kellie Castle,</text:span></text:p><text:p text:style-name="P183"><text:span text:style-name="Body_20_text_20__28_2_29__20_Exact">Larkins (2), Vansittart (4), Warren Hastings</text:span></text:p><text:h text:style-name="P509" text:outline-level="5"><text:bookmark-start text:name="bookmark302"/><text:span text:style-name="Heading_20__23_5_20__28_3_29__20_Exact"><text:span text:style-name="T8">(3)</text:span></text:span><text:bookmark-end text:name="bookmark302"/></text:h><text:p text:style-name="P47"><text:span text:style-name="Body_20_text_20__28_11_29__20__2b__20_Not_20_Bold_20_Exact"><text:span text:style-name="T11">St </text:span></text:span><text:span text:style-name="Body_20_text_20__28_11_29__20_Exact"><text:span text:style-name="T8">Helena, Bengal and China: </text:span></text:span><text:span text:style-name="Body_20_text_20__28_11_29__20__2b__20_Not_20_Bold_20_Exact"><text:span text:style-name="T11">Bombay (3)</text:span></text:span></text:p><text:p text:style-name="P87"><text:span text:style-name="Body_20_text_20__28_11_29__20__2b__20_Not_20_Bold_20_Exact"><text:span text:style-name="T11">St </text:span></text:span><text:span text:style-name="Body_20_text_20__28_11_29__20_Exact"><text:span text:style-name="T8">Helena, Bombay and China: </text:span></text:span><text:span text:style-name="Body_20_text_20__28_11_29__20__2b__20_Not_20_Bold_20_Exact"><text:span text:style-name="T11">Lowther Castle</text:span></text:span></text:p><draw:enhanced-geometry draw:type="0"/></draw:custom-shape><draw:custom-shape text:anchor-type="char" draw:z-index="63" draw:style-name="gr1" draw:text-style-name="P547" svg:width="4.964cm" svg:height="1.084cm" svg:x="17.323cm" svg:y="0.944cm"><text:h text:style-name="P488" text:outline-level="5"><text:bookmark-start text:name="bookmark303"/><text:span text:style-name="Heading_20__23_5_20__28_2_29__20_Exact"><text:span text:style-name="T8">SHIP SAILINGS FROM ASIA</text:span></text:span><text:bookmark-end text:name="bookmark303"/></text:h><draw:enhanced-geometry draw:type="0"/></draw:custom-shape><draw:custom-shape text:anchor-type="char" draw:z-index="64" draw:style-name="gr1" draw:text-style-name="P547" svg:width="3.38cm" svg:height="0.985cm" svg:x="17.314cm" svg:y="2.291cm"><text:h text:style-name="P504" text:outline-level="5"><text:bookmark-start text:name="bookmark304"/><text:span text:style-name="Heading_20__23_5_20__28_3_29__20_Exact"><text:span text:style-name="T8">1683</text:span></text:span><text:bookmark-end text:name="bookmark304"/></text:h><text:p text:style-name="P240"><text:span text:style-name="Body_20_text_20__28_2_29__20_Exact">From </text:span><text:span text:style-name="Body_20_text_20__28_2_29__20__2b__20_Bold_20_Exact">Bengal: </text:span><text:span text:style-name="Body_20_text_20__28_2_29__20_Exact">Susanna(l)</text:span></text:p><draw:enhanced-geometry draw:type="0"/></draw:custom-shape><draw:custom-shape text:anchor-type="char" draw:z-index="65" draw:style-name="gr1" draw:text-style-name="P547" svg:width="3.195cm" svg:height="1.317cm" svg:x="17.314cm" svg:y="3.821cm"><text:h text:style-name="P504" text:outline-level="5"><text:bookmark-start text:name="bookmark305"/><text:span text:style-name="Heading_20__23_5_20__28_3_29__20_Exact"><text:span text:style-name="T8">1706</text:span></text:span><text:bookmark-end text:name="bookmark305"/></text:h><text:p text:style-name="P7"><text:span text:style-name="Body_20_text_20__28_11_29__20_Exact"><text:span text:style-name="T8">From Bengal: </text:span></text:span><text:span text:style-name="Body_20_text_20__28_11_29__20__2b__20_Not_20_Bold_20_Exact"><text:span text:style-name="T11">Union (2)</text:span></text:span></text:p><draw:enhanced-geometry draw:type="0"/></draw:custom-shape><draw:custom-shape text:anchor-type="char" draw:z-index="66" draw:style-name="gr1" draw:text-style-name="P547" svg:width="3.541cm" svg:height="1.317cm" svg:x="17.323cm" svg:y="5.36cm"><text:h text:style-name="P504" text:outline-level="5"><text:bookmark-start text:name="bookmark306"/><text:span text:style-name="Heading_20__23_5_20__28_3_29__20_Exact"><text:span text:style-name="T8">1743</text:span></text:span><text:bookmark-end text:name="bookmark306"/></text:h><text:p text:style-name="P7"><text:span text:style-name="Body_20_text_20__28_11_29__20_Exact"><text:span text:style-name="T8">From St Helena: </text:span></text:span><text:span text:style-name="Body_20_text_20__28_11_29__20__2b__20_Not_20_Bold_20_Exact"><text:span text:style-name="T11">Liverpool</text:span></text:span></text:p><draw:enhanced-geometry draw:type="0"/></draw:custom-shape><draw:custom-shape text:anchor-type="char" draw:z-index="67" draw:style-name="gr1" draw:text-style-name="P547" svg:width="4.744cm" svg:height="4.732cm" svg:x="24.215cm" svg:y="2.272cm"><text:h text:style-name="P507" text:outline-level="5"><text:bookmark-start text:name="bookmark307"/><text:span text:style-name="Heading_20__23_5_20__28_3_29__20_Exact"><text:span text:style-name="T8">1784</text:span></text:span><text:bookmark-end text:name="bookmark307"/></text:h><text:p text:style-name="P18"><text:span text:style-name="Body_20_text_20__28_11_29__20_Exact"><text:span text:style-name="T8">From ‘India’: </text:span></text:span><text:span text:style-name="Body_20_text_20__28_11_29__20__2b__20_Not_20_Bold_20_Exact"><text:span text:style-name="T11">Fortitude (2)</text:span></text:span></text:p><text:h text:style-name="P507" text:outline-level="5"><text:bookmark-start text:name="bookmark308"/><text:span text:style-name="Heading_20__23_5_20__28_3_29__20_Exact"><text:span text:style-name="T8">1785</text:span></text:span><text:bookmark-end text:name="bookmark308"/></text:h><text:p text:style-name="P19"><text:span text:style-name="Body_20_text_20__28_11_29__20_Exact"><text:span text:style-name="T8">From ‘India’: </text:span></text:span><text:span text:style-name="Body_20_text_20__28_11_29__20__2b__20_Not_20_Bold_20_Exact"><text:span text:style-name="T11">Intelligence</text:span></text:span></text:p><text:h text:style-name="P519" text:outline-level="5"><text:bookmark-start text:name="bookmark309"/><text:span text:style-name="Heading_20__23_5_20__28_3_29__20_Exact"><text:span text:style-name="T8">1786</text:span></text:span><text:bookmark-end text:name="bookmark309"/></text:h><text:p text:style-name="P105"><text:span text:style-name="Body_20_text_20__28_2_29__20__2b__20_Bold_20_Exact">From Bengal: </text:span><text:span text:style-name="Body_20_text_20__28_2_29__20_Exact">Britannia (5), General Medows, Ranger (1)</text:span></text:p><text:p text:style-name="P44"><text:span text:style-name="Body_20_text_20__28_11_29__20_Exact"><text:span text:style-name="T8">From ‘India’: </text:span></text:span><text:span text:style-name="Body_20_text_20__28_11_29__20__2b__20_Not_20_Bold_20_Exact"><text:span text:style-name="T11">Intelligence</text:span></text:span></text:p><draw:enhanced-geometry draw:type="0"/></draw:custom-shape><draw:custom-shape text:anchor-type="char" draw:z-index="68" draw:style-name="gr1" draw:text-style-name="P547" svg:width="3.788cm" svg:height="1.433cm" svg:x="17.332cm" svg:y="6.883cm"><text:h text:style-name="P517" text:outline-level="5"><text:bookmark-start text:name="bookmark310"/><text:span text:style-name="Heading_20__23_5_20__28_3_29__20_Exact"><text:span text:style-name="T8">1746</text:span></text:span><text:bookmark-end text:name="bookmark310"/></text:h><text:p text:style-name="P68"><text:span text:style-name="Body_20_text_20__28_11_29__20_Exact"><text:span text:style-name="T8">From Bengal: </text:span></text:span><text:span text:style-name="Body_20_text_20__28_11_29__20__2b__20_Not_20_Bold_20_Exact"><text:span text:style-name="T11">Tryal </text:span></text:span><text:span text:style-name="Body_20_text_20__28_11_29__20_Exact"><text:span text:style-name="T8">From Madras: </text:span></text:span><text:span text:style-name="Body_20_text_20__28_11_29__20__2b__20_Not_20_Bold_20_Exact"><text:span text:style-name="T11">Portobello (2)</text:span></text:span></text:p><draw:enhanced-geometry draw:type="0"/></draw:custom-shape><draw:custom-shape text:anchor-type="char" draw:z-index="69" draw:style-name="gr1" draw:text-style-name="P547" svg:width="3.118cm" svg:height="1.811cm" svg:x="17.332cm" svg:y="8.814cm"><text:h text:style-name="P518" text:outline-level="5"><text:bookmark-start text:name="bookmark311"/><text:span text:style-name="Heading_20__23_5_20__28_3_29__20_Exact"><text:span text:style-name="T8">1757</text:span></text:span><text:bookmark-end text:name="bookmark311"/></text:h><text:p text:style-name="P74"><text:span text:style-name="Body_20_text_20__28_11_29__20_Exact"><text:span text:style-name="T8">From Bengal: </text:span></text:span><text:span text:style-name="Body_20_text_20__28_11_29__20__2b__20_Not_20_Bold_20_Exact"><text:span text:style-name="T11">Diligent </text:span></text:span><text:span text:style-name="Body_20_text_20__28_11_29__20_Exact"><text:span text:style-name="T8">From ‘India’: </text:span></text:span><text:span text:style-name="Body_20_text_20__28_11_29__20__2b__20_Not_20_Bold_20_Exact"><text:span text:style-name="T11">Syren (1)</text:span></text:span></text:p><draw:enhanced-geometry draw:type="0"/></draw:custom-shape><draw:custom-shape text:anchor-type="char" draw:z-index="70" draw:style-name="gr1" draw:text-style-name="P547" svg:width="3.677cm" svg:height="1.317cm" svg:x="17.348cm" svg:y="10.74cm"><text:h text:style-name="P504" text:outline-level="5"><text:bookmark-start text:name="bookmark312"/><text:span text:style-name="Heading_20__23_5_20__28_3_29__20_Exact"><text:span text:style-name="T8">1759</text:span></text:span><text:bookmark-end text:name="bookmark312"/></text:h><text:p text:style-name="P240"><text:span text:style-name="Body_20_text_20__28_2_29__20__2b__20_Bold_20_Exact">From Brazil: </text:span><text:span text:style-name="Body_20_text_20__28_2_29__20_Exact">Expedition (4)</text:span></text:p><draw:enhanced-geometry draw:type="0"/></draw:custom-shape><draw:custom-shape text:anchor-type="char" draw:z-index="71" draw:style-name="gr1" draw:text-style-name="P547" svg:width="5.016cm" svg:height="3.694cm" svg:x="24.223cm" svg:y="7.609cm"><text:h text:style-name="P500" text:outline-level="5"><text:bookmark-start text:name="bookmark313"/><text:span text:style-name="Heading_20__23_5_20__28_3_29__20_Exact"><text:span text:style-name="T8">1788</text:span></text:span><text:bookmark-end text:name="bookmark313"/></text:h><text:p text:style-name="P115"><text:span text:style-name="Body_20_text_20__28_2_29__20__2b__20_Bold_20_Exact">From China: </text:span><text:span text:style-name="Body_20_text_20__28_2_29__20_Exact">King George (5), Queen Charlotte, Scarborough (3), Sir Edward Hughes</text:span></text:p><text:h text:style-name="P517" text:outline-level="5"><text:bookmark-start text:name="bookmark314"/><text:span text:style-name="Heading_20__23_5_20__28_3_29__20_Exact"><text:span text:style-name="T8">1790</text:span></text:span><text:bookmark-end text:name="bookmark314"/></text:h><text:p text:style-name="P68"><text:span text:style-name="Body_20_text_20__28_11_29__20_Exact"><text:span text:style-name="T8">From China: </text:span></text:span><text:span text:style-name="Body_20_text_20__28_11_29__20__2b__20_Not_20_Bold_20_Exact"><text:span text:style-name="T11">Surprise</text:span></text:span></text:p><text:p text:style-name="P276"><text:span text:style-name="Body_20_text_20__28_2_29__20__2b__20_Bold_20_Exact">From Barbados: </text:span><text:span text:style-name="Body_20_text_20__28_2_29__20_Exact">Prince of Orange (3)</text:span></text:p><draw:enhanced-geometry draw:type="0"/></draw:custom-shape><draw:custom-shape text:anchor-type="char" draw:z-index="72" draw:style-name="gr1" draw:text-style-name="P547" svg:width="3.634cm" svg:height="1.317cm" svg:x="17.348cm" svg:y="12.291cm"><text:h text:style-name="P504" text:outline-level="5"><text:bookmark-start text:name="bookmark315"/><text:span text:style-name="Heading_20__23_5_20__28_3_29__20_Exact"><text:span text:style-name="T8">1761</text:span></text:span><text:bookmark-end text:name="bookmark315"/></text:h><text:p text:style-name="P7"><text:span text:style-name="Body_20_text_20__28_11_29__20_Exact"><text:span text:style-name="T8">From Madras: </text:span></text:span><text:span text:style-name="Body_20_text_20__28_11_29__20__2b__20_Not_20_Bold_20_Exact"><text:span text:style-name="T11">London (10)</text:span></text:span></text:p><draw:enhanced-geometry draw:type="0"/></draw:custom-shape><draw:custom-shape text:anchor-type="char" draw:z-index="73" draw:style-name="gr1" draw:text-style-name="P547" svg:width="4.042cm" svg:height="1.317cm" svg:x="17.365cm" svg:y="13.831cm"><text:h text:style-name="P504" text:outline-level="5"><text:bookmark-start text:name="bookmark316"/><text:span text:style-name="Heading_20__23_5_20__28_3_29__20_Exact"><text:span text:style-name="T8">1765</text:span></text:span><text:bookmark-end text:name="bookmark316"/></text:h><text:p text:style-name="P240"><text:span text:style-name="Body_20_text_20__28_2_29__20__2b__20_Bold_20_Exact">From Bengal: </text:span><text:span text:style-name="Body_20_text_20__28_2_29__20_Exact">Admiral Stevens</text:span></text:p><draw:enhanced-geometry draw:type="0"/></draw:custom-shape><draw:custom-shape text:anchor-type="char" draw:z-index="74" draw:style-name="gr1" draw:text-style-name="P547" svg:width="4.033cm" svg:height="1.317cm" svg:x="17.365cm" svg:y="15.386cm"><text:h text:style-name="P504" text:outline-level="5"><text:bookmark-start text:name="bookmark317"/><text:span text:style-name="Heading_20__23_5_20__28_3_29__20_Exact"><text:span text:style-name="T8">1774</text:span></text:span><text:bookmark-end text:name="bookmark317"/></text:h><text:p text:style-name="P7"><text:span text:style-name="Body_20_text_20__28_11_29__20_Exact"><text:span text:style-name="T8">From Balambangan: </text:span></text:span><text:span text:style-name="Body_20_text_20__28_11_29__20__2b__20_Not_20_Bold_20_Exact"><text:span text:style-name="T11">Syren (2)</text:span></text:span></text:p><draw:enhanced-geometry draw:type="0"/></draw:custom-shape><draw:custom-shape text:anchor-type="char" draw:z-index="75" draw:style-name="gr1" draw:text-style-name="P547" svg:width="5.836cm" svg:height="5.592cm" svg:x="24.239cm" svg:y="11.839cm"><text:h text:style-name="P507" text:outline-level="5"><text:bookmark-start text:name="bookmark318"/><text:span text:style-name="Heading_20__23_5_20__28_3_29__20_Exact"><text:span text:style-name="T8">1792</text:span></text:span><text:bookmark-end text:name="bookmark318"/></text:h><text:p text:style-name="P20"><text:span text:style-name="Body_20_text_20__28_11_29__20_Exact"><text:span text:style-name="T8">From Bengal: </text:span></text:span><text:span text:style-name="Body_20_text_20__28_11_29__20__2b__20_Not_20_Bold_20_Exact"><text:span text:style-name="T11">Pitt (2)</text:span></text:span></text:p><text:h text:style-name="P518" text:outline-level="5"><text:bookmark-start text:name="bookmark319"/><text:span text:style-name="Heading_20__23_5_20__28_3_29__20_Exact"><text:span text:style-name="T8">1794</text:span></text:span><text:bookmark-end text:name="bookmark319"/></text:h><text:p text:style-name="P72"><text:span text:style-name="Body_20_text_20__28_11_29__20_Exact"><text:span text:style-name="T8">From Bengal: </text:span></text:span><text:span text:style-name="Body_20_text_20__28_11_29__20__2b__20_Not_20_Bold_20_Exact"><text:span text:style-name="T11">Sugar Cane </text:span></text:span><text:span text:style-name="Body_20_text_20__28_11_29__20_Exact"><text:span text:style-name="T8">From Penang: </text:span></text:span><text:span text:style-name="Body_20_text_20__28_11_29__20__2b__20_Not_20_Bold_20_Exact"><text:span text:style-name="T11">Boddington</text:span></text:span></text:p><text:h text:style-name="P518" text:outline-level="5"><text:bookmark-start text:name="bookmark320"/><text:span text:style-name="Heading_20__23_5_20__28_3_29__20_Exact"><text:span text:style-name="T8">1795</text:span></text:span><text:bookmark-end text:name="bookmark320"/></text:h><text:p text:style-name="P297"><text:span text:style-name="Body_20_text_20__28_2_29__20__2b__20_Bold_20_Exact">From Bengal: </text:span><text:span text:style-name="Body_20_text_20__28_2_29__20_Exact">Mary </text:span><text:span text:style-name="Body_20_text_20__28_2_29__20__2b__20_Bold_20_Exact">(8), </text:span><text:span text:style-name="Body_20_text_20__28_2_29__20_Exact">Nonsuch, Surprise </text:span><text:span text:style-name="Body_20_text_20__28_2_29__20__2b__20_Bold_20_Exact">From China: </text:span><text:span text:style-name="Body_20_text_20__28_2_29__20_Exact">Indispensable, General Medows</text:span></text:p><draw:enhanced-geometry draw:type="0"/></draw:custom-shape><draw:custom-shape text:anchor-type="char" draw:z-index="76" draw:style-name="gr1" draw:text-style-name="P547" svg:width="5.21cm" svg:height="1.317cm" svg:x="17.374cm" svg:y="16.947cm"><text:h text:style-name="P504" text:outline-level="5"><text:bookmark-start text:name="bookmark321"/><text:span text:style-name="Heading_20__23_5_20__28_3_29__20_Exact"><text:span text:style-name="T8">1780</text:span></text:span><text:bookmark-end text:name="bookmark321"/></text:h><text:p text:style-name="P7"><text:span text:style-name="Body_20_text_20__28_11_29__20_Exact"><text:span text:style-name="T8">From Bombay and China: </text:span></text:span><text:span text:style-name="Body_20_text_20__28_11_29__20__2b__20_Not_20_Bold_20_Exact"><text:span text:style-name="T11">Britannia (4)</text:span></text:span></text:p><draw:enhanced-geometry draw:type="0"/></draw:custom-shape><draw:custom-shape text:anchor-type="char" draw:z-index="77" draw:style-name="gr1" draw:text-style-name="P547" svg:width="5.793cm" svg:height="1.913cm" svg:x="17.381cm" svg:y="18.496cm"><text:h text:style-name="P504" text:outline-level="5"><text:bookmark-start text:name="bookmark322"/><text:span text:style-name="Heading_20__23_5_20__28_3_29__20_Exact"><text:span text:style-name="T8">1782</text:span></text:span><text:bookmark-end text:name="bookmark322"/></text:h><text:p text:style-name="P367"><text:span text:style-name="Body_20_text_20__28_2_29__20__2b__20_Bold_20_Exact">From ‘India’: </text:span><text:span text:style-name="Body_20_text_20__28_2_29__20_Exact">Nancy (1), Nerbudda, Swallow</text:span></text:p><text:h text:style-name="P511" text:outline-level="5"><text:bookmark-start text:name="bookmark323"/><text:span text:style-name="Heading_20__23_5_20__28_3_29__20_Exact"><text:span text:style-name="T8">(3)</text:span></text:span><text:bookmark-end text:name="bookmark323"/></text:h><draw:enhanced-geometry draw:type="0"/></draw:custom-shape><draw:custom-shape text:anchor-type="char" draw:z-index="78" draw:style-name="gr1" draw:text-style-name="P547" svg:width="5.912cm" svg:height="3.278cm" svg:x="24.257cm" svg:y="17.216cm"><text:h text:style-name="P500" text:outline-level="5"><text:bookmark-start text:name="bookmark324"/><text:span text:style-name="Heading_20__23_5_20__28_3_29__20_Exact"><text:span text:style-name="T8">1796</text:span></text:span><text:bookmark-end text:name="bookmark324"/></text:h><text:p text:style-name="P112"><text:span text:style-name="Body_20_text_20__28_2_29__20__2b__20_Bold_20_Exact">From Bengal: </text:span><text:span text:style-name="Body_20_text_20__28_2_29__20_Exact">Abercromby, Anna </text:span><text:span text:style-name="Body_20_text_20__28_2_29__20__2b__20_Bold_20_Exact">(2), </text:span><text:span text:style-name="Body_20_text_20__28_2_29__20_Exact">Bangalore, Berwick, Caledonia, Cecilia, Chichester, Eliza Ann, Exeter (3), Gabriel, Ganges (2), Harriet (1), Marquis Cornwallis (1), Royal Charlotte (4), Three Sisters, Varuna </text:span><text:span text:style-name="Body_20_text_20__28_2_29__20__2b__20_Bold_20_Exact">From China: </text:span><text:span text:style-name="Body_20_text_20__28_2_29__20_Exact">Britannia (7), Carron, Surat Castle (1)</text:span></text:p><draw:enhanced-geometry draw:type="0"/></draw:custom-shape><draw:custom-shape text:anchor-type="char" draw:z-index="79" draw:style-name="gr1" draw:text-style-name="P547" svg:width="4.381cm" svg:height="1.317cm" svg:x="17.399cm" svg:y="20.406cm"><text:h text:style-name="P504" text:outline-level="5"><text:bookmark-start text:name="bookmark325"/><text:span text:style-name="Heading_20__23_5_20__28_3_29__20_Exact"><text:span text:style-name="T8">1783</text:span></text:span><text:bookmark-end text:name="bookmark325"/></text:h><text:p text:style-name="P240"><text:span text:style-name="Body_20_text_20__28_2_29__20__2b__20_Bold_20_Exact">From Bengal: </text:span><text:span text:style-name="Body_20_text_20__28_2_29__20_Exact">Nerbudda, Surprise</text:span></text:p><draw:enhanced-geometry draw:type="0"/></draw:custom-shape></text:p>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6"/>
        <text:p text:style-name="P541"/>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false" style:font-name-asian="Times New Roman1" style:font-size-asian="12pt" style:language-asian="en" style:country-asian="US" style:font-name-complex="Times New Roman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2pt" fo:language="en" fo:country="US" style:letter-kerning="false" style:font-name-asian="Times New Roman1" style:font-size-asian="12pt" style:language-asian="en" style:country-asian="US" style:font-name-complex="Times New Roman1" style:font-size-complex="12pt" style:language-complex="en" style:country-complex="US"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ext-properties fo:color="#000000" loext:opacity="100%" style:font-name="Times New Roman" fo:font-family="'Times New Roman'" style:font-family-generic="roman" style:font-pitch="variable" fo:font-size="12pt" fo:letter-spacing="normal"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text-scale="10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_23_5_20__28_2_29_" style:display-name="Heading #5 (2)" style:family="paragraph" style:parent-style-name="Standard" loext:linked-style-name="Heading_20__23_5_20__28_2_29__5f_" style:default-outline-level="5" style:list-style-name="">
      <loext:graphic-properties draw:fill="solid" draw:fill-color="#ffffff"/>
      <style:paragraph-properties fo:margin-top="0cm" fo:margin-bottom="0.176cm" style:contextual-spacing="false" fo:line-height="0.392cm" fo:text-align="justify" style:justify-single-word="false" fo:orphans="0" fo:widows="0" fo:background-color="#ffffff"/>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Header_20_or_20_footer" style:display-name="Header or footer" style:family="paragraph" style:parent-style-name="Standard" loext:linked-style-name="Header_20_or_20_footer_5f_">
      <loext:graphic-properties draw:fill="solid" draw:fill-color="#ffffff"/>
      <style:paragraph-properties fo:line-height="0.392cm" fo:orphans="0" fo:widows="0" fo:background-color="#ffffff"/>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2_29_" style:display-name="Body text (2)" style:family="paragraph" style:parent-style-name="Standard" loext:linked-style-name="Body_20_text_20__28_2_29__5f_">
      <loext:graphic-properties draw:fill="solid" draw:fill-color="#ffffff"/>
      <style:paragraph-properties fo:margin-left="0cm" fo:margin-right="0cm" fo:margin-top="0.176cm" fo:margin-bottom="0.176cm" style:contextual-spacing="false" fo:line-height="0.332cm" fo:text-align="justify" style:justify-single-word="false" fo:orphans="0" fo:widows="0" fo:text-indent="-0.776cm" style:auto-text-indent="false"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Heading_20__23_1" style:display-name="Heading #1" style:family="paragraph" style:parent-style-name="Standard" loext:linked-style-name="Heading_20__23_1_5f_" style:default-outline-level="1" style:list-style-name="">
      <loext:graphic-properties draw:fill="solid" draw:fill-color="#ffffff"/>
      <style:paragraph-properties fo:margin-top="0cm" fo:margin-bottom="0.247cm" style:contextual-spacing="false" fo:line-height="0.586cm" fo:orphans="0" fo:widows="0" fo:background-color="#ffffff"/>
      <style:text-properties fo:font-variant="normal" fo:text-transform="none" style:text-line-through-style="none" style:text-line-through-type="none" fo:font-size="15pt" fo:font-style="normal" style:text-underline-style="none" fo:font-weight="bold" style:font-size-asian="15pt" style:font-style-asian="normal" style:font-weight-asian="bold" style:font-size-complex="15pt" style:font-style-complex="normal" style:font-weight-complex="bold"/>
    </style:style>
    <style:style style:name="Heading_20__23_4_20__28_2_29_" style:display-name="Heading #4 (2)" style:family="paragraph" style:parent-style-name="Standard" loext:linked-style-name="Heading_20__23_4_20__28_2_29__5f_" style:default-outline-level="4" style:list-style-name="">
      <loext:graphic-properties draw:fill="solid" draw:fill-color="#ffffff"/>
      <style:paragraph-properties fo:margin-top="0.247cm" fo:margin-bottom="0.988cm" style:contextual-spacing="false" fo:line-height="0.392cm" fo:orphans="0" fo:widows="0" fo:background-color="#ffffff"/>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Heading_20__23_4" style:display-name="Heading #4" style:family="paragraph" style:parent-style-name="Standard" loext:linked-style-name="Heading_20__23_4_5f_" style:default-outline-level="4" style:list-style-name="">
      <loext:graphic-properties draw:fill="solid" draw:fill-color="#ffffff"/>
      <style:paragraph-properties fo:margin-left="0cm" fo:margin-right="0cm" fo:margin-top="0.988cm" fo:margin-bottom="0cm" style:contextual-spacing="false" fo:line-height="0.321cm" fo:orphans="0" fo:widows="0" fo:text-indent="-0.494cm" style:auto-text-indent="false" fo:background-color="#ffffff"/>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3_29_" style:display-name="Body text (3)" style:family="paragraph" style:parent-style-name="Standard" loext:linked-style-name="Body_20_text_20__28_3_29__5f_">
      <loext:graphic-properties draw:fill="solid" draw:fill-color="#ffffff"/>
      <style:paragraph-properties fo:margin-left="0cm" fo:margin-right="0cm" fo:margin-top="0.247cm" fo:margin-bottom="0cm" style:contextual-spacing="false" fo:line-height="0.483cm" fo:text-align="justify" style:justify-single-word="false" fo:orphans="0" fo:widows="0" fo:text-indent="-0.776cm" style:auto-text-indent="false" fo:background-color="#ffffff"/>
      <style:text-properties fo:font-variant="normal" fo:text-transform="none" style:text-line-through-style="none" style:text-line-through-type="none" fo:font-size="8.5pt" fo:font-style="italic" style:text-underline-style="none" fo:font-weight="normal" style:font-size-asian="8.5pt" style:font-style-asian="italic" style:font-weight-asian="normal" style:font-size-complex="8.5pt" style:font-style-complex="italic" style:font-weight-complex="normal"/>
    </style:style>
    <style:style style:name="Body_20_text_20__28_4_29_" style:display-name="Body text (4)" style:family="paragraph" style:parent-style-name="Standard" loext:linked-style-name="Body_20_text_20__28_4_29__5f_">
      <loext:graphic-properties draw:fill="solid" draw:fill-color="#ffffff"/>
      <style:paragraph-properties fo:margin-top="0.247cm" fo:margin-bottom="0cm" style:contextual-spacing="false" fo:line-height="0.385cm" fo:text-align="justify" style:justify-single-word="false" fo:orphans="0" fo:widows="0" fo:background-color="#ffffff"/>
      <style:text-properties fo:font-variant="normal" fo:text-transform="none" style:text-line-through-style="none" style:text-line-through-type="none" fo:font-size="8.5pt" fo:font-style="italic" style:text-underline-style="none" fo:font-weight="normal" style:font-size-asian="8.5pt" style:font-style-asian="italic" style:font-weight-asian="normal" style:font-size-complex="8.5pt" style:font-style-complex="italic" style:font-weight-complex="normal"/>
    </style:style>
    <style:style style:name="Body_20_text_20__28_5_29_" style:display-name="Body text (5)" style:family="paragraph" style:parent-style-name="Standard" loext:linked-style-name="Body_20_text_20__28_5_29__20_Exact">
      <loext:graphic-properties draw:fill="solid" draw:fill-color="#ffffff"/>
      <style:paragraph-properties fo:line-height="0.392cm" fo:orphans="0" fo:widows="0" fo:background-color="#ffffff"/>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6_29_" style:display-name="Body text (6)" style:family="paragraph" style:parent-style-name="Standard" loext:linked-style-name="Body_20_text_20__28_6_29__5f_">
      <loext:graphic-properties draw:fill="solid" draw:fill-color="#ffffff"/>
      <style:paragraph-properties fo:margin-left="0cm" fo:margin-right="0cm" fo:line-height="0.369cm" fo:orphans="0" fo:widows="0" fo:text-indent="-0.494cm" style:auto-text-indent="false" fo:background-color="#ffffff"/>
      <style:text-properties fo:font-variant="normal" fo:text-transform="none" style:text-line-through-style="none" style:text-line-through-type="none" fo:font-size="9pt" fo:font-style="normal" style:text-underline-style="none" fo:font-weight="bold" style:font-size-asian="9pt" style:font-style-asian="normal" style:font-weight-asian="bold" style:font-size-complex="9pt" style:font-style-complex="normal" style:font-weight-complex="bold"/>
    </style:style>
    <style:style style:name="Heading_20__23_5_20__28_3_29_" style:display-name="Heading #5 (3)" style:family="paragraph" style:parent-style-name="Standard" loext:linked-style-name="Heading_20__23_5_20__28_3_29__5f_" style:default-outline-level="5" style:list-style-name="">
      <loext:graphic-properties draw:fill="solid" draw:fill-color="#ffffff"/>
      <style:paragraph-properties fo:margin-left="0cm" fo:margin-right="0cm" fo:line-height="0.372cm" fo:orphans="0" fo:widows="0" fo:text-indent="-0.529cm" style:auto-text-indent="false" fo:background-color="#ffffff"/>
      <style:text-properties fo:font-variant="normal" fo:text-transform="none" style:text-line-through-style="none" style:text-line-through-type="none" fo:font-size="9pt" fo:font-style="normal" style:text-underline-style="none" fo:font-weight="bold" style:font-size-asian="9pt" style:font-style-asian="normal" style:font-weight-asian="bold" style:font-size-complex="9pt" style:font-style-complex="normal" style:font-weight-complex="bold"/>
    </style:style>
    <style:style style:name="Body_20_text_20__28_7_29_" style:display-name="Body text (7)" style:family="paragraph" style:parent-style-name="Standard" loext:linked-style-name="Body_20_text_20__28_7_29__5f_">
      <loext:graphic-properties draw:fill="solid" draw:fill-color="#ffffff"/>
      <style:paragraph-properties fo:margin-top="1.199cm" fo:margin-bottom="0cm" style:contextual-spacing="false" fo:line-height="0.392cm" fo:text-align="end" style:justify-single-word="false" fo:orphans="0" fo:widows="0" fo:background-color="#ffffff"/>
      <style:text-properties fo:font-variant="normal" fo:text-transform="none" style:text-line-through-style="none" style:text-line-through-type="none" fo:font-size="10pt" fo:font-style="normal" style:text-underline-style="none" fo:font-weight="normal" style:font-size-asian="10pt" style:font-style-asian="normal" style:font-weight-asian="normal" style:font-size-complex="10pt" style:font-style-complex="normal" style:font-weight-complex="normal"/>
    </style:style>
    <style:style style:name="Heading_20__23_5" style:display-name="Heading #5" style:family="paragraph" style:parent-style-name="Standard" loext:linked-style-name="Heading_20__23_5_5f_" style:default-outline-level="5" style:list-style-name="">
      <loext:graphic-properties draw:fill="solid" draw:fill-color="#ffffff"/>
      <style:paragraph-properties fo:margin-left="0cm" fo:margin-right="0cm" fo:line-height="0.392cm" fo:orphans="0" fo:widows="0" fo:text-indent="-0.494cm" style:auto-text-indent="false" fo:background-color="#ffffff"/>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8_29_" style:display-name="Body text (8)" style:family="paragraph" style:parent-style-name="Standard" loext:linked-style-name="Body_20_text_20__28_8_29__20_Exact">
      <loext:graphic-properties draw:fill="solid" draw:fill-color="#ffffff"/>
      <style:paragraph-properties fo:margin-top="0.388cm" fo:margin-bottom="0cm" style:contextual-spacing="false" fo:line-height="0.938cm" fo:orphans="0" fo:widows="0" fo:background-color="#ffffff"/>
      <style:text-properties fo:font-variant="normal" fo:text-transform="none" style:text-line-through-style="none" style:text-line-through-type="none" fo:font-size="24pt" fo:font-style="normal" style:text-underline-style="none" fo:font-weight="bold" style:font-size-asian="24pt" style:font-style-asian="normal" style:font-weight-asian="bold" style:font-size-complex="24pt" style:font-style-complex="normal" style:font-weight-complex="bold"/>
    </style:style>
    <style:style style:name="Heading_20__23_5_20__28_4_29_" style:display-name="Heading #5 (4)" style:family="paragraph" style:parent-style-name="Standard" loext:linked-style-name="Heading_20__23_5_20__28_4_29__20_Exact" style:default-outline-level="5" style:list-style-name="">
      <loext:graphic-properties draw:fill="solid" draw:fill-color="#ffffff"/>
      <style:paragraph-properties fo:line-height="0.427cm" fo:orphans="0" fo:widows="0" fo:background-color="#ffffff"/>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Body_20_text_20__28_9_29_" style:display-name="Body text (9)" style:family="paragraph" style:parent-style-name="Standard" loext:linked-style-name="Body_20_text_20__28_9_29__5f_">
      <loext:graphic-properties draw:fill="solid" draw:fill-color="#ffffff"/>
      <style:paragraph-properties fo:margin-left="0cm" fo:margin-right="0cm" fo:margin-top="0cm" fo:margin-bottom="0.741cm" style:contextual-spacing="false" fo:line-height="0.332cm" fo:orphans="0" fo:widows="0" fo:text-indent="-0.353cm" style:auto-text-indent="false"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Heading_20__23_5_20__28_5_29_" style:display-name="Heading #5 (5)" style:family="paragraph" style:parent-style-name="Standard" loext:linked-style-name="Heading_20__23_5_20__28_5_29__5f_" style:default-outline-level="5" style:list-style-name="">
      <loext:graphic-properties draw:fill="solid" draw:fill-color="#ffffff"/>
      <style:paragraph-properties fo:margin-top="0cm" fo:margin-bottom="0.776cm" style:contextual-spacing="false" fo:line-height="0.309cm" fo:orphans="0" fo:widows="0" fo:background-color="#ffffff"/>
      <style:text-properties fo:font-variant="normal" fo:text-transform="none" style:text-line-through-style="none" style:text-line-through-type="none" fo:font-size="11pt" fo:font-style="normal" style:text-underline-style="none" fo:font-weight="normal" style:font-size-asian="11pt" style:font-style-asian="normal" style:font-weight-asian="normal" style:font-size-complex="11pt" style:font-style-complex="normal" style:font-weight-complex="normal"/>
    </style:style>
    <style:style style:name="Body_20_text_20__28_10_29_" style:display-name="Body text (10)" style:family="paragraph" style:parent-style-name="Standard" loext:linked-style-name="Body_20_text_20__28_10_29__5f_">
      <loext:graphic-properties draw:fill="solid" draw:fill-color="#ffffff"/>
      <style:paragraph-properties fo:margin-top="0cm" fo:margin-bottom="0.776cm" style:contextual-spacing="false" fo:line-height="0.39cm" fo:orphans="0" fo:widows="0" fo:background-color="#ffffff"/>
      <style:text-properties fo:font-variant="normal" fo:text-transform="none" style:text-line-through-style="none" style:text-line-through-type="none" fo:font-size="8pt" fo:font-style="normal" style:text-underline-style="none" fo:font-weight="bold" style:font-size-asian="8pt" style:font-style-asian="normal" style:font-weight-asian="bold" style:font-size-complex="8pt" style:font-style-complex="normal" style:font-weight-complex="bold"/>
    </style:style>
    <style:style style:name="Body_20_text_20__28_11_29_" style:display-name="Body text (11)" style:family="paragraph" style:parent-style-name="Standard" loext:linked-style-name="Body_20_text_20__28_11_29__5f_">
      <loext:graphic-properties draw:fill="solid" draw:fill-color="#ffffff"/>
      <style:paragraph-properties fo:margin-left="0cm" fo:margin-right="0cm" fo:line-height="0.36cm" fo:orphans="0" fo:widows="0" fo:text-indent="-0.353cm" style:auto-text-indent="false" fo:background-color="#ffffff"/>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Body_20_text_20__28_12_29_" style:display-name="Body text (12)" style:family="paragraph" style:parent-style-name="Standard" loext:linked-style-name="Body_20_text_20__28_12_29__5f_">
      <loext:graphic-properties draw:fill="solid" draw:fill-color="#ffffff"/>
      <style:paragraph-properties fo:line-height="0.36cm" fo:orphans="0" fo:widows="0" fo:background-color="#ffffff"/>
      <style:text-properties fo:font-variant="normal" fo:text-transform="none" style:text-line-through-style="none" style:text-line-through-type="none" fo:font-size="7.5pt" fo:font-style="normal" style:text-underline-style="none" fo:font-weight="bold" style:font-size-asian="7.5pt" style:font-style-asian="normal" style:font-weight-asian="bold" style:font-size-complex="7.5pt" style:font-style-complex="normal" style:font-weight-complex="bold"/>
    </style:style>
    <style:style style:name="Heading_20__23_5_20__28_6_29_" style:display-name="Heading #5 (6)" style:family="paragraph" style:parent-style-name="Standard" loext:linked-style-name="Heading_20__23_5_20__28_6_29__5f_" style:default-outline-level="5" style:list-style-name="">
      <loext:graphic-properties draw:fill="solid" draw:fill-color="#ffffff"/>
      <style:paragraph-properties fo:line-height="0.423cm" fo:orphans="0" fo:widows="0" fo:background-color="#ffffff"/>
      <style:text-properties fo:font-variant="normal" fo:text-transform="none" style:text-line-through-style="none" style:text-line-through-type="none" fo:font-size="8pt" fo:font-style="normal" style:text-underline-style="none" fo:font-weight="bold" style:font-size-asian="8pt" style:font-style-asian="normal" style:font-weight-asian="bold" style:font-size-complex="8pt" style:font-style-complex="normal" style:font-weight-complex="bold"/>
    </style:style>
    <style:style style:name="Heading_20__23_5_20__28_7_29_" style:display-name="Heading #5 (7)" style:family="paragraph" style:parent-style-name="Standard" loext:linked-style-name="Heading_20__23_5_20__28_7_29__5f_" style:default-outline-level="5" style:list-style-name="">
      <loext:graphic-properties draw:fill="solid" draw:fill-color="#ffffff"/>
      <style:paragraph-properties fo:margin-top="0cm" fo:margin-bottom="0.776cm" style:contextual-spacing="false" fo:line-height="0.377cm" fo:orphans="0" fo:widows="0" fo:background-color="#ffffff"/>
      <style:text-properties fo:font-variant="normal" fo:text-transform="none" style:text-line-through-style="none" style:text-line-through-type="none" fo:font-size="8pt" fo:font-style="normal" style:text-underline-style="none" fo:font-weight="bold" style:font-size-asian="8pt" style:font-style-asian="normal" style:font-weight-asian="bold" style:font-size-complex="8pt" style:font-style-complex="normal" style:font-weight-complex="bold"/>
    </style:style>
    <style:style style:name="Heading_20__23_5_20__28_8_29_" style:display-name="Heading #5 (8)" style:family="paragraph" style:parent-style-name="Standard" loext:linked-style-name="Heading_20__23_5_20__28_8_29__5f_" style:default-outline-level="5" style:list-style-name="">
      <loext:graphic-properties draw:fill="solid" draw:fill-color="#ffffff"/>
      <style:paragraph-properties fo:line-height="0.369cm" fo:orphans="0" fo:widows="0" fo:background-color="#ffffff"/>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Heading_20__23_5_20__28_9_29_" style:display-name="Heading #5 (9)" style:family="paragraph" style:parent-style-name="Standard" loext:linked-style-name="Heading_20__23_5_20__28_9_29__5f_" style:default-outline-level="5" style:list-style-name="">
      <loext:graphic-properties draw:fill="solid" draw:fill-color="#ffffff"/>
      <style:paragraph-properties fo:line-height="0.369cm" fo:orphans="0" fo:widows="0" fo:background-color="#ffffff"/>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Heading_20__23_5_20__28_10_29_" style:display-name="Heading #5 (10)" style:family="paragraph" style:parent-style-name="Standard" loext:linked-style-name="Heading_20__23_5_20__28_10_29__5f_" style:default-outline-level="5" style:list-style-name="">
      <loext:graphic-properties draw:fill="solid" draw:fill-color="#ffffff"/>
      <style:paragraph-properties fo:line-height="0.441cm"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Heading_20__23_5_20__28_11_29_" style:display-name="Heading #5 (11)" style:family="paragraph" style:parent-style-name="Standard" loext:linked-style-name="Heading_20__23_5_20__28_11_29__5f_" style:default-outline-level="5" style:list-style-name="">
      <loext:graphic-properties draw:fill="solid" draw:fill-color="#ffffff"/>
      <style:paragraph-properties fo:margin-top="0cm" fo:margin-bottom="0.776cm" style:contextual-spacing="false" fo:line-height="0.377cm" fo:orphans="0" fo:widows="0" fo:background-color="#ffffff"/>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Heading_20__23_5_20__28_12_29_" style:display-name="Heading #5 (12)" style:family="paragraph" style:parent-style-name="Standard" loext:linked-style-name="Heading_20__23_5_20__28_12_29__5f_" style:default-outline-level="5" style:list-style-name="">
      <loext:graphic-properties draw:fill="solid" draw:fill-color="#ffffff"/>
      <style:paragraph-properties fo:margin-left="0cm" fo:margin-right="0cm" fo:line-height="0.436cm" fo:orphans="0" fo:widows="0" fo:text-indent="-0.318cm" style:auto-text-indent="false" fo:background-color="#ffffff"/>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Heading_20__23_5_20__28_13_29_" style:display-name="Heading #5 (13)" style:family="paragraph" style:parent-style-name="Standard" loext:linked-style-name="Heading_20__23_5_20__28_13_29__5f_" style:default-outline-level="5" style:list-style-name="">
      <loext:graphic-properties draw:fill="solid" draw:fill-color="#ffffff"/>
      <style:paragraph-properties fo:margin-left="0cm" fo:margin-right="0cm" fo:line-height="0.372cm" fo:orphans="0" fo:widows="0" fo:text-indent="-0.318cm" style:auto-text-indent="false" fo:background-color="#ffffff"/>
      <style:text-properties fo:font-variant="normal" fo:text-transform="none" style:text-line-through-style="none" style:text-line-through-type="none" style:font-name="Courier New" fo:font-family="'Courier New'" style:font-family-generic="roman" style:font-pitch="variable" fo:font-size="8.5pt" fo:font-style="normal" style:text-underline-style="none" fo:font-weight="normal" style:font-name-asian="Courier New1" style:font-family-asian="'Courier New'" style:font-family-generic-asian="system" style:font-pitch-asian="variable" style:font-size-asian="8.5pt" style:font-style-asian="normal" style:font-weight-asian="normal" style:font-name-complex="Courier New1" style:font-family-complex="'Courier New'" style:font-family-generic-complex="system" style:font-pitch-complex="variable" style:font-size-complex="8.5pt" style:font-style-complex="normal" style:font-weight-complex="normal"/>
    </style:style>
    <style:style style:name="Heading_20__23_5_20__28_14_29_" style:display-name="Heading #5 (14)" style:family="paragraph" style:parent-style-name="Standard" loext:linked-style-name="Heading_20__23_5_20__28_14_29__5f_" style:default-outline-level="5" style:list-style-name="">
      <loext:graphic-properties draw:fill="solid" draw:fill-color="#ffffff"/>
      <style:paragraph-properties fo:line-height="0.436cm" fo:orphans="0" fo:widows="0" fo:background-color="#ffffff"/>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Heading_20__23_5_20__28_15_29_" style:display-name="Heading #5 (15)" style:family="paragraph" style:parent-style-name="Standard" loext:linked-style-name="Heading_20__23_5_20__28_15_29__5f_" style:default-outline-level="5" style:list-style-name="">
      <loext:graphic-properties draw:fill="solid" draw:fill-color="#ffffff"/>
      <style:paragraph-properties fo:margin-top="0cm" fo:margin-bottom="0.741cm" style:contextual-spacing="false" fo:line-height="0.377cm" fo:orphans="0" fo:widows="0" fo:background-color="#ffffff"/>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Heading_20__23_5_20__28_16_29_" style:display-name="Heading #5 (16)" style:family="paragraph" style:parent-style-name="Standard" loext:linked-style-name="Heading_20__23_5_20__28_16_29__5f_" style:default-outline-level="5" style:list-style-name="">
      <loext:graphic-properties draw:fill="solid" draw:fill-color="#ffffff"/>
      <style:paragraph-properties fo:line-height="0.377cm" fo:orphans="0" fo:widows="0" fo:background-color="#ffffff"/>
      <style:text-properties fo:font-variant="normal" fo:text-transform="none" style:text-line-through-style="none" style:text-line-through-type="none" fo:font-size="8pt" fo:font-style="normal" style:text-underline-style="none" fo:font-weight="bold" style:font-size-asian="8pt" style:font-style-asian="normal" style:font-weight-asian="bold" style:font-size-complex="8pt" style:font-style-complex="normal" style:font-weight-complex="bold"/>
    </style:style>
    <style:style style:name="Body_20_text_20__28_13_29_" style:display-name="Body text (13)" style:family="paragraph" style:parent-style-name="Standard" loext:linked-style-name="Body_20_text_20__28_13_29__5f_">
      <loext:graphic-properties draw:fill="solid" draw:fill-color="#ffffff"/>
      <style:paragraph-properties fo:margin-top="0cm" fo:margin-bottom="0.847cm" style:contextual-spacing="false" fo:line-height="0.332cm"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Heading_20__23_5_20__28_17_29_" style:display-name="Heading #5 (17)" style:family="paragraph" style:parent-style-name="Standard" loext:linked-style-name="Heading_20__23_5_20__28_17_29__5f_" style:default-outline-level="5" style:list-style-name="">
      <loext:graphic-properties draw:fill="solid" draw:fill-color="#ffffff"/>
      <style:paragraph-properties fo:line-height="0.402cm"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Heading_20__23_5_20__28_18_29_" style:display-name="Heading #5 (18)" style:family="paragraph" style:parent-style-name="Standard" loext:linked-style-name="Heading_20__23_5_20__28_18_29__5f_" style:default-outline-level="5" style:list-style-name="">
      <loext:graphic-properties draw:fill="solid" draw:fill-color="#ffffff"/>
      <style:paragraph-properties fo:line-height="0.39cm"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Heading_20__23_5_20__28_19_29_" style:display-name="Heading #5 (19)" style:family="paragraph" style:parent-style-name="Standard" loext:linked-style-name="Heading_20__23_5_20__28_19_29__5f_" style:default-outline-level="5" style:list-style-name="">
      <loext:graphic-properties draw:fill="solid" draw:fill-color="#ffffff"/>
      <style:paragraph-properties fo:line-height="0.372cm"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Heading_20__23_5_20__28_20_29_" style:display-name="Heading #5 (20)" style:family="paragraph" style:parent-style-name="Standard" loext:linked-style-name="Heading_20__23_5_20__28_20_29__5f_" style:default-outline-level="5" style:list-style-name="">
      <loext:graphic-properties draw:fill="solid" draw:fill-color="#ffffff"/>
      <style:paragraph-properties fo:line-height="0.351cm" fo:orphans="0" fo:widows="0" fo:background-color="#ffffff"/>
      <style:text-properties fo:font-variant="normal" fo:text-transform="none" style:text-line-through-style="none" style:text-line-through-type="none" fo:font-size="8pt" fo:font-style="normal" style:text-underline-style="none" fo:font-weight="bold" style:font-size-asian="8pt" style:font-style-asian="normal" style:font-weight-asian="bold" style:font-size-complex="8pt" style:font-style-complex="normal" style:font-weight-complex="bold"/>
    </style:style>
    <style:style style:name="Heading_20__23_5_20__28_21_29_" style:display-name="Heading #5 (21)" style:family="paragraph" style:parent-style-name="Standard" loext:linked-style-name="Heading_20__23_5_20__28_21_29__5f_" style:default-outline-level="5" style:list-style-name="">
      <loext:graphic-properties draw:fill="solid" draw:fill-color="#ffffff"/>
      <style:paragraph-properties fo:margin-top="0cm" fo:margin-bottom="0.741cm" style:contextual-spacing="false" fo:line-height="0.381cm" fo:orphans="0" fo:widows="0" fo:background-color="#ffffff"/>
      <style:text-properties fo:font-variant="normal" fo:text-transform="none" style:text-line-through-style="none" style:text-line-through-type="none" fo:font-size="8pt" fo:font-style="normal" style:text-underline-style="none" fo:font-weight="bold" style:font-size-asian="8pt" style:font-style-asian="normal" style:font-weight-asian="bold" style:font-size-complex="8pt" style:font-style-complex="normal" style:font-weight-complex="bold"/>
    </style:style>
    <style:style style:name="Heading_20__23_5_20__28_22_29_" style:display-name="Heading #5 (22)" style:family="paragraph" style:parent-style-name="Standard" loext:linked-style-name="Heading_20__23_5_20__28_22_29__5f_" style:default-outline-level="5" style:list-style-name="">
      <loext:graphic-properties draw:fill="solid" draw:fill-color="#ffffff"/>
      <style:paragraph-properties fo:line-height="0.372cm" fo:orphans="0" fo:widows="0" fo:background-color="#ffffff"/>
      <style:text-properties fo:font-variant="normal" fo:text-transform="none" style:text-line-through-style="none" style:text-line-through-type="none" fo:font-size="8pt" fo:font-style="normal" style:text-underline-style="none" fo:font-weight="bold" style:font-size-asian="8pt" style:font-style-asian="normal" style:font-weight-asian="bold" style:font-size-complex="8pt" style:font-style-complex="normal" style:font-weight-complex="bold"/>
    </style:style>
    <style:style style:name="Heading_20__23_5_20__28_23_29_" style:display-name="Heading #5 (23)" style:family="paragraph" style:parent-style-name="Standard" loext:linked-style-name="Heading_20__23_5_20__28_23_29__5f_" style:default-outline-level="5" style:list-style-name="">
      <loext:graphic-properties draw:fill="solid" draw:fill-color="#ffffff"/>
      <style:paragraph-properties fo:line-height="0.369cm" fo:orphans="0" fo:widows="0" fo:background-color="#ffffff"/>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Heading_20__23_5_20__28_24_29_" style:display-name="Heading #5 (24)" style:family="paragraph" style:parent-style-name="Standard" loext:linked-style-name="Heading_20__23_5_20__28_24_29__5f_" style:default-outline-level="5" style:list-style-name="">
      <loext:graphic-properties draw:fill="solid" draw:fill-color="#ffffff"/>
      <style:paragraph-properties fo:line-height="0.372cm" fo:orphans="0" fo:widows="0" fo:background-color="#ffffff"/>
      <style:text-properties fo:font-variant="normal" fo:text-transform="none" style:text-line-through-style="none" style:text-line-through-type="none" fo:font-size="8pt" fo:font-style="normal" style:text-underline-style="none" fo:font-weight="bold" style:font-size-asian="8pt" style:font-style-asian="normal" style:font-weight-asian="bold" style:font-size-complex="8pt" style:font-style-complex="normal" style:font-weight-complex="bold"/>
    </style:style>
    <style:style style:name="Heading_20__23_5_20__28_25_29_" style:display-name="Heading #5 (25)" style:family="paragraph" style:parent-style-name="Standard" loext:linked-style-name="Heading_20__23_5_20__28_25_29__5f_" style:default-outline-level="5" style:list-style-name="">
      <loext:graphic-properties draw:fill="solid" draw:fill-color="#ffffff"/>
      <style:paragraph-properties fo:line-height="0.381cm" fo:orphans="0" fo:widows="0" fo:background-color="#ffffff"/>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Heading_20__23_5_20__28_26_29_" style:display-name="Heading #5 (26)" style:family="paragraph" style:parent-style-name="Standard" loext:linked-style-name="Heading_20__23_5_20__28_26_29__5f_" style:default-outline-level="5" style:list-style-name="">
      <loext:graphic-properties draw:fill="solid" draw:fill-color="#ffffff"/>
      <style:paragraph-properties fo:line-height="0.369cm" fo:orphans="0" fo:widows="0" fo:background-color="#ffffff"/>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Heading_20__23_5_20__28_27_29_" style:display-name="Heading #5 (27)" style:family="paragraph" style:parent-style-name="Standard" loext:linked-style-name="Heading_20__23_5_20__28_27_29__5f_" style:default-outline-level="5" style:list-style-name="">
      <loext:graphic-properties draw:fill="solid" draw:fill-color="#ffffff"/>
      <style:paragraph-properties fo:line-height="0.423cm" fo:orphans="0" fo:widows="0" fo:background-color="#ffffff"/>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Heading_20__23_5_20__28_28_29_" style:display-name="Heading #5 (28)" style:family="paragraph" style:parent-style-name="Standard" loext:linked-style-name="Heading_20__23_5_20__28_28_29__5f_" style:default-outline-level="5" style:list-style-name="">
      <loext:graphic-properties draw:fill="solid" draw:fill-color="#ffffff"/>
      <style:paragraph-properties fo:line-height="0.427cm" fo:orphans="0" fo:widows="0" fo:background-color="#ffffff"/>
      <style:text-properties fo:font-variant="normal" fo:text-transform="none" style:text-line-through-style="none" style:text-line-through-type="none" fo:font-size="8pt" fo:font-style="normal" style:text-underline-style="none" fo:font-weight="bold" style:font-size-asian="8pt" style:font-style-asian="normal" style:font-weight-asian="bold" style:font-size-complex="8pt" style:font-style-complex="normal" style:font-weight-complex="bold"/>
    </style:style>
    <style:style style:name="Heading_20__23_3" style:display-name="Heading #3" style:family="paragraph" style:parent-style-name="Standard" loext:linked-style-name="Heading_20__23_3_5f_" style:default-outline-level="3" style:list-style-name="">
      <loext:graphic-properties draw:fill="solid" draw:fill-color="#ffffff"/>
      <style:paragraph-properties fo:line-height="0.441cm" fo:orphans="0" fo:widows="0" fo:background-color="#ffffff"/>
      <style:text-properties fo:font-variant="normal" fo:text-transform="none" style:text-line-through-style="none" style:text-line-through-type="none" fo:font-size="7.5pt" fo:font-style="normal" style:text-underline-style="none" fo:font-weight="bold" style:font-size-asian="7.5pt" style:font-style-asian="normal" style:font-weight-asian="bold" style:font-size-complex="7.5pt" style:font-style-complex="normal" style:font-weight-complex="bold"/>
    </style:style>
    <style:style style:name="Heading_20__23_5_20__28_29_29_" style:display-name="Heading #5 (29)" style:family="paragraph" style:parent-style-name="Standard" loext:linked-style-name="Heading_20__23_5_20__28_29_29__5f_" style:default-outline-level="5" style:list-style-name="">
      <loext:graphic-properties draw:fill="solid" draw:fill-color="#ffffff"/>
      <style:paragraph-properties fo:line-height="0.372cm" fo:orphans="0" fo:widows="0" fo:background-color="#ffffff"/>
      <style:text-properties fo:font-variant="normal" fo:text-transform="none" style:text-line-through-style="none" style:text-line-through-type="none" fo:font-size="8pt" fo:font-style="normal" style:text-underline-style="none" fo:font-weight="bold" style:font-size-asian="8pt" style:font-style-asian="normal" style:font-weight-asian="bold" style:font-size-complex="8pt" style:font-style-complex="normal" style:font-weight-complex="bold"/>
    </style:style>
    <style:style style:name="Heading_20__23_5_20__28_30_29_" style:display-name="Heading #5 (30)" style:family="paragraph" style:parent-style-name="Standard" loext:linked-style-name="Heading_20__23_5_20__28_30_29__5f_" style:default-outline-level="5" style:list-style-name="">
      <loext:graphic-properties draw:fill="solid" draw:fill-color="#ffffff"/>
      <style:paragraph-properties fo:margin-top="0cm" fo:margin-bottom="0.741cm" style:contextual-spacing="false" fo:line-height="0.377cm" fo:orphans="0" fo:widows="0" fo:background-color="#ffffff"/>
      <style:text-properties fo:font-variant="normal" fo:text-transform="none" style:text-line-through-style="none" style:text-line-through-type="none" fo:font-size="8pt" fo:font-style="normal" style:text-underline-style="none" fo:font-weight="bold" style:font-size-asian="8pt" style:font-style-asian="normal" style:font-weight-asian="bold" style:font-size-complex="8pt" style:font-style-complex="normal" style:font-weight-complex="bold"/>
    </style:style>
    <style:style style:name="Heading_20__23_5_20__28_31_29_" style:display-name="Heading #5 (31)" style:family="paragraph" style:parent-style-name="Standard" loext:linked-style-name="Heading_20__23_5_20__28_31_29__5f_" style:default-outline-level="5" style:list-style-name="">
      <loext:graphic-properties draw:fill="solid" draw:fill-color="#ffffff"/>
      <style:paragraph-properties fo:line-height="0.372cm" fo:orphans="0" fo:widows="0" fo:background-color="#ffffff"/>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Heading_20__23_5_20__28_32_29_" style:display-name="Heading #5 (32)" style:family="paragraph" style:parent-style-name="Standard" loext:linked-style-name="Heading_20__23_5_20__28_32_29__5f_" style:default-outline-level="5" style:list-style-name="">
      <loext:graphic-properties draw:fill="solid" draw:fill-color="#ffffff"/>
      <style:paragraph-properties fo:margin-top="0cm" fo:margin-bottom="0.741cm" style:contextual-spacing="false" fo:line-height="0.372cm" fo:orphans="0" fo:widows="0" fo:background-color="#ffffff"/>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Heading_20__23_5_20__28_33_29_" style:display-name="Heading #5 (33)" style:family="paragraph" style:parent-style-name="Standard" loext:linked-style-name="Heading_20__23_5_20__28_33_29__5f_" style:default-outline-level="5" style:list-style-name="">
      <loext:graphic-properties draw:fill="solid" draw:fill-color="#ffffff"/>
      <style:paragraph-properties fo:line-height="0.423cm"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Heading_20__23_5_20__28_34_29_" style:display-name="Heading #5 (34)" style:family="paragraph" style:parent-style-name="Standard" loext:linked-style-name="Heading_20__23_5_20__28_34_29__5f_" style:default-outline-level="5" style:list-style-name="">
      <loext:graphic-properties draw:fill="solid" draw:fill-color="#ffffff"/>
      <style:paragraph-properties fo:line-height="0.39cm"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Heading_20__23_5_20__28_35_29_" style:display-name="Heading #5 (35)" style:family="paragraph" style:parent-style-name="Standard" loext:linked-style-name="Heading_20__23_5_20__28_35_29__5f_" style:default-outline-level="5" style:list-style-name="">
      <loext:graphic-properties draw:fill="solid" draw:fill-color="#ffffff"/>
      <style:paragraph-properties fo:line-height="0.369cm" fo:orphans="0" fo:widows="0" fo:background-color="#ffffff"/>
      <style:text-properties fo:font-variant="normal" fo:text-transform="none" style:text-line-through-style="none" style:text-line-through-type="none" fo:font-size="8pt" fo:font-style="normal" style:text-underline-style="none" fo:font-weight="bold" style:font-size-asian="8pt" style:font-style-asian="normal" style:font-weight-asian="bold" style:font-size-complex="8pt" style:font-style-complex="normal" style:font-weight-complex="bold"/>
    </style:style>
    <style:style style:name="Heading_20__23_5_20__28_36_29_" style:display-name="Heading #5 (36)" style:family="paragraph" style:parent-style-name="Standard" loext:linked-style-name="Heading_20__23_5_20__28_36_29__5f_" style:default-outline-level="5" style:list-style-name="">
      <loext:graphic-properties draw:fill="solid" draw:fill-color="#ffffff"/>
      <style:paragraph-properties fo:line-height="0.372cm" fo:orphans="0" fo:widows="0" fo:background-color="#ffffff"/>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Heading_20__23_5_20__28_37_29_" style:display-name="Heading #5 (37)" style:family="paragraph" style:parent-style-name="Standard" loext:linked-style-name="Heading_20__23_5_20__28_37_29__5f_" style:default-outline-level="5" style:list-style-name="">
      <loext:graphic-properties draw:fill="solid" draw:fill-color="#ffffff"/>
      <style:paragraph-properties fo:line-height="0.411cm" fo:orphans="0" fo:widows="0" fo:background-color="#ffffff"/>
      <style:text-properties fo:font-variant="normal" fo:text-transform="none" style:text-line-through-style="none" style:text-line-through-type="none" fo:font-size="8pt" fo:font-style="normal" style:text-underline-style="none" fo:font-weight="bold" style:font-size-asian="8pt" style:font-style-asian="normal" style:font-weight-asian="bold" style:font-size-complex="8pt" style:font-style-complex="normal" style:font-weight-complex="bold"/>
    </style:style>
    <style:style style:name="Heading_20__23_5_20__28_38_29_" style:display-name="Heading #5 (38)" style:family="paragraph" style:parent-style-name="Standard" loext:linked-style-name="Heading_20__23_5_20__28_38_29__5f_" style:default-outline-level="5" style:list-style-name="">
      <loext:graphic-properties draw:fill="solid" draw:fill-color="#ffffff"/>
      <style:paragraph-properties fo:line-height="0.402cm" fo:orphans="0" fo:widows="0" fo:background-color="#ffffff"/>
      <style:text-properties fo:font-variant="normal" fo:text-transform="none" style:text-line-through-style="none" style:text-line-through-type="none" fo:font-size="8pt" fo:font-style="normal" style:text-underline-style="none" fo:font-weight="bold" style:font-size-asian="8pt" style:font-style-asian="normal" style:font-weight-asian="bold" style:font-size-complex="8pt" style:font-style-complex="normal" style:font-weight-complex="bold"/>
    </style:style>
    <style:style style:name="Heading_20__23_5_20__28_39_29_" style:display-name="Heading #5 (39)" style:family="paragraph" style:parent-style-name="Standard" loext:linked-style-name="Heading_20__23_5_20__28_39_29__5f_" style:default-outline-level="5" style:list-style-name="">
      <loext:graphic-properties draw:fill="solid" draw:fill-color="#ffffff"/>
      <style:paragraph-properties fo:line-height="0.372cm" fo:orphans="0" fo:widows="0" fo:background-color="#ffffff"/>
      <style:text-properties fo:font-variant="normal" fo:text-transform="none" style:text-line-through-style="none" style:text-line-through-type="none" fo:font-size="8pt" fo:font-style="normal" style:text-underline-style="none" fo:font-weight="bold" style:font-size-asian="8pt" style:font-style-asian="normal" style:font-weight-asian="bold" style:font-size-complex="8pt" style:font-style-complex="normal" style:font-weight-complex="bold"/>
    </style:style>
    <style:style style:name="Heading_20__23_2" style:display-name="Heading #2" style:family="paragraph" style:parent-style-name="Standard" loext:linked-style-name="Heading_20__23_2_20_Exact" style:default-outline-level="2" style:list-style-name="">
      <loext:graphic-properties draw:fill="solid" draw:fill-color="#ffffff"/>
      <style:paragraph-properties fo:line-height="0.469cm" fo:orphans="0" fo:widows="0" fo:background-color="#ffffff"/>
      <style:text-properties fo:font-variant="normal" fo:text-transform="none" style:text-line-through-style="none" style:text-line-through-type="none" fo:font-style="normal" style:text-underline-style="none" fo:font-weight="bold" style:font-style-asian="normal" style:font-weight-asian="bold" style:font-style-complex="normal" style:font-weight-complex="bold"/>
    </style:style>
    <style:style style:name="Body_20_text_20__28_14_29_" style:display-name="Body text (14)" style:family="paragraph" style:parent-style-name="Standard" loext:linked-style-name="Body_20_text_20__28_14_29__20_Exact">
      <loext:graphic-properties draw:fill="solid" draw:fill-color="#ffffff"/>
      <style:paragraph-properties fo:line-height="0.293cm" fo:orphans="0" fo:widows="0" fo:background-color="#ffffff"/>
      <style:text-properties fo:font-variant="normal" fo:text-transform="none" style:text-line-through-style="none" style:text-line-through-type="none" fo:font-size="7.5pt" fo:letter-spacing="0.018cm" fo:font-style="normal" style:text-underline-style="none" fo:font-weight="bold" style:font-size-asian="7.5pt" style:font-style-asian="normal" style:font-weight-asian="bold" style:font-size-complex="7.5pt" style:font-style-complex="normal" style:font-weight-complex="bold"/>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Frame_20_contents" style:display-name="Frame contents" style:family="paragraph" style:parent-style-name="Standard" style:class="extra"/>
    <style:style style:name="Header" style:family="paragraph" style:parent-style-name="Header_20_and_20_Footer" style:class="extra"/>
    <style:style style:name="Default_20_Paragraph_20_Font" style:display-name="Default Paragraph Font" style:family="text">
      <style:text-properties fo:color="#000000" loext:opacity="100%" style:font-name="Times New Roman" fo:font-family="'Times New Roman'" style:font-family-generic="roman" style:font-pitch="variable" fo:font-size="12pt" fo:letter-spacing="normal"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text-scale="100%"/>
    </style:style>
    <style:style style:name="Heading_20__23_5_20__28_2_29__5f_" style:display-name="Heading #5 (2)_" style:family="text" style:parent-style-name="Default_20_Paragraph_20_Font" loext:linked-style-name="Heading_20__23_5_20__28_2_29_">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Header_20_or_20_footer_5f_" style:display-name="Header or footer_" style:family="text" style:parent-style-name="Default_20_Paragraph_20_Font" loext:linked-style-name="Header_20_or_20_footer">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Header_20_or_20_footer" style:display-name="Header or footer" style:family="text" style:parent-style-name="Header_20_or_20_footer_5f_">
      <style:text-properties fo:color="#000000" loext:opacity="100%" style:font-name="Times New Roman" fo:font-family="'Times New Roman'" style:font-family-generic="roman" style:font-pitch="variable" fo:letter-spacing="normal"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text-scale="100%"/>
    </style:style>
    <style:style style:name="Header_20_or_20_footer_20__2b__20_8.5_20_pt" style:display-name="Header or footer + 8.5 pt" style:family="text" style:parent-style-name="Header_20_or_20_footer_5f_">
      <style:text-properties fo:color="#000000" loext:opacity="100%" style:font-name="Times New Roman" fo:font-family="'Times New Roman'" style:font-family-generic="roman" style:font-pitch="variable" fo:font-size="8.5pt" fo:letter-spacing="normal" fo:language="en" fo:country="US" style:font-name-asian="Times New Roman1" style:font-family-asian="'Times New Roman'" style:font-family-generic-asian="system" style:font-pitch-asian="variable" style:font-size-asian="8.5pt" style:language-asian="en" style:country-asian="US" style:font-name-complex="Times New Roman1" style:font-family-complex="'Times New Roman'" style:font-family-generic-complex="system" style:font-pitch-complex="variable" style:font-size-complex="8.5pt" style:language-complex="en" style:country-complex="US" style:text-scale="100%"/>
    </style:style>
    <style:style style:name="Body_20_text_20__28_2_29__5f_" style:display-name="Body text (2)_" style:family="text" style:parent-style-name="Default_20_Paragraph_20_Font" loext:linked-style-name="Body_20_text_20__28_2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2_29__20__2b__20_Italic" style:display-name="Body text (2) + Italic" style:family="text" style:parent-style-name="Body_20_text_20__28_2_29__5f_">
      <style:text-properties fo:color="#000000" loext:opacity="100%" style:font-name="Times New Roman" fo:font-family="'Times New Roman'" style:font-family-generic="roman" style:font-pitch="variable" fo:letter-spacing="normal" fo:language="en" fo:country="US" fo:font-style="italic" style:font-name-asian="Times New Roman1" style:font-family-asian="'Times New Roman'" style:font-family-generic-asian="system" style:font-pitch-asian="variable"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text-scale="100%"/>
    </style:style>
    <style:style style:name="Heading_20__23_1_5f_" style:display-name="Heading #1_" style:family="text" style:parent-style-name="Default_20_Paragraph_20_Font" loext:linked-style-name="Heading_20__23_1">
      <style:text-properties fo:font-variant="normal" fo:text-transform="none" style:text-line-through-style="none" style:text-line-through-type="none" fo:font-size="15pt" fo:font-style="normal" style:text-underline-style="none" fo:font-weight="bold" style:font-size-asian="15pt" style:font-style-asian="normal" style:font-weight-asian="bold" style:font-size-complex="15pt" style:font-style-complex="normal" style:font-weight-complex="bold"/>
    </style:style>
    <style:style style:name="Heading_20__23_1_20__2b__20_Small_20_Caps" style:display-name="Heading #1 + Small Caps" style:family="text" style:parent-style-name="Heading_20__23_1_5f_">
      <style:text-properties fo:font-variant="small-caps" fo:color="#000000" loext:opacity="100%" style:font-name="Times New Roman" fo:font-family="'Times New Roman'" style:font-family-generic="roman" style:font-pitch="variable" fo:letter-spacing="normal"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text-scale="100%"/>
    </style:style>
    <style:style style:name="Heading_20__23_4_20__28_2_29__5f_" style:display-name="Heading #4 (2)_" style:family="text" style:parent-style-name="Default_20_Paragraph_20_Font" loext:linked-style-name="Heading_20__23_4_20__28_2_29_">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Heading_20__23_4_5f_" style:display-name="Heading #4_" style:family="text" style:parent-style-name="Default_20_Paragraph_20_Font" loext:linked-style-name="Heading_20__23_4">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3_29__5f_" style:display-name="Body text (3)_" style:family="text" style:parent-style-name="Default_20_Paragraph_20_Font" loext:linked-style-name="Body_20_text_20__28_3_29_">
      <style:text-properties fo:font-variant="normal" fo:text-transform="none" style:text-line-through-style="none" style:text-line-through-type="none" fo:font-size="8.5pt" fo:font-style="italic" style:text-underline-style="none" fo:font-weight="normal" style:font-size-asian="8.5pt" style:font-style-asian="italic" style:font-weight-asian="normal" style:font-size-complex="8.5pt" style:font-style-complex="italic" style:font-weight-complex="normal"/>
    </style:style>
    <style:style style:name="Body_20_text_20__28_3_29__20__2b__20_Not_20_Italic" style:display-name="Body text (3) + Not Italic" style:family="text" style:parent-style-name="Body_20_text_20__28_3_29__5f_">
      <style:text-properties fo:color="#000000" loext:opacity="100%" style:font-name="Times New Roman" fo:font-family="'Times New Roman'" style:font-family-generic="roman" style:font-pitch="variable" fo:letter-spacing="normal" fo:language="en" fo:country="US" fo:font-style="italic" style:font-name-asian="Times New Roman1" style:font-family-asian="'Times New Roman'" style:font-family-generic-asian="system" style:font-pitch-asian="variable"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text-scale="100%"/>
    </style:style>
    <style:style style:name="Body_20_text_20__28_4_29__5f_" style:display-name="Body text (4)_" style:family="text" style:parent-style-name="Default_20_Paragraph_20_Font" loext:linked-style-name="Body_20_text_20__28_4_29_">
      <style:text-properties fo:font-variant="normal" fo:text-transform="none" style:text-line-through-style="none" style:text-line-through-type="none" fo:font-size="8.5pt" fo:font-style="italic" style:text-underline-style="none" fo:font-weight="normal" style:font-size-asian="8.5pt" style:font-style-asian="italic" style:font-weight-asian="normal" style:font-size-complex="8.5pt" style:font-style-complex="italic" style:font-weight-complex="normal"/>
    </style:style>
    <style:style style:name="Body_20_text_20__28_4_29__20__2b__20_Not_20_Italic" style:display-name="Body text (4) + Not Italic" style:family="text" style:parent-style-name="Body_20_text_20__28_4_29__5f_">
      <style:text-properties fo:color="#000000" loext:opacity="100%" style:font-name="Times New Roman" fo:font-family="'Times New Roman'" style:font-family-generic="roman" style:font-pitch="variable" fo:letter-spacing="normal" fo:language="en" fo:country="US" fo:font-style="italic" style:font-name-asian="Times New Roman1" style:font-family-asian="'Times New Roman'" style:font-family-generic-asian="system" style:font-pitch-asian="variable"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text-scale="100%"/>
    </style:style>
    <style:style style:name="Body_20_text_20__28_3_29__20__2b__20_8_20_pt_2c_Bold" style:display-name="Body text (3) + 8 pt,Bold" style:family="text" style:parent-style-name="Body_20_text_20__28_3_29__5f_">
      <style:text-properties fo:color="#000000" loext:opacity="100%" style:font-name="Times New Roman" fo:font-family="'Times New Roman'" style:font-family-generic="roman" style:font-pitch="variable" fo:font-size="8pt" fo:letter-spacing="normal" fo:language="en" fo:country="US" fo:font-weight="bold" style:font-name-asian="Times New Roman1" style:font-family-asian="'Times New Roman'" style:font-family-generic-asian="system" style:font-pitch-asian="variable" style:font-size-asian="8pt" style:language-asian="en" style:country-asian="US" style:font-weight-asian="bold" style:font-name-complex="Times New Roman1" style:font-family-complex="'Times New Roman'" style:font-family-generic-complex="system" style:font-pitch-complex="variable" style:font-size-complex="8pt" style:language-complex="en" style:country-complex="US" style:font-weight-complex="bold" style:text-scale="100%"/>
    </style:style>
    <style:style style:name="Body_20_text_20__28_5_29__20_Exact" style:display-name="Body text (5) Exact" style:family="text" style:parent-style-name="Default_20_Paragraph_20_Font" loext:linked-style-name="Body_20_text_20__28_5_29_">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6_29__20_Exact" style:display-name="Body text (6) Exact" style:family="text" style:parent-style-name="Default_20_Paragraph_20_Font">
      <style:text-properties fo:font-variant="normal" fo:text-transform="none" style:text-line-through-style="none" style:text-line-through-type="none" fo:font-size="9pt" fo:font-style="normal" style:text-underline-style="none" fo:font-weight="bold" style:font-size-asian="9pt" style:font-style-asian="normal" style:font-weight-asian="bold" style:font-size-complex="9pt" style:font-style-complex="normal" style:font-weight-complex="bold"/>
    </style:style>
    <style:style style:name="Body_20_text_20__28_2_29__20_Exact" style:display-name="Body text (2) Exact" style:family="text" style:parent-style-name="Default_20_Paragraph_20_Font">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Heading_20__23_5_20__28_3_29__5f_" style:display-name="Heading #5 (3)_" style:family="text" style:parent-style-name="Default_20_Paragraph_20_Font" loext:linked-style-name="Heading_20__23_5_20__28_3_29_">
      <style:text-properties fo:font-variant="normal" fo:text-transform="none" style:text-line-through-style="none" style:text-line-through-type="none" fo:font-size="9pt" fo:font-style="normal" style:text-underline-style="none" fo:font-weight="bold" style:font-size-asian="9pt" style:font-style-asian="normal" style:font-weight-asian="bold" style:font-size-complex="9pt" style:font-style-complex="normal" style:font-weight-complex="bold"/>
    </style:style>
    <style:style style:name="Body_20_text_20__28_7_29__5f_" style:display-name="Body text (7)_" style:family="text" style:parent-style-name="Default_20_Paragraph_20_Font" loext:linked-style-name="Body_20_text_20__28_7_29_">
      <style:text-properties fo:font-variant="normal" fo:text-transform="none" style:text-line-through-style="none" style:text-line-through-type="none" fo:font-size="10pt" fo:font-style="normal" style:text-underline-style="none" fo:font-weight="normal" style:font-size-asian="10pt" style:font-style-asian="normal" style:font-weight-asian="normal" style:font-size-complex="10pt" style:font-style-complex="normal" style:font-weight-complex="normal"/>
    </style:style>
    <style:style style:name="Heading_20__23_5_5f_" style:display-name="Heading #5_" style:family="text" style:parent-style-name="Default_20_Paragraph_20_Font" loext:linked-style-name="Heading_20__23_5">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Heading_20__23_5_20_Exact" style:display-name="Heading #5 Exact" style:family="text" style:parent-style-name="Default_20_Paragraph_20_Font">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2_29__20__2b__20_Italic_20_Exact" style:display-name="Body text (2) + Italic Exact" style:family="text" style:parent-style-name="Body_20_text_20__28_2_29__5f_">
      <style:text-properties fo:color="#000000" loext:opacity="100%" style:font-name="Times New Roman" fo:font-family="'Times New Roman'" style:font-family-generic="roman" style:font-pitch="variable" fo:letter-spacing="normal" fo:language="en" fo:country="US" fo:font-style="italic" style:font-name-asian="Times New Roman1" style:font-family-asian="'Times New Roman'" style:font-family-generic-asian="system" style:font-pitch-asian="variable"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text-scale="100%"/>
    </style:style>
    <style:style style:name="Heading_20__23_4_20_Exact" style:display-name="Heading #4 Exact" style:family="text" style:parent-style-name="Default_20_Paragraph_20_Font">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8_29__20_Exact" style:display-name="Body text (8) Exact" style:family="text" style:parent-style-name="Default_20_Paragraph_20_Font" loext:linked-style-name="Body_20_text_20__28_8_29_">
      <style:text-properties fo:font-variant="normal" fo:text-transform="none" style:text-line-through-style="none" style:text-line-through-type="none" fo:font-size="24pt" fo:font-style="normal" style:text-underline-style="none" fo:font-weight="bold" style:font-size-asian="24pt" style:font-style-asian="normal" style:font-weight-asian="bold" style:font-size-complex="24pt" style:font-style-complex="normal" style:font-weight-complex="bold"/>
    </style:style>
    <style:style style:name="Body_20_text_20__28_8_29__20__2b__20_Not_20_Bold_2c_Italic_20_Exact" style:display-name="Body text (8) + Not Bold,Italic Exact" style:family="text" style:parent-style-name="Body_20_text_20__28_8_29__20_Exact">
      <style:text-properties fo:color="#000000" loext:opacity="100%" style:font-name="Times New Roman" fo:font-family="'Times New Roman'" style:font-family-generic="roman" style:font-pitch="variable" fo:letter-spacing="normal" fo:language="en" fo:country="US" fo:font-style="italic" fo:font-weight="bold" style:font-name-asian="Times New Roman1" style:font-family-asian="'Times New Roman'" style:font-family-generic-asian="system" style:font-pitch-asian="variable" style:language-asian="en" style:country-asian="US" style:font-style-asian="italic" style:font-weight-asian="bold" style:font-name-complex="Times New Roman1" style:font-family-complex="'Times New Roman'" style:font-family-generic-complex="system" style:font-pitch-complex="variable" style:language-complex="en" style:country-complex="US" style:font-style-complex="italic" style:font-weight-complex="bold" style:text-scale="100%"/>
    </style:style>
    <style:style style:name="Body_20_text_20__28_8_29__20__2b__20_8_20_pt_2c_Not_20_Bold_20_Exact" style:display-name="Body text (8) + 8 pt,Not Bold Exact" style:family="text" style:parent-style-name="Body_20_text_20__28_8_29__20_Exact">
      <style:text-properties fo:color="#000000" loext:opacity="100%" style:font-name="Times New Roman" fo:font-family="'Times New Roman'" style:font-family-generic="roman" style:font-pitch="variable" fo:font-size="8pt" fo:letter-spacing="normal" fo:language="en" fo:country="US" fo:font-weight="bold" style:font-name-asian="Times New Roman1" style:font-family-asian="'Times New Roman'" style:font-family-generic-asian="system" style:font-pitch-asian="variable" style:font-size-asian="8pt" style:language-asian="en" style:country-asian="US" style:font-weight-asian="bold" style:font-name-complex="Times New Roman1" style:font-family-complex="'Times New Roman'" style:font-family-generic-complex="system" style:font-pitch-complex="variable" style:font-size-complex="8pt" style:language-complex="en" style:country-complex="US" style:font-weight-complex="bold" style:text-scale="100%"/>
    </style:style>
    <style:style style:name="Heading_20__23_5_20__28_4_29__20_Exact" style:display-name="Heading #5 (4) Exact" style:family="text" style:parent-style-name="Default_20_Paragraph_20_Font" loext:linked-style-name="Heading_20__23_5_20__28_4_29_">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Heading_20__23_5_20__28_4_29__20__2b__20_Not_20_Bold_20_Exact" style:display-name="Heading #5 (4) + Not Bold Exact" style:family="text" style:parent-style-name="Heading_20__23_5_20__28_4_29__20_Exact">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9_29__5f_" style:display-name="Body text (9)_" style:family="text" style:parent-style-name="Default_20_Paragraph_20_Font" loext:linked-style-name="Body_20_text_20__28_9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Heading_20__23_5_20__28_5_29__5f_" style:display-name="Heading #5 (5)_" style:family="text" style:parent-style-name="Default_20_Paragraph_20_Font" loext:linked-style-name="Heading_20__23_5_20__28_5_29_">
      <style:text-properties fo:font-variant="normal" fo:text-transform="none" style:text-line-through-style="none" style:text-line-through-type="none" fo:font-size="11pt" fo:font-style="normal" style:text-underline-style="none" fo:font-weight="normal" style:font-size-asian="11pt" style:font-style-asian="normal" style:font-weight-asian="normal" style:font-size-complex="11pt" style:font-style-complex="normal" style:font-weight-complex="normal"/>
    </style:style>
    <style:style style:name="Heading_20__23_5_20__28_5_29__20__2b__20_8.5_20_pt" style:display-name="Heading #5 (5) + 8.5 pt" style:family="text" style:parent-style-name="Heading_20__23_5_20__28_5_29__5f_">
      <style:text-properties fo:color="#000000" loext:opacity="100%" style:font-name="Times New Roman" fo:font-family="'Times New Roman'" style:font-family-generic="roman" style:font-pitch="variable" fo:font-size="8.5pt" fo:letter-spacing="normal" fo:language="en" fo:country="US" style:font-name-asian="Times New Roman1" style:font-family-asian="'Times New Roman'" style:font-family-generic-asian="system" style:font-pitch-asian="variable" style:font-size-asian="8.5pt" style:language-asian="en" style:country-asian="US" style:font-name-complex="Times New Roman1" style:font-family-complex="'Times New Roman'" style:font-family-generic-complex="system" style:font-pitch-complex="variable" style:font-size-complex="8.5pt" style:language-complex="en" style:country-complex="US" style:text-scale="100%"/>
    </style:style>
    <style:style style:name="Body_20_text_20__28_10_29__5f_" style:display-name="Body text (10)_" style:family="text" style:parent-style-name="Default_20_Paragraph_20_Font" loext:linked-style-name="Body_20_text_20__28_10_29_">
      <style:text-properties fo:font-variant="normal" fo:text-transform="none" style:text-line-through-style="none" style:text-line-through-type="none" fo:font-size="8pt" fo:font-style="normal" style:text-underline-style="none" fo:font-weight="bold" style:font-size-asian="8pt" style:font-style-asian="normal" style:font-weight-asian="bold" style:font-size-complex="8pt" style:font-style-complex="normal" style:font-weight-complex="bold"/>
    </style:style>
    <style:style style:name="Body_20_text_20__28_10_29__20__2b__20_8.5_20_pt" style:display-name="Body text (10) + 8.5 pt" style:family="text" style:parent-style-name="Body_20_text_20__28_10_29__5f_">
      <style:text-properties fo:color="#000000" loext:opacity="100%" style:font-name="Times New Roman" fo:font-family="'Times New Roman'" style:font-family-generic="roman" style:font-pitch="variable" fo:font-size="8.5pt" fo:letter-spacing="normal" fo:language="en" fo:country="US" style:font-name-asian="Times New Roman1" style:font-family-asian="'Times New Roman'" style:font-family-generic-asian="system" style:font-pitch-asian="variable" style:font-size-asian="8.5pt" style:language-asian="en" style:country-asian="US" style:font-name-complex="Times New Roman1" style:font-family-complex="'Times New Roman'" style:font-family-generic-complex="system" style:font-pitch-complex="variable" style:font-size-complex="8.5pt" style:language-complex="en" style:country-complex="US" style:text-scale="100%"/>
    </style:style>
    <style:style style:name="Body_20_text_20__28_2_29__20__2b__20_Bold" style:display-name="Body text (2) + Bold" style:family="text" style:parent-style-name="Body_20_text_20__28_2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2_29__20__2b__20_9_20_pt" style:display-name="Body text (2) + 9 pt" style:family="text" style:parent-style-name="Body_20_text_20__28_2_29__5f_">
      <style:text-properties fo:color="#000000" loext:opacity="100%" style:font-name="Times New Roman" fo:font-family="'Times New Roman'" style:font-family-generic="roman" style:font-pitch="variable" fo:font-size="9pt" fo:letter-spacing="normal" fo:language="en" fo:country="US"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9pt" style:language-complex="en" style:country-complex="US" style:text-scale="100%"/>
    </style:style>
    <style:style style:name="Body_20_text_20__28_11_29__5f_" style:display-name="Body text (11)_" style:family="text" style:parent-style-name="Default_20_Paragraph_20_Font" loext:linked-style-name="Body_20_text_20__28_11_29_">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Body_20_text_20__28_11_29__20__2b__20_Not_20_Bold" style:display-name="Body text (11) + Not Bold" style:family="text" style:parent-style-name="Body_20_text_20__28_11_29__5f_">
      <style:text-properties fo:color="#000000" loext:opacity="100%" style:font-name="Times New Roman" fo:font-family="'Times New Roman'" style:font-family-generic="roman" style:font-pitch="variable" fo:font-size="8.5pt" fo:letter-spacing="normal" fo:language="en" fo:country="US" fo:font-weight="bold" style:font-name-asian="Times New Roman1" style:font-family-asian="'Times New Roman'" style:font-family-generic-asian="system" style:font-pitch-asian="variable" style:font-size-asian="8.5pt" style:language-asian="en" style:country-asian="US" style:font-weight-asian="bold" style:font-name-complex="Times New Roman1" style:font-family-complex="'Times New Roman'" style:font-family-generic-complex="system" style:font-pitch-complex="variable" style:font-size-complex="8.5pt" style:language-complex="en" style:country-complex="US" style:font-weight-complex="bold" style:text-scale="100%"/>
    </style:style>
    <style:style style:name="Body_20_text_20__28_12_29__5f_" style:display-name="Body text (12)_" style:family="text" style:parent-style-name="Default_20_Paragraph_20_Font" loext:linked-style-name="Body_20_text_20__28_12_29_">
      <style:text-properties fo:font-variant="normal" fo:text-transform="none" style:text-line-through-style="none" style:text-line-through-type="none" fo:font-size="7.5pt" fo:font-style="normal" style:text-underline-style="none" fo:font-weight="bold" style:font-size-asian="7.5pt" style:font-style-asian="normal" style:font-weight-asian="bold" style:font-size-complex="7.5pt" style:font-style-complex="normal" style:font-weight-complex="bold"/>
    </style:style>
    <style:style style:name="Body_20_text_20__28_12_29__20__2b__20_8.5_20_pt" style:display-name="Body text (12) + 8.5 pt" style:family="text" style:parent-style-name="Body_20_text_20__28_12_29__5f_">
      <style:text-properties fo:color="#000000" loext:opacity="100%" style:font-name="Times New Roman" fo:font-family="'Times New Roman'" style:font-family-generic="roman" style:font-pitch="variable" fo:font-size="8.5pt" fo:letter-spacing="normal" fo:language="en" fo:country="US" style:font-name-asian="Times New Roman1" style:font-family-asian="'Times New Roman'" style:font-family-generic-asian="system" style:font-pitch-asian="variable" style:font-size-asian="8.5pt" style:language-asian="en" style:country-asian="US" style:font-name-complex="Times New Roman1" style:font-family-complex="'Times New Roman'" style:font-family-generic-complex="system" style:font-pitch-complex="variable" style:font-size-complex="8.5pt" style:language-complex="en" style:country-complex="US" style:text-scale="100%"/>
    </style:style>
    <style:style style:name="Heading_20__23_5_20__28_6_29__5f_" style:display-name="Heading #5 (6)_" style:family="text" style:parent-style-name="Default_20_Paragraph_20_Font" loext:linked-style-name="Heading_20__23_5_20__28_6_29_">
      <style:text-properties fo:font-variant="normal" fo:text-transform="none" style:text-line-through-style="none" style:text-line-through-type="none" fo:font-size="8pt" fo:font-style="normal" style:text-underline-style="none" fo:font-weight="bold" style:font-size-asian="8pt" style:font-style-asian="normal" style:font-weight-asian="bold" style:font-size-complex="8pt" style:font-style-complex="normal" style:font-weight-complex="bold"/>
    </style:style>
    <style:style style:name="Heading_20__23_5_20__28_6_29__20__2b__20_8.5_20_pt_2c_Not_20_Bold" style:display-name="Heading #5 (6) + 8.5 pt,Not Bold" style:family="text" style:parent-style-name="Heading_20__23_5_20__28_6_29__5f_">
      <style:text-properties fo:color="#000000" loext:opacity="100%" style:font-name="Times New Roman" fo:font-family="'Times New Roman'" style:font-family-generic="roman" style:font-pitch="variable" fo:font-size="8.5pt" fo:letter-spacing="normal" fo:language="en" fo:country="US" fo:font-weight="bold" style:font-name-asian="Times New Roman1" style:font-family-asian="'Times New Roman'" style:font-family-generic-asian="system" style:font-pitch-asian="variable" style:font-size-asian="8.5pt" style:language-asian="en" style:country-asian="US" style:font-weight-asian="bold" style:font-name-complex="Times New Roman1" style:font-family-complex="'Times New Roman'" style:font-family-generic-complex="system" style:font-pitch-complex="variable" style:font-size-complex="8.5pt" style:language-complex="en" style:country-complex="US" style:font-weight-complex="bold" style:text-scale="100%"/>
    </style:style>
    <style:style style:name="Heading_20__23_5_20__28_7_29__5f_" style:display-name="Heading #5 (7)_" style:family="text" style:parent-style-name="Default_20_Paragraph_20_Font" loext:linked-style-name="Heading_20__23_5_20__28_7_29_">
      <style:text-properties fo:font-variant="normal" fo:text-transform="none" style:text-line-through-style="none" style:text-line-through-type="none" fo:font-size="8pt" fo:font-style="normal" style:text-underline-style="none" fo:font-weight="bold" style:font-size-asian="8pt" style:font-style-asian="normal" style:font-weight-asian="bold" style:font-size-complex="8pt" style:font-style-complex="normal" style:font-weight-complex="bold"/>
    </style:style>
    <style:style style:name="Heading_20__23_5_20__28_7_29__20__2b__20_Not_20_Bold" style:display-name="Heading #5 (7) + Not Bold" style:family="text" style:parent-style-name="Heading_20__23_5_20__28_7_29__5f_">
      <style:text-properties fo:color="#000000" loext:opacity="100%" style:font-name="Times New Roman" fo:font-family="'Times New Roman'" style:font-family-generic="roman" style:font-pitch="variable" fo:font-size="8pt" fo:letter-spacing="normal" fo:language="en" fo:country="US" fo:font-weight="bold" style:font-name-asian="Times New Roman1" style:font-family-asian="'Times New Roman'" style:font-family-generic-asian="system" style:font-pitch-asian="variable" style:font-size-asian="8pt" style:language-asian="en" style:country-asian="US" style:font-weight-asian="bold" style:font-name-complex="Times New Roman1" style:font-family-complex="'Times New Roman'" style:font-family-generic-complex="system" style:font-pitch-complex="variable" style:font-size-complex="8pt" style:language-complex="en" style:country-complex="US" style:font-weight-complex="bold" style:text-scale="100%"/>
    </style:style>
    <style:style style:name="Heading_20__23_5_20__28_8_29__5f_" style:display-name="Heading #5 (8)_" style:family="text" style:parent-style-name="Default_20_Paragraph_20_Font" loext:linked-style-name="Heading_20__23_5_20__28_8_29_">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Heading_20__23_5_20__28_8_29__20__2b__20_Not_20_Bold" style:display-name="Heading #5 (8) + Not Bold" style:family="text" style:parent-style-name="Heading_20__23_5_20__28_8_29__5f_">
      <style:text-properties fo:color="#000000" loext:opacity="100%" style:font-name="Times New Roman" fo:font-family="'Times New Roman'" style:font-family-generic="roman" style:font-pitch="variable" fo:font-size="8.5pt" fo:letter-spacing="normal" fo:language="en" fo:country="US" fo:font-weight="bold" style:font-name-asian="Times New Roman1" style:font-family-asian="'Times New Roman'" style:font-family-generic-asian="system" style:font-pitch-asian="variable" style:font-size-asian="8.5pt" style:language-asian="en" style:country-asian="US" style:font-weight-asian="bold" style:font-name-complex="Times New Roman1" style:font-family-complex="'Times New Roman'" style:font-family-generic-complex="system" style:font-pitch-complex="variable" style:font-size-complex="8.5pt" style:language-complex="en" style:country-complex="US" style:font-weight-complex="bold" style:text-scale="100%"/>
    </style:style>
    <style:style style:name="Heading_20__23_5_20__28_9_29__5f_" style:display-name="Heading #5 (9)_" style:family="text" style:parent-style-name="Default_20_Paragraph_20_Font" loext:linked-style-name="Heading_20__23_5_20__28_9_29_">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Heading_20__23_5_20__28_9_29__20__2b__20_Not_20_Bold" style:display-name="Heading #5 (9) + Not Bold" style:family="text" style:parent-style-name="Heading_20__23_5_20__28_9_29__5f_">
      <style:text-properties fo:color="#000000" loext:opacity="100%" style:font-name="Times New Roman" fo:font-family="'Times New Roman'" style:font-family-generic="roman" style:font-pitch="variable" fo:font-size="8.5pt" fo:letter-spacing="normal" fo:language="en" fo:country="US" fo:font-weight="bold" style:font-name-asian="Times New Roman1" style:font-family-asian="'Times New Roman'" style:font-family-generic-asian="system" style:font-pitch-asian="variable" style:font-size-asian="8.5pt" style:language-asian="en" style:country-asian="US" style:font-weight-asian="bold" style:font-name-complex="Times New Roman1" style:font-family-complex="'Times New Roman'" style:font-family-generic-complex="system" style:font-pitch-complex="variable" style:font-size-complex="8.5pt" style:language-complex="en" style:country-complex="US" style:font-weight-complex="bold" style:text-scale="100%"/>
    </style:style>
    <style:style style:name="Heading_20__23_5_20__28_10_29__5f_" style:display-name="Heading #5 (10)_" style:family="text" style:parent-style-name="Default_20_Paragraph_20_Font" loext:linked-style-name="Heading_20__23_5_20__28_10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Heading_20__23_5_20__28_11_29__5f_" style:display-name="Heading #5 (11)_" style:family="text" style:parent-style-name="Default_20_Paragraph_20_Font" loext:linked-style-name="Heading_20__23_5_20__28_11_29_">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Heading_20__23_5_20__28_11_29__20__2b__20_Not_20_Bold" style:display-name="Heading #5 (11) + Not Bold" style:family="text" style:parent-style-name="Heading_20__23_5_20__28_11_29__5f_">
      <style:text-properties fo:color="#000000" loext:opacity="100%" style:font-name="Times New Roman" fo:font-family="'Times New Roman'" style:font-family-generic="roman" style:font-pitch="variable" fo:font-size="8.5pt" fo:letter-spacing="normal" fo:language="en" fo:country="US" fo:font-weight="bold" style:font-name-asian="Times New Roman1" style:font-family-asian="'Times New Roman'" style:font-family-generic-asian="system" style:font-pitch-asian="variable" style:font-size-asian="8.5pt" style:language-asian="en" style:country-asian="US" style:font-weight-asian="bold" style:font-name-complex="Times New Roman1" style:font-family-complex="'Times New Roman'" style:font-family-generic-complex="system" style:font-pitch-complex="variable" style:font-size-complex="8.5pt" style:language-complex="en" style:country-complex="US" style:font-weight-complex="bold" style:text-scale="100%"/>
    </style:style>
    <style:style style:name="Heading_20__23_5_20__28_12_29__5f_" style:display-name="Heading #5 (12)_" style:family="text" style:parent-style-name="Default_20_Paragraph_20_Font" loext:linked-style-name="Heading_20__23_5_20__28_12_29_">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Heading_20__23_5_20__28_12_29__20__2b__20_Not_20_Bold" style:display-name="Heading #5 (12) + Not Bold" style:family="text" style:parent-style-name="Heading_20__23_5_20__28_12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Heading_20__23_5_20__28_13_29__5f_" style:display-name="Heading #5 (13)_" style:family="text" style:parent-style-name="Default_20_Paragraph_20_Font" loext:linked-style-name="Heading_20__23_5_20__28_13_29_">
      <style:text-properties fo:font-variant="normal" fo:text-transform="none" style:text-line-through-style="none" style:text-line-through-type="none" style:font-name="Courier New" fo:font-family="'Courier New'" style:font-family-generic="roman" style:font-pitch="variable" fo:font-size="8.5pt" fo:font-style="normal" style:text-underline-style="none" fo:font-weight="normal" style:font-name-asian="Courier New1" style:font-family-asian="'Courier New'" style:font-family-generic-asian="system" style:font-pitch-asian="variable" style:font-size-asian="8.5pt" style:font-style-asian="normal" style:font-weight-asian="normal" style:font-name-complex="Courier New1" style:font-family-complex="'Courier New'" style:font-family-generic-complex="system" style:font-pitch-complex="variable" style:font-size-complex="8.5pt" style:font-style-complex="normal" style:font-weight-complex="normal"/>
    </style:style>
    <style:style style:name="Heading_20__23_5_20__28_14_29__5f_" style:display-name="Heading #5 (14)_" style:family="text" style:parent-style-name="Default_20_Paragraph_20_Font" loext:linked-style-name="Heading_20__23_5_20__28_14_29_">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Heading_20__23_5_20__28_14_29__20__2b__20_Not_20_Bold" style:display-name="Heading #5 (14) + Not Bold" style:family="text" style:parent-style-name="Heading_20__23_5_20__28_14_29__5f_">
      <style:text-properties fo:color="#000000" loext:opacity="100%" style:font-name="Times New Roman" fo:font-family="'Times New Roman'" style:font-family-generic="roman" style:font-pitch="variable" fo:font-size="8.5pt" fo:letter-spacing="normal" fo:language="en" fo:country="US" fo:font-weight="bold" style:font-name-asian="Times New Roman1" style:font-family-asian="'Times New Roman'" style:font-family-generic-asian="system" style:font-pitch-asian="variable" style:font-size-asian="8.5pt" style:language-asian="en" style:country-asian="US" style:font-weight-asian="bold" style:font-name-complex="Times New Roman1" style:font-family-complex="'Times New Roman'" style:font-family-generic-complex="system" style:font-pitch-complex="variable" style:font-size-complex="8.5pt" style:language-complex="en" style:country-complex="US" style:font-weight-complex="bold" style:text-scale="100%"/>
    </style:style>
    <style:style style:name="Heading_20__23_5_20__28_15_29__5f_" style:display-name="Heading #5 (15)_" style:family="text" style:parent-style-name="Default_20_Paragraph_20_Font" loext:linked-style-name="Heading_20__23_5_20__28_15_29_">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Heading_20__23_5_20__28_15_29__20__2b__20_Not_20_Bold" style:display-name="Heading #5 (15) + Not Bold" style:family="text" style:parent-style-name="Heading_20__23_5_20__28_15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Heading_20__23_5_20__28_16_29__5f_" style:display-name="Heading #5 (16)_" style:family="text" style:parent-style-name="Default_20_Paragraph_20_Font" loext:linked-style-name="Heading_20__23_5_20__28_16_29_">
      <style:text-properties fo:font-variant="normal" fo:text-transform="none" style:text-line-through-style="none" style:text-line-through-type="none" fo:font-size="8pt" fo:font-style="normal" style:text-underline-style="none" fo:font-weight="bold" style:font-size-asian="8pt" style:font-style-asian="normal" style:font-weight-asian="bold" style:font-size-complex="8pt" style:font-style-complex="normal" style:font-weight-complex="bold"/>
    </style:style>
    <style:style style:name="Heading_20__23_5_20__28_16_29__20__2b__20_8.5_20_pt_2c_Not_20_Bold" style:display-name="Heading #5 (16) + 8.5 pt,Not Bold" style:family="text" style:parent-style-name="Heading_20__23_5_20__28_16_29__5f_">
      <style:text-properties fo:color="#000000" loext:opacity="100%" style:font-name="Times New Roman" fo:font-family="'Times New Roman'" style:font-family-generic="roman" style:font-pitch="variable" fo:font-size="8.5pt" fo:letter-spacing="normal" fo:language="en" fo:country="US" fo:font-weight="bold" style:font-name-asian="Times New Roman1" style:font-family-asian="'Times New Roman'" style:font-family-generic-asian="system" style:font-pitch-asian="variable" style:font-size-asian="8.5pt" style:language-asian="en" style:country-asian="US" style:font-weight-asian="bold" style:font-name-complex="Times New Roman1" style:font-family-complex="'Times New Roman'" style:font-family-generic-complex="system" style:font-pitch-complex="variable" style:font-size-complex="8.5pt" style:language-complex="en" style:country-complex="US" style:font-weight-complex="bold" style:text-scale="100%"/>
    </style:style>
    <style:style style:name="Body_20_text_20__28_11_29__20__2b__20_9_20_pt" style:display-name="Body text (11) + 9 pt" style:family="text" style:parent-style-name="Body_20_text_20__28_11_29__5f_">
      <style:text-properties fo:color="#000000" loext:opacity="100%" style:font-name="Times New Roman" fo:font-family="'Times New Roman'" style:font-family-generic="roman" style:font-pitch="variable" fo:font-size="9pt" fo:letter-spacing="normal" fo:language="en" fo:country="US"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9pt" style:language-complex="en" style:country-complex="US" style:text-scale="100%"/>
    </style:style>
    <style:style style:name="Body_20_text_20__28_13_29__5f_" style:display-name="Body text (13)_" style:family="text" style:parent-style-name="Default_20_Paragraph_20_Font" loext:linked-style-name="Body_20_text_20__28_13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Heading_20__23_5_20__28_17_29__5f_" style:display-name="Heading #5 (17)_" style:family="text" style:parent-style-name="Default_20_Paragraph_20_Font" loext:linked-style-name="Heading_20__23_5_20__28_17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Heading_20__23_5_20__28_18_29__5f_" style:display-name="Heading #5 (18)_" style:family="text" style:parent-style-name="Default_20_Paragraph_20_Font" loext:linked-style-name="Heading_20__23_5_20__28_18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Heading_20__23_5_20__28_19_29__5f_" style:display-name="Heading #5 (19)_" style:family="text" style:parent-style-name="Default_20_Paragraph_20_Font" loext:linked-style-name="Heading_20__23_5_20__28_19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Heading_20__23_5_20__28_20_29__5f_" style:display-name="Heading #5 (20)_" style:family="text" style:parent-style-name="Default_20_Paragraph_20_Font" loext:linked-style-name="Heading_20__23_5_20__28_20_29_">
      <style:text-properties fo:font-variant="normal" fo:text-transform="none" style:text-line-through-style="none" style:text-line-through-type="none" fo:font-size="8pt" fo:font-style="normal" style:text-underline-style="none" fo:font-weight="bold" style:font-size-asian="8pt" style:font-style-asian="normal" style:font-weight-asian="bold" style:font-size-complex="8pt" style:font-style-complex="normal" style:font-weight-complex="bold"/>
    </style:style>
    <style:style style:name="Heading_20__23_5_20__28_20_29__20__2b__20_8.5_20_pt_2c_Not_20_Bold" style:display-name="Heading #5 (20) + 8.5 pt,Not Bold" style:family="text" style:parent-style-name="Heading_20__23_5_20__28_20_29__5f_">
      <style:text-properties fo:color="#000000" loext:opacity="100%" style:font-name="Times New Roman" fo:font-family="'Times New Roman'" style:font-family-generic="roman" style:font-pitch="variable" fo:font-size="8.5pt" fo:letter-spacing="normal" fo:language="en" fo:country="US" fo:font-weight="bold" style:font-name-asian="Times New Roman1" style:font-family-asian="'Times New Roman'" style:font-family-generic-asian="system" style:font-pitch-asian="variable" style:font-size-asian="8.5pt" style:language-asian="en" style:country-asian="US" style:font-weight-asian="bold" style:font-name-complex="Times New Roman1" style:font-family-complex="'Times New Roman'" style:font-family-generic-complex="system" style:font-pitch-complex="variable" style:font-size-complex="8.5pt" style:language-complex="en" style:country-complex="US" style:font-weight-complex="bold" style:text-scale="100%"/>
    </style:style>
    <style:style style:name="Heading_20__23_5_20__28_21_29__5f_" style:display-name="Heading #5 (21)_" style:family="text" style:parent-style-name="Default_20_Paragraph_20_Font" loext:linked-style-name="Heading_20__23_5_20__28_21_29_">
      <style:text-properties fo:font-variant="normal" fo:text-transform="none" style:text-line-through-style="none" style:text-line-through-type="none" fo:font-size="8pt" fo:font-style="normal" style:text-underline-style="none" fo:font-weight="bold" style:font-size-asian="8pt" style:font-style-asian="normal" style:font-weight-asian="bold" style:font-size-complex="8pt" style:font-style-complex="normal" style:font-weight-complex="bold"/>
    </style:style>
    <style:style style:name="Heading_20__23_5_20__28_21_29__20__2b__20_8.5_20_pt_2c_Not_20_Bold" style:display-name="Heading #5 (21) + 8.5 pt,Not Bold" style:family="text" style:parent-style-name="Heading_20__23_5_20__28_21_29__5f_">
      <style:text-properties fo:color="#000000" loext:opacity="100%" style:font-name="Times New Roman" fo:font-family="'Times New Roman'" style:font-family-generic="roman" style:font-pitch="variable" fo:font-size="8.5pt" fo:letter-spacing="normal" fo:language="en" fo:country="US" fo:font-weight="bold" style:font-name-asian="Times New Roman1" style:font-family-asian="'Times New Roman'" style:font-family-generic-asian="system" style:font-pitch-asian="variable" style:font-size-asian="8.5pt" style:language-asian="en" style:country-asian="US" style:font-weight-asian="bold" style:font-name-complex="Times New Roman1" style:font-family-complex="'Times New Roman'" style:font-family-generic-complex="system" style:font-pitch-complex="variable" style:font-size-complex="8.5pt" style:language-complex="en" style:country-complex="US" style:font-weight-complex="bold" style:text-scale="100%"/>
    </style:style>
    <style:style style:name="Heading_20__23_5_20__28_22_29__5f_" style:display-name="Heading #5 (22)_" style:family="text" style:parent-style-name="Default_20_Paragraph_20_Font" loext:linked-style-name="Heading_20__23_5_20__28_22_29_">
      <style:text-properties fo:font-variant="normal" fo:text-transform="none" style:text-line-through-style="none" style:text-line-through-type="none" fo:font-size="8pt" fo:font-style="normal" style:text-underline-style="none" fo:font-weight="bold" style:font-size-asian="8pt" style:font-style-asian="normal" style:font-weight-asian="bold" style:font-size-complex="8pt" style:font-style-complex="normal" style:font-weight-complex="bold"/>
    </style:style>
    <style:style style:name="Heading_20__23_5_20__28_22_29__20__2b__20_8.5_20_pt_2c_Not_20_Bold" style:display-name="Heading #5 (22) + 8.5 pt,Not Bold" style:family="text" style:parent-style-name="Heading_20__23_5_20__28_22_29__5f_">
      <style:text-properties fo:color="#000000" loext:opacity="100%" style:font-name="Times New Roman" fo:font-family="'Times New Roman'" style:font-family-generic="roman" style:font-pitch="variable" fo:font-size="8.5pt" fo:letter-spacing="normal" fo:language="en" fo:country="US" fo:font-weight="bold" style:font-name-asian="Times New Roman1" style:font-family-asian="'Times New Roman'" style:font-family-generic-asian="system" style:font-pitch-asian="variable" style:font-size-asian="8.5pt" style:language-asian="en" style:country-asian="US" style:font-weight-asian="bold" style:font-name-complex="Times New Roman1" style:font-family-complex="'Times New Roman'" style:font-family-generic-complex="system" style:font-pitch-complex="variable" style:font-size-complex="8.5pt" style:language-complex="en" style:country-complex="US" style:font-weight-complex="bold" style:text-scale="100%"/>
    </style:style>
    <style:style style:name="Heading_20__23_5_20__28_23_29__5f_" style:display-name="Heading #5 (23)_" style:family="text" style:parent-style-name="Default_20_Paragraph_20_Font" loext:linked-style-name="Heading_20__23_5_20__28_23_29_">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Heading_20__23_5_20__28_23_29__20__2b__20_Not_20_Bold" style:display-name="Heading #5 (23) + Not Bold" style:family="text" style:parent-style-name="Heading_20__23_5_20__28_23_29__5f_">
      <style:text-properties fo:color="#000000" loext:opacity="100%" style:font-name="Times New Roman" fo:font-family="'Times New Roman'" style:font-family-generic="roman" style:font-pitch="variable" fo:font-size="8.5pt" fo:letter-spacing="normal" fo:language="en" fo:country="US" fo:font-weight="bold" style:font-name-asian="Times New Roman1" style:font-family-asian="'Times New Roman'" style:font-family-generic-asian="system" style:font-pitch-asian="variable" style:font-size-asian="8.5pt" style:language-asian="en" style:country-asian="US" style:font-weight-asian="bold" style:font-name-complex="Times New Roman1" style:font-family-complex="'Times New Roman'" style:font-family-generic-complex="system" style:font-pitch-complex="variable" style:font-size-complex="8.5pt" style:language-complex="en" style:country-complex="US" style:font-weight-complex="bold" style:text-scale="100%"/>
    </style:style>
    <style:style style:name="Heading_20__23_5_20__28_24_29__5f_" style:display-name="Heading #5 (24)_" style:family="text" style:parent-style-name="Default_20_Paragraph_20_Font" loext:linked-style-name="Heading_20__23_5_20__28_24_29_">
      <style:text-properties fo:font-variant="normal" fo:text-transform="none" style:text-line-through-style="none" style:text-line-through-type="none" fo:font-size="8pt" fo:font-style="normal" style:text-underline-style="none" fo:font-weight="bold" style:font-size-asian="8pt" style:font-style-asian="normal" style:font-weight-asian="bold" style:font-size-complex="8pt" style:font-style-complex="normal" style:font-weight-complex="bold"/>
    </style:style>
    <style:style style:name="Heading_20__23_5_20__28_24_29__20__2b__20_8.5_20_pt_2c_Not_20_Bold" style:display-name="Heading #5 (24) + 8.5 pt,Not Bold" style:family="text" style:parent-style-name="Heading_20__23_5_20__28_24_29__5f_">
      <style:text-properties fo:color="#000000" loext:opacity="100%" style:font-name="Times New Roman" fo:font-family="'Times New Roman'" style:font-family-generic="roman" style:font-pitch="variable" fo:font-size="8.5pt" fo:letter-spacing="normal" fo:language="en" fo:country="US" fo:font-weight="bold" style:font-name-asian="Times New Roman1" style:font-family-asian="'Times New Roman'" style:font-family-generic-asian="system" style:font-pitch-asian="variable" style:font-size-asian="8.5pt" style:language-asian="en" style:country-asian="US" style:font-weight-asian="bold" style:font-name-complex="Times New Roman1" style:font-family-complex="'Times New Roman'" style:font-family-generic-complex="system" style:font-pitch-complex="variable" style:font-size-complex="8.5pt" style:language-complex="en" style:country-complex="US" style:font-weight-complex="bold" style:text-scale="100%"/>
    </style:style>
    <style:style style:name="Body_20_text_20__28_2_29__20__2b__20_8_20_pt_2c_Bold" style:display-name="Body text (2) + 8 pt,Bold" style:family="text" style:parent-style-name="Body_20_text_20__28_2_29__5f_">
      <style:text-properties fo:color="#000000" loext:opacity="100%" style:font-name="Times New Roman" fo:font-family="'Times New Roman'" style:font-family-generic="roman" style:font-pitch="variable" fo:font-size="8pt" fo:letter-spacing="normal" fo:language="en" fo:country="US" fo:font-weight="bold" style:font-name-asian="Times New Roman1" style:font-family-asian="'Times New Roman'" style:font-family-generic-asian="system" style:font-pitch-asian="variable" style:font-size-asian="8pt" style:language-asian="en" style:country-asian="US" style:font-weight-asian="bold" style:font-name-complex="Times New Roman1" style:font-family-complex="'Times New Roman'" style:font-family-generic-complex="system" style:font-pitch-complex="variable" style:font-size-complex="8pt" style:language-complex="en" style:country-complex="US" style:font-weight-complex="bold" style:text-scale="100%"/>
    </style:style>
    <style:style style:name="Body_20_text_20__28_2_29_" style:display-name="Body text (2)" style:family="text" style:parent-style-name="Body_20_text_20__28_2_29__5f_">
      <style:text-properties fo:color="#000000" loext:opacity="100%" style:font-name="Times New Roman" fo:font-family="'Times New Roman'" style:font-family-generic="roman" style:font-pitch="variable" fo:font-size="8.5pt" fo:letter-spacing="normal" fo:language="en" fo:country="US" style:font-name-asian="Times New Roman1" style:font-family-asian="'Times New Roman'" style:font-family-generic-asian="system" style:font-pitch-asian="variable" style:font-size-asian="8.5pt" style:language-asian="en" style:country-asian="US" style:font-name-complex="Times New Roman1" style:font-family-complex="'Times New Roman'" style:font-family-generic-complex="system" style:font-pitch-complex="variable" style:font-size-complex="8.5pt" style:language-complex="en" style:country-complex="US" style:text-scale="100%"/>
    </style:style>
    <style:style style:name="Heading_20__23_5_20__28_25_29__5f_" style:display-name="Heading #5 (25)_" style:family="text" style:parent-style-name="Default_20_Paragraph_20_Font" loext:linked-style-name="Heading_20__23_5_20__28_25_29_">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Heading_20__23_5_20__28_25_29__20__2b__20_Not_20_Bold" style:display-name="Heading #5 (25) + Not Bold" style:family="text" style:parent-style-name="Heading_20__23_5_20__28_25_29__5f_">
      <style:text-properties fo:color="#000000" loext:opacity="100%" style:font-name="Times New Roman" fo:font-family="'Times New Roman'" style:font-family-generic="roman" style:font-pitch="variable" fo:font-size="8.5pt" fo:letter-spacing="normal" fo:language="en" fo:country="US" fo:font-weight="bold" style:font-name-asian="Times New Roman1" style:font-family-asian="'Times New Roman'" style:font-family-generic-asian="system" style:font-pitch-asian="variable" style:font-size-asian="8.5pt" style:language-asian="en" style:country-asian="US" style:font-weight-asian="bold" style:font-name-complex="Times New Roman1" style:font-family-complex="'Times New Roman'" style:font-family-generic-complex="system" style:font-pitch-complex="variable" style:font-size-complex="8.5pt" style:language-complex="en" style:country-complex="US" style:font-weight-complex="bold" style:text-scale="100%"/>
    </style:style>
    <style:style style:name="Heading_20__23_5_20__28_26_29__5f_" style:display-name="Heading #5 (26)_" style:family="text" style:parent-style-name="Default_20_Paragraph_20_Font" loext:linked-style-name="Heading_20__23_5_20__28_26_29_">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Heading_20__23_5_20__28_26_29__20__2b__20_Not_20_Bold" style:display-name="Heading #5 (26) + Not Bold" style:family="text" style:parent-style-name="Heading_20__23_5_20__28_26_29__5f_">
      <style:text-properties fo:color="#000000" loext:opacity="100%" style:font-name="Times New Roman" fo:font-family="'Times New Roman'" style:font-family-generic="roman" style:font-pitch="variable" fo:font-size="8.5pt" fo:letter-spacing="normal" fo:language="en" fo:country="US" fo:font-weight="bold" style:font-name-asian="Times New Roman1" style:font-family-asian="'Times New Roman'" style:font-family-generic-asian="system" style:font-pitch-asian="variable" style:font-size-asian="8.5pt" style:language-asian="en" style:country-asian="US" style:font-weight-asian="bold" style:font-name-complex="Times New Roman1" style:font-family-complex="'Times New Roman'" style:font-family-generic-complex="system" style:font-pitch-complex="variable" style:font-size-complex="8.5pt" style:language-complex="en" style:country-complex="US" style:font-weight-complex="bold" style:text-scale="100%"/>
    </style:style>
    <style:style style:name="Heading_20__23_5_20__28_27_29__5f_" style:display-name="Heading #5 (27)_" style:family="text" style:parent-style-name="Default_20_Paragraph_20_Font" loext:linked-style-name="Heading_20__23_5_20__28_27_29_">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Heading_20__23_5_20__28_27_29__20__2b__20_Not_20_Bold" style:display-name="Heading #5 (27) + Not Bold" style:family="text" style:parent-style-name="Heading_20__23_5_20__28_27_29__5f_">
      <style:text-properties fo:color="#000000" loext:opacity="100%" style:font-name="Times New Roman" fo:font-family="'Times New Roman'" style:font-family-generic="roman" style:font-pitch="variable" fo:font-size="8.5pt" fo:letter-spacing="normal" fo:language="en" fo:country="US" fo:font-weight="bold" style:font-name-asian="Times New Roman1" style:font-family-asian="'Times New Roman'" style:font-family-generic-asian="system" style:font-pitch-asian="variable" style:font-size-asian="8.5pt" style:language-asian="en" style:country-asian="US" style:font-weight-asian="bold" style:font-name-complex="Times New Roman1" style:font-family-complex="'Times New Roman'" style:font-family-generic-complex="system" style:font-pitch-complex="variable" style:font-size-complex="8.5pt" style:language-complex="en" style:country-complex="US" style:font-weight-complex="bold" style:text-scale="100%"/>
    </style:style>
    <style:style style:name="Heading_20__23_5_20__28_28_29__5f_" style:display-name="Heading #5 (28)_" style:family="text" style:parent-style-name="Default_20_Paragraph_20_Font" loext:linked-style-name="Heading_20__23_5_20__28_28_29_">
      <style:text-properties fo:font-variant="normal" fo:text-transform="none" style:text-line-through-style="none" style:text-line-through-type="none" fo:font-size="8pt" fo:font-style="normal" style:text-underline-style="none" fo:font-weight="bold" style:font-size-asian="8pt" style:font-style-asian="normal" style:font-weight-asian="bold" style:font-size-complex="8pt" style:font-style-complex="normal" style:font-weight-complex="bold"/>
    </style:style>
    <style:style style:name="Heading_20__23_5_20__28_28_29__20__2b__20_8.5_20_pt_2c_Not_20_Bold" style:display-name="Heading #5 (28) + 8.5 pt,Not Bold" style:family="text" style:parent-style-name="Heading_20__23_5_20__28_28_29__5f_">
      <style:text-properties fo:color="#000000" loext:opacity="100%" style:font-name="Times New Roman" fo:font-family="'Times New Roman'" style:font-family-generic="roman" style:font-pitch="variable" fo:font-size="8.5pt" fo:letter-spacing="normal" fo:language="en" fo:country="US" fo:font-weight="bold" style:font-name-asian="Times New Roman1" style:font-family-asian="'Times New Roman'" style:font-family-generic-asian="system" style:font-pitch-asian="variable" style:font-size-asian="8.5pt" style:language-asian="en" style:country-asian="US" style:font-weight-asian="bold" style:font-name-complex="Times New Roman1" style:font-family-complex="'Times New Roman'" style:font-family-generic-complex="system" style:font-pitch-complex="variable" style:font-size-complex="8.5pt" style:language-complex="en" style:country-complex="US" style:font-weight-complex="bold" style:text-scale="100%"/>
    </style:style>
    <style:style style:name="Heading_20__23_3_5f_" style:display-name="Heading #3_" style:family="text" style:parent-style-name="Default_20_Paragraph_20_Font" loext:linked-style-name="Heading_20__23_3">
      <style:text-properties fo:font-variant="normal" fo:text-transform="none" style:text-line-through-style="none" style:text-line-through-type="none" fo:font-size="7.5pt" fo:font-style="normal" style:text-underline-style="none" fo:font-weight="bold" style:font-size-asian="7.5pt" style:font-style-asian="normal" style:font-weight-asian="bold" style:font-size-complex="7.5pt" style:font-style-complex="normal" style:font-weight-complex="bold"/>
    </style:style>
    <style:style style:name="Heading_20__23_5_20__28_29_29__5f_" style:display-name="Heading #5 (29)_" style:family="text" style:parent-style-name="Default_20_Paragraph_20_Font" loext:linked-style-name="Heading_20__23_5_20__28_29_29_">
      <style:text-properties fo:font-variant="normal" fo:text-transform="none" style:text-line-through-style="none" style:text-line-through-type="none" fo:font-size="8pt" fo:font-style="normal" style:text-underline-style="none" fo:font-weight="bold" style:font-size-asian="8pt" style:font-style-asian="normal" style:font-weight-asian="bold" style:font-size-complex="8pt" style:font-style-complex="normal" style:font-weight-complex="bold"/>
    </style:style>
    <style:style style:name="Heading_20__23_5_20__28_29_29__20__2b__20_8.5_20_pt_2c_Not_20_Bold" style:display-name="Heading #5 (29) + 8.5 pt,Not Bold" style:family="text" style:parent-style-name="Heading_20__23_5_20__28_29_29__5f_">
      <style:text-properties fo:color="#000000" loext:opacity="100%" style:font-name="Times New Roman" fo:font-family="'Times New Roman'" style:font-family-generic="roman" style:font-pitch="variable" fo:font-size="8.5pt" fo:letter-spacing="normal" fo:language="en" fo:country="US" fo:font-weight="bold" style:font-name-asian="Times New Roman1" style:font-family-asian="'Times New Roman'" style:font-family-generic-asian="system" style:font-pitch-asian="variable" style:font-size-asian="8.5pt" style:language-asian="en" style:country-asian="US" style:font-weight-asian="bold" style:font-name-complex="Times New Roman1" style:font-family-complex="'Times New Roman'" style:font-family-generic-complex="system" style:font-pitch-complex="variable" style:font-size-complex="8.5pt" style:language-complex="en" style:country-complex="US" style:font-weight-complex="bold" style:text-scale="100%"/>
    </style:style>
    <style:style style:name="Heading_20__23_5_20__28_30_29__5f_" style:display-name="Heading #5 (30)_" style:family="text" style:parent-style-name="Default_20_Paragraph_20_Font" loext:linked-style-name="Heading_20__23_5_20__28_30_29_">
      <style:text-properties fo:font-variant="normal" fo:text-transform="none" style:text-line-through-style="none" style:text-line-through-type="none" fo:font-size="8pt" fo:font-style="normal" style:text-underline-style="none" fo:font-weight="bold" style:font-size-asian="8pt" style:font-style-asian="normal" style:font-weight-asian="bold" style:font-size-complex="8pt" style:font-style-complex="normal" style:font-weight-complex="bold"/>
    </style:style>
    <style:style style:name="Heading_20__23_5_20__28_30_29__20__2b__20_8.5_20_pt_2c_Not_20_Bold" style:display-name="Heading #5 (30) + 8.5 pt,Not Bold" style:family="text" style:parent-style-name="Heading_20__23_5_20__28_30_29__5f_">
      <style:text-properties fo:color="#000000" loext:opacity="100%" style:font-name="Times New Roman" fo:font-family="'Times New Roman'" style:font-family-generic="roman" style:font-pitch="variable" fo:font-size="8.5pt" fo:letter-spacing="normal" fo:language="en" fo:country="US" fo:font-weight="bold" style:font-name-asian="Times New Roman1" style:font-family-asian="'Times New Roman'" style:font-family-generic-asian="system" style:font-pitch-asian="variable" style:font-size-asian="8.5pt" style:language-asian="en" style:country-asian="US" style:font-weight-asian="bold" style:font-name-complex="Times New Roman1" style:font-family-complex="'Times New Roman'" style:font-family-generic-complex="system" style:font-pitch-complex="variable" style:font-size-complex="8.5pt" style:language-complex="en" style:country-complex="US" style:font-weight-complex="bold" style:text-scale="100%"/>
    </style:style>
    <style:style style:name="Heading_20__23_5_20__28_31_29__5f_" style:display-name="Heading #5 (31)_" style:family="text" style:parent-style-name="Default_20_Paragraph_20_Font" loext:linked-style-name="Heading_20__23_5_20__28_31_29_">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Heading_20__23_5_20__28_31_29__20__2b__20_Not_20_Bold" style:display-name="Heading #5 (31) + Not Bold" style:family="text" style:parent-style-name="Heading_20__23_5_20__28_31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Heading_20__23_5_20__28_32_29__5f_" style:display-name="Heading #5 (32)_" style:family="text" style:parent-style-name="Default_20_Paragraph_20_Font" loext:linked-style-name="Heading_20__23_5_20__28_32_29_">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Heading_20__23_5_20__28_32_29__20__2b__20_Not_20_Bold" style:display-name="Heading #5 (32) + Not Bold" style:family="text" style:parent-style-name="Heading_20__23_5_20__28_32_29__5f_">
      <style:text-properties fo:color="#000000" loext:opacity="100%" style:font-name="Times New Roman" fo:font-family="'Times New Roman'" style:font-family-generic="roman" style:font-pitch="variable" fo:font-size="8.5pt" fo:letter-spacing="normal" fo:language="en" fo:country="US" fo:font-weight="bold" style:font-name-asian="Times New Roman1" style:font-family-asian="'Times New Roman'" style:font-family-generic-asian="system" style:font-pitch-asian="variable" style:font-size-asian="8.5pt" style:language-asian="en" style:country-asian="US" style:font-weight-asian="bold" style:font-name-complex="Times New Roman1" style:font-family-complex="'Times New Roman'" style:font-family-generic-complex="system" style:font-pitch-complex="variable" style:font-size-complex="8.5pt" style:language-complex="en" style:country-complex="US" style:font-weight-complex="bold" style:text-scale="100%"/>
    </style:style>
    <style:style style:name="Heading_20__23_5_20__28_33_29__5f_" style:display-name="Heading #5 (33)_" style:family="text" style:parent-style-name="Default_20_Paragraph_20_Font" loext:linked-style-name="Heading_20__23_5_20__28_33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11_29__20__2b__20_8_20_pt" style:display-name="Body text (11) + 8 pt" style:family="text" style:parent-style-name="Body_20_text_20__28_11_29__5f_">
      <style:text-properties fo:color="#000000" loext:opacity="100%" style:font-name="Times New Roman" fo:font-family="'Times New Roman'" style:font-family-generic="roman" style:font-pitch="variable" fo:font-size="8pt" fo:letter-spacing="normal" fo:language="en" fo:country="US"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en" style:country-complex="US" style:text-scale="100%"/>
    </style:style>
    <style:style style:name="Heading_20__23_5_20__28_34_29__5f_" style:display-name="Heading #5 (34)_" style:family="text" style:parent-style-name="Default_20_Paragraph_20_Font" loext:linked-style-name="Heading_20__23_5_20__28_34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Heading_20__23_5_20__28_34_29_" style:display-name="Heading #5 (34)" style:family="text" style:parent-style-name="Heading_20__23_5_20__28_34_29__5f_">
      <style:text-properties fo:color="#000000" loext:opacity="100%" style:font-name="Times New Roman" fo:font-family="'Times New Roman'" style:font-family-generic="roman" style:font-pitch="variable" fo:font-size="8.5pt" fo:letter-spacing="normal" fo:language="en" fo:country="US" style:font-name-asian="Times New Roman1" style:font-family-asian="'Times New Roman'" style:font-family-generic-asian="system" style:font-pitch-asian="variable" style:font-size-asian="8.5pt" style:language-asian="en" style:country-asian="US" style:font-name-complex="Times New Roman1" style:font-family-complex="'Times New Roman'" style:font-family-generic-complex="system" style:font-pitch-complex="variable" style:font-size-complex="8.5pt" style:language-complex="en" style:country-complex="US" style:text-scale="100%"/>
    </style:style>
    <style:style style:name="Body_20_text_20__28_6_29__5f_" style:display-name="Body text (6)_" style:family="text" style:parent-style-name="Default_20_Paragraph_20_Font" loext:linked-style-name="Body_20_text_20__28_6_29_">
      <style:text-properties fo:font-variant="normal" fo:text-transform="none" style:text-line-through-style="none" style:text-line-through-type="none" fo:font-size="9pt" fo:font-style="normal" style:text-underline-style="none" fo:font-weight="bold" style:font-size-asian="9pt" style:font-style-asian="normal" style:font-weight-asian="bold" style:font-size-complex="9pt" style:font-style-complex="normal" style:font-weight-complex="bold"/>
    </style:style>
    <style:style style:name="Heading_20__23_5_20__28_35_29__5f_" style:display-name="Heading #5 (35)_" style:family="text" style:parent-style-name="Default_20_Paragraph_20_Font" loext:linked-style-name="Heading_20__23_5_20__28_35_29_">
      <style:text-properties fo:font-variant="normal" fo:text-transform="none" style:text-line-through-style="none" style:text-line-through-type="none" fo:font-size="8pt" fo:font-style="normal" style:text-underline-style="none" fo:font-weight="bold" style:font-size-asian="8pt" style:font-style-asian="normal" style:font-weight-asian="bold" style:font-size-complex="8pt" style:font-style-complex="normal" style:font-weight-complex="bold"/>
    </style:style>
    <style:style style:name="Heading_20__23_5_20__28_35_29__20__2b__20_8.5_20_pt_2c_Not_20_Bold" style:display-name="Heading #5 (35) + 8.5 pt,Not Bold" style:family="text" style:parent-style-name="Heading_20__23_5_20__28_35_29__5f_">
      <style:text-properties fo:color="#000000" loext:opacity="100%" style:font-name="Times New Roman" fo:font-family="'Times New Roman'" style:font-family-generic="roman" style:font-pitch="variable" fo:font-size="8.5pt" fo:letter-spacing="normal" fo:language="en" fo:country="US" fo:font-weight="bold" style:font-name-asian="Times New Roman1" style:font-family-asian="'Times New Roman'" style:font-family-generic-asian="system" style:font-pitch-asian="variable" style:font-size-asian="8.5pt" style:language-asian="en" style:country-asian="US" style:font-weight-asian="bold" style:font-name-complex="Times New Roman1" style:font-family-complex="'Times New Roman'" style:font-family-generic-complex="system" style:font-pitch-complex="variable" style:font-size-complex="8.5pt" style:language-complex="en" style:country-complex="US" style:font-weight-complex="bold" style:text-scale="100%"/>
    </style:style>
    <style:style style:name="Body_20_text_20__28_2_29__20__2b__20_8_20_pt" style:display-name="Body text (2) + 8 pt" style:family="text" style:parent-style-name="Body_20_text_20__28_2_29__5f_">
      <style:text-properties fo:color="#000000" loext:opacity="100%" style:font-name="Times New Roman" fo:font-family="'Times New Roman'" style:font-family-generic="roman" style:font-pitch="variable" fo:font-size="8pt" fo:letter-spacing="normal" fo:language="en" fo:country="US"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en" style:country-complex="US" style:text-scale="100%"/>
    </style:style>
    <style:style style:name="Heading_20__23_5_20__28_36_29__5f_" style:display-name="Heading #5 (36)_" style:family="text" style:parent-style-name="Default_20_Paragraph_20_Font" loext:linked-style-name="Heading_20__23_5_20__28_36_29_">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Heading_20__23_5_20__28_36_29__20__2b__20_Not_20_Bold" style:display-name="Heading #5 (36) + Not Bold" style:family="text" style:parent-style-name="Heading_20__23_5_20__28_36_29__5f_">
      <style:text-properties fo:color="#000000" loext:opacity="100%" style:font-name="Times New Roman" fo:font-family="'Times New Roman'" style:font-family-generic="roman" style:font-pitch="variable" fo:font-size="8.5pt" fo:letter-spacing="normal" fo:language="en" fo:country="US" fo:font-weight="bold" style:font-name-asian="Times New Roman1" style:font-family-asian="'Times New Roman'" style:font-family-generic-asian="system" style:font-pitch-asian="variable" style:font-size-asian="8.5pt" style:language-asian="en" style:country-asian="US" style:font-weight-asian="bold" style:font-name-complex="Times New Roman1" style:font-family-complex="'Times New Roman'" style:font-family-generic-complex="system" style:font-pitch-complex="variable" style:font-size-complex="8.5pt" style:language-complex="en" style:country-complex="US" style:font-weight-complex="bold" style:text-scale="100%"/>
    </style:style>
    <style:style style:name="Heading_20__23_5_20__28_37_29__5f_" style:display-name="Heading #5 (37)_" style:family="text" style:parent-style-name="Default_20_Paragraph_20_Font" loext:linked-style-name="Heading_20__23_5_20__28_37_29_">
      <style:text-properties fo:font-variant="normal" fo:text-transform="none" style:text-line-through-style="none" style:text-line-through-type="none" fo:font-size="8pt" fo:font-style="normal" style:text-underline-style="none" fo:font-weight="bold" style:font-size-asian="8pt" style:font-style-asian="normal" style:font-weight-asian="bold" style:font-size-complex="8pt" style:font-style-complex="normal" style:font-weight-complex="bold"/>
    </style:style>
    <style:style style:name="Heading_20__23_5_20__28_37_29__20__2b__20_8.5_20_pt_2c_Not_20_Bold" style:display-name="Heading #5 (37) + 8.5 pt,Not Bold" style:family="text" style:parent-style-name="Heading_20__23_5_20__28_37_29__5f_">
      <style:text-properties fo:color="#000000" loext:opacity="100%" style:font-name="Times New Roman" fo:font-family="'Times New Roman'" style:font-family-generic="roman" style:font-pitch="variable" fo:font-size="8.5pt" fo:letter-spacing="normal" fo:language="en" fo:country="US" fo:font-weight="bold" style:font-name-asian="Times New Roman1" style:font-family-asian="'Times New Roman'" style:font-family-generic-asian="system" style:font-pitch-asian="variable" style:font-size-asian="8.5pt" style:language-asian="en" style:country-asian="US" style:font-weight-asian="bold" style:font-name-complex="Times New Roman1" style:font-family-complex="'Times New Roman'" style:font-family-generic-complex="system" style:font-pitch-complex="variable" style:font-size-complex="8.5pt" style:language-complex="en" style:country-complex="US" style:font-weight-complex="bold" style:text-scale="100%"/>
    </style:style>
    <style:style style:name="Heading_20__23_5_20__28_38_29__5f_" style:display-name="Heading #5 (38)_" style:family="text" style:parent-style-name="Default_20_Paragraph_20_Font" loext:linked-style-name="Heading_20__23_5_20__28_38_29_">
      <style:text-properties fo:font-variant="normal" fo:text-transform="none" style:text-line-through-style="none" style:text-line-through-type="none" fo:font-size="8pt" fo:font-style="normal" style:text-underline-style="none" fo:font-weight="bold" style:font-size-asian="8pt" style:font-style-asian="normal" style:font-weight-asian="bold" style:font-size-complex="8pt" style:font-style-complex="normal" style:font-weight-complex="bold"/>
    </style:style>
    <style:style style:name="Heading_20__23_5_20__28_38_29__20__2b__20_8.5_20_pt_2c_Not_20_Bold" style:display-name="Heading #5 (38) + 8.5 pt,Not Bold" style:family="text" style:parent-style-name="Heading_20__23_5_20__28_38_29__5f_">
      <style:text-properties fo:color="#000000" loext:opacity="100%" style:font-name="Times New Roman" fo:font-family="'Times New Roman'" style:font-family-generic="roman" style:font-pitch="variable" fo:font-size="8.5pt" fo:letter-spacing="normal" fo:language="en" fo:country="US" fo:font-weight="bold" style:font-name-asian="Times New Roman1" style:font-family-asian="'Times New Roman'" style:font-family-generic-asian="system" style:font-pitch-asian="variable" style:font-size-asian="8.5pt" style:language-asian="en" style:country-asian="US" style:font-weight-asian="bold" style:font-name-complex="Times New Roman1" style:font-family-complex="'Times New Roman'" style:font-family-generic-complex="system" style:font-pitch-complex="variable" style:font-size-complex="8.5pt" style:language-complex="en" style:country-complex="US" style:font-weight-complex="bold" style:text-scale="100%"/>
    </style:style>
    <style:style style:name="Heading_20__23_5_20__28_39_29__5f_" style:display-name="Heading #5 (39)_" style:family="text" style:parent-style-name="Default_20_Paragraph_20_Font" loext:linked-style-name="Heading_20__23_5_20__28_39_29_">
      <style:text-properties fo:font-variant="normal" fo:text-transform="none" style:text-line-through-style="none" style:text-line-through-type="none" fo:font-size="8pt" fo:font-style="normal" style:text-underline-style="none" fo:font-weight="bold" style:font-size-asian="8pt" style:font-style-asian="normal" style:font-weight-asian="bold" style:font-size-complex="8pt" style:font-style-complex="normal" style:font-weight-complex="bold"/>
    </style:style>
    <style:style style:name="Heading_20__23_5_20__28_39_29__20__2b__20_8.5_20_pt_2c_Not_20_Bold" style:display-name="Heading #5 (39) + 8.5 pt,Not Bold" style:family="text" style:parent-style-name="Heading_20__23_5_20__28_39_29__5f_">
      <style:text-properties fo:color="#000000" loext:opacity="100%" style:font-name="Times New Roman" fo:font-family="'Times New Roman'" style:font-family-generic="roman" style:font-pitch="variable" fo:font-size="8.5pt" fo:letter-spacing="normal" fo:language="en" fo:country="US" fo:font-weight="bold" style:font-name-asian="Times New Roman1" style:font-family-asian="'Times New Roman'" style:font-family-generic-asian="system" style:font-pitch-asian="variable" style:font-size-asian="8.5pt" style:language-asian="en" style:country-asian="US" style:font-weight-asian="bold" style:font-name-complex="Times New Roman1" style:font-family-complex="'Times New Roman'" style:font-family-generic-complex="system" style:font-pitch-complex="variable" style:font-size-complex="8.5pt" style:language-complex="en" style:country-complex="US" style:font-weight-complex="bold" style:text-scale="100%"/>
    </style:style>
    <style:style style:name="Body_20_text_20__28_2_29__20__2b__20_Bold_20_Exact" style:display-name="Body text (2) + Bold Exact" style:family="text" style:parent-style-name="Body_20_text_20__28_2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11_29__20_Exact" style:display-name="Body text (11) Exact" style:family="text" style:parent-style-name="Default_20_Paragraph_20_Font">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Body_20_text_20__28_11_29__20__2b__20_Not_20_Bold_20_Exact" style:display-name="Body text (11) + Not Bold Exact" style:family="text" style:parent-style-name="Body_20_text_20__28_11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Heading_20__23_2_20_Exact" style:display-name="Heading #2 Exact" style:family="text" style:parent-style-name="Default_20_Paragraph_20_Font" loext:linked-style-name="Heading_20__23_2">
      <style:text-properties fo:font-variant="normal" fo:text-transform="none" style:text-line-through-style="none" style:text-line-through-type="none" fo:font-style="normal" style:text-underline-style="none" fo:font-weight="bold" style:font-style-asian="normal" style:font-weight-asian="bold" style:font-style-complex="normal" style:font-weight-complex="bold"/>
    </style:style>
    <style:style style:name="Heading_20__23_5_20__28_3_29__20_Exact" style:display-name="Heading #5 (3) Exact" style:family="text" style:parent-style-name="Default_20_Paragraph_20_Font">
      <style:text-properties fo:font-variant="normal" fo:text-transform="none" style:text-line-through-style="none" style:text-line-through-type="none" fo:font-size="9pt" fo:font-style="normal" style:text-underline-style="none" fo:font-weight="bold" style:font-size-asian="9pt" style:font-style-asian="normal" style:font-weight-asian="bold" style:font-size-complex="9pt" style:font-style-complex="normal" style:font-weight-complex="bold"/>
    </style:style>
    <style:style style:name="Body_20_text_20__28_14_29__20_Exact" style:display-name="Body text (14) Exact" style:family="text" style:parent-style-name="Default_20_Paragraph_20_Font" loext:linked-style-name="Body_20_text_20__28_14_29_">
      <style:text-properties fo:font-variant="normal" fo:text-transform="none" style:text-line-through-style="none" style:text-line-through-type="none" fo:font-size="7.5pt" fo:letter-spacing="0.018cm" fo:font-style="normal" style:text-underline-style="none" fo:font-weight="bold" style:font-size-asian="7.5pt" style:font-style-asian="normal" style:font-weight-asian="bold" style:font-size-complex="7.5pt" style:font-style-complex="normal" style:font-weight-complex="bold"/>
    </style:style>
    <style:style style:name="Heading_20__23_5_20__28_2_29__20_Exact" style:display-name="Heading #5 (2) Exact" style:family="text" style:parent-style-name="Default_20_Paragraph_20_Font">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ListLabel_20_1" style:display-name="ListLabel 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 style:display-name="ListLabel 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 style:display-name="ListLabel 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 style:display-name="ListLabel 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 style:display-name="ListLabel 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 style:display-name="ListLabel 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 style:display-name="ListLabel 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8" style:display-name="ListLabel 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9" style:display-name="ListLabel 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0" style:display-name="ListLabel 1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1" style:display-name="ListLabel 1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2" style:display-name="ListLabel 1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3" style:display-name="ListLabel 1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4" style:display-name="ListLabel 1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5" style:display-name="ListLabel 1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6" style:display-name="ListLabel 1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7" style:display-name="ListLabel 1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8" style:display-name="ListLabel 1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9" style:display-name="ListLabel 1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0" style:display-name="ListLabel 2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1" style:display-name="ListLabel 2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2" style:display-name="ListLabel 2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3" style:display-name="ListLabel 2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4" style:display-name="ListLabel 2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5" style:display-name="ListLabel 2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6" style:display-name="ListLabel 2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7" style:display-name="ListLabel 2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8" style:display-name="ListLabel 2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loext:num-list-format="(%1%)" style:num-prefix="("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 loext:num-list-format="(%1%)" style:num-prefix="("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 loext:num-list-format="(%1%)" style:num-prefix="("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5" loext:num-list-format="(%1%)" style:num-prefix="("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6" loext:num-list-format="(%1%)" style:num-prefix="("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7" loext:num-list-format="(%1%)" style:num-prefix="("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8" loext:num-list-format="(%1%)" style:num-prefix="("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9" loext:num-list-format="(%1%)" style:num-prefix="("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0" loext:num-list-format="(%1%)" style:num-prefix="("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1" loext:num-list-format="(%1%)" style:num-prefix="("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2" loext:num-list-format="(%1%)" style:num-prefix="("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13" loext:num-list-format="(%1%)" style:num-prefix="("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14" loext:num-list-format="(%1%)" style:num-prefix="("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15" loext:num-list-format="(%1%)" style:num-prefix="("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16" loext:num-list-format="(%1%)" style:num-prefix="("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17" loext:num-list-format="(%1%)" style:num-prefix="("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18" loext:num-list-format="(%1%)" style:num-prefix="("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19" loext:num-list-format="(%1%)" style:num-prefix="("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20" loext:num-list-format="(%1%)" style:num-prefix="("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21" loext:num-list-format="(%1%)" style:num-prefix="("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22" loext:num-list-format="(%1%)" style:num-prefix="("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23" loext:num-list-format="(%1%)" style:num-prefix="("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24" loext:num-list-format="(%1%)" style:num-prefix="("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25" loext:num-list-format="(%1%)" style:num-prefix="(" style:num-suffix=")" style:num-format="1" text:start-value="2">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text:style-name="ListLabel_20_26" loext:num-list-format="(%1%)" style:num-prefix="(" style:num-suffix=")" style:num-format="1" text:start-value="2">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text:style-name="ListLabel_20_27" loext:num-list-format="(%1%)" style:num-prefix="("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text:style-name="ListLabel_20_28" loext:num-list-format="(%1%)" style:num-prefix="("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orphans="0" fo:widows="0"/>
      <style:text-properties fo:font-size="1pt" style:font-size-asian="1pt" style:font-size-complex="1pt"/>
    </style:style>
    <style:style style:name="MP2"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style>
    <style:style style:name="MP3" style:family="paragraph">
      <loext:graphic-properties draw:fill="none"/>
    </style:style>
    <style:style style:name="MP4" style:family="paragraph" style:parent-style-name="Standard">
      <style:paragraph-properties fo:orphans="0" fo:widows="0"/>
    </style:style>
    <style:style style:name="MP5"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28.952cm" style:type="right"/>
        </style:tab-stops>
      </style:paragraph-properties>
    </style:style>
    <style:style style:name="MP6"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501cm" style:type="right"/>
        </style:tab-stops>
      </style:paragraph-properties>
    </style:style>
    <style:style style:name="MP7"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28.859cm" style:type="right"/>
        </style:tab-stops>
      </style:paragraph-properties>
    </style:style>
    <style:style style:name="MP8"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238cm" style:type="right"/>
        </style:tab-stops>
      </style:paragraph-properties>
    </style:style>
    <style:style style:name="MP9"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29.053cm" style:type="right"/>
        </style:tab-stops>
      </style:paragraph-properties>
    </style:style>
    <style:style style:name="MP10"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29.219cm" style:type="right"/>
        </style:tab-stops>
      </style:paragraph-properties>
    </style:style>
    <style:style style:name="MP11"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56cm" style:type="right"/>
        </style:tab-stops>
      </style:paragraph-properties>
    </style:style>
    <style:style style:name="MP12"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29.298cm" style:type="right"/>
        </style:tab-stops>
      </style:paragraph-properties>
    </style:style>
    <style:style style:name="MP13"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378cm" style:type="right"/>
        </style:tab-stops>
      </style:paragraph-properties>
    </style:style>
    <style:style style:name="MP14"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29.083cm" style:type="right"/>
        </style:tab-stops>
      </style:paragraph-properties>
    </style:style>
    <style:style style:name="MP15"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29.231cm" style:type="right"/>
        </style:tab-stops>
      </style:paragraph-properties>
    </style:style>
    <style:style style:name="MP16"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29.409cm" style:type="right"/>
        </style:tab-stops>
      </style:paragraph-properties>
    </style:style>
    <style:style style:name="MP17"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29.557cm" style:type="right"/>
        </style:tab-stops>
      </style:paragraph-properties>
    </style:style>
    <style:style style:name="MP18"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29cm" style:type="right"/>
        </style:tab-stops>
      </style:paragraph-properties>
    </style:style>
    <style:style style:name="MP19"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29.355cm" style:type="right"/>
        </style:tab-stops>
      </style:paragraph-properties>
    </style:style>
    <style:style style:name="MP20"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006cm" style:type="right"/>
        </style:tab-stops>
      </style:paragraph-properties>
    </style:style>
    <style:style style:name="MP21"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801cm" style:type="right"/>
        </style:tab-stops>
      </style:paragraph-properties>
    </style:style>
    <style:style style:name="MT1" style:family="text">
      <style:text-properties fo:font-weight="bold" style:font-weight-asian="bold" style:font-weight-complex="bold"/>
    </style:style>
    <style:style style:name="Mfr1" style:family="graphic" style:parent-style-name="Frame">
      <style:graphic-properties fo:margin-left="0.176cm" fo:margin-right="0.176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Mfr2" style:family="graphic" style:parent-style-name="Frame">
      <style:graphic-properties style:run-through="background" style:wrap="run-through" style:number-wrapped-paragraphs="no-limit" style:vertical-pos="from-top" style:vertical-rel="page" style:horizontal-pos="from-left" style:horizontal-rel="page" draw:opacity="0%" fo:padding="0.15cm" fo:border="none" style:writing-mode="lr-tb" draw:textarea-vertical-align="top"/>
    </style:style>
    <style:style style:name="Mgr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no-wrap"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42cm" fo:page-height="29.7cm" style:num-format="1" style:print-orientation="landscape" fo:margin-top="4.487cm" fo:margin-bottom="0.005cm" fo:margin-left="7.043cm" fo:margin-right="5.542cm" style:writing-mode="lr-tb" style:layout-grid-color="#c0c0c0" style:layout-grid-lines="3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4.482cm" fo:margin-left="0cm" fo:margin-right="0cm" fo:margin-top="4.382cm" style:dynamic-spacing="true"/>
      </style:footer-style>
    </style:page-layout>
    <style:page-layout style:name="Mpm2">
      <style:page-layout-properties fo:page-width="42cm" fo:page-height="29.7cm" style:num-format="1" style:print-orientation="landscape" fo:margin-top="0cm" fo:margin-bottom="0.005cm" fo:margin-left="6.477cm" fo:margin-right="6.327cm" style:writing-mode="lr-tb" style:layout-grid-color="#c0c0c0" style:layout-grid-lines="3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26cm" fo:margin-left="0cm" fo:margin-right="0cm" fo:margin-bottom="4.159cm" style:dynamic-spacing="true"/>
      </style:header-style>
      <style:footer-style>
        <style:header-footer-properties fo:min-height="5.219cm" fo:margin-left="0cm" fo:margin-right="0cm" fo:margin-top="5.121cm" style:dynamic-spacing="true"/>
      </style:footer-style>
    </style:page-layout>
    <style:page-layout style:name="Mpm3">
      <style:page-layout-properties fo:page-width="29.7cm" fo:page-height="42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42cm" fo:page-height="29.7cm" style:num-format="1" style:print-orientation="landscape" fo:margin-top="0cm" fo:margin-bottom="0.005cm" fo:margin-left="6.484cm" fo:margin-right="5.895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233cm" fo:margin-left="0cm" fo:margin-right="0cm" fo:margin-bottom="4.133cm" style:dynamic-spacing="true"/>
      </style:header-style>
      <style:footer-style>
        <style:header-footer-properties fo:min-height="3.806cm" fo:margin-left="0cm" fo:margin-right="0cm" fo:margin-top="3.708cm" style:dynamic-spacing="tru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42cm" fo:page-height="29.7cm" style:num-format="1" style:print-orientation="landscape" fo:margin-top="0cm" fo:margin-bottom="0.005cm" fo:margin-left="0cm" fo:margin-right="0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787cm" fo:margin-left="0cm" fo:margin-right="0cm" fo:margin-bottom="4.687cm" style:dynamic-spacing="true"/>
      </style:header-style>
      <style:footer-style>
        <style:header-footer-properties fo:min-height="3.198cm" fo:margin-left="0cm" fo:margin-right="0cm" fo:margin-top="3.097cm" style:dynamic-spacing="true"/>
      </style:footer-style>
    </style:page-layout>
    <style:page-layout style:name="Mpm8">
      <style:page-layout-properties fo:page-width="42cm" fo:page-height="29.7cm" style:num-format="1" style:print-orientation="landscape" fo:margin-top="0cm" fo:margin-bottom="0.005cm" fo:margin-left="5.796cm" fo:margin-right="6.35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787cm" fo:margin-left="0cm" fo:margin-right="0cm" fo:margin-bottom="4.687cm" style:dynamic-spacing="true"/>
      </style:header-style>
      <style:footer-style>
        <style:header-footer-properties fo:min-height="3.198cm" fo:margin-left="0cm" fo:margin-right="0cm" fo:margin-top="3.097cm" style:dynamic-spacing="true"/>
      </style:footer-style>
    </style:page-layout>
    <style:page-layout style:name="Mpm9">
      <style:page-layout-properties fo:page-width="42cm" fo:page-height="29.7cm" style:num-format="1" style:print-orientation="landscape" fo:margin-top="0cm" fo:margin-bottom="0.005cm" fo:margin-left="6.318cm" fo:margin-right="6.285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5.877cm" fo:margin-left="0cm" fo:margin-right="0cm" fo:margin-bottom="5.777cm" style:dynamic-spacing="true"/>
      </style:header-style>
      <style:footer-style>
        <style:header-footer-properties fo:min-height="2.249cm" fo:margin-left="0cm" fo:margin-right="0cm" fo:margin-top="2.148cm" style:dynamic-spacing="true"/>
      </style:footer-style>
    </style:page-layout>
    <style:page-layout style:name="Mpm10">
      <style:page-layout-properties fo:page-width="42cm" fo:page-height="29.7cm" style:num-format="1" style:print-orientation="landscape" fo:margin-top="0cm" fo:margin-bottom="0.005cm" fo:margin-left="0cm" fo:margin-right="0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994cm" fo:margin-left="0cm" fo:margin-right="0cm" fo:margin-bottom="4.895cm" style:dynamic-spacing="true"/>
      </style:header-style>
      <style:footer-style>
        <style:header-footer-properties fo:min-height="2.554cm" fo:margin-left="0cm" fo:margin-right="0cm" fo:margin-top="2.454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draw:style-name="Mfr1" draw:name="Rahmen1" text:anchor-type="char" svg:x="30.212cm" svg:y="26.566cm" svg:width="0.441cm" draw:z-index="0"><draw:text-box fo:min-height="0.229cm"><text:p text:style-name="MP2"><text:span text:style-name="Header_20_or_20_footer"><text:span text:style-name="MT1">724</text:span></text:span></text:p><text:p text:style-name="MP2"><text:span text:style-name="Header_20_or_20_footer_20__2b__20_8.5_20_pt"><text:span text:style-name="MT1">725</text:span></text:span></text:p></draw:text-box></draw:frame></text:p>
      </style:footer>
    </style:master-page>
    <style:master-page style:name="Converted1" style:page-layout-name="Mpm2" draw:style-name="Mdp1">
      <style:header>
        <text:p text:style-name="MP1"><draw:custom-shape text:anchor-type="char" draw:z-index="1" draw:style-name="Mgr1" draw:text-style-name="MP3" svg:width="2.135cm" svg:height="1.93cm" svg:x="6.835cm" svg:y="3.655cm"><text:p text:style-name="MP2"><text:span text:style-name="Header_20_or_20_footer"><text:span text:style-name="MT1">APPENDIX 1</text:span></text:span></text:p><text:p text:style-name="MP2"><text:span text:style-name="Header_20_or_20_footer"><text:span text:style-name="MT1">APPENDIX 1</text:span></text:span></text:p><draw:enhanced-geometry draw:type="0"/></draw:custom-shape></text:p>
      </style:header>
      <style:footer>
        <text:p text:style-name="MP1"><draw:custom-shape text:anchor-type="char" draw:z-index="4" draw:style-name="Mgr1" draw:text-style-name="MP3" svg:width="0.602cm" svg:height="0.989cm" svg:x="12.398cm" svg:y="26.46cm"><text:p text:style-name="MP2"><text:span text:style-name="Header_20_or_20_footer_20__2b__20_8.5_20_pt"><text:span text:style-name="MT1"><text:page-number text:select-page="current">728</text:page-number></text:span></text:span></text:p><draw:enhanced-geometry draw:type="0"/></draw:custom-shape></text:p>
      </style:footer>
    </style:master-page>
    <style:master-page style:name="Converted2" style:page-layout-name="Mpm2" draw:style-name="Mdp1" style:next-style-name="Converted1">
      <style:header>
        <text:p text:style-name="MP1"><draw:custom-shape text:anchor-type="char" draw:z-index="5" draw:style-name="Mgr1" draw:text-style-name="MP3" svg:width="2.14cm" svg:height="1.116cm" svg:x="33.884cm" svg:y="3.537cm"><text:p text:style-name="MP2"><text:span text:style-name="Header_20_or_20_footer"><text:span text:style-name="MT1">APPENDIX 1</text:span></text:span></text:p><draw:enhanced-geometry draw:type="0"/></draw:custom-shape></text:p>
      </style:header>
      <style:footer>
        <text:p text:style-name="MP1"><draw:custom-shape text:anchor-type="char" draw:z-index="6" draw:style-name="Mgr1" draw:text-style-name="MP3" svg:width="0.451cm" svg:height="1.333cm" svg:x="29.147cm" svg:y="26.158cm"><text:p text:style-name="MP2"><text:span text:style-name="Header_20_or_20_footer_20__2b__20_8.5_20_pt"><text:span text:style-name="MT1"><text:page-number text:select-page="current">729</text:page-number></text:span></text:span></text:p><draw:enhanced-geometry draw:type="0"/></draw:custom-shape></text:p>
      </style:footer>
    </style:master-page>
    <style:master-page style:name="First_20_Page" style:display-name="First Page" style:page-layout-name="Mpm3" style:next-style-name="Standard"/>
    <style:master-page style:name="Converted3" style:page-layout-name="Mpm4" draw:style-name="Mdp1">
      <style:header>
        <text:p text:style-name="MP1"><draw:custom-shape text:anchor-type="char" draw:z-index="7" draw:style-name="Mgr1" draw:text-style-name="MP3" svg:width="2.139cm" svg:height="1.93cm" svg:x="7.463cm" svg:y="3.374cm"><text:p text:style-name="MP2"><text:span text:style-name="Header_20_or_20_footer"><text:span text:style-name="MT1">APPENDIX 1</text:span></text:span></text:p><text:p text:style-name="MP2"><text:span text:style-name="Header_20_or_20_footer"><text:span text:style-name="MT1">APPENDIX 1</text:span></text:span></text:p><draw:enhanced-geometry draw:type="0"/></draw:custom-shape></text:p>
      </style:header>
      <style:footer>
        <text:p text:style-name="MP1"><draw:custom-shape text:anchor-type="char" draw:z-index="8" draw:style-name="Mgr1" draw:text-style-name="MP3" svg:width="0.444cm" svg:height="1.333cm" svg:x="12.822cm" svg:y="26.086cm"><text:p text:style-name="MP2"><text:span text:style-name="Header_20_or_20_footer_20__2b__20_8.5_20_pt"><text:span text:style-name="MT1"><text:page-number text:select-page="current">732</text:page-number></text:span></text:span></text:p><draw:enhanced-geometry draw:type="0"/></draw:custom-shape></text:p>
      </style:footer>
    </style:master-page>
    <style:master-page style:name="Converted4" style:page-layout-name="Mpm5" draw:style-name="Mdp1" style:next-style-name="Converted3">
      <style:header>
        <text:p text:style-name="MP4"/>
      </style:header>
      <style:footer>
        <text:p text:style-name="MP4"/>
      </style:footer>
    </style:master-page>
    <style:master-page style:name="Converted5" style:page-layout-name="Mpm4" draw:style-name="Mdp1">
      <style:header>
        <text:p text:style-name="MP1"><draw:custom-shape text:anchor-type="char" draw:z-index="9" draw:style-name="Mgr1" draw:text-style-name="MP3" svg:width="2.144cm" svg:height="1.93cm" svg:x="33.676cm" svg:y="3.48cm"><text:p text:style-name="MP2"><text:span text:style-name="Header_20_or_20_footer"><text:span text:style-name="MT1">APPENDIX 1</text:span></text:span></text:p><text:p text:style-name="MP2"><text:span text:style-name="Header_20_or_20_footer"><text:span text:style-name="MT1">APPENDIX 1</text:span></text:span></text:p><draw:enhanced-geometry draw:type="0"/></draw:custom-shape></text:p>
      </style:header>
      <style:footer>
        <text:p text:style-name="MP1"><draw:custom-shape text:anchor-type="char" draw:z-index="10" draw:style-name="Mgr1" draw:text-style-name="MP3" svg:width="0.451cm" svg:height="1.333cm" svg:x="12.679cm" svg:y="26.065cm"><text:p text:style-name="MP2"><text:span text:style-name="Header_20_or_20_footer_20__2b__20_8.5_20_pt"><text:span text:style-name="MT1"><text:page-number text:select-page="current">732</text:page-number></text:span></text:span></text:p><draw:enhanced-geometry draw:type="0"/></draw:custom-shape></text:p>
      </style:footer>
    </style:master-page>
    <style:master-page style:name="Converted6" style:page-layout-name="Mpm4" draw:style-name="Mdp1">
      <style:header>
        <text:p text:style-name="MP1"><draw:custom-shape text:anchor-type="char" draw:z-index="12" draw:style-name="Mgr2" draw:text-style-name="MP3" svg:width="28.955cm" svg:height="0.708cm" svg:x="6.858cm" svg:y="3.477cm"><text:p text:style-name="MP5"><text:span text:style-name="Header_20_or_20_footer"><text:span text:style-name="MT1">APPENDIX 1<text:tab/>APPENDIX 1</text:span></text:span></text:p><draw:enhanced-geometry draw:type="0"/></draw:custom-shape></text:p>
      </style:header>
      <style:footer>
        <text:p text:style-name="MP1"><draw:custom-shape text:anchor-type="char" draw:z-index="14" draw:style-name="Mgr2" draw:text-style-name="MP3" svg:width="17.504cm" svg:height="0.645cm" svg:x="12.492cm" svg:y="26.099cm"><text:p text:style-name="MP6"><text:span text:style-name="Header_20_or_20_footer_20__2b__20_8.5_20_pt"><text:span text:style-name="MT1"><text:page-number text:select-page="current">737</text:page-number></text:span></text:span><text:span text:style-name="Header_20_or_20_footer_20__2b__20_8.5_20_pt"><text:span text:style-name="MT1"><text:tab/>737</text:span></text:span></text:p><draw:enhanced-geometry draw:type="0"/></draw:custom-shape></text:p>
      </style:footer>
    </style:master-page>
    <style:master-page style:name="Converted7" style:page-layout-name="Mpm4" draw:style-name="Mdp1" style:next-style-name="Converted6">
      <style:header>
        <text:p text:style-name="MP1"><draw:custom-shape text:anchor-type="char" draw:z-index="15" draw:style-name="Mgr2" draw:text-style-name="MP3" svg:width="28.862cm" svg:height="0.708cm" svg:x="6.929cm" svg:y="3.387cm"><text:p text:style-name="MP7"><text:span text:style-name="Header_20_or_20_footer"><text:span text:style-name="MT1">APPENDIX 1<text:tab/>APPENDIX 1</text:span></text:span></text:p><draw:enhanced-geometry draw:type="0"/></draw:custom-shape></text:p>
      </style:header>
      <style:footer>
        <text:p text:style-name="MP1"><draw:custom-shape text:anchor-type="char" draw:z-index="16" draw:style-name="Mgr2" draw:text-style-name="MP3" svg:width="17.241cm" svg:height="0.645cm" svg:x="12.742cm" svg:y="26.132cm"><text:p text:style-name="MP8"><text:span text:style-name="Header_20_or_20_footer_20__2b__20_8.5_20_pt"><text:span text:style-name="MT1">734<text:tab/></text:span></text:span><text:span text:style-name="Header_20_or_20_footer_20__2b__20_8.5_20_pt"><text:span text:style-name="MT1"><text:page-number text:select-page="current">735</text:page-number></text:span></text:span></text:p><draw:enhanced-geometry draw:type="0"/></draw:custom-shape></text:p>
      </style:footer>
    </style:master-page>
    <style:master-page style:name="Converted8" style:page-layout-name="Mpm6" draw:style-name="Mdp1" style:next-style-name="Converted5"/>
    <style:master-page style:name="Converted9" style:page-layout-name="Mpm7" draw:style-name="Mdp1">
      <style:header>
        <text:p text:style-name="MP1"><draw:custom-shape text:anchor-type="char" draw:z-index="17" draw:style-name="Mgr2" draw:text-style-name="MP3" svg:width="29.066cm" svg:height="0.708cm" svg:x="6.202cm" svg:y="4.05cm"><text:p text:style-name="MP9"><text:span text:style-name="Header_20_or_20_footer"><text:span text:style-name="MT1">APPENDIX 1<text:tab/>APPENDIX 1</text:span></text:span></text:p><draw:enhanced-geometry draw:type="0"/></draw:custom-shape></text:p>
      </style:header>
      <style:footer>
        <text:p text:style-name="MP1"><draw:custom-shape text:anchor-type="char" draw:z-index="18" draw:style-name="Mgr1" draw:text-style-name="MP3" svg:width="0.438cm" svg:height="2.364cm" svg:x="28.917cm" svg:y="26.786cm"><text:p text:style-name="MP2"><text:span text:style-name="Header_20_or_20_footer_20__2b__20_8.5_20_pt"><text:span text:style-name="MT1"><text:page-number text:select-page="current">740</text:page-number></text:span></text:span></text:p><text:p text:style-name="MP2"><text:span text:style-name="Header_20_or_20_footer_20__2b__20_8.5_20_pt"><text:span text:style-name="MT1">741</text:span></text:span></text:p><draw:enhanced-geometry draw:type="0"/></draw:custom-shape></text:p>
      </style:footer>
    </style:master-page>
    <style:master-page style:name="Converted10" style:page-layout-name="Mpm7" draw:style-name="Mdp1" style:next-style-name="Converted9">
      <style:header>
        <text:p text:style-name="MP1"><draw:custom-shape text:anchor-type="char" draw:z-index="19" draw:style-name="Mgr2" draw:text-style-name="MP3" svg:width="29.221cm" svg:height="0.708cm" svg:x="6.057cm" svg:y="4.002cm"><text:p text:style-name="MP10"><text:span text:style-name="Header_20_or_20_footer"><text:span text:style-name="MT1">APPENDIX 1<text:tab/>APPENDIX 1</text:span></text:span></text:p><draw:enhanced-geometry draw:type="0"/></draw:custom-shape></text:p>
      </style:header>
      <style:footer>
        <text:p text:style-name="MP1"><draw:custom-shape text:anchor-type="char" draw:z-index="20" draw:style-name="Mgr2" draw:text-style-name="MP3" svg:width="17.562cm" svg:height="0.645cm" svg:x="11.972cm" svg:y="26.659cm"><text:p text:style-name="MP11"><text:span text:style-name="Header_20_or_20_footer_20__2b__20_8.5_20_pt"><text:span text:style-name="MT1">738<text:tab/></text:span></text:span><text:span text:style-name="Header_20_or_20_footer_20__2b__20_8.5_20_pt"><text:span text:style-name="MT1"><text:page-number text:select-page="current">741</text:page-number></text:span></text:span></text:p><draw:enhanced-geometry draw:type="0"/></draw:custom-shape></text:p>
      </style:footer>
    </style:master-page>
    <style:master-page style:name="Converted11" style:page-layout-name="Mpm8" draw:style-name="Mdp1">
      <style:header>
        <text:p text:style-name="MP1"><draw:custom-shape text:anchor-type="char" draw:z-index="22" draw:style-name="Mgr2" draw:text-style-name="MP3" svg:width="29.301cm" svg:height="0.708cm" svg:x="6.087cm" svg:y="3.971cm"><text:p text:style-name="MP12"><text:span text:style-name="Header_20_or_20_footer"><text:span text:style-name="MT1">APPENDIX 1<text:tab/>APPENDIX 1</text:span></text:span></text:p><draw:enhanced-geometry draw:type="0"/></draw:custom-shape></text:p>
      </style:header>
      <style:footer>
        <text:p text:style-name="MP1"><draw:custom-shape text:anchor-type="char" draw:z-index="24" draw:style-name="Mgr2" draw:text-style-name="MP3" svg:width="17.38cm" svg:height="0.645cm" svg:x="12.095cm" svg:y="26.619cm"><text:p text:style-name="MP13"><text:span text:style-name="Header_20_or_20_footer_20__2b__20_8.5_20_pt"><text:span text:style-name="MT1"><text:page-number text:select-page="current">745</text:page-number></text:span></text:span><text:span text:style-name="Header_20_or_20_footer_20__2b__20_8.5_20_pt"><text:span text:style-name="MT1"><text:tab/>745</text:span></text:span></text:p><draw:enhanced-geometry draw:type="0"/></draw:custom-shape></text:p>
      </style:footer>
    </style:master-page>
    <style:master-page style:name="Converted12" style:page-layout-name="Mpm8" draw:style-name="Mdp1" style:next-style-name="Converted11">
      <style:header>
        <text:p text:style-name="MP1"><draw:custom-shape text:anchor-type="char" draw:z-index="25" draw:style-name="Mgr2" draw:text-style-name="MP3" svg:width="29.086cm" svg:height="0.708cm" svg:x="6.227cm" svg:y="3.978cm"><text:p text:style-name="MP14"><text:span text:style-name="Header_20_or_20_footer"><text:span text:style-name="MT1">APPENDIX 1<text:tab/>APPENDIX 1</text:span></text:span></text:p><draw:enhanced-geometry draw:type="0"/></draw:custom-shape></text:p>
      </style:header>
      <style:footer>
        <text:p text:style-name="MP1"><draw:custom-shape text:anchor-type="char" draw:z-index="26" draw:style-name="Mgr1" draw:text-style-name="MP3" svg:width="0.426cm" svg:height="1.333cm" svg:x="28.935cm" svg:y="26.659cm"><text:p text:style-name="MP2"><text:span text:style-name="Header_20_or_20_footer_20__2b__20_8.5_20_pt"><text:span text:style-name="MT1"><text:page-number text:select-page="current">751</text:page-number></text:span></text:span></text:p><draw:enhanced-geometry draw:type="0"/></draw:custom-shape></text:p>
      </style:footer>
    </style:master-page>
    <style:master-page style:name="Converted13" style:page-layout-name="Mpm8" draw:style-name="Mdp1">
      <style:header>
        <text:p text:style-name="MP1"><draw:custom-shape text:anchor-type="char" draw:z-index="27" draw:style-name="Mgr2" draw:text-style-name="MP3" svg:width="29.235cm" svg:height="0.708cm" svg:x="6.168cm" svg:y="4.071cm"><text:p text:style-name="MP15"><text:span text:style-name="Header_20_or_20_footer"><text:span text:style-name="MT1">APPENDIX 1<text:tab/>APPENDIX 1</text:span></text:span></text:p><draw:enhanced-geometry draw:type="0"/></draw:custom-shape></text:p>
      </style:header>
      <style:footer>
        <text:p text:style-name="MP1"><draw:custom-shape text:anchor-type="char" draw:z-index="28" draw:style-name="Mgr1" draw:text-style-name="MP3" svg:width="0.447cm" svg:height="2.364cm" svg:x="28.884cm" svg:y="26.799cm"><text:p text:style-name="MP2"><text:span text:style-name="Header_20_or_20_footer_20__2b__20_8.5_20_pt"><text:span text:style-name="MT1"><text:page-number text:select-page="current">747</text:page-number></text:span></text:span></text:p><text:p text:style-name="MP2"><text:span text:style-name="Header_20_or_20_footer_20__2b__20_8.5_20_pt"><text:span text:style-name="MT1">747</text:span></text:span></text:p><draw:enhanced-geometry draw:type="0"/></draw:custom-shape></text:p>
      </style:footer>
    </style:master-page>
    <style:master-page style:name="Converted14" style:page-layout-name="Mpm5" draw:style-name="Mdp1" style:next-style-name="Converted13">
      <style:header>
        <text:p text:style-name="MP4"/>
      </style:header>
      <style:footer>
        <text:p text:style-name="MP4"/>
      </style:footer>
    </style:master-page>
    <style:master-page style:name="Converted15" style:page-layout-name="Mpm8" draw:style-name="Mdp1">
      <style:header>
        <text:p text:style-name="MP1"><draw:custom-shape text:anchor-type="char" draw:z-index="29" draw:style-name="Mgr1" draw:text-style-name="MP3" svg:width="2.147cm" svg:height="1.93cm" svg:x="33.249cm" svg:y="4.172cm"><text:p text:style-name="MP2"><text:span text:style-name="Header_20_or_20_footer"><text:span text:style-name="MT1">APPENDIX 1</text:span></text:span></text:p><text:p text:style-name="MP2"><text:span text:style-name="Header_20_or_20_footer"><text:span text:style-name="MT1">APPENDIX 1</text:span></text:span></text:p><draw:enhanced-geometry draw:type="0"/></draw:custom-shape></text:p>
      </style:header>
      <style:footer>
        <text:p text:style-name="MP1"><draw:custom-shape text:anchor-type="char" draw:z-index="30" draw:style-name="Mgr1" draw:text-style-name="MP3" svg:width="0.516cm" svg:height="2.364cm" svg:x="28.947cm" svg:y="26.875cm"><text:p text:style-name="MP2"><text:span text:style-name="Header_20_or_20_footer_20__2b__20_8.5_20_pt"><text:span text:style-name="MT1"><text:page-number text:select-page="current">751</text:page-number></text:span></text:span></text:p><text:p text:style-name="MP2"><text:span text:style-name="Header_20_or_20_footer_20__2b__20_8.5_20_pt"><text:span text:style-name="MT1">751</text:span></text:span></text:p><draw:enhanced-geometry draw:type="0"/></draw:custom-shape></text:p>
      </style:footer>
    </style:master-page>
    <style:master-page style:name="Converted16" style:page-layout-name="Mpm8" draw:style-name="Mdp1" style:next-style-name="Converted15">
      <style:header>
        <text:p text:style-name="MP1"><draw:custom-shape text:anchor-type="char" draw:z-index="31" draw:style-name="Mgr1" draw:text-style-name="MP3" svg:width="2.137cm" svg:height="1.93cm" svg:x="33.138cm" svg:y="3.978cm"><text:p text:style-name="MP2"><text:span text:style-name="Header_20_or_20_footer"><text:span text:style-name="MT1">APPENDIX 1</text:span></text:span></text:p><text:p text:style-name="MP2"><text:span text:style-name="Header_20_or_20_footer"><text:span text:style-name="MT1">APPENDIX 1</text:span></text:span></text:p><draw:enhanced-geometry draw:type="0"/></draw:custom-shape></text:p>
      </style:header>
      <style:footer>
        <text:p text:style-name="MP1"><draw:custom-shape text:anchor-type="char" draw:z-index="32" draw:style-name="Mgr1" draw:text-style-name="MP3" svg:width="0.444cm" svg:height="1.333cm" svg:x="28.748cm" svg:y="26.659cm"><text:p text:style-name="MP2"><text:span text:style-name="Header_20_or_20_footer_20__2b__20_8.5_20_pt"><text:span text:style-name="MT1"><text:page-number text:select-page="current">747</text:page-number></text:span></text:span></text:p><draw:enhanced-geometry draw:type="0"/></draw:custom-shape></text:p>
      </style:footer>
    </style:master-page>
    <style:master-page style:name="Converted17" style:page-layout-name="Mpm8" draw:style-name="Mdp1">
      <style:header>
        <text:p text:style-name="MP1"><draw:custom-shape text:anchor-type="char" draw:z-index="33" draw:style-name="Mgr2" draw:text-style-name="MP3" svg:width="29.412cm" svg:height="0.708cm" svg:x="6.054cm" svg:y="3.974cm"><text:p text:style-name="MP16"><text:span text:style-name="Header_20_or_20_footer"><text:span text:style-name="MT1">APPENDIX 1<text:tab/>APPENDIX 1</text:span></text:span></text:p><draw:enhanced-geometry draw:type="0"/></draw:custom-shape></text:p>
      </style:header>
      <style:footer>
        <text:p text:style-name="MP1"><draw:custom-shape text:anchor-type="char" draw:z-index="34" draw:style-name="Mgr1" draw:text-style-name="MP3" svg:width="0.435cm" svg:height="1.333cm" svg:x="28.935cm" svg:y="26.686cm"><text:p text:style-name="MP2"><text:span text:style-name="Header_20_or_20_footer_20__2b__20_8.5_20_pt"><text:span text:style-name="MT1"><text:page-number text:select-page="current">756</text:page-number></text:span></text:span></text:p><draw:enhanced-geometry draw:type="0"/></draw:custom-shape></text:p>
      </style:footer>
    </style:master-page>
    <style:master-page style:name="Converted18" style:page-layout-name="Mpm5" draw:style-name="Mdp1" style:next-style-name="Converted17">
      <style:header>
        <text:p text:style-name="MP4"/>
      </style:header>
      <style:footer>
        <text:p text:style-name="MP4"/>
      </style:footer>
    </style:master-page>
    <style:master-page style:name="Converted19" style:page-layout-name="Mpm8" draw:style-name="Mdp1">
      <style:header>
        <text:p text:style-name="MP1"><draw:custom-shape text:anchor-type="char" draw:z-index="35" draw:style-name="Mgr2" draw:text-style-name="MP3" svg:width="29.56cm" svg:height="0.708cm" svg:x="5.935cm" svg:y="4.055cm"><text:p text:style-name="MP17"><text:span text:style-name="Header_20_or_20_footer"><text:span text:style-name="MT1">APPENDIX 1<text:tab/>APPENDIX 1</text:span></text:span></text:p><draw:enhanced-geometry draw:type="0"/></draw:custom-shape></text:p>
      </style:header>
      <style:footer>
        <text:p text:style-name="MP1"><draw:custom-shape text:anchor-type="char" draw:z-index="36" draw:style-name="Mgr2" draw:text-style-name="MP3" svg:width="17.292cm" svg:height="0.645cm" svg:x="12.095cm" svg:y="26.755cm"><text:p text:style-name="MP18"><text:span text:style-name="Header_20_or_20_footer_20__2b__20_8.5_20_pt"><text:span text:style-name="MT1">754<text:tab/></text:span></text:span><text:span text:style-name="Header_20_or_20_footer_20__2b__20_8.5_20_pt"><text:span text:style-name="MT1"><text:page-number text:select-page="current">755</text:page-number></text:span></text:span></text:p><draw:enhanced-geometry draw:type="0"/></draw:custom-shape></text:p>
      </style:footer>
    </style:master-page>
    <style:master-page style:name="Converted20" style:page-layout-name="Mpm8" draw:style-name="Mdp1">
      <style:header>
        <text:p text:style-name="MP1"><draw:custom-shape text:anchor-type="char" draw:z-index="37" draw:style-name="Mgr2" draw:text-style-name="MP3" svg:width="29.373cm" svg:height="0.708cm" svg:x="6.05cm" svg:y="4.12cm"><text:p text:style-name="MP19"><text:span text:style-name="Header_20_or_20_footer"><text:span text:style-name="MT1">APPENDIX 1<text:tab/>APPENDIX 1</text:span></text:span></text:p><draw:enhanced-geometry draw:type="0"/></draw:custom-shape></text:p>
      </style:header>
      <style:footer>
        <text:p text:style-name="MP1"><draw:custom-shape text:anchor-type="char" draw:z-index="38" draw:style-name="Mgr2" draw:text-style-name="MP3" svg:width="17.008cm" svg:height="0.645cm" svg:x="12.247cm" svg:y="26.659cm"><text:p text:style-name="MP20"><text:span text:style-name="Header_20_or_20_footer_20__2b__20_8.5_20_pt"><text:span text:style-name="MT1">756<text:tab/></text:span></text:span><text:span text:style-name="Header_20_or_20_footer_20__2b__20_8.5_20_pt"><text:span text:style-name="MT1"><text:page-number text:select-page="current">759</text:page-number></text:span></text:span></text:p><draw:enhanced-geometry draw:type="0"/></draw:custom-shape></text:p>
      </style:footer>
    </style:master-page>
    <style:master-page style:name="Converted21" style:page-layout-name="Mpm9" draw:style-name="Mdp1">
      <style:header>
        <text:p text:style-name="MP1"><draw:custom-shape text:anchor-type="char" draw:z-index="39" draw:style-name="Mgr1" draw:text-style-name="MP3" svg:width="2.116cm" svg:height="0.645cm" svg:x="5.837cm" svg:y="4.604cm"><text:p text:style-name="MP2"><text:span text:style-name="Header_20_or_20_footer_20__2b__20_8.5_20_pt"><text:span text:style-name="MT1">APPENDIX 1</text:span></text:span></text:p><draw:enhanced-geometry draw:type="0"/></draw:custom-shape><draw:frame draw:style-name="Mfr2" draw:name="Rahmen48" text:anchor-type="char" svg:x="5.837cm" svg:y="4.604cm" svg:width="2.117cm" draw:z-index="0"><draw:text-box fo:min-height="0cm"><text:p text:style-name="MP2"><text:span text:style-name="Header_20_or_20_footer_20__2b__20_8.5_20_pt"><text:span text:style-name="MT1">APPENDIX 1</text:span></text:span></text:p></draw:text-box></draw:frame></text:p>
      </style:header>
      <style:footer>
        <text:p text:style-name="MP1"><draw:custom-shape text:anchor-type="char" draw:z-index="40" draw:style-name="Mgr2" draw:text-style-name="MP3" svg:width="17.804cm" svg:height="0.645cm" svg:x="11.594cm" svg:y="27.277cm"><text:p text:style-name="MP21"><text:span text:style-name="Header_20_or_20_footer_20__2b__20_8.5_20_pt"><text:span text:style-name="MT1"><text:page-number text:select-page="current">761</text:page-number></text:span></text:span><text:span text:style-name="Header_20_or_20_footer_20__2b__20_8.5_20_pt"><text:span text:style-name="MT1"><text:tab/>761</text:span></text:span></text:p><draw:enhanced-geometry draw:type="0"/></draw:custom-shape><draw:frame draw:style-name="Mfr2" draw:name="Rahmen49" text:anchor-type="char" svg:x="11.594cm" svg:y="27.277cm" svg:width="17.805cm" draw:z-index="0"><draw:text-box fo:min-height="0cm"><text:p text:style-name="MP21"><text:span text:style-name="Header_20_or_20_footer_20__2b__20_8.5_20_pt"><text:span text:style-name="MT1"><text:page-number text:select-page="current">761</text:page-number></text:span></text:span><text:span text:style-name="Header_20_or_20_footer_20__2b__20_8.5_20_pt"><text:span text:style-name="MT1"><text:tab/>761</text:span></text:span></text:p></draw:text-box></draw:frame></text:p>
      </style:footer>
    </style:master-page>
    <style:master-page style:name="Converted22" style:page-layout-name="Mpm9" draw:style-name="Mdp1" style:next-style-name="Converted21">
      <style:header>
        <text:p text:style-name="MP1"><draw:custom-shape text:anchor-type="char" draw:z-index="41" draw:style-name="Mgr1" draw:text-style-name="MP3" svg:width="2.14cm" svg:height="1.93cm" svg:x="6.394cm" svg:y="4.84cm"><text:p text:style-name="MP2"><text:span text:style-name="Header_20_or_20_footer"><text:span text:style-name="MT1">APPENDIX 1</text:span></text:span></text:p><text:p text:style-name="MP2"><text:span text:style-name="Header_20_or_20_footer"><text:span text:style-name="MT1">APPENDIX 1</text:span></text:span></text:p><draw:enhanced-geometry draw:type="0"/></draw:custom-shape></text:p>
      </style:header>
      <style:footer>
        <text:p text:style-name="MP1"><draw:custom-shape text:anchor-type="char" draw:z-index="42" draw:style-name="Mgr1" draw:text-style-name="MP3" svg:width="0.444cm" svg:height="2.364cm" svg:x="29.148cm" svg:y="27.709cm"><text:p text:style-name="MP2"><text:span text:style-name="Header_20_or_20_footer_20__2b__20_8.5_20_pt"><text:span text:style-name="MT1">758</text:span></text:span></text:p><text:p text:style-name="MP2"><text:span text:style-name="Header_20_or_20_footer_20__2b__20_8.5_20_pt"><text:span text:style-name="MT1"><text:page-number text:select-page="current">759</text:page-number></text:span></text:span></text:p><draw:enhanced-geometry draw:type="0"/></draw:custom-shape></text:p>
      </style:footer>
    </style:master-page>
    <style:master-page style:name="Converted23" style:page-layout-name="Mpm6" draw:style-name="Mdp1" style:next-style-name="Converted20"/>
    <style:master-page style:name="Converted24" style:page-layout-name="Mpm10" draw:style-name="Mdp1">
      <style:header>
        <text:p text:style-name="MP1"><draw:custom-shape text:anchor-type="char" draw:z-index="58" draw:style-name="Mgr1" draw:text-style-name="MP3" svg:width="2.117cm" svg:height="0.645cm" svg:x="5.837cm" svg:y="4.604cm"><text:p text:style-name="MP2"><text:span text:style-name="Header_20_or_20_footer_20__2b__20_8.5_20_pt"><text:span text:style-name="MT1">APPENDIX 1</text:span></text:span></text:p><draw:enhanced-geometry draw:type="0"/></draw:custom-shape></text:p>
      </style:header>
      <style:footer>
        <text:p text:style-name="MP1"><draw:custom-shape text:anchor-type="char" draw:z-index="61" draw:style-name="Mgr2" draw:text-style-name="MP3" svg:width="17.809cm" svg:height="0.645cm" svg:x="11.594cm" svg:y="27.277cm"><text:p text:style-name="MP21"><text:span text:style-name="Header_20_or_20_footer_20__2b__20_8.5_20_pt"><text:span text:style-name="MT1"><text:page-number text:select-page="current">760</text:page-number></text:span></text:span><text:span text:style-name="Header_20_or_20_footer_20__2b__20_8.5_20_pt"><text:span text:style-name="MT1"><text:tab/>761</text:span></text:span></text:p><draw:enhanced-geometry draw:type="0"/></draw:custom-shap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5.1$Windows_X86_64 LibreOffice_project/9c0871452b3918c1019dde9bfac75448afc4b57f</meta:generator>
    <dc:date>2023-03-14T13:51:28.407000000</dc:date>
    <meta:editing-duration>PT1M47S</meta:editing-duration>
    <meta:editing-cycles>1</meta:editing-cycles>
    <meta:document-statistic meta:table-count="0" meta:image-count="0" meta:object-count="0" meta:page-count="28" meta:paragraph-count="1893" meta:word-count="14960" meta:character-count="96929" meta:non-whitespace-character-count="83922"/>
  </office:meta>
</office:document-meta>
</file>